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6.502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15" style:family="table-column">
      <style:table-column-properties fo:break-before="auto" style:column-width="1.1043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6" style:family="table-column">
      <style:table-column-properties fo:break-before="auto" style:column-width="0.7126in"/>
    </style:style>
    <style:style style:name="co17" style:family="table-column">
      <style:table-column-properties fo:break-before="auto" style:column-width="2.7126in"/>
    </style:style>
    <style:style style:name="co18" style:family="table-column">
      <style:table-column-properties fo:break-before="auto" style:column-width="2.8283in"/>
    </style:style>
    <style:style style:name="co19" style:family="table-column">
      <style:table-column-properties fo:break-before="auto" style:column-width="1.0854in"/>
    </style:style>
    <style:style style:name="co20" style:family="table-column">
      <style:table-column-properties fo:break-before="auto" style:column-width="2.1146in"/>
    </style:style>
    <style:style style:name="co21" style:family="table-column">
      <style:table-column-properties fo:break-before="auto" style:column-width="0.8047in"/>
    </style:style>
    <style:style style:name="co22" style:family="table-column">
      <style:table-column-properties fo:break-before="auto" style:column-width="1.8366in"/>
    </style:style>
    <style:style style:name="co23" style:family="table-column">
      <style:table-column-properties fo:break-before="auto" style:column-width="1.2283in"/>
    </style:style>
    <style:style style:name="co24" style:family="table-column">
      <style:table-column-properties fo:break-before="auto" style:column-width="1.8752in"/>
    </style:style>
    <style:style style:name="co25" style:family="table-column">
      <style:table-column-properties fo:break-before="auto" style:column-width="1.7902in"/>
    </style:style>
    <style:style style:name="co26" style:family="table-column">
      <style:table-column-properties fo:break-before="auto" style:column-width="1.9071in"/>
    </style:style>
    <style:style style:name="co27" style:family="table-column">
      <style:table-column-properties fo:break-before="auto" style:column-width="2.5425in"/>
    </style:style>
    <style:style style:name="co28" style:family="table-column">
      <style:table-column-properties fo:break-before="auto" style:column-width="2.7228in"/>
    </style:style>
    <style:style style:name="co29" style:family="table-column">
      <style:table-column-properties fo:break-before="auto" style:column-width="0.9744in"/>
    </style:style>
    <style:style style:name="co30" style:family="table-column">
      <style:table-column-properties fo:break-before="auto" style:column-width="0.911in"/>
    </style:style>
    <style:style style:name="co31" style:family="table-column">
      <style:table-column-properties fo:break-before="auto" style:column-width="1.8161in"/>
    </style:style>
    <style:style style:name="co32" style:family="table-column">
      <style:table-column-properties fo:break-before="auto" style:column-width="1.2398in"/>
    </style:style>
    <style:style style:name="co33" style:family="table-column">
      <style:table-column-properties fo:break-before="auto" style:column-width="1.4516in"/>
    </style:style>
    <style:style style:name="co34" style:family="table-column">
      <style:table-column-properties fo:break-before="auto" style:column-width="2.0236in"/>
    </style:style>
    <style:style style:name="co35" style:family="table-column">
      <style:table-column-properties fo:break-before="auto" style:column-width="2.0339in"/>
    </style:style>
    <style:style style:name="co36" style:family="table-column">
      <style:table-column-properties fo:break-before="auto" style:column-width="2.1291in"/>
    </style:style>
    <style:style style:name="co37" style:family="table-column">
      <style:table-column-properties fo:break-before="auto" style:column-width="2.0764in"/>
    </style:style>
    <style:style style:name="co38" style:family="table-column">
      <style:table-column-properties fo:break-before="auto" style:column-width="0.5827in"/>
    </style:style>
    <style:style style:name="co39" style:family="table-column">
      <style:table-column-properties fo:break-before="auto" style:column-width="0.752in"/>
    </style:style>
    <style:style style:name="co40" style:family="table-column">
      <style:table-column-properties fo:break-before="auto" style:column-width="1.661in"/>
    </style:style>
    <style:style style:name="co41" style:family="table-column">
      <style:table-column-properties fo:break-before="auto" style:column-width="0.9217in"/>
    </style:style>
    <style:style style:name="co42" style:family="table-column">
      <style:table-column-properties fo:break-before="auto" style:column-width="1.6311in"/>
    </style:style>
    <style:style style:name="co43" style:family="table-column">
      <style:table-column-properties fo:break-before="auto" style:column-width="1.7799in"/>
    </style:style>
    <style:style style:name="co44" style:family="table-column">
      <style:table-column-properties fo:break-before="auto" style:column-width="2.0445in"/>
    </style:style>
    <style:style style:name="co45" style:family="table-column">
      <style:table-column-properties fo:break-before="auto" style:column-width="1.8965in"/>
    </style:style>
    <style:style style:name="co46" style:family="table-column">
      <style:table-column-properties fo:break-before="auto" style:column-width="2.0866in"/>
    </style:style>
    <style:style style:name="co47" style:family="table-column">
      <style:table-column-properties fo:break-before="auto" style:column-width="0.8898in"/>
    </style:style>
    <style:style style:name="co48" style:family="table-column">
      <style:table-column-properties fo:break-before="auto" style:column-width="0.7201in"/>
    </style:style>
    <style:style style:name="co49" style:family="table-column">
      <style:table-column-properties fo:break-before="auto" style:column-width="1.5063in"/>
    </style:style>
    <style:style style:name="co50" style:family="table-column">
      <style:table-column-properties fo:break-before="auto" style:column-width="0.8264in"/>
    </style:style>
    <style:style style:name="co51" style:family="table-column">
      <style:table-column-properties fo:break-before="auto" style:column-width="1.3453in"/>
    </style:style>
    <style:style style:name="co52" style:family="table-column">
      <style:table-column-properties fo:break-before="auto" style:column-width="1.8327in"/>
    </style:style>
    <style:style style:name="co53" style:family="table-column">
      <style:table-column-properties fo:break-before="auto" style:column-width="1.8646in"/>
    </style:style>
    <style:style style:name="co54" style:family="table-column">
      <style:table-column-properties fo:break-before="auto" style:column-width="2.1083in"/>
    </style:style>
    <style:style style:name="co55" style:family="table-column">
      <style:table-column-properties fo:break-before="auto" style:column-width="1.9709in"/>
    </style:style>
    <style:style style:name="co56" style:family="table-column">
      <style:table-column-properties fo:break-before="auto" style:column-width="1.0165in"/>
    </style:style>
    <style:style style:name="co58" style:family="table-column">
      <style:table-column-properties fo:break-before="auto" style:column-width="1.6201in"/>
    </style:style>
    <style:style style:name="co59" style:family="table-column">
      <style:table-column-properties fo:break-before="auto" style:column-width="0.9319in"/>
    </style:style>
    <style:style style:name="co60" style:family="table-column">
      <style:table-column-properties fo:break-before="auto" style:column-width="1.3874in"/>
    </style:style>
    <style:style style:name="co61" style:family="table-column">
      <style:table-column-properties fo:break-before="auto" style:column-width="1.9283in"/>
    </style:style>
    <style:style style:name="co63" style:family="table-column">
      <style:table-column-properties fo:break-before="auto" style:column-width="2.2673in"/>
    </style:style>
    <style:style style:name="co64" style:family="table-column">
      <style:table-column-properties fo:break-before="auto" style:column-width="0.5717in"/>
    </style:style>
    <style:style style:name="co65" style:family="table-column">
      <style:table-column-properties fo:break-before="auto" style:column-width="0.7307in"/>
    </style:style>
    <style:style style:name="co66" style:family="table-column">
      <style:table-column-properties fo:break-before="auto" style:column-width="1.6925in"/>
    </style:style>
    <style:style style:name="co67" style:family="table-column">
      <style:table-column-properties fo:break-before="auto" style:column-width="0.8689in"/>
    </style:style>
    <style:style style:name="co68" style:family="table-column">
      <style:table-column-properties fo:break-before="auto" style:column-width="1.5681in"/>
    </style:style>
    <style:style style:name="co69" style:family="table-column">
      <style:table-column-properties fo:break-before="auto" style:column-width="1.748in"/>
    </style:style>
    <style:style style:name="co70" style:family="table-column">
      <style:table-column-properties fo:break-before="auto" style:column-width="2.4472in"/>
    </style:style>
    <style:style style:name="co71" style:family="table-column">
      <style:table-column-properties fo:break-before="auto" style:column-width="2.3307in"/>
    </style:style>
    <style:style style:name="co72" style:family="table-column">
      <style:table-column-properties fo:break-before="auto" style:column-width="0.7839in"/>
    </style:style>
    <style:style style:name="co73" style:family="table-column">
      <style:table-column-properties fo:break-before="auto" style:column-width="0.6882in"/>
    </style:style>
    <style:style style:name="co74" style:family="table-column">
      <style:table-column-properties fo:break-before="auto" style:column-width="0.6673in"/>
    </style:style>
    <style:style style:name="co75" style:family="table-column">
      <style:table-column-properties fo:break-before="auto" style:column-width="1.5272in"/>
    </style:style>
    <style:style style:name="co76" style:family="table-column">
      <style:table-column-properties fo:break-before="auto" style:column-width="0.7945in"/>
    </style:style>
    <style:style style:name="co77" style:family="table-column">
      <style:table-column-properties fo:break-before="auto" style:column-width="1.3346in"/>
    </style:style>
    <style:style style:name="co78" style:family="table-column">
      <style:table-column-properties fo:break-before="auto" style:column-width="1.822in"/>
    </style:style>
    <style:style style:name="co79" style:family="table-column">
      <style:table-column-properties fo:break-before="auto" style:column-width="1.7272in"/>
    </style:style>
    <style:style style:name="co80" style:family="table-column">
      <style:table-column-properties fo:break-before="auto" style:column-width="2.0555in"/>
    </style:style>
    <style:style style:name="co81" style:family="table-column">
      <style:table-column-properties fo:break-before="auto" style:column-width="0.6457in"/>
    </style:style>
    <style:style style:name="co82" style:family="table-column">
      <style:table-column-properties fo:break-before="auto" style:column-width="0.7098in"/>
    </style:style>
    <style:style style:name="co83" style:family="table-column">
      <style:table-column-properties fo:break-before="auto" style:column-width="1.6098in"/>
    </style:style>
    <style:style style:name="co85" style:family="table-column">
      <style:table-column-properties fo:break-before="auto" style:column-width="1.4937in"/>
    </style:style>
    <style:style style:name="co86" style:family="table-column">
      <style:table-column-properties fo:break-before="auto" style:column-width="1.9811in"/>
    </style:style>
    <style:style style:name="co87" style:family="table-column">
      <style:table-column-properties fo:break-before="auto" style:column-width="1.939in"/>
    </style:style>
    <style:style style:name="co88" style:family="table-column">
      <style:table-column-properties fo:break-before="auto" style:column-width="2.0661in"/>
    </style:style>
    <style:style style:name="co89" style:family="table-column">
      <style:table-column-properties fo:break-before="auto" style:column-width="0.8154in"/>
    </style:style>
    <style:style style:name="co90" style:family="table-column">
      <style:table-column-properties fo:break-before="auto" style:column-width="0.498in"/>
    </style:style>
    <style:style style:name="co91" style:family="table-column">
      <style:table-column-properties fo:break-before="auto" style:column-width="0.7417in"/>
    </style:style>
    <style:style style:name="co92" style:family="table-column">
      <style:table-column-properties fo:break-before="auto" style:column-width="1.6102in"/>
    </style:style>
    <style:style style:name="co93" style:family="table-column">
      <style:table-column-properties fo:break-before="auto" style:column-width="1.6634in"/>
    </style:style>
    <style:style style:name="co94" style:family="table-column">
      <style:table-column-properties fo:break-before="auto" style:column-width="2.5638in"/>
    </style:style>
    <style:style style:name="co95" style:family="table-column">
      <style:table-column-properties fo:break-before="auto" style:column-width="0.8575in"/>
    </style:style>
    <style:style style:name="co98" style:family="table-column">
      <style:table-column-properties fo:break-before="auto" style:column-width="1.5374in"/>
    </style:style>
    <style:style style:name="co99" style:family="table-column">
      <style:table-column-properties fo:break-before="auto" style:column-width="1.6736in"/>
    </style:style>
    <style:style style:name="co100" style:family="table-column">
      <style:table-column-properties fo:break-before="auto" style:column-width="1.4193in"/>
    </style:style>
    <style:style style:name="co101" style:family="table-column">
      <style:table-column-properties fo:break-before="auto" style:column-width="1.3984in"/>
    </style:style>
    <style:style style:name="co102" style:family="table-column">
      <style:table-column-properties fo:break-before="auto" style:column-width="2.1717in"/>
    </style:style>
    <style:style style:name="co103" style:family="table-column">
      <style:table-column-properties fo:break-before="auto" style:column-width="1.5689in"/>
    </style:style>
    <style:style style:name="co104" style:family="table-column">
      <style:table-column-properties fo:break-before="auto" style:column-width="1.4091in"/>
    </style:style>
    <style:style style:name="ro20" style:family="table-row">
      <style:table-row-properties style:row-height="0.6736in" fo:break-before="auto" style:use-optimal-row-height="false"/>
    </style:style>
    <style:style style:name="ro21" style:family="table-row">
      <style:table-row-properties style:row-height="0.2591in" fo:break-before="auto" style:use-optimal-row-height="false"/>
    </style:style>
    <style:style style:name="ro22" style:family="table-row">
      <style:table-row-properties style:row-height="0.228in" fo:break-before="auto" style:use-optimal-row-height="false"/>
    </style:style>
    <style:style style:name="ro23"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4" style:family="table-row">
      <style:table-row-properties style:row-height="0.2071in" fo:break-before="auto" style:use-optimal-row-height="false"/>
    </style:style>
    <style:style style:name="ro25"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311in" fo:break-before="auto" style:use-optimal-row-height="true"/>
    </style:style>
    <style:style style:name="ro26" style:family="table-row">
      <style:table-row-properties style:row-height="0.352in" fo:break-before="auto" style:use-optimal-row-height="false"/>
    </style:style>
    <style:style style:name="ro27" style:family="table-row">
      <style:table-row-properties style:row-height="0.5075in" fo:break-before="auto" style:use-optimal-row-height="false"/>
    </style:style>
    <style:style style:name="ro28" style:family="table-row">
      <style:table-row-properties style:row-height="0.5591in" fo:break-before="auto" style:use-optimal-row-height="false"/>
    </style:style>
    <style:style style:name="ro30" style:family="table-row">
      <style:table-row-properties style:row-height="0.6425in" fo:break-before="auto" style:use-optimal-row-height="true"/>
    </style:style>
    <style:style style:name="ro32" style:family="table-row">
      <style:table-row-properties style:row-height="0.539in" fo:break-before="auto" style:use-optimal-row-height="false"/>
    </style:style>
    <style:style style:name="ro33" style:family="table-row">
      <style:table-row-properties style:row-height="0.7457in" fo:break-before="auto" style:use-optimal-row-height="false"/>
    </style:style>
    <style:style style:name="ro34" style:family="table-row">
      <style:table-row-properties style:row-height="0.922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2382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9535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634in" fo:break-before="auto" style:use-optimal-row-height="false"/>
    </style:style>
    <style:style style:name="ro44" style:family="table-row">
      <style:table-row-properties style:row-height="0.4453in" fo:break-before="auto" style:use-optimal-row-height="false"/>
    </style:style>
    <style:style style:name="ro45" style:family="table-row">
      <style:table-row-properties style:row-height="2.3217in" fo:break-before="auto" style:use-optimal-row-height="false"/>
    </style:style>
    <style:style style:name="ro46" style:family="table-row">
      <style:table-row-properties style:row-height="1.3472in" fo:break-before="auto" style:use-optimal-row-height="false"/>
    </style:style>
    <style:style style:name="ro47" style:family="table-row">
      <style:table-row-properties style:row-height="0.4146in" fo:break-before="auto" style:use-optimal-row-height="false"/>
    </style:style>
    <style:style style:name="ro48" style:family="table-row">
      <style:table-row-properties style:row-height="0.6319in" fo:break-before="auto" style:use-optimal-row-height="false"/>
    </style:style>
    <style:style style:name="ro49" style:family="table-row">
      <style:table-row-properties style:row-height="0.8807in" fo:break-before="auto" style:use-optimal-row-height="false"/>
    </style:style>
    <style:style style:name="ro50" style:family="table-row">
      <style:table-row-properties style:row-height="1.0465in" fo:break-before="auto" style:use-optimal-row-height="false"/>
    </style:style>
    <style:style style:name="ro52" style:family="table-row">
      <style:table-row-properties style:row-height="2.5598in" fo:break-before="auto" style:use-optimal-row-height="false"/>
    </style:style>
    <style:style style:name="ro53" style:family="table-row">
      <style:table-row-properties style:row-height="0.6425in" fo:break-before="auto" style:use-optimal-row-height="false"/>
    </style:style>
    <style:style style:name="ro54" style:family="table-row">
      <style:table-row-properties style:row-height="1.4193in" fo:break-before="auto" style:use-optimal-row-height="true"/>
    </style:style>
    <style:style style:name="ro55" style:family="table-row">
      <style:table-row-properties style:row-height="0.7874in" fo:break-before="auto" style:use-optimal-row-height="false"/>
    </style:style>
    <style:style style:name="ro57" style:family="table-row">
      <style:table-row-properties style:row-height="1.8862in" fo:break-before="auto" style:use-optimal-row-height="true"/>
    </style:style>
    <style:style style:name="ro58" style:family="table-row">
      <style:table-row-properties style:row-height="0.798in" fo:break-before="auto" style:use-optimal-row-height="false"/>
    </style:style>
    <style:style style:name="ro59" style:family="table-row">
      <style:table-row-properties style:row-height="2.3528in" fo:break-before="auto" style:use-optimal-row-height="true"/>
    </style:style>
    <style:style style:name="ro60" style:family="table-row">
      <style:table-row-properties style:row-height="0.5181in" fo:break-before="auto" style:use-optimal-row-height="false"/>
    </style:style>
    <style:style style:name="ro61" style:family="table-row">
      <style:table-row-properties style:row-height="0.8909in" fo:break-before="auto" style:use-optimal-row-height="false"/>
    </style:style>
    <style:style style:name="ro62" style:family="table-row">
      <style:table-row-properties style:row-height="0.5902in" fo:break-before="auto" style:use-optimal-row-height="false"/>
    </style:style>
    <style:style style:name="ro63" style:family="table-row">
      <style:table-row-properties style:row-height="0.611in" fo:break-before="auto" style:use-optimal-row-height="false"/>
    </style:style>
    <style:style style:name="ro64" style:family="table-row">
      <style:table-row-properties style:row-height="0.8701in" fo:break-before="auto" style:use-optimal-row-height="false"/>
    </style:style>
    <style:style style:name="ro65" style:family="table-row">
      <style:table-row-properties style:row-height="0.6217in" fo:break-before="auto" style:use-optimal-row-height="false"/>
    </style:style>
    <style:style style:name="ro66" style:family="table-row">
      <style:table-row-properties style:row-height="0.4764in" fo:break-before="auto" style:use-optimal-row-height="false"/>
    </style:style>
    <style:style style:name="ro67" style:family="table-row">
      <style:table-row-properties style:row-height="0.5693in" fo:break-before="auto" style:use-optimal-row-height="false"/>
    </style:style>
    <style:style style:name="ro68" style:family="table-row">
      <style:table-row-properties style:row-height="1.2228in" fo:break-before="auto" style:use-optimal-row-height="false"/>
    </style:style>
    <style:style style:name="ro69" style:family="table-row">
      <style:table-row-properties style:row-height="1.3681in" fo:break-before="auto" style:use-optimal-row-height="false"/>
    </style:style>
    <style:style style:name="ro70" style:family="table-row">
      <style:table-row-properties style:row-height="0.5492in" fo:break-before="auto" style:use-optimal-row-height="false"/>
    </style:style>
    <style:style style:name="ro71" style:family="table-row">
      <style:table-row-properties style:row-height="1.0256in" fo:break-before="auto" style:use-optimal-row-height="false"/>
    </style:style>
    <style:style style:name="ro72" style:family="table-row">
      <style:table-row-properties style:row-height="1.078in" fo:break-before="auto" style:use-optimal-row-height="false"/>
    </style:style>
    <style:style style:name="ro73" style:family="table-row">
      <style:table-row-properties style:row-height="1.3161in" fo:break-before="auto" style:use-optimal-row-height="false"/>
    </style:style>
    <style:style style:name="ro74" style:family="table-row">
      <style:table-row-properties style:row-height="0.9118in" fo:break-before="auto" style:use-optimal-row-height="false"/>
    </style:style>
    <style:style style:name="ro75" style:family="table-row">
      <style:table-row-properties style:row-height="0.9535in" fo:break-before="auto" style:use-optimal-row-height="false"/>
    </style:style>
    <style:style style:name="ro76" style:family="table-row">
      <style:table-row-properties style:row-height="0.7354in" fo:break-before="auto" style:use-optimal-row-height="false"/>
    </style:style>
    <style:style style:name="ro77" style:family="table-row">
      <style:table-row-properties style:row-height="0.6839in" fo:break-before="auto" style:use-optimal-row-height="false"/>
    </style:style>
    <style:style style:name="ro78" style:family="table-row">
      <style:table-row-properties style:row-height="1.202in" fo:break-before="auto" style:use-optimal-row-height="false"/>
    </style:style>
    <style:style style:name="ro79" style:family="table-row">
      <style:table-row-properties style:row-height="1.1811in" fo:break-before="auto" style:use-optimal-row-height="false"/>
    </style:style>
    <style:style style:name="ro80" style:family="table-row">
      <style:table-row-properties style:row-height="1.0571in" fo:break-before="auto" style:use-optimal-row-height="false"/>
    </style:style>
    <style:style style:name="ro81" style:family="table-row">
      <style:table-row-properties style:row-height="1.2744in" fo:break-before="auto" style:use-optimal-row-height="false"/>
    </style:style>
    <style:style style:name="ro82" style:family="table-row">
      <style:table-row-properties style:row-height="0.6528in" fo:break-before="auto" style:use-optimal-row-height="false"/>
    </style:style>
    <style:style style:name="ro83" style:family="table-row">
      <style:table-row-properties style:row-height="0.8189in" fo:break-before="auto" style:use-optimal-row-height="false"/>
    </style:style>
    <style:style style:name="ro84" style:family="table-row">
      <style:table-row-properties style:row-height="1.2437in" fo:break-before="auto" style:use-optimal-row-height="false"/>
    </style:style>
    <style:style style:name="ro85" style:family="table-row">
      <style:table-row-properties style:row-height="0.2484in" fo:break-before="auto" style:use-optimal-row-height="false"/>
    </style:style>
    <style:style style:name="ro86" style:family="table-row">
      <style:table-row-properties style:row-height="1.9791in" fo:break-before="auto" style:use-optimal-row-height="false"/>
    </style:style>
    <style:style style:name="ro87" style:family="table-row">
      <style:table-row-properties style:row-height="0.9327in" fo:break-before="auto" style:use-optimal-row-height="false"/>
    </style:style>
    <style:style style:name="ro88" style:family="table-row">
      <style:table-row-properties style:row-height="1.0984in" fo:break-before="auto" style:use-optimal-row-height="false"/>
    </style:style>
    <style:style style:name="ro89" style:family="table-row">
      <style:table-row-properties style:row-height="1.0673in" fo:break-before="auto" style:use-optimal-row-height="false"/>
    </style:style>
    <style:style style:name="ro90" style:family="table-row">
      <style:table-row-properties style:row-height="1.7307in" fo:break-before="auto" style:use-optimal-row-height="true"/>
    </style:style>
    <style:style style:name="ro91" style:family="table-row">
      <style:table-row-properties style:row-height="1.1709in" fo:break-before="auto" style:use-optimal-row-height="false"/>
    </style:style>
    <style:style style:name="ro92" style:family="table-row">
      <style:table-row-properties style:row-height="0.7146in" fo:break-before="auto" style:use-optimal-row-height="false"/>
    </style:style>
    <style:style style:name="ro93" style:family="table-row">
      <style:table-row-properties style:row-height="1.6681in" fo:break-before="auto" style:use-optimal-row-height="false"/>
    </style:style>
    <style:style style:name="ro94" style:family="table-row">
      <style:table-row-properties style:row-height="1.0154in" fo:break-before="auto" style:use-optimal-row-height="false"/>
    </style:style>
    <style:style style:name="ro95" style:family="table-row">
      <style:table-row-properties style:row-height="1.4717in" fo:break-before="auto" style:use-optimal-row-height="false"/>
    </style:style>
    <style:style style:name="ro96" style:family="table-row">
      <style:table-row-properties style:row-height="0.6937in" fo:break-before="auto" style:use-optimal-row-height="false"/>
    </style:style>
    <style:style style:name="ro97" style:family="table-row">
      <style:table-row-properties style:row-height="1.5437in" fo:break-before="auto" style:use-optimal-row-height="false"/>
    </style:style>
    <style:style style:name="ro98" style:family="table-row">
      <style:table-row-properties style:row-height="2.6634in" fo:break-before="auto" style:use-optimal-row-height="true"/>
    </style:style>
    <style:style style:name="ro99" style:family="table-row">
      <style:table-row-properties style:row-height="3.1299in" fo:break-before="auto" style:use-optimal-row-height="true"/>
    </style:style>
    <style:style style:name="ro100" style:family="table-row">
      <style:table-row-properties style:row-height="1.5752in" fo:break-before="auto" style:use-optimal-row-height="true"/>
    </style:style>
    <style:style style:name="ro101" style:family="table-row">
      <style:table-row-properties style:row-height="0.4555in" fo:break-before="auto" style:use-optimal-row-height="false"/>
    </style:style>
    <style:style style:name="ro102" style:family="table-row">
      <style:table-row-properties style:row-height="0.4244in" fo:break-before="auto" style:use-optimal-row-height="false"/>
    </style:style>
    <style:style style:name="ro103" style:family="table-row">
      <style:table-row-properties style:row-height="0.9736in" fo:break-before="auto" style:use-optimal-row-height="false"/>
    </style:style>
    <style:style style:name="ro104" style:family="table-row">
      <style:table-row-properties style:row-height="0.9638in" fo:break-before="auto" style:use-optimal-row-height="false"/>
    </style:style>
    <style:style style:name="ro105" style:family="table-row">
      <style:table-row-properties style:row-height="0.9945in" fo:break-before="auto" style:use-optimal-row-height="false"/>
    </style:style>
    <style:style style:name="ro106" style:family="table-row">
      <style:table-row-properties style:row-height="1.0362in" fo:break-before="auto" style:use-optimal-row-height="false"/>
    </style:style>
    <style:style style:name="ro107" style:family="table-row">
      <style:table-row-properties style:row-height="0.9839in" fo:break-before="auto" style:use-optimal-row-height="false"/>
    </style:style>
    <style:style style:name="ro108" style:family="table-row">
      <style:table-row-properties style:row-height="0.9016in" fo:break-before="auto" style:use-optimal-row-height="false"/>
    </style:style>
    <style:style style:name="ro109" style:family="table-row">
      <style:table-row-properties style:row-height="0.8291in" fo:break-before="auto" style:use-optimal-row-height="false"/>
    </style:style>
    <style:style style:name="ro115" style:family="table-row">
      <style:table-row-properties style:row-height="0.9429in" fo:break-before="auto" style:use-optimal-row-height="false"/>
    </style:style>
    <style:style style:name="ro116" style:family="table-row">
      <style:table-row-properties style:row-height="0.8492in" fo:break-before="auto" style:use-optimal-row-height="false"/>
    </style:style>
    <style:style style:name="ro117" style:family="table-row">
      <style:table-row-properties style:row-height="0.8083in" fo:break-before="auto" style:use-optimal-row-height="false"/>
    </style:style>
    <style:style style:name="ro118" style:family="table-row">
      <style:table-row-properties style:row-height="0.7772in" fo:break-before="auto" style:use-optimal-row-height="false"/>
    </style:style>
    <style:style style:name="ro119" style:family="table-row">
      <style:table-row-properties style:row-height="0.1957in" fo:break-before="auto" style:use-optimal-row-height="true"/>
    </style:style>
    <style:style style:name="ro120" style:family="table-row">
      <style:table-row-properties style:row-height="1.3783in" fo:break-before="auto" style:use-optimal-row-height="false"/>
    </style:style>
    <style:style style:name="ro121"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2" fo:font-size="10pt" fo:font-weight="bold" style:font-weight-asian="bold" style:font-weight-complex="bold"/>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1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8" style:family="table-cell" style:parent-style-name="Normal_5f_Sheet1">
      <style:table-cell-properties style:glyph-orientation-vertical="0" fo:background-color="#cccccc"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0"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1" style:family="table-cell" style:parent-style-name="Default">
      <style:table-cell-properties fo:background-color="#cccccc"/>
      <style:text-properties style:text-position=""/>
    </style:style>
    <style:style style:name="ce112"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font-weight="bold" style:font-name-asian="Tahoma1" style:font-size-asian="10pt" style:font-weight-asian="bold" style:font-size-complex="10pt" style:font-weight-complex="bold" fo:hyphenate="false"/>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false"/>
    </style:style>
    <style:style style:name="ce117" style:family="table-cell" style:parent-style-name="Default">
      <style:table-cell-properties style:text-align-source="fix" style:repeat-content="false" fo:wrap-option="wrap" style:vertical-align="top"/>
      <style:paragraph-properties fo:text-align="start"/>
      <style:text-properties fo:color="#000000" style:text-position="" style:font-name="Arial" fo:font-size="10pt" fo:font-weight="bold" style:font-size-asian="10pt" style:font-weight-asian="bold" style:font-size-complex="10pt" style:font-weight-complex="bold" fo:hyphenate="false"/>
    </style:style>
    <style:style style:name="ce118" style:family="table-cell" style:parent-style-name="Default">
      <style:table-cell-properties fo:wrap-option="wrap" fo:border="0.06pt solid #000000" style:vertical-align="top"/>
      <style:text-properties fo:color="#000000" style:text-position="" style:font-name="Arial" fo:font-size="10pt" fo:font-weight="bold" style:font-size-asian="10pt" style:font-weight-asian="bold" style:font-size-complex="10pt" style:font-weight-complex="bold"/>
    </style:style>
    <style:style style:name="ce11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2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text-align-source="fix" style:repeat-content="false" fo:border="0.06pt solid #000000"/>
      <style:paragraph-properties fo:text-align="center" fo:margin-left="0in"/>
      <style:text-properties style:text-position="" fo:font-size="9pt"/>
    </style:style>
    <style:style style:name="ce122"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123"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124" style:family="table-cell" style:parent-style-name="Default">
      <style:table-cell-properties style:text-align-source="fix" style:repeat-content="false" fo:border="0.06pt solid #000000"/>
      <style:paragraph-properties fo:text-align="center" fo:margin-left="0in"/>
      <style:text-properties style:text-position="" fo:font-size="10pt" style:font-size-asian="10pt" style:font-size-complex="10pt"/>
    </style:style>
    <style:style style:name="ce125" style:family="table-cell" style:parent-style-name="Default">
      <style:table-cell-properties fo:background-color="#cccccc" fo:border="0.06pt solid #000000"/>
      <style:text-properties style:text-position=""/>
    </style:style>
    <style:style style:name="ce126" style:family="table-cell" style:parent-style-name="Default">
      <style:table-cell-properties fo:wrap-option="wrap" fo:border="0.06pt solid #000000"/>
      <style:text-properties style:text-position="" fo:font-size="10pt"/>
    </style:style>
    <style:style style:name="ce127" style:family="table-cell" style:parent-style-name="Default">
      <style:table-cell-properties fo:wrap-option="wrap" fo:border="0.06pt solid #000000"/>
      <style:text-properties style:text-position=""/>
    </style:style>
    <style:style style:name="ce128"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fo:background-color="#00cccc" fo:border="0.06pt solid #000000"/>
      <style:text-properties style:text-position=""/>
    </style:style>
    <style:style style:name="ce13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32"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13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DejaVu Sans" style:font-size-asian="6.80000019073486pt" style:font-style-asian="normal" style:font-weight-asian="normal" style:font-name-complex="Arial1" style:font-size-complex="5.65000009536743pt" style:font-style-complex="normal" style:font-weight-complex="normal"/>
    </style:style>
    <style:style style:name="ce13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fo:wrap-option="wrap"/>
      <style:text-properties style:text-position="" fo:font-size="10pt"/>
    </style:style>
    <style:style style:name="ce136" style:family="table-cell" style:parent-style-name="Default">
      <style:table-cell-properties fo:wrap-option="wrap"/>
      <style:text-properties style:text-position=""/>
    </style:style>
    <style:style style:name="ce53" style:family="table-cell" style:parent-style-name="Default">
      <style:table-cell-properties fo:border="0.06pt solid #000000"/>
      <style:text-properties style:text-position=""/>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8"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fo:background-color="#999999" style:text-align-source="fix" style:repeat-content="false" fo:border="0.06pt solid #000000" style:vertical-align="top"/>
      <style:paragraph-properties fo:text-align="start"/>
      <style:text-properties style:text-position="" fo:font-size="9pt"/>
    </style:style>
    <style:style style:name="ce80" style:family="table-cell" style:parent-style-name="Default">
      <style:table-cell-properties fo:background-color="#ffffff" style:text-align-source="fix" style:repeat-content="false" fo:border="0.06pt solid #000000" style:vertical-align="top"/>
      <style:paragraph-properties fo:text-align="start"/>
      <style:text-properties style:text-position="" fo:font-size="9pt"/>
    </style:style>
    <style:style style:name="ce81" style:family="table-cell" style:parent-style-name="Default">
      <style:table-cell-properties fo:background-color="#cccccc" style:text-align-source="fix" style:repeat-content="false" fo:border="0.06pt solid #000000" style:vertical-align="top"/>
      <style:paragraph-properties fo:text-align="start"/>
      <style:text-properties style:text-position="" fo:font-size="10pt" fo:font-weight="bold"/>
    </style:style>
    <style:style style:name="ce82" style:family="table-cell" style:parent-style-name="Default">
      <style:table-cell-properties fo:background-color="#ffffff" style:text-align-source="fix" style:repeat-content="false" fo:border="0.06pt solid #000000" style:vertical-align="top"/>
      <style:paragraph-properties fo:text-align="start"/>
      <style:text-properties fo:color="#000000" style:text-position="" fo:font-size="9pt"/>
    </style:style>
    <style:style style:name="ce83" style:family="table-cell" style:parent-style-name="Default">
      <style:table-cell-properties fo:background-color="#cccccc" style:text-align-source="fix" style:repeat-content="false" fo:border="0.06pt solid #000000" style:vertical-align="top"/>
      <style:paragraph-properties fo:text-align="start"/>
      <style:text-properties fo:color="#280099" style:text-position="" fo:font-size="10pt" fo:font-weight="bold"/>
    </style:style>
    <style:style style:name="ce84" style:family="table-cell" style:parent-style-name="Default">
      <style:table-cell-properties fo:background-color="#cccccc" fo:border="0.06pt solid #000000"/>
      <style:text-properties style:text-position="" fo:font-size="10pt" fo:font-weight="bold" style:font-size-asian="10pt" style:font-weight-asian="bold" style:font-size-complex="10pt" style:font-weight-complex="bold"/>
    </style:style>
    <style:style style:name="ce85" style:family="table-cell" style:parent-style-name="Default">
      <style:table-cell-properties fo:background-color="#999999" fo:wrap-option="wrap" fo:border="0.06pt solid #000000" style:vertical-align="middle"/>
      <style:text-properties style:text-position="" fo:font-size="10pt"/>
    </style:style>
    <style:style style:name="ce86" style:family="table-cell" style:parent-style-name="Default">
      <style:table-cell-properties fo:wrap-option="wrap" fo:border="0.06pt solid #000000" style:vertical-align="middle"/>
      <style:text-properties style:text-position="" fo:font-size="10pt"/>
    </style:style>
    <style:style style:name="ce87" style:family="table-cell" style:parent-style-name="Default">
      <style:table-cell-properties fo:background-color="#808080" fo:wrap-option="wrap" fo:border="0.06pt solid #000000" style:vertical-align="middle"/>
      <style:text-properties style:text-position="" fo:font-size="10pt"/>
    </style:style>
    <style:style style:name="ce90" style:family="table-cell" style:parent-style-name="Default">
      <style:table-cell-properties fo:background-color="#ffffff" fo:wrap-option="wrap" fo:border="0.06pt solid #000000" style:vertical-align="middle"/>
      <style:text-properties style:text-position="" fo:font-size="10pt"/>
    </style:style>
    <style:style style:name="ce91" style:family="table-cell" style:parent-style-name="Default">
      <style:table-cell-properties fo:background-color="#808080" fo:border="0.06pt solid #000000"/>
      <style:text-properties style:text-position="" fo:font-size="10pt" style:font-size-asian="10pt" style:font-size-complex="10pt"/>
    </style:style>
    <style:style style:name="ce92" style:family="table-cell" style:parent-style-name="Default">
      <style:table-cell-properties fo:border="0.06pt solid #000000"/>
      <style:text-properties style:text-position="" fo:font-size="10pt" style:font-size-asian="10pt" style:font-size-complex="10pt"/>
    </style:style>
    <style:style style:name="ce9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4"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normal" style:font-size-complex="10pt" style:font-weight-complex="normal"/>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bold" style:font-size-complex="10pt" style:font-weight-complex="bold"/>
    </style:style>
    <style:style style:name="ce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normal" style:font-size-complex="10pt" style:font-weight-complex="normal"/>
    </style:style>
    <style:style style:name="ce3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6pt solid #000000" style:vertical-align="top"/>
      <style:text-properties style:text-position="" fo:font-size="10pt" fo:font-weight="bold"/>
    </style:style>
    <style:style style:name="ce325"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326" style:family="table-cell" style:parent-style-name="Default">
      <style:table-cell-properties fo:wrap-option="wrap" style:vertical-align="top"/>
      <style:text-properties style:text-position="" fo:font-size="10pt"/>
    </style:style>
    <style:style style:name="ce3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6pt solid #000000"/>
      <style:text-properties style:text-position="" fo:font-size="10pt"/>
    </style:style>
    <style:style style:name="ce329"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330"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33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fo:font-weight="bold"/>
    </style:style>
    <style:style style:name="ce332" style:family="table-cell" style:parent-style-name="Default">
      <style:table-cell-properties fo:background-color="#e6e6ff" fo:wrap-option="wrap" fo:border="0.06pt solid #000000"/>
      <style:text-properties style:text-position=""/>
    </style:style>
    <style:style style:name="ce333" style:family="table-cell" style:parent-style-name="Normal_5f_Sheet1_20_1" style:data-style-name="N201">
      <style:table-cell-properties style:glyph-orientation-vertical="0" fo:background-color="#e6e6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style:style>
    <style:style style:name="ce33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6pt solid #000000"/>
      <style:text-properties style:text-position="" fo:font-size="9pt"/>
    </style:style>
    <style:style style:name="ce337" style:family="table-cell" style:parent-style-name="Default">
      <style:table-cell-properties fo:background-color="#000080" fo:wrap-option="wrap"/>
      <style:text-properties fo:color="#ffffff" style:text-position="" fo:font-size="12pt" fo:font-weight="bold"/>
    </style:style>
    <style:style style:name="ce33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33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8" style:family="table-cell" style:parent-style-name="Default">
      <style:table-cell-properties fo:wrap-option="wrap"/>
      <style:text-properties style:text-position="" fo:font-size="10pt"/>
    </style:style>
    <style:style style:name="ce89" style:family="table-cell" style:parent-style-name="Default">
      <style:table-cell-properties fo:wrap-option="wrap"/>
      <style:text-properties style:text-position=""/>
    </style:style>
    <style:style style:name="ce143"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4"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49" style:family="table-cell" style:parent-style-name="Default">
      <style:table-cell-properties fo:background-color="#ffffff"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fo:border-bottom="none" fo:background-color="#ffffff" fo:border-left="0.06pt solid #000000" fo:border-right="0.06pt solid #000000" fo:border-top="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fo:border-bottom="none"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fo:border-bottom="0.06pt solid #000000"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3"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4"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70">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data-style-name="N100">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1"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style:style>
    <style:style style:name="ce163"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fo:font-weight="bold" style:font-weight-asian="bold" style:font-weight-complex="bold"/>
    </style:style>
    <style:style style:name="ce164"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65" style:family="table-cell" style:parent-style-name="Default">
      <style:table-cell-properties style:text-align-source="fix" style:repeat-content="false"/>
      <style:paragraph-properties fo:text-align="center" fo:margin-left="0in"/>
    </style:style>
    <style:style style:name="ce16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fo:background-color="#ffffff" fo:border="0.06pt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fo:border="0.06pt solid #000000"/>
    </style:style>
    <style:style style:name="ce174" style:family="table-cell" style:parent-style-name="Default">
      <style:table-cell-properties fo:background-color="#ffff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6"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7" style:family="table-cell" style:parent-style-name="Default">
      <style:table-cell-properties style:vertical-align="top"/>
    </style:style>
    <style:style style:name="ce17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4"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4"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20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6"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20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208"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style:style>
    <style:style style:name="ce209" style:family="table-cell" style:parent-style-name="Default">
      <style:table-cell-properties style:text-align-source="fix" style:repeat-content="false" fo:wrap-option="wrap" style:vertical-align="top"/>
      <style:paragraph-properties fo:text-align="start"/>
      <style:text-properties fo:font-weight="bold"/>
    </style:style>
    <style:style style:name="ce21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1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2" style:family="table-cell" style:parent-style-name="Default">
      <style:text-properties style:font-name="Arial2" fo:font-size="10pt" fo:font-weight="normal"/>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6"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2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30" style:family="table-cell" style:parent-style-name="Default" style:data-style-name="N171">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33"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3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40" style:family="table-cell" style:parent-style-name="Default">
      <style:table-cell-properties style:text-align-source="fix" style:repeat-content="false" style:vertical-align="middle"/>
      <style:paragraph-properties fo:text-align="center"/>
    </style:style>
    <style:style style:name="ce241"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4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vertical-align="top"/>
      <style:text-properties style:font-name="Arial2" fo:font-size="10pt" fo:font-weight="normal" style:font-name-asian="Arial" style:font-size-asian="10pt"/>
    </style:style>
    <style:style style:name="ce249" style:family="table-cell" style:parent-style-name="Default">
      <style:text-properties style:font-name="Arial2" fo:font-size="10pt" fo:font-weight="bold" style:font-name-asian="Arial" style:font-size-asian="10pt"/>
    </style:style>
    <style:style style:name="ce250" style:family="table-cell" style:parent-style-name="Default">
      <style:text-properties fo:font-weight="bold"/>
    </style:style>
    <style:style style:name="ce251" style:family="table-cell" style:parent-style-name="Normal_5f_Sheet1" style:data-style-name="N20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2" style:family="table-cell" style:parent-style-name="Default">
      <style:table-cell-properties style:vertical-align="top"/>
      <style:text-properties style:font-name="Arial2" fo:font-size="10pt" fo:font-weight="bold"/>
    </style:style>
    <style:style style:name="ce253" style:family="table-cell" style:parent-style-name="Default">
      <style:table-cell-properties style:text-align-source="fix" style:repeat-content="false" fo:border="0.06pt solid #000000" style:vertical-align="top"/>
      <style:paragraph-properties fo:text-align="start"/>
      <style:text-properties style:font-name="Arial2" fo:font-size="10pt" fo:font-weight="bold"/>
    </style:style>
    <style:style style:name="ce254"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2" fo:font-size="10pt" fo:font-weight="bold"/>
    </style:style>
    <style:style style:name="ce255" style:family="table-cell" style:parent-style-name="Default">
      <style:table-cell-properties style:vertical-align="top"/>
      <style:text-properties fo:font-weight="bold"/>
    </style:style>
    <style:style style:name="ce256" style:family="table-cell" style:parent-style-name="Normal_5f_Sheet1_20_1" style:data-style-name="N20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weight-asian="bold" style:font-weight-complex="bold"/>
    </style:style>
    <style:style style:name="ce2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normal" style:font-weight-asian="bold" style:font-weight-complex="bold"/>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bold" style:font-weight-asian="bold" style:font-weight-complex="bold"/>
    </style:style>
    <style:style style:name="ce2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6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style>
    <style:style style:name="ce27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7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8"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7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8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81"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82" style:family="table-cell" style:parent-style-name="Default">
      <style:table-cell-properties style:text-align-source="fix" style:repeat-content="false" style:vertical-align="middle"/>
      <style:paragraph-properties fo:text-align="center"/>
      <style:text-properties fo:font-size="10pt"/>
    </style:style>
    <style:style style:name="ce283" style:family="table-cell" style:parent-style-name="Default">
      <style:table-cell-properties fo:background-color="transparent"/>
      <style:text-properties style:font-name="Arial2" fo:font-size="10pt" fo:font-weight="normal"/>
    </style:style>
    <style:style style:name="ce284" style:family="table-cell" style:parent-style-name="Default">
      <style:text-properties fo:font-size="10pt"/>
    </style:style>
    <style:style style:name="ce285" style:family="table-cell" style:parent-style-name="Default">
      <style:text-properties style:font-name="Arial2" fo:font-size="10pt" fo:font-weight="normal" style:font-name-asian="Arial" style:font-size-asian="10pt"/>
    </style:style>
    <style:style style:name="ce286" style:family="table-cell" style:parent-style-name="Default">
      <style:table-cell-properties fo:background-color="transparent"/>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88"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8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9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2" style:family="table-cell" style:parent-style-name="Default">
      <style:table-cell-properties style:text-align-source="fix" style:repeat-content="false" fo:wrap-option="wrap" style:vertical-align="top"/>
      <style:paragraph-properties fo:text-align="start"/>
      <style:text-properties fo:font-size="10pt"/>
    </style:style>
    <style:style style:name="ce293" style:family="table-cell" style:parent-style-name="Default">
      <style:table-cell-properties style:text-align-source="fix" style:repeat-content="false" fo:wrap-option="wrap" style:vertical-align="top"/>
      <style:paragraph-properties fo:text-align="start"/>
    </style:style>
    <style:style style:name="ce294" style:family="table-cell" style:parent-style-name="Default">
      <style:text-properties style:font-name="Arial2" fo:font-size="10pt" fo:font-weight="bold"/>
    </style:style>
    <style:style style:name="ce29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29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9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03" style:family="table-cell" style:parent-style-name="Default">
      <style:table-cell-properties fo:wrap-option="wrap"/>
      <style:text-properties fo:hyphenate="false"/>
    </style:style>
    <style:style style:name="ce30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30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0" style:family="table-cell" style:parent-style-name="Default">
      <style:table-cell-properties fo:wrap-option="wrap" style:vertical-align="top"/>
      <style:text-properties style:font-name="Arial2" fo:font-size="10pt" fo:font-weight="normal" fo:hyphenate="false"/>
    </style:style>
    <style:style style:name="ce31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2"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fo:hyphenate="false"/>
    </style:style>
    <style:style style:name="ce31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5" style:family="table-cell" style:parent-style-name="Default">
      <style:table-cell-properties fo:wrap-option="wrap"/>
      <style:text-properties style:font-name="Arial2" fo:font-size="10pt" fo:font-weight="normal" fo:hyphenate="false"/>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3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4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1" style:family="table-cell" style:parent-style-name="Default">
      <style:table-cell-properties style:text-align-source="fix" style:repeat-content="false" fo:wrap-option="wrap" style:vertical-align="middle"/>
      <style:paragraph-properties fo:text-align="center"/>
      <style:text-properties fo:hyphenate="false"/>
    </style:style>
    <style:style style:name="ce34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4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4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45"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46"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47" style:family="table-cell" style:parent-style-name="Default">
      <style:table-cell-properties fo:wrap-option="wrap"/>
      <style:text-properties style:font-name="Arial2" fo:font-size="10pt" fo:font-weight="normal" style:font-name-asian="Arial" style:font-size-asian="10pt" fo:hyphenate="false"/>
    </style:style>
    <style:style style:name="ce348" style:family="table-cell" style:parent-style-name="Default">
      <style:table-cell-properties style:vertical-align="top"/>
      <style:text-properties style:font-name="Arial2" fo:font-size="10pt" fo:font-weight="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5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5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5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8" style:family="table-cell" style:parent-style-name="Default">
      <style:table-cell-properties style:text-align-source="fix" style:repeat-content="false" fo:border="0.06pt solid #000000" style:vertical-align="top"/>
      <style:paragraph-properties fo:text-align="start"/>
      <style:text-properties style:font-name="Arial" fo:font-size="10pt" fo:font-weight="bold" style:font-name-asian="Arial" style:font-size-asian="10pt"/>
    </style:style>
    <style:style style:name="ce35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3"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64"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65" style:family="table-cell" style:parent-style-name="Default">
      <style:table-cell-properties fo:background-color="#000080"/>
      <style:text-properties style:font-name="Arial" fo:font-size="10pt" style:font-name-asian="Arial" style:font-size-asian="10pt"/>
    </style:style>
    <style:style style:name="ce366" style:family="table-cell" style:parent-style-name="Default">
      <style:text-properties style:font-name="Arial" fo:font-size="10pt" style:font-name-asian="Arial" style:font-size-asian="10pt"/>
    </style:style>
    <style:style style:name="ce367" style:family="table-cell" style:parent-style-name="Default">
      <style:table-cell-properties style:vertical-align="top"/>
      <style:text-properties style:font-name="Arial" fo:font-size="10pt" style:font-name-asian="Arial" style:font-size-asian="10pt"/>
    </style:style>
    <style:style style:name="ce368" style:family="table-cell" style:parent-style-name="Default">
      <style:table-cell-properties fo:wrap-option="wrap" style:vertical-align="top"/>
      <style:text-properties fo:hyphenate="false"/>
    </style:style>
    <style:style style:name="ce36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7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7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3" style:family="table-cell" style:parent-style-name="Default">
      <style:table-cell-properties fo:background-color="#ffffff" fo:wrap-option="wrap" style:vertical-align="top"/>
      <style:text-properties fo:font-weight="bold" fo:hyphenate="false"/>
    </style:style>
    <style:style style:name="ce37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5" style:family="table-cell" style:parent-style-name="Default">
      <style:table-cell-properties fo:background-color="#ffffff" fo:wrap-option="wrap" fo:border="0.06pt solid #000000" style:vertical-align="top"/>
      <style:text-properties fo:font-size="10pt" fo:font-weight="bold" fo:hyphenate="false"/>
    </style:style>
    <style:style style:name="ce376" style:family="table-cell" style:parent-style-name="Default">
      <style:table-cell-properties fo:background-color="#ffffff" fo:wrap-option="wrap" fo:border="0.51pt solid #000000" fo:padding-bottom="0.0193in" fo:padding-left="0.0138in" fo:padding-right="0.0138in" fo:padding-top="0.0193in" style:vertical-align="top"/>
      <style:text-properties fo:hyphenate="false"/>
    </style:style>
    <style:style style:name="ce377" style:family="table-cell" style:parent-style-name="Default">
      <style:table-cell-properties fo:background-color="#ffffff" fo:wrap-option="wrap" style:vertical-align="top"/>
      <style:text-properties fo:hyphenate="false"/>
    </style:style>
    <style:style style:name="ce37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3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8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8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9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94"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97" style:family="table-cell" style:parent-style-name="Default">
      <style:table-cell-properties style:text-align-source="fix" style:repeat-content="false" fo:wrap-option="wrap" style:vertical-align="top"/>
      <style:paragraph-properties fo:text-align="center"/>
      <style:text-properties fo:hyphenate="false"/>
    </style:style>
    <style:style style:name="ce39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99"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40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401" style:family="table-cell" style:parent-style-name="Default">
      <style:table-cell-properties fo:wrap-option="wrap" style:vertical-align="top"/>
      <style:text-properties style:font-name="Arial" fo:font-size="10pt" style:font-size-asian="10pt" style:font-size-complex="10pt" fo:hyphenate="false"/>
    </style:style>
    <style:style style:name="ce40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403" style:family="table-cell" style:parent-style-name="Default">
      <style:table-cell-properties fo:wrap-option="wrap" style:vertical-align="top"/>
      <style:text-properties style:font-name="Arial" fo:font-size="10pt" style:font-name-asian="Arial" style:font-size-asian="10pt" fo:hyphenate="false"/>
    </style:style>
    <style:style style:name="ce40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40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406" style:family="table-cell" style:parent-style-name="Default">
      <style:table-cell-properties fo:wrap-option="wrap" style:vertical-align="top"/>
      <style:text-properties style:font-name="Arial" fo:font-size="10pt" style:font-size-asian="10pt" style:font-size-complex="10pt"/>
    </style:style>
    <style:style style:name="ce40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40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40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19" table:default-cell-style-name="Default"/>
        <table:table-column table:style-name="co20" table:default-cell-style-name="Default"/>
        <table:table-column table:style-name="co16" table:default-cell-style-name="Default"/>
        <table:table-row table:style-name="ro1">
          <table:table-cell table:style-name="ce143">
            <draw:frame table:end-cell-address="Cover.B6" table:end-x="2.2799in" table:end-y="0.1567in" draw:z-index="0" draw:name="Graphics 3" draw:style-name="gr1" draw:text-style-name="P1" svg:width="2.3146in" svg:height="1.1287in" svg:x="0.678in" svg:y="0in">
              <draw:image xlink:href="Pictures/100002010000013800000094EE36826F.png" xlink:type="simple" xlink:show="embed" xlink:actuate="onLoad">
                <text:p/>
              </draw:image>
            </draw:frame>
          </table:table-cell>
          <table:table-cell table:style-name="ce147"/>
          <table:table-cell table:style-name="ce158"/>
          <table:table-cell table:style-name="ce170"/>
          <table:table-cell table:style-name="ce143" table:number-columns-repeated="251"/>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9">
          <table:table-cell table:style-name="ce144"/>
          <table:table-cell table:style-name="ce148" office:value-type="string">
            <text:p>Answers TEST CASES</text:p>
          </table:table-cell>
          <table:table-cell table:style-name="ce159"/>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style-name="ce149" office:value-type="string">
            <text:p>Version:</text:p>
          </table:table-cell>
          <table:table-cell table:style-name="ce160" office:value-type="string" table:number-columns-spanned="3" table:number-rows-spanned="1">
            <text:p>3.5</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Issue date:</text:p>
          </table:table-cell>
          <table:table-cell table:style-name="ce161" office:value-type="date" office:date-value="2011-12-10" table:number-columns-spanned="3" table:number-rows-spanned="1">
            <text:p>12/10/2011</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Project Name:</text:p>
          </table:table-cell>
          <table:table-cell table:style-name="ce162" office:value-type="string" table:number-columns-spanned="3" table:number-rows-spanned="1">
            <text:p>Knowledge Suite</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Project Code:</text:p>
          </table:table-cell>
          <table:table-cell table:style-name="ce162" office:value-type="string" table:number-columns-spanned="3" table:number-rows-spanned="1">
            <text:p>KS</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49" office:value-type="string">
            <text:p>Module</text:p>
          </table:table-cell>
          <table:table-cell table:style-name="ce162" office:value-type="string" table:number-columns-spanned="3" table:number-rows-spanned="1">
            <text:p>Answers</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49" office:value-type="string">
            <text:p>Total Cases:</text:p>
          </table:table-cell>
          <table:table-cell table:style-name="ce163" table:formula="of:=[Summary_Report.F54]" office:value-type="float" office:value="279" table:number-columns-spanned="3" table:number-rows-spanned="1">
            <text:p>279</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50" office:value-type="string">
            <text:p>Test Status</text:p>
          </table:table-cell>
          <table:table-cell table:style-name="ce164" office:value-type="string">
            <text:p>Passed</text:p>
          </table:table-cell>
          <table:table-cell table:style-name="ce174" office:value-type="string" table:number-columns-spanned="2" table:number-rows-spanned="1">
            <text:p><text:s/>Test is OK</text:p>
          </table:table-cell>
          <table:covered-table-cell table:style-name="ce144"/>
          <table:table-cell table:style-name="ce144"/>
          <table:table-cell table:style-name="ce143" table:number-columns-repeated="249"/>
          <table:table-cell/>
        </table:table-row>
        <table:table-row table:style-name="ro1">
          <table:table-cell table:style-name="ce144"/>
          <table:table-cell table:style-name="ce151"/>
          <table:table-cell table:style-name="ce164" office:value-type="string">
            <text:p>Blocked</text:p>
          </table:table-cell>
          <table:table-cell table:style-name="ce175" office:value-type="string" table:number-columns-spanned="2" table:number-rows-spanned="1">
            <text:p>Could not run the test (another bug is blocking)</text:p>
          </table:table-cell>
          <table:covered-table-cell table:style-name="ce144"/>
          <table:table-cell table:style-name="ce144"/>
          <table:table-cell table:style-name="ce143" table:number-columns-repeated="249"/>
          <table:table-cell/>
        </table:table-row>
        <table:table-row table:style-name="ro1">
          <table:table-cell table:style-name="ce144"/>
          <table:table-cell table:style-name="ce151"/>
          <table:table-cell table:style-name="ce164" office:value-type="string">
            <text:p>Failed</text:p>
          </table:table-cell>
          <table:table-cell table:style-name="ce176" office:value-type="string" table:number-columns-spanned="2" table:number-rows-spanned="1">
            <text:p>Test failed, a bug is entered on it (please add the bug ID)</text:p>
          </table:table-cell>
          <table:covered-table-cell table:style-name="ce144"/>
          <table:table-cell table:style-name="ce144"/>
          <table:table-cell table:style-name="ce143" table:number-columns-repeated="249"/>
          <table:table-cell/>
        </table:table-row>
        <table:table-row table:style-name="ro1">
          <table:table-cell table:style-name="ce145"/>
          <table:table-cell table:style-name="ce152"/>
          <table:table-cell table:style-name="ce164" office:value-type="string">
            <text:p>N/A</text:p>
          </table:table-cell>
          <table:table-cell table:style-name="ce176" office:value-type="string" table:number-columns-spanned="2" table:number-rows-spanned="1">
            <text:p>Test is not possible to run on this version </text:p>
          </table:table-cell>
          <table:covered-table-cell/>
          <table:table-cell table:number-columns-repeated="3"/>
          <table:table-cell table:style-name="ce145" table:number-columns-repeated="247"/>
          <table:table-cell/>
        </table:table-row>
        <table:table-row table:style-name="ro1">
          <table:table-cell table:style-name="ce145"/>
          <table:table-cell/>
          <table:table-cell table:style-name="ce165"/>
          <table:table-cell table:style-name="ce177"/>
          <table:table-cell table:number-columns-repeated="4"/>
          <table:table-cell table:style-name="ce145" table:number-columns-repeated="247"/>
          <table:table-cell/>
        </table:table-row>
        <table:table-row table:style-name="ro1">
          <table:table-cell table:style-name="ce145"/>
          <table:table-cell table:style-name="ce153" office:value-type="string">
            <text:p>Record of change:</text:p>
          </table:table-cell>
          <table:table-cell table:style-name="ce166"/>
          <table:table-cell table:style-name="ce170"/>
          <table:table-cell table:style-name="ce143" table:number-columns-repeated="3"/>
          <table:table-cell/>
          <table:table-cell table:style-name="ce145" table:number-columns-repeated="247"/>
          <table:table-cell/>
        </table:table-row>
        <table:table-row table:style-name="ro26">
          <table:table-cell table:style-name="ce146"/>
          <table:table-cell table:style-name="ce154" office:value-type="string">
            <text:p>Effective Date</text:p>
          </table:table-cell>
          <table:table-cell table:style-name="ce167" office:value-type="string">
            <text:p>Version</text:p>
          </table:table-cell>
          <table:table-cell table:style-name="ce178" office:value-type="string">
            <text:p>Change description</text:p>
          </table:table-cell>
          <table:table-cell table:style-name="ce167" office:value-type="string">
            <text:p>Originator</text:p>
          </table:table-cell>
          <table:table-cell table:style-name="ce191" office:value-type="string">
            <text:p>Reviewer/</text:p>
            <text:p>Approver</text:p>
          </table:table-cell>
          <table:table-cell table:style-name="ce192" office:value-type="string">
            <text:p>Reference</text:p>
          </table:table-cell>
          <table:table-cell/>
          <table:table-cell table:style-name="ce146" table:number-columns-repeated="247"/>
          <table:table-cell/>
        </table:table-row>
        <table:table-row table:style-name="ro13">
          <table:table-cell table:style-name="ce146"/>
          <table:table-cell table:style-name="ce155" office:value-type="float" office:value="39584">
            <text:p>16-May-08</text:p>
          </table:table-cell>
          <table:table-cell table:style-name="ce168" office:value-type="string">
            <text:p>1.0</text:p>
          </table:table-cell>
          <table:table-cell table:style-name="ce179" office:value-type="string">
            <text:p>First creation for KS</text:p>
          </table:table-cell>
          <table:table-cell table:style-name="ce187" office:value-type="string">
            <text:p>Cong.nguyen</text:p>
          </table:table-cell>
          <table:table-cell table:style-name="ce188" office:value-type="string">
            <text:p>minh.nguyen</text:p>
          </table:table-cell>
          <table:table-cell table:style-name="ce193"/>
          <table:table-cell/>
          <table:table-cell table:style-name="ce146" table:number-columns-repeated="247"/>
          <table:table-cell/>
        </table:table-row>
        <table:table-row table:style-name="ro1">
          <table:table-cell table:style-name="ce146"/>
          <table:table-cell table:style-name="ce156" office:value-type="date" office:date-value="2008-07-16">
            <text:p>16-Jul-2008</text:p>
          </table:table-cell>
          <table:table-cell table:style-name="ce168" office:value-type="string">
            <text:p>1.1</text:p>
          </table:table-cell>
          <table:table-cell table:style-name="ce179" office:value-type="string">
            <text:p>Second creation for KS</text:p>
          </table:table-cell>
          <table:table-cell table:style-name="ce188" office:value-type="string">
            <text:p>Cong.nguyen</text:p>
          </table:table-cell>
          <table:table-cell table:style-name="ce188" office:value-type="string">
            <text:p>minh.nguyen</text:p>
          </table:table-cell>
          <table:table-cell table:style-name="ce193"/>
          <table:table-cell table:style-name="ce143"/>
          <table:table-cell table:style-name="ce146" table:number-columns-repeated="247"/>
          <table:table-cell/>
        </table:table-row>
        <table:table-row table:style-name="ro1">
          <table:table-cell table:style-name="ce145"/>
          <table:table-cell table:style-name="ce155" office:value-type="float" office:value="39700">
            <text:p>9-Sep-08</text:p>
          </table:table-cell>
          <table:table-cell table:style-name="ce168" office:value-type="string">
            <text:p>1.2</text:p>
          </table:table-cell>
          <table:table-cell table:style-name="ce180" office:value-type="string">
            <text:p>Update eXo FAQ test case on SPFF</text:p>
          </table:table-cell>
          <table:table-cell table:style-name="ce188" office:value-type="string">
            <text:p>Cong.nguyen</text:p>
          </table:table-cell>
          <table:table-cell table:style-name="ce188" office:value-type="string">
            <text:p>minh.nguyen</text:p>
          </table:table-cell>
          <table:table-cell table:style-name="ce193"/>
          <table:table-cell table:style-name="ce145" table:number-columns-repeated="248"/>
          <table:table-cell/>
        </table:table-row>
        <table:table-row table:style-name="ro29">
          <table:table-cell table:style-name="ce145"/>
          <table:table-cell table:style-name="ce155" office:value-type="float" office:value="39721">
            <text:p>30-Sep-08</text:p>
          </table:table-cell>
          <table:table-cell table:style-name="ce168" office:value-type="string">
            <text:p>1.2</text:p>
          </table:table-cell>
          <table:table-cell table:style-name="ce181" office:value-type="string">
            <text:p>Update Status of eXo FAQ test case on exo-build-20081002</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37">
            <text:p>16-Oct-08</text:p>
          </table:table-cell>
          <table:table-cell table:style-name="ce168" office:value-type="string">
            <text:p>1.3</text:p>
          </table:table-cell>
          <table:table-cell table:style-name="ce182" office:value-type="string">
            <text:p>Update more cases.</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52">
            <text:p>31-Oct-08</text:p>
          </table:table-cell>
          <table:table-cell table:style-name="ce168" office:value-type="string">
            <text:p>1.4</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66">
            <text:p>14-Nov-08</text:p>
          </table:table-cell>
          <table:table-cell table:style-name="ce168" office:value-type="string">
            <text:p>1.5</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5"/>
          <table:table-cell table:style-name="ce146"/>
          <table:table-cell table:style-name="ce145" table:number-columns-repeated="247"/>
          <table:table-cell/>
        </table:table-row>
        <table:table-row table:style-name="ro29">
          <table:table-cell table:style-name="ce145"/>
          <table:table-cell table:style-name="ce155" office:value-type="float" office:value="39778">
            <text:p>26-Nov-08</text:p>
          </table:table-cell>
          <table:table-cell table:style-name="ce168" office:value-type="string">
            <text:p>1.6</text:p>
          </table:table-cell>
          <table:table-cell table:style-name="ce181" office:value-type="string">
            <text:p>Update FAQ based on comment of SPF-935</text:p>
          </table:table-cell>
          <table:table-cell table:style-name="ce188" office:value-type="string">
            <text:p>Cong.nguyen</text:p>
          </table:table-cell>
          <table:table-cell table:style-name="ce188" office:value-type="string">
            <text:p>minh.nguyen</text:p>
          </table:table-cell>
          <table:table-cell table:style-name="ce194"/>
          <table:table-cell table:style-name="ce146"/>
          <table:table-cell table:style-name="ce145" table:number-columns-repeated="247"/>
          <table:table-cell/>
        </table:table-row>
        <table:table-row table:style-name="ro29">
          <table:table-cell table:style-name="ce145"/>
          <table:table-cell table:style-name="ce155" office:value-type="float" office:value="39783">
            <text:p>1-Dec-08</text:p>
          </table:table-cell>
          <table:table-cell table:style-name="ce168" office:value-type="string">
            <text:p>1.6</text:p>
          </table:table-cell>
          <table:table-cell table:style-name="ce181" office:value-type="string">
            <text:p>Update link to specific case for each Id in Check_List</text:p>
          </table:table-cell>
          <table:table-cell table:style-name="ce187" office:value-type="string">
            <text:p>Minh.nguyen</text:p>
          </table:table-cell>
          <table:table-cell table:style-name="ce187"/>
          <table:table-cell table:style-name="ce194"/>
          <table:table-cell table:style-name="ce145" table:number-columns-repeated="248"/>
          <table:table-cell/>
        </table:table-row>
        <table:table-row table:style-name="ro1">
          <table:table-cell table:style-name="ce143"/>
          <table:table-cell table:style-name="ce155" office:value-type="float" office:value="39790">
            <text:p>8-Dec-08</text:p>
          </table:table-cell>
          <table:table-cell table:style-name="ce168" office:value-type="string">
            <text:p>1.7</text:p>
          </table:table-cell>
          <table:table-cell table:style-name="ce181" office:value-type="string">
            <text:p>Update FAQ based on KS1.0.RC5</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798">
            <text:p>16-Dec-08</text:p>
          </table:table-cell>
          <table:table-cell table:style-name="ce168" office:value-type="string">
            <text:p>1.8</text:p>
          </table:table-cell>
          <table:table-cell table:style-name="ce181" office:value-type="string">
            <text:p>Update FAQ based on Sprint 1</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812">
            <text:p>30-Dec-08</text:p>
          </table:table-cell>
          <table:table-cell table:style-name="ce168" office:value-type="string">
            <text:p>1.9</text:p>
          </table:table-cell>
          <table:table-cell table:style-name="ce182" office:value-type="string">
            <text:p>Update FAQ based on Sprint 2</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829">
            <text:p>16-Jan-09</text:p>
          </table:table-cell>
          <table:table-cell table:style-name="ce169" office:value-type="string">
            <text:p>2.0</text:p>
          </table:table-cell>
          <table:table-cell table:style-name="ce183" office:value-type="string">
            <text:p>Update FAQ based on Sprint 3</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49">
            <text:p>5-Feb-09</text:p>
          </table:table-cell>
          <table:table-cell table:style-name="ce169" office:value-type="string">
            <text:p>2.1</text:p>
          </table:table-cell>
          <table:table-cell table:style-name="ce183" office:value-type="string">
            <text:p>Update FAQ based on Sprint 4</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63">
            <text:p>19-Feb-09</text:p>
          </table:table-cell>
          <table:table-cell table:style-name="ce169" office:value-type="string">
            <text:p>2.2</text:p>
          </table:table-cell>
          <table:table-cell table:style-name="ce183" office:value-type="string">
            <text:p>Update FAQ based on Sprint 5</text:p>
          </table:table-cell>
          <table:table-cell table:style-name="ce189" office:value-type="string">
            <text:p>Cong.nguyen</text:p>
          </table:table-cell>
          <table:table-cell table:style-name="ce188" office:value-type="string">
            <text:p>minh.nguyen</text:p>
          </table:table-cell>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76">
            <text:p>4-Mar-09</text:p>
          </table:table-cell>
          <table:table-cell table:style-name="ce169" office:value-type="string">
            <text:p>2.3</text:p>
          </table:table-cell>
          <table:table-cell table:style-name="ce183" office:value-type="string">
            <text:p>Update FAQ based on Sprint 6</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89">
            <text:p>17-Mar-09</text:p>
          </table:table-cell>
          <table:table-cell table:style-name="ce169" office:value-type="string">
            <text:p>2.4</text:p>
          </table:table-cell>
          <table:table-cell table:style-name="ce183" office:value-type="string">
            <text:p>Update FAQ based on Sprint 7</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29">
          <table:table-cell table:style-name="ce143"/>
          <table:table-cell table:style-name="ce155" office:value-type="float" office:value="39899">
            <text:p>27-Mar-09</text:p>
          </table:table-cell>
          <table:table-cell table:style-name="ce169" office:value-type="string">
            <text:p>2.5</text:p>
          </table:table-cell>
          <table:table-cell table:style-name="ce184" office:value-type="string">
            <text:p>Update FAQ based on the comments of KS1.1RC2 Test Campaign</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920">
            <text:p>17-Apr-09</text:p>
          </table:table-cell>
          <table:table-cell table:style-name="ce169" office:value-type="string">
            <text:p>2.6</text:p>
          </table:table-cell>
          <table:table-cell table:style-name="ce183" office:value-type="string">
            <text:p>Update FAQ based on Sprint 9</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1">
          <table:table-cell table:style-name="ce143"/>
          <table:table-cell table:style-name="ce155" office:value-type="float" office:value="39937">
            <text:p>4-May-09</text:p>
          </table:table-cell>
          <table:table-cell table:style-name="ce169" office:value-type="string">
            <text:p>2.7</text:p>
          </table:table-cell>
          <table:table-cell table:style-name="ce183" office:value-type="string">
            <text:p>Update FAQ based on Sprint 10</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27">
          <table:table-cell table:style-name="ce143"/>
          <table:table-cell table:style-name="ce155" office:value-type="float" office:value="39951">
            <text:p>18-May-09</text:p>
          </table:table-cell>
          <table:table-cell table:style-name="ce169" office:value-type="string">
            <text:p>2.8</text:p>
          </table:table-cell>
          <table:table-cell table:style-name="ce183" office:value-type="string">
            <text:p>Update FAQ based on Sprint 11</text:p>
            <text:p>- Add “FAQ_Porlet_Setting”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28">
          <table:table-cell table:style-name="ce143"/>
          <table:table-cell table:style-name="ce155" office:value-type="float" office:value="39960">
            <text:p>27-May-09</text:p>
          </table:table-cell>
          <table:table-cell table:style-name="ce169" office:value-type="string">
            <text:p>2.9</text:p>
          </table:table-cell>
          <table:table-cell table:style-name="ce184" office:value-type="string">
            <text:p>Update FAQ based on Sprint 12</text:p>
            <text:p>- Update case for “Add category” in category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30">
          <table:table-cell table:style-name="ce143"/>
          <table:table-cell table:style-name="ce155" office:value-type="float" office:value="40028">
            <text:p>3-Aug-09</text:p>
          </table:table-cell>
          <table:table-cell table:style-name="ce169" office:value-type="string">
            <text:p>3.0</text:p>
          </table:table-cell>
          <table:table-cell table:style-name="ce184" office:value-type="string">
            <text:p>Update FAQ based on Sprint 16</text:p>
            <text:p>- Update case for “Send mail” in Question sheet</text:p>
            <text:p>- Update case in User setting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1">
          <table:table-cell table:style-name="ce143"/>
          <table:table-cell table:style-name="ce155" office:value-type="float" office:value="40038">
            <text:p>13-Aug-09</text:p>
          </table:table-cell>
          <table:table-cell table:style-name="ce169" office:value-type="string">
            <text:p>3.1</text:p>
          </table:table-cell>
          <table:table-cell table:style-name="ce184" office:value-type="string">
            <text:p>Update FAQ based on Sprint 18</text:p>
            <text:p>- Update case “Edit/comment/Vote question” in question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2">
          <table:table-cell table:style-name="ce143"/>
          <table:table-cell table:style-name="ce155" office:value-type="float" office:value="40053">
            <text:p>28-Aug-09</text:p>
          </table:table-cell>
          <table:table-cell table:style-name="ce169" office:value-type="string">
            <text:p>3.2</text:p>
          </table:table-cell>
          <table:table-cell table:style-name="ce184" office:value-type="string">
            <text:p>Update Answers based on Sprint 19</text:p>
            <text:p>- Update case Search sheet</text:p>
            <text:p>- Add FAQ_porlet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3">
          <table:table-cell table:style-name="ce143"/>
          <table:table-cell table:style-name="ce155" office:value-type="float" office:value="40081">
            <text:p>25-Sep-09</text:p>
          </table:table-cell>
          <table:table-cell table:style-name="ce169" office:value-type="string">
            <text:p>3.3</text:p>
          </table:table-cell>
          <table:table-cell table:style-name="ce184" office:value-type="string">
            <text:p>Update Answers based on Sprint 20</text:p>
            <text:p>- Update Answer_Porlet_Setting sheet: <text:s/>Enable/Disable allowing anonymous user submit question</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472">
            <text:p>21-Oct-10</text:p>
          </table:table-cell>
          <table:table-cell table:style-name="ce169" office:value-type="string">
            <text:p>3.4</text:p>
          </table:table-cell>
          <table:table-cell table:style-name="ce184" office:value-type="string">
            <text:p>Update new features</text:p>
            <text:p>- Update Answer_porlet_Setting sheet: Enable/Disable Users post question in root</text:p>
            <text:p>- Update Question sheer</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828">
            <text:p>12-Oct-11</text:p>
          </table:table-cell>
          <table:table-cell table:style-name="ce169" office:value-type="string">
            <text:p>3.5</text:p>
          </table:table-cell>
          <table:table-cell table:style-name="ce184" office:value-type="string">
            <text:p>Update testcase for new features of KS 2.x</text:p>
            <text:p>- Add case for Question sheet</text:p>
          </table:table-cell>
          <table:table-cell table:style-name="ce189" office:value-type="string">
            <text:p>Nhung.Vu</text:p>
          </table:table-cell>
          <table:table-cell table:style-name="ce188"/>
          <table:table-cell table:style-name="ce196"/>
          <table:table-cell table:style-name="ce143" table:number-columns-repeated="248"/>
          <table:table-cell/>
        </table:table-row>
        <table:table-row table:style-name="ro1">
          <table:table-cell table:style-name="ce143"/>
          <table:table-cell table:style-name="ce157" office:value-type="date" office:date-value="2012-05-31">
            <text:p>31- May- 2012</text:p>
          </table:table-cell>
          <table:table-cell table:style-name="ce169" office:value-type="string">
            <text:p>3.5</text:p>
          </table:table-cell>
          <table:table-cell table:style-name="ce185" office:value-type="string">
            <text:p>Update statistics in checklist sheet</text:p>
          </table:table-cell>
          <table:table-cell table:style-name="ce190" office:value-type="string">
            <text:p>Hai.Nguyen</text:p>
          </table:table-cell>
          <table:table-cell table:style-name="ce189"/>
          <table:table-cell table:style-name="ce196"/>
          <table:table-cell table:style-name="ce143" table:number-columns-repeated="248"/>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15" table:default-cell-style-name="Default"/>
        <table:table-column table:style-name="co6" table:default-cell-style-name="Default"/>
        <table:table-row table:style-name="ro20">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93"/>
          <table:table-cell table:style-name="ce119"/>
          <table:table-cell table:number-columns-repeated="249"/>
        </table:table-row>
        <table:table-row table:style-name="ro21">
          <table:table-cell table:style-name="ce77" office:value-type="string">
            <text:p>Id</text:p>
          </table:table-cell>
          <table:table-cell table:style-name="ce93" office:value-type="string">
            <text:p>Main cases</text:p>
          </table:table-cell>
          <table:table-cell table:style-name="ce119" office:value-type="string">
            <text:p>Priority</text:p>
          </table:table-cell>
          <table:table-cell table:style-name="ce119" office:value-type="string">
            <text:p>Selenium</text:p>
          </table:table-cell>
          <table:table-cell table:style-name="ce128" office:value-type="string" table:number-columns-spanned="2" table:number-rows-spanned="1">
            <text:p>Table of record</text:p>
          </table:table-cell>
          <table:covered-table-cell table:style-name="ce130"/>
          <table:table-cell table:style-name="ce119" office:value-type="string">
            <text:p>Done</text:p>
          </table:table-cell>
          <table:table-cell table:number-columns-repeated="249"/>
        </table:table-row>
        <table:table-row table:style-name="ro22">
          <table:table-cell table:style-name="ce78" office:value-type="string" table:number-columns-spanned="2" table:number-rows-spanned="1">
            <text:p><text:span text:style-name="T4"><text:a xlink:href="#Category">Category: Add, Edit, Delete, Move, Print Category, Add and Manage Watch</text:a></text:span></text:p>
          </table:table-cell>
          <table:covered-table-cell table:style-name="ce94"/>
          <table:table-cell table:style-name="ce120" table:number-columns-repeated="2"/>
          <table:table-cell table:style-name="ce120" office:value-type="string">
            <text:p>Total of High</text:p>
          </table:table-cell>
          <table:table-cell table:style-name="ce131" table:formula="of:=SUMPRODUCT(([.C4:.C541]=&quot;High&quot;))" office:value-type="float" office:value="60">
            <text:p>60</text:p>
          </table:table-cell>
          <table:table-cell table:style-name="ce133" table:formula="of:=SUMPRODUCT(([.C4:.C541]=&quot;High&quot;)*([.D4:.D541]=&quot;x&quot;))" office:value-type="float" office:value="0">
            <text:p>0</text:p>
          </table:table-cell>
          <table:table-cell table:number-columns-repeated="249"/>
        </table:table-row>
        <table:table-row table:style-name="ro23">
          <table:table-cell table:style-name="ce79" office:value-type="string">
            <text:p>FNC_KS_ANS_CAT_01.001</text:p>
          </table:table-cell>
          <table:table-cell table:style-name="ce95" office:value-type="string">
            <text:p>Add new category by the main menu on the action bar</text:p>
          </table:table-cell>
          <table:table-cell table:style-name="ce121" office:value-type="string">
            <text:p>Medium</text:p>
          </table:table-cell>
          <table:table-cell table:style-name="ce53"/>
          <table:table-cell table:style-name="ce120" office:value-type="string">
            <text:p>Total of Medium</text:p>
          </table:table-cell>
          <table:table-cell table:style-name="ce120" table:formula="of:=SUMPRODUCT(([.C4:.C541]=&quot;Medium&quot;))" office:value-type="float" office:value="138">
            <text:p>138</text:p>
          </table:table-cell>
          <table:table-cell table:style-name="ce134" table:formula="of:=SUMPRODUCT(([.C4:.C541]=&quot;Medium&quot;)*([.D4:.D541]=&quot;x&quot;))" office:value-type="float" office:value="0">
            <text:p>0</text:p>
          </table:table-cell>
          <table:table-cell table:number-columns-repeated="249"/>
        </table:table-row>
        <table:table-row table:style-name="ro23">
          <table:table-cell table:style-name="ce80" office:value-type="string">
            <text:p>FNC_KS_ANS_CAT_01.002</text:p>
          </table:table-cell>
          <table:table-cell table:style-name="ce96" office:value-type="string">
            <text:p>Add new category by the right click menu</text:p>
          </table:table-cell>
          <table:table-cell table:style-name="ce121" office:value-type="string">
            <text:p>Medium</text:p>
          </table:table-cell>
          <table:table-cell table:style-name="ce53"/>
          <table:table-cell table:style-name="ce120" office:value-type="string">
            <text:p>Total of Low</text:p>
          </table:table-cell>
          <table:table-cell table:style-name="ce131" table:formula="of:=SUMPRODUCT(([.C4:.C541]=&quot;Low&quot;))" office:value-type="float" office:value="76">
            <text:p>76</text:p>
          </table:table-cell>
          <table:table-cell table:style-name="ce133" table:formula="of:=SUMPRODUCT(([.C4:.C541]=&quot;Low&quot;)*([.D4:.D541]=&quot;x&quot;))" office:value-type="float" office:value="0">
            <text:p>0</text:p>
          </table:table-cell>
          <table:table-cell table:number-columns-repeated="249"/>
        </table:table-row>
        <table:table-row table:style-name="ro23">
          <table:table-cell table:style-name="ce80" office:value-type="string">
            <text:p>FNC_KS_ANS_CAT_01.003</text:p>
          </table:table-cell>
          <table:table-cell table:style-name="ce95" office:value-type="string">
            <text:p>Add new category in case leaving blank at mandatory fields</text:p>
          </table:table-cell>
          <table:table-cell table:style-name="ce121" office:value-type="string">
            <text:p>Medium</text:p>
          </table:table-cell>
          <table:table-cell table:style-name="ce53"/>
          <table:table-cell table:style-name="ce129" office:value-type="string">
            <text:p>Total</text:p>
          </table:table-cell>
          <table:table-cell table:style-name="ce132" table:formula="of:=SUM([.F3:.F5])" office:value-type="float" office:value="274">
            <text:p>274</text:p>
          </table:table-cell>
          <table:table-cell table:style-name="ce132" table:formula="of:=SUM([.G3:.G5])" office:value-type="float" office:value="0">
            <text:p>0</text:p>
          </table:table-cell>
          <table:table-cell table:number-columns-repeated="249"/>
        </table:table-row>
        <table:table-row table:style-name="ro1">
          <table:table-cell table:style-name="ce80" office:value-type="string">
            <text:p>FNC_KS_ANS_CAT_01.004</text:p>
          </table:table-cell>
          <table:table-cell table:style-name="ce96" office:value-type="string">
            <text:p>Add new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05</text:p>
          </table:table-cell>
          <table:table-cell table:style-name="ce97" office:value-type="string">
            <text:p>Add new category in case 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6</text:p>
          </table:table-cell>
          <table:table-cell table:style-name="ce97" office:value-type="string">
            <text:p>Add new category in case in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7</text:p>
          </table:table-cell>
          <table:table-cell table:style-name="ce97" office:value-type="string">
            <text:p>Add new category with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8</text:p>
          </table:table-cell>
          <table:table-cell table:style-name="ce97" office:value-type="string">
            <text:p>Add new category without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9</text:p>
          </table:table-cell>
          <table:table-cell table:style-name="ce97" office:value-type="string">
            <text:p>Add new sub-category into a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0</text:p>
          </table:table-cell>
          <table:table-cell table:style-name="ce95" office:value-type="string">
            <text:p>Add new category with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1</text:p>
          </table:table-cell>
          <table:table-cell table:style-name="ce95" office:value-type="string">
            <text:p>Add new category without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2</text:p>
          </table:table-cell>
          <table:table-cell table:style-name="ce95" office:value-type="string">
            <text:p>Add new category with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3</text:p>
          </table:table-cell>
          <table:table-cell table:style-name="ce95" office:value-type="string">
            <text:p>Add new category without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4</text:p>
          </table:table-cell>
          <table:table-cell table:style-name="ce95" office:value-type="string">
            <text:p>Add new category with specific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5</text:p>
          </table:table-cell>
          <table:table-cell table:style-name="ce95" office:value-type="string">
            <text:p>Add new category with invalid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6</text:p>
          </table:table-cell>
          <table:table-cell table:style-name="ce97" office:value-type="string">
            <text:p>Add new category in case Select user/role/group available from list for <text:s/>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7</text:p>
          </table:table-cell>
          <table:table-cell table:style-name="ce95" office:value-type="string">
            <text:p>Add new category in case input directly user/role/group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8</text:p>
          </table:table-cell>
          <table:table-cell table:style-name="ce95" office:value-type="string">
            <text:p>Add new category in case input directly user/role/group unavailable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1</text:p>
          </table:table-cell>
          <table:table-cell table:style-name="ce95" office:value-type="string">
            <text:p>Edit category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2</text:p>
          </table:table-cell>
          <table:table-cell table:style-name="ce95" office:value-type="string">
            <text:p>Edit category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3</text:p>
          </table:table-cell>
          <table:table-cell table:style-name="ce95" office:value-type="string">
            <text:p>Edit category in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4</text:p>
          </table:table-cell>
          <table:table-cell table:style-name="ce96" office:value-type="string">
            <text:p>Edit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5</text:p>
          </table:table-cell>
          <table:table-cell table:style-name="ce97" office:value-type="string">
            <text:p>Edit category in case 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6</text:p>
          </table:table-cell>
          <table:table-cell table:style-name="ce97" office:value-type="string">
            <text:p>Edit category in case in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7</text:p>
          </table:table-cell>
          <table:table-cell table:style-name="ce97" office:value-type="string">
            <text:p>Edit category with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8</text:p>
          </table:table-cell>
          <table:table-cell table:style-name="ce97" office:value-type="string">
            <text:p>Edit category without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9</text:p>
          </table:table-cell>
          <table:table-cell table:style-name="ce97" office:value-type="string">
            <text:p>Edit sub-category into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0</text:p>
          </table:table-cell>
          <table:table-cell table:style-name="ce95" office:value-type="string">
            <text:p>Edit category with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1</text:p>
          </table:table-cell>
          <table:table-cell table:style-name="ce95" office:value-type="string">
            <text:p>Edit category without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2</text:p>
          </table:table-cell>
          <table:table-cell table:style-name="ce95" office:value-type="string">
            <text:p>Edit category with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3</text:p>
          </table:table-cell>
          <table:table-cell table:style-name="ce95" office:value-type="string">
            <text:p>Edit category without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4</text:p>
          </table:table-cell>
          <table:table-cell table:style-name="ce95" office:value-type="string">
            <text:p>Edit category with specific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5</text:p>
          </table:table-cell>
          <table:table-cell table:style-name="ce95" office:value-type="string">
            <text:p>Edit category with invalid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1</text:p>
          </table:table-cell>
          <table:table-cell table:style-name="ce95" office:value-type="string">
            <text:p>Delete Category by the main menu on the action ba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3.002</text:p>
          </table:table-cell>
          <table:table-cell table:style-name="ce95" office:value-type="string">
            <text:p>Delete Category by the right click menu</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1</text:p>
          </table:table-cell>
          <table:table-cell table:style-name="ce95" office:value-type="string">
            <text:p>Move category by administrato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4.002</text:p>
          </table:table-cell>
          <table:table-cell table:style-name="ce95" office:value-type="string">
            <text:p>Move category by moderator</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80" office:value-type="string">
            <text:p>FNC_KS_ANS_CAT_04.003</text:p>
          </table:table-cell>
          <table:table-cell table:style-name="ce95" office:value-type="string">
            <text:p>Move category by drag and drop</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5_01.001</text:p>
          </table:table-cell>
          <table:table-cell table:style-name="ce95" office:value-type="string">
            <text:p>Add 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2</text:p>
          </table:table-cell>
          <table:table-cell table:style-name="ce95" office:value-type="string">
            <text:p>Check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3</text:p>
          </table:table-cell>
          <table:table-cell table:style-name="ce95" office:value-type="string">
            <text:p>View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1</text:p>
          </table:table-cell>
          <table:table-cell table:style-name="ce97" office:value-type="string">
            <text:p>Un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2</text:p>
          </table:table-cell>
          <table:table-cell table:style-name="ce97" office:value-type="string">
            <text:p>UnWatch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1</text:p>
          </table:table-cell>
          <table:table-cell table:style-name="ce95" office:value-type="string">
            <text:p>Check send email notification when add new question that no need to be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2</text:p>
          </table:table-cell>
          <table:table-cell table:style-name="ce95" office:value-type="string">
            <text:p>Check send email notification when add new question that is waiting for being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3</text:p>
          </table:table-cell>
          <table:table-cell table:style-name="ce95" office:value-type="string">
            <text:p>Check send email notification when edit question of watched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4</text:p>
          </table:table-cell>
          <table:table-cell table:style-name="ce98" office:value-type="string">
            <text:p>Check send email notification when respond question of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1.001</text:p>
          </table:table-cell>
          <table:table-cell table:style-name="ce99" office:value-type="string">
            <text:p>Check link to category from Watch Manager form</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2.001</text:p>
          </table:table-cell>
          <table:table-cell table:style-name="ce99" office:value-type="string">
            <text:p>Edit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1</text:p>
          </table:table-cell>
          <table:table-cell table:style-name="ce99" office:value-type="string">
            <text:p>Remove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2</text:p>
          </table:table-cell>
          <table:table-cell table:style-name="ce99" office:value-type="string">
            <text:p>Remove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1</text:p>
          </table:table-cell>
          <table:table-cell table:style-name="ce95" office:value-type="string">
            <text:p>Check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7.002</text:p>
          </table:table-cell>
          <table:table-cell table:style-name="ce95" office:value-type="string">
            <text:p>Cancel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Question: Add, View, Edit, Answer, Delete, Approve, Activate, Send, Comment, Promote and Print question</text:a></text:p>
          </table:table-cell>
          <table:covered-table-cell table:style-name="ce100"/>
          <table:table-cell table:style-name="ce123"/>
          <table:table-cell table:style-name="ce125" table:number-columns-repeated="3"/>
          <table:table-cell table:number-columns-repeated="250"/>
        </table:table-row>
        <table:table-row table:style-name="ro1">
          <table:table-cell table:style-name="ce79" office:value-type="string">
            <text:p>FNC_KS_ANS_QST_08.001</text:p>
          </table:table-cell>
          <table:table-cell table:style-name="ce95" office:value-type="string">
            <text:p>Add new question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2</text:p>
          </table:table-cell>
          <table:table-cell table:style-name="ce96" office:value-type="string">
            <text:p>Add new question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3</text:p>
          </table:table-cell>
          <table:table-cell table:style-name="ce95" office:value-type="string">
            <text:p>Add new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4</text:p>
          </table:table-cell>
          <table:table-cell table:style-name="ce95" office:value-type="string">
            <text:p>Add new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5</text:p>
          </table:table-cell>
          <table:table-cell table:style-name="ce101" office:value-type="string">
            <text:p>Add new question into the Category which requires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6</text:p>
          </table:table-cell>
          <table:table-cell table:style-name="ce101" office:value-type="string">
            <text:p>Add new question into the Category which does not require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7</text:p>
          </table:table-cell>
          <table:table-cell table:style-name="ce95" office:value-type="string">
            <text:p>Add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8</text:p>
          </table:table-cell>
          <table:table-cell table:style-name="ce95" office:value-type="string">
            <text:p>Add new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9</text:p>
          </table:table-cell>
          <table:table-cell table:style-name="ce102" office:value-type="string">
            <text:p>Add new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1</text:p>
          </table:table-cell>
          <table:table-cell table:style-name="ce95" office:value-type="string">
            <text:p>View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2</text:p>
          </table:table-cell>
          <table:table-cell table:style-name="ce95" office:value-type="string">
            <text:p>View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3</text:p>
          </table:table-cell>
          <table:table-cell table:style-name="ce95" office:value-type="string">
            <text:p>Download attached fil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4</text:p>
          </table:table-cell>
          <table:table-cell table:style-name="ce95" office:value-type="string">
            <text:p>View attached imag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1</text:p>
          </table:table-cell>
          <table:table-cell table:style-name="ce95" office:value-type="string">
            <text:p>Edit Question with valid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2</text:p>
          </table:table-cell>
          <table:table-cell table:style-name="ce95" office:value-type="string">
            <text:p>Edit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3</text:p>
          </table:table-cell>
          <table:table-cell table:style-name="ce95" office:value-type="string">
            <text:p>Edit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4</text:p>
          </table:table-cell>
          <table:table-cell table:style-name="ce101" office:value-type="string">
            <text:p>Edit question in the Category which requires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5</text:p>
          </table:table-cell>
          <table:table-cell table:style-name="ce101" office:value-type="string">
            <text:p>Edit question in the Category which does not require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6</text:p>
          </table:table-cell>
          <table:table-cell table:style-name="ce95" office:value-type="string">
            <text:p>Edit question with multi-language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7</text:p>
          </table:table-cell>
          <table:table-cell table:style-name="ce95" office:value-type="string">
            <text:p>Edit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8</text:p>
          </table:table-cell>
          <table:table-cell table:style-name="ce102" office:value-type="string">
            <text:p>Edit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9</text:p>
          </table:table-cell>
          <table:table-cell table:style-name="ce102" office:value-type="string">
            <text:p>Edi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0</text:p>
          </table:table-cell>
          <table:table-cell table:style-name="ce102" office:value-type="string">
            <text:p>Edi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1</text:p>
          </table:table-cell>
          <table:table-cell table:style-name="ce102" office:value-type="string">
            <text:p>Edit Question by normal user who is own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2</text:p>
          </table:table-cell>
          <table:table-cell table:style-name="ce95" office:value-type="string">
            <text:p>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3</text:p>
          </table:table-cell>
          <table:table-cell table:style-name="ce97" office:value-type="string">
            <text:p>Dis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4</text:p>
          </table:table-cell>
          <table:table-cell table:style-name="ce97" office:value-type="string">
            <text:p>Activat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80" office:value-type="string">
            <text:p>FNC_KS_ANS_QST_10.015</text:p>
          </table:table-cell>
          <table:table-cell table:style-name="ce97" office:value-type="string">
            <text:p>Hide question while editing</text:p>
            <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79" office:value-type="string">
            <text:p>FNC_KS_ANS_QST_11_01.001</text:p>
          </table:table-cell>
          <table:table-cell table:style-name="ce97" office:value-type="string">
            <text:p>Check permission to add answer into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2</text:p>
          </table:table-cell>
          <table:table-cell table:style-name="ce95" office:value-type="string">
            <text:p>Answer question with valid entry</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3</text:p>
          </table:table-cell>
          <table:table-cell table:style-name="ce95" office:value-type="string">
            <text:p>Answer question in case leaving blank at mandatory field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4</text:p>
          </table:table-cell>
          <table:table-cell table:style-name="ce95" office:value-type="string">
            <text:p>Approv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5</text:p>
          </table:table-cell>
          <table:table-cell table:style-name="ce97" office:value-type="string">
            <text:p>Disapprove question while answering </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6</text:p>
          </table:table-cell>
          <table:table-cell table:style-name="ce97" office:value-type="string">
            <text:p>Activat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3">
          <table:table-cell table:style-name="ce80" office:value-type="string">
            <text:p>FNC_KS_ANS_QST_11_01.007</text:p>
          </table:table-cell>
          <table:table-cell table:style-name="ce97" office:value-type="string">
            <text:p>Hide question while answering</text:p>
            <text:p/>
          </table:table-cell>
          <table:table-cell table:style-name="ce121" office:value-type="string">
            <text:p>High</text:p>
          </table:table-cell>
          <table:table-cell table:style-name="ce53" table:number-columns-repeated="3"/>
          <table:table-cell table:number-columns-repeated="250"/>
        </table:table-row>
        <table:table-row table:style-name="ro24">
          <table:table-cell table:style-name="ce80" office:value-type="string">
            <text:p>FNC_KS_ANS_QST_11_02.001</text:p>
          </table:table-cell>
          <table:table-cell table:style-name="ce97" office:value-type="string">
            <text:p>Add rel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2</text:p>
          </table:table-cell>
          <table:table-cell table:style-name="ce103" office:value-type="string">
            <text:p>Add related inactiv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3</text:p>
          </table:table-cell>
          <table:table-cell table:style-name="ce103" office:value-type="string">
            <text:p>Add related unapproved question when answering in case unapproved question is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4</text:p>
          </table:table-cell>
          <table:table-cell table:style-name="ce103" office:value-type="string">
            <text:p>Add related unapproved question when answer in case unapproved question is not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5</text:p>
          </table:table-cell>
          <table:table-cell table:style-name="ce103" office:value-type="string">
            <text:p>Check relations list after one of related questions is deleted</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6</text:p>
          </table:table-cell>
          <table:table-cell table:style-name="ce103" office:value-type="string">
            <text:p>View relation question by selecting from original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7</text:p>
          </table:table-cell>
          <table:table-cell table:style-name="ce103" office:value-type="string">
            <text:p>View relation question by selecting from original question in case category contains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8</text:p>
          </table:table-cell>
          <table:table-cell table:style-name="ce103" office:value-type="string">
            <text:p>View relation question by selecting from original question in case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9</text:p>
          </table:table-cell>
          <table:table-cell table:style-name="ce103" office:value-type="string">
            <text:p>View relation question by selecting from original question in case category contains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0</text:p>
          </table:table-cell>
          <table:table-cell table:style-name="ce103" office:value-type="string">
            <text:p>Check Back function while viewing relatio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1</text:p>
          </table:table-cell>
          <table:table-cell table:style-name="ce103" office:value-type="string">
            <text:p>Check Back function while viewing relation question in case original question was deleted</text:p>
          </table:table-cell>
          <table:table-cell table:style-name="ce121" office:value-type="string">
            <text:p>Low</text:p>
          </table:table-cell>
          <table:table-cell table:style-name="ce53" table:number-columns-repeated="3"/>
          <table:table-cell table:number-columns-repeated="250"/>
        </table:table-row>
        <table:table-row table:style-name="ro25">
          <table:table-cell table:style-name="ce80" office:value-type="string">
            <text:p>FNC_KS_ANS_QST_11_02.012</text:p>
          </table:table-cell>
          <table:table-cell table:style-name="ce103" office:value-type="string">
            <text:p>Check Back function while viewing relation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3.001</text:p>
          </table:table-cell>
          <table:table-cell table:style-name="ce95" office:value-type="string">
            <text:p>Edit answer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2</text:p>
          </table:table-cell>
          <table:table-cell table:style-name="ce95" office:value-type="string">
            <text:p>Edit answer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3</text:p>
          </table:table-cell>
          <table:table-cell table:style-name="ce95" office:value-type="string">
            <text:p>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4</text:p>
          </table:table-cell>
          <table:table-cell table:style-name="ce97" office:value-type="string">
            <text:p>Dis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5</text:p>
          </table:table-cell>
          <table:table-cell table:style-name="ce97" office:value-type="string">
            <text:p>Activat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24">
          <table:table-cell table:style-name="ce80" office:value-type="string">
            <text:p>FNC_KS_ANS_QST_11_03.006</text:p>
          </table:table-cell>
          <table:table-cell table:style-name="ce97" office:value-type="string">
            <text:p>Hide question while editing answer</text:p>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1</text:p>
          </table:table-cell>
          <table:table-cell table:style-name="ce95" office:value-type="string">
            <text:p>Approve and disapprov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2</text:p>
          </table:table-cell>
          <table:table-cell table:style-name="ce95" office:value-type="string">
            <text:p>Activate and inactivat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3</text:p>
          </table:table-cell>
          <table:table-cell table:style-name="ce98" office:value-type="string">
            <text:p>Delete an answer of specific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1</text:p>
          </table:table-cell>
          <table:table-cell table:style-name="ce95" office:value-type="string">
            <text:p>Move question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2.002</text:p>
          </table:table-cell>
          <table:table-cell table:style-name="ce95" office:value-type="string">
            <text:p>Move question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1</text:p>
          </table:table-cell>
          <table:table-cell table:style-name="ce95" office:value-type="string">
            <text:p>Send question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2</text:p>
          </table:table-cell>
          <table:table-cell table:style-name="ce98" office:value-type="string">
            <text:p>Send question in case input invalid format email addres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3</text:p>
          </table:table-cell>
          <table:table-cell table:style-name="ce95" office:value-type="string">
            <text:p>Check Send question in case no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4</text:p>
          </table:table-cell>
          <table:table-cell table:style-name="ce95" office:value-type="string">
            <text:p>Test search user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5</text:p>
          </table:table-cell>
          <table:table-cell table:style-name="ce95" office:value-type="string">
            <text:p>Test search user in Email address form In case keyword does not match any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6</text:p>
          </table:table-cell>
          <table:table-cell table:style-name="ce95" office:value-type="string">
            <text:p>Test filter user by group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7</text:p>
          </table:table-cell>
          <table:table-cell table:style-name="ce95" office:value-type="string">
            <text:p>Test add email address available into “To”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8</text:p>
          </table:table-cell>
          <table:table-cell table:style-name="ce95" office:value-type="string">
            <text:p>Test add email address available into “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9</text:p>
          </table:table-cell>
          <table:table-cell table:style-name="ce95" office:value-type="string">
            <text:p>Test add email address available into “B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4.001</text:p>
          </table:table-cell>
          <table:table-cell table:style-name="ce95" office:value-type="string">
            <text:p>Print question cont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5.001</text:p>
          </table:table-cell>
          <table:table-cell table:style-name="ce95" office:value-type="string">
            <text:p>Delete Question by right-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1</text:p>
          </table:table-cell>
          <table:table-cell table:style-name="ce104" office:value-type="string">
            <text:p>Comment question in case blank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2</text:p>
          </table:table-cell>
          <table:table-cell table:style-name="ce104" office:value-type="string">
            <text:p>Comment question in case valid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3</text:p>
          </table:table-cell>
          <table:table-cell table:style-name="ce104" office:value-type="string">
            <text:p>Comment question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4</text:p>
          </table:table-cell>
          <table:table-cell table:style-name="ce104" office:value-type="string">
            <text:p>Commen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5</text:p>
          </table:table-cell>
          <table:table-cell table:style-name="ce104" office:value-type="string">
            <text:p>Commne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6</text:p>
          </table:table-cell>
          <table:table-cell table:style-name="ce104" office:value-type="string">
            <text:p>Comment question which pending for approve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1</text:p>
          </table:table-cell>
          <table:table-cell table:style-name="ce104" office:value-type="string">
            <text:p>Edit comment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2</text:p>
          </table:table-cell>
          <table:table-cell table:style-name="ce104" office:value-type="string">
            <text:p>Edit comment with blank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3</text:p>
          </table:table-cell>
          <table:table-cell table:style-name="ce104" office:value-type="string">
            <text:p>Edit comment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3.001</text:p>
          </table:table-cell>
          <table:table-cell table:style-name="ce104" office:value-type="string">
            <text:p>Dele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7.001</text:p>
          </table:table-cell>
          <table:table-cell table:style-name="ce104" office:value-type="string">
            <text:p>Promo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8.001</text:p>
          </table:table-cell>
          <table:table-cell table:style-name="ce100" office:value-type="string">
            <text:p>Vote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2</text:p>
          </table:table-cell>
          <table:table-cell table:style-name="ce105" office:value-type="string">
            <text:p>Vote question which pending for approve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3</text:p>
          </table:table-cell>
          <table:table-cell table:style-name="ce100" office:value-type="string">
            <text:p>Remove question vot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4</text:p>
          </table:table-cell>
          <table:table-cell table:style-name="ce100" office:value-type="string">
            <text:p>Vote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9.001</text:p>
          </table:table-cell>
          <table:table-cell table:style-name="ce100" office:value-type="string">
            <text:p>Rate up/down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s_Management">Question Management: List, Edit, Answer, Approve, Activate and Delete question.</text:a></text:p>
          </table:table-cell>
          <table:covered-table-cell table:style-name="ce106" office:value-type="string">
            <text:p>Delete Question by right-click menu</text:p>
          </table:covered-table-cell>
          <table:table-cell table:style-name="ce123"/>
          <table:table-cell table:style-name="ce125" table:number-columns-repeated="3"/>
          <table:table-cell table:number-columns-repeated="250"/>
        </table:table-row>
        <table:table-row table:style-name="ro1">
          <table:table-cell table:style-name="ce79" office:value-type="string">
            <text:p>FNC_KS_ANS_MNQ_20.001</text:p>
          </table:table-cell>
          <table:table-cell table:style-name="ce107" office:value-type="string">
            <text:p>Check all exist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0.002</text:p>
          </table:table-cell>
          <table:table-cell table:style-name="ce103" office:value-type="string">
            <text:p>Check pend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1</text:p>
          </table:table-cell>
          <table:table-cell table:style-name="ce103" office:value-type="string">
            <text:p>Check activate/inactivat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2</text:p>
          </table:table-cell>
          <table:table-cell table:style-name="ce103" office:value-type="string">
            <text:p>Check approved/disapprov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3</text:p>
          </table:table-cell>
          <table:table-cell table:style-name="ce95" office:value-type="string">
            <text:p>Edit Question in All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4</text:p>
          </table:table-cell>
          <table:table-cell table:style-name="ce95" office:value-type="string">
            <text:p>Edit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1</text:p>
          </table:table-cell>
          <table:table-cell table:style-name="ce95" office:value-type="string">
            <text:p>Answer question in Manage questions form by answer ic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2.002</text:p>
          </table:table-cell>
          <table:table-cell table:style-name="ce95" office:value-type="string">
            <text:p>Answer question in Manage questions form by language link</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1</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2</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arch">Search: Simple Search and Advanced Search</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R_24.001</text:p>
          </table:table-cell>
          <table:table-cell table:style-name="ce109" office:value-type="string">
            <text:p>Do Simple Search in case input no keywords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2</text:p>
          </table:table-cell>
          <table:table-cell table:style-name="ce100" office:value-type="string">
            <text:p>Do Simple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3</text:p>
          </table:table-cell>
          <table:table-cell table:style-name="ce109" office:value-type="string">
            <text:p>Do Simple Search in case input keyword matches existing valu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4</text:p>
          </table:table-cell>
          <table:table-cell table:style-name="ce109" office:value-type="string">
            <text:p>Do Simple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5</text:p>
          </table:table-cell>
          <table:table-cell table:style-name="ce109" office:value-type="string">
            <text:p>Do Simple Search with Inactivat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6</text:p>
          </table:table-cell>
          <table:table-cell table:style-name="ce109" office:value-type="string">
            <text:p>Do Simple Search with Inactivate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7</text:p>
          </table:table-cell>
          <table:table-cell table:style-name="ce109" office:value-type="string">
            <text:p>Do Simple Search with Inactivat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8</text:p>
          </table:table-cell>
          <table:table-cell table:style-name="ce109" office:value-type="string">
            <text:p>Do Simple Search with Inactivat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9</text:p>
          </table:table-cell>
          <table:table-cell table:style-name="ce109" office:value-type="string">
            <text:p>Do Simple Search with Inactivat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0</text:p>
          </table:table-cell>
          <table:table-cell table:style-name="ce109" office:value-type="string">
            <text:p>Do Simple Search with Disapprov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1</text:p>
          </table:table-cell>
          <table:table-cell table:style-name="ce109" office:value-type="string">
            <text:p>Do Simple Search with Disapprove 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2</text:p>
          </table:table-cell>
          <table:table-cell table:style-name="ce109" office:value-type="string">
            <text:p>Do Simple Search with Disapprov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3</text:p>
          </table:table-cell>
          <table:table-cell table:style-name="ce109" office:value-type="string">
            <text:p>Do Simple Search with Disapprov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4</text:p>
          </table:table-cell>
          <table:table-cell table:style-name="ce109" office:value-type="string">
            <text:p>Do Simple Search with Disapprov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5</text:p>
          </table:table-cell>
          <table:table-cell table:style-name="ce109" office:value-type="string">
            <text:p>Do Simple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6</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1</text:p>
          </table:table-cell>
          <table:table-cell table:style-name="ce95" office:value-type="string">
            <text:p>Do Advanced Search in case blank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2</text:p>
          </table:table-cell>
          <table:table-cell table:style-name="ce100" office:value-type="string">
            <text:p>Do Advanced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3</text:p>
          </table:table-cell>
          <table:table-cell table:style-name="ce109" office:value-type="string">
            <text:p>Do Advanced Search in case input keyword matches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4</text:p>
          </table:table-cell>
          <table:table-cell table:style-name="ce109" office:value-type="string">
            <text:p>Do Advanced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5</text:p>
          </table:table-cell>
          <table:table-cell table:style-name="ce109" office:value-type="string">
            <text:p>Do Advanced Search with Term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6</text:p>
          </table:table-cell>
          <table:table-cell table:style-name="ce109" office:value-type="string">
            <text:p>Do Advanced Search with Name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7</text:p>
          </table:table-cell>
          <table:table-cell table:style-name="ce109" office:value-type="string">
            <text:p>Do Advanced Search with Approved option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8</text:p>
          </table:table-cell>
          <table:table-cell table:style-name="ce109" office:value-type="string">
            <text:p>Do Advanced Search with Moderator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9</text:p>
          </table:table-cell>
          <table:table-cell table:style-name="ce109" office:value-type="string">
            <text:p>Do Advanced Search with Created after date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0</text:p>
          </table:table-cell>
          <table:table-cell table:style-name="ce109" office:value-type="string">
            <text:p>Do Advanced Search with Created before date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1</text:p>
          </table:table-cell>
          <table:table-cell table:style-name="ce109" office:value-type="string">
            <text:p>Do Advanced Search with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2</text:p>
          </table:table-cell>
          <table:table-cell table:style-name="ce109" office:value-type="string">
            <text:p>Do Advanced Search with full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3</text:p>
          </table:table-cell>
          <table:table-cell table:style-name="ce109" office:value-type="string">
            <text:p>Do Advanced Search with Term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4</text:p>
          </table:table-cell>
          <table:table-cell table:style-name="ce109" office:value-type="string">
            <text:p>Do Advanced Search with Autho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5</text:p>
          </table:table-cell>
          <table:table-cell table:style-name="ce109" office:value-type="string">
            <text:p>Do Advanced Search with Author email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6</text:p>
          </table:table-cell>
          <table:table-cell table:style-name="ce109" office:value-type="string">
            <text:p>Do Advanced Search with Language op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7</text:p>
          </table:table-cell>
          <table:table-cell table:style-name="ce109" office:value-type="string">
            <text:p>Do Advanced Search with Ques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8</text:p>
          </table:table-cell>
          <table:table-cell table:style-name="ce109" office:value-type="string">
            <text:p>Do Advanced Search with Answe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9</text:p>
          </table:table-cell>
          <table:table-cell table:style-name="ce109" office:value-type="string">
            <text:p>Do Advanced Search with Created after date keyword searched in Ent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0</text:p>
          </table:table-cell>
          <table:table-cell table:style-name="ce109" office:value-type="string">
            <text:p>Do Advanced Search with Created before date keyword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1</text:p>
          </table:table-cell>
          <table:table-cell table:style-name="ce109" office:value-type="string">
            <text:p>Do Advanced Search with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2</text:p>
          </table:table-cell>
          <table:table-cell table:style-name="ce110" office:value-type="string">
            <text:p>Do Advanced Search with full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3</text:p>
          </table:table-cell>
          <table:table-cell table:style-name="ce109" office:value-type="string">
            <text:p>Do Advanced Search in case invalid duration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4</text:p>
          </table:table-cell>
          <table:table-cell table:style-name="ce100" office:value-type="string">
            <text:p>Test Search Result in case administ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5</text:p>
          </table:table-cell>
          <table:table-cell table:style-name="ce100" office:value-type="string">
            <text:p>Test Search Result in case mode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6</text:p>
          </table:table-cell>
          <table:table-cell table:style-name="ce100" office:value-type="string">
            <text:p>Test Search Result in case normal use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7</text:p>
          </table:table-cell>
          <table:table-cell table:style-name="ce109" office:value-type="string">
            <text:p>Do Advanced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8</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ttings">User Settings: Display mode, Display Setting, Define notification mail content</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T_26.001</text:p>
          </table:table-cell>
          <table:table-cell table:style-name="ce104" office:value-type="string">
            <text:p>Set Answers porlet to display categories/questions by created date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2</text:p>
          </table:table-cell>
          <table:table-cell table:style-name="ce104" office:value-type="string">
            <text:p>Set Answers porlet <text:s/>to display categories/questions by created date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3</text:p>
          </table:table-cell>
          <table:table-cell table:style-name="ce104" office:value-type="string">
            <text:p>Set Answers porlet <text:s/>to display categories/ questions by alphabet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4</text:p>
          </table:table-cell>
          <table:table-cell table:style-name="ce104" office:value-type="string">
            <text:p>Set Answers porlet <text:s/>to display categories/ questions by alphabet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5</text:p>
          </table:table-cell>
          <table:table-cell table:style-name="ce104" office:value-type="string">
            <text:p>Change avatar in case in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6</text:p>
          </table:table-cell>
          <table:table-cell table:style-name="ce104" office:value-type="string">
            <text:p>Change avatar in case 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7</text:p>
          </table:table-cell>
          <table:table-cell table:style-name="ce104" office:value-type="string">
            <text:p>Reset the uploaded avata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Permission">Permission: Check action permission in Answers by user login</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PMS_27.001</text:p>
          </table:table-cell>
          <table:table-cell table:style-name="ce104" office:value-type="string">
            <text:p>Check permission in case administration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2</text:p>
          </table:table-cell>
          <table:table-cell table:style-name="ce104" office:value-type="string">
            <text:p>Check permission in case moderato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3</text:p>
          </table:table-cell>
          <table:table-cell table:style-name="ce104" office:value-type="string">
            <text:p>Check permission in case normal use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4</text:p>
          </table:table-cell>
          <table:table-cell table:style-name="ce104" office:value-type="string">
            <text:p>Check permission in case guest view</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Export_Import">Export/Import: Export/Import category into Answers</text:a></text:p>
          </table:table-cell>
          <table:covered-table-cell table:style-name="ce111"/>
          <table:table-cell table:style-name="ce123"/>
          <table:table-cell table:style-name="ce125" table:number-columns-repeated="3"/>
          <table:table-cell table:number-columns-repeated="250"/>
        </table:table-row>
        <table:table-row table:style-name="ro1">
          <table:table-cell table:style-name="ce79" office:value-type="string">
            <text:p>FNC_KS_ANS_IEP_28.001</text:p>
          </table:table-cell>
          <table:table-cell table:style-name="ce104" office:value-type="string">
            <text:p>Export category and question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2</text:p>
          </table:table-cell>
          <table:table-cell table:style-name="ce104" office:value-type="string">
            <text:p>Export category and question in case blank file name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3</text:p>
          </table:table-cell>
          <table:table-cell table:style-name="ce104" office:value-type="string">
            <text:p>Export category and question in case the category is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1</text:p>
          </table:table-cell>
          <table:table-cell table:style-name="ce104" office:value-type="string">
            <text:p>Import category and question into home page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2</text:p>
          </table:table-cell>
          <table:table-cell table:style-name="ce104" office:value-type="string">
            <text:p>Import category and question into a category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3</text:p>
          </table:table-cell>
          <table:table-cell table:style-name="ce104" office:value-type="string">
            <text:p>Import category and question into a category which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4</text:p>
          </table:table-cell>
          <table:table-cell table:style-name="ce104" office:value-type="string">
            <text:p>Import category and question in case invalid file select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5</text:p>
          </table:table-cell>
          <table:table-cell table:style-name="ce104" office:value-type="string">
            <text:p>Import category and question in case no file upload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6</text:p>
          </table:table-cell>
          <table:table-cell table:style-name="ce104" office:value-type="string">
            <text:p>Import category and question in case duplication of imported fil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span text:style-name="T5"><text:a xlink:href="#Other_actions">Other actions: show/hide panel, Answers statistics</text:a></text:span></text:p>
          </table:table-cell>
          <table:covered-table-cell table:style-name="ce112"/>
          <table:table-cell table:style-name="ce123"/>
          <table:table-cell table:style-name="ce125" table:number-columns-repeated="3"/>
          <table:table-cell table:number-columns-repeated="250"/>
        </table:table-row>
        <table:table-row table:style-name="ro1">
          <table:table-cell table:style-name="ce79" office:value-type="string">
            <text:p>FNC_KS_ANS_OAT_30.001</text:p>
          </table:table-cell>
          <table:table-cell table:style-name="ce104" office:value-type="string">
            <text:p>Show and hide left pane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1</text:p>
          </table:table-cell>
          <table:table-cell table:style-name="ce104" office:value-type="string">
            <text:p>Subcategorie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2</text:p>
          </table:table-cell>
          <table:table-cell table:style-name="ce104" office:value-type="string">
            <text:p>Total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3</text:p>
          </table:table-cell>
          <table:table-cell table:style-name="ce104" office:value-type="string">
            <text:p>Total non-answer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4</text:p>
          </table:table-cell>
          <table:table-cell table:style-name="ce104" office:value-type="string">
            <text:p>Total unapprov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2.001</text:p>
          </table:table-cell>
          <table:table-cell table:style-name="ce104" office:value-type="string">
            <text:p>Get RSS of specific category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3.001</text:p>
          </table:table-cell>
          <table:table-cell table:style-name="ce104" office:value-type="string">
            <text:p>View user pro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1</text:p>
          </table:table-cell>
          <table:table-cell table:style-name="ce104" office:value-type="string">
            <text:p>Discuss in case the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2</text:p>
          </table:table-cell>
          <table:table-cell table:style-name="ce104" office:value-type="string">
            <text:p>Discuss in case the answer of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3</text:p>
          </table:table-cell>
          <table:table-cell table:style-name="ce104" office:value-type="string">
            <text:p>Discuss in case the question and its answers are approved and 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4</text:p>
          </table:table-cell>
          <table:table-cell table:style-name="ce104" office:value-type="string">
            <text:p>Discuss in case the question having file attachment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5</text:p>
          </table:table-cell>
          <table:table-cell table:style-name="ce104" office:value-type="string">
            <text:p>Discuss in case the question has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6</text:p>
          </table:table-cell>
          <table:table-cell table:style-name="ce104" office:value-type="string">
            <text:p>Discuss in case the comment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7</text:p>
          </table:table-cell>
          <table:table-cell table:style-name="ce104" office:value-type="string">
            <text:p>Discuss in case the question or answer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8</text:p>
          </table:table-cell>
          <table:table-cell table:style-name="ce104" office:value-type="string">
            <text:p>Discuss in case the question or answer or comment is dele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9</text:p>
          </table:table-cell>
          <table:table-cell table:style-name="ce104" office:value-type="string">
            <text:p>Discuss in case the forum to discuss no longer exit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0</text:p>
          </table:table-cell>
          <table:table-cell table:style-name="ce113" office:value-type="string">
            <text:p>Check permission to Discuss forum by gue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1</text:p>
          </table:table-cell>
          <table:table-cell table:style-name="ce104" office:value-type="string">
            <text:p>Check permission to Discuss forum by memb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2</text:p>
          </table:table-cell>
          <table:table-cell table:style-name="ce104" office:value-type="string">
            <text:p>Check permission to Discuss forum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3</text:p>
          </table:table-cell>
          <table:table-cell table:style-name="ce104" office:value-type="string">
            <text:p>Check permission to Discuss forum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BB_Code">BBC: BB Code tag can be used in Answers</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BBC_35.001</text:p>
          </table:table-cell>
          <table:table-cell table:style-name="ce114" office:value-type="string">
            <text:p>Check Bold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2</text:p>
          </table:table-cell>
          <table:table-cell table:style-name="ce114" office:value-type="string">
            <text:p>Check Italic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3</text:p>
          </table:table-cell>
          <table:table-cell table:style-name="ce114" office:value-type="string">
            <text:p>Check Underlin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4</text:p>
          </table:table-cell>
          <table:table-cell table:style-name="ce114" office:value-type="string">
            <text:p>Check Siz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5</text:p>
          </table:table-cell>
          <table:table-cell table:style-name="ce114" office:value-type="string">
            <text:p>Check Color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6</text:p>
          </table:table-cell>
          <table:table-cell table:style-name="ce114" office:value-type="string">
            <text:p>Check combined formatting ta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7</text:p>
          </table:table-cell>
          <table:table-cell table:style-name="ce114" office:value-type="string">
            <text:p>Check Quot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8</text:p>
          </table:table-cell>
          <table:table-cell table:style-name="ce114" office:value-type="string">
            <text:p>Check Cod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9</text:p>
          </table:table-cell>
          <table:table-cell table:style-name="ce114" office:value-type="string">
            <text:p>Check Un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0</text:p>
          </table:table-cell>
          <table:table-cell table:style-name="ce114" office:value-type="string">
            <text:p>Check 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1</text:p>
          </table:table-cell>
          <table:table-cell table:style-name="ce114" office:value-type="string">
            <text:p>Check Link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2</text:p>
          </table:table-cell>
          <table:table-cell table:style-name="ce114" office:value-type="string">
            <text:p>Check Email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3</text:p>
          </table:table-cell>
          <table:table-cell table:style-name="ce114" office:value-type="string">
            <text:p>Check Adding image to a po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4" office:value-type="string" table:number-columns-spanned="2" table:number-rows-spanned="1">
            <text:p><text:a xlink:href="#Answers_Porlet_Setting">Answers Porlet Setting: Display mode, Email notification, Discussion and Category scoping</text:a></text:p>
          </table:table-cell>
          <table:covered-table-cell table:style-name="ce111"/>
          <table:table-cell table:style-name="ce111"/>
          <table:table-cell table:style-name="ce125" table:number-columns-repeated="3"/>
          <table:table-cell table:number-columns-repeated="250"/>
        </table:table-row>
        <table:table-row table:style-name="ro1">
          <table:table-cell table:style-name="ce85" office:value-type="string">
            <text:p>FNC_KS_ANS_APS_36.001</text:p>
          </table:table-cell>
          <table:table-cell table:style-name="ce115" office:value-type="string">
            <text:p>Setup to show all kinds of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2</text:p>
          </table:table-cell>
          <table:table-cell table:style-name="ce115" office:value-type="string">
            <text:p>Setup to show only Approved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3</text:p>
          </table:table-cell>
          <table:table-cell table:style-name="ce115" office:value-type="string">
            <text:p>Setting Answers to display categories and questions by created date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4</text:p>
          </table:table-cell>
          <table:table-cell table:style-name="ce116" office:value-type="string">
            <text:p>Setting Answers to display categories and questions by created date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5</text:p>
          </table:table-cell>
          <table:table-cell table:style-name="ce116" office:value-type="string">
            <text:p>Setting Answers to display categories and questions by alphabet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6</text:p>
          </table:table-cell>
          <table:table-cell table:style-name="ce116" office:value-type="string">
            <text:p>Setting Answers to display categories and questions by alphabet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7</text:p>
          </table:table-cell>
          <table:table-cell table:style-name="ce116" office:value-type="string">
            <text:p>En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8</text:p>
          </table:table-cell>
          <table:table-cell table:style-name="ce116" office:value-type="string">
            <text:p>Dis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9</text:p>
          </table:table-cell>
          <table:table-cell table:style-name="ce116" office:value-type="string">
            <text:p>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0</text:p>
          </table:table-cell>
          <table:table-cell table:style-name="ce116" office:value-type="string">
            <text:p>Don't 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1</text:p>
          </table:table-cell>
          <table:table-cell table:style-name="ce116" office:value-type="string">
            <text:p>En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2</text:p>
          </table:table-cell>
          <table:table-cell table:style-name="ce116" office:value-type="string">
            <text:p>Dis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3</text:p>
          </table:table-cell>
          <table:table-cell table:style-name="ce116" office:value-type="string">
            <text:p>En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4</text:p>
          </table:table-cell>
          <table:table-cell table:style-name="ce116" office:value-type="string">
            <text:p>Dis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5</text:p>
          </table:table-cell>
          <table:table-cell table:style-name="ce116" office:value-type="string">
            <text:p>En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6</text:p>
          </table:table-cell>
          <table:table-cell table:style-name="ce116" office:value-type="string">
            <text:p>Dis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7" office:value-type="string">
            <text:p>FNC_KS_ANS_APS_37.001</text:p>
          </table:table-cell>
          <table:table-cell table:style-name="ce116" office:value-type="string">
            <text:p>Set content of Email notification for new question</text:p>
          </table:table-cell>
          <table:table-cell table:style-name="ce121" office:value-type="string">
            <text:p>Medium</text:p>
          </table:table-cell>
          <table:table-cell table:style-name="ce127" table:number-columns-repeated="3"/>
          <table:table-cell table:style-name="ce136" table:number-columns-repeated="250"/>
        </table:table-row>
        <table:table-row table:style-name="ro1">
          <table:table-cell table:style-name="ce86" office:value-type="string">
            <text:p>FNC_KS_ANS_APS_37.002</text:p>
          </table:table-cell>
          <table:table-cell table:style-name="ce116" office:value-type="string">
            <text:p>Set content of Email notification for Edit and Answ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1</text:p>
          </table:table-cell>
          <table:table-cell table:style-name="ce116" office:value-type="string">
            <text:p>En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2</text:p>
          </table:table-cell>
          <table:table-cell table:style-name="ce116" office:value-type="string">
            <text:p>Dis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3</text:p>
          </table:table-cell>
          <table:table-cell table:style-name="ce116" office:value-type="string">
            <text:p>Set default forum for discuss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9.001</text:p>
          </table:table-cell>
          <table:table-cell table:style-name="ce117" office:value-type="string">
            <text:p>Hide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6" office:value-type="string">
            <text:p>FNC_KS_ANS_APS_39.002</text:p>
          </table:table-cell>
          <table:table-cell table:style-name="ce117" office:value-type="string">
            <text:p>Show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1</text:p>
          </table:table-cell>
          <table:table-cell table:style-name="ce115" office:value-type="string">
            <text:p>Browse single Category</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2</text:p>
          </table:table-cell>
          <table:table-cell table:style-name="ce115" office:value-type="string">
            <text:p>Browse sub-Category</text:p>
          </table:table-cell>
          <table:table-cell table:style-name="ce124" office:value-type="string">
            <text:p>Low</text:p>
          </table:table-cell>
          <table:table-cell table:style-name="ce53" table:number-columns-repeated="3"/>
          <table:table-cell table:number-columns-repeated="250"/>
        </table:table-row>
        <table:table-row table:style-name="ro1">
          <table:table-cell table:style-name="ce92" office:value-type="string">
            <text:p>FNC_KS_FAQ_FPL_01.003</text:p>
          </table:table-cell>
          <table:table-cell table:style-name="ce115" office:value-type="string">
            <text:p>Check view Question</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4</text:p>
          </table:table-cell>
          <table:table-cell table:style-name="ce118" office:value-type="string">
            <text:p>Check Hide category</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5</text:p>
          </table:table-cell>
          <table:table-cell table:style-name="ce118" office:value-type="string">
            <text:p>Check Show category which hiding</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6</text:p>
          </table:table-cell>
          <table:table-cell table:style-name="ce118" office:value-type="string">
            <text:p>Check Edit template of FAQ porlet</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number-columns-repeated="2"/>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192"/>
          <table:table-cell table:number-columns-repeated="2"/>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3"/>
          <table:table-cell table:style-name="ce248" table:number-columns-repeated="189"/>
          <table:table-cell table:number-columns-repeated="2"/>
        </table:table-row>
        <table:table-row table:style-name="ro36">
          <table:table-cell/>
          <table:table-cell table:style-name="ce203" office:value-type="string">
            <text:p>Function List<text:span text:style-name="T9">:</text:span></text:p>
          </table:table-cell>
          <table:table-cell table:style-name="ce211"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3"/>
          <table:table-cell table:style-name="ce248" table:number-columns-repeated="189"/>
          <table:table-cell table:number-columns-repeated="2"/>
        </table:table-row>
        <table:table-row table:style-name="ro37">
          <table:table-cell/>
          <table:table-cell table:style-name="ce203" office:value-type="string">
            <text:p>Total main cases</text:p>
          </table:table-cell>
          <table:table-cell table:style-name="ce211" table:formula="of:=MAX([.A7:.A1053])" office:value-type="float" office:value="54" table:number-columns-spanned="3" table:number-rows-spanned="1">
            <text:p>54</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3"/>
          <table:table-cell table:style-name="ce248" table:number-columns-repeated="189"/>
          <table:table-cell table:number-columns-repeated="2"/>
        </table:table-row>
        <table:table-row table:style-name="ro35">
          <table:table-cell/>
          <table:table-cell table:style-name="ce20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3"/>
          <table:table-cell table:style-name="ce212" table:number-columns-repeated="189"/>
          <table:table-cell table:number-columns-repeated="2"/>
        </table:table-row>
        <table:table-row table:style-name="ro1">
          <table:table-cell table:style-name="ce197" office:value-type="string">
            <text:p>Case No</text:p>
          </table:table-cell>
          <table:table-cell table:style-name="ce205"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10"/>
          <table:table-cell table:style-name="ce249" table:number-columns-repeated="188"/>
          <table:table-cell table:style-name="ce250"/>
        </table:table-row>
        <table:table-row table:style-name="ro30">
          <table:table-cell table:style-name="ce198" office:value-type="float" office:value="1">
            <text:p>1.00</text:p>
          </table:table-cell>
          <table:table-cell table:style-name="ce206" office:value-type="string">
            <text:p>FNC_KS_ANS_CAT_01</text:p>
          </table:table-cell>
          <table:table-cell table:style-name="ce214" office:value-type="float" office:value="1">
            <text:p>1.00</text:p>
          </table:table-cell>
          <table:table-cell table:style-name="ce219" office:value-type="string">
            <text:p>KS\Answers\Category\Add</text:p>
          </table:table-cell>
          <table:table-cell table:style-name="ce222" office:value-type="string">
            <text:p>Add new category by the main menu on the action bar</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on the main action bar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8];6;FIND(&quot;:&quot;;[.F8];1)-FIND(&quot; &quot;;[.F8];1)-1))&gt;VALUE(MID([.F7];6;FIND(&quot;:&quot;;[.F7];1)-FIND(&quot; &quot;;[.F7];1)-1));&quot;&quot;;MAX([.A$7:.A7])+1)">
            <text:p/>
          </table:table-cell>
          <table:table-cell table:style-name="ce206" office:value-type="string">
            <text:p>FNC_KS_ANS_CAT_01</text:p>
          </table:table-cell>
          <table:table-cell table:style-name="ce215" table:formula="of:=IF(VALUE(MID([.F8];6;FIND(&quot;:&quot;;[.F8];1)-FIND(&quot; &quot;;[.F8];1)-1))&gt;VALUE(MID([.F7];6;FIND(&quot;:&quot;;[.F7];1)-FIND(&quot; &quot;;[.F7];1)-1));[.C7];[.C7]+1)" office:value-type="float" office:value="1">
            <text:p>1.00</text:p>
          </table:table-cell>
          <table:table-cell table:style-name="ce219" office:value-type="string">
            <text:p>KS\Answers\Category\Add</text:p>
          </table:table-cell>
          <table:table-cell table:style-name="ce224" office:value-type="string">
            <text:p>Add new category by the main menu on the action bar</text:p>
          </table:table-cell>
          <table:table-cell table:style-name="ce219" office:value-type="string">
            <text:p>Step 2: <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0">
          <table:table-cell table:style-name="ce199" table:formula="of:=IF(VALUE(MID([.F9];6;FIND(&quot;:&quot;;[.F9];1)-FIND(&quot; &quot;;[.F9];1)-1))&gt;VALUE(MID([.F8];6;FIND(&quot;:&quot;;[.F8];1)-FIND(&quot; &quot;;[.F8];1)-1));&quot;&quot;;MAX([.A$7:.A8])+1)" office:value-type="float" office:value="2">
            <text:p>2.00</text:p>
          </table:table-cell>
          <table:table-cell table:style-name="ce206" office:value-type="string">
            <text:p>FNC_KS_ANS_CAT_01</text:p>
          </table:table-cell>
          <table:table-cell table:style-name="ce215" table:formula="of:=IF(VALUE(MID([.F9];6;FIND(&quot;:&quot;;[.F9];1)-FIND(&quot; &quot;;[.F9];1)-1))&gt;VALUE(MID([.F8];6;FIND(&quot;:&quot;;[.F8];1)-FIND(&quot; &quot;;[.F8];1)-1));[.C8];[.C8]+1)" office:value-type="float" office:value="2">
            <text:p>2.00</text:p>
          </table:table-cell>
          <table:table-cell table:style-name="ce219" office:value-type="string">
            <text:p>KS\Answers\Category\Add</text:p>
          </table:table-cell>
          <table:table-cell table:style-name="ce225" office:value-type="string">
            <text:p>Add new category by the right click menu</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29">
          <table:table-cell table:style-name="ce199" table:formula="of:=IF(VALUE(MID([.F10];6;FIND(&quot;:&quot;;[.F10];1)-FIND(&quot; &quot;;[.F10];1)-1))&gt;VALUE(MID([.F9];6;FIND(&quot;:&quot;;[.F9];1)-FIND(&quot; &quot;;[.F9];1)-1));&quot;&quot;;MAX([.A$7:.A9])+1)">
            <text:p/>
          </table:table-cell>
          <table:table-cell table:style-name="ce206" office:value-type="string">
            <text:p>FNC_KS_ANS_CAT_01</text:p>
          </table:table-cell>
          <table:table-cell table:style-name="ce215" table:formula="of:=IF(VALUE(MID([.F10];6;FIND(&quot;:&quot;;[.F10];1)-FIND(&quot; &quot;;[.F10];1)-1))&gt;VALUE(MID([.F9];6;FIND(&quot;:&quot;;[.F9];1)-FIND(&quot; &quot;;[.F9];1)-1));[.C9];[.C9]+1)" office:value-type="float" office:value="2">
            <text:p>2.00</text:p>
          </table:table-cell>
          <table:table-cell table:style-name="ce219" office:value-type="string">
            <text:p>KS\Answers\Category\Add</text:p>
          </table:table-cell>
          <table:table-cell table:style-name="ce226" office:value-type="string">
            <text:p>Add new category by the right click menu</text:p>
          </table:table-cell>
          <table:table-cell table:style-name="ce219" office:value-type="string">
            <text:p>St<text:span text:style-name="T6">ep 2: </text:span><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1];6;FIND(&quot;:&quot;;[.F11];1)-FIND(&quot; &quot;;[.F11];1)-1))&gt;VALUE(MID([.F10];6;FIND(&quot;:&quot;;[.F10];1)-FIND(&quot; &quot;;[.F10];1)-1));&quot;&quot;;MAX([.A$7:.A10])+1)" office:value-type="float" office:value="3">
            <text:p>3.00</text:p>
          </table:table-cell>
          <table:table-cell table:style-name="ce206" office:value-type="string">
            <text:p>FNC_KS_ANS_CAT_01</text:p>
          </table:table-cell>
          <table:table-cell table:style-name="ce215" table:formula="of:=IF(VALUE(MID([.F11];6;FIND(&quot;:&quot;;[.F11];1)-FIND(&quot; &quot;;[.F11];1)-1))&gt;VALUE(MID([.F10];6;FIND(&quot;:&quot;;[.F10];1)-FIND(&quot; &quot;;[.F10];1)-1));[.C10];[.C10]+1)" office:value-type="float" office:value="3">
            <text:p>3.00</text:p>
          </table:table-cell>
          <table:table-cell table:style-name="ce219" office:value-type="string">
            <text:p>KS\Answers\Category\Add</text:p>
          </table:table-cell>
          <table:table-cell table:style-name="ce222" office:value-type="string">
            <text:p>Add new category in case leaving blank at mandatory fields</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31">
          <table:table-cell table:style-name="ce199" table:formula="of:=IF(VALUE(MID([.F12];6;FIND(&quot;:&quot;;[.F12];1)-FIND(&quot; &quot;;[.F12];1)-1))&gt;VALUE(MID([.F11];6;FIND(&quot;:&quot;;[.F11];1)-FIND(&quot; &quot;;[.F11];1)-1));&quot;&quot;;MAX([.A$7:.A11])+1)">
            <text:p/>
          </table:table-cell>
          <table:table-cell table:style-name="ce206" office:value-type="string">
            <text:p>FNC_KS_ANS_CAT_01</text:p>
          </table:table-cell>
          <table:table-cell table:style-name="ce215" table:formula="of:=IF(VALUE(MID([.F12];6;FIND(&quot;:&quot;;[.F12];1)-FIND(&quot; &quot;;[.F12];1)-1))&gt;VALUE(MID([.F11];6;FIND(&quot;:&quot;;[.F11];1)-FIND(&quot; &quot;;[.F11];1)-1));[.C11];[.C11]+1)" office:value-type="float" office:value="3">
            <text:p>3.00</text:p>
          </table:table-cell>
          <table:table-cell table:style-name="ce219" office:value-type="string">
            <text:p>KS\Answers\Category\Add</text:p>
          </table:table-cell>
          <table:table-cell table:style-name="ce226" office:value-type="string">
            <text:p>Add new category in case leaving blank at mandatory fields</text:p>
          </table:table-cell>
          <table:table-cell table:style-name="ce219" office:value-type="string">
            <text:p>St<text:span text:style-name="T6">ep 2: </text:span><text:span text:style-name="T10">Add new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3];6;FIND(&quot;:&quot;;[.F13];1)-FIND(&quot; &quot;;[.F13];1)-1))&gt;VALUE(MID([.F12];6;FIND(&quot;:&quot;;[.F12];1)-FIND(&quot; &quot;;[.F12];1)-1));&quot;&quot;;MAX([.A$7:.A12])+1)" office:value-type="float" office:value="4">
            <text:p>4.00</text:p>
          </table:table-cell>
          <table:table-cell table:style-name="ce206" office:value-type="string">
            <text:p>FNC_KS_ANS_CAT_01</text:p>
          </table:table-cell>
          <table:table-cell table:style-name="ce215" table:formula="of:=IF(VALUE(MID([.F13];6;FIND(&quot;:&quot;;[.F13];1)-FIND(&quot; &quot;;[.F13];1)-1))&gt;VALUE(MID([.F12];6;FIND(&quot;:&quot;;[.F12];1)-FIND(&quot; &quot;;[.F12];1)-1));[.C12];[.C12]+1)" office:value-type="float" office:value="4">
            <text:p>4.00</text:p>
          </table:table-cell>
          <table:table-cell table:style-name="ce219" office:value-type="string">
            <text:p>KS\Answers\Category\Add</text:p>
          </table:table-cell>
          <table:table-cell table:style-name="ce225" office:value-type="string">
            <text:p>Add new category in case duplication of category name</text:p>
          </table:table-cell>
          <table:table-cell table:style-name="ce219" office:value-type="string">
            <text:p>Step 1: Create the first <text:s/>category</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FIND(&quot;:&quot;;[.F14];1)-FIND(&quot; &quot;;[.F14];1)-1))&gt;VALUE(MID([.F13];6;FIND(&quot;:&quot;;[.F13];1)-FIND(&quot; &quot;;[.F13];1)-1));&quot;&quot;;MAX([.A$7:.A13])+1)">
            <text:p/>
          </table:table-cell>
          <table:table-cell table:style-name="ce206" office:value-type="string">
            <text:p>FNC_KS_ANS_CAT_01</text:p>
          </table:table-cell>
          <table:table-cell table:style-name="ce215" table:formula="of:=IF(VALUE(MID([.F14];6;FIND(&quot;:&quot;;[.F14];1)-FIND(&quot; &quot;;[.F14];1)-1))&gt;VALUE(MID([.F13];6;FIND(&quot;:&quot;;[.F13];1)-FIND(&quot; &quot;;[.F13];1)-1));[.C13];[.C13]+1)" office:value-type="float" office:value="4">
            <text:p>4.00</text:p>
          </table:table-cell>
          <table:table-cell table:style-name="ce219" office:value-type="string">
            <text:p>KS\Answers\Category\Add</text:p>
          </table:table-cell>
          <table:table-cell table:style-name="ce226" office:value-type="string">
            <text:p>Add new category in case duplication of category name</text:p>
          </table:table-cell>
          <table:table-cell table:style-name="ce219" office:value-type="string">
            <text:p>Step 2: Create same name category</text:p>
          </table:table-cell>
          <table:table-cell table:style-name="ce223" office:value-type="string">
            <text:p>- Add new category that is same name with category above</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5];6;FIND(&quot;:&quot;;[.F15];1)-FIND(&quot; &quot;;[.F15];1)-1))&gt;VALUE(MID([.F14];6;FIND(&quot;:&quot;;[.F14];1)-FIND(&quot; &quot;;[.F14];1)-1));&quot;&quot;;MAX([.A$7:.A14])+1)" office:value-type="float" office:value="5">
            <text:p>5.00</text:p>
          </table:table-cell>
          <table:table-cell table:style-name="ce206" office:value-type="string">
            <text:p>FNC_KS_ANS_CAT_01</text:p>
          </table:table-cell>
          <table:table-cell table:style-name="ce215" table:formula="of:=IF(VALUE(MID([.F15];6;FIND(&quot;:&quot;;[.F15];1)-FIND(&quot; &quot;;[.F15];1)-1))&gt;VALUE(MID([.F14];6;FIND(&quot;:&quot;;[.F14];1)-FIND(&quot; &quot;;[.F14];1)-1));[.C14];[.C14]+1)" office:value-type="float" office:value="5">
            <text:p>5.00</text:p>
          </table:table-cell>
          <table:table-cell table:style-name="ce219" office:value-type="string">
            <text:p>KS\Answers\Category\Add</text:p>
          </table:table-cell>
          <table:table-cell table:style-name="ce227" office:value-type="string">
            <text:p>Add new category in case 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6];6;FIND(&quot;:&quot;;[.F16];1)-FIND(&quot; &quot;;[.F16];1)-1))&gt;VALUE(MID([.F15];6;FIND(&quot;:&quot;;[.F15];1)-FIND(&quot; &quot;;[.F15];1)-1));&quot;&quot;;MAX([.A$7:.A15])+1)">
            <text:p/>
          </table:table-cell>
          <table:table-cell table:style-name="ce206" office:value-type="string">
            <text:p>FNC_KS_ANS_CAT_01</text:p>
          </table:table-cell>
          <table:table-cell table:style-name="ce215" table:formula="of:=IF(VALUE(MID([.F16];6;FIND(&quot;:&quot;;[.F16];1)-FIND(&quot; &quot;;[.F16];1)-1))&gt;VALUE(MID([.F15];6;FIND(&quot;:&quot;;[.F15];1)-FIND(&quot; &quot;;[.F15];1)-1));[.C15];[.C15]+1)" office:value-type="float" office:value="5">
            <text:p>5.00</text:p>
          </table:table-cell>
          <table:table-cell table:style-name="ce219" office:value-type="string">
            <text:p>KS\Answers\Category\Add</text:p>
          </table:table-cell>
          <table:table-cell table:style-name="ce228" office:value-type="string">
            <text:p>Add new category in case valid data entry for Moderator field</text:p>
          </table:table-cell>
          <table:table-cell table:style-name="ce219" office:value-type="string">
            <text:p>Step 2: Add new category in case valid data entry for Moderate by field</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New category is created</text:p>
            <text:p>- Moderation roles are assigned to the user(s)/membership(s)/group(s) in Moderate field</text:p>
            <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7];6;FIND(&quot;:&quot;;[.F17];1)-FIND(&quot; &quot;;[.F17];1)-1))&gt;VALUE(MID([.F16];6;FIND(&quot;:&quot;;[.F16];1)-FIND(&quot; &quot;;[.F16];1)-1));&quot;&quot;;MAX([.A$7:.A16])+1)" office:value-type="float" office:value="6">
            <text:p>6.00</text:p>
          </table:table-cell>
          <table:table-cell table:style-name="ce206" office:value-type="string">
            <text:p>FNC_KS_ANS_CAT_01</text:p>
          </table:table-cell>
          <table:table-cell table:style-name="ce215" table:formula="of:=IF(VALUE(MID([.F17];6;FIND(&quot;:&quot;;[.F17];1)-FIND(&quot; &quot;;[.F17];1)-1))&gt;VALUE(MID([.F16];6;FIND(&quot;:&quot;;[.F16];1)-FIND(&quot; &quot;;[.F16];1)-1));[.C16];[.C16]+1)" office:value-type="float" office:value="6">
            <text:p>6.00</text:p>
          </table:table-cell>
          <table:table-cell table:style-name="ce219" office:value-type="string">
            <text:p>KS\Answers\Category\Add</text:p>
          </table:table-cell>
          <table:table-cell table:style-name="ce227" office:value-type="string">
            <text:p>Add new category in case in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8];6;FIND(&quot;:&quot;;[.F18];1)-FIND(&quot; &quot;;[.F18];1)-1))&gt;VALUE(MID([.F17];6;FIND(&quot;:&quot;;[.F17];1)-FIND(&quot; &quot;;[.F17];1)-1));&quot;&quot;;MAX([.A$7:.A17])+1)">
            <text:p/>
          </table:table-cell>
          <table:table-cell table:style-name="ce206" office:value-type="string">
            <text:p>FNC_KS_ANS_CAT_01</text:p>
          </table:table-cell>
          <table:table-cell table:style-name="ce215" table:formula="of:=IF(VALUE(MID([.F18];6;FIND(&quot;:&quot;;[.F18];1)-FIND(&quot; &quot;;[.F18];1)-1))&gt;VALUE(MID([.F17];6;FIND(&quot;:&quot;;[.F17];1)-FIND(&quot; &quot;;[.F17];1)-1));[.C17];[.C17]+1)" office:value-type="float" office:value="6">
            <text:p>6.00</text:p>
          </table:table-cell>
          <table:table-cell table:style-name="ce219" office:value-type="string">
            <text:p>KS\Answers\Category\Add</text:p>
          </table:table-cell>
          <table:table-cell table:style-name="ce228" office:value-type="string">
            <text:p>Add new category in case invalid data entry for Moderator field</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user(s)/membership(s)/group(s) are invalid for Moderate fiel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9];6;FIND(&quot;:&quot;;[.F19];1)-FIND(&quot; &quot;;[.F19];1)-1))&gt;VALUE(MID([.F18];6;FIND(&quot;:&quot;;[.F18];1)-FIND(&quot; &quot;;[.F18];1)-1));&quot;&quot;;MAX([.A$7:.A18])+1)" office:value-type="float" office:value="7">
            <text:p>7.00</text:p>
          </table:table-cell>
          <table:table-cell table:style-name="ce206" office:value-type="string">
            <text:p>FNC_KS_ANS_CAT_01</text:p>
          </table:table-cell>
          <table:table-cell table:style-name="ce215" table:formula="of:=IF(VALUE(MID([.F19];6;FIND(&quot;:&quot;;[.F19];1)-FIND(&quot; &quot;;[.F19];1)-1))&gt;VALUE(MID([.F18];6;FIND(&quot;:&quot;;[.F18];1)-FIND(&quot; &quot;;[.F18];1)-1));[.C18];[.C18]+1)" office:value-type="float" office:value="7">
            <text:p>7.00</text:p>
          </table:table-cell>
          <table:table-cell table:style-name="ce219" office:value-type="string">
            <text:p>KS\Answers\Category\Add</text:p>
          </table:table-cell>
          <table:table-cell table:style-name="ce227" office:value-type="string">
            <text:p>Add new category with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20];6;FIND(&quot;:&quot;;[.F20];1)-FIND(&quot; &quot;;[.F20];1)-1))&gt;VALUE(MID([.F19];6;FIND(&quot;:&quot;;[.F19];1)-FIND(&quot; &quot;;[.F19];1)-1));&quot;&quot;;MAX([.A$7:.A19])+1)">
            <text:p/>
          </table:table-cell>
          <table:table-cell table:style-name="ce206" office:value-type="string">
            <text:p>FNC_KS_ANS_CAT_01</text:p>
          </table:table-cell>
          <table:table-cell table:style-name="ce215" table:formula="of:=IF(VALUE(MID([.F20];6;FIND(&quot;:&quot;;[.F20];1)-FIND(&quot; &quot;;[.F20];1)-1))&gt;VALUE(MID([.F19];6;FIND(&quot;:&quot;;[.F19];1)-FIND(&quot; &quot;;[.F19];1)-1));[.C19];[.C19]+1)" office:value-type="float" office:value="7">
            <text:p>7.00</text:p>
          </table:table-cell>
          <table:table-cell table:style-name="ce219" office:value-type="string">
            <text:p>KS\Answers\Category\Add</text:p>
          </table:table-cell>
          <table:table-cell table:style-name="ce228" office:value-type="string">
            <text:p>Add new category with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21];6;FIND(&quot;:&quot;;[.F21];1)-FIND(&quot; &quot;;[.F21];1)-1))&gt;VALUE(MID([.F20];6;FIND(&quot;:&quot;;[.F20];1)-FIND(&quot; &quot;;[.F20];1)-1));&quot;&quot;;MAX([.A$7:.A20])+1)" office:value-type="float" office:value="8">
            <text:p>8.00</text:p>
          </table:table-cell>
          <table:table-cell table:style-name="ce206" office:value-type="string">
            <text:p>FNC_KS_ANS_CAT_01</text:p>
          </table:table-cell>
          <table:table-cell table:style-name="ce215" table:formula="of:=IF(VALUE(MID([.F21];6;FIND(&quot;:&quot;;[.F21];1)-FIND(&quot; &quot;;[.F21];1)-1))&gt;VALUE(MID([.F20];6;FIND(&quot;:&quot;;[.F20];1)-FIND(&quot; &quot;;[.F20];1)-1));[.C20];[.C20]+1)" office:value-type="float" office:value="8">
            <text:p>8.00</text:p>
          </table:table-cell>
          <table:table-cell table:style-name="ce219" office:value-type="string">
            <text:p>KS\Answers\Category\Add</text:p>
          </table:table-cell>
          <table:table-cell table:style-name="ce227" office:value-type="string">
            <text:p>Add new category without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22];6;FIND(&quot;:&quot;;[.F22];1)-FIND(&quot; &quot;;[.F22];1)-1))&gt;VALUE(MID([.F21];6;FIND(&quot;:&quot;;[.F21];1)-FIND(&quot; &quot;;[.F21];1)-1));&quot;&quot;;MAX([.A$7:.A21])+1)">
            <text:p/>
          </table:table-cell>
          <table:table-cell table:style-name="ce206" office:value-type="string">
            <text:p>FNC_KS_ANS_CAT_01</text:p>
          </table:table-cell>
          <table:table-cell table:style-name="ce215" table:formula="of:=IF(VALUE(MID([.F22];6;FIND(&quot;:&quot;;[.F22];1)-FIND(&quot; &quot;;[.F22];1)-1))&gt;VALUE(MID([.F21];6;FIND(&quot;:&quot;;[.F21];1)-FIND(&quot; &quot;;[.F21];1)-1));[.C21];[.C21]+1)" office:value-type="float" office:value="8">
            <text:p>8.00</text:p>
          </table:table-cell>
          <table:table-cell table:style-name="ce219" office:value-type="string">
            <text:p>KS\Answers\Category\Add</text:p>
          </table:table-cell>
          <table:table-cell table:style-name="ce228" office:value-type="string">
            <text:p>Add new category without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23];6;FIND(&quot;:&quot;;[.F23];1)-FIND(&quot; &quot;;[.F23];1)-1))&gt;VALUE(MID([.F22];6;FIND(&quot;:&quot;;[.F22];1)-FIND(&quot; &quot;;[.F22];1)-1));&quot;&quot;;MAX([.A$7:.A22])+1)" office:value-type="float" office:value="9">
            <text:p>9.00</text:p>
          </table:table-cell>
          <table:table-cell table:style-name="ce206" office:value-type="string">
            <text:p>FNC_KS_ANS_CAT_01</text:p>
          </table:table-cell>
          <table:table-cell table:style-name="ce215" table:formula="of:=IF(VALUE(MID([.F23];6;FIND(&quot;:&quot;;[.F23];1)-FIND(&quot; &quot;;[.F23];1)-1))&gt;VALUE(MID([.F22];6;FIND(&quot;:&quot;;[.F22];1)-FIND(&quot; &quot;;[.F22];1)-1));[.C22];[.C22]+1)" office:value-type="float" office:value="9">
            <text:p>9.00</text:p>
          </table:table-cell>
          <table:table-cell table:style-name="ce219" office:value-type="string">
            <text:p>KS\Answers\Category\Add</text:p>
          </table:table-cell>
          <table:table-cell table:style-name="ce227" office:value-type="string">
            <text:p>Add new sub-category into a category</text:p>
          </table:table-cell>
          <table:table-cell table:style-name="ce219"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0">
          <table:table-cell table:style-name="ce199" table:formula="of:=IF(VALUE(MID([.F24];6;FIND(&quot;:&quot;;[.F24];1)-FIND(&quot; &quot;;[.F24];1)-1))&gt;VALUE(MID([.F23];6;FIND(&quot;:&quot;;[.F23];1)-FIND(&quot; &quot;;[.F23];1)-1));&quot;&quot;;MAX([.A$7:.A23])+1)">
            <text:p/>
          </table:table-cell>
          <table:table-cell table:style-name="ce206" office:value-type="string">
            <text:p>FNC_KS_ANS_CAT_01</text:p>
          </table:table-cell>
          <table:table-cell table:style-name="ce215" table:formula="of:=IF(VALUE(MID([.F24];6;FIND(&quot;:&quot;;[.F24];1)-FIND(&quot; &quot;;[.F24];1)-1))&gt;VALUE(MID([.F23];6;FIND(&quot;:&quot;;[.F23];1)-FIND(&quot; &quot;;[.F23];1)-1));[.C23];[.C23]+1)" office:value-type="float" office:value="9">
            <text:p>9.00</text:p>
          </table:table-cell>
          <table:table-cell table:style-name="ce219" office:value-type="string">
            <text:p>KS\Answers\Category\Add</text:p>
          </table:table-cell>
          <table:table-cell table:style-name="ce229" office:value-type="string">
            <text:p>Add new sub-category into a category</text:p>
          </table:table-cell>
          <table:table-cell table:style-name="ce219" office:value-type="string">
            <text:p>Step 2: Show Add new category form</text:p>
          </table:table-cell>
          <table:table-cell table:style-name="ce223" office:value-type="string">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25];6;FIND(&quot;:&quot;;[.F25];1)-FIND(&quot; &quot;;[.F25];1)-1))&gt;VALUE(MID([.F24];6;FIND(&quot;:&quot;;[.F24];1)-FIND(&quot; &quot;;[.F24];1)-1));&quot;&quot;;MAX([.A$7:.A24])+1)">
            <text:p/>
          </table:table-cell>
          <table:table-cell table:style-name="ce206" office:value-type="string">
            <text:p>FNC_KS_ANS_CAT_01</text:p>
          </table:table-cell>
          <table:table-cell table:style-name="ce215" table:formula="of:=IF(VALUE(MID([.F25];6;FIND(&quot;:&quot;;[.F25];1)-FIND(&quot; &quot;;[.F25];1)-1))&gt;VALUE(MID([.F24];6;FIND(&quot;:&quot;;[.F24];1)-FIND(&quot; &quot;;[.F24];1)-1));[.C24];[.C24]+1)" office:value-type="float" office:value="9">
            <text:p>9.00</text:p>
          </table:table-cell>
          <table:table-cell table:style-name="ce219" office:value-type="string">
            <text:p>KS\Answers\Category\Add</text:p>
          </table:table-cell>
          <table:table-cell table:style-name="ce229" office:value-type="string">
            <text:p>Add new sub-category into a category</text:p>
          </table:table-cell>
          <table:table-cell table:style-name="ce223" office:value-type="string">
            <text:p>Step 3: Add new sub category</text:p>
          </table:table-cell>
          <table:table-cell table:style-name="ce223" office:value-type="string">
            <text:p>- Input valid data for all fields</text:p>
            <text:p>- Click [Save]</text:p>
          </table:table-cell>
          <table:table-cell table:style-name="ce223" office:value-type="string">
            <text:p>- Sub-category is added in its parent categor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26];6;FIND(&quot;:&quot;;[.F26];1)-FIND(&quot; &quot;;[.F26];1)-1))&gt;VALUE(MID([.F25];6;FIND(&quot;:&quot;;[.F25];1)-FIND(&quot; &quot;;[.F25];1)-1));&quot;&quot;;MAX([.A$7:.A25])+1)" office:value-type="float" office:value="10">
            <text:p>10.00</text:p>
          </table:table-cell>
          <table:table-cell table:style-name="ce206" office:value-type="string">
            <text:p>FNC_KS_ANS_CAT_01</text:p>
          </table:table-cell>
          <table:table-cell table:style-name="ce215" table:formula="of:=IF(VALUE(MID([.F26];6;FIND(&quot;:&quot;;[.F26];1)-FIND(&quot; &quot;;[.F26];1)-1))&gt;VALUE(MID([.F25];6;FIND(&quot;:&quot;;[.F25];1)-FIND(&quot; &quot;;[.F25];1)-1));[.C25];[.C25]+1)" office:value-type="float" office:value="10">
            <text:p>10.00</text:p>
          </table:table-cell>
          <table:table-cell table:style-name="ce219" office:value-type="string">
            <text:p>KS\Answers\Category\Add</text:p>
          </table:table-cell>
          <table:table-cell table:style-name="ce222" office:value-type="string">
            <text:p>Add new category with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27];6;FIND(&quot;:&quot;;[.F27];1)-FIND(&quot; &quot;;[.F27];1)-1))&gt;VALUE(MID([.F26];6;FIND(&quot;:&quot;;[.F26];1)-FIND(&quot; &quot;;[.F26];1)-1));&quot;&quot;;MAX([.A$7:.A26])+1)">
            <text:p/>
          </table:table-cell>
          <table:table-cell table:style-name="ce206" office:value-type="string">
            <text:p>FNC_KS_ANS_CAT_01</text:p>
          </table:table-cell>
          <table:table-cell table:style-name="ce215" table:formula="of:=IF(VALUE(MID([.F27];6;FIND(&quot;:&quot;;[.F27];1)-FIND(&quot; &quot;;[.F27];1)-1))&gt;VALUE(MID([.F26];6;FIND(&quot;:&quot;;[.F26];1)-FIND(&quot; &quot;;[.F26];1)-1));[.C26];[.C26]+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28];6;FIND(&quot;:&quot;;[.F28];1)-FIND(&quot; &quot;;[.F28];1)-1))&gt;VALUE(MID([.F27];6;FIND(&quot;:&quot;;[.F27];1)-FIND(&quot; &quot;;[.F27];1)-1));&quot;&quot;;MAX([.A$7:.A27])+1)">
            <text:p/>
          </table:table-cell>
          <table:table-cell table:style-name="ce206" office:value-type="string">
            <text:p>FNC_KS_ANS_CAT_01</text:p>
          </table:table-cell>
          <table:table-cell table:style-name="ce215" table:formula="of:=IF(VALUE(MID([.F28];6;FIND(&quot;:&quot;;[.F28];1)-FIND(&quot; &quot;;[.F28];1)-1))&gt;VALUE(MID([.F27];6;FIND(&quot;:&quot;;[.F27];1)-FIND(&quot; &quot;;[.F27];1)-1));[.C27];[.C27]+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disapproved</text:p>
          </table:table-cell>
          <table:table-cell table:style-name="ce242" office:value-type="string">
            <text:p>High</text:p>
          </table:table-cell>
          <table:table-cell table:style-name="ce242"/>
          <table:table-cell table:style-name="ce212" table:number-columns-repeated="198"/>
          <table:table-cell/>
        </table:table-row>
        <table:table-row table:style-name="ro30">
          <table:table-cell table:style-name="ce199" table:formula="of:=IF(VALUE(MID([.F29];6;FIND(&quot;:&quot;;[.F29];1)-FIND(&quot; &quot;;[.F29];1)-1))&gt;VALUE(MID([.F28];6;FIND(&quot;:&quot;;[.F28];1)-FIND(&quot; &quot;;[.F28];1)-1));&quot;&quot;;MAX([.A$7:.A28])+1)">
            <text:p/>
          </table:table-cell>
          <table:table-cell table:style-name="ce206" office:value-type="string">
            <text:p>FNC_KS_ANS_CAT_01</text:p>
          </table:table-cell>
          <table:table-cell table:style-name="ce215" table:formula="of:=IF(VALUE(MID([.F29];6;FIND(&quot;:&quot;;[.F29];1)-FIND(&quot; &quot;;[.F29];1)-1))&gt;VALUE(MID([.F28];6;FIND(&quot;:&quot;;[.F28];1)-FIND(&quot; &quot;;[.F28];1)-1));[.C28];[.C28]+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30];6;FIND(&quot;:&quot;;[.F30];1)-FIND(&quot; &quot;;[.F30];1)-1))&gt;VALUE(MID([.F29];6;FIND(&quot;:&quot;;[.F29];1)-FIND(&quot; &quot;;[.F29];1)-1));&quot;&quot;;MAX([.A$7:.A29])+1)" office:value-type="float" office:value="11">
            <text:p>11.00</text:p>
          </table:table-cell>
          <table:table-cell table:style-name="ce206" office:value-type="string">
            <text:p>FNC_KS_ANS_CAT_01</text:p>
          </table:table-cell>
          <table:table-cell table:style-name="ce215" table:formula="of:=IF(VALUE(MID([.F30];6;FIND(&quot;:&quot;;[.F30];1)-FIND(&quot; &quot;;[.F30];1)-1))&gt;VALUE(MID([.F29];6;FIND(&quot;:&quot;;[.F29];1)-FIND(&quot; &quot;;[.F29];1)-1));[.C29];[.C29]+1)" office:value-type="float" office:value="11">
            <text:p>11.00</text:p>
          </table:table-cell>
          <table:table-cell table:style-name="ce219" office:value-type="string">
            <text:p>KS\Answers\Category\Add</text:p>
          </table:table-cell>
          <table:table-cell table:style-name="ce222" office:value-type="string">
            <text:p>Add new category without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1];6;FIND(&quot;:&quot;;[.F31];1)-FIND(&quot; &quot;;[.F31];1)-1))&gt;VALUE(MID([.F30];6;FIND(&quot;:&quot;;[.F30];1)-FIND(&quot; &quot;;[.F30];1)-1));&quot;&quot;;MAX([.A$7:.A30])+1)">
            <text:p/>
          </table:table-cell>
          <table:table-cell table:style-name="ce206" office:value-type="string">
            <text:p>FNC_KS_ANS_CAT_01</text:p>
          </table:table-cell>
          <table:table-cell table:style-name="ce215" table:formula="of:=IF(VALUE(MID([.F31];6;FIND(&quot;:&quot;;[.F31];1)-FIND(&quot; &quot;;[.F31];1)-1))&gt;VALUE(MID([.F30];6;FIND(&quot;:&quot;;[.F30];1)-FIND(&quot; &quot;;[.F30];1)-1));[.C30];[.C30]+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approved.</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2];6;FIND(&quot;:&quot;;[.F32];1)-FIND(&quot; &quot;;[.F32];1)-1))&gt;VALUE(MID([.F31];6;FIND(&quot;:&quot;;[.F31];1)-FIND(&quot; &quot;;[.F31];1)-1));&quot;&quot;;MAX([.A$7:.A31])+1)">
            <text:p/>
          </table:table-cell>
          <table:table-cell table:style-name="ce206" office:value-type="string">
            <text:p>FNC_KS_ANS_CAT_01</text:p>
          </table:table-cell>
          <table:table-cell table:style-name="ce215" table:formula="of:=IF(VALUE(MID([.F32];6;FIND(&quot;:&quot;;[.F32];1)-FIND(&quot; &quot;;[.F32];1)-1))&gt;VALUE(MID([.F31];6;FIND(&quot;:&quot;;[.F31];1)-FIND(&quot; &quot;;[.F31];1)-1));[.C31];[.C31]+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2" office:value-type="string">
            <text:p>High</text:p>
          </table:table-cell>
          <table:table-cell table:style-name="ce242"/>
          <table:table-cell table:style-name="ce212" table:number-columns-repeated="198"/>
          <table:table-cell/>
        </table:table-row>
        <table:table-row table:style-name="ro30">
          <table:table-cell table:style-name="ce199" table:formula="of:=IF(VALUE(MID([.F33];6;FIND(&quot;:&quot;;[.F33];1)-FIND(&quot; &quot;;[.F33];1)-1))&gt;VALUE(MID([.F32];6;FIND(&quot;:&quot;;[.F32];1)-FIND(&quot; &quot;;[.F32];1)-1));&quot;&quot;;MAX([.A$7:.A32])+1)">
            <text:p/>
          </table:table-cell>
          <table:table-cell table:style-name="ce206" office:value-type="string">
            <text:p>FNC_KS_ANS_CAT_01</text:p>
          </table:table-cell>
          <table:table-cell table:style-name="ce215" table:formula="of:=IF(VALUE(MID([.F33];6;FIND(&quot;:&quot;;[.F33];1)-FIND(&quot; &quot;;[.F33];1)-1))&gt;VALUE(MID([.F32];6;FIND(&quot;:&quot;;[.F32];1)-FIND(&quot; &quot;;[.F32];1)-1));[.C32];[.C32]+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4];6;FIND(&quot;:&quot;;[.F34];1)-FIND(&quot; &quot;;[.F34];1)-1))&gt;VALUE(MID([.F33];6;FIND(&quot;:&quot;;[.F33];1)-FIND(&quot; &quot;;[.F33];1)-1));&quot;&quot;;MAX([.A$7:.A33])+1)" office:value-type="float" office:value="12">
            <text:p>12.00</text:p>
          </table:table-cell>
          <table:table-cell table:style-name="ce206" office:value-type="string">
            <text:p>FNC_KS_ANS_CAT_01</text:p>
          </table:table-cell>
          <table:table-cell table:style-name="ce215" table:formula="of:=IF(VALUE(MID([.F34];6;FIND(&quot;:&quot;;[.F34];1)-FIND(&quot; &quot;;[.F34];1)-1))&gt;VALUE(MID([.F33];6;FIND(&quot;:&quot;;[.F33];1)-FIND(&quot; &quot;;[.F33];1)-1));[.C33];[.C33]+1)" office:value-type="float" office:value="12">
            <text:p>12.00</text:p>
          </table:table-cell>
          <table:table-cell table:style-name="ce219" office:value-type="string">
            <text:p>KS\Answers\Category\Add</text:p>
          </table:table-cell>
          <table:table-cell table:style-name="ce222" office:value-type="string">
            <text:p>Add new category with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5];6;FIND(&quot;:&quot;;[.F35];1)-FIND(&quot; &quot;;[.F35];1)-1))&gt;VALUE(MID([.F34];6;FIND(&quot;:&quot;;[.F34];1)-FIND(&quot; &quot;;[.F34];1)-1));&quot;&quot;;MAX([.A$7:.A34])+1)">
            <text:p/>
          </table:table-cell>
          <table:table-cell table:style-name="ce206" office:value-type="string">
            <text:p>FNC_KS_ANS_CAT_01</text:p>
          </table:table-cell>
          <table:table-cell table:style-name="ce215" table:formula="of:=IF(VALUE(MID([.F35];6;FIND(&quot;:&quot;;[.F35];1)-FIND(&quot; &quot;;[.F35];1)-1))&gt;VALUE(MID([.F34];6;FIND(&quot;:&quot;;[.F34];1)-FIND(&quot; &quot;;[.F34];1)-1));[.C34];[.C34]+1)" office:value-type="float" office:value="12">
            <text:p>12.00</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42" office:value-type="string">
            <text:p>High</text:p>
          </table:table-cell>
          <table:table-cell table:style-name="ce242"/>
          <table:table-cell table:style-name="ce212" table:number-columns-repeated="198"/>
          <table:table-cell/>
        </table:table-row>
        <table:table-row table:style-name="ro29">
          <table:table-cell table:style-name="ce199" table:formula="of:=IF(VALUE(MID([.F36];6;FIND(&quot;:&quot;;[.F36];1)-FIND(&quot; &quot;;[.F36];1)-1))&gt;VALUE(MID([.F35];6;FIND(&quot;:&quot;;[.F35];1)-FIND(&quot; &quot;;[.F35];1)-1));&quot;&quot;;MAX([.A$7:.A35])+1)">
            <text:p/>
          </table:table-cell>
          <table:table-cell table:style-name="ce206" office:value-type="string">
            <text:p>FNC_KS_ANS_CAT_01</text:p>
          </table:table-cell>
          <table:table-cell table:style-name="ce215" table:formula="of:=IF(VALUE(MID([.F36];6;FIND(&quot;:&quot;;[.F36];1)-FIND(&quot; &quot;;[.F36];1)-1))&gt;VALUE(MID([.F35];6;FIND(&quot;:&quot;;[.F35];1)-FIND(&quot; &quot;;[.F35];1)-1));[.C35];[.C35]+1)" office:value-type="float" office:value="12">
            <text:p>12.00</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37];6;FIND(&quot;:&quot;;[.F37];1)-FIND(&quot; &quot;;[.F37];1)-1))&gt;VALUE(MID([.F36];6;FIND(&quot;:&quot;;[.F36];1)-FIND(&quot; &quot;;[.F36];1)-1));&quot;&quot;;MAX([.A$7:.A36])+1)" office:value-type="float" office:value="13">
            <text:p>13.00</text:p>
          </table:table-cell>
          <table:table-cell table:style-name="ce206" office:value-type="string">
            <text:p>FNC_KS_ANS_CAT_01</text:p>
          </table:table-cell>
          <table:table-cell table:style-name="ce215" table:formula="of:=IF(VALUE(MID([.F37];6;FIND(&quot;:&quot;;[.F37];1)-FIND(&quot; &quot;;[.F37];1)-1))&gt;VALUE(MID([.F36];6;FIND(&quot;:&quot;;[.F36];1)-FIND(&quot; &quot;;[.F36];1)-1));[.C36];[.C36]+1)" office:value-type="float" office:value="13">
            <text:p>13.00</text:p>
          </table:table-cell>
          <table:table-cell table:style-name="ce219" office:value-type="string">
            <text:p>KS\Answers\Category\Add</text:p>
          </table:table-cell>
          <table:table-cell table:style-name="ce222" office:value-type="string">
            <text:p>Add new category without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8];6;FIND(&quot;:&quot;;[.F38];1)-FIND(&quot; &quot;;[.F38];1)-1))&gt;VALUE(MID([.F37];6;FIND(&quot;:&quot;;[.F37];1)-FIND(&quot; &quot;;[.F37];1)-1));&quot;&quot;;MAX([.A$7:.A37])+1)">
            <text:p/>
          </table:table-cell>
          <table:table-cell table:style-name="ce206" office:value-type="string">
            <text:p>FNC_KS_ANS_CAT_01</text:p>
          </table:table-cell>
          <table:table-cell table:style-name="ce215" table:formula="of:=IF(VALUE(MID([.F38];6;FIND(&quot;:&quot;;[.F38];1)-FIND(&quot; &quot;;[.F38];1)-1))&gt;VALUE(MID([.F37];6;FIND(&quot;:&quot;;[.F37];1)-FIND(&quot; &quot;;[.F37];1)-1));[.C37];[.C37]+1)" office:value-type="float" office:value="13">
            <text:p>13.00</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9];6;FIND(&quot;:&quot;;[.F39];1)-FIND(&quot; &quot;;[.F39];1)-1))&gt;VALUE(MID([.F38];6;FIND(&quot;:&quot;;[.F38];1)-FIND(&quot; &quot;;[.F38];1)-1));&quot;&quot;;MAX([.A$7:.A38])+1)">
            <text:p/>
          </table:table-cell>
          <table:table-cell table:style-name="ce206" office:value-type="string">
            <text:p>FNC_KS_ANS_CAT_01</text:p>
          </table:table-cell>
          <table:table-cell table:style-name="ce215" table:formula="of:=IF(VALUE(MID([.F39];6;FIND(&quot;:&quot;;[.F39];1)-FIND(&quot; &quot;;[.F39];1)-1))&gt;VALUE(MID([.F38];6;FIND(&quot;:&quot;;[.F38];1)-FIND(&quot; &quot;;[.F38];1)-1));[.C38];[.C38]+1)" office:value-type="float" office:value="13">
            <text:p>13.00</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0];6;FIND(&quot;:&quot;;[.F40];1)-FIND(&quot; &quot;;[.F40];1)-1))&gt;VALUE(MID([.F39];6;FIND(&quot;:&quot;;[.F39];1)-FIND(&quot; &quot;;[.F39];1)-1));&quot;&quot;;MAX([.A$7:.A39])+1)" office:value-type="float" office:value="14">
            <text:p>14.00</text:p>
          </table:table-cell>
          <table:table-cell table:style-name="ce206" office:value-type="string">
            <text:p>FNC_KS_ANS_CAT_01</text:p>
          </table:table-cell>
          <table:table-cell table:style-name="ce215" table:formula="of:=IF(VALUE(MID([.F40];6;FIND(&quot;:&quot;;[.F40];1)-FIND(&quot; &quot;;[.F40];1)-1))&gt;VALUE(MID([.F39];6;FIND(&quot;:&quot;;[.F39];1)-FIND(&quot; &quot;;[.F39];1)-1));[.C39];[.C39]+1)" office:value-type="float" office:value="14">
            <text:p>14.00</text:p>
          </table:table-cell>
          <table:table-cell table:style-name="ce219" office:value-type="string">
            <text:p>KS\Answers\Category\Add</text:p>
          </table:table-cell>
          <table:table-cell table:style-name="ce222" office:value-type="string">
            <text:p>Add new category with specific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9">
          <table:table-cell table:style-name="ce199" table:formula="of:=IF(VALUE(MID([.F41];6;FIND(&quot;:&quot;;[.F41];1)-FIND(&quot; &quot;;[.F41];1)-1))&gt;VALUE(MID([.F40];6;FIND(&quot;:&quot;;[.F40];1)-FIND(&quot; &quot;;[.F40];1)-1));&quot;&quot;;MAX([.A$7:.A40])+1)">
            <text:p/>
          </table:table-cell>
          <table:table-cell table:style-name="ce206" office:value-type="string">
            <text:p>FNC_KS_ANS_CAT_01</text:p>
          </table:table-cell>
          <table:table-cell table:style-name="ce215" table:formula="of:=IF(VALUE(MID([.F41];6;FIND(&quot;:&quot;;[.F41];1)-FIND(&quot; &quot;;[.F41];1)-1))&gt;VALUE(MID([.F40];6;FIND(&quot;:&quot;;[.F40];1)-FIND(&quot; &quot;;[.F40];1)-1));[.C40];[.C40]+1)" office:value-type="float" office:value="14">
            <text:p>14.00</text:p>
          </table:table-cell>
          <table:table-cell table:style-name="ce219" office:value-type="string">
            <text:p>KS\Answers\Category\Add</text:p>
          </table:table-cell>
          <table:table-cell table:style-name="ce224" office:value-type="string">
            <text:p>Add new category with specific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42" office:value-type="string">
            <text:p>Medium</text:p>
          </table:table-cell>
          <table:table-cell table:style-name="ce242"/>
          <table:table-cell table:style-name="ce212" table:number-columns-repeated="198"/>
          <table:table-cell/>
        </table:table-row>
        <table:table-row table:style-name="ro38">
          <table:table-cell table:style-name="ce199" table:formula="of:=IF(VALUE(MID([.F42];6;FIND(&quot;:&quot;;[.F42];1)-FIND(&quot; &quot;;[.F42];1)-1))&gt;VALUE(MID([.F41];6;FIND(&quot;:&quot;;[.F41];1)-FIND(&quot; &quot;;[.F41];1)-1));&quot;&quot;;MAX([.A$7:.A41])+1)" office:value-type="float" office:value="15">
            <text:p>15.00</text:p>
          </table:table-cell>
          <table:table-cell table:style-name="ce206" office:value-type="string">
            <text:p>FNC_KS_ANS_CAT_01</text:p>
          </table:table-cell>
          <table:table-cell table:style-name="ce215" table:formula="of:=IF(VALUE(MID([.F42];6;FIND(&quot;:&quot;;[.F42];1)-FIND(&quot; &quot;;[.F42];1)-1))&gt;VALUE(MID([.F41];6;FIND(&quot;:&quot;;[.F41];1)-FIND(&quot; &quot;;[.F41];1)-1));[.C41];[.C41]+1)" office:value-type="float" office:value="15">
            <text:p>15.00</text:p>
          </table:table-cell>
          <table:table-cell table:style-name="ce219" office:value-type="string">
            <text:p>KS\Answers\Category\Add</text:p>
          </table:table-cell>
          <table:table-cell table:style-name="ce222" office:value-type="string">
            <text:p>Add new category with invalid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40">
          <table:table-cell table:style-name="ce199" table:formula="of:=IF(VALUE(MID([.F43];6;FIND(&quot;:&quot;;[.F43];1)-FIND(&quot; &quot;;[.F43];1)-1))&gt;VALUE(MID([.F42];6;FIND(&quot;:&quot;;[.F42];1)-FIND(&quot; &quot;;[.F42];1)-1));&quot;&quot;;MAX([.A$7:.A42])+1)">
            <text:p/>
          </table:table-cell>
          <table:table-cell table:style-name="ce206" office:value-type="string">
            <text:p>FNC_KS_ANS_CAT_01</text:p>
          </table:table-cell>
          <table:table-cell table:style-name="ce215" table:formula="of:=IF(VALUE(MID([.F43];6;FIND(&quot;:&quot;;[.F43];1)-FIND(&quot; &quot;;[.F43];1)-1))&gt;VALUE(MID([.F42];6;FIND(&quot;:&quot;;[.F42];1)-FIND(&quot; &quot;;[.F42];1)-1));[.C42];[.C42]+1)" office:value-type="float" office:value="15">
            <text:p>15.00</text:p>
          </table:table-cell>
          <table:table-cell table:style-name="ce219" office:value-type="string">
            <text:p>KS\Answers\Category\Add</text:p>
          </table:table-cell>
          <table:table-cell table:style-name="ce224" office:value-type="string">
            <text:p>Add new category with invalid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2" office:value-type="string">
            <text:p>Medium</text:p>
          </table:table-cell>
          <table:table-cell table:style-name="ce242"/>
          <table:table-cell table:style-name="ce212" table:number-columns-repeated="198"/>
          <table:table-cell/>
        </table:table-row>
        <table:table-row table:style-name="ro38">
          <table:table-cell table:style-name="ce199" table:formula="of:=IF(VALUE(MID([.F44];6;FIND(&quot;:&quot;;[.F44];1)-FIND(&quot; &quot;;[.F44];1)-1))&gt;VALUE(MID([.F43];6;FIND(&quot;:&quot;;[.F43];1)-FIND(&quot; &quot;;[.F43];1)-1));&quot;&quot;;MAX([.A$7:.A43])+1)" office:value-type="float" office:value="16">
            <text:p>16.00</text:p>
          </table:table-cell>
          <table:table-cell table:style-name="ce206" office:value-type="string">
            <text:p>FNC_KS_ANS_CAT_01</text:p>
          </table:table-cell>
          <table:table-cell table:style-name="ce215" table:formula="of:=IF(VALUE(MID([.F44];6;FIND(&quot;:&quot;;[.F44];1)-FIND(&quot; &quot;;[.F44];1)-1))&gt;VALUE(MID([.F43];6;FIND(&quot;:&quot;;[.F43];1)-FIND(&quot; &quot;;[.F43];1)-1));[.C43];[.C43]+1)" office:value-type="float" office:value="16">
            <text:p>16.00</text:p>
          </table:table-cell>
          <table:table-cell table:style-name="ce219" office:value-type="string">
            <text:p>KS\Answers\Category\Add</text:p>
          </table:table-cell>
          <table:table-cell table:style-name="ce227" office:value-type="string">
            <text:p>Add new category in case Select user/role/group available from list for <text:s/>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1">
          <table:table-cell table:style-name="ce199" table:formula="of:=IF(VALUE(MID([.F45];6;FIND(&quot;:&quot;;[.F45];1)-FIND(&quot; &quot;;[.F45];1)-1))&gt;VALUE(MID([.F44];6;FIND(&quot;:&quot;;[.F44];1)-FIND(&quot; &quot;;[.F44];1)-1));&quot;&quot;;MAX([.A$7:.A44])+1)">
            <text:p/>
          </table:table-cell>
          <table:table-cell table:style-name="ce206" office:value-type="string">
            <text:p>FNC_KS_ANS_CAT_01</text:p>
          </table:table-cell>
          <table:table-cell table:style-name="ce215" table:formula="of:=IF(VALUE(MID([.F45];6;FIND(&quot;:&quot;;[.F45];1)-FIND(&quot; &quot;;[.F45];1)-1))&gt;VALUE(MID([.F44];6;FIND(&quot;:&quot;;[.F44];1)-FIND(&quot; &quot;;[.F44];1)-1));[.C44];[.C44]+1)" office:value-type="float" office:value="16">
            <text:p>16.00</text:p>
          </table:table-cell>
          <table:table-cell table:style-name="ce219" office:value-type="string">
            <text:p>KS\Answers\Category\Add</text:p>
          </table:table-cell>
          <table:table-cell table:style-name="ce229" office:value-type="string">
            <text:p>Add new category in case Select user/role/group available from list for <text:s/>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select user(s)/membership(s)/group(s) <text:s/>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6];6;FIND(&quot;:&quot;;[.F46];1)-FIND(&quot; &quot;;[.F46];1)-1))&gt;VALUE(MID([.F45];6;FIND(&quot;:&quot;;[.F45];1)-FIND(&quot; &quot;;[.F45];1)-1));&quot;&quot;;MAX([.A$7:.A45])+1)" office:value-type="float" office:value="17">
            <text:p>17.00</text:p>
          </table:table-cell>
          <table:table-cell table:style-name="ce206" office:value-type="string">
            <text:p>FNC_KS_ANS_CAT_01</text:p>
          </table:table-cell>
          <table:table-cell table:style-name="ce215" table:formula="of:=IF(VALUE(MID([.F46];6;FIND(&quot;:&quot;;[.F46];1)-FIND(&quot; &quot;;[.F46];1)-1))&gt;VALUE(MID([.F45];6;FIND(&quot;:&quot;;[.F45];1)-FIND(&quot; &quot;;[.F45];1)-1));[.C45];[.C45]+1)" office:value-type="float" office:value="17">
            <text:p>17.00</text:p>
          </table:table-cell>
          <table:table-cell table:style-name="ce219" office:value-type="string">
            <text:p>KS\Answers\Category\Add</text:p>
          </table:table-cell>
          <table:table-cell table:style-name="ce222" office:value-type="string">
            <text:p>Add new category in case input directly user/role/group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7];6;FIND(&quot;:&quot;;[.F47];1)-FIND(&quot; &quot;;[.F47];1)-1))&gt;VALUE(MID([.F46];6;FIND(&quot;:&quot;;[.F46];1)-FIND(&quot; &quot;;[.F46];1)-1));&quot;&quot;;MAX([.A$7:.A46])+1)">
            <text:p/>
          </table:table-cell>
          <table:table-cell table:style-name="ce206" office:value-type="string">
            <text:p>FNC_KS_ANS_CAT_01</text:p>
          </table:table-cell>
          <table:table-cell table:style-name="ce215" table:formula="of:=IF(VALUE(MID([.F47];6;FIND(&quot;:&quot;;[.F47];1)-FIND(&quot; &quot;;[.F47];1)-1))&gt;VALUE(MID([.F46];6;FIND(&quot;:&quot;;[.F46];1)-FIND(&quot; &quot;;[.F46];1)-1));[.C46];[.C46]+1)" office:value-type="float" office:value="17">
            <text:p>17.00</text:p>
          </table:table-cell>
          <table:table-cell table:style-name="ce219" office:value-type="string">
            <text:p>KS\Answers\Category\Add</text:p>
          </table:table-cell>
          <table:table-cell table:style-name="ce224" office:value-type="string">
            <text:p>Add new category in case input directly user/role/group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available 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8];6;FIND(&quot;:&quot;;[.F48];1)-FIND(&quot; &quot;;[.F48];1)-1))&gt;VALUE(MID([.F47];6;FIND(&quot;:&quot;;[.F47];1)-FIND(&quot; &quot;;[.F47];1)-1));&quot;&quot;;MAX([.A$7:.A47])+1)" office:value-type="float" office:value="18">
            <text:p>18.00</text:p>
          </table:table-cell>
          <table:table-cell table:style-name="ce206" office:value-type="string">
            <text:p>FNC_KS_ANS_CAT_01</text:p>
          </table:table-cell>
          <table:table-cell table:style-name="ce215" table:formula="of:=IF(VALUE(MID([.F48];6;FIND(&quot;:&quot;;[.F48];1)-FIND(&quot; &quot;;[.F48];1)-1))&gt;VALUE(MID([.F47];6;FIND(&quot;:&quot;;[.F47];1)-FIND(&quot; &quot;;[.F47];1)-1));[.C47];[.C47]+1)" office:value-type="float" office:value="18">
            <text:p>18.00</text:p>
          </table:table-cell>
          <table:table-cell table:style-name="ce219" office:value-type="string">
            <text:p>KS\Answers\Category\Add</text:p>
          </table:table-cell>
          <table:table-cell table:style-name="ce222" office:value-type="string">
            <text:p>Add new category in case input directly user/role/group unavailable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9];6;FIND(&quot;:&quot;;[.F49];1)-FIND(&quot; &quot;;[.F49];1)-1))&gt;VALUE(MID([.F48];6;FIND(&quot;:&quot;;[.F48];1)-FIND(&quot; &quot;;[.F48];1)-1));&quot;&quot;;MAX([.A$7:.A48])+1)">
            <text:p/>
          </table:table-cell>
          <table:table-cell table:style-name="ce206" office:value-type="string">
            <text:p>FNC_KS_ANS_CAT_01</text:p>
          </table:table-cell>
          <table:table-cell table:style-name="ce215" table:formula="of:=IF(VALUE(MID([.F49];6;FIND(&quot;:&quot;;[.F49];1)-FIND(&quot; &quot;;[.F49];1)-1))&gt;VALUE(MID([.F48];6;FIND(&quot;:&quot;;[.F48];1)-FIND(&quot; &quot;;[.F48];1)-1));[.C48];[.C48]+1)" office:value-type="float" office:value="18">
            <text:p>18.00</text:p>
          </table:table-cell>
          <table:table-cell table:style-name="ce219" office:value-type="string">
            <text:p>KS\Answers\Category\Add</text:p>
          </table:table-cell>
          <table:table-cell table:style-name="ce224" office:value-type="string">
            <text:p>Add new category in case input directly user/role/group unavailable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unavailable for Moderate field</text:p>
            <text:p>- Click [Save] button</text:p>
          </table:table-cell>
          <table:table-cell table:style-name="ce223" office:value-type="string">
            <text:p>Show alert message “The "Restricted audience" field is invalid” <text:s/>and there is no category add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50];6;FIND(&quot;:&quot;;[.F50];1)-FIND(&quot; &quot;;[.F50];1)-1))&gt;VALUE(MID([.F49];6;FIND(&quot;:&quot;;[.F49];1)-FIND(&quot; &quot;;[.F49];1)-1));&quot;&quot;;MAX([.A$7:.A49])+1)" office:value-type="float" office:value="19">
            <text:p>19.00</text:p>
          </table:table-cell>
          <table:table-cell table:style-name="ce206" office:value-type="string">
            <text:p>FNC_KS_ANS_CAT_02</text:p>
          </table:table-cell>
          <table:table-cell table:style-name="ce215" office:value-type="float" office:value="1">
            <text:p>1.00</text:p>
          </table:table-cell>
          <table:table-cell table:style-name="ce220" office:value-type="string">
            <text:p>KS\Answers\Category\Edit</text:p>
          </table:table-cell>
          <table:table-cell table:style-name="ce222" office:value-type="string">
            <text:p>Edit Categor<text:span text:style-name="T6">y by the main menu on the action bar</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1];6;FIND(&quot;:&quot;;[.F51];1)-FIND(&quot; &quot;;[.F51];1)-1))&gt;VALUE(MID([.F50];6;FIND(&quot;:&quot;;[.F50];1)-FIND(&quot; &quot;;[.F50];1)-1));&quot;&quot;;MAX([.A$7:.A50])+1)">
            <text:p/>
          </table:table-cell>
          <table:table-cell table:style-name="ce206" office:value-type="string">
            <text:p>FNC_KS_ANS_CAT_02</text:p>
          </table:table-cell>
          <table:table-cell table:style-name="ce215" table:formula="of:=IF(VALUE(MID([.F51];6;FIND(&quot;:&quot;;[.F51];1)-FIND(&quot; &quot;;[.F51];1)-1))&gt;VALUE(MID([.F50];6;FIND(&quot;:&quot;;[.F50];1)-FIND(&quot; &quot;;[.F50];1)-1));[.C50];[.C50]+1)" office:value-type="float" office:value="1">
            <text:p>1.00</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ep 2: Show Edit Category form</text:p>
          </table:table-cell>
          <table:table-cell table:style-name="ce223" office:value-type="string">
            <text:p>- Cl<text:span text:style-name="T10">ick [Manage Category] on the main action bar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2];6;FIND(&quot;:&quot;;[.F52];1)-FIND(&quot; &quot;;[.F52];1)-1))&gt;VALUE(MID([.F51];6;FIND(&quot;:&quot;;[.F51];1)-FIND(&quot; &quot;;[.F51];1)-1));&quot;&quot;;MAX([.A$7:.A51])+1)">
            <text:p/>
          </table:table-cell>
          <table:table-cell table:style-name="ce206" office:value-type="string">
            <text:p>FNC_KS_ANS_CAT_02</text:p>
          </table:table-cell>
          <table:table-cell table:style-name="ce215" table:formula="of:=IF(VALUE(MID([.F52];6;FIND(&quot;:&quot;;[.F52];1)-FIND(&quot; &quot;;[.F52];1)-1))&gt;VALUE(MID([.F51];6;FIND(&quot;:&quot;;[.F51];1)-FIND(&quot; &quot;;[.F51];1)-1));[.C51];[.C51]+1)" office:value-type="float" office:value="1">
            <text:p>1.00</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3];6;FIND(&quot;:&quot;;[.F53];1)-FIND(&quot; &quot;;[.F53];1)-1))&gt;VALUE(MID([.F52];6;FIND(&quot;:&quot;;[.F52];1)-FIND(&quot; &quot;;[.F52];1)-1));&quot;&quot;;MAX([.A$7:.A52])+1)" office:value-type="float" office:value="20">
            <text:p>20.00</text:p>
          </table:table-cell>
          <table:table-cell table:style-name="ce206" office:value-type="string">
            <text:p>FNC_KS_ANS_CAT_02</text:p>
          </table:table-cell>
          <table:table-cell table:style-name="ce215" table:formula="of:=IF(VALUE(MID([.F53];6;FIND(&quot;:&quot;;[.F53];1)-FIND(&quot; &quot;;[.F53];1)-1))&gt;VALUE(MID([.F52];6;FIND(&quot;:&quot;;[.F52];1)-FIND(&quot; &quot;;[.F52];1)-1));[.C52];[.C52]+1)" office:value-type="float" office:value="2">
            <text:p>2.00</text:p>
          </table:table-cell>
          <table:table-cell table:style-name="ce219" office:value-type="string">
            <text:p>KS\Answers\Category\Edit</text:p>
          </table:table-cell>
          <table:table-cell table:style-name="ce222" office:value-type="string">
            <text:p>Edit Categor<text:span text:style-name="T6">y by the right click menu</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54];6;FIND(&quot;:&quot;;[.F54];1)-FIND(&quot; &quot;;[.F54];1)-1))&gt;VALUE(MID([.F53];6;FIND(&quot;:&quot;;[.F53];1)-FIND(&quot; &quot;;[.F53];1)-1));&quot;&quot;;MAX([.A$7:.A53])+1)">
            <text:p/>
          </table:table-cell>
          <table:table-cell table:style-name="ce206" office:value-type="string">
            <text:p>FNC_KS_ANS_CAT_02</text:p>
          </table:table-cell>
          <table:table-cell table:style-name="ce215" table:formula="of:=IF(VALUE(MID([.F54];6;FIND(&quot;:&quot;;[.F54];1)-FIND(&quot; &quot;;[.F54];1)-1))&gt;VALUE(MID([.F53];6;FIND(&quot;:&quot;;[.F53];1)-FIND(&quot; &quot;;[.F53];1)-1));[.C53];[.C53]+1)" office:value-type="float" office:value="2">
            <text:p>2.00</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ep 2: Show Edit Category form</text:p>
          </table:table-cell>
          <table:table-cell table:style-name="ce223" office:value-type="string">
            <text:p>- Right click on an existing category and select Edit category from menu</text:p>
            <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5];6;FIND(&quot;:&quot;;[.F55];1)-FIND(&quot; &quot;;[.F55];1)-1))&gt;VALUE(MID([.F54];6;FIND(&quot;:&quot;;[.F54];1)-FIND(&quot; &quot;;[.F54];1)-1));&quot;&quot;;MAX([.A$7:.A54])+1)">
            <text:p/>
          </table:table-cell>
          <table:table-cell table:style-name="ce206" office:value-type="string">
            <text:p>FNC_KS_ANS_CAT_02</text:p>
          </table:table-cell>
          <table:table-cell table:style-name="ce215" table:formula="of:=IF(VALUE(MID([.F55];6;FIND(&quot;:&quot;;[.F55];1)-FIND(&quot; &quot;;[.F55];1)-1))&gt;VALUE(MID([.F54];6;FIND(&quot;:&quot;;[.F54];1)-FIND(&quot; &quot;;[.F54];1)-1));[.C54];[.C54]+1)" office:value-type="float" office:value="2">
            <text:p>2.00</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6];6;FIND(&quot;:&quot;;[.F56];1)-FIND(&quot; &quot;;[.F56];1)-1))&gt;VALUE(MID([.F55];6;FIND(&quot;:&quot;;[.F55];1)-FIND(&quot; &quot;;[.F55];1)-1));&quot;&quot;;MAX([.A$7:.A55])+1)" office:value-type="float" office:value="21">
            <text:p>21.00</text:p>
          </table:table-cell>
          <table:table-cell table:style-name="ce206" office:value-type="string">
            <text:p>FNC_KS_ANS_CAT_02</text:p>
          </table:table-cell>
          <table:table-cell table:style-name="ce215" table:formula="of:=IF(VALUE(MID([.F56];6;FIND(&quot;:&quot;;[.F56];1)-FIND(&quot; &quot;;[.F56];1)-1))&gt;VALUE(MID([.F55];6;FIND(&quot;:&quot;;[.F55];1)-FIND(&quot; &quot;;[.F55];1)-1));[.C55];[.C55]+1)" office:value-type="float" office:value="3">
            <text:p>3.00</text:p>
          </table:table-cell>
          <table:table-cell table:style-name="ce219" office:value-type="string">
            <text:p>KS\Answers\Category\Edit</text:p>
          </table:table-cell>
          <table:table-cell table:style-name="ce222" office:value-type="string">
            <text:p>Edit category in case leaving blank at mandatory fields</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0">
          <table:table-cell table:style-name="ce199" table:formula="of:=IF(VALUE(MID([.F57];6;FIND(&quot;:&quot;;[.F57];1)-FIND(&quot; &quot;;[.F57];1)-1))&gt;VALUE(MID([.F56];6;FIND(&quot;:&quot;;[.F56];1)-FIND(&quot; &quot;;[.F56];1)-1));&quot;&quot;;MAX([.A$7:.A56])+1)">
            <text:p/>
          </table:table-cell>
          <table:table-cell table:style-name="ce206" office:value-type="string">
            <text:p>FNC_KS_ANS_CAT_02</text:p>
          </table:table-cell>
          <table:table-cell table:style-name="ce215" table:formula="of:=IF(VALUE(MID([.F57];6;FIND(&quot;:&quot;;[.F57];1)-FIND(&quot; &quot;;[.F57];1)-1))&gt;VALUE(MID([.F56];6;FIND(&quot;:&quot;;[.F56];1)-FIND(&quot; &quot;;[.F56];1)-1));[.C56];[.C56]+1)" office:value-type="float" office:value="3">
            <text:p>3.00</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8];6;FIND(&quot;:&quot;;[.F58];1)-FIND(&quot; &quot;;[.F58];1)-1))&gt;VALUE(MID([.F57];6;FIND(&quot;:&quot;;[.F57];1)-FIND(&quot; &quot;;[.F57];1)-1));&quot;&quot;;MAX([.A$7:.A57])+1)">
            <text:p/>
          </table:table-cell>
          <table:table-cell table:style-name="ce206" office:value-type="string">
            <text:p>FNC_KS_ANS_CAT_02</text:p>
          </table:table-cell>
          <table:table-cell table:style-name="ce215" table:formula="of:=IF(VALUE(MID([.F58];6;FIND(&quot;:&quot;;[.F58];1)-FIND(&quot; &quot;;[.F58];1)-1))&gt;VALUE(MID([.F57];6;FIND(&quot;:&quot;;[.F57];1)-FIND(&quot; &quot;;[.F57];1)-1));[.C57];[.C57]+1)" office:value-type="float" office:value="3">
            <text:p>3.00</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text:span text:style-name="T6">ep 3: Edit</text:span><text:span text:style-name="T10">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9];6;FIND(&quot;:&quot;;[.F59];1)-FIND(&quot; &quot;;[.F59];1)-1))&gt;VALUE(MID([.F58];6;FIND(&quot;:&quot;;[.F58];1)-FIND(&quot; &quot;;[.F58];1)-1));&quot;&quot;;MAX([.A$7:.A58])+1)" office:value-type="float" office:value="22">
            <text:p>22.00</text:p>
          </table:table-cell>
          <table:table-cell table:style-name="ce206" office:value-type="string">
            <text:p>FNC_KS_ANS_CAT_02</text:p>
          </table:table-cell>
          <table:table-cell table:style-name="ce215" table:formula="of:=IF(VALUE(MID([.F59];6;FIND(&quot;:&quot;;[.F59];1)-FIND(&quot; &quot;;[.F59];1)-1))&gt;VALUE(MID([.F58];6;FIND(&quot;:&quot;;[.F58];1)-FIND(&quot; &quot;;[.F58];1)-1));[.C58];[.C58]+1)" office:value-type="float" office:value="4">
            <text:p>4.00</text:p>
          </table:table-cell>
          <table:table-cell table:style-name="ce219" office:value-type="string">
            <text:p>KS\Answers\Category\Edit</text:p>
          </table:table-cell>
          <table:table-cell table:style-name="ce225" office:value-type="string">
            <text:p>Edit category in case duplication of category nam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0">
          <table:table-cell table:style-name="ce199" table:formula="of:=IF(VALUE(MID([.F60];6;FIND(&quot;:&quot;;[.F60];1)-FIND(&quot; &quot;;[.F60];1)-1))&gt;VALUE(MID([.F59];6;FIND(&quot;:&quot;;[.F59];1)-FIND(&quot; &quot;;[.F59];1)-1));&quot;&quot;;MAX([.A$7:.A59])+1)">
            <text:p/>
          </table:table-cell>
          <table:table-cell table:style-name="ce206" office:value-type="string">
            <text:p>FNC_KS_ANS_CAT_02</text:p>
          </table:table-cell>
          <table:table-cell table:style-name="ce215" table:formula="of:=IF(VALUE(MID([.F60];6;FIND(&quot;:&quot;;[.F60];1)-FIND(&quot; &quot;;[.F60];1)-1))&gt;VALUE(MID([.F59];6;FIND(&quot;:&quot;;[.F59];1)-FIND(&quot; &quot;;[.F59];1)-1));[.C59];[.C59]+1)" office:value-type="float" office:value="4">
            <text:p>4.00</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61];6;FIND(&quot;:&quot;;[.F61];1)-FIND(&quot; &quot;;[.F61];1)-1))&gt;VALUE(MID([.F60];6;FIND(&quot;:&quot;;[.F60];1)-FIND(&quot; &quot;;[.F60];1)-1));&quot;&quot;;MAX([.A$7:.A60])+1)">
            <text:p/>
          </table:table-cell>
          <table:table-cell table:style-name="ce206" office:value-type="string">
            <text:p>FNC_KS_ANS_CAT_02</text:p>
          </table:table-cell>
          <table:table-cell table:style-name="ce215" table:formula="of:=IF(VALUE(MID([.F61];6;FIND(&quot;:&quot;;[.F61];1)-FIND(&quot; &quot;;[.F61];1)-1))&gt;VALUE(MID([.F60];6;FIND(&quot;:&quot;;[.F60];1)-FIND(&quot; &quot;;[.F60];1)-1));[.C60];[.C60]+1)" office:value-type="float" office:value="4">
            <text:p>4.00</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3: Edit with same name category</text:p>
          </table:table-cell>
          <table:table-cell table:style-name="ce223" office:value-type="string">
            <text:p>- Input a category name duplicated with the other</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62];6;FIND(&quot;:&quot;;[.F62];1)-FIND(&quot; &quot;;[.F62];1)-1))&gt;VALUE(MID([.F61];6;FIND(&quot;:&quot;;[.F61];1)-FIND(&quot; &quot;;[.F61];1)-1));&quot;&quot;;MAX([.A$7:.A61])+1)" office:value-type="float" office:value="23">
            <text:p>23.00</text:p>
          </table:table-cell>
          <table:table-cell table:style-name="ce206" office:value-type="string">
            <text:p>FNC_KS_ANS_CAT_02</text:p>
          </table:table-cell>
          <table:table-cell table:style-name="ce215" table:formula="of:=IF(VALUE(MID([.F62];6;FIND(&quot;:&quot;;[.F62];1)-FIND(&quot; &quot;;[.F62];1)-1))&gt;VALUE(MID([.F61];6;FIND(&quot;:&quot;;[.F61];1)-FIND(&quot; &quot;;[.F61];1)-1));[.C61];[.C61]+1)" office:value-type="float" office:value="5">
            <text:p>5.00</text:p>
          </table:table-cell>
          <table:table-cell table:style-name="ce219" office:value-type="string">
            <text:p>KS\Answers\Category\Edit</text:p>
          </table:table-cell>
          <table:table-cell table:style-name="ce227" office:value-type="string">
            <text:p>Edit category in case 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63];6;FIND(&quot;:&quot;;[.F63];1)-FIND(&quot; &quot;;[.F63];1)-1))&gt;VALUE(MID([.F62];6;FIND(&quot;:&quot;;[.F62];1)-FIND(&quot; &quot;;[.F62];1)-1));&quot;&quot;;MAX([.A$7:.A62])+1)">
            <text:p/>
          </table:table-cell>
          <table:table-cell table:style-name="ce206" office:value-type="string">
            <text:p>FNC_KS_ANS_CAT_02</text:p>
          </table:table-cell>
          <table:table-cell table:style-name="ce215" table:formula="of:=IF(VALUE(MID([.F63];6;FIND(&quot;:&quot;;[.F63];1)-FIND(&quot; &quot;;[.F63];1)-1))&gt;VALUE(MID([.F62];6;FIND(&quot;:&quot;;[.F62];1)-FIND(&quot; &quot;;[.F62];1)-1));[.C62];[.C62]+1)" office:value-type="float" office:value="5">
            <text:p>5.00</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4];6;FIND(&quot;:&quot;;[.F64];1)-FIND(&quot; &quot;;[.F64];1)-1))&gt;VALUE(MID([.F63];6;FIND(&quot;:&quot;;[.F63];1)-FIND(&quot; &quot;;[.F63];1)-1));&quot;&quot;;MAX([.A$7:.A63])+1)">
            <text:p/>
          </table:table-cell>
          <table:table-cell table:style-name="ce206" office:value-type="string">
            <text:p>FNC_KS_ANS_CAT_02</text:p>
          </table:table-cell>
          <table:table-cell table:style-name="ce215" table:formula="of:=IF(VALUE(MID([.F64];6;FIND(&quot;:&quot;;[.F64];1)-FIND(&quot; &quot;;[.F64];1)-1))&gt;VALUE(MID([.F63];6;FIND(&quot;:&quot;;[.F63];1)-FIND(&quot; &quot;;[.F63];1)-1));[.C63];[.C63]+1)" office:value-type="float" office:value="5">
            <text:p>5.00</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text:span text:style-name="T6"> 3: Edit category in case valid data entry for Moderate by field</text:span></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The category is edited successfully.</text:p>
            <text:p>- Moderation roles are assigned to the user(s)/membership(s)/group(s) in Moderate field</text:p>
            <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5];6;FIND(&quot;:&quot;;[.F65];1)-FIND(&quot; &quot;;[.F65];1)-1))&gt;VALUE(MID([.F64];6;FIND(&quot;:&quot;;[.F64];1)-FIND(&quot; &quot;;[.F64];1)-1));&quot;&quot;;MAX([.A$7:.A64])+1)" office:value-type="float" office:value="24">
            <text:p>24.00</text:p>
          </table:table-cell>
          <table:table-cell table:style-name="ce206" office:value-type="string">
            <text:p>FNC_KS_ANS_CAT_02</text:p>
          </table:table-cell>
          <table:table-cell table:style-name="ce215" table:formula="of:=IF(VALUE(MID([.F65];6;FIND(&quot;:&quot;;[.F65];1)-FIND(&quot; &quot;;[.F65];1)-1))&gt;VALUE(MID([.F64];6;FIND(&quot;:&quot;;[.F64];1)-FIND(&quot; &quot;;[.F64];1)-1));[.C64];[.C64]+1)" office:value-type="float" office:value="6">
            <text:p>6.00</text:p>
          </table:table-cell>
          <table:table-cell table:style-name="ce219" office:value-type="string">
            <text:p>KS\Answers\Category\Edit</text:p>
          </table:table-cell>
          <table:table-cell table:style-name="ce227" office:value-type="string">
            <text:p>Edit category in case in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66];6;FIND(&quot;:&quot;;[.F66];1)-FIND(&quot; &quot;;[.F66];1)-1))&gt;VALUE(MID([.F65];6;FIND(&quot;:&quot;;[.F65];1)-FIND(&quot; &quot;;[.F65];1)-1));&quot;&quot;;MAX([.A$7:.A65])+1)">
            <text:p/>
          </table:table-cell>
          <table:table-cell table:style-name="ce206" office:value-type="string">
            <text:p>FNC_KS_ANS_CAT_02</text:p>
          </table:table-cell>
          <table:table-cell table:style-name="ce215" table:formula="of:=IF(VALUE(MID([.F66];6;FIND(&quot;:&quot;;[.F66];1)-FIND(&quot; &quot;;[.F66];1)-1))&gt;VALUE(MID([.F65];6;FIND(&quot;:&quot;;[.F65];1)-FIND(&quot; &quot;;[.F65];1)-1));[.C65];[.C65]+1)" office:value-type="float" office:value="6">
            <text:p>6.00</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7];6;FIND(&quot;:&quot;;[.F67];1)-FIND(&quot; &quot;;[.F67];1)-1))&gt;VALUE(MID([.F66];6;FIND(&quot;:&quot;;[.F66];1)-FIND(&quot; &quot;;[.F66];1)-1));&quot;&quot;;MAX([.A$7:.A66])+1)">
            <text:p/>
          </table:table-cell>
          <table:table-cell table:style-name="ce206" office:value-type="string">
            <text:p>FNC_KS_ANS_CAT_02</text:p>
          </table:table-cell>
          <table:table-cell table:style-name="ce215" table:formula="of:=IF(VALUE(MID([.F67];6;FIND(&quot;:&quot;;[.F67];1)-FIND(&quot; &quot;;[.F67];1)-1))&gt;VALUE(MID([.F66];6;FIND(&quot;:&quot;;[.F66];1)-FIND(&quot; &quot;;[.F66];1)-1));[.C66];[.C66]+1)" office:value-type="float" office:value="6">
            <text:p>6.00</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valid user(s)/membership(s)/group(s) are required for Moderate field</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8];6;FIND(&quot;:&quot;;[.F68];1)-FIND(&quot; &quot;;[.F68];1)-1))&gt;VALUE(MID([.F67];6;FIND(&quot;:&quot;;[.F67];1)-FIND(&quot; &quot;;[.F67];1)-1));&quot;&quot;;MAX([.A$7:.A67])+1)" office:value-type="float" office:value="25">
            <text:p>25.00</text:p>
          </table:table-cell>
          <table:table-cell table:style-name="ce206" office:value-type="string">
            <text:p>FNC_KS_ANS_CAT_02</text:p>
          </table:table-cell>
          <table:table-cell table:style-name="ce215" table:formula="of:=IF(VALUE(MID([.F68];6;FIND(&quot;:&quot;;[.F68];1)-FIND(&quot; &quot;;[.F68];1)-1))&gt;VALUE(MID([.F67];6;FIND(&quot;:&quot;;[.F67];1)-FIND(&quot; &quot;;[.F67];1)-1));[.C67];[.C67]+1)" office:value-type="float" office:value="7">
            <text:p>7.00</text:p>
          </table:table-cell>
          <table:table-cell table:style-name="ce219" office:value-type="string">
            <text:p>KS\Answers\Category\Edit</text:p>
          </table:table-cell>
          <table:table-cell table:style-name="ce227" office:value-type="string">
            <text:p>Edit category with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69];6;FIND(&quot;:&quot;;[.F69];1)-FIND(&quot; &quot;;[.F69];1)-1))&gt;VALUE(MID([.F68];6;FIND(&quot;:&quot;;[.F68];1)-FIND(&quot; &quot;;[.F68];1)-1));&quot;&quot;;MAX([.A$7:.A68])+1)">
            <text:p/>
          </table:table-cell>
          <table:table-cell table:style-name="ce206" office:value-type="string">
            <text:p>FNC_KS_ANS_CAT_02</text:p>
          </table:table-cell>
          <table:table-cell table:style-name="ce215" table:formula="of:=IF(VALUE(MID([.F69];6;FIND(&quot;:&quot;;[.F69];1)-FIND(&quot; &quot;;[.F69];1)-1))&gt;VALUE(MID([.F68];6;FIND(&quot;:&quot;;[.F68];1)-FIND(&quot; &quot;;[.F68];1)-1));[.C68];[.C68]+1)" office:value-type="float" office:value="7">
            <text:p>7.00</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70];6;FIND(&quot;:&quot;;[.F70];1)-FIND(&quot; &quot;;[.F70];1)-1))&gt;VALUE(MID([.F69];6;FIND(&quot;:&quot;;[.F69];1)-FIND(&quot; &quot;;[.F69];1)-1));&quot;&quot;;MAX([.A$7:.A69])+1)">
            <text:p/>
          </table:table-cell>
          <table:table-cell table:style-name="ce206" office:value-type="string">
            <text:p>FNC_KS_ANS_CAT_02</text:p>
          </table:table-cell>
          <table:table-cell table:style-name="ce215" table:formula="of:=IF(VALUE(MID([.F70];6;FIND(&quot;:&quot;;[.F70];1)-FIND(&quot; &quot;;[.F70];1)-1))&gt;VALUE(MID([.F69];6;FIND(&quot;:&quot;;[.F69];1)-FIND(&quot; &quot;;[.F69];1)-1));[.C69];[.C69]+1)" office:value-type="float" office:value="7">
            <text:p>7.00</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71];6;FIND(&quot;:&quot;;[.F71];1)-FIND(&quot; &quot;;[.F71];1)-1))&gt;VALUE(MID([.F70];6;FIND(&quot;:&quot;;[.F70];1)-FIND(&quot; &quot;;[.F70];1)-1));&quot;&quot;;MAX([.A$7:.A70])+1)" office:value-type="float" office:value="26">
            <text:p>26.00</text:p>
          </table:table-cell>
          <table:table-cell table:style-name="ce206" office:value-type="string">
            <text:p>FNC_KS_ANS_CAT_02</text:p>
          </table:table-cell>
          <table:table-cell table:style-name="ce215" table:formula="of:=IF(VALUE(MID([.F71];6;FIND(&quot;:&quot;;[.F71];1)-FIND(&quot; &quot;;[.F71];1)-1))&gt;VALUE(MID([.F70];6;FIND(&quot;:&quot;;[.F70];1)-FIND(&quot; &quot;;[.F70];1)-1));[.C70];[.C70]+1)" office:value-type="float" office:value="8">
            <text:p>8.00</text:p>
          </table:table-cell>
          <table:table-cell table:style-name="ce219" office:value-type="string">
            <text:p>KS\Answers\Category\Edit</text:p>
          </table:table-cell>
          <table:table-cell table:style-name="ce227" office:value-type="string">
            <text:p>Edit category without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72];6;FIND(&quot;:&quot;;[.F72];1)-FIND(&quot; &quot;;[.F72];1)-1))&gt;VALUE(MID([.F71];6;FIND(&quot;:&quot;;[.F71];1)-FIND(&quot; &quot;;[.F71];1)-1));&quot;&quot;;MAX([.A$7:.A71])+1)">
            <text:p/>
          </table:table-cell>
          <table:table-cell table:style-name="ce206" office:value-type="string">
            <text:p>FNC_KS_ANS_CAT_02</text:p>
          </table:table-cell>
          <table:table-cell table:style-name="ce215" table:formula="of:=IF(VALUE(MID([.F72];6;FIND(&quot;:&quot;;[.F72];1)-FIND(&quot; &quot;;[.F72];1)-1))&gt;VALUE(MID([.F71];6;FIND(&quot;:&quot;;[.F71];1)-FIND(&quot; &quot;;[.F71];1)-1));[.C71];[.C71]+1)" office:value-type="float" office:value="8">
            <text:p>8.00</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73];6;FIND(&quot;:&quot;;[.F73];1)-FIND(&quot; &quot;;[.F73];1)-1))&gt;VALUE(MID([.F72];6;FIND(&quot;:&quot;;[.F72];1)-FIND(&quot; &quot;;[.F72];1)-1));&quot;&quot;;MAX([.A$7:.A72])+1)">
            <text:p/>
          </table:table-cell>
          <table:table-cell table:style-name="ce206" office:value-type="string">
            <text:p>FNC_KS_ANS_CAT_02</text:p>
          </table:table-cell>
          <table:table-cell table:style-name="ce215" table:formula="of:=IF(VALUE(MID([.F73];6;FIND(&quot;:&quot;;[.F73];1)-FIND(&quot; &quot;;[.F73];1)-1))&gt;VALUE(MID([.F72];6;FIND(&quot;:&quot;;[.F72];1)-FIND(&quot; &quot;;[.F72];1)-1));[.C72];[.C72]+1)" office:value-type="float" office:value="8">
            <text:p>8.00</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74];6;FIND(&quot;:&quot;;[.F74];1)-FIND(&quot; &quot;;[.F74];1)-1))&gt;VALUE(MID([.F73];6;FIND(&quot;:&quot;;[.F73];1)-FIND(&quot; &quot;;[.F73];1)-1));&quot;&quot;;MAX([.A$7:.A73])+1)" office:value-type="float" office:value="27">
            <text:p>27.00</text:p>
          </table:table-cell>
          <table:table-cell table:style-name="ce206" office:value-type="string">
            <text:p>FNC_KS_ANS_CAT_02</text:p>
          </table:table-cell>
          <table:table-cell table:style-name="ce215" table:formula="of:=IF(VALUE(MID([.F74];6;FIND(&quot;:&quot;;[.F74];1)-FIND(&quot; &quot;;[.F74];1)-1))&gt;VALUE(MID([.F73];6;FIND(&quot;:&quot;;[.F73];1)-FIND(&quot; &quot;;[.F73];1)-1));[.C73];[.C73]+1)" office:value-type="float" office:value="9">
            <text:p>9.00</text:p>
          </table:table-cell>
          <table:table-cell table:style-name="ce219" office:value-type="string">
            <text:p>KS\Answers\Category\Edit</text:p>
          </table:table-cell>
          <table:table-cell table:style-name="ce227" office:value-type="string">
            <text:p>Edit sub-category into a category</text:p>
          </table:table-cell>
          <table:table-cell table:style-name="ce223"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75];6;FIND(&quot;:&quot;;[.F75];1)-FIND(&quot; &quot;;[.F75];1)-1))&gt;VALUE(MID([.F74];6;FIND(&quot;:&quot;;[.F74];1)-FIND(&quot; &quot;;[.F74];1)-1));&quot;&quot;;MAX([.A$7:.A74])+1)">
            <text:p/>
          </table:table-cell>
          <table:table-cell table:style-name="ce206" office:value-type="string">
            <text:p>FNC_KS_ANS_CAT_02</text:p>
          </table:table-cell>
          <table:table-cell table:style-name="ce215" table:formula="of:=IF(VALUE(MID([.F75];6;FIND(&quot;:&quot;;[.F75];1)-FIND(&quot; &quot;;[.F75];1)-1))&gt;VALUE(MID([.F74];6;FIND(&quot;:&quot;;[.F74];1)-FIND(&quot; &quot;;[.F74];1)-1));[.C74];[.C74]+1)" office:value-type="float" office:value="9">
            <text:p>9.00</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2: Show Edit Category form</text:p>
          </table:table-cell>
          <table:table-cell table:style-name="ce223" office:value-type="string">
            <text:p>- Right click on an existing sub-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29">
          <table:table-cell table:style-name="ce199" table:formula="of:=IF(VALUE(MID([.F76];6;FIND(&quot;:&quot;;[.F76];1)-FIND(&quot; &quot;;[.F76];1)-1))&gt;VALUE(MID([.F75];6;FIND(&quot;:&quot;;[.F75];1)-FIND(&quot; &quot;;[.F75];1)-1));&quot;&quot;;MAX([.A$7:.A75])+1)">
            <text:p/>
          </table:table-cell>
          <table:table-cell table:style-name="ce206" office:value-type="string">
            <text:p>FNC_KS_ANS_CAT_02</text:p>
          </table:table-cell>
          <table:table-cell table:style-name="ce215" table:formula="of:=IF(VALUE(MID([.F76];6;FIND(&quot;:&quot;;[.F76];1)-FIND(&quot; &quot;;[.F76];1)-1))&gt;VALUE(MID([.F75];6;FIND(&quot;:&quot;;[.F75];1)-FIND(&quot; &quot;;[.F75];1)-1));[.C75];[.C75]+1)" office:value-type="float" office:value="9">
            <text:p>9.00</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3: Edit sub category</text:p>
          </table:table-cell>
          <table:table-cell table:style-name="ce223" office:value-type="string">
            <text:p>- Input valid data for all fields</text:p>
            <text:p>- Click [Save]</text:p>
          </table:table-cell>
          <table:table-cell table:style-name="ce223" office:value-type="string">
            <text:p>- Sub-category is edited successfully in its parent category</text:p>
          </table:table-cell>
          <table:table-cell table:style-name="ce243" office:value-type="string">
            <text:p>Medium</text:p>
          </table:table-cell>
          <table:table-cell table:style-name="ce246"/>
          <table:table-cell table:style-name="ce212" table:number-columns-repeated="198"/>
          <table:table-cell/>
        </table:table-row>
        <table:table-row table:style-name="ro38">
          <table:table-cell table:style-name="ce199" table:formula="of:=IF(VALUE(MID([.F77];6;FIND(&quot;:&quot;;[.F77];1)-FIND(&quot; &quot;;[.F77];1)-1))&gt;VALUE(MID([.F76];6;FIND(&quot;:&quot;;[.F76];1)-FIND(&quot; &quot;;[.F76];1)-1));&quot;&quot;;MAX([.A$7:.A76])+1)" office:value-type="float" office:value="28">
            <text:p>28.00</text:p>
          </table:table-cell>
          <table:table-cell table:style-name="ce206" office:value-type="string">
            <text:p>FNC_KS_ANS_CAT_02</text:p>
          </table:table-cell>
          <table:table-cell table:style-name="ce215" table:formula="of:=IF(VALUE(MID([.F77];6;FIND(&quot;:&quot;;[.F77];1)-FIND(&quot; &quot;;[.F77];1)-1))&gt;VALUE(MID([.F76];6;FIND(&quot;:&quot;;[.F76];1)-FIND(&quot; &quot;;[.F76];1)-1));[.C76];[.C76]+1)" office:value-type="float" office:value="10">
            <text:p>10.00</text:p>
          </table:table-cell>
          <table:table-cell table:style-name="ce219" office:value-type="string">
            <text:p>KS\Answers\Category\Edit</text:p>
          </table:table-cell>
          <table:table-cell table:style-name="ce222" office:value-type="string">
            <text:p>Edit category with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78];6;FIND(&quot;:&quot;;[.F78];1)-FIND(&quot; &quot;;[.F78];1)-1))&gt;VALUE(MID([.F77];6;FIND(&quot;:&quot;;[.F77];1)-FIND(&quot; &quot;;[.F77];1)-1));&quot;&quot;;MAX([.A$7:.A77])+1)">
            <text:p/>
          </table:table-cell>
          <table:table-cell table:style-name="ce206" office:value-type="string">
            <text:p>FNC_KS_ANS_CAT_02</text:p>
          </table:table-cell>
          <table:table-cell table:style-name="ce215" table:formula="of:=IF(VALUE(MID([.F78];6;FIND(&quot;:&quot;;[.F78];1)-FIND(&quot; &quot;;[.F78];1)-1))&gt;VALUE(MID([.F77];6;FIND(&quot;:&quot;;[.F77];1)-FIND(&quot; &quot;;[.F77];1)-1));[.C77];[.C77]+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79];6;FIND(&quot;:&quot;;[.F79];1)-FIND(&quot; &quot;;[.F79];1)-1))&gt;VALUE(MID([.F78];6;FIND(&quot;:&quot;;[.F78];1)-FIND(&quot; &quot;;[.F78];1)-1));&quot;&quot;;MAX([.A$7:.A78])+1)">
            <text:p/>
          </table:table-cell>
          <table:table-cell table:style-name="ce206" office:value-type="string">
            <text:p>FNC_KS_ANS_CAT_02</text:p>
          </table:table-cell>
          <table:table-cell table:style-name="ce215" table:formula="of:=IF(VALUE(MID([.F79];6;FIND(&quot;:&quot;;[.F79];1)-FIND(&quot; &quot;;[.F79];1)-1))&gt;VALUE(MID([.F78];6;FIND(&quot;:&quot;;[.F78];1)-FIND(&quot; &quot;;[.F78];1)-1));[.C78];[.C78]+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80];6;FIND(&quot;:&quot;;[.F80];1)-FIND(&quot; &quot;;[.F80];1)-1))&gt;VALUE(MID([.F79];6;FIND(&quot;:&quot;;[.F79];1)-FIND(&quot; &quot;;[.F79];1)-1));&quot;&quot;;MAX([.A$7:.A79])+1)">
            <text:p/>
          </table:table-cell>
          <table:table-cell table:style-name="ce206" office:value-type="string">
            <text:p>FNC_KS_ANS_CAT_02</text:p>
          </table:table-cell>
          <table:table-cell table:style-name="ce215" table:formula="of:=IF(VALUE(MID([.F80];6;FIND(&quot;:&quot;;[.F80];1)-FIND(&quot; &quot;;[.F80];1)-1))&gt;VALUE(MID([.F79];6;FIND(&quot;:&quot;;[.F79];1)-FIND(&quot; &quot;;[.F79];1)-1));[.C79];[.C79]+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4: Add question and answer it</text:p>
          </table:table-cell>
          <table:table-cell table:style-name="ce223" office:value-type="string">
            <text:p>- Add question into the category at step 3</text:p>
            <text:p>- Answer the question above</text:p>
          </table:table-cell>
          <table:table-cell table:style-name="ce223" office:value-type="string">
            <text:p>- The question is answered properly and it is disapproved</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1];6;FIND(&quot;:&quot;;[.F81];1)-FIND(&quot; &quot;;[.F81];1)-1))&gt;VALUE(MID([.F80];6;FIND(&quot;:&quot;;[.F80];1)-FIND(&quot; &quot;;[.F80];1)-1));&quot;&quot;;MAX([.A$7:.A80])+1)">
            <text:p/>
          </table:table-cell>
          <table:table-cell table:style-name="ce206" office:value-type="string">
            <text:p>FNC_KS_ANS_CAT_02</text:p>
          </table:table-cell>
          <table:table-cell table:style-name="ce215" table:formula="of:=IF(VALUE(MID([.F81];6;FIND(&quot;:&quot;;[.F81];1)-FIND(&quot; &quot;;[.F81];1)-1))&gt;VALUE(MID([.F80];6;FIND(&quot;:&quot;;[.F80];1)-FIND(&quot; &quot;;[.F80];1)-1));[.C80];[.C80]+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5: View the question having answer which disapproved by user</text:p>
          </table:table-cell>
          <table:table-cell table:style-name="ce223" office:value-type="string">
            <text:p>- Login by administrator/moderator and click on the question at step 4</text:p>
            <text:p>- Login by normal user/anonymous and click on the question at step 4</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82];6;FIND(&quot;:&quot;;[.F82];1)-FIND(&quot; &quot;;[.F82];1)-1))&gt;VALUE(MID([.F81];6;FIND(&quot;:&quot;;[.F81];1)-FIND(&quot; &quot;;[.F81];1)-1));&quot;&quot;;MAX([.A$7:.A81])+1)" office:value-type="float" office:value="29">
            <text:p>29.00</text:p>
          </table:table-cell>
          <table:table-cell table:style-name="ce206" office:value-type="string">
            <text:p>FNC_KS_ANS_CAT_02</text:p>
          </table:table-cell>
          <table:table-cell table:style-name="ce215" table:formula="of:=IF(VALUE(MID([.F82];6;FIND(&quot;:&quot;;[.F82];1)-FIND(&quot; &quot;;[.F82];1)-1))&gt;VALUE(MID([.F81];6;FIND(&quot;:&quot;;[.F81];1)-FIND(&quot; &quot;;[.F81];1)-1));[.C81];[.C81]+1)" office:value-type="float" office:value="11">
            <text:p>11.00</text:p>
          </table:table-cell>
          <table:table-cell table:style-name="ce219" office:value-type="string">
            <text:p>KS\Answers\Category\Edit</text:p>
          </table:table-cell>
          <table:table-cell table:style-name="ce222" office:value-type="string">
            <text:p>Edit category without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3];6;FIND(&quot;:&quot;;[.F83];1)-FIND(&quot; &quot;;[.F83];1)-1))&gt;VALUE(MID([.F82];6;FIND(&quot;:&quot;;[.F82];1)-FIND(&quot; &quot;;[.F82];1)-1));&quot;&quot;;MAX([.A$7:.A82])+1)">
            <text:p/>
          </table:table-cell>
          <table:table-cell table:style-name="ce206" office:value-type="string">
            <text:p>FNC_KS_ANS_CAT_02</text:p>
          </table:table-cell>
          <table:table-cell table:style-name="ce215" table:formula="of:=IF(VALUE(MID([.F83];6;FIND(&quot;:&quot;;[.F83];1)-FIND(&quot; &quot;;[.F83];1)-1))&gt;VALUE(MID([.F82];6;FIND(&quot;:&quot;;[.F82];1)-FIND(&quot; &quot;;[.F82];1)-1));[.C82];[.C82]+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84];6;FIND(&quot;:&quot;;[.F84];1)-FIND(&quot; &quot;;[.F84];1)-1))&gt;VALUE(MID([.F83];6;FIND(&quot;:&quot;;[.F83];1)-FIND(&quot; &quot;;[.F83];1)-1));&quot;&quot;;MAX([.A$7:.A83])+1)">
            <text:p/>
          </table:table-cell>
          <table:table-cell table:style-name="ce206" office:value-type="string">
            <text:p>FNC_KS_ANS_CAT_02</text:p>
          </table:table-cell>
          <table:table-cell table:style-name="ce215" table:formula="of:=IF(VALUE(MID([.F84];6;FIND(&quot;:&quot;;[.F84];1)-FIND(&quot; &quot;;[.F84];1)-1))&gt;VALUE(MID([.F83];6;FIND(&quot;:&quot;;[.F83];1)-FIND(&quot; &quot;;[.F83];1)-1));[.C83];[.C83]+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85];6;FIND(&quot;:&quot;;[.F85];1)-FIND(&quot; &quot;;[.F85];1)-1))&gt;VALUE(MID([.F84];6;FIND(&quot;:&quot;;[.F84];1)-FIND(&quot; &quot;;[.F84];1)-1));&quot;&quot;;MAX([.A$7:.A84])+1)">
            <text:p/>
          </table:table-cell>
          <table:table-cell table:style-name="ce206" office:value-type="string">
            <text:p>FNC_KS_ANS_CAT_02</text:p>
          </table:table-cell>
          <table:table-cell table:style-name="ce215" table:formula="of:=IF(VALUE(MID([.F85];6;FIND(&quot;:&quot;;[.F85];1)-FIND(&quot; &quot;;[.F85];1)-1))&gt;VALUE(MID([.F84];6;FIND(&quot;:&quot;;[.F84];1)-FIND(&quot; &quot;;[.F84];1)-1));[.C84];[.C84]+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4: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6];6;FIND(&quot;:&quot;;[.F86];1)-FIND(&quot; &quot;;[.F86];1)-1))&gt;VALUE(MID([.F85];6;FIND(&quot;:&quot;;[.F85];1)-FIND(&quot; &quot;;[.F85];1)-1));&quot;&quot;;MAX([.A$7:.A85])+1)">
            <text:p/>
          </table:table-cell>
          <table:table-cell table:style-name="ce206" office:value-type="string">
            <text:p>FNC_KS_ANS_CAT_02</text:p>
          </table:table-cell>
          <table:table-cell table:style-name="ce215" table:formula="of:=IF(VALUE(MID([.F86];6;FIND(&quot;:&quot;;[.F86];1)-FIND(&quot; &quot;;[.F86];1)-1))&gt;VALUE(MID([.F85];6;FIND(&quot;:&quot;;[.F85];1)-FIND(&quot; &quot;;[.F85];1)-1));[.C85];[.C85]+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5: View the question having answer by us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87];6;FIND(&quot;:&quot;;[.F87];1)-FIND(&quot; &quot;;[.F87];1)-1))&gt;VALUE(MID([.F86];6;FIND(&quot;:&quot;;[.F86];1)-FIND(&quot; &quot;;[.F86];1)-1));&quot;&quot;;MAX([.A$7:.A86])+1)" office:value-type="float" office:value="30">
            <text:p>30.00</text:p>
          </table:table-cell>
          <table:table-cell table:style-name="ce206" office:value-type="string">
            <text:p>FNC_KS_ANS_CAT_02</text:p>
          </table:table-cell>
          <table:table-cell table:style-name="ce215" table:formula="of:=IF(VALUE(MID([.F87];6;FIND(&quot;:&quot;;[.F87];1)-FIND(&quot; &quot;;[.F87];1)-1))&gt;VALUE(MID([.F86];6;FIND(&quot;:&quot;;[.F86];1)-FIND(&quot; &quot;;[.F86];1)-1));[.C86];[.C86]+1)" office:value-type="float" office:value="12">
            <text:p>12.00</text:p>
          </table:table-cell>
          <table:table-cell table:style-name="ce219" office:value-type="string">
            <text:p>KS\Answers\Category\Edit</text:p>
          </table:table-cell>
          <table:table-cell table:style-name="ce222" office:value-type="string">
            <text:p>Edit category with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8];6;FIND(&quot;:&quot;;[.F88];1)-FIND(&quot; &quot;;[.F88];1)-1))&gt;VALUE(MID([.F87];6;FIND(&quot;:&quot;;[.F87];1)-FIND(&quot; &quot;;[.F87];1)-1));&quot;&quot;;MAX([.A$7:.A87])+1)">
            <text:p/>
          </table:table-cell>
          <table:table-cell table:style-name="ce206" office:value-type="string">
            <text:p>FNC_KS_ANS_CAT_02</text:p>
          </table:table-cell>
          <table:table-cell table:style-name="ce215" table:formula="of:=IF(VALUE(MID([.F88];6;FIND(&quot;:&quot;;[.F88];1)-FIND(&quot; &quot;;[.F88];1)-1))&gt;VALUE(MID([.F87];6;FIND(&quot;:&quot;;[.F87];1)-FIND(&quot; &quot;;[.F87];1)-1));[.C87];[.C87]+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89];6;FIND(&quot;:&quot;;[.F89];1)-FIND(&quot; &quot;;[.F89];1)-1))&gt;VALUE(MID([.F88];6;FIND(&quot;:&quot;;[.F88];1)-FIND(&quot; &quot;;[.F88];1)-1));&quot;&quot;;MAX([.A$7:.A88])+1)">
            <text:p/>
          </table:table-cell>
          <table:table-cell table:style-name="ce206" office:value-type="string">
            <text:p>FNC_KS_ANS_CAT_02</text:p>
          </table:table-cell>
          <table:table-cell table:style-name="ce215" table:formula="of:=IF(VALUE(MID([.F89];6;FIND(&quot;:&quot;;[.F89];1)-FIND(&quot; &quot;;[.F89];1)-1))&gt;VALUE(MID([.F88];6;FIND(&quot;:&quot;;[.F88];1)-FIND(&quot; &quot;;[.F88];1)-1));[.C88];[.C88]+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3: Edit category in case invalid data entry for Moderate by field</text:p>
          </table:table-cell>
          <table:table-cell table:style-name="ce223" office:value-type="string">
            <text:p>- Input valid data for Category name, description </text:p>
            <text:p>- Input/select user(s)/membership(s)/group(s) for Moderate field </text:p>
            <text:p>- Tick on View question authors check box </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43" office:value-type="string">
            <text:p>High</text:p>
          </table:table-cell>
          <table:table-cell table:style-name="ce246"/>
          <table:table-cell table:style-name="ce212" table:number-columns-repeated="198"/>
          <table:table-cell/>
        </table:table-row>
        <table:table-row table:style-name="ro29">
          <table:table-cell table:style-name="ce199" table:formula="of:=IF(VALUE(MID([.F90];6;FIND(&quot;:&quot;;[.F90];1)-FIND(&quot; &quot;;[.F90];1)-1))&gt;VALUE(MID([.F89];6;FIND(&quot;:&quot;;[.F89];1)-FIND(&quot; &quot;;[.F89];1)-1));&quot;&quot;;MAX([.A$7:.A89])+1)">
            <text:p/>
          </table:table-cell>
          <table:table-cell table:style-name="ce206" office:value-type="string">
            <text:p>FNC_KS_ANS_CAT_02</text:p>
          </table:table-cell>
          <table:table-cell table:style-name="ce215" table:formula="of:=IF(VALUE(MID([.F90];6;FIND(&quot;:&quot;;[.F90];1)-FIND(&quot; &quot;;[.F90];1)-1))&gt;VALUE(MID([.F89];6;FIND(&quot;:&quot;;[.F89];1)-FIND(&quot; &quot;;[.F89];1)-1));[.C89];[.C89]+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91];6;FIND(&quot;:&quot;;[.F91];1)-FIND(&quot; &quot;;[.F91];1)-1))&gt;VALUE(MID([.F90];6;FIND(&quot;:&quot;;[.F90];1)-FIND(&quot; &quot;;[.F90];1)-1));&quot;&quot;;MAX([.A$7:.A90])+1)" office:value-type="float" office:value="31">
            <text:p>31.00</text:p>
          </table:table-cell>
          <table:table-cell table:style-name="ce206" office:value-type="string">
            <text:p>FNC_KS_ANS_CAT_02</text:p>
          </table:table-cell>
          <table:table-cell table:style-name="ce215" table:formula="of:=IF(VALUE(MID([.F91];6;FIND(&quot;:&quot;;[.F91];1)-FIND(&quot; &quot;;[.F91];1)-1))&gt;VALUE(MID([.F90];6;FIND(&quot;:&quot;;[.F90];1)-FIND(&quot; &quot;;[.F90];1)-1));[.C90];[.C90]+1)" office:value-type="float" office:value="13">
            <text:p>13.00</text:p>
          </table:table-cell>
          <table:table-cell table:style-name="ce219" office:value-type="string">
            <text:p>KS\Answers\Category\Edit</text:p>
          </table:table-cell>
          <table:table-cell table:style-name="ce222" office:value-type="string">
            <text:p>Edit category without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92];6;FIND(&quot;:&quot;;[.F92];1)-FIND(&quot; &quot;;[.F92];1)-1))&gt;VALUE(MID([.F91];6;FIND(&quot;:&quot;;[.F91];1)-FIND(&quot; &quot;;[.F91];1)-1));&quot;&quot;;MAX([.A$7:.A91])+1)">
            <text:p/>
          </table:table-cell>
          <table:table-cell table:style-name="ce206" office:value-type="string">
            <text:p>FNC_KS_ANS_CAT_02</text:p>
          </table:table-cell>
          <table:table-cell table:style-name="ce215" table:formula="of:=IF(VALUE(MID([.F92];6;FIND(&quot;:&quot;;[.F92];1)-FIND(&quot; &quot;;[.F92];1)-1))&gt;VALUE(MID([.F91];6;FIND(&quot;:&quot;;[.F91];1)-FIND(&quot; &quot;;[.F91];1)-1));[.C91];[.C91]+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93];6;FIND(&quot;:&quot;;[.F93];1)-FIND(&quot; &quot;;[.F93];1)-1))&gt;VALUE(MID([.F92];6;FIND(&quot;:&quot;;[.F92];1)-FIND(&quot; &quot;;[.F92];1)-1));&quot;&quot;;MAX([.A$7:.A92])+1)">
            <text:p/>
          </table:table-cell>
          <table:table-cell table:style-name="ce206" office:value-type="string">
            <text:p>FNC_KS_ANS_CAT_02</text:p>
          </table:table-cell>
          <table:table-cell table:style-name="ce215" table:formula="of:=IF(VALUE(MID([.F93];6;FIND(&quot;:&quot;;[.F93];1)-FIND(&quot; &quot;;[.F93];1)-1))&gt;VALUE(MID([.F92];6;FIND(&quot;:&quot;;[.F92];1)-FIND(&quot; &quot;;[.F92];1)-1));[.C92];[.C92]+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43" office:value-type="string">
            <text:p>High</text:p>
          </table:table-cell>
          <table:table-cell table:style-name="ce246"/>
          <table:table-cell table:style-name="ce212" table:number-columns-repeated="198"/>
          <table:table-cell/>
        </table:table-row>
        <table:table-row table:style-name="ro29">
          <table:table-cell table:style-name="ce199" table:formula="of:=IF(VALUE(MID([.F94];6;FIND(&quot;:&quot;;[.F94];1)-FIND(&quot; &quot;;[.F94];1)-1))&gt;VALUE(MID([.F93];6;FIND(&quot;:&quot;;[.F93];1)-FIND(&quot; &quot;;[.F93];1)-1));&quot;&quot;;MAX([.A$7:.A93])+1)">
            <text:p/>
          </table:table-cell>
          <table:table-cell table:style-name="ce206" office:value-type="string">
            <text:p>FNC_KS_ANS_CAT_02</text:p>
          </table:table-cell>
          <table:table-cell table:style-name="ce215" table:formula="of:=IF(VALUE(MID([.F94];6;FIND(&quot;:&quot;;[.F94];1)-FIND(&quot; &quot;;[.F94];1)-1))&gt;VALUE(MID([.F93];6;FIND(&quot;:&quot;;[.F93];1)-FIND(&quot; &quot;;[.F93];1)-1));[.C93];[.C93]+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95];6;FIND(&quot;:&quot;;[.F95];1)-FIND(&quot; &quot;;[.F95];1)-1))&gt;VALUE(MID([.F94];6;FIND(&quot;:&quot;;[.F94];1)-FIND(&quot; &quot;;[.F94];1)-1));&quot;&quot;;MAX([.A$7:.A94])+1)" office:value-type="float" office:value="32">
            <text:p>32.00</text:p>
          </table:table-cell>
          <table:table-cell table:style-name="ce206" office:value-type="string">
            <text:p>FNC_KS_ANS_CAT_02</text:p>
          </table:table-cell>
          <table:table-cell table:style-name="ce215" table:formula="of:=IF(VALUE(MID([.F95];6;FIND(&quot;:&quot;;[.F95];1)-FIND(&quot; &quot;;[.F95];1)-1))&gt;VALUE(MID([.F94];6;FIND(&quot;:&quot;;[.F94];1)-FIND(&quot; &quot;;[.F94];1)-1));[.C94];[.C94]+1)" office:value-type="float" office:value="14">
            <text:p>14.00</text:p>
          </table:table-cell>
          <table:table-cell table:style-name="ce219" office:value-type="string">
            <text:p>KS\Answers\Category\Edit</text:p>
          </table:table-cell>
          <table:table-cell table:style-name="ce222" office:value-type="string">
            <text:p>Edit category with specific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96];6;FIND(&quot;:&quot;;[.F96];1)-FIND(&quot; &quot;;[.F96];1)-1))&gt;VALUE(MID([.F95];6;FIND(&quot;:&quot;;[.F95];1)-FIND(&quot; &quot;;[.F95];1)-1));&quot;&quot;;MAX([.A$7:.A95])+1)">
            <text:p/>
          </table:table-cell>
          <table:table-cell table:style-name="ce206" office:value-type="string">
            <text:p>FNC_KS_ANS_CAT_02</text:p>
          </table:table-cell>
          <table:table-cell table:style-name="ce215" table:formula="of:=IF(VALUE(MID([.F96];6;FIND(&quot;:&quot;;[.F96];1)-FIND(&quot; &quot;;[.F96];1)-1))&gt;VALUE(MID([.F95];6;FIND(&quot;:&quot;;[.F95];1)-FIND(&quot; &quot;;[.F95];1)-1));[.C95];[.C95]+1)" office:value-type="float" office:value="14">
            <text:p>14.00</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39">
          <table:table-cell table:style-name="ce199" table:formula="of:=IF(VALUE(MID([.F97];6;FIND(&quot;:&quot;;[.F97];1)-FIND(&quot; &quot;;[.F97];1)-1))&gt;VALUE(MID([.F96];6;FIND(&quot;:&quot;;[.F96];1)-FIND(&quot; &quot;;[.F96];1)-1));&quot;&quot;;MAX([.A$7:.A96])+1)">
            <text:p/>
          </table:table-cell>
          <table:table-cell table:style-name="ce206" office:value-type="string">
            <text:p>FNC_KS_ANS_CAT_02</text:p>
          </table:table-cell>
          <table:table-cell table:style-name="ce215" table:formula="of:=IF(VALUE(MID([.F97];6;FIND(&quot;:&quot;;[.F97];1)-FIND(&quot; &quot;;[.F97];1)-1))&gt;VALUE(MID([.F96];6;FIND(&quot;:&quot;;[.F96];1)-FIND(&quot; &quot;;[.F96];1)-1));[.C96];[.C96]+1)" office:value-type="float" office:value="14">
            <text:p>14.00</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43" office:value-type="string">
            <text:p>Medium</text:p>
          </table:table-cell>
          <table:table-cell table:style-name="ce246"/>
          <table:table-cell table:style-name="ce212" table:number-columns-repeated="198"/>
          <table:table-cell/>
        </table:table-row>
        <table:table-row table:style-name="ro38">
          <table:table-cell table:style-name="ce199" table:formula="of:=IF(VALUE(MID([.F98];6;FIND(&quot;:&quot;;[.F98];1)-FIND(&quot; &quot;;[.F98];1)-1))&gt;VALUE(MID([.F97];6;FIND(&quot;:&quot;;[.F97];1)-FIND(&quot; &quot;;[.F97];1)-1));&quot;&quot;;MAX([.A$7:.A97])+1)" office:value-type="float" office:value="33">
            <text:p>33.00</text:p>
          </table:table-cell>
          <table:table-cell table:style-name="ce206" office:value-type="string">
            <text:p>FNC_KS_ANS_CAT_02</text:p>
          </table:table-cell>
          <table:table-cell table:style-name="ce215" table:formula="of:=IF(VALUE(MID([.F98];6;FIND(&quot;:&quot;;[.F98];1)-FIND(&quot; &quot;;[.F98];1)-1))&gt;VALUE(MID([.F97];6;FIND(&quot;:&quot;;[.F97];1)-FIND(&quot; &quot;;[.F97];1)-1));[.C97];[.C97]+1)" office:value-type="float" office:value="15">
            <text:p>15.00</text:p>
          </table:table-cell>
          <table:table-cell table:style-name="ce219" office:value-type="string">
            <text:p>KS\Answers\Category\Edit</text:p>
          </table:table-cell>
          <table:table-cell table:style-name="ce222" office:value-type="string">
            <text:p>Edit category with invalid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99];6;FIND(&quot;:&quot;;[.F99];1)-FIND(&quot; &quot;;[.F99];1)-1))&gt;VALUE(MID([.F98];6;FIND(&quot;:&quot;;[.F98];1)-FIND(&quot; &quot;;[.F98];1)-1));&quot;&quot;;MAX([.A$7:.A98])+1)">
            <text:p/>
          </table:table-cell>
          <table:table-cell table:style-name="ce206" office:value-type="string">
            <text:p>FNC_KS_ANS_CAT_02</text:p>
          </table:table-cell>
          <table:table-cell table:style-name="ce215" table:formula="of:=IF(VALUE(MID([.F99];6;FIND(&quot;:&quot;;[.F99];1)-FIND(&quot; &quot;;[.F99];1)-1))&gt;VALUE(MID([.F98];6;FIND(&quot;:&quot;;[.F98];1)-FIND(&quot; &quot;;[.F98];1)-1));[.C98];[.C98]+1)" office:value-type="float" office:value="15">
            <text:p>15.00</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40">
          <table:table-cell table:style-name="ce199" table:formula="of:=IF(VALUE(MID([.F100];6;FIND(&quot;:&quot;;[.F100];1)-FIND(&quot; &quot;;[.F100];1)-1))&gt;VALUE(MID([.F99];6;FIND(&quot;:&quot;;[.F99];1)-FIND(&quot; &quot;;[.F99];1)-1));&quot;&quot;;MAX([.A$7:.A99])+1)">
            <text:p/>
          </table:table-cell>
          <table:table-cell table:style-name="ce206" office:value-type="string">
            <text:p>FNC_KS_ANS_CAT_02</text:p>
          </table:table-cell>
          <table:table-cell table:style-name="ce215" table:formula="of:=IF(VALUE(MID([.F100];6;FIND(&quot;:&quot;;[.F100];1)-FIND(&quot; &quot;;[.F100];1)-1))&gt;VALUE(MID([.F99];6;FIND(&quot;:&quot;;[.F99];1)-FIND(&quot; &quot;;[.F99];1)-1));[.C99];[.C99]+1)" office:value-type="float" office:value="15">
            <text:p>15.00</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3" office:value-type="string">
            <text:p>Medium</text:p>
          </table:table-cell>
          <table:table-cell table:style-name="ce246"/>
          <table:table-cell table:style-name="ce212" table:number-columns-repeated="198"/>
          <table:table-cell/>
        </table:table-row>
        <table:table-row table:style-name="ro32">
          <table:table-cell table:style-name="ce199" table:formula="of:=IF(VALUE(MID([.F101];6;FIND(&quot;:&quot;;[.F101];1)-FIND(&quot; &quot;;[.F101];1)-1))&gt;VALUE(MID([.F100];6;FIND(&quot;:&quot;;[.F100];1)-FIND(&quot; &quot;;[.F100];1)-1));&quot;&quot;;MAX([.A$7:.A100])+1)" office:value-type="float" office:value="34">
            <text:p>34.00</text:p>
          </table:table-cell>
          <table:table-cell table:style-name="ce206" office:value-type="string">
            <text:p>FNC_KS_ANS_CAT_03</text:p>
          </table:table-cell>
          <table:table-cell table:style-name="ce215" office:value-type="float" office:value="1">
            <text:p>1.00</text:p>
          </table:table-cell>
          <table:table-cell table:style-name="ce220" office:value-type="string">
            <text:p>KS\Answers\Category\Delete</text:p>
          </table:table-cell>
          <table:table-cell table:style-name="ce222" office:value-type="string">
            <text:p>Delete Category by the main menu on the action bar</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02];6;FIND(&quot;:&quot;;[.F102];1)-FIND(&quot; &quot;;[.F102];1)-1))&gt;VALUE(MID([.F101];6;FIND(&quot;:&quot;;[.F101];1)-FIND(&quot; &quot;;[.F101];1)-1));&quot;&quot;;MAX([.A$7:.A101])+1)">
            <text:p/>
          </table:table-cell>
          <table:table-cell table:style-name="ce206" office:value-type="string">
            <text:p>FNC_KS_ANS_CAT_03</text:p>
          </table:table-cell>
          <table:table-cell table:style-name="ce215" table:formula="of:=IF(VALUE(MID([.F102];6;FIND(&quot;:&quot;;[.F102];1)-FIND(&quot; &quot;;[.F102];1)-1))&gt;VALUE(MID([.F101];6;FIND(&quot;:&quot;;[.F101];1)-FIND(&quot; &quot;;[.F101];1)-1));[.C101];[.C101]+1)" office:value-type="float" office:value="1">
            <text:p>1.00</text:p>
          </table:table-cell>
          <table:table-cell table:style-name="ce219" office:value-type="string">
            <text:p>KS\Answers\Category\Delete</text:p>
          </table:table-cell>
          <table:table-cell table:style-name="ce224" office:value-type="string">
            <text:p>Delete Category by the main menu on the action bar</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C</text:span><text:span text:style-name="T14">lick [Manage Category] on the <text:s/>main action bar and select [Delete]</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43">
          <table:table-cell table:style-name="ce199" table:formula="of:=IF(VALUE(MID([.F103];6;FIND(&quot;:&quot;;[.F103];1)-FIND(&quot; &quot;;[.F103];1)-1))&gt;VALUE(MID([.F102];6;FIND(&quot;:&quot;;[.F102];1)-FIND(&quot; &quot;;[.F102];1)-1));&quot;&quot;;MAX([.A$7:.A102])+1)" office:value-type="float" office:value="35">
            <text:p>35.00</text:p>
          </table:table-cell>
          <table:table-cell table:style-name="ce206" office:value-type="string">
            <text:p>FNC_KS_ANS_CAT_03</text:p>
          </table:table-cell>
          <table:table-cell table:style-name="ce215" table:formula="of:=IF(VALUE(MID([.F103];6;FIND(&quot;:&quot;;[.F103];1)-FIND(&quot; &quot;;[.F103];1)-1))&gt;VALUE(MID([.F102];6;FIND(&quot;:&quot;;[.F102];1)-FIND(&quot; &quot;;[.F102];1)-1));[.C102];[.C102]+1)" office:value-type="float" office:value="2">
            <text:p>2.00</text:p>
          </table:table-cell>
          <table:table-cell table:style-name="ce219" office:value-type="string">
            <text:p>KS\Answers\Category\Delete</text:p>
          </table:table-cell>
          <table:table-cell table:style-name="ce222" office:value-type="string">
            <text:p>Delete Category by the right click menu</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7"/>
          <table:table-cell table:style-name="ce212" table:number-columns-repeated="198"/>
          <table:table-cell/>
        </table:table-row>
        <table:table-row table:style-name="ro38">
          <table:table-cell table:style-name="ce199" table:formula="of:=IF(VALUE(MID([.F104];6;FIND(&quot;:&quot;;[.F104];1)-FIND(&quot; &quot;;[.F104];1)-1))&gt;VALUE(MID([.F103];6;FIND(&quot;:&quot;;[.F103];1)-FIND(&quot; &quot;;[.F103];1)-1));&quot;&quot;;MAX([.A$7:.A103])+1)">
            <text:p/>
          </table:table-cell>
          <table:table-cell table:style-name="ce206" office:value-type="string">
            <text:p>FNC_KS_ANS_CAT_03</text:p>
          </table:table-cell>
          <table:table-cell table:style-name="ce215" table:formula="of:=IF(VALUE(MID([.F104];6;FIND(&quot;:&quot;;[.F104];1)-FIND(&quot; &quot;;[.F104];1)-1))&gt;VALUE(MID([.F103];6;FIND(&quot;:&quot;;[.F103];1)-FIND(&quot; &quot;;[.F103];1)-1));[.C103];[.C103]+1)" office:value-type="float" office:value="2">
            <text:p>2.00</text:p>
          </table:table-cell>
          <table:table-cell table:style-name="ce219" office:value-type="string">
            <text:p>KS\Answers\Category\Delete</text:p>
          </table:table-cell>
          <table:table-cell table:style-name="ce226" office:value-type="string">
            <text:p>Delete Category </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Right click on existing category and select Delete Category in menu</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29">
          <table:table-cell table:style-name="ce199" table:formula="of:=IF(VALUE(MID([.F105];6;FIND(&quot;:&quot;;[.F105];1)-FIND(&quot; &quot;;[.F105];1)-1))&gt;VALUE(MID([.F104];6;FIND(&quot;:&quot;;[.F104];1)-FIND(&quot; &quot;;[.F104];1)-1));&quot;&quot;;MAX([.A$7:.A104])+1)" office:value-type="float" office:value="36">
            <text:p>36.00</text:p>
          </table:table-cell>
          <table:table-cell table:style-name="ce206" office:value-type="string">
            <text:p>FNC_KS_ANS_CAT_04</text:p>
          </table:table-cell>
          <table:table-cell table:style-name="ce215" office:value-type="float" office:value="1">
            <text:p>1.00</text:p>
          </table:table-cell>
          <table:table-cell table:style-name="ce220" office:value-type="string">
            <text:p>KS\Answers\Category\Move</text:p>
          </table:table-cell>
          <table:table-cell table:style-name="ce222" office:value-type="string">
            <text:p>Move category by administ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4">
          <table:table-cell table:style-name="ce199" table:formula="of:=IF(VALUE(MID([.F106];6;FIND(&quot;:&quot;;[.F106];1)-FIND(&quot; &quot;;[.F106];1)-1))&gt;VALUE(MID([.F105];6;FIND(&quot;:&quot;;[.F105];1)-FIND(&quot; &quot;;[.F105];1)-1));&quot;&quot;;MAX([.A$7:.A105])+1)">
            <text:p/>
          </table:table-cell>
          <table:table-cell table:style-name="ce206" office:value-type="string">
            <text:p>FNC_KS_ANS_CAT_04</text:p>
          </table:table-cell>
          <table:table-cell table:style-name="ce215" table:formula="of:=IF(VALUE(MID([.F106];6;FIND(&quot;:&quot;;[.F106];1)-FIND(&quot; &quot;;[.F106];1)-1))&gt;VALUE(MID([.F105];6;FIND(&quot;:&quot;;[.F105];1)-FIND(&quot; &quot;;[.F105];1)-1));[.C105];[.C105]+1)" office:value-type="float" office:value="1">
            <text:p>1.00</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2: Show Move category form</text:p>
          </table:table-cell>
          <table:table-cell table:style-name="ce223" office:value-type="string">
            <text:p>- Right click on category and select [Move category] option</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07];6;FIND(&quot;:&quot;;[.F107];1)-FIND(&quot; &quot;;[.F107];1)-1))&gt;VALUE(MID([.F106];6;FIND(&quot;:&quot;;[.F106];1)-FIND(&quot; &quot;;[.F106];1)-1));&quot;&quot;;MAX([.A$7:.A106])+1)">
            <text:p/>
          </table:table-cell>
          <table:table-cell table:style-name="ce206" office:value-type="string">
            <text:p>FNC_KS_ANS_CAT_04</text:p>
          </table:table-cell>
          <table:table-cell table:style-name="ce215" table:formula="of:=IF(VALUE(MID([.F107];6;FIND(&quot;:&quot;;[.F107];1)-FIND(&quot; &quot;;[.F107];1)-1))&gt;VALUE(MID([.F106];6;FIND(&quot;:&quot;;[.F106];1)-FIND(&quot; &quot;;[.F106];1)-1));[.C106];[.C106]+1)" office:value-type="float" office:value="1">
            <text:p>1.00</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The category (and everything inside) is moved successfully to new selected destination.</text:p>
            <text:p>- Administrator can move category to any where in Answers.</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08];6;FIND(&quot;:&quot;;[.F108];1)-FIND(&quot; &quot;;[.F108];1)-1))&gt;VALUE(MID([.F107];6;FIND(&quot;:&quot;;[.F107];1)-FIND(&quot; &quot;;[.F107];1)-1));&quot;&quot;;MAX([.A$7:.A107])+1)" office:value-type="float" office:value="37">
            <text:p>37.00</text:p>
          </table:table-cell>
          <table:table-cell table:style-name="ce206" office:value-type="string">
            <text:p>FNC_KS_ANS_CAT_04</text:p>
          </table:table-cell>
          <table:table-cell table:style-name="ce215" table:formula="of:=IF(VALUE(MID([.F108];6;FIND(&quot;:&quot;;[.F108];1)-FIND(&quot; &quot;;[.F108];1)-1))&gt;VALUE(MID([.F107];6;FIND(&quot;:&quot;;[.F107];1)-FIND(&quot; &quot;;[.F107];1)-1));[.C107];[.C107]+1)" office:value-type="float" office:value="2">
            <text:p>2.00</text:p>
          </table:table-cell>
          <table:table-cell table:style-name="ce219" office:value-type="string">
            <text:p>KS\Answers\Category\Move</text:p>
          </table:table-cell>
          <table:table-cell table:style-name="ce222" office:value-type="string">
            <text:p>Move category by mode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ext:p><text:span text:style-name="T10">- Assign moderator to specific category</text:span></text:p>
          </table:table-cell>
          <table:table-cell table:style-name="ce223" office:value-type="string">
            <text:p>- Create new categories successfully.</text:p>
            <text:p>- Moderation role of category is assigned to specific user</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09];6;FIND(&quot;:&quot;;[.F109];1)-FIND(&quot; &quot;;[.F109];1)-1))&gt;VALUE(MID([.F108];6;FIND(&quot;:&quot;;[.F108];1)-FIND(&quot; &quot;;[.F108];1)-1));&quot;&quot;;MAX([.A$7:.A108])+1)">
            <text:p/>
          </table:table-cell>
          <table:table-cell table:style-name="ce206" office:value-type="string">
            <text:p>FNC_KS_ANS_CAT_04</text:p>
          </table:table-cell>
          <table:table-cell table:style-name="ce215" table:formula="of:=IF(VALUE(MID([.F109];6;FIND(&quot;:&quot;;[.F109];1)-FIND(&quot; &quot;;[.F109];1)-1))&gt;VALUE(MID([.F108];6;FIND(&quot;:&quot;;[.F108];1)-FIND(&quot; &quot;;[.F108];1)-1));[.C108];[.C108]+1)" office:value-type="float" office:value="2">
            <text:p>2.00</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2: Show Move category form</text:p>
          </table:table-cell>
          <table:table-cell table:style-name="ce223" office:value-type="string">
            <text:p>- Log in by moderator who is assigned moderation role at step 1</text:p>
            <text:p>- Move the category/subcategory managed by the moderator</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5">
          <table:table-cell table:style-name="ce199" table:formula="of:=IF(VALUE(MID([.F110];6;FIND(&quot;:&quot;;[.F110];1)-FIND(&quot; &quot;;[.F110];1)-1))&gt;VALUE(MID([.F109];6;FIND(&quot;:&quot;;[.F109];1)-FIND(&quot; &quot;;[.F109];1)-1));&quot;&quot;;MAX([.A$7:.A109])+1)">
            <text:p/>
          </table:table-cell>
          <table:table-cell table:style-name="ce206" office:value-type="string">
            <text:p>FNC_KS_ANS_CAT_04</text:p>
          </table:table-cell>
          <table:table-cell table:style-name="ce215" table:formula="of:=IF(VALUE(MID([.F110];6;FIND(&quot;:&quot;;[.F110];1)-FIND(&quot; &quot;;[.F110];1)-1))&gt;VALUE(MID([.F109];6;FIND(&quot;:&quot;;[.F109];1)-FIND(&quot; &quot;;[.F109];1)-1));[.C109];[.C109]+1)" office:value-type="float" office:value="2">
            <text:p>2.00</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1];6;FIND(&quot;:&quot;;[.F111];1)-FIND(&quot; &quot;;[.F111];1)-1))&gt;VALUE(MID([.F110];6;FIND(&quot;:&quot;;[.F110];1)-FIND(&quot; &quot;;[.F110];1)-1));&quot;&quot;;MAX([.A$7:.A110])+1)" office:value-type="float" office:value="38">
            <text:p>38.00</text:p>
          </table:table-cell>
          <table:table-cell table:style-name="ce206" office:value-type="string">
            <text:p>FNC_KS_ANS_CAT_04</text:p>
          </table:table-cell>
          <table:table-cell table:style-name="ce215" table:formula="of:=IF(VALUE(MID([.F111];6;FIND(&quot;:&quot;;[.F111];1)-FIND(&quot; &quot;;[.F111];1)-1))&gt;VALUE(MID([.F110];6;FIND(&quot;:&quot;;[.F110];1)-FIND(&quot; &quot;;[.F110];1)-1));[.C110];[.C110]+1)" office:value-type="float" office:value="3">
            <text:p>3.00</text:p>
          </table:table-cell>
          <table:table-cell table:style-name="ce219" office:value-type="string">
            <text:p>KS\Answers\Category\Move</text:p>
          </table:table-cell>
          <table:table-cell table:style-name="ce222" office:value-type="string">
            <text:p>Move category by drag and drop</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by user who has right to add category</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12];6;FIND(&quot;:&quot;;[.F112];1)-FIND(&quot; &quot;;[.F112];1)-1))&gt;VALUE(MID([.F111];6;FIND(&quot;:&quot;;[.F111];1)-FIND(&quot; &quot;;[.F111];1)-1));&quot;&quot;;MAX([.A$7:.A111])+1)">
            <text:p/>
          </table:table-cell>
          <table:table-cell table:style-name="ce206" office:value-type="string">
            <text:p>FNC_KS_ANS_CAT_04</text:p>
          </table:table-cell>
          <table:table-cell table:style-name="ce215" table:formula="of:=IF(VALUE(MID([.F112];6;FIND(&quot;:&quot;;[.F112];1)-FIND(&quot; &quot;;[.F112];1)-1))&gt;VALUE(MID([.F111];6;FIND(&quot;:&quot;;[.F111];1)-FIND(&quot; &quot;;[.F111];1)-1));[.C111];[.C111]+1)" office:value-type="float" office:value="3">
            <text:p>3.00</text:p>
          </table:table-cell>
          <table:table-cell table:style-name="ce219" office:value-type="string">
            <text:p>KS\Answers\Category\Move</text:p>
          </table:table-cell>
          <table:table-cell table:style-name="ce224" office:value-type="string">
            <text:p>Move category by drag and drop</text:p>
          </table:table-cell>
          <table:table-cell table:style-name="ce223" office:value-type="string">
            <text:p>Step 2: Move category </text:p>
          </table:table-cell>
          <table:table-cell table:style-name="ce223" office:value-type="string">
            <text:p>- Right click on a category in list drag or drop it to new position</text:p>
          </table:table-cell>
          <table:table-cell table:style-name="ce223" office:value-type="string">
            <text:p>-This category can be dragged and dropped properly.</text:p>
            <text:p>- It is moved to new position its position is updat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3];6;FIND(&quot;:&quot;;[.F113];1)-FIND(&quot; &quot;;[.F113];1)-1))&gt;VALUE(MID([.F112];6;FIND(&quot;:&quot;;[.F112];1)-FIND(&quot; &quot;;[.F112];1)-1));&quot;&quot;;MAX([.A$7:.A112])+1)" office:value-type="float" office:value="39">
            <text:p>39.00</text:p>
          </table:table-cell>
          <table:table-cell table:style-name="ce206" office:value-type="string">
            <text:p>FNC_KS_ANS_CAT_05_01</text:p>
          </table:table-cell>
          <table:table-cell table:style-name="ce215" office:value-type="float" office:value="1">
            <text:p>1.00</text:p>
          </table:table-cell>
          <table:table-cell table:style-name="ce220" office:value-type="string">
            <text:p>KS\Answers\Category\Watch</text:p>
          </table:table-cell>
          <table:table-cell table:style-name="ce222" office:value-type="string">
            <text:p>Add 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38">
          <table:table-cell table:style-name="ce199" table:formula="of:=IF(VALUE(MID([.F114];6;FIND(&quot;:&quot;;[.F114];1)-FIND(&quot; &quot;;[.F114];1)-1))&gt;VALUE(MID([.F113];6;FIND(&quot;:&quot;;[.F113];1)-FIND(&quot; &quot;;[.F113];1)-1));&quot;&quot;;MAX([.A$7:.A113])+1)">
            <text:p/>
          </table:table-cell>
          <table:table-cell table:style-name="ce206" office:value-type="string">
            <text:p>FNC_KS_ANS_CAT_05_01</text:p>
          </table:table-cell>
          <table:table-cell table:style-name="ce215" table:formula="of:=IF(VALUE(MID([.F114];6;FIND(&quot;:&quot;;[.F114];1)-FIND(&quot; &quot;;[.F114];1)-1))&gt;VALUE(MID([.F113];6;FIND(&quot;:&quot;;[.F113];1)-FIND(&quot; &quot;;[.F113];1)-1));[.C113];[.C113]+1)" office:value-type="float" office:value="1">
            <text:p>1.00</text:p>
          </table:table-cell>
          <table:table-cell table:style-name="ce219" office:value-type="string">
            <text:p>KS\Answers\Category\Watch</text:p>
          </table:table-cell>
          <table:table-cell table:style-name="ce224" office:value-type="string">
            <text:p>Add 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5];6;FIND(&quot;:&quot;;[.F115];1)-FIND(&quot; &quot;;[.F115];1)-1))&gt;VALUE(MID([.F114];6;FIND(&quot;:&quot;;[.F114];1)-FIND(&quot; &quot;;[.F114];1)-1));&quot;&quot;;MAX([.A$7:.A114])+1)" office:value-type="float" office:value="40">
            <text:p>40.00</text:p>
          </table:table-cell>
          <table:table-cell table:style-name="ce206" office:value-type="string">
            <text:p>FNC_KS_ANS_CAT_05_01</text:p>
          </table:table-cell>
          <table:table-cell table:style-name="ce215" table:formula="of:=IF(VALUE(MID([.F115];6;FIND(&quot;:&quot;;[.F115];1)-FIND(&quot; &quot;;[.F115];1)-1))&gt;VALUE(MID([.F114];6;FIND(&quot;:&quot;;[.F114];1)-FIND(&quot; &quot;;[.F114];1)-1));[.C114];[.C114]+1)" office:value-type="float" office:value="2">
            <text:p>2.00</text:p>
          </table:table-cell>
          <table:table-cell table:style-name="ce219" office:value-type="string">
            <text:p>KS\Answers\Category\Watch</text:p>
          </table:table-cell>
          <table:table-cell table:style-name="ce222" office:value-type="string">
            <text:p>Check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16];6;FIND(&quot;:&quot;;[.F116];1)-FIND(&quot; &quot;;[.F116];1)-1))&gt;VALUE(MID([.F115];6;FIND(&quot;:&quot;;[.F115];1)-FIND(&quot; &quot;;[.F115];1)-1));&quot;&quot;;MAX([.A$7:.A115])+1)">
            <text:p/>
          </table:table-cell>
          <table:table-cell table:style-name="ce206" office:value-type="string">
            <text:p>FNC_KS_ANS_CAT_05_01</text:p>
          </table:table-cell>
          <table:table-cell table:style-name="ce215" table:formula="of:=IF(VALUE(MID([.F116];6;FIND(&quot;:&quot;;[.F116];1)-FIND(&quot; &quot;;[.F116];1)-1))&gt;VALUE(MID([.F115];6;FIND(&quot;:&quot;;[.F115];1)-FIND(&quot; &quot;;[.F115];1)-1));[.C115];[.C115]+1)" office:value-type="float" office:value="2">
            <text:p>2.00</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17];6;FIND(&quot;:&quot;;[.F117];1)-FIND(&quot; &quot;;[.F117];1)-1))&gt;VALUE(MID([.F116];6;FIND(&quot;:&quot;;[.F116];1)-FIND(&quot; &quot;;[.F116];1)-1));&quot;&quot;;MAX([.A$7:.A116])+1)">
            <text:p/>
          </table:table-cell>
          <table:table-cell table:style-name="ce206" office:value-type="string">
            <text:p>FNC_KS_ANS_CAT_05_01</text:p>
          </table:table-cell>
          <table:table-cell table:style-name="ce215" table:formula="of:=IF(VALUE(MID([.F117];6;FIND(&quot;:&quot;;[.F117];1)-FIND(&quot; &quot;;[.F117];1)-1))&gt;VALUE(MID([.F116];6;FIND(&quot;:&quot;;[.F116];1)-FIND(&quot; &quot;;[.F116];1)-1));[.C116];[.C116]+1)" office:value-type="float" office:value="2">
            <text:p>2.00</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3: Check my watch</text:p>
          </table:table-cell>
          <table:table-cell table:style-name="ce223" office:value-type="string">
            <text:p>- Click on Settings button on the main action bar</text:p>
            <text:p>- Click Watches in User Settings form</text:p>
          </table:table-cell>
          <table:table-cell table:style-name="ce223" office:value-type="string">
            <text:p>- User Watch Manager form is displayed.</text:p>
            <text:p>- Category list which are being watched by users are listed, also includes the category at step 2.</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8];6;FIND(&quot;:&quot;;[.F118];1)-FIND(&quot; &quot;;[.F118];1)-1))&gt;VALUE(MID([.F117];6;FIND(&quot;:&quot;;[.F117];1)-FIND(&quot; &quot;;[.F117];1)-1));&quot;&quot;;MAX([.A$7:.A117])+1)" office:value-type="float" office:value="41">
            <text:p>41.00</text:p>
          </table:table-cell>
          <table:table-cell table:style-name="ce206" office:value-type="string">
            <text:p>FNC_KS_ANS_CAT_05_01</text:p>
          </table:table-cell>
          <table:table-cell table:style-name="ce215" table:formula="of:=IF(VALUE(MID([.F118];6;FIND(&quot;:&quot;;[.F118];1)-FIND(&quot; &quot;;[.F118];1)-1))&gt;VALUE(MID([.F117];6;FIND(&quot;:&quot;;[.F117];1)-FIND(&quot; &quot;;[.F117];1)-1));[.C117];[.C117]+1)" office:value-type="float" office:value="3">
            <text:p>3.00</text:p>
          </table:table-cell>
          <table:table-cell table:style-name="ce219" office:value-type="string">
            <text:p>KS\Answers\Category\Watch</text:p>
          </table:table-cell>
          <table:table-cell table:style-name="ce222" office:value-type="string">
            <text:p>View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6">
          <table:table-cell table:style-name="ce199" table:formula="of:=IF(VALUE(MID([.F119];6;FIND(&quot;:&quot;;[.F119];1)-FIND(&quot; &quot;;[.F119];1)-1))&gt;VALUE(MID([.F118];6;FIND(&quot;:&quot;;[.F118];1)-FIND(&quot; &quot;;[.F118];1)-1));&quot;&quot;;MAX([.A$7:.A118])+1)">
            <text:p/>
          </table:table-cell>
          <table:table-cell table:style-name="ce206" office:value-type="string">
            <text:p>FNC_KS_ANS_CAT_05_01</text:p>
          </table:table-cell>
          <table:table-cell table:style-name="ce215" table:formula="of:=IF(VALUE(MID([.F119];6;FIND(&quot;:&quot;;[.F119];1)-FIND(&quot; &quot;;[.F119];1)-1))&gt;VALUE(MID([.F118];6;FIND(&quot;:&quot;;[.F118];1)-FIND(&quot; &quot;;[.F118];1)-1));[.C118];[.C118]+1)" office:value-type="float" office:value="3">
            <text:p>3.00</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0];6;FIND(&quot;:&quot;;[.F120];1)-FIND(&quot; &quot;;[.F120];1)-1))&gt;VALUE(MID([.F119];6;FIND(&quot;:&quot;;[.F119];1)-FIND(&quot; &quot;;[.F119];1)-1));&quot;&quot;;MAX([.A$7:.A119])+1)">
            <text:p/>
          </table:table-cell>
          <table:table-cell table:style-name="ce206" office:value-type="string">
            <text:p>FNC_KS_ANS_CAT_05_01</text:p>
          </table:table-cell>
          <table:table-cell table:style-name="ce215" table:formula="of:=IF(VALUE(MID([.F120];6;FIND(&quot;:&quot;;[.F120];1)-FIND(&quot; &quot;;[.F120];1)-1))&gt;VALUE(MID([.F119];6;FIND(&quot;:&quot;;[.F119];1)-FIND(&quot; &quot;;[.F119];1)-1));[.C119];[.C119]+1)" office:value-type="float" office:value="3">
            <text:p>3.00</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3: View specific category in my watch</text:p>
          </table:table-cell>
          <table:table-cell table:style-name="ce223" office:value-type="string">
            <text:p>- Click on Settings button on the main action bar</text:p>
            <text:p>- Click Watches in User Settings form</text:p>
            <text:p>- Click on specific category title in watch list.</text:p>
          </table:table-cell>
          <table:table-cell table:style-name="ce223" office:value-type="string">
            <text:p>- User Watch Manager form is displayed.</text:p>
            <text:p>- Category list which are being watched by users are listed, also includes the category at step 2.</text:p>
            <text:p>- The clicked category is display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1];6;FIND(&quot;:&quot;;[.F121];1)-FIND(&quot; &quot;;[.F121];1)-1))&gt;VALUE(MID([.F120];6;FIND(&quot;:&quot;;[.F120];1)-FIND(&quot; &quot;;[.F120];1)-1));&quot;&quot;;MAX([.A$7:.A120])+1)" office:value-type="float" office:value="42">
            <text:p>42.00</text:p>
          </table:table-cell>
          <table:table-cell table:style-name="ce206" office:value-type="string">
            <text:p>FNC_KS_ANS_CAT_05_02</text:p>
          </table:table-cell>
          <table:table-cell table:style-name="ce215" office:value-type="float" office:value="1">
            <text:p>1.00</text:p>
          </table:table-cell>
          <table:table-cell table:style-name="ce220" office:value-type="string">
            <text:p>KS\Answers\Category\UnWatch</text:p>
          </table:table-cell>
          <table:table-cell table:style-name="ce227" office:value-type="string">
            <text:p>Un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2];6;FIND(&quot;:&quot;;[.F122];1)-FIND(&quot; &quot;;[.F122];1)-1))&gt;VALUE(MID([.F121];6;FIND(&quot;:&quot;;[.F121];1)-FIND(&quot; &quot;;[.F121];1)-1));&quot;&quot;;MAX([.A$7:.A121])+1)">
            <text:p/>
          </table:table-cell>
          <table:table-cell table:style-name="ce206" office:value-type="string">
            <text:p>FNC_KS_ANS_CAT_05_02</text:p>
          </table:table-cell>
          <table:table-cell table:style-name="ce215" table:formula="of:=IF(VALUE(MID([.F122];6;FIND(&quot;:&quot;;[.F122];1)-FIND(&quot; &quot;;[.F122];1)-1))&gt;VALUE(MID([.F121];6;FIND(&quot;:&quot;;[.F121];1)-FIND(&quot; &quot;;[.F121];1)-1));[.C121];[.C121]+1)" office:value-type="float" office:value="1">
            <text:p>1.00</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23];6;FIND(&quot;:&quot;;[.F123];1)-FIND(&quot; &quot;;[.F123];1)-1))&gt;VALUE(MID([.F122];6;FIND(&quot;:&quot;;[.F122];1)-FIND(&quot; &quot;;[.F122];1)-1));&quot;&quot;;MAX([.A$7:.A122])+1)">
            <text:p/>
          </table:table-cell>
          <table:table-cell table:style-name="ce206" office:value-type="string">
            <text:p>FNC_KS_ANS_CAT_05_02</text:p>
          </table:table-cell>
          <table:table-cell table:style-name="ce215" table:formula="of:=IF(VALUE(MID([.F123];6;FIND(&quot;:&quot;;[.F123];1)-FIND(&quot; &quot;;[.F123];1)-1))&gt;VALUE(MID([.F122];6;FIND(&quot;:&quot;;[.F122];1)-FIND(&quot; &quot;;[.F122];1)-1));[.C122];[.C122]+1)" office:value-type="float" office:value="1">
            <text:p>1.00</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3: Unwatch</text:p>
          </table:table-cell>
          <table:table-cell table:style-name="ce223" office:value-type="string">
            <text:p>- Right click on the watched category at step 2</text:p>
            <text:p>- Select UnWatch in menu</text:p>
          </table:table-cell>
          <table:table-cell table:style-name="ce223" office:value-type="string">
            <text:p>- The category is unwatched successfully.</text:p>
            <text:p>- Watch option in right click menu on the unwatched category is shown and UnWatch option is hidden.</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4];6;FIND(&quot;:&quot;;[.F124];1)-FIND(&quot; &quot;;[.F124];1)-1))&gt;VALUE(MID([.F123];6;FIND(&quot;:&quot;;[.F123];1)-FIND(&quot; &quot;;[.F123];1)-1));&quot;&quot;;MAX([.A$7:.A123])+1)" office:value-type="float" office:value="43">
            <text:p>43.00</text:p>
          </table:table-cell>
          <table:table-cell table:style-name="ce206" office:value-type="string">
            <text:p>FNC_KS_ANS_CAT_05_02</text:p>
          </table:table-cell>
          <table:table-cell table:style-name="ce215" table:formula="of:=IF(VALUE(MID([.F124];6;FIND(&quot;:&quot;;[.F124];1)-FIND(&quot; &quot;;[.F124];1)-1))&gt;VALUE(MID([.F123];6;FIND(&quot;:&quot;;[.F123];1)-FIND(&quot; &quot;;[.F123];1)-1));[.C123];[.C123]+1)" office:value-type="float" office:value="2">
            <text:p>2.00</text:p>
          </table:table-cell>
          <table:table-cell table:style-name="ce219" office:value-type="string">
            <text:p>KS\Answers\Category\UnWatch</text:p>
          </table:table-cell>
          <table:table-cell table:style-name="ce227" office:value-type="string">
            <text:p>UnWatch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5];6;FIND(&quot;:&quot;;[.F125];1)-FIND(&quot; &quot;;[.F125];1)-1))&gt;VALUE(MID([.F124];6;FIND(&quot;:&quot;;[.F124];1)-FIND(&quot; &quot;;[.F124];1)-1));&quot;&quot;;MAX([.A$7:.A124])+1)">
            <text:p/>
          </table:table-cell>
          <table:table-cell table:style-name="ce206" office:value-type="string">
            <text:p>FNC_KS_ANS_CAT_05_02</text:p>
          </table:table-cell>
          <table:table-cell table:style-name="ce215" table:formula="of:=IF(VALUE(MID([.F125];6;FIND(&quot;:&quot;;[.F125];1)-FIND(&quot; &quot;;[.F125];1)-1))&gt;VALUE(MID([.F124];6;FIND(&quot;:&quot;;[.F124];1)-FIND(&quot; &quot;;[.F124];1)-1));[.C124];[.C124]+1)" office:value-type="float" office:value="2">
            <text:p>2.00</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6];6;FIND(&quot;:&quot;;[.F126];1)-FIND(&quot; &quot;;[.F126];1)-1))&gt;VALUE(MID([.F125];6;FIND(&quot;:&quot;;[.F125];1)-FIND(&quot; &quot;;[.F125];1)-1));&quot;&quot;;MAX([.A$7:.A125])+1)">
            <text:p/>
          </table:table-cell>
          <table:table-cell table:style-name="ce206" office:value-type="string">
            <text:p>FNC_KS_ANS_CAT_05_02</text:p>
          </table:table-cell>
          <table:table-cell table:style-name="ce215" table:formula="of:=IF(VALUE(MID([.F126];6;FIND(&quot;:&quot;;[.F126];1)-FIND(&quot; &quot;;[.F126];1)-1))&gt;VALUE(MID([.F125];6;FIND(&quot;:&quot;;[.F125];1)-FIND(&quot; &quot;;[.F125];1)-1));[.C125];[.C125]+1)" office:value-type="float" office:value="2">
            <text:p>2.00</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3: Unwatch category</text:p>
          </table:table-cell>
          <table:table-cell table:style-name="ce223" office:value-type="string">
            <text:p>- Click on Settings button in main action bar</text:p>
            <text:p>- Click Watches in User Settings form</text:p>
            <text:p>- Click on UnWatch icon in the watch category list</text:p>
          </table:table-cell>
          <table:table-cell table:style-name="ce223"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43" office:value-type="string">
            <text:p>Medium</text:p>
          </table:table-cell>
          <table:table-cell table:style-name="ce242"/>
          <table:table-cell table:style-name="ce212" table:number-columns-repeated="198"/>
          <table:table-cell/>
        </table:table-row>
        <table:table-row table:style-name="ro38">
          <table:table-cell table:style-name="ce199" table:formula="of:=IF(VALUE(MID([.F127];6;FIND(&quot;:&quot;;[.F127];1)-FIND(&quot; &quot;;[.F127];1)-1))&gt;VALUE(MID([.F126];6;FIND(&quot;:&quot;;[.F126];1)-FIND(&quot; &quot;;[.F126];1)-1));&quot;&quot;;MAX([.A$7:.A126])+1)" office:value-type="float" office:value="44">
            <text:p>44.00</text:p>
          </table:table-cell>
          <table:table-cell table:style-name="ce206" office:value-type="string">
            <text:p>FNC_KS_ANS_CAT_05_03</text:p>
          </table:table-cell>
          <table:table-cell table:style-name="ce215" office:value-type="float" office:value="1">
            <text:p>1.00</text:p>
          </table:table-cell>
          <table:table-cell table:style-name="ce220" office:value-type="string">
            <text:p>KS\Answers\Category\Add Watch</text:p>
          </table:table-cell>
          <table:table-cell table:style-name="ce222" office:value-type="string">
            <text:p>Check send email notification when add new question that no need to be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unchecked “Require approval on new questions”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8];6;FIND(&quot;:&quot;;[.F128];1)-FIND(&quot; &quot;;[.F128];1)-1))&gt;VALUE(MID([.F127];6;FIND(&quot;:&quot;;[.F127];1)-FIND(&quot; &quot;;[.F127];1)-1));&quot;&quot;;MAX([.A$7:.A127])+1)">
            <text:p/>
          </table:table-cell>
          <table:table-cell table:style-name="ce206" office:value-type="string">
            <text:p>FNC_KS_ANS_CAT_05_03</text:p>
          </table:table-cell>
          <table:table-cell table:style-name="ce215" table:formula="of:=IF(VALUE(MID([.F128];6;FIND(&quot;:&quot;;[.F128];1)-FIND(&quot; &quot;;[.F128];1)-1))&gt;VALUE(MID([.F127];6;FIND(&quot;:&quot;;[.F127];1)-FIND(&quot; &quot;;[.F127];1)-1));[.C127];[.C127]+1)" office:value-type="float" office:value="1">
            <text:p>1.00</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9];6;FIND(&quot;:&quot;;[.F129];1)-FIND(&quot; &quot;;[.F129];1)-1))&gt;VALUE(MID([.F128];6;FIND(&quot;:&quot;;[.F128];1)-FIND(&quot; &quot;;[.F128];1)-1));&quot;&quot;;MAX([.A$7:.A128])+1)">
            <text:p/>
          </table:table-cell>
          <table:table-cell table:style-name="ce206" office:value-type="string">
            <text:p>FNC_KS_ANS_CAT_05_03</text:p>
          </table:table-cell>
          <table:table-cell table:style-name="ce215" table:formula="of:=IF(VALUE(MID([.F129];6;FIND(&quot;:&quot;;[.F129];1)-FIND(&quot; &quot;;[.F129];1)-1))&gt;VALUE(MID([.F128];6;FIND(&quot;:&quot;;[.F128];1)-FIND(&quot; &quot;;[.F128];1)-1));[.C128];[.C128]+1)" office:value-type="float" office:value="1">
            <text:p>1.00</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text:p>
            <text:p>- Notification mail is sent to watcher</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0];6;FIND(&quot;:&quot;;[.F130];1)-FIND(&quot; &quot;;[.F130];1)-1))&gt;VALUE(MID([.F129];6;FIND(&quot;:&quot;;[.F129];1)-FIND(&quot; &quot;;[.F129];1)-1));&quot;&quot;;MAX([.A$7:.A129])+1)" office:value-type="float" office:value="45">
            <text:p>45.00</text:p>
          </table:table-cell>
          <table:table-cell table:style-name="ce206" office:value-type="string">
            <text:p>FNC_KS_ANS_CAT_05_03</text:p>
          </table:table-cell>
          <table:table-cell table:style-name="ce215" table:formula="of:=IF(VALUE(MID([.F130];6;FIND(&quot;:&quot;;[.F130];1)-FIND(&quot; &quot;;[.F130];1)-1))&gt;VALUE(MID([.F129];6;FIND(&quot;:&quot;;[.F129];1)-FIND(&quot; &quot;;[.F129];1)-1));[.C129];[.C129]+1)" office:value-type="float" office:value="2">
            <text:p>2.00</text:p>
          </table:table-cell>
          <table:table-cell table:style-name="ce219" office:value-type="string">
            <text:p>KS\Answers\Category\Add Watch</text:p>
          </table:table-cell>
          <table:table-cell table:style-name="ce222" office:value-type="string">
            <text:p>Check send email notification when add new question that is waiting for being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checked <text:span text:style-name="T5">Moderate new questions</text:span>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1];6;FIND(&quot;:&quot;;[.F131];1)-FIND(&quot; &quot;;[.F131];1)-1))&gt;VALUE(MID([.F130];6;FIND(&quot;:&quot;;[.F130];1)-FIND(&quot; &quot;;[.F130];1)-1));&quot;&quot;;MAX([.A$7:.A130])+1)">
            <text:p/>
          </table:table-cell>
          <table:table-cell table:style-name="ce206" office:value-type="string">
            <text:p>FNC_KS_ANS_CAT_05_03</text:p>
          </table:table-cell>
          <table:table-cell table:style-name="ce215" table:formula="of:=IF(VALUE(MID([.F131];6;FIND(&quot;:&quot;;[.F131];1)-FIND(&quot; &quot;;[.F131];1)-1))&gt;VALUE(MID([.F130];6;FIND(&quot;:&quot;;[.F130];1)-FIND(&quot; &quot;;[.F130];1)-1));[.C130];[.C130]+1)" office:value-type="float" office:value="2">
            <text:p>2.00</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2];6;FIND(&quot;:&quot;;[.F132];1)-FIND(&quot; &quot;;[.F132];1)-1))&gt;VALUE(MID([.F131];6;FIND(&quot;:&quot;;[.F131];1)-FIND(&quot; &quot;;[.F131];1)-1));&quot;&quot;;MAX([.A$7:.A131])+1)">
            <text:p/>
          </table:table-cell>
          <table:table-cell table:style-name="ce206" office:value-type="string">
            <text:p>FNC_KS_ANS_CAT_05_03</text:p>
          </table:table-cell>
          <table:table-cell table:style-name="ce215" table:formula="of:=IF(VALUE(MID([.F132];6;FIND(&quot;:&quot;;[.F132];1)-FIND(&quot; &quot;;[.F132];1)-1))&gt;VALUE(MID([.F131];6;FIND(&quot;:&quot;;[.F131];1)-FIND(&quot; &quot;;[.F131];1)-1));[.C131];[.C131]+1)" office:value-type="float" office:value="2">
            <text:p>2.00</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 but need to be approved before visible for everyone</text:p>
            <text:p>- No notification email is sent</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3];6;FIND(&quot;:&quot;;[.F133];1)-FIND(&quot; &quot;;[.F133];1)-1))&gt;VALUE(MID([.F132];6;FIND(&quot;:&quot;;[.F132];1)-FIND(&quot; &quot;;[.F132];1)-1));&quot;&quot;;MAX([.A$7:.A132])+1)" office:value-type="float" office:value="46">
            <text:p>46.00</text:p>
          </table:table-cell>
          <table:table-cell table:style-name="ce206" office:value-type="string">
            <text:p>FNC_KS_ANS_CAT_05_03</text:p>
          </table:table-cell>
          <table:table-cell table:style-name="ce215" table:formula="of:=IF(VALUE(MID([.F133];6;FIND(&quot;:&quot;;[.F133];1)-FIND(&quot; &quot;;[.F133];1)-1))&gt;VALUE(MID([.F132];6;FIND(&quot;:&quot;;[.F132];1)-FIND(&quot; &quot;;[.F132];1)-1));[.C132];[.C132]+1)" office:value-type="float" office:value="3">
            <text:p>3.00</text:p>
          </table:table-cell>
          <table:table-cell table:style-name="ce219" office:value-type="string">
            <text:p>KS\Answers\Category\Add Watch</text:p>
          </table:table-cell>
          <table:table-cell table:style-name="ce222" office:value-type="string">
            <text:p>Check send email notification when edit question of watched category</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4];6;FIND(&quot;:&quot;;[.F134];1)-FIND(&quot; &quot;;[.F134];1)-1))&gt;VALUE(MID([.F133];6;FIND(&quot;:&quot;;[.F133];1)-FIND(&quot; &quot;;[.F133];1)-1));&quot;&quot;;MAX([.A$7:.A133])+1)">
            <text:p/>
          </table:table-cell>
          <table:table-cell table:style-name="ce206" office:value-type="string">
            <text:p>FNC_KS_ANS_CAT_05_03</text:p>
          </table:table-cell>
          <table:table-cell table:style-name="ce215" table:formula="of:=IF(VALUE(MID([.F134];6;FIND(&quot;:&quot;;[.F134];1)-FIND(&quot; &quot;;[.F134];1)-1))&gt;VALUE(MID([.F133];6;FIND(&quot;:&quot;;[.F133];1)-FIND(&quot; &quot;;[.F133];1)-1));[.C133];[.C133]+1)" office:value-type="float" office:value="3">
            <text:p>3.00</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35];6;FIND(&quot;:&quot;;[.F135];1)-FIND(&quot; &quot;;[.F135];1)-1))&gt;VALUE(MID([.F134];6;FIND(&quot;:&quot;;[.F134];1)-FIND(&quot; &quot;;[.F134];1)-1));&quot;&quot;;MAX([.A$7:.A134])+1)">
            <text:p/>
          </table:table-cell>
          <table:table-cell table:style-name="ce206" office:value-type="string">
            <text:p>FNC_KS_ANS_CAT_05_03</text:p>
          </table:table-cell>
          <table:table-cell table:style-name="ce215" table:formula="of:=IF(VALUE(MID([.F135];6;FIND(&quot;:&quot;;[.F135];1)-FIND(&quot; &quot;;[.F135];1)-1))&gt;VALUE(MID([.F134];6;FIND(&quot;:&quot;;[.F134];1)-FIND(&quot; &quot;;[.F134];1)-1));[.C134];[.C134]+1)" office:value-type="float" office:value="3">
            <text:p>3.00</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3: Edit question</text:p>
          </table:table-cell>
          <table:table-cell table:style-name="ce223" office:value-type="string">
            <text:p>- Do edit question above </text:p>
            <text:p>- Click Save</text:p>
          </table:table-cell>
          <table:table-cell table:style-name="ce223"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6];6;FIND(&quot;:&quot;;[.F136];1)-FIND(&quot; &quot;;[.F136];1)-1))&gt;VALUE(MID([.F135];6;FIND(&quot;:&quot;;[.F135];1)-FIND(&quot; &quot;;[.F135];1)-1));&quot;&quot;;MAX([.A$7:.A135])+1)" office:value-type="float" office:value="47">
            <text:p>47.00</text:p>
          </table:table-cell>
          <table:table-cell table:style-name="ce206" office:value-type="string">
            <text:p>FNC_KS_ANS_CAT_05_03</text:p>
          </table:table-cell>
          <table:table-cell table:style-name="ce215" table:formula="of:=IF(VALUE(MID([.F136];6;FIND(&quot;:&quot;;[.F136];1)-FIND(&quot; &quot;;[.F136];1)-1))&gt;VALUE(MID([.F135];6;FIND(&quot;:&quot;;[.F135];1)-FIND(&quot; &quot;;[.F135];1)-1));[.C135];[.C135]+1)" office:value-type="float" office:value="4">
            <text:p>4.00</text:p>
          </table:table-cell>
          <table:table-cell table:style-name="ce219" office:value-type="string">
            <text:p>KS\Answers\Category\Add Watch</text:p>
          </table:table-cell>
          <table:table-cell table:style-name="ce222" office:value-type="string">
            <text:p>Check send email notification when respond question of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7];6;FIND(&quot;:&quot;;[.F137];1)-FIND(&quot; &quot;;[.F137];1)-1))&gt;VALUE(MID([.F136];6;FIND(&quot;:&quot;;[.F136];1)-FIND(&quot; &quot;;[.F136];1)-1));&quot;&quot;;MAX([.A$7:.A136])+1)">
            <text:p/>
          </table:table-cell>
          <table:table-cell table:style-name="ce206" office:value-type="string">
            <text:p>FNC_KS_ANS_CAT_05_03</text:p>
          </table:table-cell>
          <table:table-cell table:style-name="ce215" table:formula="of:=IF(VALUE(MID([.F137];6;FIND(&quot;:&quot;;[.F137];1)-FIND(&quot; &quot;;[.F137];1)-1))&gt;VALUE(MID([.F136];6;FIND(&quot;:&quot;;[.F136];1)-FIND(&quot; &quot;;[.F136];1)-1));[.C136];[.C136]+1)" office:value-type="float" office:value="4">
            <text:p>4.00</text:p>
          </table:table-cell>
          <table:table-cell table:style-name="ce219" office:value-type="string">
            <text:p>KS\Answers\Category\Add Watch</text:p>
          </table:table-cell>
          <table:table-cell table:style-name="ce224" office:value-type="string">
            <text:p>Check send email notification when respond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38];6;FIND(&quot;:&quot;;[.F138];1)-FIND(&quot; &quot;;[.F138];1)-1))&gt;VALUE(MID([.F137];6;FIND(&quot;:&quot;;[.F137];1)-FIND(&quot; &quot;;[.F137];1)-1));&quot;&quot;;MAX([.A$7:.A137])+1)">
            <text:p/>
          </table:table-cell>
          <table:table-cell table:style-name="ce206" office:value-type="string">
            <text:p>FNC_KS_ANS_CAT_05_03</text:p>
          </table:table-cell>
          <table:table-cell table:style-name="ce215" table:formula="of:=IF(VALUE(MID([.F138];6;FIND(&quot;:&quot;;[.F138];1)-FIND(&quot; &quot;;[.F138];1)-1))&gt;VALUE(MID([.F137];6;FIND(&quot;:&quot;;[.F137];1)-FIND(&quot; &quot;;[.F137];1)-1));[.C137];[.C137]+1)" office:value-type="float" office:value="4">
            <text:p>4.00</text:p>
          </table:table-cell>
          <table:table-cell table:style-name="ce219" office:value-type="string">
            <text:p>KS\Answers\Category\Add Watch</text:p>
          </table:table-cell>
          <table:table-cell table:style-name="ce224" office:value-type="string">
            <text:p>Check send email notification when add answer in question of watched category </text:p>
          </table:table-cell>
          <table:table-cell table:style-name="ce223" office:value-type="string">
            <text:p>Step 3: Add answer question</text:p>
          </table:table-cell>
          <table:table-cell table:style-name="ce223" office:value-type="string">
            <text:p>- add answer in question of category watched above</text:p>
            <text:p>- Click Save</text:p>
          </table:table-cell>
          <table:table-cell table:style-name="ce223"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39];6;FIND(&quot;:&quot;;[.F139];1)-FIND(&quot; &quot;;[.F139];1)-1))&gt;VALUE(MID([.F138];6;FIND(&quot;:&quot;;[.F138];1)-FIND(&quot; &quot;;[.F138];1)-1));&quot;&quot;;MAX([.A$7:.A138])+1)" office:value-type="float" office:value="48">
            <text:p>48.00</text:p>
          </table:table-cell>
          <table:table-cell table:style-name="ce207" office:value-type="string">
            <text:p>FNC_KS_ANS_CAT_05_03</text:p>
          </table:table-cell>
          <table:table-cell table:style-name="ce216" table:formula="of:=IF(VALUE(MID([.F139];6;FIND(&quot;:&quot;;[.F139];1)-FIND(&quot; &quot;;[.F139];1)-1))&gt;VALUE(MID([.F138];6;FIND(&quot;:&quot;;[.F138];1)-FIND(&quot; &quot;;[.F138];1)-1));[.C138];[.C138]+1)" office:value-type="float" office:value="5">
            <text:p>5.00</text:p>
          </table:table-cell>
          <table:table-cell table:style-name="ce221" office:value-type="string">
            <text:p>KS\Answers\Category\Add Watch</text:p>
          </table:table-cell>
          <table:table-cell table:style-name="ce222" office:value-type="string">
            <text:p>Check send notify when move question of category that is being watched</text:p>
          </table:table-cell>
          <table:table-cell table:style-name="ce223" office:value-type="string">
            <text:p>Step 1: Create category</text:p>
          </table:table-cell>
          <table:table-cell table:style-name="ce223" office:value-type="string">
            <text:p>- Log in by user who has right to add category</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0];6;FIND(&quot;:&quot;;[.F140];1)-FIND(&quot; &quot;;[.F140];1)-1))&gt;VALUE(MID([.F139];6;FIND(&quot;:&quot;;[.F139];1)-FIND(&quot; &quot;;[.F139];1)-1));&quot;&quot;;MAX([.A$7:.A139])+1)">
            <text:p/>
          </table:table-cell>
          <table:table-cell table:style-name="ce207" office:value-type="string">
            <text:p>FNC_KS_ANS_CAT_05_03</text:p>
          </table:table-cell>
          <table:table-cell table:style-name="ce216" table:formula="of:=IF(VALUE(MID([.F140];6;FIND(&quot;:&quot;;[.F140];1)-FIND(&quot; &quot;;[.F140];1)-1))&gt;VALUE(MID([.F139];6;FIND(&quot;:&quot;;[.F139];1)-FIND(&quot; &quot;;[.F139];1)-1));[.C139];[.C139]+1)" office:value-type="float" office:value="5">
            <text:p>5.00</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1];6;FIND(&quot;:&quot;;[.F141];1)-FIND(&quot; &quot;;[.F141];1)-1))&gt;VALUE(MID([.F140];6;FIND(&quot;:&quot;;[.F140];1)-FIND(&quot; &quot;;[.F140];1)-1));&quot;&quot;;MAX([.A$7:.A140])+1)">
            <text:p/>
          </table:table-cell>
          <table:table-cell table:style-name="ce207" office:value-type="string">
            <text:p>FNC_KS_ANS_CAT_05_03</text:p>
          </table:table-cell>
          <table:table-cell table:style-name="ce216" table:formula="of:=IF(VALUE(MID([.F141];6;FIND(&quot;:&quot;;[.F141];1)-FIND(&quot; &quot;;[.F141];1)-1))&gt;VALUE(MID([.F140];6;FIND(&quot;:&quot;;[.F140];1)-FIND(&quot; &quot;;[.F140];1)-1));[.C140];[.C140]+1)" office:value-type="float" office:value="5">
            <text:p>5.00</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3: Move question in category</text:p>
          </table:table-cell>
          <table:table-cell table:style-name="ce223" office:value-type="string">
            <text:p>Move question in category which watching to a destination category</text:p>
          </table:table-cell>
          <table:table-cell table:style-name="ce223" office:value-type="string">
            <text:p>- Question is moved successful</text:p>
            <text:p>- Notification is sent to question's author and watcher</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2];6;FIND(&quot;:&quot;;[.F142];1)-FIND(&quot; &quot;;[.F142];1)-1))&gt;VALUE(MID([.F141];6;FIND(&quot;:&quot;;[.F141];1)-FIND(&quot; &quot;;[.F141];1)-1));&quot;&quot;;MAX([.A$7:.A141])+1)" office:value-type="float" office:value="49">
            <text:p>49.00</text:p>
          </table:table-cell>
          <table:table-cell table:style-name="ce206" office:value-type="string">
            <text:p>FNC_KS_ANS_CAT_06_01</text:p>
          </table:table-cell>
          <table:table-cell table:style-name="ce215" office:value-type="float" office:value="1">
            <text:p>1.00</text:p>
          </table:table-cell>
          <table:table-cell table:style-name="ce220" office:value-type="string">
            <text:p>KS\Answers\Category\Manage Watch\Link</text:p>
          </table:table-cell>
          <table:table-cell table:style-name="ce231" office:value-type="string">
            <text:p>Check link to category from Watch Manager form</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3];6;FIND(&quot;:&quot;;[.F143];1)-FIND(&quot; &quot;;[.F143];1)-1))&gt;VALUE(MID([.F142];6;FIND(&quot;:&quot;;[.F142];1)-FIND(&quot; &quot;;[.F142];1)-1));&quot;&quot;;MAX([.A$7:.A142])+1)">
            <text:p/>
          </table:table-cell>
          <table:table-cell table:style-name="ce206" office:value-type="string">
            <text:p>FNC_KS_ANS_CAT_06_01</text:p>
          </table:table-cell>
          <table:table-cell table:style-name="ce215" table:formula="of:=IF(VALUE(MID([.F143];6;FIND(&quot;:&quot;;[.F143];1)-FIND(&quot; &quot;;[.F143];1)-1))&gt;VALUE(MID([.F142];6;FIND(&quot;:&quot;;[.F142];1)-FIND(&quot; &quot;;[.F142];1)-1));[.C142];[.C142]+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2: Watch category</text:p>
          </table:table-cell>
          <table:table-cell table:style-name="ce234" office:value-type="string">
            <text:p>- Right click on created category and select Watch</text:p>
            <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4];6;FIND(&quot;:&quot;;[.F144];1)-FIND(&quot; &quot;;[.F144];1)-1))&gt;VALUE(MID([.F143];6;FIND(&quot;:&quot;;[.F143];1)-FIND(&quot; &quot;;[.F143];1)-1));&quot;&quot;;MAX([.A$7:.A143])+1)">
            <text:p/>
          </table:table-cell>
          <table:table-cell table:style-name="ce206" office:value-type="string">
            <text:p>FNC_KS_ANS_CAT_06_01</text:p>
          </table:table-cell>
          <table:table-cell table:style-name="ce215" table:formula="of:=IF(VALUE(MID([.F144];6;FIND(&quot;:&quot;;[.F144];1)-FIND(&quot; &quot;;[.F144];1)-1))&gt;VALUE(MID([.F143];6;FIND(&quot;:&quot;;[.F143];1)-FIND(&quot; &quot;;[.F143];1)-1));[.C143];[.C143]+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3: Show Watch Manager form</text:p>
          </table:table-cell>
          <table:table-cell table:style-name="ce234" office:value-type="string">
            <text:p>- Click [Watch Manager] icon in category watched above</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5];6;FIND(&quot;:&quot;;[.F145];1)-FIND(&quot; &quot;;[.F145];1)-1))&gt;VALUE(MID([.F144];6;FIND(&quot;:&quot;;[.F144];1)-FIND(&quot; &quot;;[.F144];1)-1));&quot;&quot;;MAX([.A$7:.A144])+1)">
            <text:p/>
          </table:table-cell>
          <table:table-cell table:style-name="ce206" office:value-type="string">
            <text:p>FNC_KS_ANS_CAT_06_01</text:p>
          </table:table-cell>
          <table:table-cell table:style-name="ce215" table:formula="of:=IF(VALUE(MID([.F145];6;FIND(&quot;:&quot;;[.F145];1)-FIND(&quot; &quot;;[.F145];1)-1))&gt;VALUE(MID([.F144];6;FIND(&quot;:&quot;;[.F144];1)-FIND(&quot; &quot;;[.F144];1)-1));[.C144];[.C144]+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4: Check link to category</text:p>
          </table:table-cell>
          <table:table-cell table:style-name="ce234" office:value-type="string">
            <text:p>- Click “Open category” icon in Action column</text:p>
          </table:table-cell>
          <table:table-cell table:style-name="ce223" office:value-type="string">
            <text:p>- Jump to category that watched and show everything inside it</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6;FIND(&quot;:&quot;;[.F146];1)-FIND(&quot; &quot;;[.F146];1)-1))&gt;VALUE(MID([.F145];6;FIND(&quot;:&quot;;[.F145];1)-FIND(&quot; &quot;;[.F145];1)-1));&quot;&quot;;MAX([.A$7:.A145])+1)" office:value-type="float" office:value="50">
            <text:p>50.00</text:p>
          </table:table-cell>
          <table:table-cell table:style-name="ce206" office:value-type="string">
            <text:p>FNC_KS_ANS_CAT_06_02</text:p>
          </table:table-cell>
          <table:table-cell table:style-name="ce215" office:value-type="float" office:value="1">
            <text:p>1.00</text:p>
          </table:table-cell>
          <table:table-cell table:style-name="ce220" office:value-type="string">
            <text:p>KS\Answers\Category\Manage Watch\Edit</text:p>
          </table:table-cell>
          <table:table-cell table:style-name="ce231" office:value-type="string">
            <text:p>Edit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7];6;FIND(&quot;:&quot;;[.F147];1)-FIND(&quot; &quot;;[.F147];1)-1))&gt;VALUE(MID([.F146];6;FIND(&quot;:&quot;;[.F146];1)-FIND(&quot; &quot;;[.F146];1)-1));&quot;&quot;;MAX([.A$7:.A146])+1)">
            <text:p/>
          </table:table-cell>
          <table:table-cell table:style-name="ce206" office:value-type="string">
            <text:p>FNC_KS_ANS_CAT_06_02</text:p>
          </table:table-cell>
          <table:table-cell table:style-name="ce215" table:formula="of:=IF(VALUE(MID([.F147];6;FIND(&quot;:&quot;;[.F147];1)-FIND(&quot; &quot;;[.F147];1)-1))&gt;VALUE(MID([.F146];6;FIND(&quot;:&quot;;[.F146];1)-FIND(&quot; &quot;;[.F146];1)-1));[.C146];[.C146]+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email to register and click [Save]</text:p>
          </table:table-cell>
          <table:table-cell table:style-name="ce223" office:value-type="string">
            <text:p>- Register email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8];6;FIND(&quot;:&quot;;[.F148];1)-FIND(&quot; &quot;;[.F148];1)-1))&gt;VALUE(MID([.F147];6;FIND(&quot;:&quot;;[.F147];1)-FIND(&quot; &quot;;[.F147];1)-1));&quot;&quot;;MAX([.A$7:.A147])+1)">
            <text:p/>
          </table:table-cell>
          <table:table-cell table:style-name="ce206" office:value-type="string">
            <text:p>FNC_KS_ANS_CAT_06_02</text:p>
          </table:table-cell>
          <table:table-cell table:style-name="ce215" table:formula="of:=IF(VALUE(MID([.F148];6;FIND(&quot;:&quot;;[.F148];1)-FIND(&quot; &quot;;[.F148];1)-1))&gt;VALUE(MID([.F147];6;FIND(&quot;:&quot;;[.F147];1)-FIND(&quot; &quot;;[.F147];1)-1));[.C147];[.C147]+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9];6;FIND(&quot;:&quot;;[.F149];1)-FIND(&quot; &quot;;[.F149];1)-1))&gt;VALUE(MID([.F148];6;FIND(&quot;:&quot;;[.F148];1)-FIND(&quot; &quot;;[.F148];1)-1));&quot;&quot;;MAX([.A$7:.A148])+1)">
            <text:p/>
          </table:table-cell>
          <table:table-cell table:style-name="ce206" office:value-type="string">
            <text:p>FNC_KS_ANS_CAT_06_02</text:p>
          </table:table-cell>
          <table:table-cell table:style-name="ce215" table:formula="of:=IF(VALUE(MID([.F149];6;FIND(&quot;:&quot;;[.F149];1)-FIND(&quot; &quot;;[.F149];1)-1))&gt;VALUE(MID([.F148];6;FIND(&quot;:&quot;;[.F148];1)-FIND(&quot; &quot;;[.F148];1)-1));[.C148];[.C148]+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0];6;FIND(&quot;:&quot;;[.F150];1)-FIND(&quot; &quot;;[.F150];1)-1))&gt;VALUE(MID([.F149];6;FIND(&quot;:&quot;;[.F149];1)-FIND(&quot; &quot;;[.F149];1)-1));&quot;&quot;;MAX([.A$7:.A149])+1)">
            <text:p/>
          </table:table-cell>
          <table:table-cell table:style-name="ce206" office:value-type="string">
            <text:p>FNC_KS_ANS_CAT_06_02</text:p>
          </table:table-cell>
          <table:table-cell table:style-name="ce215" table:formula="of:=IF(VALUE(MID([.F150];6;FIND(&quot;:&quot;;[.F150];1)-FIND(&quot; &quot;;[.F150];1)-1))&gt;VALUE(MID([.F149];6;FIND(&quot;:&quot;;[.F149];1)-FIND(&quot; &quot;;[.F149];1)-1));[.C149];[.C149]+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5: Edit <text:s/>User name and registered email address</text:p>
          </table:table-cell>
          <table:table-cell table:style-name="ce234" office:value-type="string">
            <text:p>- Edit current User Name and email address</text:p>
            <text:p>- Click [Save]</text:p>
          </table:table-cell>
          <table:table-cell table:style-name="ce223" office:value-type="string">
            <text:p>- User Name and Registered email is edited</text:p>
            <text:p>- Notification mail will be sent to edited email</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1];6;FIND(&quot;:&quot;;[.F151];1)-FIND(&quot; &quot;;[.F151];1)-1))&gt;VALUE(MID([.F150];6;FIND(&quot;:&quot;;[.F150];1)-FIND(&quot; &quot;;[.F150];1)-1));&quot;&quot;;MAX([.A$7:.A150])+1)" office:value-type="float" office:value="51">
            <text:p>51.00</text:p>
          </table:table-cell>
          <table:table-cell table:style-name="ce206" office:value-type="string">
            <text:p>FNC_KS_ANS_CAT_06_03</text:p>
          </table:table-cell>
          <table:table-cell table:style-name="ce215" office:value-type="float" office:value="1">
            <text:p>1.00</text:p>
          </table:table-cell>
          <table:table-cell table:style-name="ce220" office:value-type="string">
            <text:p>KS\Answers\Category\Manage Watch\Remove</text:p>
          </table:table-cell>
          <table:table-cell table:style-name="ce231" office:value-type="string">
            <text:p>Remove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52];6;FIND(&quot;:&quot;;[.F152];1)-FIND(&quot; &quot;;[.F152];1)-1))&gt;VALUE(MID([.F151];6;FIND(&quot;:&quot;;[.F151];1)-FIND(&quot; &quot;;[.F151];1)-1));&quot;&quot;;MAX([.A$7:.A151])+1)">
            <text:p/>
          </table:table-cell>
          <table:table-cell table:style-name="ce206" office:value-type="string">
            <text:p>FNC_KS_ANS_CAT_06_03</text:p>
          </table:table-cell>
          <table:table-cell table:style-name="ce215" table:formula="of:=IF(VALUE(MID([.F152];6;FIND(&quot;:&quot;;[.F152];1)-FIND(&quot; &quot;;[.F152];1)-1))&gt;VALUE(MID([.F151];6;FIND(&quot;:&quot;;[.F151];1)-FIND(&quot; &quot;;[.F151];1)-1));[.C151];[.C151]+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3];6;FIND(&quot;:&quot;;[.F153];1)-FIND(&quot; &quot;;[.F153];1)-1))&gt;VALUE(MID([.F152];6;FIND(&quot;:&quot;;[.F152];1)-FIND(&quot; &quot;;[.F152];1)-1));&quot;&quot;;MAX([.A$7:.A152])+1)">
            <text:p/>
          </table:table-cell>
          <table:table-cell table:style-name="ce206" office:value-type="string">
            <text:p>FNC_KS_ANS_CAT_06_03</text:p>
          </table:table-cell>
          <table:table-cell table:style-name="ce215" table:formula="of:=IF(VALUE(MID([.F153];6;FIND(&quot;:&quot;;[.F153];1)-FIND(&quot; &quot;;[.F153];1)-1))&gt;VALUE(MID([.F152];6;FIND(&quot;:&quot;;[.F152];1)-FIND(&quot; &quot;;[.F152];1)-1));[.C152];[.C152]+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4];6;FIND(&quot;:&quot;;[.F154];1)-FIND(&quot; &quot;;[.F154];1)-1))&gt;VALUE(MID([.F153];6;FIND(&quot;:&quot;;[.F153];1)-FIND(&quot; &quot;;[.F153];1)-1));&quot;&quot;;MAX([.A$7:.A153])+1)">
            <text:p/>
          </table:table-cell>
          <table:table-cell table:style-name="ce206" office:value-type="string">
            <text:p>FNC_KS_ANS_CAT_06_03</text:p>
          </table:table-cell>
          <table:table-cell table:style-name="ce215" table:formula="of:=IF(VALUE(MID([.F154];6;FIND(&quot;:&quot;;[.F154];1)-FIND(&quot; &quot;;[.F154];1)-1))&gt;VALUE(MID([.F153];6;FIND(&quot;:&quot;;[.F153];1)-FIND(&quot; &quot;;[.F153];1)-1));[.C153];[.C153]+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5];6;FIND(&quot;:&quot;;[.F155];1)-FIND(&quot; &quot;;[.F155];1)-1))&gt;VALUE(MID([.F154];6;FIND(&quot;:&quot;;[.F154];1)-FIND(&quot; &quot;;[.F154];1)-1));&quot;&quot;;MAX([.A$7:.A154])+1)">
            <text:p/>
          </table:table-cell>
          <table:table-cell table:style-name="ce206" office:value-type="string">
            <text:p>FNC_KS_ANS_CAT_06_03</text:p>
          </table:table-cell>
          <table:table-cell table:style-name="ce215" table:formula="of:=IF(VALUE(MID([.F155];6;FIND(&quot;:&quot;;[.F155];1)-FIND(&quot; &quot;;[.F155];1)-1))&gt;VALUE(MID([.F154];6;FIND(&quot;:&quot;;[.F154];1)-FIND(&quot; &quot;;[.F154];1)-1));[.C154];[.C154]+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5: Remove no need email</text:p>
          </table:table-cell>
          <table:table-cell table:style-name="ce234" office:value-type="string">
            <text:p>- Click [Delete item] icon corresponding to email address that is no need</text:p>
            <text:p>- Click [Save]</text:p>
          </table:table-cell>
          <table:table-cell table:style-name="ce223" office:value-type="string">
            <text:p>- Registered email is removed</text:p>
            <text:p>- Notification mail will not be sent to removed email any more</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6];6;FIND(&quot;:&quot;;[.F156];1)-FIND(&quot; &quot;;[.F156];1)-1))&gt;VALUE(MID([.F155];6;FIND(&quot;:&quot;;[.F155];1)-FIND(&quot; &quot;;[.F155];1)-1));&quot;&quot;;MAX([.A$7:.A155])+1)" office:value-type="float" office:value="52">
            <text:p>52.00</text:p>
          </table:table-cell>
          <table:table-cell table:style-name="ce206" office:value-type="string">
            <text:p>FNC_KS_ANS_CAT_06_03</text:p>
          </table:table-cell>
          <table:table-cell table:style-name="ce215" table:formula="of:=IF(VALUE(MID([.F156];6;FIND(&quot;:&quot;;[.F156];1)-FIND(&quot; &quot;;[.F156];1)-1))&gt;VALUE(MID([.F155];6;FIND(&quot;:&quot;;[.F155];1)-FIND(&quot; &quot;;[.F155];1)-1));[.C155];[.C155]+1)" office:value-type="float" office:value="2">
            <text:p>2.00</text:p>
          </table:table-cell>
          <table:table-cell table:style-name="ce219" office:value-type="string">
            <text:p>KS\Answers\Category\Manage Watch\Remove</text:p>
          </table:table-cell>
          <table:table-cell table:style-name="ce231" office:value-type="string">
            <text:p>Remove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57];6;FIND(&quot;:&quot;;[.F157];1)-FIND(&quot; &quot;;[.F157];1)-1))&gt;VALUE(MID([.F156];6;FIND(&quot;:&quot;;[.F156];1)-FIND(&quot; &quot;;[.F156];1)-1));&quot;&quot;;MAX([.A$7:.A156])+1)">
            <text:p/>
          </table:table-cell>
          <table:table-cell table:style-name="ce206" office:value-type="string">
            <text:p>FNC_KS_ANS_CAT_06_03</text:p>
          </table:table-cell>
          <table:table-cell table:style-name="ce215" table:formula="of:=IF(VALUE(MID([.F157];6;FIND(&quot;:&quot;;[.F157];1)-FIND(&quot; &quot;;[.F157];1)-1))&gt;VALUE(MID([.F156];6;FIND(&quot;:&quot;;[.F156];1)-FIND(&quot; &quot;;[.F156];1)-1));[.C156];[.C156]+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8];6;FIND(&quot;:&quot;;[.F158];1)-FIND(&quot; &quot;;[.F158];1)-1))&gt;VALUE(MID([.F157];6;FIND(&quot;:&quot;;[.F157];1)-FIND(&quot; &quot;;[.F157];1)-1));&quot;&quot;;MAX([.A$7:.A157])+1)">
            <text:p/>
          </table:table-cell>
          <table:table-cell table:style-name="ce206" office:value-type="string">
            <text:p>FNC_KS_ANS_CAT_06_03</text:p>
          </table:table-cell>
          <table:table-cell table:style-name="ce215" table:formula="of:=IF(VALUE(MID([.F158];6;FIND(&quot;:&quot;;[.F158];1)-FIND(&quot; &quot;;[.F158];1)-1))&gt;VALUE(MID([.F157];6;FIND(&quot;:&quot;;[.F157];1)-FIND(&quot; &quot;;[.F157];1)-1));[.C157];[.C157]+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9];6;FIND(&quot;:&quot;;[.F159];1)-FIND(&quot; &quot;;[.F159];1)-1))&gt;VALUE(MID([.F158];6;FIND(&quot;:&quot;;[.F158];1)-FIND(&quot; &quot;;[.F158];1)-1));&quot;&quot;;MAX([.A$7:.A158])+1)">
            <text:p/>
          </table:table-cell>
          <table:table-cell table:style-name="ce206" office:value-type="string">
            <text:p>FNC_KS_ANS_CAT_06_03</text:p>
          </table:table-cell>
          <table:table-cell table:style-name="ce215" table:formula="of:=IF(VALUE(MID([.F159];6;FIND(&quot;:&quot;;[.F159];1)-FIND(&quot; &quot;;[.F159];1)-1))&gt;VALUE(MID([.F158];6;FIND(&quot;:&quot;;[.F158];1)-FIND(&quot; &quot;;[.F158];1)-1));[.C158];[.C158]+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4: Remove watch</text:p>
          </table:table-cell>
          <table:table-cell table:style-name="ce234" office:value-type="string">
            <text:p>- Click on Delete icon of the watch you want to delete</text:p>
          </table:table-cell>
          <table:table-cell table:style-name="ce223" office:value-type="string">
            <text:p>- Delete confirmation message is shown</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60];6;FIND(&quot;:&quot;;[.F160];1)-FIND(&quot; &quot;;[.F160];1)-1))&gt;VALUE(MID([.F159];6;FIND(&quot;:&quot;;[.F159];1)-FIND(&quot; &quot;;[.F159];1)-1));&quot;&quot;;MAX([.A$7:.A159])+1)">
            <text:p/>
          </table:table-cell>
          <table:table-cell table:style-name="ce206" office:value-type="string">
            <text:p>FNC_KS_ANS_CAT_06_03</text:p>
          </table:table-cell>
          <table:table-cell table:style-name="ce215" table:formula="of:=IF(VALUE(MID([.F160];6;FIND(&quot;:&quot;;[.F160];1)-FIND(&quot; &quot;;[.F160];1)-1))&gt;VALUE(MID([.F159];6;FIND(&quot;:&quot;;[.F159];1)-FIND(&quot; &quot;;[.F159];1)-1));[.C159];[.C159]+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5: Confirm/cancel remove watch</text:p>
          </table:table-cell>
          <table:table-cell table:style-name="ce234" office:value-type="string">
            <text:p>- Click on 'OK' button</text:p>
            <text:p>- or Cancel button</text:p>
          </table:table-cell>
          <table:table-cell table:style-name="ce223" office:value-type="string">
            <text:p>- The removed watch is deleted from Watch manager list. Notification mail will not sent to this user any more.</text:p>
            <text:p>- or Remove watch action is cancelled, the watch is still in list. </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1];6;FIND(&quot;:&quot;;[.F161];1)-FIND(&quot; &quot;;[.F161];1)-1))&gt;VALUE(MID([.F160];6;FIND(&quot;:&quot;;[.F160];1)-FIND(&quot; &quot;;[.F160];1)-1));&quot;&quot;;MAX([.A$7:.A160])+1)" office:value-type="float" office:value="53">
            <text:p>53.00</text:p>
          </table:table-cell>
          <table:table-cell table:style-name="ce208" office:value-type="string">
            <text:p>FNC_KS_ANS_CAT_07</text:p>
          </table:table-cell>
          <table:table-cell table:style-name="ce215" office:value-type="float" office:value="1">
            <text:p>1.00</text:p>
          </table:table-cell>
          <table:table-cell table:style-name="ce222" office:value-type="string">
            <text:p>KS\Answers\Category\Print</text:p>
          </table:table-cell>
          <table:table-cell table:style-name="ce222" office:value-type="string">
            <text:p>Check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2];6;FIND(&quot;:&quot;;[.F162];1)-FIND(&quot; &quot;;[.F162];1)-1))&gt;VALUE(MID([.F161];6;FIND(&quot;:&quot;;[.F161];1)-FIND(&quot; &quot;;[.F161];1)-1));&quot;&quot;;MAX([.A$7:.A161])+1)">
            <text:p/>
          </table:table-cell>
          <table:table-cell table:style-name="ce208" office:value-type="string">
            <text:p>FNC_KS_ANS_CAT_07</text:p>
          </table:table-cell>
          <table:table-cell table:style-name="ce215" table:formula="of:=IF(VALUE(MID([.F162];6;FIND(&quot;:&quot;;[.F162];1)-FIND(&quot; &quot;;[.F162];1)-1))&gt;VALUE(MID([.F161];6;FIND(&quot;:&quot;;[.F161];1)-FIND(&quot; &quot;;[.F161];1)-1));[.C161];[.C161]+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3];6;FIND(&quot;:&quot;;[.F163];1)-FIND(&quot; &quot;;[.F163];1)-1))&gt;VALUE(MID([.F162];6;FIND(&quot;:&quot;;[.F162];1)-FIND(&quot; &quot;;[.F162];1)-1));&quot;&quot;;MAX([.A$7:.A162])+1)">
            <text:p/>
          </table:table-cell>
          <table:table-cell table:style-name="ce208" office:value-type="string">
            <text:p>FNC_KS_ANS_CAT_07</text:p>
          </table:table-cell>
          <table:table-cell table:style-name="ce215" table:formula="of:=IF(VALUE(MID([.F163];6;FIND(&quot;:&quot;;[.F163];1)-FIND(&quot; &quot;;[.F163];1)-1))&gt;VALUE(MID([.F162];6;FIND(&quot;:&quot;;[.F162];1)-FIND(&quot; &quot;;[.F162];1)-1));[.C162];[.C162]+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4];6;FIND(&quot;:&quot;;[.F164];1)-FIND(&quot; &quot;;[.F164];1)-1))&gt;VALUE(MID([.F163];6;FIND(&quot;:&quot;;[.F163];1)-FIND(&quot; &quot;;[.F163];1)-1));&quot;&quot;;MAX([.A$7:.A163])+1)">
            <text:p/>
          </table:table-cell>
          <table:table-cell table:style-name="ce208" office:value-type="string">
            <text:p>FNC_KS_ANS_CAT_07</text:p>
          </table:table-cell>
          <table:table-cell table:style-name="ce215" table:formula="of:=IF(VALUE(MID([.F164];6;FIND(&quot;:&quot;;[.F164];1)-FIND(&quot; &quot;;[.F164];1)-1))&gt;VALUE(MID([.F163];6;FIND(&quot;:&quot;;[.F163];1)-FIND(&quot; &quot;;[.F163];1)-1));[.C163];[.C163]+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4: Print Question </text:p>
          </table:table-cell>
          <table:table-cell table:style-name="ce223" office:value-type="string">
            <text:p>- Click [Print] button</text:p>
            <text:p>- Click [OK] button</text:p>
          </table:table-cell>
          <table:table-cell table:style-name="ce223" office:value-type="string">
            <text:p>- Print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5];6;FIND(&quot;:&quot;;[.F165];1)-FIND(&quot; &quot;;[.F165];1)-1))&gt;VALUE(MID([.F164];6;FIND(&quot;:&quot;;[.F164];1)-FIND(&quot; &quot;;[.F164];1)-1));&quot;&quot;;MAX([.A$7:.A164])+1)" office:value-type="float" office:value="54">
            <text:p>54.00</text:p>
          </table:table-cell>
          <table:table-cell table:style-name="ce208" office:value-type="string">
            <text:p>FNC_KS_ANS_CAT_07</text:p>
          </table:table-cell>
          <table:table-cell table:style-name="ce215" table:formula="of:=IF(VALUE(MID([.F165];6;FIND(&quot;:&quot;;[.F165];1)-FIND(&quot; &quot;;[.F165];1)-1))&gt;VALUE(MID([.F164];6;FIND(&quot;:&quot;;[.F164];1)-FIND(&quot; &quot;;[.F164];1)-1));[.C164];[.C164]+1)" office:value-type="float" office:value="2">
            <text:p>2.00</text:p>
          </table:table-cell>
          <table:table-cell table:style-name="ce223" office:value-type="string">
            <text:p>KS\Answers\Category\Print</text:p>
          </table:table-cell>
          <table:table-cell table:style-name="ce222" office:value-type="string">
            <text:p>Cancel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6];6;FIND(&quot;:&quot;;[.F166];1)-FIND(&quot; &quot;;[.F166];1)-1))&gt;VALUE(MID([.F165];6;FIND(&quot;:&quot;;[.F165];1)-FIND(&quot; &quot;;[.F165];1)-1));&quot;&quot;;MAX([.A$7:.A165])+1)">
            <text:p/>
          </table:table-cell>
          <table:table-cell table:style-name="ce208" office:value-type="string">
            <text:p>FNC_KS_ANS_CAT_07</text:p>
          </table:table-cell>
          <table:table-cell table:style-name="ce215" table:formula="of:=IF(VALUE(MID([.F166];6;FIND(&quot;:&quot;;[.F166];1)-FIND(&quot; &quot;;[.F166];1)-1))&gt;VALUE(MID([.F165];6;FIND(&quot;:&quot;;[.F165];1)-FIND(&quot; &quot;;[.F165];1)-1));[.C165];[.C165]+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7];6;FIND(&quot;:&quot;;[.F167];1)-FIND(&quot; &quot;;[.F167];1)-1))&gt;VALUE(MID([.F166];6;FIND(&quot;:&quot;;[.F166];1)-FIND(&quot; &quot;;[.F166];1)-1));&quot;&quot;;MAX([.A$7:.A166])+1)">
            <text:p/>
          </table:table-cell>
          <table:table-cell table:style-name="ce208" office:value-type="string">
            <text:p>FNC_KS_ANS_CAT_07</text:p>
          </table:table-cell>
          <table:table-cell table:style-name="ce215" table:formula="of:=IF(VALUE(MID([.F167];6;FIND(&quot;:&quot;;[.F167];1)-FIND(&quot; &quot;;[.F167];1)-1))&gt;VALUE(MID([.F166];6;FIND(&quot;:&quot;;[.F166];1)-FIND(&quot; &quot;;[.F166];1)-1));[.C166];[.C166]+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8];6;FIND(&quot;:&quot;;[.F168];1)-FIND(&quot; &quot;;[.F168];1)-1))&gt;VALUE(MID([.F167];6;FIND(&quot;:&quot;;[.F167];1)-FIND(&quot; &quot;;[.F167];1)-1));&quot;&quot;;MAX([.A$7:.A167])+1)">
            <text:p/>
          </table:table-cell>
          <table:table-cell table:style-name="ce208" office:value-type="string">
            <text:p>FNC_KS_ANS_CAT_07</text:p>
          </table:table-cell>
          <table:table-cell table:style-name="ce215" table:formula="of:=IF(VALUE(MID([.F168];6;FIND(&quot;:&quot;;[.F168];1)-FIND(&quot; &quot;;[.F168];1)-1))&gt;VALUE(MID([.F167];6;FIND(&quot;:&quot;;[.F167];1)-FIND(&quot; &quot;;[.F167];1)-1));[.C167];[.C167]+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4: Print Question </text:p>
          </table:table-cell>
          <table:table-cell table:style-name="ce223" office:value-type="string">
            <text:p>- Click [Close] button</text:p>
            <text:p/>
          </table:table-cell>
          <table:table-cell table:style-name="ce223" office:value-type="string">
            <text:p>- Print preview form is closed.</text:p>
            <text:p>- Categories list is not printed.</text:p>
          </table:table-cell>
          <table:table-cell table:style-name="ce243" office:value-type="string">
            <text:p>Medium</text:p>
          </table:table-cell>
          <table:table-cell table:style-name="ce242"/>
          <table:table-cell table:style-name="ce212" table:number-columns-repeated="198"/>
          <table:table-cell/>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 table:style-name="ta2" table:print="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21" table:default-cell-style-name="Default"/>
        <table:table-column table:style-name="co38"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18];[.$K1])" office:value-type="float" office:value="0">
            <text:p>0</text:p>
          </table:table-cell>
          <table:table-cell table:style-name="ce244" table:formula="of:=COUNTIF([.M$7:.M$1018];[.$K1])" office:value-type="float" office:value="0">
            <text:p>0</text:p>
          </table:table-cell>
          <table:table-cell table:style-name="ce244" table:formula="of:=COUNTIF([.N$7:.N$1018];[.$K1])" office:value-type="float" office:value="0">
            <text:p>0</text:p>
          </table:table-cell>
          <table:table-cell table:style-name="ce244" table:formula="of:=COUNTIF([.O$7:.O$1018];[.$K1])" office:value-type="float" office:value="0">
            <text:p>0</text:p>
          </table:table-cell>
          <table:table-cell table:style-name="ce248" table:number-columns-repeated="211"/>
          <table:table-cell table:number-columns-repeated="798"/>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18];[.$K2])" office:value-type="float" office:value="0">
            <text:p>0</text:p>
          </table:table-cell>
          <table:table-cell table:style-name="ce244" table:formula="of:=COUNTIF([.M$7:.M$1018];[.$K2])" office:value-type="float" office:value="0">
            <text:p>0</text:p>
          </table:table-cell>
          <table:table-cell table:style-name="ce244" table:formula="of:=COUNTIF([.N$7:.N$1018];[.$K2])" office:value-type="float" office:value="0">
            <text:p>0</text:p>
          </table:table-cell>
          <table:table-cell table:style-name="ce244" table:formula="of:=COUNTIF([.O$7:.O$1018];[.$K2])"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47">
          <table:table-cell/>
          <table:table-cell table:style-name="ce203" office:value-type="string">
            <text:p>Function List<text:span text:style-name="T9">:</text:span></text:p>
          </table:table-cell>
          <table:table-cell table:style-name="ce211"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18];[.$K3])" office:value-type="float" office:value="0">
            <text:p>0</text:p>
          </table:table-cell>
          <table:table-cell table:style-name="ce244" table:formula="of:=COUNTIF([.M$7:.M$1018];[.$K3])" office:value-type="float" office:value="0">
            <text:p>0</text:p>
          </table:table-cell>
          <table:table-cell table:style-name="ce244" table:formula="of:=COUNTIF([.N$7:.N$1018];[.$K3])" office:value-type="float" office:value="0">
            <text:p>0</text:p>
          </table:table-cell>
          <table:table-cell table:style-name="ce244" table:formula="of:=COUNTIF([.O$7:.O$1018];[.$K3])"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7">
          <table:table-cell/>
          <table:table-cell table:style-name="ce203" office:value-type="string">
            <text:p>Total main cases:</text:p>
          </table:table-cell>
          <table:table-cell table:style-name="ce211" table:formula="of:=MAX([.A7:.A1113])" office:value-type="float" office:value="86" table:number-columns-spanned="3" table:number-rows-spanned="1">
            <text:p>86</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18];[.$K4])" office:value-type="float" office:value="0">
            <text:p>0</text:p>
          </table:table-cell>
          <table:table-cell table:style-name="ce244" table:formula="of:=COUNTIF([.M$7:.M$1018];[.$K4])" office:value-type="float" office:value="0">
            <text:p>0</text:p>
          </table:table-cell>
          <table:table-cell table:style-name="ce244" table:formula="of:=COUNTIF([.N$7:.N$1018];[.$K4])" office:value-type="float" office:value="0">
            <text:p>0</text:p>
          </table:table-cell>
          <table:table-cell table:style-name="ce244" table:formula="of:=COUNTIF([.O$7:.O$1018];[.$K4])"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5">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18];[.$K5])" office:value-type="float" office:value="0">
            <text:p>0</text:p>
          </table:table-cell>
          <table:table-cell table:style-name="ce244" table:formula="of:=COUNTIF([.M$7:.M$1018];[.$K5])" office:value-type="float" office:value="0">
            <text:p>0</text:p>
          </table:table-cell>
          <table:table-cell table:style-name="ce244" table:formula="of:=COUNTIF([.N$7:.N$1018];[.$K5])" office:value-type="float" office:value="0">
            <text:p>0</text:p>
          </table:table-cell>
          <table:table-cell table:style-name="ce244" table:formula="of:=COUNTIF([.O$7:.O$1018];[.$K5])" office:value-type="float" office:value="0">
            <text:p>0</text:p>
          </table:table-cell>
          <table:table-cell table:style-name="ce244" table:number-columns-repeated="2"/>
          <table:table-cell/>
          <table:table-cell table:style-name="ce212" table:number-columns-repeated="208"/>
          <table:table-cell table:number-columns-repeated="79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9"/>
          <table:table-cell table:style-name="ce285" table:number-columns-repeated="208"/>
          <table:table-cell table:number-columns-repeated="797"/>
        </table:table-row>
        <table:table-row table:style-name="ro31">
          <table:table-cell table:style-name="ce198" office:value-type="float" office:value="1">
            <text:p>1.00</text:p>
          </table:table-cell>
          <table:table-cell table:style-name="ce253" office:value-type="string">
            <text:p>FNC_KS_ANS_QST_08</text:p>
          </table:table-cell>
          <table:table-cell table:style-name="ce214" office:value-type="float" office:value="1">
            <text:p>1.00</text:p>
          </table:table-cell>
          <table:table-cell table:style-name="ce223" office:value-type="string">
            <text:p>KS\Answers\Question\Add Question </text:p>
          </table:table-cell>
          <table:table-cell table:style-name="ce222" office:value-type="string">
            <text:p>Add new question by the main menu on the action bar</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6;FIND(&quot;:&quot;;[.F8];1)-FIND(&quot; &quot;;[.F8];1)-1))&gt;VALUE(MID([.F7];6;FIND(&quot;:&quot;;[.F7];1)-FIND(&quot; &quot;;[.F7];1)-1));&quot;&quot;;MAX([.A$7:.A7])+1)">
            <text:p/>
          </table:table-cell>
          <table:table-cell table:style-name="ce253" office:value-type="string">
            <text:p>FNC_KS_ANS_QST_08</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2: Open Submit question form</text:p>
          </table:table-cell>
          <table:table-cell table:style-name="ce223" office:value-type="string">
            <text:p>- Select created category</text:p>
            <text:p>- Click [Submit Question] button on the main action bar</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8">
          <table:table-cell table:style-name="ce199" table:formula="of:=IF(VALUE(MID([.F9];6;FIND(&quot;:&quot;;[.F9];1)-FIND(&quot; &quot;;[.F9];1)-1))&gt;VALUE(MID([.F8];6;FIND(&quot;:&quot;;[.F8];1)-FIND(&quot; &quot;;[.F8];1)-1));&quot;&quot;;MAX([.A$7:.A8])+1)">
            <text:p/>
          </table:table-cell>
          <table:table-cell table:style-name="ce253" office:value-type="string">
            <text:p>FNC_KS_ANS_QST_08</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QST_08</text:p>
          </table:table-cell>
          <table:table-cell table:style-name="ce215" table:formula="of:=IF(VALUE(MID([.F10];6;FIND(&quot;:&quot;;[.F10];1)-FIND(&quot; &quot;;[.F10];1)-1))&gt;VALUE(MID([.F9];6;FIND(&quot;:&quot;;[.F9];1)-FIND(&quot; &quot;;[.F9];1)-1));[.C9];[.C9]+1)" office:value-type="float" office:value="2">
            <text:p>2.00</text:p>
          </table:table-cell>
          <table:table-cell table:style-name="ce223" office:value-type="string">
            <text:p>KS\Answers\Question\Add Question </text:p>
          </table:table-cell>
          <table:table-cell table:style-name="ce225" office:value-type="string">
            <text:p>Add new question by the right click menu</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1];6;FIND(&quot;:&quot;;[.F11];1)-FIND(&quot; &quot;;[.F11];1)-1))&gt;VALUE(MID([.F10];6;FIND(&quot;:&quot;;[.F10];1)-FIND(&quot; &quot;;[.F10];1)-1));&quot;&quot;;MAX([.A$7:.A10])+1)">
            <text:p/>
          </table:table-cell>
          <table:table-cell table:style-name="ce253" office:value-type="string">
            <text:p>FNC_KS_ANS_QST_08</text:p>
          </table:table-cell>
          <table:table-cell table:style-name="ce215" table:formula="of:=IF(VALUE(MID([.F11];6;FIND(&quot;:&quot;;[.F11];1)-FIND(&quot; &quot;;[.F11];1)-1))&gt;VALUE(MID([.F10];6;FIND(&quot;:&quot;;[.F10];1)-FIND(&quot; &quot;;[.F10];1)-1));[.C10];[.C10]+1)" office:value-type="float" office:value="2">
            <text:p>2.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text:s/>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2];6;FIND(&quot;:&quot;;[.F12];1)-FIND(&quot; &quot;;[.F12];1)-1))&gt;VALUE(MID([.F11];6;FIND(&quot;:&quot;;[.F11];1)-FIND(&quot; &quot;;[.F11];1)-1));&quot;&quot;;MAX([.A$7:.A11])+1)">
            <text:p/>
          </table:table-cell>
          <table:table-cell table:style-name="ce253" office:value-type="string">
            <text:p>FNC_KS_ANS_QST_08</text:p>
          </table:table-cell>
          <table:table-cell table:style-name="ce215" table:formula="of:=IF(VALUE(MID([.F12];6;FIND(&quot;:&quot;;[.F12];1)-FIND(&quot; &quot;;[.F12];1)-1))&gt;VALUE(MID([.F11];6;FIND(&quot;:&quot;;[.F11];1)-FIND(&quot; &quot;;[.F11];1)-1));[.C11];[.C11]+1)" office:value-type="float" office:value="2">
            <text:p>2.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QST_08</text:p>
          </table:table-cell>
          <table:table-cell table:style-name="ce215" table:formula="of:=IF(VALUE(MID([.F13];6;FIND(&quot;:&quot;;[.F13];1)-FIND(&quot; &quot;;[.F13];1)-1))&gt;VALUE(MID([.F12];6;FIND(&quot;:&quot;;[.F12];1)-FIND(&quot; &quot;;[.F12];1)-1));[.C12];[.C12]+1)" office:value-type="float" office:value="3">
            <text:p>3.00</text:p>
          </table:table-cell>
          <table:table-cell table:style-name="ce223" office:value-type="string">
            <text:p>KS\Answers\Question\Add Question </text:p>
          </table:table-cell>
          <table:table-cell table:style-name="ce222" office:value-type="string">
            <text:p>Add new Question in case leaving blank at m<text:span text:style-name="T6">and</text:span>atory field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4];6;FIND(&quot;:&quot;;[.F14];1)-FIND(&quot; &quot;;[.F14];1)-1))&gt;VALUE(MID([.F13];6;FIND(&quot;:&quot;;[.F13];1)-FIND(&quot; &quot;;[.F13];1)-1));&quot;&quot;;MAX([.A$7:.A13])+1)">
            <text:p/>
          </table:table-cell>
          <table:table-cell table:style-name="ce253" office:value-type="string">
            <text:p>FNC_KS_ANS_QST_08</text:p>
          </table:table-cell>
          <table:table-cell table:style-name="ce215" table:formula="of:=IF(VALUE(MID([.F14];6;FIND(&quot;:&quot;;[.F14];1)-FIND(&quot; &quot;;[.F14];1)-1))&gt;VALUE(MID([.F13];6;FIND(&quot;:&quot;;[.F13];1)-FIND(&quot; &quot;;[.F13];1)-1));[.C13];[.C13]+1)" office:value-type="float" office:value="3">
            <text:p>3.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5];6;FIND(&quot;:&quot;;[.F15];1)-FIND(&quot; &quot;;[.F15];1)-1))&gt;VALUE(MID([.F14];6;FIND(&quot;:&quot;;[.F14];1)-FIND(&quot; &quot;;[.F14];1)-1));&quot;&quot;;MAX([.A$7:.A14])+1)">
            <text:p/>
          </table:table-cell>
          <table:table-cell table:style-name="ce253" office:value-type="string">
            <text:p>FNC_KS_ANS_QST_08</text:p>
          </table:table-cell>
          <table:table-cell table:style-name="ce215" table:formula="of:=IF(VALUE(MID([.F15];6;FIND(&quot;:&quot;;[.F15];1)-FIND(&quot; &quot;;[.F15];1)-1))&gt;VALUE(MID([.F14];6;FIND(&quot;:&quot;;[.F14];1)-FIND(&quot; &quot;;[.F14];1)-1));[.C14];[.C14]+1)" office:value-type="float" office:value="3">
            <text:p>3.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6];6;FIND(&quot;:&quot;;[.F16];1)-FIND(&quot; &quot;;[.F16];1)-1))&gt;VALUE(MID([.F15];6;FIND(&quot;:&quot;;[.F15];1)-FIND(&quot; &quot;;[.F15];1)-1));&quot;&quot;;MAX([.A$7:.A15])+1)" office:value-type="float" office:value="4">
            <text:p>4.00</text:p>
          </table:table-cell>
          <table:table-cell table:style-name="ce253" office:value-type="string">
            <text:p>FNC_KS_ANS_QST_08</text:p>
          </table:table-cell>
          <table:table-cell table:style-name="ce215" table:formula="of:=IF(VALUE(MID([.F16];6;FIND(&quot;:&quot;;[.F16];1)-FIND(&quot; &quot;;[.F16];1)-1))&gt;VALUE(MID([.F15];6;FIND(&quot;:&quot;;[.F15];1)-FIND(&quot; &quot;;[.F15];1)-1));[.C15];[.C15]+1)" office:value-type="float" office:value="4">
            <text:p>4.00</text:p>
          </table:table-cell>
          <table:table-cell table:style-name="ce223" office:value-type="string">
            <text:p>KS\Answers\Question\Add Question </text:p>
          </table:table-cell>
          <table:table-cell table:style-name="ce222" office:value-type="string">
            <text:p>Add new Question in case invalid Email Address entry</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7];6;FIND(&quot;:&quot;;[.F17];1)-FIND(&quot; &quot;;[.F17];1)-1))&gt;VALUE(MID([.F16];6;FIND(&quot;:&quot;;[.F16];1)-FIND(&quot; &quot;;[.F16];1)-1));&quot;&quot;;MAX([.A$7:.A16])+1)">
            <text:p/>
          </table:table-cell>
          <table:table-cell table:style-name="ce253" office:value-type="string">
            <text:p>FNC_KS_ANS_QST_08</text:p>
          </table:table-cell>
          <table:table-cell table:style-name="ce215" table:formula="of:=IF(VALUE(MID([.F17];6;FIND(&quot;:&quot;;[.F17];1)-FIND(&quot; &quot;;[.F17];1)-1))&gt;VALUE(MID([.F16];6;FIND(&quot;:&quot;;[.F16];1)-FIND(&quot; &quot;;[.F16];1)-1));[.C16];[.C16]+1)" office:value-type="float" office:value="4">
            <text:p>4.00</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8];6;FIND(&quot;:&quot;;[.F18];1)-FIND(&quot; &quot;;[.F18];1)-1))&gt;VALUE(MID([.F17];6;FIND(&quot;:&quot;;[.F17];1)-FIND(&quot; &quot;;[.F17];1)-1));&quot;&quot;;MAX([.A$7:.A17])+1)">
            <text:p/>
          </table:table-cell>
          <table:table-cell table:style-name="ce253" office:value-type="string">
            <text:p>FNC_KS_ANS_QST_08</text:p>
          </table:table-cell>
          <table:table-cell table:style-name="ce215" table:formula="of:=IF(VALUE(MID([.F18];6;FIND(&quot;:&quot;;[.F18];1)-FIND(&quot; &quot;;[.F18];1)-1))&gt;VALUE(MID([.F17];6;FIND(&quot;:&quot;;[.F17];1)-FIND(&quot; &quot;;[.F17];1)-1));[.C17];[.C17]+1)" office:value-type="float" office:value="4">
            <text:p>4.00</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3: Submit Question</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9];6;FIND(&quot;:&quot;;[.F19];1)-FIND(&quot; &quot;;[.F19];1)-1))&gt;VALUE(MID([.F18];6;FIND(&quot;:&quot;;[.F18];1)-FIND(&quot; &quot;;[.F18];1)-1));&quot;&quot;;MAX([.A$7:.A18])+1)" office:value-type="float" office:value="5">
            <text:p>5.00</text:p>
          </table:table-cell>
          <table:table-cell table:style-name="ce253" office:value-type="string">
            <text:p>FNC_KS_ANS_QST_08</text:p>
          </table:table-cell>
          <table:table-cell table:style-name="ce215" table:formula="of:=IF(VALUE(MID([.F19];6;FIND(&quot;:&quot;;[.F19];1)-FIND(&quot; &quot;;[.F19];1)-1))&gt;VALUE(MID([.F18];6;FIND(&quot;:&quot;;[.F18];1)-FIND(&quot; &quot;;[.F18];1)-1));[.C18];[.C18]+1)" office:value-type="float" office:value="5">
            <text:p>5.00</text:p>
          </table:table-cell>
          <table:table-cell table:style-name="ce223" office:value-type="string">
            <text:p>KS\Answers\Question\Add Question </text:p>
          </table:table-cell>
          <table:table-cell table:style-name="ce258" office:value-type="string">
            <text:p>Add new question into the Category which requires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QST_08</text:p>
          </table:table-cell>
          <table:table-cell table:style-name="ce215" table:formula="of:=IF(VALUE(MID([.F20];6;FIND(&quot;:&quot;;[.F20];1)-FIND(&quot; &quot;;[.F20];1)-1))&gt;VALUE(MID([.F19];6;FIND(&quot;:&quot;;[.F19];1)-FIND(&quot; &quot;;[.F19];1)-1));[.C19];[.C19]+1)" office:value-type="float" office:value="5">
            <text:p>5.00</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2">
          <table:table-cell table:style-name="ce199" table:formula="of:=IF(VALUE(MID([.F21];6;FIND(&quot;:&quot;;[.F21];1)-FIND(&quot; &quot;;[.F21];1)-1))&gt;VALUE(MID([.F20];6;FIND(&quot;:&quot;;[.F20];1)-FIND(&quot; &quot;;[.F20];1)-1));&quot;&quot;;MAX([.A$7:.A20])+1)">
            <text:p/>
          </table:table-cell>
          <table:table-cell table:style-name="ce253" office:value-type="string">
            <text:p>FNC_KS_ANS_QST_08</text:p>
          </table:table-cell>
          <table:table-cell table:style-name="ce215" table:formula="of:=IF(VALUE(MID([.F21];6;FIND(&quot;:&quot;;[.F21];1)-FIND(&quot; &quot;;[.F21];1)-1))&gt;VALUE(MID([.F20];6;FIND(&quot;:&quot;;[.F20];1)-FIND(&quot; &quot;;[.F20];1)-1));[.C20];[.C20]+1)" office:value-type="float" office:value="5">
            <text:p>5.00</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253" office:value-type="string">
            <text:p>FNC_KS_ANS_QST_08</text:p>
          </table:table-cell>
          <table:table-cell table:style-name="ce215" table:formula="of:=IF(VALUE(MID([.F22];6;FIND(&quot;:&quot;;[.F22];1)-FIND(&quot; &quot;;[.F22];1)-1))&gt;VALUE(MID([.F21];6;FIND(&quot;:&quot;;[.F21];1)-FIND(&quot; &quot;;[.F21];1)-1));[.C21];[.C21]+1)" office:value-type="float" office:value="6">
            <text:p>6.00</text:p>
          </table:table-cell>
          <table:table-cell table:style-name="ce223" office:value-type="string">
            <text:p>KS\Answers\Question\Add Question </text:p>
          </table:table-cell>
          <table:table-cell table:style-name="ce258" office:value-type="string">
            <text:p>Add new question into the Category which does not require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out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3];6;FIND(&quot;:&quot;;[.F23];1)-FIND(&quot; &quot;;[.F23];1)-1))&gt;VALUE(MID([.F22];6;FIND(&quot;:&quot;;[.F22];1)-FIND(&quot; &quot;;[.F22];1)-1));&quot;&quot;;MAX([.A$7:.A22])+1)">
            <text:p/>
          </table:table-cell>
          <table:table-cell table:style-name="ce253" office:value-type="string">
            <text:p>FNC_KS_ANS_QST_08</text:p>
          </table:table-cell>
          <table:table-cell table:style-name="ce215" table:formula="of:=IF(VALUE(MID([.F23];6;FIND(&quot;:&quot;;[.F23];1)-FIND(&quot; &quot;;[.F23];1)-1))&gt;VALUE(MID([.F22];6;FIND(&quot;:&quot;;[.F22];1)-FIND(&quot; &quot;;[.F22];1)-1));[.C22];[.C22]+1)" office:value-type="float" office:value="6">
            <text:p>6.00</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4];6;FIND(&quot;:&quot;;[.F24];1)-FIND(&quot; &quot;;[.F24];1)-1))&gt;VALUE(MID([.F23];6;FIND(&quot;:&quot;;[.F23];1)-FIND(&quot; &quot;;[.F23];1)-1));&quot;&quot;;MAX([.A$7:.A23])+1)">
            <text:p/>
          </table:table-cell>
          <table:table-cell table:style-name="ce253" office:value-type="string">
            <text:p>FNC_KS_ANS_QST_08</text:p>
          </table:table-cell>
          <table:table-cell table:style-name="ce215" table:formula="of:=IF(VALUE(MID([.F24];6;FIND(&quot;:&quot;;[.F24];1)-FIND(&quot; &quot;;[.F24];1)-1))&gt;VALUE(MID([.F23];6;FIND(&quot;:&quot;;[.F23];1)-FIND(&quot; &quot;;[.F23];1)-1));[.C23];[.C23]+1)" office:value-type="float" office:value="6">
            <text:p>6.00</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Question is created successfully. It is visible for everyone.</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6;FIND(&quot;:&quot;;[.F25];1)-FIND(&quot; &quot;;[.F25];1)-1))&gt;VALUE(MID([.F24];6;FIND(&quot;:&quot;;[.F24];1)-FIND(&quot; &quot;;[.F24];1)-1));&quot;&quot;;MAX([.A$7:.A24])+1)" office:value-type="float" office:value="7">
            <text:p>7.00</text:p>
          </table:table-cell>
          <table:table-cell table:style-name="ce253" office:value-type="string">
            <text:p>FNC_KS_ANS_QST_08</text:p>
          </table:table-cell>
          <table:table-cell table:style-name="ce215" table:formula="of:=IF(VALUE(MID([.F25];6;FIND(&quot;:&quot;;[.F25];1)-FIND(&quot; &quot;;[.F25];1)-1))&gt;VALUE(MID([.F24];6;FIND(&quot;:&quot;;[.F24];1)-FIND(&quot; &quot;;[.F24];1)-1));[.C24];[.C24]+1)" office:value-type="float" office:value="7">
            <text:p>7.00</text:p>
          </table:table-cell>
          <table:table-cell table:style-name="ce223" office:value-type="string">
            <text:p>KS\Answers\Question\Add Question </text:p>
          </table:table-cell>
          <table:table-cell table:style-name="ce222" office:value-type="string">
            <text:p>Add multi-languages question</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QST_08</text:p>
          </table:table-cell>
          <table:table-cell table:style-name="ce215" table:formula="of:=IF(VALUE(MID([.F26];6;FIND(&quot;:&quot;;[.F26];1)-FIND(&quot; &quot;;[.F26];1)-1))&gt;VALUE(MID([.F25];6;FIND(&quot;:&quot;;[.F25];1)-FIND(&quot; &quot;;[.F25];1)-1));[.C25];[.C25]+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ext:p>- Default language for question is English</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7];6;FIND(&quot;:&quot;;[.F27];1)-FIND(&quot; &quot;;[.F27];1)-1))&gt;VALUE(MID([.F26];6;FIND(&quot;:&quot;;[.F26];1)-FIND(&quot; &quot;;[.F26];1)-1));&quot;&quot;;MAX([.A$7:.A26])+1)">
            <text:p/>
          </table:table-cell>
          <table:table-cell table:style-name="ce253" office:value-type="string">
            <text:p>FNC_KS_ANS_QST_08</text:p>
          </table:table-cell>
          <table:table-cell table:style-name="ce215" table:formula="of:=IF(VALUE(MID([.F27];6;FIND(&quot;:&quot;;[.F27];1)-FIND(&quot; &quot;;[.F27];1)-1))&gt;VALUE(MID([.F26];6;FIND(&quot;:&quot;;[.F26];1)-FIND(&quot; &quot;;[.F26];1)-1));[.C26];[.C26]+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QST_08</text:p>
          </table:table-cell>
          <table:table-cell table:style-name="ce215" table:formula="of:=IF(VALUE(MID([.F28];6;FIND(&quot;:&quot;;[.F28];1)-FIND(&quot; &quot;;[.F28];1)-1))&gt;VALUE(MID([.F27];6;FIND(&quot;:&quot;;[.F27];1)-FIND(&quot; &quot;;[.F27];1)-1));[.C27];[.C27]+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QST_08</text:p>
          </table:table-cell>
          <table:table-cell table:style-name="ce215" table:formula="of:=IF(VALUE(MID([.F29];6;FIND(&quot;:&quot;;[.F29];1)-FIND(&quot; &quot;;[.F29];1)-1))&gt;VALUE(MID([.F28];6;FIND(&quot;:&quot;;[.F28];1)-FIND(&quot; &quot;;[.F28];1)-1));[.C28];[.C28]+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text:span text:style-name="T6">Step 5: Submit</text:span><text:span text:style-name="T10"> question</text:span></text:p>
          </table:table-cell>
          <table:table-cell table:style-name="ce223" office:value-type="string">
            <text:p>- Input value for fields</text:p>
            <text:p>- Click [Save]</text:p>
          </table:table-cell>
          <table:table-cell table:style-name="ce223" office:value-type="string">
            <text:p>- Multi-languages question is created successfully</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0];6;FIND(&quot;:&quot;;[.F30];1)-FIND(&quot; &quot;;[.F30];1)-1))&gt;VALUE(MID([.F29];6;FIND(&quot;:&quot;;[.F29];1)-FIND(&quot; &quot;;[.F29];1)-1));&quot;&quot;;MAX([.A$7:.A29])+1)" office:value-type="float" office:value="8">
            <text:p>8.00</text:p>
          </table:table-cell>
          <table:table-cell table:style-name="ce253" office:value-type="string">
            <text:p>FNC_KS_ANS_QST_08</text:p>
          </table:table-cell>
          <table:table-cell table:style-name="ce215" table:formula="of:=IF(VALUE(MID([.F30];6;FIND(&quot;:&quot;;[.F30];1)-FIND(&quot; &quot;;[.F30];1)-1))&gt;VALUE(MID([.F29];6;FIND(&quot;:&quot;;[.F29];1)-FIND(&quot; &quot;;[.F29];1)-1));[.C29];[.C29]+1)" office:value-type="float" office:value="8">
            <text:p>8.00</text:p>
          </table:table-cell>
          <table:table-cell table:style-name="ce223" office:value-type="string">
            <text:p>KS\Answers\Question\Add Question </text:p>
          </table:table-cell>
          <table:table-cell table:style-name="ce222" office:value-type="string">
            <text:p>Add new question with attachmen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1];6;FIND(&quot;:&quot;;[.F31];1)-FIND(&quot; &quot;;[.F31];1)-1))&gt;VALUE(MID([.F30];6;FIND(&quot;:&quot;;[.F30];1)-FIND(&quot; &quot;;[.F30];1)-1));&quot;&quot;;MAX([.A$7:.A30])+1)">
            <text:p/>
          </table:table-cell>
          <table:table-cell table:style-name="ce253" office:value-type="string">
            <text:p>FNC_KS_ANS_QST_08</text:p>
          </table:table-cell>
          <table:table-cell table:style-name="ce215" table:formula="of:=IF(VALUE(MID([.F31];6;FIND(&quot;:&quot;;[.F31];1)-FIND(&quot; &quot;;[.F31];1)-1))&gt;VALUE(MID([.F30];6;FIND(&quot;:&quot;;[.F30];1)-FIND(&quot; &quot;;[.F30];1)-1));[.C30];[.C30]+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2];6;FIND(&quot;:&quot;;[.F32];1)-FIND(&quot; &quot;;[.F32];1)-1))&gt;VALUE(MID([.F31];6;FIND(&quot;:&quot;;[.F31];1)-FIND(&quot; &quot;;[.F31];1)-1));&quot;&quot;;MAX([.A$7:.A31])+1)">
            <text:p/>
          </table:table-cell>
          <table:table-cell table:style-name="ce253" office:value-type="string">
            <text:p>FNC_KS_ANS_QST_08</text:p>
          </table:table-cell>
          <table:table-cell table:style-name="ce215" table:formula="of:=IF(VALUE(MID([.F32];6;FIND(&quot;:&quot;;[.F32];1)-FIND(&quot; &quot;;[.F32];1)-1))&gt;VALUE(MID([.F31];6;FIND(&quot;:&quot;;[.F31];1)-FIND(&quot; &quot;;[.F31];1)-1));[.C31];[.C31]+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3];6;FIND(&quot;:&quot;;[.F33];1)-FIND(&quot; &quot;;[.F33];1)-1))&gt;VALUE(MID([.F32];6;FIND(&quot;:&quot;;[.F32];1)-FIND(&quot; &quot;;[.F32];1)-1));&quot;&quot;;MAX([.A$7:.A32])+1)">
            <text:p/>
          </table:table-cell>
          <table:table-cell table:style-name="ce253" office:value-type="string">
            <text:p>FNC_KS_ANS_QST_08</text:p>
          </table:table-cell>
          <table:table-cell table:style-name="ce215" table:formula="of:=IF(VALUE(MID([.F33];6;FIND(&quot;:&quot;;[.F33];1)-FIND(&quot; &quot;;[.F33];1)-1))&gt;VALUE(MID([.F32];6;FIND(&quot;:&quot;;[.F32];1)-FIND(&quot; &quot;;[.F32];1)-1));[.C32];[.C32]+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4];6;FIND(&quot;:&quot;;[.F34];1)-FIND(&quot; &quot;;[.F34];1)-1))&gt;VALUE(MID([.F33];6;FIND(&quot;:&quot;;[.F33];1)-FIND(&quot; &quot;;[.F33];1)-1));&quot;&quot;;MAX([.A$7:.A33])+1)">
            <text:p/>
          </table:table-cell>
          <table:table-cell table:style-name="ce253" office:value-type="string">
            <text:p>FNC_KS_ANS_QST_08</text:p>
          </table:table-cell>
          <table:table-cell table:style-name="ce215" table:formula="of:=IF(VALUE(MID([.F34];6;FIND(&quot;:&quot;;[.F34];1)-FIND(&quot; &quot;;[.F34];1)-1))&gt;VALUE(MID([.F33];6;FIND(&quot;:&quot;;[.F33];1)-FIND(&quot; &quot;;[.F33];1)-1));[.C33];[.C33]+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Question is crea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5];6;FIND(&quot;:&quot;;[.F35];1)-FIND(&quot; &quot;;[.F35];1)-1))&gt;VALUE(MID([.F34];6;FIND(&quot;:&quot;;[.F34];1)-FIND(&quot; &quot;;[.F34];1)-1));&quot;&quot;;MAX([.A$7:.A34])+1)" office:value-type="float" office:value="9">
            <text:p>9.00</text:p>
          </table:table-cell>
          <table:table-cell table:style-name="ce253" office:value-type="string">
            <text:p>FNC_KS_ANS_QST_08</text:p>
          </table:table-cell>
          <table:table-cell table:style-name="ce215" table:formula="of:=IF(VALUE(MID([.F35];6;FIND(&quot;:&quot;;[.F35];1)-FIND(&quot; &quot;;[.F35];1)-1))&gt;VALUE(MID([.F34];6;FIND(&quot;:&quot;;[.F34];1)-FIND(&quot; &quot;;[.F34];1)-1));[.C34];[.C34]+1)" office:value-type="float" office:value="9">
            <text:p>9.00</text:p>
          </table:table-cell>
          <table:table-cell table:style-name="ce223" office:value-type="string">
            <text:p>KS\Answers\Question\Add Question </text:p>
          </table:table-cell>
          <table:table-cell table:style-name="ce260" office:value-type="string">
            <text:p>Add new question with invalid size attached file</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6];6;FIND(&quot;:&quot;;[.F36];1)-FIND(&quot; &quot;;[.F36];1)-1))&gt;VALUE(MID([.F35];6;FIND(&quot;:&quot;;[.F35];1)-FIND(&quot; &quot;;[.F35];1)-1));&quot;&quot;;MAX([.A$7:.A35])+1)">
            <text:p/>
          </table:table-cell>
          <table:table-cell table:style-name="ce253" office:value-type="string">
            <text:p>FNC_KS_ANS_QST_08</text:p>
          </table:table-cell>
          <table:table-cell table:style-name="ce215" table:formula="of:=IF(VALUE(MID([.F36];6;FIND(&quot;:&quot;;[.F36];1)-FIND(&quot; &quot;;[.F36];1)-1))&gt;VALUE(MID([.F35];6;FIND(&quot;:&quot;;[.F35];1)-FIND(&quot; &quot;;[.F35];1)-1));[.C35];[.C35]+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7];6;FIND(&quot;:&quot;;[.F37];1)-FIND(&quot; &quot;;[.F37];1)-1))&gt;VALUE(MID([.F36];6;FIND(&quot;:&quot;;[.F36];1)-FIND(&quot; &quot;;[.F36];1)-1));&quot;&quot;;MAX([.A$7:.A36])+1)">
            <text:p/>
          </table:table-cell>
          <table:table-cell table:style-name="ce253" office:value-type="string">
            <text:p>FNC_KS_ANS_QST_08</text:p>
          </table:table-cell>
          <table:table-cell table:style-name="ce215" table:formula="of:=IF(VALUE(MID([.F37];6;FIND(&quot;:&quot;;[.F37];1)-FIND(&quot; &quot;;[.F37];1)-1))&gt;VALUE(MID([.F36];6;FIND(&quot;:&quot;;[.F36];1)-FIND(&quot; &quot;;[.F36];1)-1));[.C36];[.C36]+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38];6;FIND(&quot;:&quot;;[.F38];1)-FIND(&quot; &quot;;[.F38];1)-1))&gt;VALUE(MID([.F37];6;FIND(&quot;:&quot;;[.F37];1)-FIND(&quot; &quot;;[.F37];1)-1));&quot;&quot;;MAX([.A$7:.A37])+1)">
            <text:p/>
          </table:table-cell>
          <table:table-cell table:style-name="ce253" office:value-type="string">
            <text:p>FNC_KS_ANS_QST_08</text:p>
          </table:table-cell>
          <table:table-cell table:style-name="ce215" table:formula="of:=IF(VALUE(MID([.F38];6;FIND(&quot;:&quot;;[.F38];1)-FIND(&quot; &quot;;[.F38];1)-1))&gt;VALUE(MID([.F37];6;FIND(&quot;:&quot;;[.F37];1)-FIND(&quot; &quot;;[.F37];1)-1));[.C37];[.C37]+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Limited size from your machine</text:p>
            <text:p>- Click Upload icon next to [Browse] button</text:p>
            <text:p>- Click [Save]</text:p>
          </table:table-cell>
          <table:table-cell table:style-name="ce223" office:value-type="string">
            <text:p>- Show message requires user to attach file that larger than 0Mb and less than Limited siz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9];6;FIND(&quot;:&quot;;[.F39];1)-FIND(&quot; &quot;;[.F39];1)-1))&gt;VALUE(MID([.F38];6;FIND(&quot;:&quot;;[.F38];1)-FIND(&quot; &quot;;[.F38];1)-1));&quot;&quot;;MAX([.A$7:.A38])+1)" office:value-type="float" office:value="10">
            <text:p>10.00</text:p>
          </table:table-cell>
          <table:table-cell table:style-name="ce253" office:value-type="string">
            <text:p>FNC_KS_ANS_QST_08</text:p>
          </table:table-cell>
          <table:table-cell table:style-name="ce215" table:formula="of:=IF(VALUE(MID([.F39];6;FIND(&quot;:&quot;;[.F39];1)-FIND(&quot; &quot;;[.F39];1)-1))&gt;VALUE(MID([.F38];6;FIND(&quot;:&quot;;[.F38];1)-FIND(&quot; &quot;;[.F38];1)-1));[.C38];[.C38]+1)" office:value-type="float" office:value="10">
            <text:p>10.00</text:p>
          </table:table-cell>
          <table:table-cell table:style-name="ce223" office:value-type="string">
            <text:p>KS\Answers\Question\Add Question </text:p>
          </table:table-cell>
          <table:table-cell table:style-name="ce260" office:value-type="string">
            <text:p>Add new question with attached file doesn't exis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40];6;FIND(&quot;:&quot;;[.F40];1)-FIND(&quot; &quot;;[.F40];1)-1))&gt;VALUE(MID([.F39];6;FIND(&quot;:&quot;;[.F39];1)-FIND(&quot; &quot;;[.F39];1)-1));&quot;&quot;;MAX([.A$7:.A39])+1)">
            <text:p/>
          </table:table-cell>
          <table:table-cell table:style-name="ce253" office:value-type="string">
            <text:p>FNC_KS_ANS_QST_08</text:p>
          </table:table-cell>
          <table:table-cell table:style-name="ce215" table:formula="of:=IF(VALUE(MID([.F40];6;FIND(&quot;:&quot;;[.F40];1)-FIND(&quot; &quot;;[.F40];1)-1))&gt;VALUE(MID([.F39];6;FIND(&quot;:&quot;;[.F39];1)-FIND(&quot; &quot;;[.F39];1)-1));[.C39];[.C39]+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1];6;FIND(&quot;:&quot;;[.F41];1)-FIND(&quot; &quot;;[.F41];1)-1))&gt;VALUE(MID([.F40];6;FIND(&quot;:&quot;;[.F40];1)-FIND(&quot; &quot;;[.F40];1)-1));&quot;&quot;;MAX([.A$7:.A40])+1)">
            <text:p/>
          </table:table-cell>
          <table:table-cell table:style-name="ce253" office:value-type="string">
            <text:p>FNC_KS_ANS_QST_08</text:p>
          </table:table-cell>
          <table:table-cell table:style-name="ce215" table:formula="of:=IF(VALUE(MID([.F41];6;FIND(&quot;:&quot;;[.F41];1)-FIND(&quot; &quot;;[.F41];1)-1))&gt;VALUE(MID([.F40];6;FIND(&quot;:&quot;;[.F40];1)-FIND(&quot; &quot;;[.F40];1)-1));[.C40];[.C40]+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42];6;FIND(&quot;:&quot;;[.F42];1)-FIND(&quot; &quot;;[.F42];1)-1))&gt;VALUE(MID([.F41];6;FIND(&quot;:&quot;;[.F41];1)-FIND(&quot; &quot;;[.F41];1)-1));&quot;&quot;;MAX([.A$7:.A41])+1)">
            <text:p/>
          </table:table-cell>
          <table:table-cell table:style-name="ce253" office:value-type="string">
            <text:p>FNC_KS_ANS_QST_08</text:p>
          </table:table-cell>
          <table:table-cell table:style-name="ce215" table:formula="of:=IF(VALUE(MID([.F42];6;FIND(&quot;:&quot;;[.F42];1)-FIND(&quot; &quot;;[.F42];1)-1))&gt;VALUE(MID([.F41];6;FIND(&quot;:&quot;;[.F41];1)-FIND(&quot; &quot;;[.F41];1)-1));[.C41];[.C41]+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4: Attach file</text:p>
          </table:table-cell>
          <table:table-cell table:style-name="ce223" office:value-type="string">
            <text:p>- Click [Browse] button and select a file which doesn't existed</text:p>
            <text:p>- Click Upload icon next to [Browse] button</text:p>
            <text:p>- Click [Save]</text:p>
          </table:table-cell>
          <table:table-cell table:style-name="ce223" office:value-type="string">
            <text:p>- Show message requires user to attach a valid file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3];6;FIND(&quot;:&quot;;[.F43];1)-FIND(&quot; &quot;;[.F43];1)-1))&gt;VALUE(MID([.F42];6;FIND(&quot;:&quot;;[.F42];1)-FIND(&quot; &quot;;[.F42];1)-1));&quot;&quot;;MAX([.A$7:.A42])+1)" office:value-type="float" office:value="11">
            <text:p>11.00</text:p>
          </table:table-cell>
          <table:table-cell table:style-name="ce253" office:value-type="string">
            <text:p>FNC_KS_ANS_QST_09</text:p>
          </table:table-cell>
          <table:table-cell table:style-name="ce215" office:value-type="float" office:value="1">
            <text:p>1.00</text:p>
          </table:table-cell>
          <table:table-cell table:style-name="ce222" office:value-type="string">
            <text:p>KS\Answers\Question\View Question </text:p>
          </table:table-cell>
          <table:table-cell table:style-name="ce222" office:value-type="string">
            <text:p>View question</text:p>
          </table:table-cell>
          <table:table-cell table:style-name="ce223" office:value-type="string">
            <text:p>Step 1: Create categories &amp; questions</text:p>
          </table:table-cell>
          <table:table-cell table:style-name="ce223" office:value-type="string">
            <text:p>- Create categories &amp; questions</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4];6;FIND(&quot;:&quot;;[.F44];1)-FIND(&quot; &quot;;[.F44];1)-1))&gt;VALUE(MID([.F43];6;FIND(&quot;:&quot;;[.F43];1)-FIND(&quot; &quot;;[.F43];1)-1));&quot;&quot;;MAX([.A$7:.A43])+1)">
            <text:p/>
          </table:table-cell>
          <table:table-cell table:style-name="ce253" office:value-type="string">
            <text:p>FNC_KS_ANS_QST_09</text:p>
          </table:table-cell>
          <table:table-cell table:style-name="ce215" table:formula="of:=IF(VALUE(MID([.F44];6;FIND(&quot;:&quot;;[.F44];1)-FIND(&quot; &quot;;[.F44];1)-1))&gt;VALUE(MID([.F43];6;FIND(&quot;:&quot;;[.F43];1)-FIND(&quot; &quot;;[.F43];1)-1));[.C43];[.C43]+1)" office:value-type="float" office:value="1">
            <text:p>1.00</text:p>
          </table:table-cell>
          <table:table-cell table:style-name="ce223" office:value-type="string">
            <text:p>KS\Answers\Question\View Question </text:p>
          </table:table-cell>
          <table:table-cell table:style-name="ce224" office:value-type="string">
            <text:p>View question</text:p>
          </table:table-cell>
          <table:table-cell table:style-name="ce223" office:value-type="string">
            <text:p>Step 2: View question detail</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5];6;FIND(&quot;:&quot;;[.F45];1)-FIND(&quot; &quot;;[.F45];1)-1))&gt;VALUE(MID([.F44];6;FIND(&quot;:&quot;;[.F44];1)-FIND(&quot; &quot;;[.F44];1)-1));&quot;&quot;;MAX([.A$7:.A44])+1)" office:value-type="float" office:value="12">
            <text:p>12.00</text:p>
          </table:table-cell>
          <table:table-cell table:style-name="ce253" office:value-type="string">
            <text:p>FNC_KS_ANS_QST_09</text:p>
          </table:table-cell>
          <table:table-cell table:style-name="ce215" table:formula="of:=IF(VALUE(MID([.F45];6;FIND(&quot;:&quot;;[.F45];1)-FIND(&quot; &quot;;[.F45];1)-1))&gt;VALUE(MID([.F44];6;FIND(&quot;:&quot;;[.F44];1)-FIND(&quot; &quot;;[.F44];1)-1));[.C44];[.C44]+1)" office:value-type="float" office:value="2">
            <text:p>2.00</text:p>
          </table:table-cell>
          <table:table-cell table:style-name="ce223" office:value-type="string">
            <text:p>KS\Answers\Question\View Question </text:p>
          </table:table-cell>
          <table:table-cell table:style-name="ce222" office:value-type="string">
            <text:p>View multi-languages question</text:p>
          </table:table-cell>
          <table:table-cell table:style-name="ce223" office:value-type="string">
            <text:p>Step 1: Create categories &amp; questions</text:p>
          </table:table-cell>
          <table:table-cell table:style-name="ce223" office:value-type="string">
            <text:p>- Create category</text:p>
            <text:p>- Create multi-languages question into that category</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46];6;FIND(&quot;:&quot;;[.F46];1)-FIND(&quot; &quot;;[.F46];1)-1))&gt;VALUE(MID([.F45];6;FIND(&quot;:&quot;;[.F45];1)-FIND(&quot; &quot;;[.F45];1)-1));&quot;&quot;;MAX([.A$7:.A45])+1)">
            <text:p/>
          </table:table-cell>
          <table:table-cell table:style-name="ce253" office:value-type="string">
            <text:p>FNC_KS_ANS_QST_09</text:p>
          </table:table-cell>
          <table:table-cell table:style-name="ce215" table:formula="of:=IF(VALUE(MID([.F46];6;FIND(&quot;:&quot;;[.F46];1)-FIND(&quot; &quot;;[.F46];1)-1))&gt;VALUE(MID([.F45];6;FIND(&quot;:&quot;;[.F45];1)-FIND(&quot; &quot;;[.F45];1)-1));[.C45];[.C45]+1)" office:value-type="float" office:value="2">
            <text:p>2.00</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2: View question detail in default language</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 in English that is set as default</text:p>
            <text:p>- Language option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7];6;FIND(&quot;:&quot;;[.F47];1)-FIND(&quot; &quot;;[.F47];1)-1))&gt;VALUE(MID([.F46];6;FIND(&quot;:&quot;;[.F46];1)-FIND(&quot; &quot;;[.F46];1)-1));&quot;&quot;;MAX([.A$7:.A46])+1)">
            <text:p/>
          </table:table-cell>
          <table:table-cell table:style-name="ce253" office:value-type="string">
            <text:p>FNC_KS_ANS_QST_09</text:p>
          </table:table-cell>
          <table:table-cell table:style-name="ce215" table:formula="of:=IF(VALUE(MID([.F47];6;FIND(&quot;:&quot;;[.F47];1)-FIND(&quot; &quot;;[.F47];1)-1))&gt;VALUE(MID([.F46];6;FIND(&quot;:&quot;;[.F46];1)-FIND(&quot; &quot;;[.F46];1)-1));[.C46];[.C46]+1)" office:value-type="float" office:value="2">
            <text:p>2.00</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3: View question in different languages</text:p>
          </table:table-cell>
          <table:table-cell table:style-name="ce223" office:value-type="string">
            <text:p>- Click on the language the question is supported </text:p>
          </table:table-cell>
          <table:table-cell table:style-name="ce223" office:value-type="string">
            <text:p>- Question is shown with the selected languag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8];6;FIND(&quot;:&quot;;[.F48];1)-FIND(&quot; &quot;;[.F48];1)-1))&gt;VALUE(MID([.F47];6;FIND(&quot;:&quot;;[.F47];1)-FIND(&quot; &quot;;[.F47];1)-1));&quot;&quot;;MAX([.A$7:.A47])+1)" office:value-type="float" office:value="13">
            <text:p>13.00</text:p>
          </table:table-cell>
          <table:table-cell table:style-name="ce253" office:value-type="string">
            <text:p>FNC_KS_ANS_QST_09</text:p>
          </table:table-cell>
          <table:table-cell table:style-name="ce215" table:formula="of:=IF(VALUE(MID([.F48];6;FIND(&quot;:&quot;;[.F48];1)-FIND(&quot; &quot;;[.F48];1)-1))&gt;VALUE(MID([.F47];6;FIND(&quot;:&quot;;[.F47];1)-FIND(&quot; &quot;;[.F47];1)-1));[.C47];[.C47]+1)" office:value-type="float" office:value="3">
            <text:p>3.00</text:p>
          </table:table-cell>
          <table:table-cell table:style-name="ce223" office:value-type="string">
            <text:p>KS\Answers\Question\View Question </text:p>
          </table:table-cell>
          <table:table-cell table:style-name="ce222" office:value-type="string">
            <text:p>Download attached fil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attached files</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9];6;FIND(&quot;:&quot;;[.F49];1)-FIND(&quot; &quot;;[.F49];1)-1))&gt;VALUE(MID([.F48];6;FIND(&quot;:&quot;;[.F48];1)-FIND(&quot; &quot;;[.F48];1)-1));&quot;&quot;;MAX([.A$7:.A48])+1)">
            <text:p/>
          </table:table-cell>
          <table:table-cell table:style-name="ce253" office:value-type="string">
            <text:p>FNC_KS_ANS_QST_09</text:p>
          </table:table-cell>
          <table:table-cell table:style-name="ce215" table:formula="of:=IF(VALUE(MID([.F49];6;FIND(&quot;:&quot;;[.F49];1)-FIND(&quot; &quot;;[.F49];1)-1))&gt;VALUE(MID([.F48];6;FIND(&quot;:&quot;;[.F48];1)-FIND(&quot; &quot;;[.F48];1)-1));[.C48];[.C48]+1)" office:value-type="float" office:value="3">
            <text:p>3.00</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0];6;FIND(&quot;:&quot;;[.F50];1)-FIND(&quot; &quot;;[.F50];1)-1))&gt;VALUE(MID([.F49];6;FIND(&quot;:&quot;;[.F49];1)-FIND(&quot; &quot;;[.F49];1)-1));&quot;&quot;;MAX([.A$7:.A49])+1)">
            <text:p/>
          </table:table-cell>
          <table:table-cell table:style-name="ce253" office:value-type="string">
            <text:p>FNC_KS_ANS_QST_09</text:p>
          </table:table-cell>
          <table:table-cell table:style-name="ce215" table:formula="of:=IF(VALUE(MID([.F50];6;FIND(&quot;:&quot;;[.F50];1)-FIND(&quot; &quot;;[.F50];1)-1))&gt;VALUE(MID([.F49];6;FIND(&quot;:&quot;;[.F49];1)-FIND(&quot; &quot;;[.F49];1)-1));[.C49];[.C49]+1)" office:value-type="float" office:value="3">
            <text:p>3.00</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3: Download attached file</text:p>
          </table:table-cell>
          <table:table-cell table:style-name="ce223" office:value-type="string">
            <text:p>- Click on the file name in attachment list</text:p>
          </table:table-cell>
          <table:table-cell table:style-name="ce223" office:value-type="string">
            <text:p>- Download pop up is shown that allows user to download file into local machin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1];6;FIND(&quot;:&quot;;[.F51];1)-FIND(&quot; &quot;;[.F51];1)-1))&gt;VALUE(MID([.F50];6;FIND(&quot;:&quot;;[.F50];1)-FIND(&quot; &quot;;[.F50];1)-1));&quot;&quot;;MAX([.A$7:.A50])+1)" office:value-type="float" office:value="14">
            <text:p>14.00</text:p>
          </table:table-cell>
          <table:table-cell table:style-name="ce253" office:value-type="string">
            <text:p>FNC_KS_ANS_QST_09</text:p>
          </table:table-cell>
          <table:table-cell table:style-name="ce215" table:formula="of:=IF(VALUE(MID([.F51];6;FIND(&quot;:&quot;;[.F51];1)-FIND(&quot; &quot;;[.F51];1)-1))&gt;VALUE(MID([.F50];6;FIND(&quot;:&quot;;[.F50];1)-FIND(&quot; &quot;;[.F50];1)-1));[.C50];[.C50]+1)" office:value-type="float" office:value="4">
            <text:p>4.00</text:p>
          </table:table-cell>
          <table:table-cell table:style-name="ce223" office:value-type="string">
            <text:p>KS\Answers\Question\View Question </text:p>
          </table:table-cell>
          <table:table-cell table:style-name="ce222" office:value-type="string">
            <text:p>View attached imag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image attachment</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52];6;FIND(&quot;:&quot;;[.F52];1)-FIND(&quot; &quot;;[.F52];1)-1))&gt;VALUE(MID([.F51];6;FIND(&quot;:&quot;;[.F51];1)-FIND(&quot; &quot;;[.F51];1)-1));&quot;&quot;;MAX([.A$7:.A51])+1)">
            <text:p/>
          </table:table-cell>
          <table:table-cell table:style-name="ce253" office:value-type="string">
            <text:p>FNC_KS_ANS_QST_09</text:p>
          </table:table-cell>
          <table:table-cell table:style-name="ce215" table:formula="of:=IF(VALUE(MID([.F52];6;FIND(&quot;:&quot;;[.F52];1)-FIND(&quot; &quot;;[.F52];1)-1))&gt;VALUE(MID([.F51];6;FIND(&quot;:&quot;;[.F51];1)-FIND(&quot; &quot;;[.F51];1)-1));[.C51];[.C51]+1)" office:value-type="float" office:value="4">
            <text:p>4.00</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image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3];6;FIND(&quot;:&quot;;[.F53];1)-FIND(&quot; &quot;;[.F53];1)-1))&gt;VALUE(MID([.F52];6;FIND(&quot;:&quot;;[.F52];1)-FIND(&quot; &quot;;[.F52];1)-1));&quot;&quot;;MAX([.A$7:.A52])+1)">
            <text:p/>
          </table:table-cell>
          <table:table-cell table:style-name="ce253" office:value-type="string">
            <text:p>FNC_KS_ANS_QST_09</text:p>
          </table:table-cell>
          <table:table-cell table:style-name="ce215" table:formula="of:=IF(VALUE(MID([.F53];6;FIND(&quot;:&quot;;[.F53];1)-FIND(&quot; &quot;;[.F53];1)-1))&gt;VALUE(MID([.F52];6;FIND(&quot;:&quot;;[.F52];1)-FIND(&quot; &quot;;[.F52];1)-1));[.C52];[.C52]+1)" office:value-type="float" office:value="4">
            <text:p>4.00</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3: View image</text:p>
          </table:table-cell>
          <table:table-cell table:style-name="ce223" office:value-type="string">
            <text:p>- Click on image</text:p>
          </table:table-cell>
          <table:table-cell table:style-name="ce223" office:value-type="string">
            <text:p>- Image is displayed in preview mode.</text:p>
            <text:p>- Click on image to close i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4];6;FIND(&quot;:&quot;;[.F54];1)-FIND(&quot; &quot;;[.F54];1)-1))&gt;VALUE(MID([.F53];6;FIND(&quot;:&quot;;[.F53];1)-FIND(&quot; &quot;;[.F53];1)-1));&quot;&quot;;MAX([.A$7:.A53])+1)" office:value-type="float" office:value="15">
            <text:p>15.00</text:p>
          </table:table-cell>
          <table:table-cell table:style-name="ce253" office:value-type="string">
            <text:p>FNC_KS_ANS_QST_10</text:p>
          </table:table-cell>
          <table:table-cell table:style-name="ce215" office:value-type="float" office:value="1">
            <text:p>1.00</text:p>
          </table:table-cell>
          <table:table-cell table:style-name="ce222" office:value-type="string">
            <text:p>KS\Answers\Question\Edit Question </text:p>
          </table:table-cell>
          <table:table-cell table:style-name="ce222" office:value-type="string">
            <text:p>Edit Question with valid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5];6;FIND(&quot;:&quot;;[.F55];1)-FIND(&quot; &quot;;[.F55];1)-1))&gt;VALUE(MID([.F54];6;FIND(&quot;:&quot;;[.F54];1)-FIND(&quot; &quot;;[.F54];1)-1));&quot;&quot;;MAX([.A$7:.A54])+1)">
            <text:p/>
          </table:table-cell>
          <table:table-cell table:style-name="ce253" office:value-type="string">
            <text:p>FNC_KS_ANS_QST_10</text:p>
          </table:table-cell>
          <table:table-cell table:style-name="ce215" table:formula="of:=IF(VALUE(MID([.F55];6;FIND(&quot;:&quot;;[.F55];1)-FIND(&quot; &quot;;[.F55];1)-1))&gt;VALUE(MID([.F54];6;FIND(&quot;:&quot;;[.F54];1)-FIND(&quot; &quot;;[.F54];1)-1));[.C54];[.C54]+1)" office:value-type="float" office:value="1">
            <text:p>1.00</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56];6;FIND(&quot;:&quot;;[.F56];1)-FIND(&quot; &quot;;[.F56];1)-1))&gt;VALUE(MID([.F55];6;FIND(&quot;:&quot;;[.F55];1)-FIND(&quot; &quot;;[.F55];1)-1));&quot;&quot;;MAX([.A$7:.A55])+1)">
            <text:p/>
          </table:table-cell>
          <table:table-cell table:style-name="ce253" office:value-type="string">
            <text:p>FNC_KS_ANS_QST_10</text:p>
          </table:table-cell>
          <table:table-cell table:style-name="ce215" table:formula="of:=IF(VALUE(MID([.F56];6;FIND(&quot;:&quot;;[.F56];1)-FIND(&quot; &quot;;[.F56];1)-1))&gt;VALUE(MID([.F55];6;FIND(&quot;:&quot;;[.F55];1)-FIND(&quot; &quot;;[.F55];1)-1));[.C55];[.C55]+1)" office:value-type="float" office:value="1">
            <text:p>1.00</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3: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7];6;FIND(&quot;:&quot;;[.F57];1)-FIND(&quot; &quot;;[.F57];1)-1))&gt;VALUE(MID([.F56];6;FIND(&quot;:&quot;;[.F56];1)-FIND(&quot; &quot;;[.F56];1)-1));&quot;&quot;;MAX([.A$7:.A56])+1)" office:value-type="float" office:value="16">
            <text:p>16.00</text:p>
          </table:table-cell>
          <table:table-cell table:style-name="ce253" office:value-type="string">
            <text:p>FNC_KS_ANS_QST_10</text:p>
          </table:table-cell>
          <table:table-cell table:style-name="ce215" table:formula="of:=IF(VALUE(MID([.F57];6;FIND(&quot;:&quot;;[.F57];1)-FIND(&quot; &quot;;[.F57];1)-1))&gt;VALUE(MID([.F56];6;FIND(&quot;:&quot;;[.F56];1)-FIND(&quot; &quot;;[.F56];1)-1));[.C56];[.C56]+1)" office:value-type="float" office:value="2">
            <text:p>2.00</text:p>
          </table:table-cell>
          <table:table-cell table:style-name="ce223" office:value-type="string">
            <text:p>KS\Answers\Question\Edit Question </text:p>
          </table:table-cell>
          <table:table-cell table:style-name="ce222" office:value-type="string">
            <text:p>Edit Question in case leaving blank at m<text:span text:style-name="T6">and</text:span>atory field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8];6;FIND(&quot;:&quot;;[.F58];1)-FIND(&quot; &quot;;[.F58];1)-1))&gt;VALUE(MID([.F57];6;FIND(&quot;:&quot;;[.F57];1)-FIND(&quot; &quot;;[.F57];1)-1));&quot;&quot;;MAX([.A$7:.A57])+1)">
            <text:p/>
          </table:table-cell>
          <table:table-cell table:style-name="ce253" office:value-type="string">
            <text:p>FNC_KS_ANS_QST_10</text:p>
          </table:table-cell>
          <table:table-cell table:style-name="ce215" table:formula="of:=IF(VALUE(MID([.F58];6;FIND(&quot;:&quot;;[.F58];1)-FIND(&quot; &quot;;[.F58];1)-1))&gt;VALUE(MID([.F57];6;FIND(&quot;:&quot;;[.F57];1)-FIND(&quot; &quot;;[.F57];1)-1));[.C57];[.C57]+1)" office:value-type="float" office:value="2">
            <text:p>2.00</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59];6;FIND(&quot;:&quot;;[.F59];1)-FIND(&quot; &quot;;[.F59];1)-1))&gt;VALUE(MID([.F58];6;FIND(&quot;:&quot;;[.F58];1)-FIND(&quot; &quot;;[.F58];1)-1));&quot;&quot;;MAX([.A$7:.A58])+1)">
            <text:p/>
          </table:table-cell>
          <table:table-cell table:style-name="ce253" office:value-type="string">
            <text:p>FNC_KS_ANS_QST_10</text:p>
          </table:table-cell>
          <table:table-cell table:style-name="ce215" table:formula="of:=IF(VALUE(MID([.F59];6;FIND(&quot;:&quot;;[.F59];1)-FIND(&quot; &quot;;[.F59];1)-1))&gt;VALUE(MID([.F58];6;FIND(&quot;:&quot;;[.F58];1)-FIND(&quot; &quot;;[.F58];1)-1));[.C58];[.C58]+1)" office:value-type="float" office:value="2">
            <text:p>2.00</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3: Edit Question with blank entry for required fields</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0];6;FIND(&quot;:&quot;;[.F60];1)-FIND(&quot; &quot;;[.F60];1)-1))&gt;VALUE(MID([.F59];6;FIND(&quot;:&quot;;[.F59];1)-FIND(&quot; &quot;;[.F59];1)-1));&quot;&quot;;MAX([.A$7:.A59])+1)" office:value-type="float" office:value="17">
            <text:p>17.00</text:p>
          </table:table-cell>
          <table:table-cell table:style-name="ce253" office:value-type="string">
            <text:p>FNC_KS_ANS_QST_10</text:p>
          </table:table-cell>
          <table:table-cell table:style-name="ce215" table:formula="of:=IF(VALUE(MID([.F60];6;FIND(&quot;:&quot;;[.F60];1)-FIND(&quot; &quot;;[.F60];1)-1))&gt;VALUE(MID([.F59];6;FIND(&quot;:&quot;;[.F59];1)-FIND(&quot; &quot;;[.F59];1)-1));[.C59];[.C59]+1)" office:value-type="float" office:value="3">
            <text:p>3.00</text:p>
          </table:table-cell>
          <table:table-cell table:style-name="ce223" office:value-type="string">
            <text:p>KS\Answers\Question\Edit Question </text:p>
          </table:table-cell>
          <table:table-cell table:style-name="ce222" office:value-type="string">
            <text:p>Edit Question in case invalid Email Address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QST_10</text:p>
          </table:table-cell>
          <table:table-cell table:style-name="ce215" table:formula="of:=IF(VALUE(MID([.F61];6;FIND(&quot;:&quot;;[.F61];1)-FIND(&quot; &quot;;[.F61];1)-1))&gt;VALUE(MID([.F60];6;FIND(&quot;:&quot;;[.F60];1)-FIND(&quot; &quot;;[.F60];1)-1));[.C60];[.C60]+1)" office:value-type="float" office:value="3">
            <text:p>3.00</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62];6;FIND(&quot;:&quot;;[.F62];1)-FIND(&quot; &quot;;[.F62];1)-1))&gt;VALUE(MID([.F61];6;FIND(&quot;:&quot;;[.F61];1)-FIND(&quot; &quot;;[.F61];1)-1));&quot;&quot;;MAX([.A$7:.A61])+1)">
            <text:p/>
          </table:table-cell>
          <table:table-cell table:style-name="ce253" office:value-type="string">
            <text:p>FNC_KS_ANS_QST_10</text:p>
          </table:table-cell>
          <table:table-cell table:style-name="ce215" table:formula="of:=IF(VALUE(MID([.F62];6;FIND(&quot;:&quot;;[.F62];1)-FIND(&quot; &quot;;[.F62];1)-1))&gt;VALUE(MID([.F61];6;FIND(&quot;:&quot;;[.F61];1)-FIND(&quot; &quot;;[.F61];1)-1));[.C61];[.C61]+1)" office:value-type="float" office:value="3">
            <text:p>3.00</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3: Edit Question with invalid Email Address</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3];6;FIND(&quot;:&quot;;[.F63];1)-FIND(&quot; &quot;;[.F63];1)-1))&gt;VALUE(MID([.F62];6;FIND(&quot;:&quot;;[.F62];1)-FIND(&quot; &quot;;[.F62];1)-1));&quot;&quot;;MAX([.A$7:.A62])+1)" office:value-type="float" office:value="18">
            <text:p>18.00</text:p>
          </table:table-cell>
          <table:table-cell table:style-name="ce253" office:value-type="string">
            <text:p>FNC_KS_ANS_QST_10</text:p>
          </table:table-cell>
          <table:table-cell table:style-name="ce215" table:formula="of:=IF(VALUE(MID([.F63];6;FIND(&quot;:&quot;;[.F63];1)-FIND(&quot; &quot;;[.F63];1)-1))&gt;VALUE(MID([.F62];6;FIND(&quot;:&quot;;[.F62];1)-FIND(&quot; &quot;;[.F62];1)-1));[.C62];[.C62]+1)" office:value-type="float" office:value="4">
            <text:p>4.00</text:p>
          </table:table-cell>
          <table:table-cell table:style-name="ce223" office:value-type="string">
            <text:p>KS\Answers\Question\Edit Question </text:p>
          </table:table-cell>
          <table:table-cell table:style-name="ce263" office:value-type="string">
            <text:p>Edit question in the Category which requires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4];6;FIND(&quot;:&quot;;[.F64];1)-FIND(&quot; &quot;;[.F64];1)-1))&gt;VALUE(MID([.F63];6;FIND(&quot;:&quot;;[.F63];1)-FIND(&quot; &quot;;[.F63];1)-1));&quot;&quot;;MAX([.A$7:.A63])+1)">
            <text:p/>
          </table:table-cell>
          <table:table-cell table:style-name="ce253" office:value-type="string">
            <text:p>FNC_KS_ANS_QST_10</text:p>
          </table:table-cell>
          <table:table-cell table:style-name="ce215" table:formula="of:=IF(VALUE(MID([.F64];6;FIND(&quot;:&quot;;[.F64];1)-FIND(&quot; &quot;;[.F64];1)-1))&gt;VALUE(MID([.F63];6;FIND(&quot;:&quot;;[.F63];1)-FIND(&quot; &quot;;[.F63];1)-1));[.C63];[.C63]+1)" office:value-type="float" office:value="4">
            <text:p>4.00</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5];6;FIND(&quot;:&quot;;[.F65];1)-FIND(&quot; &quot;;[.F65];1)-1))&gt;VALUE(MID([.F64];6;FIND(&quot;:&quot;;[.F64];1)-FIND(&quot; &quot;;[.F64];1)-1));&quot;&quot;;MAX([.A$7:.A64])+1)">
            <text:p/>
          </table:table-cell>
          <table:table-cell table:style-name="ce253" office:value-type="string">
            <text:p>FNC_KS_ANS_QST_10</text:p>
          </table:table-cell>
          <table:table-cell table:style-name="ce215" table:formula="of:=IF(VALUE(MID([.F65];6;FIND(&quot;:&quot;;[.F65];1)-FIND(&quot; &quot;;[.F65];1)-1))&gt;VALUE(MID([.F64];6;FIND(&quot;:&quot;;[.F64];1)-FIND(&quot; &quot;;[.F64];1)-1));[.C64];[.C64]+1)" office:value-type="float" office:value="4">
            <text:p>4.00</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6];6;FIND(&quot;:&quot;;[.F66];1)-FIND(&quot; &quot;;[.F66];1)-1))&gt;VALUE(MID([.F65];6;FIND(&quot;:&quot;;[.F65];1)-FIND(&quot; &quot;;[.F65];1)-1));&quot;&quot;;MAX([.A$7:.A65])+1)" office:value-type="float" office:value="19">
            <text:p>19.00</text:p>
          </table:table-cell>
          <table:table-cell table:style-name="ce253" office:value-type="string">
            <text:p>FNC_KS_ANS_QST_10</text:p>
          </table:table-cell>
          <table:table-cell table:style-name="ce215" table:formula="of:=IF(VALUE(MID([.F66];6;FIND(&quot;:&quot;;[.F66];1)-FIND(&quot; &quot;;[.F66];1)-1))&gt;VALUE(MID([.F65];6;FIND(&quot;:&quot;;[.F65];1)-FIND(&quot; &quot;;[.F65];1)-1));[.C65];[.C65]+1)" office:value-type="float" office:value="5">
            <text:p>5.00</text:p>
          </table:table-cell>
          <table:table-cell table:style-name="ce223" office:value-type="string">
            <text:p>KS\Answers\Question\Edit Question </text:p>
          </table:table-cell>
          <table:table-cell table:style-name="ce263" office:value-type="string">
            <text:p>Edit question in the Category which does not require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7];6;FIND(&quot;:&quot;;[.F67];1)-FIND(&quot; &quot;;[.F67];1)-1))&gt;VALUE(MID([.F66];6;FIND(&quot;:&quot;;[.F66];1)-FIND(&quot; &quot;;[.F66];1)-1));&quot;&quot;;MAX([.A$7:.A66])+1)">
            <text:p/>
          </table:table-cell>
          <table:table-cell table:style-name="ce253" office:value-type="string">
            <text:p>FNC_KS_ANS_QST_10</text:p>
          </table:table-cell>
          <table:table-cell table:style-name="ce215" table:formula="of:=IF(VALUE(MID([.F67];6;FIND(&quot;:&quot;;[.F67];1)-FIND(&quot; &quot;;[.F67];1)-1))&gt;VALUE(MID([.F66];6;FIND(&quot;:&quot;;[.F66];1)-FIND(&quot; &quot;;[.F66];1)-1));[.C66];[.C66]+1)" office:value-type="float" office:value="5">
            <text:p>5.00</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8];6;FIND(&quot;:&quot;;[.F68];1)-FIND(&quot; &quot;;[.F68];1)-1))&gt;VALUE(MID([.F67];6;FIND(&quot;:&quot;;[.F67];1)-FIND(&quot; &quot;;[.F67];1)-1));&quot;&quot;;MAX([.A$7:.A67])+1)">
            <text:p/>
          </table:table-cell>
          <table:table-cell table:style-name="ce253" office:value-type="string">
            <text:p>FNC_KS_ANS_QST_10</text:p>
          </table:table-cell>
          <table:table-cell table:style-name="ce215" table:formula="of:=IF(VALUE(MID([.F68];6;FIND(&quot;:&quot;;[.F68];1)-FIND(&quot; &quot;;[.F68];1)-1))&gt;VALUE(MID([.F67];6;FIND(&quot;:&quot;;[.F67];1)-FIND(&quot; &quot;;[.F67];1)-1));[.C67];[.C67]+1)" office:value-type="float" office:value="5">
            <text:p>5.00</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9];6;FIND(&quot;:&quot;;[.F69];1)-FIND(&quot; &quot;;[.F69];1)-1))&gt;VALUE(MID([.F68];6;FIND(&quot;:&quot;;[.F68];1)-FIND(&quot; &quot;;[.F68];1)-1));&quot;&quot;;MAX([.A$7:.A68])+1)" office:value-type="float" office:value="20">
            <text:p>20.00</text:p>
          </table:table-cell>
          <table:table-cell table:style-name="ce253" office:value-type="string">
            <text:p>FNC_KS_ANS_QST_10</text:p>
          </table:table-cell>
          <table:table-cell table:style-name="ce215" table:formula="of:=IF(VALUE(MID([.F69];6;FIND(&quot;:&quot;;[.F69];1)-FIND(&quot; &quot;;[.F69];1)-1))&gt;VALUE(MID([.F68];6;FIND(&quot;:&quot;;[.F68];1)-FIND(&quot; &quot;;[.F68];1)-1));[.C68];[.C68]+1)" office:value-type="float" office:value="6">
            <text:p>6.00</text:p>
          </table:table-cell>
          <table:table-cell table:style-name="ce223" office:value-type="string">
            <text:p>KS\Answers\Question\Edit Question </text:p>
          </table:table-cell>
          <table:table-cell table:style-name="ce222" office:value-type="string">
            <text:p>Edit question with multi-languages </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QST_10</text:p>
          </table:table-cell>
          <table:table-cell table:style-name="ce215" table:formula="of:=IF(VALUE(MID([.F70];6;FIND(&quot;:&quot;;[.F70];1)-FIND(&quot; &quot;;[.F70];1)-1))&gt;VALUE(MID([.F69];6;FIND(&quot;:&quot;;[.F69];1)-FIND(&quot; &quot;;[.F69];1)-1));[.C69];[.C69]+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1];6;FIND(&quot;:&quot;;[.F71];1)-FIND(&quot; &quot;;[.F71];1)-1))&gt;VALUE(MID([.F70];6;FIND(&quot;:&quot;;[.F70];1)-FIND(&quot; &quot;;[.F70];1)-1));&quot;&quot;;MAX([.A$7:.A70])+1)">
            <text:p/>
          </table:table-cell>
          <table:table-cell table:style-name="ce253" office:value-type="string">
            <text:p>FNC_KS_ANS_QST_10</text:p>
          </table:table-cell>
          <table:table-cell table:style-name="ce215" table:formula="of:=IF(VALUE(MID([.F71];6;FIND(&quot;:&quot;;[.F71];1)-FIND(&quot; &quot;;[.F71];1)-1))&gt;VALUE(MID([.F70];6;FIND(&quot;:&quot;;[.F70];1)-FIND(&quot; &quot;;[.F70];1)-1));[.C70];[.C70]+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72];6;FIND(&quot;:&quot;;[.F72];1)-FIND(&quot; &quot;;[.F72];1)-1))&gt;VALUE(MID([.F71];6;FIND(&quot;:&quot;;[.F71];1)-FIND(&quot; &quot;;[.F71];1)-1));&quot;&quot;;MAX([.A$7:.A71])+1)">
            <text:p/>
          </table:table-cell>
          <table:table-cell table:style-name="ce253" office:value-type="string">
            <text:p>FNC_KS_ANS_QST_10</text:p>
          </table:table-cell>
          <table:table-cell table:style-name="ce215" table:formula="of:=IF(VALUE(MID([.F72];6;FIND(&quot;:&quot;;[.F72];1)-FIND(&quot; &quot;;[.F72];1)-1))&gt;VALUE(MID([.F71];6;FIND(&quot;:&quot;;[.F71];1)-FIND(&quot; &quot;;[.F71];1)-1));[.C71];[.C71]+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73];6;FIND(&quot;:&quot;;[.F73];1)-FIND(&quot; &quot;;[.F73];1)-1))&gt;VALUE(MID([.F72];6;FIND(&quot;:&quot;;[.F72];1)-FIND(&quot; &quot;;[.F72];1)-1));&quot;&quot;;MAX([.A$7:.A72])+1)">
            <text:p/>
          </table:table-cell>
          <table:table-cell table:style-name="ce253" office:value-type="string">
            <text:p>FNC_KS_ANS_QST_10</text:p>
          </table:table-cell>
          <table:table-cell table:style-name="ce215" table:formula="of:=IF(VALUE(MID([.F73];6;FIND(&quot;:&quot;;[.F73];1)-FIND(&quot; &quot;;[.F73];1)-1))&gt;VALUE(MID([.F72];6;FIND(&quot;:&quot;;[.F72];1)-FIND(&quot; &quot;;[.F72];1)-1));[.C72];[.C72]+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text:span text:style-name="T6">Step 5: Edit</text:span><text:span text:style-name="T10"> question</text:span></text:p>
          </table:table-cell>
          <table:table-cell table:style-name="ce223" office:value-type="string">
            <text:p>- Input value for fields</text:p>
            <text:p>- Click [Save]</text:p>
          </table:table-cell>
          <table:table-cell table:style-name="ce223" office:value-type="string">
            <text:p>- The edited question is added with multiple languages.</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4];6;FIND(&quot;:&quot;;[.F74];1)-FIND(&quot; &quot;;[.F74];1)-1))&gt;VALUE(MID([.F73];6;FIND(&quot;:&quot;;[.F73];1)-FIND(&quot; &quot;;[.F73];1)-1));&quot;&quot;;MAX([.A$7:.A73])+1)" office:value-type="float" office:value="21">
            <text:p>21.00</text:p>
          </table:table-cell>
          <table:table-cell table:style-name="ce253" office:value-type="string">
            <text:p>FNC_KS_ANS_QST_10</text:p>
          </table:table-cell>
          <table:table-cell table:style-name="ce215" table:formula="of:=IF(VALUE(MID([.F74];6;FIND(&quot;:&quot;;[.F74];1)-FIND(&quot; &quot;;[.F74];1)-1))&gt;VALUE(MID([.F73];6;FIND(&quot;:&quot;;[.F73];1)-FIND(&quot; &quot;;[.F73];1)-1));[.C73];[.C73]+1)" office:value-type="float" office:value="7">
            <text:p>7.00</text:p>
          </table:table-cell>
          <table:table-cell table:style-name="ce223" office:value-type="string">
            <text:p>KS\Answers\Question\Edit Question </text:p>
          </table:table-cell>
          <table:table-cell table:style-name="ce222" office:value-type="string">
            <text:p>Edit question with attachment</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5];6;FIND(&quot;:&quot;;[.F75];1)-FIND(&quot; &quot;;[.F75];1)-1))&gt;VALUE(MID([.F74];6;FIND(&quot;:&quot;;[.F74];1)-FIND(&quot; &quot;;[.F74];1)-1));&quot;&quot;;MAX([.A$7:.A74])+1)">
            <text:p/>
          </table:table-cell>
          <table:table-cell table:style-name="ce253" office:value-type="string">
            <text:p>FNC_KS_ANS_QST_10</text:p>
          </table:table-cell>
          <table:table-cell table:style-name="ce215" table:formula="of:=IF(VALUE(MID([.F75];6;FIND(&quot;:&quot;;[.F75];1)-FIND(&quot; &quot;;[.F75];1)-1))&gt;VALUE(MID([.F74];6;FIND(&quot;:&quot;;[.F74];1)-FIND(&quot; &quot;;[.F74];1)-1));[.C74];[.C74]+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6];6;FIND(&quot;:&quot;;[.F76];1)-FIND(&quot; &quot;;[.F76];1)-1))&gt;VALUE(MID([.F75];6;FIND(&quot;:&quot;;[.F75];1)-FIND(&quot; &quot;;[.F75];1)-1));&quot;&quot;;MAX([.A$7:.A75])+1)">
            <text:p/>
          </table:table-cell>
          <table:table-cell table:style-name="ce253" office:value-type="string">
            <text:p>FNC_KS_ANS_QST_10</text:p>
          </table:table-cell>
          <table:table-cell table:style-name="ce215" table:formula="of:=IF(VALUE(MID([.F76];6;FIND(&quot;:&quot;;[.F76];1)-FIND(&quot; &quot;;[.F76];1)-1))&gt;VALUE(MID([.F75];6;FIND(&quot;:&quot;;[.F75];1)-FIND(&quot; &quot;;[.F75];1)-1));[.C75];[.C75]+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77];6;FIND(&quot;:&quot;;[.F77];1)-FIND(&quot; &quot;;[.F77];1)-1))&gt;VALUE(MID([.F76];6;FIND(&quot;:&quot;;[.F76];1)-FIND(&quot; &quot;;[.F76];1)-1));&quot;&quot;;MAX([.A$7:.A76])+1)">
            <text:p/>
          </table:table-cell>
          <table:table-cell table:style-name="ce253" office:value-type="string">
            <text:p>FNC_KS_ANS_QST_10</text:p>
          </table:table-cell>
          <table:table-cell table:style-name="ce215" table:formula="of:=IF(VALUE(MID([.F77];6;FIND(&quot;:&quot;;[.F77];1)-FIND(&quot; &quot;;[.F77];1)-1))&gt;VALUE(MID([.F76];6;FIND(&quot;:&quot;;[.F76];1)-FIND(&quot; &quot;;[.F76];1)-1));[.C76];[.C76]+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78];6;FIND(&quot;:&quot;;[.F78];1)-FIND(&quot; &quot;;[.F78];1)-1))&gt;VALUE(MID([.F77];6;FIND(&quot;:&quot;;[.F77];1)-FIND(&quot; &quot;;[.F77];1)-1));&quot;&quot;;MAX([.A$7:.A77])+1)">
            <text:p/>
          </table:table-cell>
          <table:table-cell table:style-name="ce253" office:value-type="string">
            <text:p>FNC_KS_ANS_QST_10</text:p>
          </table:table-cell>
          <table:table-cell table:style-name="ce215" table:formula="of:=IF(VALUE(MID([.F78];6;FIND(&quot;:&quot;;[.F78];1)-FIND(&quot; &quot;;[.F78];1)-1))&gt;VALUE(MID([.F77];6;FIND(&quot;:&quot;;[.F77];1)-FIND(&quot; &quot;;[.F77];1)-1));[.C77];[.C77]+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The question is edi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9];6;FIND(&quot;:&quot;;[.F79];1)-FIND(&quot; &quot;;[.F79];1)-1))&gt;VALUE(MID([.F78];6;FIND(&quot;:&quot;;[.F78];1)-FIND(&quot; &quot;;[.F78];1)-1));&quot;&quot;;MAX([.A$7:.A78])+1)" office:value-type="float" office:value="22">
            <text:p>22.00</text:p>
          </table:table-cell>
          <table:table-cell table:style-name="ce253" office:value-type="string">
            <text:p>FNC_KS_ANS_QST_10</text:p>
          </table:table-cell>
          <table:table-cell table:style-name="ce215" table:formula="of:=IF(VALUE(MID([.F79];6;FIND(&quot;:&quot;;[.F79];1)-FIND(&quot; &quot;;[.F79];1)-1))&gt;VALUE(MID([.F78];6;FIND(&quot;:&quot;;[.F78];1)-FIND(&quot; &quot;;[.F78];1)-1));[.C78];[.C78]+1)" office:value-type="float" office:value="8">
            <text:p>8.00</text:p>
          </table:table-cell>
          <table:table-cell table:style-name="ce223" office:value-type="string">
            <text:p>KS\Answers\Question\Edit Question </text:p>
          </table:table-cell>
          <table:table-cell table:style-name="ce260" office:value-type="string">
            <text:p>Edit question with invalid size attached file</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0];6;FIND(&quot;:&quot;;[.F80];1)-FIND(&quot; &quot;;[.F80];1)-1))&gt;VALUE(MID([.F79];6;FIND(&quot;:&quot;;[.F79];1)-FIND(&quot; &quot;;[.F79];1)-1));&quot;&quot;;MAX([.A$7:.A79])+1)">
            <text:p/>
          </table:table-cell>
          <table:table-cell table:style-name="ce253" office:value-type="string">
            <text:p>FNC_KS_ANS_QST_10</text:p>
          </table:table-cell>
          <table:table-cell table:style-name="ce215" table:formula="of:=IF(VALUE(MID([.F80];6;FIND(&quot;:&quot;;[.F80];1)-FIND(&quot; &quot;;[.F80];1)-1))&gt;VALUE(MID([.F79];6;FIND(&quot;:&quot;;[.F79];1)-FIND(&quot; &quot;;[.F79];1)-1));[.C79];[.C79]+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81];6;FIND(&quot;:&quot;;[.F81];1)-FIND(&quot; &quot;;[.F81];1)-1))&gt;VALUE(MID([.F80];6;FIND(&quot;:&quot;;[.F80];1)-FIND(&quot; &quot;;[.F80];1)-1));&quot;&quot;;MAX([.A$7:.A80])+1)">
            <text:p/>
          </table:table-cell>
          <table:table-cell table:style-name="ce253" office:value-type="string">
            <text:p>FNC_KS_ANS_QST_10</text:p>
          </table:table-cell>
          <table:table-cell table:style-name="ce215" table:formula="of:=IF(VALUE(MID([.F81];6;FIND(&quot;:&quot;;[.F81];1)-FIND(&quot; &quot;;[.F81];1)-1))&gt;VALUE(MID([.F80];6;FIND(&quot;:&quot;;[.F80];1)-FIND(&quot; &quot;;[.F80];1)-1));[.C80];[.C80]+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82];6;FIND(&quot;:&quot;;[.F82];1)-FIND(&quot; &quot;;[.F82];1)-1))&gt;VALUE(MID([.F81];6;FIND(&quot;:&quot;;[.F81];1)-FIND(&quot; &quot;;[.F81];1)-1));&quot;&quot;;MAX([.A$7:.A81])+1)">
            <text:p/>
          </table:table-cell>
          <table:table-cell table:style-name="ce253" office:value-type="string">
            <text:p>FNC_KS_ANS_QST_10</text:p>
          </table:table-cell>
          <table:table-cell table:style-name="ce215" table:formula="of:=IF(VALUE(MID([.F82];6;FIND(&quot;:&quot;;[.F82];1)-FIND(&quot; &quot;;[.F82];1)-1))&gt;VALUE(MID([.F81];6;FIND(&quot;:&quot;;[.F81];1)-FIND(&quot; &quot;;[.F81];1)-1));[.C81];[.C81]+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10Mb from your machine</text:p>
            <text:p>- Click Upload icon next to [Browse] button</text:p>
            <text:p>- Click [Save]</text:p>
          </table:table-cell>
          <table:table-cell table:style-name="ce223" office:value-type="string">
            <text:p>- Show message requires user to attach file that larger than 0Mb and less than 10Mb</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3];6;FIND(&quot;:&quot;;[.F83];1)-FIND(&quot; &quot;;[.F83];1)-1))&gt;VALUE(MID([.F82];6;FIND(&quot;:&quot;;[.F82];1)-FIND(&quot; &quot;;[.F82];1)-1));&quot;&quot;;MAX([.A$7:.A82])+1)" office:value-type="float" office:value="23">
            <text:p>23.00</text:p>
          </table:table-cell>
          <table:table-cell table:style-name="ce253" office:value-type="string">
            <text:p>FNC_KS_ANS_QST_10</text:p>
          </table:table-cell>
          <table:table-cell table:style-name="ce215" table:formula="of:=IF(VALUE(MID([.F83];6;FIND(&quot;:&quot;;[.F83];1)-FIND(&quot; &quot;;[.F83];1)-1))&gt;VALUE(MID([.F82];6;FIND(&quot;:&quot;;[.F82];1)-FIND(&quot; &quot;;[.F82];1)-1));[.C82];[.C82]+1)" office:value-type="float" office:value="9">
            <text:p>9.00</text:p>
          </table:table-cell>
          <table:table-cell table:style-name="ce223" office:value-type="string">
            <text:p>KS\Answers\Question\Edit Question </text:p>
          </table:table-cell>
          <table:table-cell table:style-name="ce260" office:value-type="string">
            <text:p>Edit question by normal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84];6;FIND(&quot;:&quot;;[.F84];1)-FIND(&quot; &quot;;[.F84];1)-1))&gt;VALUE(MID([.F83];6;FIND(&quot;:&quot;;[.F83];1)-FIND(&quot; &quot;;[.F83];1)-1));&quot;&quot;;MAX([.A$7:.A83])+1)">
            <text:p/>
          </table:table-cell>
          <table:table-cell table:style-name="ce253" office:value-type="string">
            <text:p>FNC_KS_ANS_QST_10</text:p>
          </table:table-cell>
          <table:table-cell table:style-name="ce215" table:formula="of:=IF(VALUE(MID([.F84];6;FIND(&quot;:&quot;;[.F84];1)-FIND(&quot; &quot;;[.F84];1)-1))&gt;VALUE(MID([.F83];6;FIND(&quot;:&quot;;[.F83];1)-FIND(&quot; &quot;;[.F83];1)-1));[.C83];[.C83]+1)" office:value-type="float" office:value="9">
            <text:p>9.00</text:p>
          </table:table-cell>
          <table:table-cell table:style-name="ce223" office:value-type="string">
            <text:p>KS\Answers\Question\Edit Question </text:p>
          </table:table-cell>
          <table:table-cell table:style-name="ce261" office:value-type="string">
            <text:p>Edit question by normal user</text:p>
          </table:table-cell>
          <table:table-cell table:style-name="ce270" office:value-type="string">
            <text:p>Step 2: Edit question</text:p>
          </table:table-cell>
          <table:table-cell table:style-name="ce223" office:value-type="string">
            <text:p>- Login by normal user</text:p>
            <text:p>- Right click on question which created at step above</text:p>
          </table:table-cell>
          <table:table-cell table:style-name="ce223" office:value-type="string">
            <text:p>- Edit item disappears in menu action and there is no way to edit question by normal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5];6;FIND(&quot;:&quot;;[.F85];1)-FIND(&quot; &quot;;[.F85];1)-1))&gt;VALUE(MID([.F84];6;FIND(&quot;:&quot;;[.F84];1)-FIND(&quot; &quot;;[.F84];1)-1));&quot;&quot;;MAX([.A$7:.A84])+1)" office:value-type="float" office:value="24">
            <text:p>24.00</text:p>
          </table:table-cell>
          <table:table-cell table:style-name="ce253" office:value-type="string">
            <text:p>FNC_KS_ANS_QST_10</text:p>
          </table:table-cell>
          <table:table-cell table:style-name="ce215" table:formula="of:=IF(VALUE(MID([.F85];6;FIND(&quot;:&quot;;[.F85];1)-FIND(&quot; &quot;;[.F85];1)-1))&gt;VALUE(MID([.F84];6;FIND(&quot;:&quot;;[.F84];1)-FIND(&quot; &quot;;[.F84];1)-1));[.C84];[.C84]+1)" office:value-type="float" office:value="10">
            <text:p>10.00</text:p>
          </table:table-cell>
          <table:table-cell table:style-name="ce223" office:value-type="string">
            <text:p>KS\Answers\Question\Edit Question </text:p>
          </table:table-cell>
          <table:table-cell table:style-name="ce260" office:value-type="string">
            <text:p>Edit question by anonymous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6];6;FIND(&quot;:&quot;;[.F86];1)-FIND(&quot; &quot;;[.F86];1)-1))&gt;VALUE(MID([.F85];6;FIND(&quot;:&quot;;[.F85];1)-FIND(&quot; &quot;;[.F85];1)-1));&quot;&quot;;MAX([.A$7:.A85])+1)">
            <text:p/>
          </table:table-cell>
          <table:table-cell table:style-name="ce253" office:value-type="string">
            <text:p>FNC_KS_ANS_QST_10</text:p>
          </table:table-cell>
          <table:table-cell table:style-name="ce215" table:formula="of:=IF(VALUE(MID([.F86];6;FIND(&quot;:&quot;;[.F86];1)-FIND(&quot; &quot;;[.F86];1)-1))&gt;VALUE(MID([.F85];6;FIND(&quot;:&quot;;[.F85];1)-FIND(&quot; &quot;;[.F85];1)-1));[.C85];[.C85]+1)" office:value-type="float" office:value="10">
            <text:p>10.00</text:p>
          </table:table-cell>
          <table:table-cell table:style-name="ce223" office:value-type="string">
            <text:p>KS\Answers\Question\Edit Question </text:p>
          </table:table-cell>
          <table:table-cell table:style-name="ce261" office:value-type="string">
            <text:p>Edit question by anonymous user</text:p>
          </table:table-cell>
          <table:table-cell table:style-name="ce270" office:value-type="string">
            <text:p>Step 2: Edit question</text:p>
          </table:table-cell>
          <table:table-cell table:style-name="ce223" office:value-type="string">
            <text:p>- Go to Answers page without user login</text:p>
            <text:p>- Right click on question which created at step above</text:p>
          </table:table-cell>
          <table:table-cell table:style-name="ce223" office:value-type="string">
            <text:p>- Edit item disappears in menu action and there is no way to edit question by anonymous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7];6;FIND(&quot;:&quot;;[.F87];1)-FIND(&quot; &quot;;[.F87];1)-1))&gt;VALUE(MID([.F86];6;FIND(&quot;:&quot;;[.F86];1)-FIND(&quot; &quot;;[.F86];1)-1));&quot;&quot;;MAX([.A$7:.A86])+1)" office:value-type="float" office:value="25">
            <text:p>25.00</text:p>
          </table:table-cell>
          <table:table-cell table:style-name="ce253" office:value-type="string">
            <text:p>FNC_KS_ANS_QST_10</text:p>
          </table:table-cell>
          <table:table-cell table:style-name="ce215" table:formula="of:=IF(VALUE(MID([.F87];6;FIND(&quot;:&quot;;[.F87];1)-FIND(&quot; &quot;;[.F87];1)-1))&gt;VALUE(MID([.F86];6;FIND(&quot;:&quot;;[.F86];1)-FIND(&quot; &quot;;[.F86];1)-1));[.C86];[.C86]+1)" office:value-type="float" office:value="11">
            <text:p>11.00</text:p>
          </table:table-cell>
          <table:table-cell table:style-name="ce223" office:value-type="string">
            <text:p>KS\Answers\Question\Edit Question </text:p>
          </table:table-cell>
          <table:table-cell table:style-name="ce260" office:value-type="string">
            <text:p>Edit Question by normal user who is owner question</text:p>
          </table:table-cell>
          <table:table-cell table:style-name="ce270" office:value-type="string">
            <text:p>Step 1: Create category &amp; question</text:p>
          </table:table-cell>
          <table:table-cell table:style-name="ce223" office:value-type="string">
            <text:p>- Login by normal user</text:p>
            <text:p>- Create some questions </text:p>
          </table:table-cell>
          <table:table-cell table:style-name="ce234" office:value-type="string">
            <text:p><text:span text:style-name="T15">Questions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88];6;FIND(&quot;:&quot;;[.F88];1)-FIND(&quot; &quot;;[.F88];1)-1))&gt;VALUE(MID([.F87];6;FIND(&quot;:&quot;;[.F87];1)-FIND(&quot; &quot;;[.F87];1)-1));&quot;&quot;;MAX([.A$7:.A87])+1)">
            <text:p/>
          </table:table-cell>
          <table:table-cell table:style-name="ce253" office:value-type="string">
            <text:p>FNC_KS_ANS_QST_10</text:p>
          </table:table-cell>
          <table:table-cell table:style-name="ce215" table:formula="of:=IF(VALUE(MID([.F88];6;FIND(&quot;:&quot;;[.F88];1)-FIND(&quot; &quot;;[.F88];1)-1))&gt;VALUE(MID([.F87];6;FIND(&quot;:&quot;;[.F87];1)-FIND(&quot; &quot;;[.F87];1)-1));[.C87];[.C87]+1)" office:value-type="float" office:value="11">
            <text:p>11.00</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2: Open Edit question form</text:p>
          </table:table-cell>
          <table:table-cell table:style-name="ce223" office:value-type="string">
            <text:p>Right click on question which has just created at step above and select <text:span text:style-name="T17">Edit </text:span><text:span text:style-name="T18"><text:s/>in menu</text:span></text:p>
          </table:table-cell>
          <table:table-cell table:style-name="ce223" office:value-type="string">
            <text:p>Edit question form is displayed with properties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89];6;FIND(&quot;:&quot;;[.F89];1)-FIND(&quot; &quot;;[.F89];1)-1))&gt;VALUE(MID([.F88];6;FIND(&quot;:&quot;;[.F88];1)-FIND(&quot; &quot;;[.F88];1)-1));&quot;&quot;;MAX([.A$7:.A88])+1)">
            <text:p/>
          </table:table-cell>
          <table:table-cell table:style-name="ce253" office:value-type="string">
            <text:p>FNC_KS_ANS_QST_10</text:p>
          </table:table-cell>
          <table:table-cell table:style-name="ce215" table:formula="of:=IF(VALUE(MID([.F89];6;FIND(&quot;:&quot;;[.F89];1)-FIND(&quot; &quot;;[.F89];1)-1))&gt;VALUE(MID([.F88];6;FIND(&quot;:&quot;;[.F88];1)-FIND(&quot; &quot;;[.F88];1)-1));[.C88];[.C88]+1)" office:value-type="float" office:value="11">
            <text:p>11.00</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3: Edit Question</text:p>
          </table:table-cell>
          <table:table-cell table:style-name="ce223" office:value-type="string">
            <text:p>- Input value for fields </text:p>
            <text:p>- Click [Save]</text:p>
          </table:table-cell>
          <table:table-cell table:style-name="ce223" office:value-type="string">
            <text:p>Questions is edited successful by owner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90];6;FIND(&quot;:&quot;;[.F90];1)-FIND(&quot; &quot;;[.F90];1)-1))&gt;VALUE(MID([.F89];6;FIND(&quot;:&quot;;[.F89];1)-FIND(&quot; &quot;;[.F89];1)-1));&quot;&quot;;MAX([.A$7:.A89])+1)" office:value-type="float" office:value="26">
            <text:p>26.00</text:p>
          </table:table-cell>
          <table:table-cell table:style-name="ce253" office:value-type="string">
            <text:p>FNC_KS_ANS_QST_10</text:p>
          </table:table-cell>
          <table:table-cell table:style-name="ce215" table:formula="of:=IF(VALUE(MID([.F90];6;FIND(&quot;:&quot;;[.F90];1)-FIND(&quot; &quot;;[.F90];1)-1))&gt;VALUE(MID([.F89];6;FIND(&quot;:&quot;;[.F89];1)-FIND(&quot; &quot;;[.F89];1)-1));[.C89];[.C89]+1)" office:value-type="float" office:value="12">
            <text:p>12.00</text:p>
          </table:table-cell>
          <table:table-cell table:style-name="ce223" office:value-type="string">
            <text:p>KS\Answers\Question\Edit Question </text:p>
          </table:table-cell>
          <table:table-cell table:style-name="ce260" office:value-type="string">
            <text:p>Approve question while editing</text:p>
          </table:table-cell>
          <table:table-cell table:style-name="ce270" office:value-type="string">
            <text:p>Step 1: Create category &amp; question</text:p>
          </table:table-cell>
          <table:table-cell table:style-name="ce223" office:value-type="string">
            <text:p>- Create some categories, also include the categories. require moderation on the new <text:s/>questions.</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1];6;FIND(&quot;:&quot;;[.F91];1)-FIND(&quot; &quot;;[.F91];1)-1))&gt;VALUE(MID([.F90];6;FIND(&quot;:&quot;;[.F90];1)-FIND(&quot; &quot;;[.F90];1)-1));&quot;&quot;;MAX([.A$7:.A90])+1)">
            <text:p/>
          </table:table-cell>
          <table:table-cell table:style-name="ce253" office:value-type="string">
            <text:p>FNC_KS_ANS_QST_10</text:p>
          </table:table-cell>
          <table:table-cell table:style-name="ce215" table:formula="of:=IF(VALUE(MID([.F91];6;FIND(&quot;:&quot;;[.F91];1)-FIND(&quot; &quot;;[.F91];1)-1))&gt;VALUE(MID([.F90];6;FIND(&quot;:&quot;;[.F90];1)-FIND(&quot; &quot;;[.F90];1)-1));[.C90];[.C90]+1)" office:value-type="float" office:value="12">
            <text:p>12.00</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2: Show Edit question form</text:p>
          </table:table-cell>
          <table:table-cell table:style-name="ce223" office:value-type="string">
            <text:p>- Select category</text:p>
            <text:p>- Right click on one question that is pending for approval/moderation and select [Edit]</text:p>
          </table:table-cell>
          <table:table-cell table:style-name="ce223" office:value-type="string">
            <text:p>- Edit Question form is displayed with current values in form</text:p>
            <text:p>- Approv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2];6;FIND(&quot;:&quot;;[.F92];1)-FIND(&quot; &quot;;[.F92];1)-1))&gt;VALUE(MID([.F91];6;FIND(&quot;:&quot;;[.F91];1)-FIND(&quot; &quot;;[.F91];1)-1));&quot;&quot;;MAX([.A$7:.A91])+1)">
            <text:p/>
          </table:table-cell>
          <table:table-cell table:style-name="ce253" office:value-type="string">
            <text:p>FNC_KS_ANS_QST_10</text:p>
          </table:table-cell>
          <table:table-cell table:style-name="ce215" table:formula="of:=IF(VALUE(MID([.F92];6;FIND(&quot;:&quot;;[.F92];1)-FIND(&quot; &quot;;[.F92];1)-1))&gt;VALUE(MID([.F91];6;FIND(&quot;:&quot;;[.F91];1)-FIND(&quot; &quot;;[.F91];1)-1));[.C91];[.C91]+1)" office:value-type="float" office:value="12">
            <text:p>12.00</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3: Edit Question with approved option</text:p>
          </table:table-cell>
          <table:table-cell table:style-name="ce223" office:value-type="string">
            <text:p>- Input valid data in required fields.</text:p>
            <text:p>- Tick on Approved check box</text:p>
            <text:p>- Click [Save] button</text:p>
          </table:table-cell>
          <table:table-cell table:style-name="ce236"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3];6;FIND(&quot;:&quot;;[.F93];1)-FIND(&quot; &quot;;[.F93];1)-1))&gt;VALUE(MID([.F92];6;FIND(&quot;:&quot;;[.F92];1)-FIND(&quot; &quot;;[.F92];1)-1));&quot;&quot;;MAX([.A$7:.A92])+1)" office:value-type="float" office:value="27">
            <text:p>27.00</text:p>
          </table:table-cell>
          <table:table-cell table:style-name="ce253" office:value-type="string">
            <text:p>FNC_KS_ANS_QST_10</text:p>
          </table:table-cell>
          <table:table-cell table:style-name="ce215" table:formula="of:=IF(VALUE(MID([.F93];6;FIND(&quot;:&quot;;[.F93];1)-FIND(&quot; &quot;;[.F93];1)-1))&gt;VALUE(MID([.F92];6;FIND(&quot;:&quot;;[.F92];1)-FIND(&quot; &quot;;[.F92];1)-1));[.C92];[.C92]+1)" office:value-type="float" office:value="13">
            <text:p>13.00</text:p>
          </table:table-cell>
          <table:table-cell table:style-name="ce223" office:value-type="string">
            <text:p>KS\Answers\Question\Edit Question </text:p>
          </table:table-cell>
          <table:table-cell table:style-name="ce260" office:value-type="string">
            <text:p>Disapprov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4];6;FIND(&quot;:&quot;;[.F94];1)-FIND(&quot; &quot;;[.F94];1)-1))&gt;VALUE(MID([.F93];6;FIND(&quot;:&quot;;[.F93];1)-FIND(&quot; &quot;;[.F93];1)-1));&quot;&quot;;MAX([.A$7:.A93])+1)">
            <text:p/>
          </table:table-cell>
          <table:table-cell table:style-name="ce253" office:value-type="string">
            <text:p>FNC_KS_ANS_QST_10</text:p>
          </table:table-cell>
          <table:table-cell table:style-name="ce215" table:formula="of:=IF(VALUE(MID([.F94];6;FIND(&quot;:&quot;;[.F94];1)-FIND(&quot; &quot;;[.F94];1)-1))&gt;VALUE(MID([.F93];6;FIND(&quot;:&quot;;[.F93];1)-FIND(&quot; &quot;;[.F93];1)-1));[.C93];[.C93]+1)" office:value-type="float" office:value="13">
            <text:p>13.00</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2: Show Edit question form</text:p>
          </table:table-cell>
          <table:table-cell table:style-name="ce223" office:value-type="string">
            <text:p>- Select category</text:p>
            <text:p>- Right click on one approved question <text:s/>and select [Edit]</text:p>
          </table:table-cell>
          <table:table-cell table:style-name="ce223" office:value-type="string">
            <text:p>- Edit Question form is displayed with current values in form</text:p>
            <text:p>- Approv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5];6;FIND(&quot;:&quot;;[.F95];1)-FIND(&quot; &quot;;[.F95];1)-1))&gt;VALUE(MID([.F94];6;FIND(&quot;:&quot;;[.F94];1)-FIND(&quot; &quot;;[.F94];1)-1));&quot;&quot;;MAX([.A$7:.A94])+1)">
            <text:p/>
          </table:table-cell>
          <table:table-cell table:style-name="ce253" office:value-type="string">
            <text:p>FNC_KS_ANS_QST_10</text:p>
          </table:table-cell>
          <table:table-cell table:style-name="ce215" table:formula="of:=IF(VALUE(MID([.F95];6;FIND(&quot;:&quot;;[.F95];1)-FIND(&quot; &quot;;[.F95];1)-1))&gt;VALUE(MID([.F94];6;FIND(&quot;:&quot;;[.F94];1)-FIND(&quot; &quot;;[.F94];1)-1));[.C94];[.C94]+1)" office:value-type="float" office:value="13">
            <text:p>13.00</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pproved check box</text:p>
            <text:p>- Click [Save] button</text:p>
          </table:table-cell>
          <table:table-cell table:style-name="ce236"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6];6;FIND(&quot;:&quot;;[.F96];1)-FIND(&quot; &quot;;[.F96];1)-1))&gt;VALUE(MID([.F95];6;FIND(&quot;:&quot;;[.F95];1)-FIND(&quot; &quot;;[.F95];1)-1));&quot;&quot;;MAX([.A$7:.A95])+1)" office:value-type="float" office:value="28">
            <text:p>28.00</text:p>
          </table:table-cell>
          <table:table-cell table:style-name="ce253" office:value-type="string">
            <text:p>FNC_KS_ANS_QST_10</text:p>
          </table:table-cell>
          <table:table-cell table:style-name="ce215" table:formula="of:=IF(VALUE(MID([.F96];6;FIND(&quot;:&quot;;[.F96];1)-FIND(&quot; &quot;;[.F96];1)-1))&gt;VALUE(MID([.F95];6;FIND(&quot;:&quot;;[.F95];1)-FIND(&quot; &quot;;[.F95];1)-1));[.C95];[.C95]+1)" office:value-type="float" office:value="14">
            <text:p>14.00</text:p>
          </table:table-cell>
          <table:table-cell table:style-name="ce223" office:value-type="string">
            <text:p>KS\Answers\Question\Edit Question </text:p>
          </table:table-cell>
          <table:table-cell table:style-name="ce260" office:value-type="string">
            <text:p>Hid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7];6;FIND(&quot;:&quot;;[.F97];1)-FIND(&quot; &quot;;[.F97];1)-1))&gt;VALUE(MID([.F96];6;FIND(&quot;:&quot;;[.F96];1)-FIND(&quot; &quot;;[.F96];1)-1));&quot;&quot;;MAX([.A$7:.A96])+1)">
            <text:p/>
          </table:table-cell>
          <table:table-cell table:style-name="ce253" office:value-type="string">
            <text:p>FNC_KS_ANS_QST_10</text:p>
          </table:table-cell>
          <table:table-cell table:style-name="ce215" table:formula="of:=IF(VALUE(MID([.F97];6;FIND(&quot;:&quot;;[.F97];1)-FIND(&quot; &quot;;[.F97];1)-1))&gt;VALUE(MID([.F96];6;FIND(&quot;:&quot;;[.F96];1)-FIND(&quot; &quot;;[.F96];1)-1));[.C96];[.C96]+1)" office:value-type="float" office:value="14">
            <text:p>14.00</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2: Show Edit question form</text:p>
          </table:table-cell>
          <table:table-cell table:style-name="ce223" office:value-type="string">
            <text:p>- Select category</text:p>
            <text:p>- Right click on one activated question <text:s/>and select [Edit]</text:p>
          </table:table-cell>
          <table:table-cell table:style-name="ce223" office:value-type="string">
            <text:p>- Edit Question form is displayed with current values in form</text:p>
            <text:p>- Activat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8];6;FIND(&quot;:&quot;;[.F98];1)-FIND(&quot; &quot;;[.F98];1)-1))&gt;VALUE(MID([.F97];6;FIND(&quot;:&quot;;[.F97];1)-FIND(&quot; &quot;;[.F97];1)-1));&quot;&quot;;MAX([.A$7:.A97])+1)">
            <text:p/>
          </table:table-cell>
          <table:table-cell table:style-name="ce253" office:value-type="string">
            <text:p>FNC_KS_ANS_QST_10</text:p>
          </table:table-cell>
          <table:table-cell table:style-name="ce215" table:formula="of:=IF(VALUE(MID([.F98];6;FIND(&quot;:&quot;;[.F98];1)-FIND(&quot; &quot;;[.F98];1)-1))&gt;VALUE(MID([.F97];6;FIND(&quot;:&quot;;[.F97];1)-FIND(&quot; &quot;;[.F97];1)-1));[.C97];[.C97]+1)" office:value-type="float" office:value="14">
            <text:p>14.00</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ctivated check box</text:p>
            <text:p>- Click [Save] button</text:p>
          </table:table-cell>
          <table:table-cell table:style-name="ce236"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9];6;FIND(&quot;:&quot;;[.F99];1)-FIND(&quot; &quot;;[.F99];1)-1))&gt;VALUE(MID([.F98];6;FIND(&quot;:&quot;;[.F98];1)-FIND(&quot; &quot;;[.F98];1)-1));&quot;&quot;;MAX([.A$7:.A98])+1)" office:value-type="float" office:value="29">
            <text:p>29.00</text:p>
          </table:table-cell>
          <table:table-cell table:style-name="ce253" office:value-type="string">
            <text:p>FNC_KS_ANS_QST_10</text:p>
          </table:table-cell>
          <table:table-cell table:style-name="ce215" table:formula="of:=IF(VALUE(MID([.F99];6;FIND(&quot;:&quot;;[.F99];1)-FIND(&quot; &quot;;[.F99];1)-1))&gt;VALUE(MID([.F98];6;FIND(&quot;:&quot;;[.F98];1)-FIND(&quot; &quot;;[.F98];1)-1));[.C98];[.C98]+1)" office:value-type="float" office:value="15">
            <text:p>15.00</text:p>
          </table:table-cell>
          <table:table-cell table:style-name="ce223" office:value-type="string">
            <text:p>KS\Answers\Question\Edit Question </text:p>
          </table:table-cell>
          <table:table-cell table:style-name="ce260" office:value-type="string">
            <text:p>Activat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00];6;FIND(&quot;:&quot;;[.F100];1)-FIND(&quot; &quot;;[.F100];1)-1))&gt;VALUE(MID([.F99];6;FIND(&quot;:&quot;;[.F99];1)-FIND(&quot; &quot;;[.F99];1)-1));&quot;&quot;;MAX([.A$7:.A99])+1)">
            <text:p/>
          </table:table-cell>
          <table:table-cell table:style-name="ce253" office:value-type="string">
            <text:p>FNC_KS_ANS_QST_10</text:p>
          </table:table-cell>
          <table:table-cell table:style-name="ce215" table:formula="of:=IF(VALUE(MID([.F100];6;FIND(&quot;:&quot;;[.F100];1)-FIND(&quot; &quot;;[.F100];1)-1))&gt;VALUE(MID([.F99];6;FIND(&quot;:&quot;;[.F99];1)-FIND(&quot; &quot;;[.F99];1)-1));[.C99];[.C99]+1)" office:value-type="float" office:value="15">
            <text:p>15.00</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2: Show Edit question form</text:p>
          </table:table-cell>
          <table:table-cell table:style-name="ce223" office:value-type="string">
            <text:p>- Select category</text:p>
            <text:p>- Right click on one question <text:s/>that is inactivated and select [Edit]</text:p>
          </table:table-cell>
          <table:table-cell table:style-name="ce223" office:value-type="string">
            <text:p>- Edit Question form is displayed with current values in form</text:p>
            <text:p>- Activat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01];6;FIND(&quot;:&quot;;[.F101];1)-FIND(&quot; &quot;;[.F101];1)-1))&gt;VALUE(MID([.F100];6;FIND(&quot;:&quot;;[.F100];1)-FIND(&quot; &quot;;[.F100];1)-1));&quot;&quot;;MAX([.A$7:.A100])+1)">
            <text:p/>
          </table:table-cell>
          <table:table-cell table:style-name="ce253" office:value-type="string">
            <text:p>FNC_KS_ANS_QST_10</text:p>
          </table:table-cell>
          <table:table-cell table:style-name="ce215" table:formula="of:=IF(VALUE(MID([.F101];6;FIND(&quot;:&quot;;[.F101];1)-FIND(&quot; &quot;;[.F101];1)-1))&gt;VALUE(MID([.F100];6;FIND(&quot;:&quot;;[.F100];1)-FIND(&quot; &quot;;[.F100];1)-1));[.C100];[.C100]+1)" office:value-type="float" office:value="15">
            <text:p>15.00</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Tick on Activated check box</text:p>
            <text:p>- Click [Save] button</text:p>
          </table:table-cell>
          <table:table-cell table:style-name="ce236" office:value-type="string">
            <text:p><text:span text:style-name="T10">- The edited question is changed its status from inactivated in to activated.</text:span></text:p>
            <text:p><text:span text:style-name="T10">- The edited question can be searched.</text:spa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2];6;FIND(&quot;:&quot;;[.F102];1)-FIND(&quot; &quot;;[.F102];1)-1))&gt;VALUE(MID([.F101];6;FIND(&quot;:&quot;;[.F101];1)-FIND(&quot; &quot;;[.F101];1)-1));&quot;&quot;;MAX([.A$7:.A101])+1)" office:value-type="float" office:value="30">
            <text:p>30.00</text:p>
          </table:table-cell>
          <table:table-cell table:style-name="ce253" office:value-type="string">
            <text:p>FNC_KS_ANS_QST_11_01</text:p>
          </table:table-cell>
          <table:table-cell table:style-name="ce215" office:value-type="float" office:value="1">
            <text:p>1.00</text:p>
          </table:table-cell>
          <table:table-cell table:style-name="ce226" office:value-type="string">
            <text:p>KS\Answers\Question\Answer Question </text:p>
          </table:table-cell>
          <table:table-cell table:style-name="ce260" office:value-type="string">
            <text:p>Check permission to add answer into Question</text:p>
          </table:table-cell>
          <table:table-cell table:style-name="ce223" office:value-type="string">
            <text:p>Step 1: Check add answer by administrator</text:p>
          </table:table-cell>
          <table:table-cell table:style-name="ce223" office:value-type="string">
            <text:p><text:span text:style-name="T19">- Login by administrator</text:span></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3];6;FIND(&quot;:&quot;;[.F103];1)-FIND(&quot; &quot;;[.F103];1)-1))&gt;VALUE(MID([.F102];6;FIND(&quot;:&quot;;[.F102];1)-FIND(&quot; &quot;;[.F102];1)-1));&quot;&quot;;MAX([.A$7:.A102])+1)">
            <text:p/>
          </table:table-cell>
          <table:table-cell table:style-name="ce253" office:value-type="string">
            <text:p>FNC_KS_ANS_QST_11_01</text:p>
          </table:table-cell>
          <table:table-cell table:style-name="ce215" table:formula="of:=IF(VALUE(MID([.F103];6;FIND(&quot;:&quot;;[.F103];1)-FIND(&quot; &quot;;[.F103];1)-1))&gt;VALUE(MID([.F102];6;FIND(&quot;:&quot;;[.F102];1)-FIND(&quot; &quot;;[.F102];1)-1));[.C102];[.C102]+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2: Check add answer by moderator</text:p>
          </table:table-cell>
          <table:table-cell table:style-name="ce223" office:value-type="string">
            <text:p>- Login by moderator</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4];6;FIND(&quot;:&quot;;[.F104];1)-FIND(&quot; &quot;;[.F104];1)-1))&gt;VALUE(MID([.F103];6;FIND(&quot;:&quot;;[.F103];1)-FIND(&quot; &quot;;[.F103];1)-1));&quot;&quot;;MAX([.A$7:.A103])+1)">
            <text:p/>
          </table:table-cell>
          <table:table-cell table:style-name="ce253" office:value-type="string">
            <text:p>FNC_KS_ANS_QST_11_01</text:p>
          </table:table-cell>
          <table:table-cell table:style-name="ce215" table:formula="of:=IF(VALUE(MID([.F104];6;FIND(&quot;:&quot;;[.F104];1)-FIND(&quot; &quot;;[.F104];1)-1))&gt;VALUE(MID([.F103];6;FIND(&quot;:&quot;;[.F103];1)-FIND(&quot; &quot;;[.F103];1)-1));[.C103];[.C103]+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3: Check add answer by normal user</text:p>
          </table:table-cell>
          <table:table-cell table:style-name="ce223" office:value-type="string">
            <text:p>- Login by normal user</text:p>
            <text:p><text:span text:style-name="T18">- Go to Answer porlet</text:span></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105];6;FIND(&quot;:&quot;;[.F105];1)-FIND(&quot; &quot;;[.F105];1)-1))&gt;VALUE(MID([.F104];6;FIND(&quot;:&quot;;[.F104];1)-FIND(&quot; &quot;;[.F104];1)-1));&quot;&quot;;MAX([.A$7:.A104])+1)">
            <text:p/>
          </table:table-cell>
          <table:table-cell table:style-name="ce253" office:value-type="string">
            <text:p>FNC_KS_ANS_QST_11_01</text:p>
          </table:table-cell>
          <table:table-cell table:style-name="ce215" table:formula="of:=IF(VALUE(MID([.F105];6;FIND(&quot;:&quot;;[.F105];1)-FIND(&quot; &quot;;[.F105];1)-1))&gt;VALUE(MID([.F104];6;FIND(&quot;:&quot;;[.F104];1)-FIND(&quot; &quot;;[.F104];1)-1));[.C104];[.C104]+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4: Check add answer by anonymous user</text:p>
          </table:table-cell>
          <table:table-cell table:style-name="ce223" office:value-type="string">
            <text:p>- Go to Answer porlet in public mode</text:p>
            <text:p>- Expand existing question or right click on Question</text:p>
          </table:table-cell>
          <table:table-cell table:style-name="ce236" office:value-type="string">
            <text:p>Answer function is unavailable for anonymous user and don't allow user add answer</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6];6;FIND(&quot;:&quot;;[.F106];1)-FIND(&quot; &quot;;[.F106];1)-1))&gt;VALUE(MID([.F105];6;FIND(&quot;:&quot;;[.F105];1)-FIND(&quot; &quot;;[.F105];1)-1));&quot;&quot;;MAX([.A$7:.A105])+1)" office:value-type="float" office:value="31">
            <text:p>31.00</text:p>
          </table:table-cell>
          <table:table-cell table:style-name="ce253" office:value-type="string">
            <text:p>FNC_KS_ANS_QST_11_01</text:p>
          </table:table-cell>
          <table:table-cell table:style-name="ce215" table:formula="of:=IF(VALUE(MID([.F106];6;FIND(&quot;:&quot;;[.F106];1)-FIND(&quot; &quot;;[.F106];1)-1))&gt;VALUE(MID([.F105];6;FIND(&quot;:&quot;;[.F105];1)-FIND(&quot; &quot;;[.F105];1)-1));[.C105];[.C105]+1)" office:value-type="float" office:value="2">
            <text:p>2.00</text:p>
          </table:table-cell>
          <table:table-cell table:style-name="ce226" office:value-type="string">
            <text:p>KS\Answers\Question\Answer Question </text:p>
          </table:table-cell>
          <table:table-cell table:style-name="ce222" office:value-type="string">
            <text:p>Answer question with valid entry</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07];6;FIND(&quot;:&quot;;[.F107];1)-FIND(&quot; &quot;;[.F107];1)-1))&gt;VALUE(MID([.F106];6;FIND(&quot;:&quot;;[.F106];1)-FIND(&quot; &quot;;[.F106];1)-1));&quot;&quot;;MAX([.A$7:.A106])+1)">
            <text:p/>
          </table:table-cell>
          <table:table-cell table:style-name="ce253" office:value-type="string">
            <text:p>FNC_KS_ANS_QST_11_01</text:p>
          </table:table-cell>
          <table:table-cell table:style-name="ce215" table:formula="of:=IF(VALUE(MID([.F107];6;FIND(&quot;:&quot;;[.F107];1)-FIND(&quot; &quot;;[.F107];1)-1))&gt;VALUE(MID([.F106];6;FIND(&quot;:&quot;;[.F106];1)-FIND(&quot; &quot;;[.F106];1)-1));[.C106];[.C106]+1)" office:value-type="float" office:value="2">
            <text:p>2.00</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34" office:value-type="string">
            <text:p>- Answer question form appears</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8">
          <table:table-cell table:style-name="ce199" table:formula="of:=IF(VALUE(MID([.F108];6;FIND(&quot;:&quot;;[.F108];1)-FIND(&quot; &quot;;[.F108];1)-1))&gt;VALUE(MID([.F107];6;FIND(&quot;:&quot;;[.F107];1)-FIND(&quot; &quot;;[.F107];1)-1));&quot;&quot;;MAX([.A$7:.A107])+1)">
            <text:p/>
          </table:table-cell>
          <table:table-cell table:style-name="ce253" office:value-type="string">
            <text:p>FNC_KS_ANS_QST_11_01</text:p>
          </table:table-cell>
          <table:table-cell table:style-name="ce215" table:formula="of:=IF(VALUE(MID([.F108];6;FIND(&quot;:&quot;;[.F108];1)-FIND(&quot; &quot;;[.F108];1)-1))&gt;VALUE(MID([.F107];6;FIND(&quot;:&quot;;[.F107];1)-FIND(&quot; &quot;;[.F107];1)-1));[.C107];[.C107]+1)" office:value-type="float" office:value="2">
            <text:p>2.00</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3: Answer question</text:p>
          </table:table-cell>
          <table:table-cell table:style-name="ce223" office:value-type="string">
            <text:p>- Select language to answer</text:p>
            <text:p>- Input valid data in fields</text:p>
            <text:p>- Click [Save] button</text:p>
          </table:table-cell>
          <table:table-cell table:style-name="ce223" office:value-type="string">
            <text:p>- Answer the question successfully with correspondingly selected language.</text:p>
            <text:p>- Its icon is changed from non-answered to answered question.</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09];6;FIND(&quot;:&quot;;[.F109];1)-FIND(&quot; &quot;;[.F109];1)-1))&gt;VALUE(MID([.F108];6;FIND(&quot;:&quot;;[.F108];1)-FIND(&quot; &quot;;[.F108];1)-1));&quot;&quot;;MAX([.A$7:.A108])+1)" office:value-type="float" office:value="32">
            <text:p>32.00</text:p>
          </table:table-cell>
          <table:table-cell table:style-name="ce253" office:value-type="string">
            <text:p>FNC_KS_ANS_QST_11_01</text:p>
          </table:table-cell>
          <table:table-cell table:style-name="ce215" table:formula="of:=IF(VALUE(MID([.F109];6;FIND(&quot;:&quot;;[.F109];1)-FIND(&quot; &quot;;[.F109];1)-1))&gt;VALUE(MID([.F108];6;FIND(&quot;:&quot;;[.F108];1)-FIND(&quot; &quot;;[.F108];1)-1));[.C108];[.C108]+1)" office:value-type="float" office:value="3">
            <text:p>3.00</text:p>
          </table:table-cell>
          <table:table-cell table:style-name="ce223" office:value-type="string">
            <text:p>KS\Answers\Question\Answer Question </text:p>
          </table:table-cell>
          <table:table-cell table:style-name="ce222" office:value-type="string">
            <text:p>Answer question in case leaving blank at mandatory fields</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10];6;FIND(&quot;:&quot;;[.F110];1)-FIND(&quot; &quot;;[.F110];1)-1))&gt;VALUE(MID([.F109];6;FIND(&quot;:&quot;;[.F109];1)-FIND(&quot; &quot;;[.F109];1)-1));&quot;&quot;;MAX([.A$7:.A109])+1)">
            <text:p/>
          </table:table-cell>
          <table:table-cell table:style-name="ce253" office:value-type="string">
            <text:p>FNC_KS_ANS_QST_11_01</text:p>
          </table:table-cell>
          <table:table-cell table:style-name="ce215" table:formula="of:=IF(VALUE(MID([.F110];6;FIND(&quot;:&quot;;[.F110];1)-FIND(&quot; &quot;;[.F110];1)-1))&gt;VALUE(MID([.F109];6;FIND(&quot;:&quot;;[.F109];1)-FIND(&quot; &quot;;[.F109];1)-1));[.C109];[.C109]+1)" office:value-type="float" office:value="3">
            <text:p>3.00</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11];6;FIND(&quot;:&quot;;[.F111];1)-FIND(&quot; &quot;;[.F111];1)-1))&gt;VALUE(MID([.F110];6;FIND(&quot;:&quot;;[.F110];1)-FIND(&quot; &quot;;[.F110];1)-1));&quot;&quot;;MAX([.A$7:.A110])+1)">
            <text:p/>
          </table:table-cell>
          <table:table-cell table:style-name="ce253" office:value-type="string">
            <text:p>FNC_KS_ANS_QST_11_01</text:p>
          </table:table-cell>
          <table:table-cell table:style-name="ce215" table:formula="of:=IF(VALUE(MID([.F111];6;FIND(&quot;:&quot;;[.F111];1)-FIND(&quot; &quot;;[.F111];1)-1))&gt;VALUE(MID([.F110];6;FIND(&quot;:&quot;;[.F110];1)-FIND(&quot; &quot;;[.F110];1)-1));[.C110];[.C110]+1)" office:value-type="float" office:value="3">
            <text:p>3.00</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3: Answer question</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8">
          <table:table-cell table:style-name="ce251" table:formula="of:=IF(VALUE(MID([.F112];6;FIND(&quot;:&quot;;[.F112];1)-FIND(&quot; &quot;;[.F112];1)-1))&gt;VALUE(MID([.F111];6;FIND(&quot;:&quot;;[.F111];1)-FIND(&quot; &quot;;[.F111];1)-1));&quot;&quot;;MAX([.A$7:.A111])+1)" office:value-type="float" office:value="33">
            <text:p>33.00</text:p>
          </table:table-cell>
          <table:table-cell table:style-name="ce254" office:value-type="string">
            <text:p>FNC_KS_ANS_QST_11_01</text:p>
          </table:table-cell>
          <table:table-cell table:style-name="ce256" table:formula="of:=IF(VALUE(MID([.F112];6;FIND(&quot;:&quot;;[.F112];1)-FIND(&quot; &quot;;[.F112];1)-1))&gt;VALUE(MID([.F111];6;FIND(&quot;:&quot;;[.F111];1)-FIND(&quot; &quot;;[.F111];1)-1));[.C111];[.C111]+1)" office:value-type="float" office:value="4">
            <text:p>4.00</text:p>
          </table:table-cell>
          <table:table-cell table:style-name="ce223" office:value-type="string">
            <text:p>KS\Answers\Question\Answer Question </text:p>
          </table:table-cell>
          <table:table-cell table:style-name="ce222" office:value-type="string">
            <text:p>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Tick on “<text:span text:style-name="T5">Moderate answers”</text:span></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13];6;FIND(&quot;:&quot;;[.F113];1)-FIND(&quot; &quot;;[.F113];1)-1))&gt;VALUE(MID([.F112];6;FIND(&quot;:&quot;;[.F112];1)-FIND(&quot; &quot;;[.F112];1)-1));&quot;&quot;;MAX([.A$7:.A112])+1)">
            <text:p/>
          </table:table-cell>
          <table:table-cell table:style-name="ce254" office:value-type="string">
            <text:p>FNC_KS_ANS_QST_11_01</text:p>
          </table:table-cell>
          <table:table-cell table:style-name="ce256" table:formula="of:=IF(VALUE(MID([.F113];6;FIND(&quot;:&quot;;[.F113];1)-FIND(&quot; &quot;;[.F113];1)-1))&gt;VALUE(MID([.F112];6;FIND(&quot;:&quot;;[.F112];1)-FIND(&quot; &quot;;[.F112];1)-1));[.C112];[.C112]+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1">
          <table:table-cell table:style-name="ce251" table:formula="of:=IF(VALUE(MID([.F114];6;FIND(&quot;:&quot;;[.F114];1)-FIND(&quot; &quot;;[.F114];1)-1))&gt;VALUE(MID([.F112];6;FIND(&quot;:&quot;;[.F112];1)-FIND(&quot; &quot;;[.F112];1)-1));&quot;&quot;;MAX([.A$7:.A112])+1)">
            <text:p/>
          </table:table-cell>
          <table:table-cell table:style-name="ce254" office:value-type="string">
            <text:p>FNC_KS_ANS_QST_11_01</text:p>
          </table:table-cell>
          <table:table-cell table:style-name="ce256" table:formula="of:=IF(VALUE(MID([.F114];6;FIND(&quot;:&quot;;[.F114];1)-FIND(&quot; &quot;;[.F114];1)-1))&gt;VALUE(MID([.F112];6;FIND(&quot;:&quot;;[.F112];1)-FIND(&quot; &quot;;[.F112];1)-1));[.C112];[.C112]+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Displaying message notice that the answer is pending for moderation</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formula="of:=IF(VALUE(MID([.F115];6;FIND(&quot;:&quot;;[.F115];1)-FIND(&quot; &quot;;[.F115];1)-1))&gt;VALUE(MID([.F113];6;FIND(&quot;:&quot;;[.F113];1)-FIND(&quot; &quot;;[.F113];1)-1));&quot;&quot;;MAX([.A$7:.A113])+1)">
            <text:p/>
          </table:table-cell>
          <table:table-cell table:style-name="ce254" office:value-type="string">
            <text:p>FNC_KS_ANS_QST_11_01</text:p>
          </table:table-cell>
          <table:table-cell table:style-name="ce256" table:formula="of:=IF(VALUE(MID([.F115];6;FIND(&quot;:&quot;;[.F115];1)-FIND(&quot; &quot;;[.F115];1)-1))&gt;VALUE(MID([.F113];6;FIND(&quot;:&quot;;[.F113];1)-FIND(&quot; &quot;;[.F113];1)-1));[.C113];[.C113]+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4: Approve answer</text:p>
          </table:table-cell>
          <table:table-cell table:style-name="ce223" office:value-type="string">
            <text:p>- Login as root</text:p>
            <text:p>- Click on [Approved] icon</text:p>
            <text:p>Or edit answer and tick [Approved] <text:s/>checkbox</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16];6;FIND(&quot;:&quot;;[.F116];1)-FIND(&quot; &quot;;[.F116];1)-1))&gt;VALUE(MID([.F115];6;FIND(&quot;:&quot;;[.F115];1)-FIND(&quot; &quot;;[.F115];1)-1));&quot;&quot;;MAX([.A$7:.A115])+1)" office:value-type="float" office:value="34">
            <text:p>34.00</text:p>
          </table:table-cell>
          <table:table-cell table:style-name="ce254" office:value-type="string">
            <text:p>FNC_KS_ANS_QST_11_01</text:p>
          </table:table-cell>
          <table:table-cell table:style-name="ce256" table:formula="of:=IF(VALUE(MID([.F116];6;FIND(&quot;:&quot;;[.F116];1)-FIND(&quot; &quot;;[.F116];1)-1))&gt;VALUE(MID([.F115];6;FIND(&quot;:&quot;;[.F115];1)-FIND(&quot; &quot;;[.F115];1)-1));[.C115];[.C115]+1)" office:value-type="float" office:value="5">
            <text:p>5.00</text:p>
          </table:table-cell>
          <table:table-cell table:style-name="ce223" office:value-type="string">
            <text:p>KS\Answers\Question\Answer Question </text:p>
          </table:table-cell>
          <table:table-cell table:style-name="ce227" office:value-type="string">
            <text:p>Dis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17];6;FIND(&quot;:&quot;;[.F117];1)-FIND(&quot; &quot;;[.F117];1)-1))&gt;VALUE(MID([.F116];6;FIND(&quot;:&quot;;[.F116];1)-FIND(&quot; &quot;;[.F116];1)-1));&quot;&quot;;MAX([.A$7:.A116])+1)">
            <text:p/>
          </table:table-cell>
          <table:table-cell table:style-name="ce254" office:value-type="string">
            <text:p>FNC_KS_ANS_QST_11_01</text:p>
          </table:table-cell>
          <table:table-cell table:style-name="ce256" table:formula="of:=IF(VALUE(MID([.F117];6;FIND(&quot;:&quot;;[.F117];1)-FIND(&quot; &quot;;[.F117];1)-1))&gt;VALUE(MID([.F116];6;FIND(&quot;:&quot;;[.F116];1)-FIND(&quot; &quot;;[.F116];1)-1));[.C116];[.C116]+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29">
          <table:table-cell table:style-name="ce251" table:formula="of:=IF(VALUE(MID([.F118];6;FIND(&quot;:&quot;;[.F118];1)-FIND(&quot; &quot;;[.F118];1)-1))&gt;VALUE(MID([.F117];6;FIND(&quot;:&quot;;[.F117];1)-FIND(&quot; &quot;;[.F117];1)-1));&quot;&quot;;MAX([.A$7:.A117])+1)">
            <text:p/>
          </table:table-cell>
          <table:table-cell table:style-name="ce254" office:value-type="string">
            <text:p>FNC_KS_ANS_QST_11_01</text:p>
          </table:table-cell>
          <table:table-cell table:style-name="ce256" table:formula="of:=IF(VALUE(MID([.F118];6;FIND(&quot;:&quot;;[.F118];1)-FIND(&quot; &quot;;[.F118];1)-1))&gt;VALUE(MID([.F117];6;FIND(&quot;:&quot;;[.F117];1)-FIND(&quot; &quot;;[.F117];1)-1));[.C117];[.C117]+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table-cell table:style-name="ce254" office:value-type="string">
            <text:p>FNC_KS_ANS_QST_11_01</text:p>
          </table:table-cell>
          <table:table-cell table:style-name="ce256" table:formula="of:=IF(VALUE(MID([.F119];6;FIND(&quot;:&quot;;[.F119];1)-FIND(&quot; &quot;;[.F119];1)-1))&gt;VALUE(MID([.F118];6;FIND(&quot;:&quot;;[.F118];1)-FIND(&quot; &quot;;[.F118];1)-1));[.C118];[.C118]+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4: Disapprove answer</text:p>
          </table:table-cell>
          <table:table-cell table:style-name="ce223" office:value-type="string">
            <text:p>- Login as root</text:p>
            <text:p>- Click on [Disapprove] icon</text:p>
            <text:p>Or edit answer and uncheck <text:s/>[Approved] <text:s/>checkbox</text:p>
          </table:table-cell>
          <table:table-cell table:style-name="ce223" office:value-type="string">
            <text:p>- This answer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0];6;FIND(&quot;:&quot;;[.F120];1)-FIND(&quot; &quot;;[.F120];1)-1))&gt;VALUE(MID([.F118];6;FIND(&quot;:&quot;;[.F118];1)-FIND(&quot; &quot;;[.F118];1)-1));&quot;&quot;;MAX([.A$7:.A118])+1)" office:value-type="float" office:value="35">
            <text:p>35.00</text:p>
          </table:table-cell>
          <table:table-cell table:style-name="ce254" office:value-type="string">
            <text:p>FNC_KS_ANS_QST_11_01</text:p>
          </table:table-cell>
          <table:table-cell table:style-name="ce256" table:formula="of:=IF(VALUE(MID([.F120];6;FIND(&quot;:&quot;;[.F120];1)-FIND(&quot; &quot;;[.F120];1)-1))&gt;VALUE(MID([.F118];6;FIND(&quot;:&quot;;[.F118];1)-FIND(&quot; &quot;;[.F118];1)-1));[.C118];[.C118]+1)" office:value-type="float" office:value="6">
            <text:p>6.00</text:p>
          </table:table-cell>
          <table:table-cell table:style-name="ce223" office:value-type="string">
            <text:p>KS\Answers\Question\Answer Question </text:p>
          </table:table-cell>
          <table:table-cell table:style-name="ce227" office:value-type="string">
            <text:p>Activat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1];6;FIND(&quot;:&quot;;[.F121];1)-FIND(&quot; &quot;;[.F121];1)-1))&gt;VALUE(MID([.F120];6;FIND(&quot;:&quot;;[.F120];1)-FIND(&quot; &quot;;[.F120];1)-1));&quot;&quot;;MAX([.A$7:.A120])+1)">
            <text:p/>
          </table:table-cell>
          <table:table-cell table:style-name="ce254" office:value-type="string">
            <text:p>FNC_KS_ANS_QST_11_01</text:p>
          </table:table-cell>
          <table:table-cell table:style-name="ce256" table:formula="of:=IF(VALUE(MID([.F121];6;FIND(&quot;:&quot;;[.F121];1)-FIND(&quot; &quot;;[.F121];1)-1))&gt;VALUE(MID([.F120];6;FIND(&quot;:&quot;;[.F120];1)-FIND(&quot; &quot;;[.F120];1)-1));[.C120];[.C120]+1)" office:value-type="float" office:value="6">
            <text:p>6.00</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formula="of:=IF(VALUE(MID([.F122];6;FIND(&quot;:&quot;;[.F122];1)-FIND(&quot; &quot;;[.F122];1)-1))&gt;VALUE(MID([.F121];6;FIND(&quot;:&quot;;[.F121];1)-FIND(&quot; &quot;;[.F121];1)-1));&quot;&quot;;MAX([.A$7:.A121])+1)">
            <text:p/>
          </table:table-cell>
          <table:table-cell table:style-name="ce254" office:value-type="string">
            <text:p>FNC_KS_ANS_QST_11_01</text:p>
          </table:table-cell>
          <table:table-cell table:style-name="ce256" table:formula="of:=IF(VALUE(MID([.F122];6;FIND(&quot;:&quot;;[.F122];1)-FIND(&quot; &quot;;[.F122];1)-1))&gt;VALUE(MID([.F121];6;FIND(&quot;:&quot;;[.F121];1)-FIND(&quot; &quot;;[.F121];1)-1));[.C121];[.C121]+1)" office:value-type="float" office:value="6">
            <text:p>6.00</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3: Answer question</text:p>
          </table:table-cell>
          <table:table-cell table:style-name="ce223" office:value-type="string">
            <text:p>- Login as root</text:p>
            <text:p>- Click on [Activated] icon</text:p>
            <text:p>Or editing answer and check [Activated] check box</text:p>
          </table:table-cell>
          <table:table-cell table:style-name="ce223" office:value-type="string">
            <text:p>- This question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3];6;FIND(&quot;:&quot;;[.F123];1)-FIND(&quot; &quot;;[.F123];1)-1))&gt;VALUE(MID([.F122];6;FIND(&quot;:&quot;;[.F122];1)-FIND(&quot; &quot;;[.F122];1)-1));&quot;&quot;;MAX([.A$7:.A122])+1)" office:value-type="float" office:value="36">
            <text:p>36.00</text:p>
          </table:table-cell>
          <table:table-cell table:style-name="ce254" office:value-type="string">
            <text:p>FNC_KS_ANS_QST_11_01</text:p>
          </table:table-cell>
          <table:table-cell table:style-name="ce256" table:formula="of:=IF(VALUE(MID([.F123];6;FIND(&quot;:&quot;;[.F123];1)-FIND(&quot; &quot;;[.F123];1)-1))&gt;VALUE(MID([.F122];6;FIND(&quot;:&quot;;[.F122];1)-FIND(&quot; &quot;;[.F122];1)-1));[.C122];[.C122]+1)" office:value-type="float" office:value="7">
            <text:p>7.00</text:p>
          </table:table-cell>
          <table:table-cell table:style-name="ce223" office:value-type="string">
            <text:p>KS\Answers\Question\Answer Question </text:p>
          </table:table-cell>
          <table:table-cell table:style-name="ce227" office:value-type="string">
            <text:p>Hid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4];6;FIND(&quot;:&quot;;[.F124];1)-FIND(&quot; &quot;;[.F124];1)-1))&gt;VALUE(MID([.F123];6;FIND(&quot;:&quot;;[.F123];1)-FIND(&quot; &quot;;[.F123];1)-1));&quot;&quot;;MAX([.A$7:.A123])+1)">
            <text:p/>
          </table:table-cell>
          <table:table-cell table:style-name="ce254" office:value-type="string">
            <text:p>FNC_KS_ANS_QST_11_01</text:p>
          </table:table-cell>
          <table:table-cell table:style-name="ce256" table:formula="of:=IF(VALUE(MID([.F124];6;FIND(&quot;:&quot;;[.F124];1)-FIND(&quot; &quot;;[.F124];1)-1))&gt;VALUE(MID([.F123];6;FIND(&quot;:&quot;;[.F123];1)-FIND(&quot; &quot;;[.F123];1)-1));[.C123];[.C123]+1)" office:value-type="float" office:value="7">
            <text:p>7.00</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2: Open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formula="of:=IF(VALUE(MID([.F125];6;FIND(&quot;:&quot;;[.F125];1)-FIND(&quot; &quot;;[.F125];1)-1))&gt;VALUE(MID([.F124];6;FIND(&quot;:&quot;;[.F124];1)-FIND(&quot; &quot;;[.F124];1)-1));&quot;&quot;;MAX([.A$7:.A124])+1)">
            <text:p/>
          </table:table-cell>
          <table:table-cell table:style-name="ce254" office:value-type="string">
            <text:p>FNC_KS_ANS_QST_11_01</text:p>
          </table:table-cell>
          <table:table-cell table:style-name="ce256" table:formula="of:=IF(VALUE(MID([.F125];6;FIND(&quot;:&quot;;[.F125];1)-FIND(&quot; &quot;;[.F125];1)-1))&gt;VALUE(MID([.F124];6;FIND(&quot;:&quot;;[.F124];1)-FIND(&quot; &quot;;[.F124];1)-1));[.C124];[.C124]+1)" office:value-type="float" office:value="7">
            <text:p>7.00</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3: Answer question</text:p>
          </table:table-cell>
          <table:table-cell table:style-name="ce223" office:value-type="string">
            <text:p>- Login as root</text:p>
            <text:p>- Click on [Inactivated] icon</text:p>
            <text:p>Or editing answer and uncheck [Activated] check box</text:p>
          </table:table-cell>
          <table:table-cell table:style-name="ce223" office:value-type="string">
            <text:p>-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8">
          <table:table-cell table:style-name="ce199" table:formula="of:=IF(VALUE(MID([.F126];6;FIND(&quot;:&quot;;[.F126];1)-FIND(&quot; &quot;;[.F126];1)-1))&gt;VALUE(MID([.F125];6;FIND(&quot;:&quot;;[.F125];1)-FIND(&quot; &quot;;[.F125];1)-1));&quot;&quot;;MAX([.A$7:.A125])+1)" office:value-type="float" office:value="37">
            <text:p>37.00</text:p>
          </table:table-cell>
          <table:table-cell table:style-name="ce253" office:value-type="string">
            <text:p>FNC_KS_ANS_QST_11_02</text:p>
          </table:table-cell>
          <table:table-cell table:style-name="ce215" office:value-type="float" office:value="1">
            <text:p>1.00</text:p>
          </table:table-cell>
          <table:table-cell table:style-name="ce222" office:value-type="string">
            <text:p>KS\Answers\Question\Add Relation</text:p>
          </table:table-cell>
          <table:table-cell table:style-name="ce227" office:value-type="string">
            <text:p>Add related question when answering</text:p>
          </table:table-cell>
          <table:table-cell table:style-name="ce223" office:value-type="string">
            <text:p>Step 1: Login by user who has right to create and answer question</text:p>
          </table:table-cell>
          <table:table-cell table:style-name="ce234" office:value-type="string">
            <text:p>- Log by user who has right to create category &amp; answer question</text:p>
            <text:p>- Create some categories</text:p>
            <text:p>- Create some questions in that category</text:p>
          </table:table-cell>
          <table:table-cell table:style-name="ce234" office:value-type="string">
            <text:p>- Category and questions are crea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27];6;FIND(&quot;:&quot;;[.F127];1)-FIND(&quot; &quot;;[.F127];1)-1))&gt;VALUE(MID([.F126];6;FIND(&quot;:&quot;;[.F126];1)-FIND(&quot; &quot;;[.F126];1)-1));&quot;&quot;;MAX([.A$7:.A126])+1)">
            <text:p/>
          </table:table-cell>
          <table:table-cell table:style-name="ce253" office:value-type="string">
            <text:p>FNC_KS_ANS_QST_11_02</text:p>
          </table:table-cell>
          <table:table-cell table:style-name="ce215" table:formula="of:=IF(VALUE(MID([.F127];6;FIND(&quot;:&quot;;[.F127];1)-FIND(&quot; &quot;;[.F127];1)-1))&gt;VALUE(MID([.F126];6;FIND(&quot;:&quot;;[.F126];1)-FIND(&quot; &quot;;[.F126];1)-1));[.C126];[.C126]+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2: Open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28];6;FIND(&quot;:&quot;;[.F128];1)-FIND(&quot; &quot;;[.F128];1)-1))&gt;VALUE(MID([.F127];6;FIND(&quot;:&quot;;[.F127];1)-FIND(&quot; &quot;;[.F127];1)-1));&quot;&quot;;MAX([.A$7:.A127])+1)">
            <text:p/>
          </table:table-cell>
          <table:table-cell table:style-name="ce253" office:value-type="string">
            <text:p>FNC_KS_ANS_QST_11_02</text:p>
          </table:table-cell>
          <table:table-cell table:style-name="ce215" table:formula="of:=IF(VALUE(MID([.F128];6;FIND(&quot;:&quot;;[.F128];1)-FIND(&quot; &quot;;[.F128];1)-1))&gt;VALUE(MID([.F127];6;FIND(&quot;:&quot;;[.F127];1)-FIND(&quot; &quot;;[.F127];1)-1));[.C127];[.C127]+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3: Show Related questions form</text:p>
          </table:table-cell>
          <table:table-cell table:style-name="ce223" office:value-type="string">
            <text:p>- Click [Link to another entry] icon</text:p>
            <text:p/>
          </table:table-cell>
          <table:table-cell table:style-name="ce223" office:value-type="string">
            <text:p>- Related questions form is shown, lists all existing questions. Current question also is displayed in list but you can not select i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29];6;FIND(&quot;:&quot;;[.F129];1)-FIND(&quot; &quot;;[.F129];1)-1))&gt;VALUE(MID([.F128];6;FIND(&quot;:&quot;;[.F128];1)-FIND(&quot; &quot;;[.F128];1)-1));&quot;&quot;;MAX([.A$7:.A128])+1)">
            <text:p/>
          </table:table-cell>
          <table:table-cell table:style-name="ce253" office:value-type="string">
            <text:p>FNC_KS_ANS_QST_11_02</text:p>
          </table:table-cell>
          <table:table-cell table:style-name="ce215" table:formula="of:=IF(VALUE(MID([.F129];6;FIND(&quot;:&quot;;[.F129];1)-FIND(&quot; &quot;;[.F129];1)-1))&gt;VALUE(MID([.F128];6;FIND(&quot;:&quot;;[.F128];1)-FIND(&quot; &quot;;[.F128];1)-1));[.C128];[.C128]+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4: Choose question relation in list</text:p>
          </table:table-cell>
          <table:table-cell table:style-name="ce223" office:value-type="string">
            <text:p><text:span text:style-name="T6">- Select question(s) that relate to current question by ticking its check box(s)</text:span></text:p>
            <text:p/>
            <text:p/>
          </table:table-cell>
          <table:table-cell table:style-name="ce234" office:value-type="string">
            <text:p>- Add relation successfully, selected question(s) is displayed in relation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0];6;FIND(&quot;:&quot;;[.F130];1)-FIND(&quot; &quot;;[.F130];1)-1))&gt;VALUE(MID([.F129];6;FIND(&quot;:&quot;;[.F129];1)-FIND(&quot; &quot;;[.F129];1)-1));&quot;&quot;;MAX([.A$7:.A129])+1)">
            <text:p/>
          </table:table-cell>
          <table:table-cell table:style-name="ce253" office:value-type="string">
            <text:p>FNC_KS_ANS_QST_11_02</text:p>
          </table:table-cell>
          <table:table-cell table:style-name="ce215" table:formula="of:=IF(VALUE(MID([.F130];6;FIND(&quot;:&quot;;[.F130];1)-FIND(&quot; &quot;;[.F130];1)-1))&gt;VALUE(MID([.F129];6;FIND(&quot;:&quot;;[.F129];1)-FIND(&quot; &quot;;[.F129];1)-1));[.C129];[.C129]+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5: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1];6;FIND(&quot;:&quot;;[.F131];1)-FIND(&quot; &quot;;[.F131];1)-1))&gt;VALUE(MID([.F130];6;FIND(&quot;:&quot;;[.F130];1)-FIND(&quot; &quot;;[.F130];1)-1));&quot;&quot;;MAX([.A$7:.A130])+1)" office:value-type="float" office:value="38">
            <text:p>38.00</text:p>
          </table:table-cell>
          <table:table-cell table:style-name="ce253" office:value-type="string">
            <text:p>FNC_KS_ANS_QST_11_02</text:p>
          </table:table-cell>
          <table:table-cell table:style-name="ce215" table:formula="of:=IF(VALUE(MID([.F131];6;FIND(&quot;:&quot;;[.F131];1)-FIND(&quot; &quot;;[.F131];1)-1))&gt;VALUE(MID([.F130];6;FIND(&quot;:&quot;;[.F130];1)-FIND(&quot; &quot;;[.F130];1)-1));[.C130];[.C130]+1)" office:value-type="float" office:value="2">
            <text:p>2.00</text:p>
          </table:table-cell>
          <table:table-cell table:style-name="ce223" office:value-type="string">
            <text:p>KS\Answers\Question\Add Relation</text:p>
          </table:table-cell>
          <table:table-cell table:style-name="ce264" office:value-type="string">
            <text:p>Add related inactivated question when answering</text:p>
          </table:table-cell>
          <table:table-cell table:style-name="ce265" office:value-type="string">
            <text:p>Step 1: Create categories &amp; questions</text:p>
          </table:table-cell>
          <table:table-cell table:style-name="ce265" office:value-type="string">
            <text:p>- Create 2 categories and questions (some of questions are inactivated)</text:p>
          </table:table-cell>
          <table:table-cell table:style-name="ce265" office:value-type="string">
            <text:p>- Create categories and questions successfully</text:p>
            <text:p>- Questions that are activat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2];6;FIND(&quot;:&quot;;[.F132];1)-FIND(&quot; &quot;;[.F132];1)-1))&gt;VALUE(MID([.F131];6;FIND(&quot;:&quot;;[.F131];1)-FIND(&quot; &quot;;[.F131];1)-1));&quot;&quot;;MAX([.A$7:.A131])+1)">
            <text:p/>
          </table:table-cell>
          <table:table-cell table:style-name="ce253" office:value-type="string">
            <text:p>FNC_KS_ANS_QST_11_02</text:p>
          </table:table-cell>
          <table:table-cell table:style-name="ce215" table:formula="of:=IF(VALUE(MID([.F132];6;FIND(&quot;:&quot;;[.F132];1)-FIND(&quot; &quot;;[.F132];1)-1))&gt;VALUE(MID([.F131];6;FIND(&quot;:&quot;;[.F131];1)-FIND(&quot; &quot;;[.F131];1)-1));[.C131];[.C131]+1)" office:value-type="float" office:value="2">
            <text:p>2.00</text:p>
          </table:table-cell>
          <table:table-cell table:style-name="ce223" office:value-type="string">
            <text:p>KS\Answers\Question\Add Relation</text:p>
          </table:table-cell>
          <table:table-cell table:style-name="ce265" office:value-type="string">
            <text:p>Add related inactivated question when answering</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inactivated</text:p>
            <text:p>- So it is impossible to add related inactivated question when answer</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3];6;FIND(&quot;:&quot;;[.F133];1)-FIND(&quot; &quot;;[.F133];1)-1))&gt;VALUE(MID([.F132];6;FIND(&quot;:&quot;;[.F132];1)-FIND(&quot; &quot;;[.F132];1)-1));&quot;&quot;;MAX([.A$7:.A132])+1)" office:value-type="float" office:value="39">
            <text:p>39.00</text:p>
          </table:table-cell>
          <table:table-cell table:style-name="ce253" office:value-type="string">
            <text:p>FNC_KS_ANS_QST_11_02</text:p>
          </table:table-cell>
          <table:table-cell table:style-name="ce215" table:formula="of:=IF(VALUE(MID([.F133];6;FIND(&quot;:&quot;;[.F133];1)-FIND(&quot; &quot;;[.F133];1)-1))&gt;VALUE(MID([.F132];6;FIND(&quot;:&quot;;[.F132];1)-FIND(&quot; &quot;;[.F132];1)-1));[.C132];[.C132]+1)" office:value-type="float" office:value="3">
            <text:p>3.00</text:p>
          </table:table-cell>
          <table:table-cell table:style-name="ce223" office:value-type="string">
            <text:p>KS\Answers\Question\Add Relation</text:p>
          </table:table-cell>
          <table:table-cell table:style-name="ce264" office:value-type="string">
            <text:p>Add related unapproved question when answering in case unapproved question is allowed to be viewed</text:p>
          </table:table-cell>
          <table:table-cell table:style-name="ce265" office:value-type="string">
            <text:p>Step 1: Create categories &amp; questions</text:p>
          </table:table-cell>
          <table:table-cell table:style-name="ce265" office:value-type="string">
            <text:p>- Set 'All' mode for Answers</text:p>
            <text:p>- Create 2 categories and questions (some of questions are waiting for approval)</text:p>
          </table:table-cell>
          <table:table-cell table:style-name="ce265" office:value-type="string">
            <text:p>- Create categories and questions successfully</text:p>
            <text:p>- Questions that are waiting for being approved are visible for everyon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4];6;FIND(&quot;:&quot;;[.F134];1)-FIND(&quot; &quot;;[.F134];1)-1))&gt;VALUE(MID([.F133];6;FIND(&quot;:&quot;;[.F133];1)-FIND(&quot; &quot;;[.F133];1)-1));&quot;&quot;;MAX([.A$7:.A133])+1)">
            <text:p/>
          </table:table-cell>
          <table:table-cell table:style-name="ce253" office:value-type="string">
            <text:p>FNC_KS_ANS_QST_11_02</text:p>
          </table:table-cell>
          <table:table-cell table:style-name="ce215" table:formula="of:=IF(VALUE(MID([.F134];6;FIND(&quot;:&quot;;[.F134];1)-FIND(&quot; &quot;;[.F134];1)-1))&gt;VALUE(MID([.F133];6;FIND(&quot;:&quot;;[.F133];1)-FIND(&quot; &quot;;[.F133];1)-1));[.C133];[.C133]+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lists all existing questions. It also includes question pending for approva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5];6;FIND(&quot;:&quot;;[.F135];1)-FIND(&quot; &quot;;[.F135];1)-1))&gt;VALUE(MID([.F134];6;FIND(&quot;:&quot;;[.F134];1)-FIND(&quot; &quot;;[.F134];1)-1));&quot;&quot;;MAX([.A$7:.A134])+1)">
            <text:p/>
          </table:table-cell>
          <table:table-cell table:style-name="ce253" office:value-type="string">
            <text:p>FNC_KS_ANS_QST_11_02</text:p>
          </table:table-cell>
          <table:table-cell table:style-name="ce215" table:formula="of:=IF(VALUE(MID([.F135];6;FIND(&quot;:&quot;;[.F135];1)-FIND(&quot; &quot;;[.F135];1)-1))&gt;VALUE(MID([.F134];6;FIND(&quot;:&quot;;[.F134];1)-FIND(&quot; &quot;;[.F134];1)-1));[.C134];[.C134]+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3: Choose question relation in list</text:p>
          </table:table-cell>
          <table:table-cell table:style-name="ce223" office:value-type="string">
            <text:p><text:span text:style-name="T6">- Select question(s) pending for approval that relate to current question by checking the check box(s)</text:span></text:p>
            <text:p>- Click [Save] button</text:p>
            <text:p/>
          </table:table-cell>
          <table:table-cell table:style-name="ce234" office:value-type="string">
            <text:p>- Add relation successfully, selected question(s) is displayed in relations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0">
          <table:table-cell table:style-name="ce199" table:formula="of:=IF(VALUE(MID([.F136];6;FIND(&quot;:&quot;;[.F136];1)-FIND(&quot; &quot;;[.F136];1)-1))&gt;VALUE(MID([.F135];6;FIND(&quot;:&quot;;[.F135];1)-FIND(&quot; &quot;;[.F135];1)-1));&quot;&quot;;MAX([.A$7:.A135])+1)">
            <text:p/>
          </table:table-cell>
          <table:table-cell table:style-name="ce253" office:value-type="string">
            <text:p>FNC_KS_ANS_QST_11_02</text:p>
          </table:table-cell>
          <table:table-cell table:style-name="ce215" table:formula="of:=IF(VALUE(MID([.F136];6;FIND(&quot;:&quot;;[.F136];1)-FIND(&quot; &quot;;[.F136];1)-1))&gt;VALUE(MID([.F135];6;FIND(&quot;:&quot;;[.F135];1)-FIND(&quot; &quot;;[.F135];1)-1));[.C135];[.C135]+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4: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 It can be viewed.</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7];6;FIND(&quot;:&quot;;[.F137];1)-FIND(&quot; &quot;;[.F137];1)-1))&gt;VALUE(MID([.F136];6;FIND(&quot;:&quot;;[.F136];1)-FIND(&quot; &quot;;[.F136];1)-1));&quot;&quot;;MAX([.A$7:.A136])+1)" office:value-type="float" office:value="40">
            <text:p>40.00</text:p>
          </table:table-cell>
          <table:table-cell table:style-name="ce253" office:value-type="string">
            <text:p>FNC_KS_ANS_QST_11_02</text:p>
          </table:table-cell>
          <table:table-cell table:style-name="ce215" table:formula="of:=IF(VALUE(MID([.F137];6;FIND(&quot;:&quot;;[.F137];1)-FIND(&quot; &quot;;[.F137];1)-1))&gt;VALUE(MID([.F136];6;FIND(&quot;:&quot;;[.F136];1)-FIND(&quot; &quot;;[.F136];1)-1));[.C136];[.C136]+1)" office:value-type="float" office:value="4">
            <text:p>4.00</text:p>
          </table:table-cell>
          <table:table-cell table:style-name="ce223" office:value-type="string">
            <text:p>KS\Answers\Question\Add Relation</text:p>
          </table:table-cell>
          <table:table-cell table:style-name="ce264" office:value-type="string">
            <text:p>Add related unapproved question when answer in case unapproved question is not allowed to be viewed</text:p>
          </table:table-cell>
          <table:table-cell table:style-name="ce265" office:value-type="string">
            <text:p>Step 1: Create categories &amp; questions</text:p>
          </table:table-cell>
          <table:table-cell table:style-name="ce265" office:value-type="string">
            <text:p>- Set 'Approved' mode for Answers</text:p>
            <text:p>- Create 2 categories and questions (some of questions are waiting for being approved or being activated)</text:p>
          </table:table-cell>
          <table:table-cell table:style-name="ce265" office:value-type="string">
            <text:p>- Create categories and questions successfully</text:p>
            <text:p>- Questions that are waiting for being approv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54">
          <table:table-cell table:style-name="ce199" table:formula="of:=IF(VALUE(MID([.F138];6;FIND(&quot;:&quot;;[.F138];1)-FIND(&quot; &quot;;[.F138];1)-1))&gt;VALUE(MID([.F137];6;FIND(&quot;:&quot;;[.F137];1)-FIND(&quot; &quot;;[.F137];1)-1));&quot;&quot;;MAX([.A$7:.A137])+1)">
            <text:p/>
          </table:table-cell>
          <table:table-cell table:style-name="ce253" office:value-type="string">
            <text:p>FNC_KS_ANS_QST_11_02</text:p>
          </table:table-cell>
          <table:table-cell table:style-name="ce215" table:formula="of:=IF(VALUE(MID([.F138];6;FIND(&quot;:&quot;;[.F138];1)-FIND(&quot; &quot;;[.F138];1)-1))&gt;VALUE(MID([.F137];6;FIND(&quot;:&quot;;[.F137];1)-FIND(&quot; &quot;;[.F137];1)-1));[.C137];[.C137]+1)" office:value-type="float" office:value="4">
            <text:p>4.00</text:p>
          </table:table-cell>
          <table:table-cell table:style-name="ce223" office:value-type="string">
            <text:p>KS\Answers\Question\Add Relation</text:p>
          </table:table-cell>
          <table:table-cell table:style-name="ce265" office:value-type="string">
            <text:p>Add related unapproved question when answer in case unapproved question is not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39];6;FIND(&quot;:&quot;;[.F139];1)-FIND(&quot; &quot;;[.F139];1)-1))&gt;VALUE(MID([.F138];6;FIND(&quot;:&quot;;[.F138];1)-FIND(&quot; &quot;;[.F138];1)-1));&quot;&quot;;MAX([.A$7:.A138])+1)" office:value-type="float" office:value="41">
            <text:p>41.00</text:p>
          </table:table-cell>
          <table:table-cell table:style-name="ce253" office:value-type="string">
            <text:p>FNC_KS_ANS_QST_11_02</text:p>
          </table:table-cell>
          <table:table-cell table:style-name="ce215" table:formula="of:=IF(VALUE(MID([.F139];6;FIND(&quot;:&quot;;[.F139];1)-FIND(&quot; &quot;;[.F139];1)-1))&gt;VALUE(MID([.F138];6;FIND(&quot;:&quot;;[.F138];1)-FIND(&quot; &quot;;[.F138];1)-1));[.C138];[.C138]+1)" office:value-type="float" office:value="5">
            <text:p>5.00</text:p>
          </table:table-cell>
          <table:table-cell table:style-name="ce223" office:value-type="string">
            <text:p>KS\Answers\Question\Add Relation</text:p>
          </table:table-cell>
          <table:table-cell table:style-name="ce264" office:value-type="string">
            <text:p>Check relations list after one of related questions i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0];6;FIND(&quot;:&quot;;[.F140];1)-FIND(&quot; &quot;;[.F140];1)-1))&gt;VALUE(MID([.F139];6;FIND(&quot;:&quot;;[.F139];1)-FIND(&quot; &quot;;[.F139];1)-1));&quot;&quot;;MAX([.A$7:.A139])+1)">
            <text:p/>
          </table:table-cell>
          <table:table-cell table:style-name="ce253" office:value-type="string">
            <text:p>FNC_KS_ANS_QST_11_02</text:p>
          </table:table-cell>
          <table:table-cell table:style-name="ce215" table:formula="of:=IF(VALUE(MID([.F140];6;FIND(&quot;:&quot;;[.F140];1)-FIND(&quot; &quot;;[.F140];1)-1))&gt;VALUE(MID([.F139];6;FIND(&quot;:&quot;;[.F139];1)-FIND(&quot; &quot;;[.F139];1)-1));[.C139];[.C139]+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1];6;FIND(&quot;:&quot;;[.F141];1)-FIND(&quot; &quot;;[.F141];1)-1))&gt;VALUE(MID([.F140];6;FIND(&quot;:&quot;;[.F140];1)-FIND(&quot; &quot;;[.F140];1)-1));&quot;&quot;;MAX([.A$7:.A140])+1)">
            <text:p/>
          </table:table-cell>
          <table:table-cell table:style-name="ce253" office:value-type="string">
            <text:p>FNC_KS_ANS_QST_11_02</text:p>
          </table:table-cell>
          <table:table-cell table:style-name="ce215" table:formula="of:=IF(VALUE(MID([.F141];6;FIND(&quot;:&quot;;[.F141];1)-FIND(&quot; &quot;;[.F141];1)-1))&gt;VALUE(MID([.F140];6;FIND(&quot;:&quot;;[.F140];1)-FIND(&quot; &quot;;[.F140];1)-1));[.C140];[.C140]+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3: Delete relation question</text:p>
          </table:table-cell>
          <table:table-cell table:style-name="ce265" office:value-type="string">
            <text:p>- Delete question that was selected to be relation at step 2</text:p>
          </table:table-cell>
          <table:table-cell table:style-name="ce265" office:value-type="string">
            <text:p>- Question link in related list at 'See also' field is also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2];6;FIND(&quot;:&quot;;[.F142];1)-FIND(&quot; &quot;;[.F142];1)-1))&gt;VALUE(MID([.F141];6;FIND(&quot;:&quot;;[.F141];1)-FIND(&quot; &quot;;[.F141];1)-1));&quot;&quot;;MAX([.A$7:.A141])+1)">
            <text:p/>
          </table:table-cell>
          <table:table-cell table:style-name="ce253" office:value-type="string">
            <text:p>FNC_KS_ANS_QST_11_02</text:p>
          </table:table-cell>
          <table:table-cell table:style-name="ce215" table:formula="of:=IF(VALUE(MID([.F142];6;FIND(&quot;:&quot;;[.F142];1)-FIND(&quot; &quot;;[.F142];1)-1))&gt;VALUE(MID([.F141];6;FIND(&quot;:&quot;;[.F141];1)-FIND(&quot; &quot;;[.F141];1)-1));[.C141];[.C141]+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4: Check relations list</text:p>
          </table:table-cell>
          <table:table-cell table:style-name="ce265" office:value-type="string">
            <text:p>- Select question that was answer and add relation at step 2</text:p>
          </table:table-cell>
          <table:table-cell table:style-name="ce265" office:value-type="string">
            <text:p>- Related question that was deleted disappears from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3];6;FIND(&quot;:&quot;;[.F143];1)-FIND(&quot; &quot;;[.F143];1)-1))&gt;VALUE(MID([.F142];6;FIND(&quot;:&quot;;[.F142];1)-FIND(&quot; &quot;;[.F142];1)-1));&quot;&quot;;MAX([.A$7:.A142])+1)" office:value-type="float" office:value="42">
            <text:p>42.00</text:p>
          </table:table-cell>
          <table:table-cell table:style-name="ce253" office:value-type="string">
            <text:p>FNC_KS_ANS_QST_11_02</text:p>
          </table:table-cell>
          <table:table-cell table:style-name="ce215" table:formula="of:=IF(VALUE(MID([.F143];6;FIND(&quot;:&quot;;[.F143];1)-FIND(&quot; &quot;;[.F143];1)-1))&gt;VALUE(MID([.F142];6;FIND(&quot;:&quot;;[.F142];1)-FIND(&quot; &quot;;[.F142];1)-1));[.C142];[.C142]+1)" office:value-type="float" office:value="6">
            <text:p>6.00</text:p>
          </table:table-cell>
          <table:table-cell table:style-name="ce223" office:value-type="string">
            <text:p>KS\Answers\Question\Add Relation</text:p>
          </table:table-cell>
          <table:table-cell table:style-name="ce264" office:value-type="string">
            <text:p>View relation question by selecting from original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4];6;FIND(&quot;:&quot;;[.F144];1)-FIND(&quot; &quot;;[.F144];1)-1))&gt;VALUE(MID([.F143];6;FIND(&quot;:&quot;;[.F143];1)-FIND(&quot; &quot;;[.F143];1)-1));&quot;&quot;;MAX([.A$7:.A143])+1)">
            <text:p/>
          </table:table-cell>
          <table:table-cell table:style-name="ce253" office:value-type="string">
            <text:p>FNC_KS_ANS_QST_11_02</text:p>
          </table:table-cell>
          <table:table-cell table:style-name="ce215" table:formula="of:=IF(VALUE(MID([.F144];6;FIND(&quot;:&quot;;[.F144];1)-FIND(&quot; &quot;;[.F144];1)-1))&gt;VALUE(MID([.F143];6;FIND(&quot;:&quot;;[.F143];1)-FIND(&quot; &quot;;[.F143];1)-1));[.C143];[.C143]+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Response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45];6;FIND(&quot;:&quot;;[.F145];1)-FIND(&quot; &quot;;[.F145];1)-1))&gt;VALUE(MID([.F144];6;FIND(&quot;:&quot;;[.F144];1)-FIND(&quot; &quot;;[.F144];1)-1));&quot;&quot;;MAX([.A$7:.A144])+1)">
            <text:p/>
          </table:table-cell>
          <table:table-cell table:style-name="ce253" office:value-type="string">
            <text:p>FNC_KS_ANS_QST_11_02</text:p>
          </table:table-cell>
          <table:table-cell table:style-name="ce215" table:formula="of:=IF(VALUE(MID([.F145];6;FIND(&quot;:&quot;;[.F145];1)-FIND(&quot; &quot;;[.F145];1)-1))&gt;VALUE(MID([.F144];6;FIND(&quot;:&quot;;[.F144];1)-FIND(&quot; &quot;;[.F144];1)-1));[.C144];[.C144]+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3: Move original question</text:p>
          </table:table-cell>
          <table:table-cell table:style-name="ce265" office:value-type="string">
            <text:p>- Move original question to another category</text:p>
          </table:table-cell>
          <table:table-cell table:style-name="ce265" office:value-type="string">
            <text:p>- 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46];6;FIND(&quot;:&quot;;[.F146];1)-FIND(&quot; &quot;;[.F146];1)-1))&gt;VALUE(MID([.F145];6;FIND(&quot;:&quot;;[.F145];1)-FIND(&quot; &quot;;[.F145];1)-1));&quot;&quot;;MAX([.A$7:.A145])+1)">
            <text:p/>
          </table:table-cell>
          <table:table-cell table:style-name="ce253" office:value-type="string">
            <text:p>FNC_KS_ANS_QST_11_02</text:p>
          </table:table-cell>
          <table:table-cell table:style-name="ce215" table:formula="of:=IF(VALUE(MID([.F146];6;FIND(&quot;:&quot;;[.F146];1)-FIND(&quot; &quot;;[.F146];1)-1))&gt;VALUE(MID([.F145];6;FIND(&quot;:&quot;;[.F145];1)-FIND(&quot; &quot;;[.F145];1)-1));[.C145];[.C145]+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7];6;FIND(&quot;:&quot;;[.F147];1)-FIND(&quot; &quot;;[.F147];1)-1))&gt;VALUE(MID([.F146];6;FIND(&quot;:&quot;;[.F146];1)-FIND(&quot; &quot;;[.F146];1)-1));&quot;&quot;;MAX([.A$7:.A146])+1)" office:value-type="float" office:value="43">
            <text:p>43.00</text:p>
          </table:table-cell>
          <table:table-cell table:style-name="ce253" office:value-type="string">
            <text:p>FNC_KS_ANS_QST_11_02</text:p>
          </table:table-cell>
          <table:table-cell table:style-name="ce215" table:formula="of:=IF(VALUE(MID([.F147];6;FIND(&quot;:&quot;;[.F147];1)-FIND(&quot; &quot;;[.F147];1)-1))&gt;VALUE(MID([.F146];6;FIND(&quot;:&quot;;[.F146];1)-FIND(&quot; &quot;;[.F146];1)-1));[.C146];[.C146]+1)" office:value-type="float" office:value="7">
            <text:p>7.00</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48];6;FIND(&quot;:&quot;;[.F148];1)-FIND(&quot; &quot;;[.F148];1)-1))&gt;VALUE(MID([.F147];6;FIND(&quot;:&quot;;[.F147];1)-FIND(&quot; &quot;;[.F147];1)-1));&quot;&quot;;MAX([.A$7:.A147])+1)">
            <text:p/>
          </table:table-cell>
          <table:table-cell table:style-name="ce253" office:value-type="string">
            <text:p>FNC_KS_ANS_QST_11_02</text:p>
          </table:table-cell>
          <table:table-cell table:style-name="ce215" table:formula="of:=IF(VALUE(MID([.F148];6;FIND(&quot;:&quot;;[.F148];1)-FIND(&quot; &quot;;[.F148];1)-1))&gt;VALUE(MID([.F147];6;FIND(&quot;:&quot;;[.F147];1)-FIND(&quot; &quot;;[.F147];1)-1));[.C147];[.C147]+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2: Specify related questions</text:p>
          </table:table-cell>
          <table:table-cell table:style-name="ce265" office:value-type="string">
            <text:p>- Right click on a question of the first category and select [Answer question]</text:p>
            <text:p>- Select another question from the second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9];6;FIND(&quot;:&quot;;[.F149];1)-FIND(&quot; &quot;;[.F149];1)-1))&gt;VALUE(MID([.F148];6;FIND(&quot;:&quot;;[.F148];1)-FIND(&quot; &quot;;[.F148];1)-1));&quot;&quot;;MAX([.A$7:.A148])+1)">
            <text:p/>
          </table:table-cell>
          <table:table-cell table:style-name="ce253" office:value-type="string">
            <text:p>FNC_KS_ANS_QST_11_02</text:p>
          </table:table-cell>
          <table:table-cell table:style-name="ce215" table:formula="of:=IF(VALUE(MID([.F149];6;FIND(&quot;:&quot;;[.F149];1)-FIND(&quot; &quot;;[.F149];1)-1))&gt;VALUE(MID([.F148];6;FIND(&quot;:&quot;;[.F148];1)-FIND(&quot; &quot;;[.F148];1)-1));[.C148];[.C148]+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3: Move category contains original question</text:p>
          </table:table-cell>
          <table:table-cell table:style-name="ce265" office:value-type="string">
            <text:p>- Move category contains original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0];6;FIND(&quot;:&quot;;[.F150];1)-FIND(&quot; &quot;;[.F150];1)-1))&gt;VALUE(MID([.F149];6;FIND(&quot;:&quot;;[.F149];1)-FIND(&quot; &quot;;[.F149];1)-1));&quot;&quot;;MAX([.A$7:.A149])+1)">
            <text:p/>
          </table:table-cell>
          <table:table-cell table:style-name="ce253" office:value-type="string">
            <text:p>FNC_KS_ANS_QST_11_02</text:p>
          </table:table-cell>
          <table:table-cell table:style-name="ce215" table:formula="of:=IF(VALUE(MID([.F150];6;FIND(&quot;:&quot;;[.F150];1)-FIND(&quot; &quot;;[.F150];1)-1))&gt;VALUE(MID([.F149];6;FIND(&quot;:&quot;;[.F149];1)-FIND(&quot; &quot;;[.F149];1)-1));[.C149];[.C149]+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1];6;FIND(&quot;:&quot;;[.F151];1)-FIND(&quot; &quot;;[.F151];1)-1))&gt;VALUE(MID([.F150];6;FIND(&quot;:&quot;;[.F150];1)-FIND(&quot; &quot;;[.F150];1)-1));&quot;&quot;;MAX([.A$7:.A150])+1)" office:value-type="float" office:value="44">
            <text:p>44.00</text:p>
          </table:table-cell>
          <table:table-cell table:style-name="ce253" office:value-type="string">
            <text:p>FNC_KS_ANS_QST_11_02</text:p>
          </table:table-cell>
          <table:table-cell table:style-name="ce215" table:formula="of:=IF(VALUE(MID([.F151];6;FIND(&quot;:&quot;;[.F151];1)-FIND(&quot; &quot;;[.F151];1)-1))&gt;VALUE(MID([.F150];6;FIND(&quot;:&quot;;[.F150];1)-FIND(&quot; &quot;;[.F150];1)-1));[.C150];[.C150]+1)" office:value-type="float" office:value="8">
            <text:p>8.00</text:p>
          </table:table-cell>
          <table:table-cell table:style-name="ce223" office:value-type="string">
            <text:p>KS\Answers\Question\Add Relation</text:p>
          </table:table-cell>
          <table:table-cell table:style-name="ce264" office:value-type="string">
            <text:p>View relation question by selecting from original question in case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2];6;FIND(&quot;:&quot;;[.F152];1)-FIND(&quot; &quot;;[.F152];1)-1))&gt;VALUE(MID([.F151];6;FIND(&quot;:&quot;;[.F151];1)-FIND(&quot; &quot;;[.F151];1)-1));&quot;&quot;;MAX([.A$7:.A151])+1)">
            <text:p/>
          </table:table-cell>
          <table:table-cell table:style-name="ce253" office:value-type="string">
            <text:p>FNC_KS_ANS_QST_11_02</text:p>
          </table:table-cell>
          <table:table-cell table:style-name="ce215" table:formula="of:=IF(VALUE(MID([.F152];6;FIND(&quot;:&quot;;[.F152];1)-FIND(&quot; &quot;;[.F152];1)-1))&gt;VALUE(MID([.F151];6;FIND(&quot;:&quot;;[.F151];1)-FIND(&quot; &quot;;[.F151];1)-1));[.C151];[.C151]+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53];6;FIND(&quot;:&quot;;[.F153];1)-FIND(&quot; &quot;;[.F153];1)-1))&gt;VALUE(MID([.F152];6;FIND(&quot;:&quot;;[.F152];1)-FIND(&quot; &quot;;[.F152];1)-1));&quot;&quot;;MAX([.A$7:.A152])+1)">
            <text:p/>
          </table:table-cell>
          <table:table-cell table:style-name="ce253" office:value-type="string">
            <text:p>FNC_KS_ANS_QST_11_02</text:p>
          </table:table-cell>
          <table:table-cell table:style-name="ce215" table:formula="of:=IF(VALUE(MID([.F153];6;FIND(&quot;:&quot;;[.F153];1)-FIND(&quot; &quot;;[.F153];1)-1))&gt;VALUE(MID([.F152];6;FIND(&quot;:&quot;;[.F152];1)-FIND(&quot; &quot;;[.F152];1)-1));[.C152];[.C152]+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3: Move related question</text:p>
          </table:table-cell>
          <table:table-cell table:style-name="ce265" office:value-type="string">
            <text:p>- Move related question to another category</text:p>
          </table:table-cell>
          <table:table-cell table:style-name="ce265" office:value-type="string">
            <text:p>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4];6;FIND(&quot;:&quot;;[.F154];1)-FIND(&quot; &quot;;[.F154];1)-1))&gt;VALUE(MID([.F153];6;FIND(&quot;:&quot;;[.F153];1)-FIND(&quot; &quot;;[.F153];1)-1));&quot;&quot;;MAX([.A$7:.A153])+1)">
            <text:p/>
          </table:table-cell>
          <table:table-cell table:style-name="ce253" office:value-type="string">
            <text:p>FNC_KS_ANS_QST_11_02</text:p>
          </table:table-cell>
          <table:table-cell table:style-name="ce215" table:formula="of:=IF(VALUE(MID([.F154];6;FIND(&quot;:&quot;;[.F154];1)-FIND(&quot; &quot;;[.F154];1)-1))&gt;VALUE(MID([.F153];6;FIND(&quot;:&quot;;[.F153];1)-FIND(&quot; &quot;;[.F153];1)-1));[.C153];[.C153]+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5];6;FIND(&quot;:&quot;;[.F155];1)-FIND(&quot; &quot;;[.F155];1)-1))&gt;VALUE(MID([.F154];6;FIND(&quot;:&quot;;[.F154];1)-FIND(&quot; &quot;;[.F154];1)-1));&quot;&quot;;MAX([.A$7:.A154])+1)" office:value-type="float" office:value="45">
            <text:p>45.00</text:p>
          </table:table-cell>
          <table:table-cell table:style-name="ce253" office:value-type="string">
            <text:p>FNC_KS_ANS_QST_11_02</text:p>
          </table:table-cell>
          <table:table-cell table:style-name="ce215" table:formula="of:=IF(VALUE(MID([.F155];6;FIND(&quot;:&quot;;[.F155];1)-FIND(&quot; &quot;;[.F155];1)-1))&gt;VALUE(MID([.F154];6;FIND(&quot;:&quot;;[.F154];1)-FIND(&quot; &quot;;[.F154];1)-1));[.C154];[.C154]+1)" office:value-type="float" office:value="9">
            <text:p>9.00</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0">
          <table:table-cell table:style-name="ce199" table:formula="of:=IF(VALUE(MID([.F156];6;FIND(&quot;:&quot;;[.F156];1)-FIND(&quot; &quot;;[.F156];1)-1))&gt;VALUE(MID([.F155];6;FIND(&quot;:&quot;;[.F155];1)-FIND(&quot; &quot;;[.F155];1)-1));&quot;&quot;;MAX([.A$7:.A155])+1)">
            <text:p/>
          </table:table-cell>
          <table:table-cell table:style-name="ce253" office:value-type="string">
            <text:p>FNC_KS_ANS_QST_11_02</text:p>
          </table:table-cell>
          <table:table-cell table:style-name="ce215" table:formula="of:=IF(VALUE(MID([.F156];6;FIND(&quot;:&quot;;[.F156];1)-FIND(&quot; &quot;;[.F156];1)-1))&gt;VALUE(MID([.F155];6;FIND(&quot;:&quot;;[.F155];1)-FIND(&quot; &quot;;[.F155];1)-1));[.C155];[.C155]+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2: Specify related questions</text:p>
          </table:table-cell>
          <table:table-cell table:style-name="ce265" office:value-type="string">
            <text:p>- Right click on a question in the first category and select [Answer question]</text:p>
            <text:p>- Select question from the second category to be its relation.</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7];6;FIND(&quot;:&quot;;[.F157];1)-FIND(&quot; &quot;;[.F157];1)-1))&gt;VALUE(MID([.F156];6;FIND(&quot;:&quot;;[.F156];1)-FIND(&quot; &quot;;[.F156];1)-1));&quot;&quot;;MAX([.A$7:.A156])+1)">
            <text:p/>
          </table:table-cell>
          <table:table-cell table:style-name="ce253" office:value-type="string">
            <text:p>FNC_KS_ANS_QST_11_02</text:p>
          </table:table-cell>
          <table:table-cell table:style-name="ce215" table:formula="of:=IF(VALUE(MID([.F157];6;FIND(&quot;:&quot;;[.F157];1)-FIND(&quot; &quot;;[.F157];1)-1))&gt;VALUE(MID([.F156];6;FIND(&quot;:&quot;;[.F156];1)-FIND(&quot; &quot;;[.F156];1)-1));[.C156];[.C156]+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3: Move category contains related question</text:p>
          </table:table-cell>
          <table:table-cell table:style-name="ce265" office:value-type="string">
            <text:p>- Move category contains related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8];6;FIND(&quot;:&quot;;[.F158];1)-FIND(&quot; &quot;;[.F158];1)-1))&gt;VALUE(MID([.F157];6;FIND(&quot;:&quot;;[.F157];1)-FIND(&quot; &quot;;[.F157];1)-1));&quot;&quot;;MAX([.A$7:.A157])+1)">
            <text:p/>
          </table:table-cell>
          <table:table-cell table:style-name="ce253" office:value-type="string">
            <text:p>FNC_KS_ANS_QST_11_02</text:p>
          </table:table-cell>
          <table:table-cell table:style-name="ce215" table:formula="of:=IF(VALUE(MID([.F158];6;FIND(&quot;:&quot;;[.F158];1)-FIND(&quot; &quot;;[.F158];1)-1))&gt;VALUE(MID([.F157];6;FIND(&quot;:&quot;;[.F157];1)-FIND(&quot; &quot;;[.F157];1)-1));[.C157];[.C157]+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59];6;FIND(&quot;:&quot;;[.F159];1)-FIND(&quot; &quot;;[.F159];1)-1))&gt;VALUE(MID([.F158];6;FIND(&quot;:&quot;;[.F158];1)-FIND(&quot; &quot;;[.F158];1)-1));&quot;&quot;;MAX([.A$7:.A158])+1)" office:value-type="float" office:value="46">
            <text:p>46.00</text:p>
          </table:table-cell>
          <table:table-cell table:style-name="ce253" office:value-type="string">
            <text:p>FNC_KS_ANS_QST_11_02</text:p>
          </table:table-cell>
          <table:table-cell table:style-name="ce215" table:formula="of:=IF(VALUE(MID([.F159];6;FIND(&quot;:&quot;;[.F159];1)-FIND(&quot; &quot;;[.F159];1)-1))&gt;VALUE(MID([.F158];6;FIND(&quot;:&quot;;[.F158];1)-FIND(&quot; &quot;;[.F158];1)-1));[.C158];[.C158]+1)" office:value-type="float" office:value="10">
            <text:p>10.00</text:p>
          </table:table-cell>
          <table:table-cell table:style-name="ce223" office:value-type="string">
            <text:p>KS\Answers\Question\Add Relation</text:p>
          </table:table-cell>
          <table:table-cell table:style-name="ce264" office:value-type="string">
            <text:p>Check Back function while viewing relation question</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60];6;FIND(&quot;:&quot;;[.F160];1)-FIND(&quot; &quot;;[.F160];1)-1))&gt;VALUE(MID([.F159];6;FIND(&quot;:&quot;;[.F159];1)-FIND(&quot; &quot;;[.F159];1)-1));&quot;&quot;;MAX([.A$7:.A159])+1)">
            <text:p/>
          </table:table-cell>
          <table:table-cell table:style-name="ce253" office:value-type="string">
            <text:p>FNC_KS_ANS_QST_11_02</text:p>
          </table:table-cell>
          <table:table-cell table:style-name="ce215" table:formula="of:=IF(VALUE(MID([.F160];6;FIND(&quot;:&quot;;[.F160];1)-FIND(&quot; &quot;;[.F160];1)-1))&gt;VALUE(MID([.F159];6;FIND(&quot;:&quot;;[.F159];1)-FIND(&quot; &quot;;[.F159];1)-1));[.C159];[.C159]+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61];6;FIND(&quot;:&quot;;[.F161];1)-FIND(&quot; &quot;;[.F161];1)-1))&gt;VALUE(MID([.F160];6;FIND(&quot;:&quot;;[.F160];1)-FIND(&quot; &quot;;[.F160];1)-1));&quot;&quot;;MAX([.A$7:.A160])+1)">
            <text:p/>
          </table:table-cell>
          <table:table-cell table:style-name="ce253" office:value-type="string">
            <text:p>FNC_KS_ANS_QST_11_02</text:p>
          </table:table-cell>
          <table:table-cell table:style-name="ce215" table:formula="of:=IF(VALUE(MID([.F161];6;FIND(&quot;:&quot;;[.F161];1)-FIND(&quot; &quot;;[.F161];1)-1))&gt;VALUE(MID([.F160];6;FIND(&quot;:&quot;;[.F160];1)-FIND(&quot; &quot;;[.F160];1)-1));[.C160];[.C160]+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3: View original question</text:p>
          </table:table-cell>
          <table:table-cell table:style-name="ce265" office:value-type="string">
            <text:p>- Select to view detail of question above</text:p>
            <text:p/>
          </table:table-cell>
          <table:table-cell table:style-name="ce265" office:value-type="string">
            <text:p>-Detail of question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2];6;FIND(&quot;:&quot;;[.F162];1)-FIND(&quot; &quot;;[.F162];1)-1))&gt;VALUE(MID([.F161];6;FIND(&quot;:&quot;;[.F161];1)-FIND(&quot; &quot;;[.F161];1)-1));&quot;&quot;;MAX([.A$7:.A161])+1)">
            <text:p/>
          </table:table-cell>
          <table:table-cell table:style-name="ce253" office:value-type="string">
            <text:p>FNC_KS_ANS_QST_11_02</text:p>
          </table:table-cell>
          <table:table-cell table:style-name="ce215" table:formula="of:=IF(VALUE(MID([.F162];6;FIND(&quot;:&quot;;[.F162];1)-FIND(&quot; &quot;;[.F162];1)-1))&gt;VALUE(MID([.F161];6;FIND(&quot;:&quot;;[.F161];1)-FIND(&quot; &quot;;[.F161];1)-1));[.C161];[.C161]+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4: <text:s/>View relation question</text:p>
          </table:table-cell>
          <table:table-cell table:style-name="ce265" office:value-type="string">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29">
          <table:table-cell table:style-name="ce199" table:formula="of:=IF(VALUE(MID([.F163];6;FIND(&quot;:&quot;;[.F163];1)-FIND(&quot; &quot;;[.F163];1)-1))&gt;VALUE(MID([.F162];6;FIND(&quot;:&quot;;[.F162];1)-FIND(&quot; &quot;;[.F162];1)-1));&quot;&quot;;MAX([.A$7:.A162])+1)">
            <text:p/>
          </table:table-cell>
          <table:table-cell table:style-name="ce253" office:value-type="string">
            <text:p>FNC_KS_ANS_QST_11_02</text:p>
          </table:table-cell>
          <table:table-cell table:style-name="ce215" table:formula="of:=IF(VALUE(MID([.F163];6;FIND(&quot;:&quot;;[.F163];1)-FIND(&quot; &quot;;[.F163];1)-1))&gt;VALUE(MID([.F162];6;FIND(&quot;:&quot;;[.F162];1)-FIND(&quot; &quot;;[.F162];1)-1));[.C162];[.C162]+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5: Use Back function</text:p>
          </table:table-cell>
          <table:table-cell table:style-name="ce265" office:value-type="string">
            <text:p>- Click [Back] icon</text:p>
          </table:table-cell>
          <table:table-cell table:style-name="ce265" office:value-type="string">
            <text:p>- Return to form viewing original question like step 3</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4];6;FIND(&quot;:&quot;;[.F164];1)-FIND(&quot; &quot;;[.F164];1)-1))&gt;VALUE(MID([.F163];6;FIND(&quot;:&quot;;[.F163];1)-FIND(&quot; &quot;;[.F163];1)-1));&quot;&quot;;MAX([.A$7:.A163])+1)" office:value-type="float" office:value="47">
            <text:p>47.00</text:p>
          </table:table-cell>
          <table:table-cell table:style-name="ce253" office:value-type="string">
            <text:p>FNC_KS_ANS_QST_11_02</text:p>
          </table:table-cell>
          <table:table-cell table:style-name="ce215" table:formula="of:=IF(VALUE(MID([.F164];6;FIND(&quot;:&quot;;[.F164];1)-FIND(&quot; &quot;;[.F164];1)-1))&gt;VALUE(MID([.F163];6;FIND(&quot;:&quot;;[.F163];1)-FIND(&quot; &quot;;[.F163];1)-1));[.C163];[.C163]+1)" office:value-type="float" office:value="11">
            <text:p>11.00</text:p>
          </table:table-cell>
          <table:table-cell table:style-name="ce223" office:value-type="string">
            <text:p>KS\Answers\Question\Add Relation</text:p>
          </table:table-cell>
          <table:table-cell table:style-name="ce264" office:value-type="string">
            <text:p>Check Back function while viewing relation question in case original question wa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65];6;FIND(&quot;:&quot;;[.F165];1)-FIND(&quot; &quot;;[.F165];1)-1))&gt;VALUE(MID([.F164];6;FIND(&quot;:&quot;;[.F164];1)-FIND(&quot; &quot;;[.F164];1)-1));&quot;&quot;;MAX([.A$7:.A164])+1)">
            <text:p/>
          </table:table-cell>
          <table:table-cell table:style-name="ce253" office:value-type="string">
            <text:p>FNC_KS_ANS_QST_11_02</text:p>
          </table:table-cell>
          <table:table-cell table:style-name="ce215" table:formula="of:=IF(VALUE(MID([.F165];6;FIND(&quot;:&quot;;[.F165];1)-FIND(&quot; &quot;;[.F165];1)-1))&gt;VALUE(MID([.F164];6;FIND(&quot;:&quot;;[.F164];1)-FIND(&quot; &quot;;[.F164];1)-1));[.C164];[.C164]+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6];6;FIND(&quot;:&quot;;[.F166];1)-FIND(&quot; &quot;;[.F166];1)-1))&gt;VALUE(MID([.F165];6;FIND(&quot;:&quot;;[.F165];1)-FIND(&quot; &quot;;[.F165];1)-1));&quot;&quot;;MAX([.A$7:.A165])+1)">
            <text:p/>
          </table:table-cell>
          <table:table-cell table:style-name="ce253" office:value-type="string">
            <text:p>FNC_KS_ANS_QST_11_02</text:p>
          </table:table-cell>
          <table:table-cell table:style-name="ce215" table:formula="of:=IF(VALUE(MID([.F166];6;FIND(&quot;:&quot;;[.F166];1)-FIND(&quot; &quot;;[.F166];1)-1))&gt;VALUE(MID([.F165];6;FIND(&quot;:&quot;;[.F165];1)-FIND(&quot; &quot;;[.F165];1)-1));[.C165];[.C165]+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7];6;FIND(&quot;:&quot;;[.F167];1)-FIND(&quot; &quot;;[.F167];1)-1))&gt;VALUE(MID([.F166];6;FIND(&quot;:&quot;;[.F166];1)-FIND(&quot; &quot;;[.F166];1)-1));&quot;&quot;;MAX([.A$7:.A166])+1)">
            <text:p/>
          </table:table-cell>
          <table:table-cell table:style-name="ce253" office:value-type="string">
            <text:p>FNC_KS_ANS_QST_11_02</text:p>
          </table:table-cell>
          <table:table-cell table:style-name="ce215" table:formula="of:=IF(VALUE(MID([.F167];6;FIND(&quot;:&quot;;[.F167];1)-FIND(&quot; &quot;;[.F167];1)-1))&gt;VALUE(MID([.F166];6;FIND(&quot;:&quot;;[.F166];1)-FIND(&quot; &quot;;[.F166];1)-1));[.C166];[.C166]+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4: Delete original question</text:p>
          </table:table-cell>
          <table:table-cell table:style-name="ce265" office:value-type="string">
            <text:p>- Login by user who has right and delete original question from another window/machine</text:p>
          </table:table-cell>
          <table:table-cell table:style-name="ce265" office:value-type="string">
            <text:p>- Original question is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8];6;FIND(&quot;:&quot;;[.F168];1)-FIND(&quot; &quot;;[.F168];1)-1))&gt;VALUE(MID([.F167];6;FIND(&quot;:&quot;;[.F167];1)-FIND(&quot; &quot;;[.F167];1)-1));&quot;&quot;;MAX([.A$7:.A167])+1)">
            <text:p/>
          </table:table-cell>
          <table:table-cell table:style-name="ce253" office:value-type="string">
            <text:p>FNC_KS_ANS_QST_11_02</text:p>
          </table:table-cell>
          <table:table-cell table:style-name="ce215" table:formula="of:=IF(VALUE(MID([.F168];6;FIND(&quot;:&quot;;[.F168];1)-FIND(&quot; &quot;;[.F168];1)-1))&gt;VALUE(MID([.F167];6;FIND(&quot;:&quot;;[.F167];1)-FIND(&quot; &quot;;[.F167];1)-1));[.C167];[.C167]+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Show message alert that original question has been delet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9];6;FIND(&quot;:&quot;;[.F169];1)-FIND(&quot; &quot;;[.F169];1)-1))&gt;VALUE(MID([.F168];6;FIND(&quot;:&quot;;[.F168];1)-FIND(&quot; &quot;;[.F168];1)-1));&quot;&quot;;MAX([.A$7:.A168])+1)" office:value-type="float" office:value="48">
            <text:p>48.00</text:p>
          </table:table-cell>
          <table:table-cell table:style-name="ce253" office:value-type="string">
            <text:p>FNC_KS_ANS_QST_11_02</text:p>
          </table:table-cell>
          <table:table-cell table:style-name="ce215" table:formula="of:=IF(VALUE(MID([.F169];6;FIND(&quot;:&quot;;[.F169];1)-FIND(&quot; &quot;;[.F169];1)-1))&gt;VALUE(MID([.F168];6;FIND(&quot;:&quot;;[.F168];1)-FIND(&quot; &quot;;[.F168];1)-1));[.C168];[.C168]+1)" office:value-type="float" office:value="12">
            <text:p>12.00</text:p>
          </table:table-cell>
          <table:table-cell table:style-name="ce223" office:value-type="string">
            <text:p>KS\Answers\Question\Add Relation</text:p>
          </table:table-cell>
          <table:table-cell table:style-name="ce264" office:value-type="string">
            <text:p>Check Back function while viewing relation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70];6;FIND(&quot;:&quot;;[.F170];1)-FIND(&quot; &quot;;[.F170];1)-1))&gt;VALUE(MID([.F169];6;FIND(&quot;:&quot;;[.F169];1)-FIND(&quot; &quot;;[.F169];1)-1));&quot;&quot;;MAX([.A$7:.A169])+1)">
            <text:p/>
          </table:table-cell>
          <table:table-cell table:style-name="ce253" office:value-type="string">
            <text:p>FNC_KS_ANS_QST_11_02</text:p>
          </table:table-cell>
          <table:table-cell table:style-name="ce215" table:formula="of:=IF(VALUE(MID([.F170];6;FIND(&quot;:&quot;;[.F170];1)-FIND(&quot; &quot;;[.F170];1)-1))&gt;VALUE(MID([.F169];6;FIND(&quot;:&quot;;[.F169];1)-FIND(&quot; &quot;;[.F169];1)-1));[.C169];[.C169]+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1];6;FIND(&quot;:&quot;;[.F171];1)-FIND(&quot; &quot;;[.F171];1)-1))&gt;VALUE(MID([.F170];6;FIND(&quot;:&quot;;[.F170];1)-FIND(&quot; &quot;;[.F170];1)-1));&quot;&quot;;MAX([.A$7:.A170])+1)">
            <text:p/>
          </table:table-cell>
          <table:table-cell table:style-name="ce253" office:value-type="string">
            <text:p>FNC_KS_ANS_QST_11_02</text:p>
          </table:table-cell>
          <table:table-cell table:style-name="ce215" table:formula="of:=IF(VALUE(MID([.F171];6;FIND(&quot;:&quot;;[.F171];1)-FIND(&quot; &quot;;[.F171];1)-1))&gt;VALUE(MID([.F170];6;FIND(&quot;:&quot;;[.F170];1)-FIND(&quot; &quot;;[.F170];1)-1));[.C170];[.C170]+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2];6;FIND(&quot;:&quot;;[.F172];1)-FIND(&quot; &quot;;[.F172];1)-1))&gt;VALUE(MID([.F171];6;FIND(&quot;:&quot;;[.F171];1)-FIND(&quot; &quot;;[.F171];1)-1));&quot;&quot;;MAX([.A$7:.A171])+1)">
            <text:p/>
          </table:table-cell>
          <table:table-cell table:style-name="ce253" office:value-type="string">
            <text:p>FNC_KS_ANS_QST_11_02</text:p>
          </table:table-cell>
          <table:table-cell table:style-name="ce215" table:formula="of:=IF(VALUE(MID([.F172];6;FIND(&quot;:&quot;;[.F172];1)-FIND(&quot; &quot;;[.F172];1)-1))&gt;VALUE(MID([.F171];6;FIND(&quot;:&quot;;[.F171];1)-FIND(&quot; &quot;;[.F171];1)-1));[.C171];[.C171]+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4: Move original question to another place</text:p>
          </table:table-cell>
          <table:table-cell table:style-name="ce265" office:value-type="string">
            <text:p>- Login in another window/machine and move original question to another category</text:p>
          </table:table-cell>
          <table:table-cell table:style-name="ce265" office:value-type="string">
            <text:p>- Original question is moved to new place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3];6;FIND(&quot;:&quot;;[.F173];1)-FIND(&quot; &quot;;[.F173];1)-1))&gt;VALUE(MID([.F172];6;FIND(&quot;:&quot;;[.F172];1)-FIND(&quot; &quot;;[.F172];1)-1));&quot;&quot;;MAX([.A$7:.A172])+1)">
            <text:p/>
          </table:table-cell>
          <table:table-cell table:style-name="ce253" office:value-type="string">
            <text:p>FNC_KS_ANS_QST_11_02</text:p>
          </table:table-cell>
          <table:table-cell table:style-name="ce215" table:formula="of:=IF(VALUE(MID([.F173];6;FIND(&quot;:&quot;;[.F173];1)-FIND(&quot; &quot;;[.F173];1)-1))&gt;VALUE(MID([.F172];6;FIND(&quot;:&quot;;[.F172];1)-FIND(&quot; &quot;;[.F172];1)-1));[.C172];[.C172]+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Jump to new category that contains original question </text:p>
            <text:p>- Original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74];6;FIND(&quot;:&quot;;[.F174];1)-FIND(&quot; &quot;;[.F174];1)-1))&gt;VALUE(MID([.F173];6;FIND(&quot;:&quot;;[.F173];1)-FIND(&quot; &quot;;[.F173];1)-1));&quot;&quot;;MAX([.A$7:.A173])+1)" office:value-type="float" office:value="49">
            <text:p>49.00</text:p>
          </table:table-cell>
          <table:table-cell table:style-name="ce253" office:value-type="string">
            <text:p>FNC_KS_ANS_QST_11_03</text:p>
          </table:table-cell>
          <table:table-cell table:style-name="ce215" office:value-type="float" office:value="1">
            <text:p>1.00</text:p>
          </table:table-cell>
          <table:table-cell table:style-name="ce223" office:value-type="string">
            <text:p>KS\Answers\Question\Edit Answer </text:p>
          </table:table-cell>
          <table:table-cell table:style-name="ce222" office:value-type="string">
            <text:p>Edit answer with valid data</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5];6;FIND(&quot;:&quot;;[.F175];1)-FIND(&quot; &quot;;[.F175];1)-1))&gt;VALUE(MID([.F174];6;FIND(&quot;:&quot;;[.F174];1)-FIND(&quot; &quot;;[.F174];1)-1));&quot;&quot;;MAX([.A$7:.A174])+1)">
            <text:p/>
          </table:table-cell>
          <table:table-cell table:style-name="ce253" office:value-type="string">
            <text:p>FNC_KS_ANS_QST_11_03</text:p>
          </table:table-cell>
          <table:table-cell table:style-name="ce215" table:formula="of:=IF(VALUE(MID([.F175];6;FIND(&quot;:&quot;;[.F175];1)-FIND(&quot; &quot;;[.F175];1)-1))&gt;VALUE(MID([.F174];6;FIND(&quot;:&quot;;[.F174];1)-FIND(&quot; &quot;;[.F174];1)-1));[.C174];[.C174]+1)" office:value-type="float" office:value="1">
            <text:p>1.00</text:p>
          </table:table-cell>
          <table:table-cell table:style-name="ce223" office:value-type="string">
            <text:p>KS\Answers\Question\Edit Answer </text:p>
          </table:table-cell>
          <table:table-cell table:style-name="ce224" office:value-type="string">
            <text:p>Edit answer with valid data</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76];6;FIND(&quot;:&quot;;[.F176];1)-FIND(&quot; &quot;;[.F176];1)-1))&gt;VALUE(MID([.F175];6;FIND(&quot;:&quot;;[.F175];1)-FIND(&quot; &quot;;[.F175];1)-1));&quot;&quot;;MAX([.A$7:.A175])+1)">
            <text:p/>
          </table:table-cell>
          <table:table-cell table:style-name="ce253" office:value-type="string">
            <text:p>FNC_KS_ANS_QST_11_03</text:p>
          </table:table-cell>
          <table:table-cell table:style-name="ce215" table:formula="of:=IF(VALUE(MID([.F176];6;FIND(&quot;:&quot;;[.F176];1)-FIND(&quot; &quot;;[.F176];1)-1))&gt;VALUE(MID([.F175];6;FIND(&quot;:&quot;;[.F175];1)-FIND(&quot; &quot;;[.F175];1)-1));[.C175];[.C175]+1)" office:value-type="float" office:value="1">
            <text:p>1.00</text:p>
          </table:table-cell>
          <table:table-cell table:style-name="ce223" office:value-type="string">
            <text:p>KS\Answers\Question\Edit Answer </text:p>
          </table:table-cell>
          <table:table-cell table:style-name="ce224" office:value-type="string">
            <text:p>Edit question with valid data</text:p>
          </table:table-cell>
          <table:table-cell table:style-name="ce223" office:value-type="string">
            <text:p>Step 3: Edit answer</text:p>
          </table:table-cell>
          <table:table-cell table:style-name="ce272" office:value-type="string">
            <text:p>- Change current value</text:p>
            <text:p>- Click Save button</text:p>
          </table:table-cell>
          <table:table-cell table:style-name="ce277" office:value-type="string">
            <text:p>- The answer with new value is saved and upd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7];6;FIND(&quot;:&quot;;[.F177];1)-FIND(&quot; &quot;;[.F177];1)-1))&gt;VALUE(MID([.F176];6;FIND(&quot;:&quot;;[.F176];1)-FIND(&quot; &quot;;[.F176];1)-1));&quot;&quot;;MAX([.A$7:.A176])+1)" office:value-type="float" office:value="50">
            <text:p>50.00</text:p>
          </table:table-cell>
          <table:table-cell table:style-name="ce253" office:value-type="string">
            <text:p>FNC_KS_ANS_QST_11_03</text:p>
          </table:table-cell>
          <table:table-cell table:style-name="ce215" table:formula="of:=IF(VALUE(MID([.F177];6;FIND(&quot;:&quot;;[.F177];1)-FIND(&quot; &quot;;[.F177];1)-1))&gt;VALUE(MID([.F176];6;FIND(&quot;:&quot;;[.F176];1)-FIND(&quot; &quot;;[.F176];1)-1));[.C176];[.C176]+1)" office:value-type="float" office:value="2">
            <text:p>2.00</text:p>
          </table:table-cell>
          <table:table-cell table:style-name="ce223" office:value-type="string">
            <text:p>KS\Answers\Question\Edit Answer </text:p>
          </table:table-cell>
          <table:table-cell table:style-name="ce222" office:value-type="string">
            <text:p>Edit answer in case leaving blank at mandatory fields</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8];6;FIND(&quot;:&quot;;[.F178];1)-FIND(&quot; &quot;;[.F178];1)-1))&gt;VALUE(MID([.F177];6;FIND(&quot;:&quot;;[.F177];1)-FIND(&quot; &quot;;[.F177];1)-1));&quot;&quot;;MAX([.A$7:.A177])+1)">
            <text:p/>
          </table:table-cell>
          <table:table-cell table:style-name="ce253" office:value-type="string">
            <text:p>FNC_KS_ANS_QST_11_03</text:p>
          </table:table-cell>
          <table:table-cell table:style-name="ce215" table:formula="of:=IF(VALUE(MID([.F178];6;FIND(&quot;:&quot;;[.F178];1)-FIND(&quot; &quot;;[.F178];1)-1))&gt;VALUE(MID([.F177];6;FIND(&quot;:&quot;;[.F177];1)-FIND(&quot; &quot;;[.F177];1)-1));[.C177];[.C177]+1)" office:value-type="float" office:value="2">
            <text:p>2.00</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79];6;FIND(&quot;:&quot;;[.F179];1)-FIND(&quot; &quot;;[.F179];1)-1))&gt;VALUE(MID([.F178];6;FIND(&quot;:&quot;;[.F178];1)-FIND(&quot; &quot;;[.F178];1)-1));&quot;&quot;;MAX([.A$7:.A178])+1)">
            <text:p/>
          </table:table-cell>
          <table:table-cell table:style-name="ce253" office:value-type="string">
            <text:p>FNC_KS_ANS_QST_11_03</text:p>
          </table:table-cell>
          <table:table-cell table:style-name="ce215" table:formula="of:=IF(VALUE(MID([.F179];6;FIND(&quot;:&quot;;[.F179];1)-FIND(&quot; &quot;;[.F179];1)-1))&gt;VALUE(MID([.F178];6;FIND(&quot;:&quot;;[.F178];1)-FIND(&quot; &quot;;[.F178];1)-1));[.C178];[.C178]+1)" office:value-type="float" office:value="2">
            <text:p>2.00</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3: Edit answer with blank entry for required field</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0];6;FIND(&quot;:&quot;;[.F180];1)-FIND(&quot; &quot;;[.F180];1)-1))&gt;VALUE(MID([.F179];6;FIND(&quot;:&quot;;[.F179];1)-FIND(&quot; &quot;;[.F179];1)-1));&quot;&quot;;MAX([.A$7:.A179])+1)" office:value-type="float" office:value="51">
            <text:p>51.00</text:p>
          </table:table-cell>
          <table:table-cell table:style-name="ce253" office:value-type="string">
            <text:p>FNC_KS_ANS_QST_11_03</text:p>
          </table:table-cell>
          <table:table-cell table:style-name="ce215" table:formula="of:=IF(VALUE(MID([.F180];6;FIND(&quot;:&quot;;[.F180];1)-FIND(&quot; &quot;;[.F180];1)-1))&gt;VALUE(MID([.F179];6;FIND(&quot;:&quot;;[.F179];1)-FIND(&quot; &quot;;[.F179];1)-1));[.C179];[.C179]+1)" office:value-type="float" office:value="3">
            <text:p>3.00</text:p>
          </table:table-cell>
          <table:table-cell table:style-name="ce223" office:value-type="string">
            <text:p>KS\Answers\Question\Edit Answer </text:p>
          </table:table-cell>
          <table:table-cell table:style-name="ce222" office:value-type="string">
            <text:p>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81];6;FIND(&quot;:&quot;;[.F181];1)-FIND(&quot; &quot;;[.F181];1)-1))&gt;VALUE(MID([.F180];6;FIND(&quot;:&quot;;[.F180];1)-FIND(&quot; &quot;;[.F180];1)-1));&quot;&quot;;MAX([.A$7:.A180])+1)">
            <text:p/>
          </table:table-cell>
          <table:table-cell table:style-name="ce253" office:value-type="string">
            <text:p>FNC_KS_ANS_QST_11_03</text:p>
          </table:table-cell>
          <table:table-cell table:style-name="ce215" table:formula="of:=IF(VALUE(MID([.F181];6;FIND(&quot;:&quot;;[.F181];1)-FIND(&quot; &quot;;[.F181];1)-1))&gt;VALUE(MID([.F180];6;FIND(&quot;:&quot;;[.F180];1)-FIND(&quot; &quot;;[.F180];1)-1));[.C180];[.C180]+1)" office:value-type="float" office:value="3">
            <text:p>3.00</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 unapproved answer</text:p>
          </table:table-cell>
          <table:table-cell table:style-name="ce277" office:value-type="string">
            <text:p>- Edit Answer form is displayed with current values in form</text:p>
            <text:p>- Approv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82];6;FIND(&quot;:&quot;;[.F182];1)-FIND(&quot; &quot;;[.F182];1)-1))&gt;VALUE(MID([.F181];6;FIND(&quot;:&quot;;[.F181];1)-FIND(&quot; &quot;;[.F181];1)-1));&quot;&quot;;MAX([.A$7:.A181])+1)">
            <text:p/>
          </table:table-cell>
          <table:table-cell table:style-name="ce253" office:value-type="string">
            <text:p>FNC_KS_ANS_QST_11_03</text:p>
          </table:table-cell>
          <table:table-cell table:style-name="ce215" table:formula="of:=IF(VALUE(MID([.F182];6;FIND(&quot;:&quot;;[.F182];1)-FIND(&quot; &quot;;[.F182];1)-1))&gt;VALUE(MID([.F181];6;FIND(&quot;:&quot;;[.F181];1)-FIND(&quot; &quot;;[.F181];1)-1));[.C181];[.C181]+1)" office:value-type="float" office:value="3">
            <text:p>3.00</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3: Edit answer</text:p>
          </table:table-cell>
          <table:table-cell table:style-name="ce223" office:value-type="string">
            <text:p>- Tick [Approved] check box</text:p>
            <text:p>- Input valid data in fields</text:p>
            <text:p>- Click [Save] button</text:p>
          </table:table-cell>
          <table:table-cell table:style-name="ce223" office:value-type="string">
            <text:p>- The answer is edited and [Approved] status of question is “Yes” in Manage questions form.</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3];6;FIND(&quot;:&quot;;[.F183];1)-FIND(&quot; &quot;;[.F183];1)-1))&gt;VALUE(MID([.F182];6;FIND(&quot;:&quot;;[.F182];1)-FIND(&quot; &quot;;[.F182];1)-1));&quot;&quot;;MAX([.A$7:.A182])+1)" office:value-type="float" office:value="52">
            <text:p>52.00</text:p>
          </table:table-cell>
          <table:table-cell table:style-name="ce253" office:value-type="string">
            <text:p>FNC_KS_ANS_QST_11_03</text:p>
          </table:table-cell>
          <table:table-cell table:style-name="ce215" table:formula="of:=IF(VALUE(MID([.F183];6;FIND(&quot;:&quot;;[.F183];1)-FIND(&quot; &quot;;[.F183];1)-1))&gt;VALUE(MID([.F182];6;FIND(&quot;:&quot;;[.F182];1)-FIND(&quot; &quot;;[.F182];1)-1));[.C182];[.C182]+1)" office:value-type="float" office:value="4">
            <text:p>4.00</text:p>
          </table:table-cell>
          <table:table-cell table:style-name="ce223" office:value-type="string">
            <text:p>KS\Answers\Question\Edit Answer </text:p>
          </table:table-cell>
          <table:table-cell table:style-name="ce227" office:value-type="string">
            <text:p>Dis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4];6;FIND(&quot;:&quot;;[.F184];1)-FIND(&quot; &quot;;[.F184];1)-1))&gt;VALUE(MID([.F183];6;FIND(&quot;:&quot;;[.F183];1)-FIND(&quot; &quot;;[.F183];1)-1));&quot;&quot;;MAX([.A$7:.A183])+1)">
            <text:p/>
          </table:table-cell>
          <table:table-cell table:style-name="ce253" office:value-type="string">
            <text:p>FNC_KS_ANS_QST_11_03</text:p>
          </table:table-cell>
          <table:table-cell table:style-name="ce215" table:formula="of:=IF(VALUE(MID([.F184];6;FIND(&quot;:&quot;;[.F184];1)-FIND(&quot; &quot;;[.F184];1)-1))&gt;VALUE(MID([.F183];6;FIND(&quot;:&quot;;[.F183];1)-FIND(&quot; &quot;;[.F183];1)-1));[.C183];[.C183]+1)" office:value-type="float" office:value="4">
            <text:p>4.00</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pproved answer</text:p>
          </table:table-cell>
          <table:table-cell table:style-name="ce277" office:value-type="string">
            <text:p>- Edit Answer form is displayed with current values in form</text:p>
            <text:p>- Approv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185];6;FIND(&quot;:&quot;;[.F185];1)-FIND(&quot; &quot;;[.F185];1)-1))&gt;VALUE(MID([.F184];6;FIND(&quot;:&quot;;[.F184];1)-FIND(&quot; &quot;;[.F184];1)-1));&quot;&quot;;MAX([.A$7:.A184])+1)">
            <text:p/>
          </table:table-cell>
          <table:table-cell table:style-name="ce253" office:value-type="string">
            <text:p>FNC_KS_ANS_QST_11_03</text:p>
          </table:table-cell>
          <table:table-cell table:style-name="ce215" table:formula="of:=IF(VALUE(MID([.F185];6;FIND(&quot;:&quot;;[.F185];1)-FIND(&quot; &quot;;[.F185];1)-1))&gt;VALUE(MID([.F184];6;FIND(&quot;:&quot;;[.F184];1)-FIND(&quot; &quot;;[.F184];1)-1));[.C184];[.C184]+1)" office:value-type="float" office:value="4">
            <text:p>4.00</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text:span text:style-name="T6">p 3: Edit answer</text:span></text:p>
          </table:table-cell>
          <table:table-cell table:style-name="ce223" office:value-type="string">
            <text:p>- Do not tick [Approved] check box</text:p>
            <text:p>- Input valid data in fields</text:p>
            <text:p>- Click [Save] button</text:p>
          </table:table-cell>
          <table:table-cell table:style-name="ce223"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6];6;FIND(&quot;:&quot;;[.F186];1)-FIND(&quot; &quot;;[.F186];1)-1))&gt;VALUE(MID([.F185];6;FIND(&quot;:&quot;;[.F185];1)-FIND(&quot; &quot;;[.F185];1)-1));&quot;&quot;;MAX([.A$7:.A185])+1)" office:value-type="float" office:value="53">
            <text:p>53.00</text:p>
          </table:table-cell>
          <table:table-cell table:style-name="ce253" office:value-type="string">
            <text:p>FNC_KS_ANS_QST_11_03</text:p>
          </table:table-cell>
          <table:table-cell table:style-name="ce215" table:formula="of:=IF(VALUE(MID([.F186];6;FIND(&quot;:&quot;;[.F186];1)-FIND(&quot; &quot;;[.F186];1)-1))&gt;VALUE(MID([.F185];6;FIND(&quot;:&quot;;[.F185];1)-FIND(&quot; &quot;;[.F185];1)-1));[.C185];[.C185]+1)" office:value-type="float" office:value="5">
            <text:p>5.00</text:p>
          </table:table-cell>
          <table:table-cell table:style-name="ce223" office:value-type="string">
            <text:p>KS\Answers\Question\Edit Answer </text:p>
          </table:table-cell>
          <table:table-cell table:style-name="ce227" office:value-type="string">
            <text:p>Activat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87];6;FIND(&quot;:&quot;;[.F187];1)-FIND(&quot; &quot;;[.F187];1)-1))&gt;VALUE(MID([.F186];6;FIND(&quot;:&quot;;[.F186];1)-FIND(&quot; &quot;;[.F186];1)-1));&quot;&quot;;MAX([.A$7:.A186])+1)">
            <text:p/>
          </table:table-cell>
          <table:table-cell table:style-name="ce253" office:value-type="string">
            <text:p>FNC_KS_ANS_QST_11_03</text:p>
          </table:table-cell>
          <table:table-cell table:style-name="ce215" table:formula="of:=IF(VALUE(MID([.F187];6;FIND(&quot;:&quot;;[.F187];1)-FIND(&quot; &quot;;[.F187];1)-1))&gt;VALUE(MID([.F186];6;FIND(&quot;:&quot;;[.F186];1)-FIND(&quot; &quot;;[.F186];1)-1));[.C186];[.C186]+1)" office:value-type="float" office:value="5">
            <text:p>5.00</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inactivated answer</text:p>
          </table:table-cell>
          <table:table-cell table:style-name="ce277" office:value-type="string">
            <text:p>- Edit Answer form is displayed with current values in form</text:p>
            <text:p>- Activat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88];6;FIND(&quot;:&quot;;[.F188];1)-FIND(&quot; &quot;;[.F188];1)-1))&gt;VALUE(MID([.F187];6;FIND(&quot;:&quot;;[.F187];1)-FIND(&quot; &quot;;[.F187];1)-1));&quot;&quot;;MAX([.A$7:.A187])+1)">
            <text:p/>
          </table:table-cell>
          <table:table-cell table:style-name="ce253" office:value-type="string">
            <text:p>FNC_KS_ANS_QST_11_03</text:p>
          </table:table-cell>
          <table:table-cell table:style-name="ce215" table:formula="of:=IF(VALUE(MID([.F188];6;FIND(&quot;:&quot;;[.F188];1)-FIND(&quot; &quot;;[.F188];1)-1))&gt;VALUE(MID([.F187];6;FIND(&quot;:&quot;;[.F187];1)-FIND(&quot; &quot;;[.F187];1)-1));[.C187];[.C187]+1)" office:value-type="float" office:value="5">
            <text:p>5.00</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3: Edit answer</text:p>
          </table:table-cell>
          <table:table-cell table:style-name="ce223" office:value-type="string">
            <text:p>- Check [Activated] check box</text:p>
            <text:p>- Input valid data in the required fields.</text:p>
            <text:p>- Click [Save] button</text:p>
          </table:table-cell>
          <table:table-cell table:style-name="ce223" office:value-type="string">
            <text:p>- The answer is edited and question status of [Activated] field is “Yes” in Manage questions</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9];6;FIND(&quot;:&quot;;[.F189];1)-FIND(&quot; &quot;;[.F189];1)-1))&gt;VALUE(MID([.F188];6;FIND(&quot;:&quot;;[.F188];1)-FIND(&quot; &quot;;[.F188];1)-1));&quot;&quot;;MAX([.A$7:.A188])+1)" office:value-type="float" office:value="54">
            <text:p>54.00</text:p>
          </table:table-cell>
          <table:table-cell table:style-name="ce253" office:value-type="string">
            <text:p>FNC_KS_ANS_QST_11_03</text:p>
          </table:table-cell>
          <table:table-cell table:style-name="ce215" table:formula="of:=IF(VALUE(MID([.F189];6;FIND(&quot;:&quot;;[.F189];1)-FIND(&quot; &quot;;[.F189];1)-1))&gt;VALUE(MID([.F188];6;FIND(&quot;:&quot;;[.F188];1)-FIND(&quot; &quot;;[.F188];1)-1));[.C188];[.C188]+1)" office:value-type="float" office:value="6">
            <text:p>6.00</text:p>
          </table:table-cell>
          <table:table-cell table:style-name="ce223" office:value-type="string">
            <text:p>KS\Answers\Question\Edit Answer </text:p>
          </table:table-cell>
          <table:table-cell table:style-name="ce227" office:value-type="string">
            <text:p>Hide question while editing answer</text:p>
            <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0];6;FIND(&quot;:&quot;;[.F190];1)-FIND(&quot; &quot;;[.F190];1)-1))&gt;VALUE(MID([.F189];6;FIND(&quot;:&quot;;[.F189];1)-FIND(&quot; &quot;;[.F189];1)-1));&quot;&quot;;MAX([.A$7:.A189])+1)">
            <text:p/>
          </table:table-cell>
          <table:table-cell table:style-name="ce253" office:value-type="string">
            <text:p>FNC_KS_ANS_QST_11_03</text:p>
          </table:table-cell>
          <table:table-cell table:style-name="ce215" table:formula="of:=IF(VALUE(MID([.F190];6;FIND(&quot;:&quot;;[.F190];1)-FIND(&quot; &quot;;[.F190];1)-1))&gt;VALUE(MID([.F189];6;FIND(&quot;:&quot;;[.F189];1)-FIND(&quot; &quot;;[.F189];1)-1));[.C189];[.C189]+1)" office:value-type="float" office:value="6">
            <text:p>6.00</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2: Open Edit answer form</text:p>
          </table:table-cell>
          <table:table-cell table:style-name="ce272" office:value-type="string">
            <text:p>- Click on the question panel</text:p>
            <text:p>- Click on Edit icon at the top right of an activated answer</text:p>
          </table:table-cell>
          <table:table-cell table:style-name="ce277" office:value-type="string">
            <text:p>- Edit Answer form is displayed with current values in form.</text:p>
            <text:p>- Activat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91];6;FIND(&quot;:&quot;;[.F191];1)-FIND(&quot; &quot;;[.F191];1)-1))&gt;VALUE(MID([.F190];6;FIND(&quot;:&quot;;[.F190];1)-FIND(&quot; &quot;;[.F190];1)-1));&quot;&quot;;MAX([.A$7:.A190])+1)">
            <text:p/>
          </table:table-cell>
          <table:table-cell table:style-name="ce253" office:value-type="string">
            <text:p>FNC_KS_ANS_QST_11_03</text:p>
          </table:table-cell>
          <table:table-cell table:style-name="ce215" table:formula="of:=IF(VALUE(MID([.F191];6;FIND(&quot;:&quot;;[.F191];1)-FIND(&quot; &quot;;[.F191];1)-1))&gt;VALUE(MID([.F190];6;FIND(&quot;:&quot;;[.F190];1)-FIND(&quot; &quot;;[.F190];1)-1));[.C190];[.C190]+1)" office:value-type="float" office:value="6">
            <text:p>6.00</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3: Edit answer</text:p>
          </table:table-cell>
          <table:table-cell table:style-name="ce223" office:value-type="string">
            <text:p>- Do not tick [Activated] check box</text:p>
            <text:p>- Input valid data in the required fields.</text:p>
            <text:p>- Click [Save] button</text:p>
          </table:table-cell>
          <table:table-cell table:style-name="ce223" office:value-type="string">
            <text:p>- The answer is edited and question status of [Activated] is “No” in Manage questions</text:p>
            <text:p>- This question is invisible for everyone except administrator or moderato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2];6;FIND(&quot;:&quot;;[.F192];1)-FIND(&quot; &quot;;[.F192];1)-1))&gt;VALUE(MID([.F191];6;FIND(&quot;:&quot;;[.F191];1)-FIND(&quot; &quot;;[.F191];1)-1));&quot;&quot;;MAX([.A$7:.A191])+1)" office:value-type="float" office:value="55">
            <text:p>55.00</text:p>
          </table:table-cell>
          <table:table-cell table:style-name="ce253" office:value-type="string">
            <text:p>FNC_KS_ANS_QST_11_04</text:p>
          </table:table-cell>
          <table:table-cell table:style-name="ce215" office:value-type="float" office:value="1">
            <text:p>1.00</text:p>
          </table:table-cell>
          <table:table-cell table:style-name="ce223" office:value-type="string">
            <text:p>KS\Answers\Question\Answer Status </text:p>
          </table:table-cell>
          <table:table-cell table:style-name="ce222" office:value-type="string">
            <text:p>Approve and disapprov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3];6;FIND(&quot;:&quot;;[.F193];1)-FIND(&quot; &quot;;[.F193];1)-1))&gt;VALUE(MID([.F192];6;FIND(&quot;:&quot;;[.F192];1)-FIND(&quot; &quot;;[.F192];1)-1));&quot;&quot;;MAX([.A$7:.A192])+1)">
            <text:p/>
          </table:table-cell>
          <table:table-cell table:style-name="ce253" office:value-type="string">
            <text:p>FNC_KS_ANS_QST_11_04</text:p>
          </table:table-cell>
          <table:table-cell table:style-name="ce215" table:formula="of:=IF(VALUE(MID([.F193];6;FIND(&quot;:&quot;;[.F193];1)-FIND(&quot; &quot;;[.F193];1)-1))&gt;VALUE(MID([.F192];6;FIND(&quot;:&quot;;[.F192];1)-FIND(&quot; &quot;;[.F192];1)-1));[.C192];[.C192]+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4];6;FIND(&quot;:&quot;;[.F194];1)-FIND(&quot; &quot;;[.F194];1)-1))&gt;VALUE(MID([.F193];6;FIND(&quot;:&quot;;[.F193];1)-FIND(&quot; &quot;;[.F193];1)-1));&quot;&quot;;MAX([.A$7:.A193])+1)">
            <text:p/>
          </table:table-cell>
          <table:table-cell table:style-name="ce253" office:value-type="string">
            <text:p>FNC_KS_ANS_QST_11_04</text:p>
          </table:table-cell>
          <table:table-cell table:style-name="ce215" table:formula="of:=IF(VALUE(MID([.F194];6;FIND(&quot;:&quot;;[.F194];1)-FIND(&quot; &quot;;[.F194];1)-1))&gt;VALUE(MID([.F193];6;FIND(&quot;:&quot;;[.F193];1)-FIND(&quot; &quot;;[.F193];1)-1));[.C193];[.C193]+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3: Disapprove a specific answer</text:p>
          </table:table-cell>
          <table:table-cell table:style-name="ce272" office:value-type="string">
            <text:p>- Click on Approved icon to change status into disapproved</text:p>
          </table:table-cell>
          <table:table-cell table:style-name="ce277" office:value-type="string">
            <text:p>- The answer is unapprov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95];6;FIND(&quot;:&quot;;[.F195];1)-FIND(&quot; &quot;;[.F195];1)-1))&gt;VALUE(MID([.F194];6;FIND(&quot;:&quot;;[.F194];1)-FIND(&quot; &quot;;[.F194];1)-1));&quot;&quot;;MAX([.A$7:.A194])+1)">
            <text:p/>
          </table:table-cell>
          <table:table-cell table:style-name="ce253" office:value-type="string">
            <text:p>FNC_KS_ANS_QST_11_04</text:p>
          </table:table-cell>
          <table:table-cell table:style-name="ce215" table:formula="of:=IF(VALUE(MID([.F195];6;FIND(&quot;:&quot;;[.F195];1)-FIND(&quot; &quot;;[.F195];1)-1))&gt;VALUE(MID([.F194];6;FIND(&quot;:&quot;;[.F194];1)-FIND(&quot; &quot;;[.F194];1)-1));[.C194];[.C194]+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4: <text:s/>Check unapproved answer</text:p>
          </table:table-cell>
          <table:table-cell table:style-name="ce272" office:value-type="string">
            <text:p>- Click on the question which has unapproved answer</text:p>
          </table:table-cell>
          <table:table-cell table:style-name="ce277" office:value-type="string">
            <text:p>- The unapprov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96];6;FIND(&quot;:&quot;;[.F196];1)-FIND(&quot; &quot;;[.F196];1)-1))&gt;VALUE(MID([.F195];6;FIND(&quot;:&quot;;[.F195];1)-FIND(&quot; &quot;;[.F195];1)-1));&quot;&quot;;MAX([.A$7:.A195])+1)">
            <text:p/>
          </table:table-cell>
          <table:table-cell table:style-name="ce253" office:value-type="string">
            <text:p>FNC_KS_ANS_QST_11_04</text:p>
          </table:table-cell>
          <table:table-cell table:style-name="ce215" table:formula="of:=IF(VALUE(MID([.F196];6;FIND(&quot;:&quot;;[.F196];1)-FIND(&quot; &quot;;[.F196];1)-1))&gt;VALUE(MID([.F195];6;FIND(&quot;:&quot;;[.F195];1)-FIND(&quot; &quot;;[.F195];1)-1));[.C195];[.C195]+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5: Approve question</text:p>
          </table:table-cell>
          <table:table-cell table:style-name="ce272" office:value-type="string">
            <text:p>- Login by administrator and view the question having unapproved answer</text:p>
            <text:p>- Click on Disapproved icon to change status into approv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7];6;FIND(&quot;:&quot;;[.F197];1)-FIND(&quot; &quot;;[.F197];1)-1))&gt;VALUE(MID([.F196];6;FIND(&quot;:&quot;;[.F196];1)-FIND(&quot; &quot;;[.F196];1)-1));&quot;&quot;;MAX([.A$7:.A196])+1)">
            <text:p/>
          </table:table-cell>
          <table:table-cell table:style-name="ce253" office:value-type="string">
            <text:p>FNC_KS_ANS_QST_11_04</text:p>
          </table:table-cell>
          <table:table-cell table:style-name="ce215" table:formula="of:=IF(VALUE(MID([.F197];6;FIND(&quot;:&quot;;[.F197];1)-FIND(&quot; &quot;;[.F197];1)-1))&gt;VALUE(MID([.F196];6;FIND(&quot;:&quot;;[.F196];1)-FIND(&quot; &quot;;[.F196];1)-1));[.C196];[.C196]+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6: Check approved answer</text:p>
          </table:table-cell>
          <table:table-cell table:style-name="ce272" office:value-type="string">
            <text:p>- Click on the question which has approved answer</text:p>
          </table:table-cell>
          <table:table-cell table:style-name="ce277" office:value-type="string">
            <text:p>- The approv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8];6;FIND(&quot;:&quot;;[.F198];1)-FIND(&quot; &quot;;[.F198];1)-1))&gt;VALUE(MID([.F197];6;FIND(&quot;:&quot;;[.F197];1)-FIND(&quot; &quot;;[.F197];1)-1));&quot;&quot;;MAX([.A$7:.A197])+1)" office:value-type="float" office:value="56">
            <text:p>56.00</text:p>
          </table:table-cell>
          <table:table-cell table:style-name="ce253" office:value-type="string">
            <text:p>FNC_KS_ANS_QST_11_04</text:p>
          </table:table-cell>
          <table:table-cell table:style-name="ce215" table:formula="of:=IF(VALUE(MID([.F198];6;FIND(&quot;:&quot;;[.F198];1)-FIND(&quot; &quot;;[.F198];1)-1))&gt;VALUE(MID([.F197];6;FIND(&quot;:&quot;;[.F197];1)-FIND(&quot; &quot;;[.F197];1)-1));[.C197];[.C197]+1)" office:value-type="float" office:value="2">
            <text:p>2.00</text:p>
          </table:table-cell>
          <table:table-cell table:style-name="ce223" office:value-type="string">
            <text:p>KS\Answers\Question\Answer Status </text:p>
          </table:table-cell>
          <table:table-cell table:style-name="ce222" office:value-type="string">
            <text:p>Activate and inactivat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9];6;FIND(&quot;:&quot;;[.F199];1)-FIND(&quot; &quot;;[.F199];1)-1))&gt;VALUE(MID([.F198];6;FIND(&quot;:&quot;;[.F198];1)-FIND(&quot; &quot;;[.F198];1)-1));&quot;&quot;;MAX([.A$7:.A198])+1)">
            <text:p/>
          </table:table-cell>
          <table:table-cell table:style-name="ce253" office:value-type="string">
            <text:p>FNC_KS_ANS_QST_11_04</text:p>
          </table:table-cell>
          <table:table-cell table:style-name="ce215" table:formula="of:=IF(VALUE(MID([.F199];6;FIND(&quot;:&quot;;[.F199];1)-FIND(&quot; &quot;;[.F199];1)-1))&gt;VALUE(MID([.F198];6;FIND(&quot;:&quot;;[.F198];1)-FIND(&quot; &quot;;[.F198];1)-1));[.C198];[.C198]+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0];6;FIND(&quot;:&quot;;[.F200];1)-FIND(&quot; &quot;;[.F200];1)-1))&gt;VALUE(MID([.F199];6;FIND(&quot;:&quot;;[.F199];1)-FIND(&quot; &quot;;[.F199];1)-1));&quot;&quot;;MAX([.A$7:.A199])+1)">
            <text:p/>
          </table:table-cell>
          <table:table-cell table:style-name="ce253" office:value-type="string">
            <text:p>FNC_KS_ANS_QST_11_04</text:p>
          </table:table-cell>
          <table:table-cell table:style-name="ce215" table:formula="of:=IF(VALUE(MID([.F200];6;FIND(&quot;:&quot;;[.F200];1)-FIND(&quot; &quot;;[.F200];1)-1))&gt;VALUE(MID([.F199];6;FIND(&quot;:&quot;;[.F199];1)-FIND(&quot; &quot;;[.F199];1)-1));[.C199];[.C199]+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3: Inactivate a specific answer</text:p>
          </table:table-cell>
          <table:table-cell table:style-name="ce272" office:value-type="string">
            <text:p>- Click on activate icon to change status into inactivated</text:p>
          </table:table-cell>
          <table:table-cell table:style-name="ce277" office:value-type="string">
            <text:p>- The answer is inactivat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01];6;FIND(&quot;:&quot;;[.F201];1)-FIND(&quot; &quot;;[.F201];1)-1))&gt;VALUE(MID([.F200];6;FIND(&quot;:&quot;;[.F200];1)-FIND(&quot; &quot;;[.F200];1)-1));&quot;&quot;;MAX([.A$7:.A200])+1)">
            <text:p/>
          </table:table-cell>
          <table:table-cell table:style-name="ce253" office:value-type="string">
            <text:p>FNC_KS_ANS_QST_11_04</text:p>
          </table:table-cell>
          <table:table-cell table:style-name="ce215" table:formula="of:=IF(VALUE(MID([.F201];6;FIND(&quot;:&quot;;[.F201];1)-FIND(&quot; &quot;;[.F201];1)-1))&gt;VALUE(MID([.F200];6;FIND(&quot;:&quot;;[.F200];1)-FIND(&quot; &quot;;[.F200];1)-1));[.C200];[.C200]+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4: <text:s/>Check inactivated answer</text:p>
          </table:table-cell>
          <table:table-cell table:style-name="ce272" office:value-type="string">
            <text:p>- Click on the question which has inactivated answer</text:p>
          </table:table-cell>
          <table:table-cell table:style-name="ce277" office:value-type="string">
            <text:p>- The inactivat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02];6;FIND(&quot;:&quot;;[.F202];1)-FIND(&quot; &quot;;[.F202];1)-1))&gt;VALUE(MID([.F201];6;FIND(&quot;:&quot;;[.F201];1)-FIND(&quot; &quot;;[.F201];1)-1));&quot;&quot;;MAX([.A$7:.A201])+1)">
            <text:p/>
          </table:table-cell>
          <table:table-cell table:style-name="ce253" office:value-type="string">
            <text:p>FNC_KS_ANS_QST_11_04</text:p>
          </table:table-cell>
          <table:table-cell table:style-name="ce215" table:formula="of:=IF(VALUE(MID([.F202];6;FIND(&quot;:&quot;;[.F202];1)-FIND(&quot; &quot;;[.F202];1)-1))&gt;VALUE(MID([.F201];6;FIND(&quot;:&quot;;[.F201];1)-FIND(&quot; &quot;;[.F201];1)-1));[.C201];[.C201]+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5: Activate question</text:p>
          </table:table-cell>
          <table:table-cell table:style-name="ce272" office:value-type="string">
            <text:p>- Login by administrator and view the question having inactivated answer</text:p>
            <text:p>- Click on Inactivated icon into activat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3];6;FIND(&quot;:&quot;;[.F203];1)-FIND(&quot; &quot;;[.F203];1)-1))&gt;VALUE(MID([.F202];6;FIND(&quot;:&quot;;[.F202];1)-FIND(&quot; &quot;;[.F202];1)-1));&quot;&quot;;MAX([.A$7:.A202])+1)">
            <text:p/>
          </table:table-cell>
          <table:table-cell table:style-name="ce253" office:value-type="string">
            <text:p>FNC_KS_ANS_QST_11_04</text:p>
          </table:table-cell>
          <table:table-cell table:style-name="ce215" table:formula="of:=IF(VALUE(MID([.F203];6;FIND(&quot;:&quot;;[.F203];1)-FIND(&quot; &quot;;[.F203];1)-1))&gt;VALUE(MID([.F202];6;FIND(&quot;:&quot;;[.F202];1)-FIND(&quot; &quot;;[.F202];1)-1));[.C202];[.C202]+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6: Check activated answer</text:p>
          </table:table-cell>
          <table:table-cell table:style-name="ce272" office:value-type="string">
            <text:p>- Click on the question which has activated answer</text:p>
          </table:table-cell>
          <table:table-cell table:style-name="ce277" office:value-type="string">
            <text:p>- The activat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4];6;FIND(&quot;:&quot;;[.F204];1)-FIND(&quot; &quot;;[.F204];1)-1))&gt;VALUE(MID([.F203];6;FIND(&quot;:&quot;;[.F203];1)-FIND(&quot; &quot;;[.F203];1)-1));&quot;&quot;;MAX([.A$7:.A203])+1)" office:value-type="float" office:value="57">
            <text:p>57.00</text:p>
          </table:table-cell>
          <table:table-cell table:style-name="ce253" office:value-type="string">
            <text:p>FNC_KS_ANS_QST_11_05</text:p>
          </table:table-cell>
          <table:table-cell table:style-name="ce215" office:value-type="float" office:value="1">
            <text:p>1.00</text:p>
          </table:table-cell>
          <table:table-cell table:style-name="ce257" office:value-type="string">
            <text:p>KS\Answers\Question\Delete Answer </text:p>
          </table:table-cell>
          <table:table-cell table:style-name="ce222" office:value-type="string">
            <text:p>Delete an answer of specific question</text:p>
          </table:table-cell>
          <table:table-cell table:style-name="ce223" office:value-type="string">
            <text:p>Step 1: Add categories &amp; questions</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5];6;FIND(&quot;:&quot;;[.F205];1)-FIND(&quot; &quot;;[.F205];1)-1))&gt;VALUE(MID([.F204];6;FIND(&quot;:&quot;;[.F204];1)-FIND(&quot; &quot;;[.F204];1)-1));&quot;&quot;;MAX([.A$7:.A204])+1)">
            <text:p/>
          </table:table-cell>
          <table:table-cell table:style-name="ce253" office:value-type="string">
            <text:p>FNC_KS_ANS_QST_11_05</text:p>
          </table:table-cell>
          <table:table-cell table:style-name="ce215" table:formula="of:=IF(VALUE(MID([.F205];6;FIND(&quot;:&quot;;[.F205];1)-FIND(&quot; &quot;;[.F205];1)-1))&gt;VALUE(MID([.F204];6;FIND(&quot;:&quot;;[.F204];1)-FIND(&quot; &quot;;[.F204];1)-1));[.C204];[.C204]+1)" office:value-type="float" office:value="1">
            <text:p>1.00</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2: Answer question in multiple answers</text:p>
          </table:table-cell>
          <table:table-cell table:style-name="ce272" office:value-type="string">
            <text:p>- Login by administrator and answer questions in multiple answers </text:p>
          </table:table-cell>
          <table:table-cell table:style-name="ce277" office:value-type="string">
            <text:p>- Questions are answered in multiple answ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06];6;FIND(&quot;:&quot;;[.F206];1)-FIND(&quot; &quot;;[.F206];1)-1))&gt;VALUE(MID([.F205];6;FIND(&quot;:&quot;;[.F205];1)-FIND(&quot; &quot;;[.F205];1)-1));&quot;&quot;;MAX([.A$7:.A205])+1)">
            <text:p/>
          </table:table-cell>
          <table:table-cell table:style-name="ce253" office:value-type="string">
            <text:p>FNC_KS_ANS_QST_11_05</text:p>
          </table:table-cell>
          <table:table-cell table:style-name="ce215" table:formula="of:=IF(VALUE(MID([.F206];6;FIND(&quot;:&quot;;[.F206];1)-FIND(&quot; &quot;;[.F206];1)-1))&gt;VALUE(MID([.F205];6;FIND(&quot;:&quot;;[.F205];1)-FIND(&quot; &quot;;[.F205];1)-1));[.C205];[.C205]+1)" office:value-type="float" office:value="1">
            <text:p>1.00</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3: Delete a specific answer</text:p>
          </table:table-cell>
          <table:table-cell table:style-name="ce272" office:value-type="string">
            <text:p>- Go to answer question from</text:p>
            <text:p>- Click on delete icon of the question answer that you want to delete</text:p>
          </table:table-cell>
          <table:table-cell table:style-name="ce277" office:value-type="string">
            <text:p>- The selected question is delet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7];6;FIND(&quot;:&quot;;[.F207];1)-FIND(&quot; &quot;;[.F207];1)-1))&gt;VALUE(MID([.F206];6;FIND(&quot;:&quot;;[.F206];1)-FIND(&quot; &quot;;[.F206];1)-1));&quot;&quot;;MAX([.A$7:.A206])+1)" office:value-type="float" office:value="58">
            <text:p>58.00</text:p>
          </table:table-cell>
          <table:table-cell table:style-name="ce253" office:value-type="string">
            <text:p>FNC_KS_ANS_QST_12</text:p>
          </table:table-cell>
          <table:table-cell table:style-name="ce215" office:value-type="float" office:value="1">
            <text:p>1.00</text:p>
          </table:table-cell>
          <table:table-cell table:style-name="ce222" office:value-type="string">
            <text:p>KS\Answers\Question\Move Question </text:p>
          </table:table-cell>
          <table:table-cell table:style-name="ce222" office:value-type="string">
            <text:p>Move Question by administrator</text:p>
          </table:table-cell>
          <table:table-cell table:style-name="ce270" office:value-type="string">
            <text:p>Step 1: Create category and question</text:p>
          </table:table-cell>
          <table:table-cell table:style-name="ce223" office:value-type="string">
            <text:p>- Login by administrator</text:p>
            <text:p>- Create a category</text:p>
            <text:p>- Create question </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8];6;FIND(&quot;:&quot;;[.F208];1)-FIND(&quot; &quot;;[.F208];1)-1))&gt;VALUE(MID([.F207];6;FIND(&quot;:&quot;;[.F207];1)-FIND(&quot; &quot;;[.F207];1)-1));&quot;&quot;;MAX([.A$7:.A207])+1)">
            <text:p/>
          </table:table-cell>
          <table:table-cell table:style-name="ce253" office:value-type="string">
            <text:p>FNC_KS_ANS_QST_12</text:p>
          </table:table-cell>
          <table:table-cell table:style-name="ce215" table:formula="of:=IF(VALUE(MID([.F208];6;FIND(&quot;:&quot;;[.F208];1)-FIND(&quot; &quot;;[.F208];1)-1))&gt;VALUE(MID([.F207];6;FIND(&quot;:&quot;;[.F207];1)-FIND(&quot; &quot;;[.F207];1)-1));[.C207];[.C207]+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209];6;FIND(&quot;:&quot;;[.F209];1)-FIND(&quot; &quot;;[.F209];1)-1))&gt;VALUE(MID([.F208];6;FIND(&quot;:&quot;;[.F208];1)-FIND(&quot; &quot;;[.F208];1)-1));&quot;&quot;;MAX([.A$7:.A208])+1)">
            <text:p/>
          </table:table-cell>
          <table:table-cell table:style-name="ce253" office:value-type="string">
            <text:p>FNC_KS_ANS_QST_12</text:p>
          </table:table-cell>
          <table:table-cell table:style-name="ce215" table:formula="of:=IF(VALUE(MID([.F209];6;FIND(&quot;:&quot;;[.F209];1)-FIND(&quot; &quot;;[.F209];1)-1))&gt;VALUE(MID([.F208];6;FIND(&quot;:&quot;;[.F208];1)-FIND(&quot; &quot;;[.F208];1)-1));[.C208];[.C208]+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 The question is moved successfully <text:span text:style-name="T6">to new selected destination</text:span></text:p>
            <text:p><text:span text:style-name="T6">- A notify mail is sent to question's author to inform about the moving.</text:spa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0];6;FIND(&quot;:&quot;;[.F210];1)-FIND(&quot; &quot;;[.F210];1)-1))&gt;VALUE(MID([.F209];6;FIND(&quot;:&quot;;[.F209];1)-FIND(&quot; &quot;;[.F209];1)-1));&quot;&quot;;MAX([.A$7:.A209])+1)">
            <text:p/>
          </table:table-cell>
          <table:table-cell table:style-name="ce253" office:value-type="string">
            <text:p>FNC_KS_ANS_QST_12</text:p>
          </table:table-cell>
          <table:table-cell table:style-name="ce215" table:formula="of:=IF(VALUE(MID([.F210];6;FIND(&quot;:&quot;;[.F210];1)-FIND(&quot; &quot;;[.F210];1)-1))&gt;VALUE(MID([.F209];6;FIND(&quot;:&quot;;[.F209];1)-FIND(&quot; &quot;;[.F209];1)-1));[.C209];[.C209]+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211];6;FIND(&quot;:&quot;;[.F211];1)-FIND(&quot; &quot;;[.F211];1)-1))&gt;VALUE(MID([.F210];6;FIND(&quot;:&quot;;[.F210];1)-FIND(&quot; &quot;;[.F210];1)-1));&quot;&quot;;MAX([.A$7:.A210])+1)" office:value-type="float" office:value="59">
            <text:p>59.00</text:p>
          </table:table-cell>
          <table:table-cell table:style-name="ce253" office:value-type="string">
            <text:p>FNC_KS_ANS_QST_12</text:p>
          </table:table-cell>
          <table:table-cell table:style-name="ce215" table:formula="of:=IF(VALUE(MID([.F211];6;FIND(&quot;:&quot;;[.F211];1)-FIND(&quot; &quot;;[.F211];1)-1))&gt;VALUE(MID([.F210];6;FIND(&quot;:&quot;;[.F210];1)-FIND(&quot; &quot;;[.F210];1)-1));[.C210];[.C210]+1)" office:value-type="float" office:value="2">
            <text:p>2.00</text:p>
          </table:table-cell>
          <table:table-cell table:style-name="ce223" office:value-type="string">
            <text:p>KS\Answers\Question\Move Question </text:p>
          </table:table-cell>
          <table:table-cell table:style-name="ce222" office:value-type="string">
            <text:p>Move question by moderator</text:p>
          </table:table-cell>
          <table:table-cell table:style-name="ce270" office:value-type="string">
            <text:p>Step 1: Create category and question</text:p>
          </table:table-cell>
          <table:table-cell table:style-name="ce223" office:value-type="string">
            <text:p>- Login by administrator</text:p>
            <text:p>- Create a category and assign moderator </text:p>
            <text:p>- Create question </text:p>
          </table:table-cell>
          <table:table-cell table:style-name="ce234" office:value-type="string">
            <text:p>- Category and question are created successfully. </text:p>
            <text:p>- Moderation role is assign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2];6;FIND(&quot;:&quot;;[.F212];1)-FIND(&quot; &quot;;[.F212];1)-1))&gt;VALUE(MID([.F211];6;FIND(&quot;:&quot;;[.F211];1)-FIND(&quot; &quot;;[.F211];1)-1));&quot;&quot;;MAX([.A$7:.A211])+1)">
            <text:p/>
          </table:table-cell>
          <table:table-cell table:style-name="ce253" office:value-type="string">
            <text:p>FNC_KS_ANS_QST_12</text:p>
          </table:table-cell>
          <table:table-cell table:style-name="ce215" table:formula="of:=IF(VALUE(MID([.F212];6;FIND(&quot;:&quot;;[.F212];1)-FIND(&quot; &quot;;[.F212];1)-1))&gt;VALUE(MID([.F211];6;FIND(&quot;:&quot;;[.F211];1)-FIND(&quot; &quot;;[.F211];1)-1));[.C211];[.C211]+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9">
          <table:table-cell table:style-name="ce199" table:formula="of:=IF(VALUE(MID([.F213];6;FIND(&quot;:&quot;;[.F213];1)-FIND(&quot; &quot;;[.F213];1)-1))&gt;VALUE(MID([.F212];6;FIND(&quot;:&quot;;[.F212];1)-FIND(&quot; &quot;;[.F212];1)-1));&quot;&quot;;MAX([.A$7:.A212])+1)">
            <text:p/>
          </table:table-cell>
          <table:table-cell table:style-name="ce253" office:value-type="string">
            <text:p>FNC_KS_ANS_QST_12</text:p>
          </table:table-cell>
          <table:table-cell table:style-name="ce215" table:formula="of:=IF(VALUE(MID([.F213];6;FIND(&quot;:&quot;;[.F213];1)-FIND(&quot; &quot;;[.F213];1)-1))&gt;VALUE(MID([.F212];6;FIND(&quot;:&quot;;[.F212];1)-FIND(&quot; &quot;;[.F212];1)-1));[.C212];[.C212]+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text:span text:style-name="T6">-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4];6;FIND(&quot;:&quot;;[.F214];1)-FIND(&quot; &quot;;[.F214];1)-1))&gt;VALUE(MID([.F213];6;FIND(&quot;:&quot;;[.F213];1)-FIND(&quot; &quot;;[.F213];1)-1));&quot;&quot;;MAX([.A$7:.A213])+1)">
            <text:p/>
          </table:table-cell>
          <table:table-cell table:style-name="ce253" office:value-type="string">
            <text:p>FNC_KS_ANS_QST_12</text:p>
          </table:table-cell>
          <table:table-cell table:style-name="ce215" table:formula="of:=IF(VALUE(MID([.F214];6;FIND(&quot;:&quot;;[.F214];1)-FIND(&quot; &quot;;[.F214];1)-1))&gt;VALUE(MID([.F213];6;FIND(&quot;:&quot;;[.F213];1)-FIND(&quot; &quot;;[.F213];1)-1));[.C213];[.C213]+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15];6;FIND(&quot;:&quot;;[.F215];1)-FIND(&quot; &quot;;[.F215];1)-1))&gt;VALUE(MID([.F214];6;FIND(&quot;:&quot;;[.F214];1)-FIND(&quot; &quot;;[.F214];1)-1));&quot;&quot;;MAX([.A$7:.A214])+1)" office:value-type="float" office:value="60">
            <text:p>60.00</text:p>
          </table:table-cell>
          <table:table-cell table:style-name="ce253" office:value-type="string">
            <text:p>FNC_KS_ANS_QST_13</text:p>
          </table:table-cell>
          <table:table-cell table:style-name="ce215" office:value-type="float" office:value="1">
            <text:p>1.00</text:p>
          </table:table-cell>
          <table:table-cell table:style-name="ce222" office:value-type="string">
            <text:p>KS\Answers\Question\Send Question </text:p>
          </table:table-cell>
          <table:table-cell table:style-name="ce222" office:value-type="string">
            <text:p>Send Question </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216];6;FIND(&quot;:&quot;;[.F216];1)-FIND(&quot; &quot;;[.F216];1)-1))&gt;VALUE(MID([.F215];6;FIND(&quot;:&quot;;[.F215];1)-FIND(&quot; &quot;;[.F215];1)-1));&quot;&quot;;MAX([.A$7:.A215])+1)">
            <text:p/>
          </table:table-cell>
          <table:table-cell table:style-name="ce253" office:value-type="string">
            <text:p>FNC_KS_ANS_QST_13</text:p>
          </table:table-cell>
          <table:table-cell table:style-name="ce215" table:formula="of:=IF(VALUE(MID([.F216];6;FIND(&quot;:&quot;;[.F216];1)-FIND(&quot; &quot;;[.F216];1)-1))&gt;VALUE(MID([.F215];6;FIND(&quot;:&quot;;[.F215];1)-FIND(&quot; &quot;;[.F215];1)-1));[.C215];[.C215]+1)" office:value-type="float" office:value="1">
            <text:p>1.00</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2: Open Send question by email form</text:p>
          </table:table-cell>
          <table:table-cell table:style-name="ce223" office:value-type="string">
            <text:p>- Right click on question to choose Send <text:s/>option </text:p>
            <text:p>- Click on question and then click on send question icon at top right of question <text:span text:style-name="T20">panel</text:spa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7];6;FIND(&quot;:&quot;;[.F217];1)-FIND(&quot; &quot;;[.F217];1)-1))&gt;VALUE(MID([.F216];6;FIND(&quot;:&quot;;[.F216];1)-FIND(&quot; &quot;;[.F216];1)-1));&quot;&quot;;MAX([.A$7:.A216])+1)">
            <text:p/>
          </table:table-cell>
          <table:table-cell table:style-name="ce253" office:value-type="string">
            <text:p>FNC_KS_ANS_QST_13</text:p>
          </table:table-cell>
          <table:table-cell table:style-name="ce215" table:formula="of:=IF(VALUE(MID([.F217];6;FIND(&quot;:&quot;;[.F217];1)-FIND(&quot; &quot;;[.F217];1)-1))&gt;VALUE(MID([.F216];6;FIND(&quot;:&quot;;[.F216];1)-FIND(&quot; &quot;;[.F216];1)-1));[.C216];[.C216]+1)" office:value-type="float" office:value="1">
            <text:p>1.00</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3: Send Question to friend</text:p>
          </table:table-cell>
          <table:table-cell table:style-name="ce223" office:value-type="string">
            <text:p>- Input valid values in fields</text:p>
            <text:p>- Click [Send] button</text:p>
          </table:table-cell>
          <table:table-cell table:style-name="ce223" office:value-type="string">
            <text:p>- Mail is sent successfully to email address imputed in To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1">
          <table:table-cell table:style-name="ce199" table:formula="of:=IF(VALUE(MID([.F218];6;FIND(&quot;:&quot;;[.F218];1)-FIND(&quot; &quot;;[.F218];1)-1))&gt;VALUE(MID([.F217];6;FIND(&quot;:&quot;;[.F217];1)-FIND(&quot; &quot;;[.F217];1)-1));&quot;&quot;;MAX([.A$7:.A217])+1)" office:value-type="float" office:value="61">
            <text:p>61.00</text:p>
          </table:table-cell>
          <table:table-cell table:style-name="ce253" office:value-type="string">
            <text:p>FNC_KS_ANS_QST_13</text:p>
          </table:table-cell>
          <table:table-cell table:style-name="ce215" table:formula="of:=IF(VALUE(MID([.F218];6;FIND(&quot;:&quot;;[.F218];1)-FIND(&quot; &quot;;[.F218];1)-1))&gt;VALUE(MID([.F217];6;FIND(&quot;:&quot;;[.F217];1)-FIND(&quot; &quot;;[.F217];1)-1));[.C217];[.C217]+1)" office:value-type="float" office:value="2">
            <text:p>2.00</text:p>
          </table:table-cell>
          <table:table-cell table:style-name="ce223" office:value-type="string">
            <text:p>KS\Answers\Question\Send Question </text:p>
          </table:table-cell>
          <table:table-cell table:style-name="ce222" office:value-type="string">
            <text:p>Send Question in case input invalid format email address</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219];6;FIND(&quot;:&quot;;[.F219];1)-FIND(&quot; &quot;;[.F219];1)-1))&gt;VALUE(MID([.F218];6;FIND(&quot;:&quot;;[.F218];1)-FIND(&quot; &quot;;[.F218];1)-1));&quot;&quot;;MAX([.A$7:.A218])+1)">
            <text:p/>
          </table:table-cell>
          <table:table-cell table:style-name="ce253" office:value-type="string">
            <text:p>FNC_KS_ANS_QST_13</text:p>
          </table:table-cell>
          <table:table-cell table:style-name="ce215" table:formula="of:=IF(VALUE(MID([.F219];6;FIND(&quot;:&quot;;[.F219];1)-FIND(&quot; &quot;;[.F219];1)-1))&gt;VALUE(MID([.F218];6;FIND(&quot;:&quot;;[.F218];1)-FIND(&quot; &quot;;[.F218];1)-1));[.C218];[.C218]+1)" office:value-type="float" office:value="2">
            <text:p>2.00</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2: Open Send question by email form</text:p>
          </table:table-cell>
          <table:table-cell table:style-name="ce223" office:value-type="string">
            <text:p>- Right click on question to choose Send <text:s/>optio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0];6;FIND(&quot;:&quot;;[.F220];1)-FIND(&quot; &quot;;[.F220];1)-1))&gt;VALUE(MID([.F219];6;FIND(&quot;:&quot;;[.F219];1)-FIND(&quot; &quot;;[.F219];1)-1));&quot;&quot;;MAX([.A$7:.A219])+1)">
            <text:p/>
          </table:table-cell>
          <table:table-cell table:style-name="ce253" office:value-type="string">
            <text:p>FNC_KS_ANS_QST_13</text:p>
          </table:table-cell>
          <table:table-cell table:style-name="ce215" table:formula="of:=IF(VALUE(MID([.F220];6;FIND(&quot;:&quot;;[.F220];1)-FIND(&quot; &quot;;[.F220];1)-1))&gt;VALUE(MID([.F219];6;FIND(&quot;:&quot;;[.F219];1)-FIND(&quot; &quot;;[.F219];1)-1));[.C219];[.C219]+1)" office:value-type="float" office:value="2">
            <text:p>2.00</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3: Send Question with invalid email</text:p>
          </table:table-cell>
          <table:table-cell table:style-name="ce223" office:value-type="string">
            <text:p>- Input i<text:span text:style-name="T6">nvalid format em</text:span>ail address into From, Email, To, Add CC, Add BCC fields</text:p>
            <text:p>- Click [Save] button</text:p>
          </table:table-cell>
          <table:table-cell table:style-name="ce223" office:value-type="string">
            <text:p>- Show message to inform that user must input valid email addres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1];6;FIND(&quot;:&quot;;[.F221];1)-FIND(&quot; &quot;;[.F221];1)-1))&gt;VALUE(MID([.F220];6;FIND(&quot;:&quot;;[.F220];1)-FIND(&quot; &quot;;[.F220];1)-1));&quot;&quot;;MAX([.A$7:.A220])+1)" office:value-type="float" office:value="62">
            <text:p>62.00</text:p>
          </table:table-cell>
          <table:table-cell table:style-name="ce253" office:value-type="string">
            <text:p>FNC_KS_ANS_QST_13</text:p>
          </table:table-cell>
          <table:table-cell table:style-name="ce215" table:formula="of:=IF(VALUE(MID([.F221];6;FIND(&quot;:&quot;;[.F221];1)-FIND(&quot; &quot;;[.F221];1)-1))&gt;VALUE(MID([.F220];6;FIND(&quot;:&quot;;[.F220];1)-FIND(&quot; &quot;;[.F220];1)-1));[.C220];[.C220]+1)" office:value-type="float" office:value="3">
            <text:p>3.00</text:p>
          </table:table-cell>
          <table:table-cell table:style-name="ce223" office:value-type="string">
            <text:p>KS\Answers\Question\Send Question </text:p>
          </table:table-cell>
          <table:table-cell table:style-name="ce222" office:value-type="string">
            <text:p>Send Question in case no data entry for required fields</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2];6;FIND(&quot;:&quot;;[.F222];1)-FIND(&quot; &quot;;[.F222];1)-1))&gt;VALUE(MID([.F221];6;FIND(&quot;:&quot;;[.F221];1)-FIND(&quot; &quot;;[.F221];1)-1));&quot;&quot;;MAX([.A$7:.A221])+1)">
            <text:p/>
          </table:table-cell>
          <table:table-cell table:style-name="ce253" office:value-type="string">
            <text:p>FNC_KS_ANS_QST_13</text:p>
          </table:table-cell>
          <table:table-cell table:style-name="ce215" table:formula="of:=IF(VALUE(MID([.F222];6;FIND(&quot;:&quot;;[.F222];1)-FIND(&quot; &quot;;[.F222];1)-1))&gt;VALUE(MID([.F221];6;FIND(&quot;:&quot;;[.F221];1)-FIND(&quot; &quot;;[.F221];1)-1));[.C221];[.C221]+1)" office:value-type="float" office:value="3">
            <text:p>3.00</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23];6;FIND(&quot;:&quot;;[.F223];1)-FIND(&quot; &quot;;[.F223];1)-1))&gt;VALUE(MID([.F222];6;FIND(&quot;:&quot;;[.F222];1)-FIND(&quot; &quot;;[.F222];1)-1));&quot;&quot;;MAX([.A$7:.A222])+1)">
            <text:p/>
          </table:table-cell>
          <table:table-cell table:style-name="ce253" office:value-type="string">
            <text:p>FNC_KS_ANS_QST_13</text:p>
          </table:table-cell>
          <table:table-cell table:style-name="ce215" table:formula="of:=IF(VALUE(MID([.F223];6;FIND(&quot;:&quot;;[.F223];1)-FIND(&quot; &quot;;[.F223];1)-1))&gt;VALUE(MID([.F222];6;FIND(&quot;:&quot;;[.F222];1)-FIND(&quot; &quot;;[.F222];1)-1));[.C222];[.C222]+1)" office:value-type="float" office:value="3">
            <text:p>3.00</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3: Send mail without entry for required field</text:p>
          </table:table-cell>
          <table:table-cell table:style-name="ce223" office:value-type="string">
            <text:p>- Leave blank for required fields</text:p>
            <text:p>- Click [Send] button</text:p>
          </table:table-cell>
          <table:table-cell table:style-name="ce223" office:value-type="string">
            <text:p>- Show message to inform user to input data for required field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4];6;FIND(&quot;:&quot;;[.F224];1)-FIND(&quot; &quot;;[.F224];1)-1))&gt;VALUE(MID([.F223];6;FIND(&quot;:&quot;;[.F223];1)-FIND(&quot; &quot;;[.F223];1)-1));&quot;&quot;;MAX([.A$7:.A223])+1)" office:value-type="float" office:value="63">
            <text:p>63.00</text:p>
          </table:table-cell>
          <table:table-cell table:style-name="ce253" office:value-type="string">
            <text:p>FNC_KS_ANS_QST_13</text:p>
          </table:table-cell>
          <table:table-cell table:style-name="ce215" table:formula="of:=IF(VALUE(MID([.F224];6;FIND(&quot;:&quot;;[.F224];1)-FIND(&quot; &quot;;[.F224];1)-1))&gt;VALUE(MID([.F223];6;FIND(&quot;:&quot;;[.F223];1)-FIND(&quot; &quot;;[.F223];1)-1));[.C223];[.C223]+1)" office:value-type="float" office:value="4">
            <text:p>4.00</text:p>
          </table:table-cell>
          <table:table-cell table:style-name="ce223" office:value-type="string">
            <text:p>KS\Answers\Question\Send Question </text:p>
          </table:table-cell>
          <table:table-cell table:style-name="ce222" office:value-type="string">
            <text:p>Test search user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5];6;FIND(&quot;:&quot;;[.F225];1)-FIND(&quot; &quot;;[.F225];1)-1))&gt;VALUE(MID([.F224];6;FIND(&quot;:&quot;;[.F224];1)-FIND(&quot; &quot;;[.F224];1)-1));&quot;&quot;;MAX([.A$7:.A224])+1)">
            <text:p/>
          </table:table-cell>
          <table:table-cell table:style-name="ce253" office:value-type="string">
            <text:p>FNC_KS_ANS_QST_13</text:p>
          </table:table-cell>
          <table:table-cell table:style-name="ce215" table:formula="of:=IF(VALUE(MID([.F225];6;FIND(&quot;:&quot;;[.F225];1)-FIND(&quot; &quot;;[.F225];1)-1))&gt;VALUE(MID([.F224];6;FIND(&quot;:&quot;;[.F224];1)-FIND(&quot; &quot;;[.F224];1)-1));[.C224];[.C224]+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0">
          <table:table-cell table:style-name="ce199" table:formula="of:=IF(VALUE(MID([.F226];6;FIND(&quot;:&quot;;[.F226];1)-FIND(&quot; &quot;;[.F226];1)-1))&gt;VALUE(MID([.F225];6;FIND(&quot;:&quot;;[.F225];1)-FIND(&quot; &quot;;[.F225];1)-1));&quot;&quot;;MAX([.A$7:.A225])+1)">
            <text:p/>
          </table:table-cell>
          <table:table-cell table:style-name="ce253" office:value-type="string">
            <text:p>FNC_KS_ANS_QST_13</text:p>
          </table:table-cell>
          <table:table-cell table:style-name="ce215" table:formula="of:=IF(VALUE(MID([.F226];6;FIND(&quot;:&quot;;[.F226];1)-FIND(&quot; &quot;;[.F226];1)-1))&gt;VALUE(MID([.F225];6;FIND(&quot;:&quot;;[.F225];1)-FIND(&quot; &quot;;[.F225];1)-1));[.C225];[.C225]+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u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7];6;FIND(&quot;:&quot;;[.F227];1)-FIND(&quot; &quot;;[.F227];1)-1))&gt;VALUE(MID([.F226];6;FIND(&quot;:&quot;;[.F226];1)-FIND(&quot; &quot;;[.F226];1)-1));&quot;&quot;;MAX([.A$7:.A226])+1)">
            <text:p/>
          </table:table-cell>
          <table:table-cell table:style-name="ce253" office:value-type="string">
            <text:p>FNC_KS_ANS_QST_13</text:p>
          </table:table-cell>
          <table:table-cell table:style-name="ce215" table:formula="of:=IF(VALUE(MID([.F227];6;FIND(&quot;:&quot;;[.F227];1)-FIND(&quot; &quot;;[.F227];1)-1))&gt;VALUE(MID([.F226];6;FIND(&quot;:&quot;;[.F226];1)-FIND(&quot; &quot;;[.F226];1)-1));[.C226];[.C226]+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4: Search user</text:p>
          </table:table-cell>
          <table:table-cell table:style-name="ce223" office:value-type="string">
            <text:p>- Input keyword in search textbox that matched properties of user(s)</text:p>
            <text:p>- then click on “Search” icon</text:p>
          </table:table-cell>
          <table:table-cell table:style-name="ce223" office:value-type="string">
            <text:p>User(s) who has properties matching with keywork is list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8];6;FIND(&quot;:&quot;;[.F228];1)-FIND(&quot; &quot;;[.F228];1)-1))&gt;VALUE(MID([.F227];6;FIND(&quot;:&quot;;[.F227];1)-FIND(&quot; &quot;;[.F227];1)-1));&quot;&quot;;MAX([.A$7:.A227])+1)" office:value-type="float" office:value="64">
            <text:p>64.00</text:p>
          </table:table-cell>
          <table:table-cell table:style-name="ce253" office:value-type="string">
            <text:p>FNC_KS_ANS_QST_13</text:p>
          </table:table-cell>
          <table:table-cell table:style-name="ce215" table:formula="of:=IF(VALUE(MID([.F228];6;FIND(&quot;:&quot;;[.F228];1)-FIND(&quot; &quot;;[.F228];1)-1))&gt;VALUE(MID([.F227];6;FIND(&quot;:&quot;;[.F227];1)-FIND(&quot; &quot;;[.F227];1)-1));[.C227];[.C227]+1)" office:value-type="float" office:value="5">
            <text:p>5.00</text:p>
          </table:table-cell>
          <table:table-cell table:style-name="ce223" office:value-type="string">
            <text:p>KS\Answers\Question\Send Question </text:p>
          </table:table-cell>
          <table:table-cell table:style-name="ce222" office:value-type="string">
            <text:p>Test search user in Email address form In case keyword does not match any user</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9];6;FIND(&quot;:&quot;;[.F229];1)-FIND(&quot; &quot;;[.F229];1)-1))&gt;VALUE(MID([.F228];6;FIND(&quot;:&quot;;[.F228];1)-FIND(&quot; &quot;;[.F228];1)-1));&quot;&quot;;MAX([.A$7:.A228])+1)">
            <text:p/>
          </table:table-cell>
          <table:table-cell table:style-name="ce253" office:value-type="string">
            <text:p>FNC_KS_ANS_QST_13</text:p>
          </table:table-cell>
          <table:table-cell table:style-name="ce215" table:formula="of:=IF(VALUE(MID([.F229];6;FIND(&quot;:&quot;;[.F229];1)-FIND(&quot; &quot;;[.F229];1)-1))&gt;VALUE(MID([.F228];6;FIND(&quot;:&quot;;[.F228];1)-FIND(&quot; &quot;;[.F228];1)-1));[.C228];[.C228]+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30];6;FIND(&quot;:&quot;;[.F230];1)-FIND(&quot; &quot;;[.F230];1)-1))&gt;VALUE(MID([.F229];6;FIND(&quot;:&quot;;[.F229];1)-FIND(&quot; &quot;;[.F229];1)-1));&quot;&quot;;MAX([.A$7:.A229])+1)">
            <text:p/>
          </table:table-cell>
          <table:table-cell table:style-name="ce253" office:value-type="string">
            <text:p>FNC_KS_ANS_QST_13</text:p>
          </table:table-cell>
          <table:table-cell table:style-name="ce215" table:formula="of:=IF(VALUE(MID([.F230];6;FIND(&quot;:&quot;;[.F230];1)-FIND(&quot; &quot;;[.F230];1)-1))&gt;VALUE(MID([.F229];6;FIND(&quot;:&quot;;[.F229];1)-FIND(&quot; &quot;;[.F229];1)-1));[.C229];[.C229]+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31];6;FIND(&quot;:&quot;;[.F231];1)-FIND(&quot; &quot;;[.F231];1)-1))&gt;VALUE(MID([.F230];6;FIND(&quot;:&quot;;[.F230];1)-FIND(&quot; &quot;;[.F230];1)-1));&quot;&quot;;MAX([.A$7:.A230])+1)">
            <text:p/>
          </table:table-cell>
          <table:table-cell table:style-name="ce253" office:value-type="string">
            <text:p>FNC_KS_ANS_QST_13</text:p>
          </table:table-cell>
          <table:table-cell table:style-name="ce215" table:formula="of:=IF(VALUE(MID([.F231];6;FIND(&quot;:&quot;;[.F231];1)-FIND(&quot; &quot;;[.F231];1)-1))&gt;VALUE(MID([.F230];6;FIND(&quot;:&quot;;[.F230];1)-FIND(&quot; &quot;;[.F230];1)-1));[.C230];[.C230]+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4: Search user</text:p>
          </table:table-cell>
          <table:table-cell table:style-name="ce223" office:value-type="string">
            <text:p>- Input keyword in search textbox that does not matched properties of any user(s)</text:p>
            <text:p>- then click on “Search” icon</text:p>
          </table:table-cell>
          <table:table-cell table:style-name="ce223" office:value-type="string">
            <text:p>Displaying list user is empt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32];6;FIND(&quot;:&quot;;[.F232];1)-FIND(&quot; &quot;;[.F232];1)-1))&gt;VALUE(MID([.F231];6;FIND(&quot;:&quot;;[.F231];1)-FIND(&quot; &quot;;[.F231];1)-1));&quot;&quot;;MAX([.A$7:.A231])+1)" office:value-type="float" office:value="65">
            <text:p>65.00</text:p>
          </table:table-cell>
          <table:table-cell table:style-name="ce253" office:value-type="string">
            <text:p>FNC_KS_ANS_QST_13</text:p>
          </table:table-cell>
          <table:table-cell table:style-name="ce215" table:formula="of:=IF(VALUE(MID([.F232];6;FIND(&quot;:&quot;;[.F232];1)-FIND(&quot; &quot;;[.F232];1)-1))&gt;VALUE(MID([.F231];6;FIND(&quot;:&quot;;[.F231];1)-FIND(&quot; &quot;;[.F231];1)-1));[.C231];[.C231]+1)" office:value-type="float" office:value="6">
            <text:p>6.00</text:p>
          </table:table-cell>
          <table:table-cell table:style-name="ce223" office:value-type="string">
            <text:p>KS\Answers\Question\Send Question </text:p>
          </table:table-cell>
          <table:table-cell table:style-name="ce222" office:value-type="string">
            <text:p>Test filter user by group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8">
          <table:table-cell table:style-name="ce199" table:formula="of:=IF(VALUE(MID([.F233];6;FIND(&quot;:&quot;;[.F233];1)-FIND(&quot; &quot;;[.F233];1)-1))&gt;VALUE(MID([.F232];6;FIND(&quot;:&quot;;[.F232];1)-FIND(&quot; &quot;;[.F232];1)-1));&quot;&quot;;MAX([.A$7:.A232])+1)">
            <text:p/>
          </table:table-cell>
          <table:table-cell table:style-name="ce253" office:value-type="string">
            <text:p>FNC_KS_ANS_QST_13</text:p>
          </table:table-cell>
          <table:table-cell table:style-name="ce215" table:formula="of:=IF(VALUE(MID([.F233];6;FIND(&quot;:&quot;;[.F233];1)-FIND(&quot; &quot;;[.F233];1)-1))&gt;VALUE(MID([.F232];6;FIND(&quot;:&quot;;[.F232];1)-FIND(&quot; &quot;;[.F232];1)-1));[.C232];[.C232]+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2">
          <table:table-cell table:style-name="ce199" table:formula="of:=IF(VALUE(MID([.F234];6;FIND(&quot;:&quot;;[.F234];1)-FIND(&quot; &quot;;[.F234];1)-1))&gt;VALUE(MID([.F233];6;FIND(&quot;:&quot;;[.F233];1)-FIND(&quot; &quot;;[.F233];1)-1));&quot;&quot;;MAX([.A$7:.A233])+1)">
            <text:p/>
          </table:table-cell>
          <table:table-cell table:style-name="ce253" office:value-type="string">
            <text:p>FNC_KS_ANS_QST_13</text:p>
          </table:table-cell>
          <table:table-cell table:style-name="ce215" table:formula="of:=IF(VALUE(MID([.F234];6;FIND(&quot;:&quot;;[.F234];1)-FIND(&quot; &quot;;[.F234];1)-1))&gt;VALUE(MID([.F233];6;FIND(&quot;:&quot;;[.F233];1)-FIND(&quot; &quot;;[.F233];1)-1));[.C233];[.C233]+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3">
          <table:table-cell table:style-name="ce199" table:formula="of:=IF(VALUE(MID([.F235];6;FIND(&quot;:&quot;;[.F235];1)-FIND(&quot; &quot;;[.F235];1)-1))&gt;VALUE(MID([.F234];6;FIND(&quot;:&quot;;[.F234];1)-FIND(&quot; &quot;;[.F234];1)-1));&quot;&quot;;MAX([.A$7:.A234])+1)">
            <text:p/>
          </table:table-cell>
          <table:table-cell table:style-name="ce253" office:value-type="string">
            <text:p>FNC_KS_ANS_QST_13</text:p>
          </table:table-cell>
          <table:table-cell table:style-name="ce215" table:formula="of:=IF(VALUE(MID([.F235];6;FIND(&quot;:&quot;;[.F235];1)-FIND(&quot; &quot;;[.F235];1)-1))&gt;VALUE(MID([.F234];6;FIND(&quot;:&quot;;[.F234];1)-FIND(&quot; &quot;;[.F234];1)-1));[.C234];[.C234]+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4: Select group</text:p>
          </table:table-cell>
          <table:table-cell table:style-name="ce223" office:value-type="string">
            <text:p>Select a group in drop down list</text:p>
          </table:table-cell>
          <table:table-cell table:style-name="ce223" office:value-type="string">
            <text:p>All users of selected group are display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36];6;FIND(&quot;:&quot;;[.F236];1)-FIND(&quot; &quot;;[.F236];1)-1))&gt;VALUE(MID([.F235];6;FIND(&quot;:&quot;;[.F235];1)-FIND(&quot; &quot;;[.F235];1)-1));&quot;&quot;;MAX([.A$7:.A235])+1)" office:value-type="float" office:value="66">
            <text:p>66.00</text:p>
          </table:table-cell>
          <table:table-cell table:style-name="ce253" office:value-type="string">
            <text:p>FNC_KS_ANS_QST_13</text:p>
          </table:table-cell>
          <table:table-cell table:style-name="ce215" table:formula="of:=IF(VALUE(MID([.F236];6;FIND(&quot;:&quot;;[.F236];1)-FIND(&quot; &quot;;[.F236];1)-1))&gt;VALUE(MID([.F235];6;FIND(&quot;:&quot;;[.F235];1)-FIND(&quot; &quot;;[.F235];1)-1));[.C235];[.C235]+1)" office:value-type="float" office:value="7">
            <text:p>7.00</text:p>
          </table:table-cell>
          <table:table-cell table:style-name="ce223" office:value-type="string">
            <text:p>KS\Answers\Question\Send Question </text:p>
          </table:table-cell>
          <table:table-cell table:style-name="ce222" office:value-type="string">
            <text:p>Test add email address available into “To”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37];6;FIND(&quot;:&quot;;[.F237];1)-FIND(&quot; &quot;;[.F237];1)-1))&gt;VALUE(MID([.F236];6;FIND(&quot;:&quot;;[.F236];1)-FIND(&quot; &quot;;[.F236];1)-1));&quot;&quot;;MAX([.A$7:.A236])+1)">
            <text:p/>
          </table:table-cell>
          <table:table-cell table:style-name="ce253" office:value-type="string">
            <text:p>FNC_KS_ANS_QST_13</text:p>
          </table:table-cell>
          <table:table-cell table:style-name="ce215" table:formula="of:=IF(VALUE(MID([.F237];6;FIND(&quot;:&quot;;[.F237];1)-FIND(&quot; &quot;;[.F237];1)-1))&gt;VALUE(MID([.F236];6;FIND(&quot;:&quot;;[.F236];1)-FIND(&quot; &quot;;[.F236];1)-1));[.C236];[.C236]+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6">
          <table:table-cell table:style-name="ce199" table:formula="of:=IF(VALUE(MID([.F238];6;FIND(&quot;:&quot;;[.F238];1)-FIND(&quot; &quot;;[.F238];1)-1))&gt;VALUE(MID([.F237];6;FIND(&quot;:&quot;;[.F237];1)-FIND(&quot; &quot;;[.F237];1)-1));&quot;&quot;;MAX([.A$7:.A237])+1)">
            <text:p/>
          </table:table-cell>
          <table:table-cell table:style-name="ce253" office:value-type="string">
            <text:p>FNC_KS_ANS_QST_13</text:p>
          </table:table-cell>
          <table:table-cell table:style-name="ce215" table:formula="of:=IF(VALUE(MID([.F238];6;FIND(&quot;:&quot;;[.F238];1)-FIND(&quot; &quot;;[.F238];1)-1))&gt;VALUE(MID([.F237];6;FIND(&quot;:&quot;;[.F237];1)-FIND(&quot; &quot;;[.F237];1)-1));[.C237];[.C237]+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39];6;FIND(&quot;:&quot;;[.F239];1)-FIND(&quot; &quot;;[.F239];1)-1))&gt;VALUE(MID([.F238];6;FIND(&quot;:&quot;;[.F238];1)-FIND(&quot; &quot;;[.F238];1)-1));&quot;&quot;;MAX([.A$7:.A238])+1)">
            <text:p/>
          </table:table-cell>
          <table:table-cell table:style-name="ce253" office:value-type="string">
            <text:p>FNC_KS_ANS_QST_13</text:p>
          </table:table-cell>
          <table:table-cell table:style-name="ce215" table:formula="of:=IF(VALUE(MID([.F239];6;FIND(&quot;:&quot;;[.F239];1)-FIND(&quot; &quot;;[.F239];1)-1))&gt;VALUE(MID([.F238];6;FIND(&quot;:&quot;;[.F238];1)-FIND(&quot; &quot;;[.F238];1)-1));[.C238];[.C238]+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4: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To</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0];6;FIND(&quot;:&quot;;[.F240];1)-FIND(&quot; &quot;;[.F240];1)-1))&gt;VALUE(MID([.F239];6;FIND(&quot;:&quot;;[.F239];1)-FIND(&quot; &quot;;[.F239];1)-1));&quot;&quot;;MAX([.A$7:.A239])+1)" office:value-type="float" office:value="67">
            <text:p>67.00</text:p>
          </table:table-cell>
          <table:table-cell table:style-name="ce253" office:value-type="string">
            <text:p>FNC_KS_ANS_QST_13</text:p>
          </table:table-cell>
          <table:table-cell table:style-name="ce215" table:formula="of:=IF(VALUE(MID([.F240];6;FIND(&quot;:&quot;;[.F240];1)-FIND(&quot; &quot;;[.F240];1)-1))&gt;VALUE(MID([.F239];6;FIND(&quot;:&quot;;[.F239];1)-FIND(&quot; &quot;;[.F239];1)-1));[.C239];[.C239]+1)" office:value-type="float" office:value="8">
            <text:p>8.00</text:p>
          </table:table-cell>
          <table:table-cell table:style-name="ce223" office:value-type="string">
            <text:p>KS\Answers\Question\Send Question </text:p>
          </table:table-cell>
          <table:table-cell table:style-name="ce222" office:value-type="string">
            <text:p>Test add email address available into “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1];6;FIND(&quot;:&quot;;[.F241];1)-FIND(&quot; &quot;;[.F241];1)-1))&gt;VALUE(MID([.F240];6;FIND(&quot;:&quot;;[.F240];1)-FIND(&quot; &quot;;[.F240];1)-1));&quot;&quot;;MAX([.A$7:.A240])+1)">
            <text:p/>
          </table:table-cell>
          <table:table-cell table:style-name="ce253" office:value-type="string">
            <text:p>FNC_KS_ANS_QST_13</text:p>
          </table:table-cell>
          <table:table-cell table:style-name="ce215" table:formula="of:=IF(VALUE(MID([.F241];6;FIND(&quot;:&quot;;[.F241];1)-FIND(&quot; &quot;;[.F241];1)-1))&gt;VALUE(MID([.F240];6;FIND(&quot;:&quot;;[.F240];1)-FIND(&quot; &quot;;[.F240];1)-1));[.C240];[.C240]+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6">
          <table:table-cell table:style-name="ce199" table:formula="of:=IF(VALUE(MID([.F242];6;FIND(&quot;:&quot;;[.F242];1)-FIND(&quot; &quot;;[.F242];1)-1))&gt;VALUE(MID([.F241];6;FIND(&quot;:&quot;;[.F241];1)-FIND(&quot; &quot;;[.F241];1)-1));&quot;&quot;;MAX([.A$7:.A241])+1)">
            <text:p/>
          </table:table-cell>
          <table:table-cell table:style-name="ce253" office:value-type="string">
            <text:p>FNC_KS_ANS_QST_13</text:p>
          </table:table-cell>
          <table:table-cell table:style-name="ce215" table:formula="of:=IF(VALUE(MID([.F242];6;FIND(&quot;:&quot;;[.F242];1)-FIND(&quot; &quot;;[.F242];1)-1))&gt;VALUE(MID([.F241];6;FIND(&quot;:&quot;;[.F241];1)-FIND(&quot; &quot;;[.F241];1)-1));[.C241];[.C241]+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3: Add “CC” field</text:p>
          </table:table-cell>
          <table:table-cell table:style-name="ce223" office:value-type="string">
            <text:p>Click on <text:span text:style-name="T17">Add CC</text:span> label </text:p>
          </table:table-cell>
          <table:table-cell table:style-name="ce223" office:value-type="string">
            <text:p>Add 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3];6;FIND(&quot;:&quot;;[.F243];1)-FIND(&quot; &quot;;[.F243];1)-1))&gt;VALUE(MID([.F242];6;FIND(&quot;:&quot;;[.F242];1)-FIND(&quot; &quot;;[.F242];1)-1));&quot;&quot;;MAX([.A$7:.A242])+1)">
            <text:p/>
          </table:table-cell>
          <table:table-cell table:style-name="ce253" office:value-type="string">
            <text:p>FNC_KS_ANS_QST_13</text:p>
          </table:table-cell>
          <table:table-cell table:style-name="ce215" table:formula="of:=IF(VALUE(MID([.F243];6;FIND(&quot;:&quot;;[.F243];1)-FIND(&quot; &quot;;[.F243];1)-1))&gt;VALUE(MID([.F242];6;FIND(&quot;:&quot;;[.F242];1)-FIND(&quot; &quot;;[.F242];1)-1));[.C242];[.C242]+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4: Open Email addrss form</text:p>
          </table:table-cell>
          <table:table-cell table:style-name="ce223" office:value-type="string">
            <text:p>Click on <text:span text:style-name="T17">Add 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4];6;FIND(&quot;:&quot;;[.F244];1)-FIND(&quot; &quot;;[.F244];1)-1))&gt;VALUE(MID([.F243];6;FIND(&quot;:&quot;;[.F243];1)-FIND(&quot; &quot;;[.F243];1)-1));&quot;&quot;;MAX([.A$7:.A243])+1)">
            <text:p/>
          </table:table-cell>
          <table:table-cell table:style-name="ce253" office:value-type="string">
            <text:p>FNC_KS_ANS_QST_13</text:p>
          </table:table-cell>
          <table:table-cell table:style-name="ce215" table:formula="of:=IF(VALUE(MID([.F244];6;FIND(&quot;:&quot;;[.F244];1)-FIND(&quot; &quot;;[.F244];1)-1))&gt;VALUE(MID([.F243];6;FIND(&quot;:&quot;;[.F243];1)-FIND(&quot; &quot;;[.F243];1)-1));[.C243];[.C243]+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5];6;FIND(&quot;:&quot;;[.F245];1)-FIND(&quot; &quot;;[.F245];1)-1))&gt;VALUE(MID([.F244];6;FIND(&quot;:&quot;;[.F244];1)-FIND(&quot; &quot;;[.F244];1)-1));&quot;&quot;;MAX([.A$7:.A244])+1)" office:value-type="float" office:value="68">
            <text:p>68.00</text:p>
          </table:table-cell>
          <table:table-cell table:style-name="ce253" office:value-type="string">
            <text:p>FNC_KS_ANS_QST_13</text:p>
          </table:table-cell>
          <table:table-cell table:style-name="ce215" table:formula="of:=IF(VALUE(MID([.F245];6;FIND(&quot;:&quot;;[.F245];1)-FIND(&quot; &quot;;[.F245];1)-1))&gt;VALUE(MID([.F244];6;FIND(&quot;:&quot;;[.F244];1)-FIND(&quot; &quot;;[.F244];1)-1));[.C244];[.C244]+1)" office:value-type="float" office:value="9">
            <text:p>9.00</text:p>
          </table:table-cell>
          <table:table-cell table:style-name="ce223" office:value-type="string">
            <text:p>KS\Answers\Question\Send Question </text:p>
          </table:table-cell>
          <table:table-cell table:style-name="ce222" office:value-type="string">
            <text:p>Test add email address available into “B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3">
          <table:table-cell table:style-name="ce199" table:formula="of:=IF(VALUE(MID([.F246];6;FIND(&quot;:&quot;;[.F246];1)-FIND(&quot; &quot;;[.F246];1)-1))&gt;VALUE(MID([.F245];6;FIND(&quot;:&quot;;[.F245];1)-FIND(&quot; &quot;;[.F245];1)-1));&quot;&quot;;MAX([.A$7:.A245])+1)">
            <text:p/>
          </table:table-cell>
          <table:table-cell table:style-name="ce253" office:value-type="string">
            <text:p>FNC_KS_ANS_QST_13</text:p>
          </table:table-cell>
          <table:table-cell table:style-name="ce215" table:formula="of:=IF(VALUE(MID([.F246];6;FIND(&quot;:&quot;;[.F246];1)-FIND(&quot; &quot;;[.F246];1)-1))&gt;VALUE(MID([.F245];6;FIND(&quot;:&quot;;[.F245];1)-FIND(&quot; &quot;;[.F245];1)-1));[.C245];[.C245]+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7">
          <table:table-cell table:style-name="ce199" table:formula="of:=IF(VALUE(MID([.F247];6;FIND(&quot;:&quot;;[.F247];1)-FIND(&quot; &quot;;[.F247];1)-1))&gt;VALUE(MID([.F246];6;FIND(&quot;:&quot;;[.F246];1)-FIND(&quot; &quot;;[.F246];1)-1));&quot;&quot;;MAX([.A$7:.A246])+1)">
            <text:p/>
          </table:table-cell>
          <table:table-cell table:style-name="ce253" office:value-type="string">
            <text:p>FNC_KS_ANS_QST_13</text:p>
          </table:table-cell>
          <table:table-cell table:style-name="ce215" table:formula="of:=IF(VALUE(MID([.F247];6;FIND(&quot;:&quot;;[.F247];1)-FIND(&quot; &quot;;[.F247];1)-1))&gt;VALUE(MID([.F246];6;FIND(&quot;:&quot;;[.F246];1)-FIND(&quot; &quot;;[.F246];1)-1));[.C246];[.C246]+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3: Add “CC” field</text:p>
          </table:table-cell>
          <table:table-cell table:style-name="ce223" office:value-type="string">
            <text:p>Click on <text:span text:style-name="T17">Add BCC</text:span> label </text:p>
          </table:table-cell>
          <table:table-cell table:style-name="ce223" office:value-type="string">
            <text:p>Add B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7">
          <table:table-cell table:style-name="ce199" table:formula="of:=IF(VALUE(MID([.F248];6;FIND(&quot;:&quot;;[.F248];1)-FIND(&quot; &quot;;[.F248];1)-1))&gt;VALUE(MID([.F247];6;FIND(&quot;:&quot;;[.F247];1)-FIND(&quot; &quot;;[.F247];1)-1));&quot;&quot;;MAX([.A$7:.A247])+1)">
            <text:p/>
          </table:table-cell>
          <table:table-cell table:style-name="ce253" office:value-type="string">
            <text:p>FNC_KS_ANS_QST_13</text:p>
          </table:table-cell>
          <table:table-cell table:style-name="ce215" table:formula="of:=IF(VALUE(MID([.F248];6;FIND(&quot;:&quot;;[.F248];1)-FIND(&quot; &quot;;[.F248];1)-1))&gt;VALUE(MID([.F247];6;FIND(&quot;:&quot;;[.F247];1)-FIND(&quot; &quot;;[.F247];1)-1));[.C247];[.C247]+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4: Open Email addrss form</text:p>
          </table:table-cell>
          <table:table-cell table:style-name="ce223" office:value-type="string">
            <text:p>Click on <text:span text:style-name="T17">Add B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9];6;FIND(&quot;:&quot;;[.F249];1)-FIND(&quot; &quot;;[.F249];1)-1))&gt;VALUE(MID([.F248];6;FIND(&quot;:&quot;;[.F248];1)-FIND(&quot; &quot;;[.F248];1)-1));&quot;&quot;;MAX([.A$7:.A248])+1)">
            <text:p/>
          </table:table-cell>
          <table:table-cell table:style-name="ce253" office:value-type="string">
            <text:p>FNC_KS_ANS_QST_13</text:p>
          </table:table-cell>
          <table:table-cell table:style-name="ce215" table:formula="of:=IF(VALUE(MID([.F249];6;FIND(&quot;:&quot;;[.F249];1)-FIND(&quot; &quot;;[.F249];1)-1))&gt;VALUE(MID([.F248];6;FIND(&quot;:&quot;;[.F248];1)-FIND(&quot; &quot;;[.F248];1)-1));[.C248];[.C248]+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B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0];6;FIND(&quot;:&quot;;[.F250];1)-FIND(&quot; &quot;;[.F250];1)-1))&gt;VALUE(MID([.F249];6;FIND(&quot;:&quot;;[.F249];1)-FIND(&quot; &quot;;[.F249];1)-1));&quot;&quot;;MAX([.A$7:.A249])+1)" office:value-type="float" office:value="69">
            <text:p>69.00</text:p>
          </table:table-cell>
          <table:table-cell table:style-name="ce253" office:value-type="string">
            <text:p>FNC_KS_ANS_QST_14</text:p>
          </table:table-cell>
          <table:table-cell table:style-name="ce215" office:value-type="float" office:value="1">
            <text:p>1.00</text:p>
          </table:table-cell>
          <table:table-cell table:style-name="ce222" office:value-type="string">
            <text:p>KS\Answers\Question\Print Question </text:p>
          </table:table-cell>
          <table:table-cell table:style-name="ce222" office:value-type="string">
            <text:p>Print question content</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51];6;FIND(&quot;:&quot;;[.F251];1)-FIND(&quot; &quot;;[.F251];1)-1))&gt;VALUE(MID([.F250];6;FIND(&quot;:&quot;;[.F250];1)-FIND(&quot; &quot;;[.F250];1)-1));&quot;&quot;;MAX([.A$7:.A250])+1)">
            <text:p/>
          </table:table-cell>
          <table:table-cell table:style-name="ce253" office:value-type="string">
            <text:p>FNC_KS_ANS_QST_14</text:p>
          </table:table-cell>
          <table:table-cell table:style-name="ce215" table:formula="of:=IF(VALUE(MID([.F251];6;FIND(&quot;:&quot;;[.F251];1)-FIND(&quot; &quot;;[.F251];1)-1))&gt;VALUE(MID([.F250];6;FIND(&quot;:&quot;;[.F250];1)-FIND(&quot; &quot;;[.F250];1)-1));[.C250];[.C250]+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2: Select category to print</text:p>
          </table:table-cell>
          <table:table-cell table:style-name="ce223" office:value-type="string">
            <text:p>- Select 1 category</text:p>
            <text:p>- Select to view content of a question</text:p>
          </table:table-cell>
          <table:table-cell table:style-name="ce223" office:value-type="string">
            <text:p>- Sub categories &amp; questions of selected category is displayed.</text:p>
            <text:p>- Selected question also is displayed in detail</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52];6;FIND(&quot;:&quot;;[.F252];1)-FIND(&quot; &quot;;[.F252];1)-1))&gt;VALUE(MID([.F251];6;FIND(&quot;:&quot;;[.F251];1)-FIND(&quot; &quot;;[.F251];1)-1));&quot;&quot;;MAX([.A$7:.A251])+1)">
            <text:p/>
          </table:table-cell>
          <table:table-cell table:style-name="ce253" office:value-type="string">
            <text:p>FNC_KS_ANS_QST_14</text:p>
          </table:table-cell>
          <table:table-cell table:style-name="ce215" table:formula="of:=IF(VALUE(MID([.F252];6;FIND(&quot;:&quot;;[.F252];1)-FIND(&quot; &quot;;[.F252];1)-1))&gt;VALUE(MID([.F251];6;FIND(&quot;:&quot;;[.F251];1)-FIND(&quot; &quot;;[.F251];1)-1));[.C251];[.C251]+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3: Show print preview form</text:p>
          </table:table-cell>
          <table:table-cell table:style-name="ce223" office:value-type="string">
            <text:p>- Click [Print] icon at the right question panel</text:p>
          </table:table-cell>
          <table:table-cell table:style-name="ce223" office:value-type="string">
            <text:p>- Print preview form is displayed with sub categories &amp; questions at step 2</text:p>
            <text:p>- Selected question also is displayed in detail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3];6;FIND(&quot;:&quot;;[.F253];1)-FIND(&quot; &quot;;[.F253];1)-1))&gt;VALUE(MID([.F252];6;FIND(&quot;:&quot;;[.F252];1)-FIND(&quot; &quot;;[.F252];1)-1));&quot;&quot;;MAX([.A$7:.A252])+1)">
            <text:p/>
          </table:table-cell>
          <table:table-cell table:style-name="ce253" office:value-type="string">
            <text:p>FNC_KS_ANS_QST_14</text:p>
          </table:table-cell>
          <table:table-cell table:style-name="ce215" table:formula="of:=IF(VALUE(MID([.F253];6;FIND(&quot;:&quot;;[.F253];1)-FIND(&quot; &quot;;[.F253];1)-1))&gt;VALUE(MID([.F252];6;FIND(&quot;:&quot;;[.F252];1)-FIND(&quot; &quot;;[.F252];1)-1));[.C252];[.C252]+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4: Print Question </text:p>
          </table:table-cell>
          <table:table-cell table:style-name="ce223" office:value-type="string">
            <text:p>- Click [Print] button</text:p>
            <text:p>- Click [OK]</text:p>
            <text:p/>
          </table:table-cell>
          <table:table-cell table:style-name="ce223" office:value-type="string">
            <text:p>- Print successfull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54];6;FIND(&quot;:&quot;;[.F254];1)-FIND(&quot; &quot;;[.F254];1)-1))&gt;VALUE(MID([.F253];6;FIND(&quot;:&quot;;[.F253];1)-FIND(&quot; &quot;;[.F253];1)-1));&quot;&quot;;MAX([.A$7:.A253])+1)">
            <text:p/>
          </table:table-cell>
          <table:table-cell table:style-name="ce253" office:value-type="string">
            <text:p>FNC_KS_ANS_QST_14</text:p>
          </table:table-cell>
          <table:table-cell table:style-name="ce215" table:formula="of:=IF(VALUE(MID([.F254];6;FIND(&quot;:&quot;;[.F254];1)-FIND(&quot; &quot;;[.F254];1)-1))&gt;VALUE(MID([.F253];6;FIND(&quot;:&quot;;[.F253];1)-FIND(&quot; &quot;;[.F253];1)-1));[.C253];[.C253]+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5: Close print preview mode</text:p>
          </table:table-cell>
          <table:table-cell table:style-name="ce223" office:value-type="string">
            <text:p>- Click [Close]</text:p>
            <text:p/>
          </table:table-cell>
          <table:table-cell table:style-name="ce223" office:value-type="string">
            <text:p>- Print preview form is closed.</text:p>
            <text:p>.</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5];6;FIND(&quot;:&quot;;[.F255];1)-FIND(&quot; &quot;;[.F255];1)-1))&gt;VALUE(MID([.F254];6;FIND(&quot;:&quot;;[.F254];1)-FIND(&quot; &quot;;[.F254];1)-1));&quot;&quot;;MAX([.A$7:.A254])+1)" office:value-type="float" office:value="70">
            <text:p>70.00</text:p>
          </table:table-cell>
          <table:table-cell table:style-name="ce253" office:value-type="string">
            <text:p>FNC_KS_ANS_QST_15</text:p>
          </table:table-cell>
          <table:table-cell table:style-name="ce215" office:value-type="float" office:value="1">
            <text:p>1.00</text:p>
          </table:table-cell>
          <table:table-cell table:style-name="ce222" office:value-type="string">
            <text:p>KS\Answers\Question\Delete Question </text:p>
          </table:table-cell>
          <table:table-cell table:style-name="ce222" office:value-type="string">
            <text:p>Delete Question by right-click menu</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56];6;FIND(&quot;:&quot;;[.F256];1)-FIND(&quot; &quot;;[.F256];1)-1))&gt;VALUE(MID([.F255];6;FIND(&quot;:&quot;;[.F255];1)-FIND(&quot; &quot;;[.F255];1)-1));&quot;&quot;;MAX([.A$7:.A255])+1)">
            <text:p/>
          </table:table-cell>
          <table:table-cell table:style-name="ce253" office:value-type="string">
            <text:p>FNC_KS_ANS_QST_15</text:p>
          </table:table-cell>
          <table:table-cell table:style-name="ce215" table:formula="of:=IF(VALUE(MID([.F256];6;FIND(&quot;:&quot;;[.F256];1)-FIND(&quot; &quot;;[.F256];1)-1))&gt;VALUE(MID([.F255];6;FIND(&quot;:&quot;;[.F255];1)-FIND(&quot; &quot;;[.F255];1)-1));[.C255];[.C255]+1)" office:value-type="float" office:value="1">
            <text:p>1.00</text:p>
          </table:table-cell>
          <table:table-cell table:style-name="ce223" office:value-type="string">
            <text:p>KS\Answers\Question\Delete Question </text:p>
          </table:table-cell>
          <table:table-cell table:style-name="ce224" office:value-type="string">
            <text:p>Delete Question by right-click menu</text:p>
          </table:table-cell>
          <table:table-cell table:style-name="ce223" office:value-type="string">
            <text:p>Step 2: Delete <text:span text:style-name="T6">existing</text:span> Question</text:p>
          </table:table-cell>
          <table:table-cell table:style-name="ce272" office:value-type="string">
            <text:p><text:span text:style-name="T6">- Right click on existing question and select Delete <text:s/>from menu</text:span></text:p>
            <text:p><text:span text:style-name="T10">- Click OK in confirm message</text:span></text:p>
          </table:table-cell>
          <table:table-cell table:style-name="ce277" office:value-type="string">
            <text:p>- Question is deleted successfully and not shown at Category</text:p>
            <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257];6;FIND(&quot;:&quot;;[.F257];1)-FIND(&quot; &quot;;[.F257];1)-1))&gt;VALUE(MID([.F256];6;FIND(&quot;:&quot;;[.F256];1)-FIND(&quot; &quot;;[.F256];1)-1));&quot;&quot;;MAX([.A$7:.A256])+1)" office:value-type="float" office:value="71">
            <text:p>71.00</text:p>
          </table:table-cell>
          <table:table-cell table:style-name="ce253" office:value-type="string">
            <text:p>FNC_KS_ANS_QST_16_01</text:p>
          </table:table-cell>
          <table:table-cell table:style-name="ce215" office:value-type="float" office:value="1">
            <text:p>1.00</text:p>
          </table:table-cell>
          <table:table-cell table:style-name="ce222" office:value-type="string">
            <text:p>KS\Answers\Question\Comment\Add</text:p>
          </table:table-cell>
          <table:table-cell table:style-name="ce266" office:value-type="string">
            <text:p>Comment question in case blank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58];6;FIND(&quot;:&quot;;[.F258];1)-FIND(&quot; &quot;;[.F258];1)-1))&gt;VALUE(MID([.F257];6;FIND(&quot;:&quot;;[.F257];1)-FIND(&quot; &quot;;[.F257];1)-1));&quot;&quot;;MAX([.A$7:.A257])+1)">
            <text:p/>
          </table:table-cell>
          <table:table-cell table:style-name="ce253" office:value-type="string">
            <text:p>FNC_KS_ANS_QST_16_01</text:p>
          </table:table-cell>
          <table:table-cell table:style-name="ce215" table:formula="of:=IF(VALUE(MID([.F258];6;FIND(&quot;:&quot;;[.F258];1)-FIND(&quot; &quot;;[.F258];1)-1))&gt;VALUE(MID([.F257];6;FIND(&quot;:&quot;;[.F257];1)-FIND(&quot; &quot;;[.F257];1)-1));[.C257];[.C257]+1)" office:value-type="float" office:value="1">
            <text:p>1.00</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8">
          <table:table-cell table:style-name="ce199" table:formula="of:=IF(VALUE(MID([.F259];6;FIND(&quot;:&quot;;[.F259];1)-FIND(&quot; &quot;;[.F259];1)-1))&gt;VALUE(MID([.F258];6;FIND(&quot;:&quot;;[.F258];1)-FIND(&quot; &quot;;[.F258];1)-1));&quot;&quot;;MAX([.A$7:.A258])+1)">
            <text:p/>
          </table:table-cell>
          <table:table-cell table:style-name="ce253" office:value-type="string">
            <text:p>FNC_KS_ANS_QST_16_01</text:p>
          </table:table-cell>
          <table:table-cell table:style-name="ce215" table:formula="of:=IF(VALUE(MID([.F259];6;FIND(&quot;:&quot;;[.F259];1)-FIND(&quot; &quot;;[.F259];1)-1))&gt;VALUE(MID([.F258];6;FIND(&quot;:&quot;;[.F258];1)-FIND(&quot; &quot;;[.F258];1)-1));[.C258];[.C258]+1)" office:value-type="float" office:value="1">
            <text:p>1.00</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Leave required field blank</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0];6;FIND(&quot;:&quot;;[.F260];1)-FIND(&quot; &quot;;[.F260];1)-1))&gt;VALUE(MID([.F259];6;FIND(&quot;:&quot;;[.F259];1)-FIND(&quot; &quot;;[.F259];1)-1));&quot;&quot;;MAX([.A$7:.A259])+1)" office:value-type="float" office:value="72">
            <text:p>72.00</text:p>
          </table:table-cell>
          <table:table-cell table:style-name="ce253" office:value-type="string">
            <text:p>FNC_KS_ANS_QST_16_01</text:p>
          </table:table-cell>
          <table:table-cell table:style-name="ce215" table:formula="of:=IF(VALUE(MID([.F260];6;FIND(&quot;:&quot;;[.F260];1)-FIND(&quot; &quot;;[.F260];1)-1))&gt;VALUE(MID([.F259];6;FIND(&quot;:&quot;;[.F259];1)-FIND(&quot; &quot;;[.F259];1)-1));[.C259];[.C259]+1)" office:value-type="float" office:value="2">
            <text:p>2.00</text:p>
          </table:table-cell>
          <table:table-cell table:style-name="ce223" office:value-type="string">
            <text:p>KS\Answers\Question\Comment\Add</text:p>
          </table:table-cell>
          <table:table-cell table:style-name="ce266" office:value-type="string">
            <text:p>Comment question in case valid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1];6;FIND(&quot;:&quot;;[.F261];1)-FIND(&quot; &quot;;[.F261];1)-1))&gt;VALUE(MID([.F260];6;FIND(&quot;:&quot;;[.F260];1)-FIND(&quot; &quot;;[.F260];1)-1));&quot;&quot;;MAX([.A$7:.A260])+1)">
            <text:p/>
          </table:table-cell>
          <table:table-cell table:style-name="ce253" office:value-type="string">
            <text:p>FNC_KS_ANS_QST_16_01</text:p>
          </table:table-cell>
          <table:table-cell table:style-name="ce215" table:formula="of:=IF(VALUE(MID([.F261];6;FIND(&quot;:&quot;;[.F261];1)-FIND(&quot; &quot;;[.F261];1)-1))&gt;VALUE(MID([.F260];6;FIND(&quot;:&quot;;[.F260];1)-FIND(&quot; &quot;;[.F260];1)-1));[.C260];[.C260]+1)" office:value-type="float" office:value="2">
            <text:p>2.00</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9">
          <table:table-cell table:style-name="ce199" table:formula="of:=IF(VALUE(MID([.F262];6;FIND(&quot;:&quot;;[.F262];1)-FIND(&quot; &quot;;[.F262];1)-1))&gt;VALUE(MID([.F261];6;FIND(&quot;:&quot;;[.F261];1)-FIND(&quot; &quot;;[.F261];1)-1));&quot;&quot;;MAX([.A$7:.A261])+1)">
            <text:p/>
          </table:table-cell>
          <table:table-cell table:style-name="ce253" office:value-type="string">
            <text:p>FNC_KS_ANS_QST_16_01</text:p>
          </table:table-cell>
          <table:table-cell table:style-name="ce215" table:formula="of:=IF(VALUE(MID([.F262];6;FIND(&quot;:&quot;;[.F262];1)-FIND(&quot; &quot;;[.F262];1)-1))&gt;VALUE(MID([.F261];6;FIND(&quot;:&quot;;[.F261];1)-FIND(&quot; &quot;;[.F261];1)-1));[.C261];[.C261]+1)" office:value-type="float" office:value="2">
            <text:p>2.00</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Input text into required field</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3];6;FIND(&quot;:&quot;;[.F263];1)-FIND(&quot; &quot;;[.F263];1)-1))&gt;VALUE(MID([.F262];6;FIND(&quot;:&quot;;[.F262];1)-FIND(&quot; &quot;;[.F262];1)-1));&quot;&quot;;MAX([.A$7:.A262])+1)" office:value-type="float" office:value="73">
            <text:p>73.00</text:p>
          </table:table-cell>
          <table:table-cell table:style-name="ce253" office:value-type="string">
            <text:p>FNC_KS_ANS_QST_16_01</text:p>
          </table:table-cell>
          <table:table-cell table:style-name="ce215" table:formula="of:=IF(VALUE(MID([.F263];6;FIND(&quot;:&quot;;[.F263];1)-FIND(&quot; &quot;;[.F263];1)-1))&gt;VALUE(MID([.F262];6;FIND(&quot;:&quot;;[.F262];1)-FIND(&quot; &quot;;[.F262];1)-1));[.C262];[.C262]+1)" office:value-type="float" office:value="3">
            <text:p>3.00</text:p>
          </table:table-cell>
          <table:table-cell table:style-name="ce223" office:value-type="string">
            <text:p>KS\Answers\Question\Comment\Add</text:p>
          </table:table-cell>
          <table:table-cell table:style-name="ce266" office:value-type="string">
            <text:p>Comment question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4];6;FIND(&quot;:&quot;;[.F264];1)-FIND(&quot; &quot;;[.F264];1)-1))&gt;VALUE(MID([.F263];6;FIND(&quot;:&quot;;[.F263];1)-FIND(&quot; &quot;;[.F263];1)-1));&quot;&quot;;MAX([.A$7:.A263])+1)">
            <text:p/>
          </table:table-cell>
          <table:table-cell table:style-name="ce253" office:value-type="string">
            <text:p>FNC_KS_ANS_QST_16_01</text:p>
          </table:table-cell>
          <table:table-cell table:style-name="ce215" table:formula="of:=IF(VALUE(MID([.F264];6;FIND(&quot;:&quot;;[.F264];1)-FIND(&quot; &quot;;[.F264];1)-1))&gt;VALUE(MID([.F263];6;FIND(&quot;:&quot;;[.F263];1)-FIND(&quot; &quot;;[.F263];1)-1));[.C263];[.C263]+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65];6;FIND(&quot;:&quot;;[.F265];1)-FIND(&quot; &quot;;[.F265];1)-1))&gt;VALUE(MID([.F264];6;FIND(&quot;:&quot;;[.F264];1)-FIND(&quot; &quot;;[.F264];1)-1));&quot;&quot;;MAX([.A$7:.A264])+1)">
            <text:p/>
          </table:table-cell>
          <table:table-cell table:style-name="ce253" office:value-type="string">
            <text:p>FNC_KS_ANS_QST_16_01</text:p>
          </table:table-cell>
          <table:table-cell table:style-name="ce215" table:formula="of:=IF(VALUE(MID([.F265];6;FIND(&quot;:&quot;;[.F265];1)-FIND(&quot; &quot;;[.F265];1)-1))&gt;VALUE(MID([.F264];6;FIND(&quot;:&quot;;[.F264];1)-FIND(&quot; &quot;;[.F264];1)-1));[.C264];[.C264]+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72">
          <table:table-cell table:style-name="ce199" table:formula="of:=IF(VALUE(MID([.F266];6;FIND(&quot;:&quot;;[.F266];1)-FIND(&quot; &quot;;[.F266];1)-1))&gt;VALUE(MID([.F265];6;FIND(&quot;:&quot;;[.F265];1)-FIND(&quot; &quot;;[.F265];1)-1));&quot;&quot;;MAX([.A$7:.A265])+1)">
            <text:p/>
          </table:table-cell>
          <table:table-cell table:style-name="ce253" office:value-type="string">
            <text:p>FNC_KS_ANS_QST_16_01</text:p>
          </table:table-cell>
          <table:table-cell table:style-name="ce215" table:formula="of:=IF(VALUE(MID([.F266];6;FIND(&quot;:&quot;;[.F266];1)-FIND(&quot; &quot;;[.F266];1)-1))&gt;VALUE(MID([.F265];6;FIND(&quot;:&quot;;[.F265];1)-FIND(&quot; &quot;;[.F265];1)-1));[.C265];[.C265]+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4: Comment question</text:p>
          </table:table-cell>
          <table:table-cell table:style-name="ce273" office:value-type="string">
            <text:p>- Back the window that is being viewed at step 2</text:p>
            <text:p>- Click on comment icon to open Comment form</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66">
          <table:table-cell table:style-name="ce199" table:formula="of:=IF(VALUE(MID([.F267];6;FIND(&quot;:&quot;;[.F267];1)-FIND(&quot; &quot;;[.F267];1)-1))&gt;VALUE(MID([.F266];6;FIND(&quot;:&quot;;[.F266];1)-FIND(&quot; &quot;;[.F266];1)-1));&quot;&quot;;MAX([.A$7:.A266])+1)" office:value-type="float" office:value="74">
            <text:p>74.00</text:p>
          </table:table-cell>
          <table:table-cell table:style-name="ce253" office:value-type="string">
            <text:p>FNC_KS_ANS_QST_16_01</text:p>
          </table:table-cell>
          <table:table-cell table:style-name="ce215" table:formula="of:=IF(VALUE(MID([.F267];6;FIND(&quot;:&quot;;[.F267];1)-FIND(&quot; &quot;;[.F267];1)-1))&gt;VALUE(MID([.F266];6;FIND(&quot;:&quot;;[.F266];1)-FIND(&quot; &quot;;[.F266];1)-1));[.C266];[.C266]+1)" office:value-type="float" office:value="4">
            <text:p>4.00</text:p>
          </table:table-cell>
          <table:table-cell table:style-name="ce223" office:value-type="string">
            <text:p>KS\Answers\Question\Comment\Add</text:p>
          </table:table-cell>
          <table:table-cell table:style-name="ce266" office:value-type="string">
            <text:p>Comment question by anonymous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64">
          <table:table-cell table:style-name="ce199" table:formula="of:=IF(VALUE(MID([.F268];6;FIND(&quot;:&quot;;[.F268];1)-FIND(&quot; &quot;;[.F268];1)-1))&gt;VALUE(MID([.F267];6;FIND(&quot;:&quot;;[.F267];1)-FIND(&quot; &quot;;[.F267];1)-1));&quot;&quot;;MAX([.A$7:.A267])+1)">
            <text:p/>
          </table:table-cell>
          <table:table-cell table:style-name="ce253" office:value-type="string">
            <text:p>FNC_KS_ANS_QST_16_01</text:p>
          </table:table-cell>
          <table:table-cell table:style-name="ce215" table:formula="of:=IF(VALUE(MID([.F268];6;FIND(&quot;:&quot;;[.F268];1)-FIND(&quot; &quot;;[.F268];1)-1))&gt;VALUE(MID([.F267];6;FIND(&quot;:&quot;;[.F267];1)-FIND(&quot; &quot;;[.F267];1)-1));[.C267];[.C267]+1)" office:value-type="float" office:value="4">
            <text:p>4.00</text:p>
          </table:table-cell>
          <table:table-cell table:style-name="ce223" office:value-type="string">
            <text:p>KS\Answers\Question\Comment\Add</text:p>
          </table:table-cell>
          <table:table-cell table:style-name="ce267" office:value-type="string">
            <text:p>Comment question by anonymous user</text:p>
          </table:table-cell>
          <table:table-cell table:style-name="ce219" office:value-type="string">
            <text:p>Step 2: Comment question</text:p>
          </table:table-cell>
          <table:table-cell table:style-name="ce273" office:value-type="string">
            <text:p>- Go to Answers page withoug user login</text:p>
            <text:p>- View question which added at step above</text:p>
          </table:table-cell>
          <table:table-cell table:style-name="ce219" office:value-type="string">
            <text:p>Comment question fucntion disappears and there is no way to comment question by anonymous user</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9];6;FIND(&quot;:&quot;;[.F269];1)-FIND(&quot; &quot;;[.F269];1)-1))&gt;VALUE(MID([.F268];6;FIND(&quot;:&quot;;[.F268];1)-FIND(&quot; &quot;;[.F268];1)-1));&quot;&quot;;MAX([.A$7:.A268])+1)" office:value-type="float" office:value="75">
            <text:p>75.00</text:p>
          </table:table-cell>
          <table:table-cell table:style-name="ce253" office:value-type="string">
            <text:p>FNC_KS_ANS_QST_16_01</text:p>
          </table:table-cell>
          <table:table-cell table:style-name="ce215" table:formula="of:=IF(VALUE(MID([.F269];6;FIND(&quot;:&quot;;[.F269];1)-FIND(&quot; &quot;;[.F269];1)-1))&gt;VALUE(MID([.F268];6;FIND(&quot;:&quot;;[.F268];1)-FIND(&quot; &quot;;[.F268];1)-1));[.C268];[.C268]+1)" office:value-type="float" office:value="5">
            <text:p>5.00</text:p>
          </table:table-cell>
          <table:table-cell table:style-name="ce223" office:value-type="string">
            <text:p>KS\Answers\Question\Comment\Add</text:p>
          </table:table-cell>
          <table:table-cell table:style-name="ce266" office:value-type="string">
            <text:p>Comment question by normal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3">
          <table:table-cell table:style-name="ce199" table:formula="of:=IF(VALUE(MID([.F270];6;FIND(&quot;:&quot;;[.F270];1)-FIND(&quot; &quot;;[.F270];1)-1))&gt;VALUE(MID([.F269];6;FIND(&quot;:&quot;;[.F269];1)-FIND(&quot; &quot;;[.F269];1)-1));&quot;&quot;;MAX([.A$7:.A269])+1)">
            <text:p/>
          </table:table-cell>
          <table:table-cell table:style-name="ce253" office:value-type="string">
            <text:p>FNC_KS_ANS_QST_16_01</text:p>
          </table:table-cell>
          <table:table-cell table:style-name="ce215" table:formula="of:=IF(VALUE(MID([.F270];6;FIND(&quot;:&quot;;[.F270];1)-FIND(&quot; &quot;;[.F270];1)-1))&gt;VALUE(MID([.F269];6;FIND(&quot;:&quot;;[.F269];1)-FIND(&quot; &quot;;[.F269];1)-1));[.C269];[.C269]+1)" office:value-type="float" office:value="5">
            <text:p>5.00</text:p>
          </table:table-cell>
          <table:table-cell table:style-name="ce223" office:value-type="string">
            <text:p>KS\Answers\Question\Comment\Add</text:p>
          </table:table-cell>
          <table:table-cell table:style-name="ce267" office:value-type="string">
            <text:p>Commnet question by normal user</text:p>
          </table:table-cell>
          <table:table-cell table:style-name="ce219" office:value-type="string">
            <text:p>Step 2: Comment question</text:p>
          </table:table-cell>
          <table:table-cell table:style-name="ce273" office:value-type="string">
            <text:p>- Login by normal user and go <text:s/>to Answers page </text:p>
            <text:p>- View question and click on Comment icon to open Comment form</text:p>
            <text:p>- Input text into required fields</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74">
          <table:table-cell table:style-name="ce199" table:formula="of:=IF(VALUE(MID([.F271];6;FIND(&quot;:&quot;;[.F271];1)-FIND(&quot; &quot;;[.F271];1)-1))&gt;VALUE(MID([.F270];6;FIND(&quot;:&quot;;[.F270];1)-FIND(&quot; &quot;;[.F270];1)-1));&quot;&quot;;MAX([.A$7:.A270])+1)" office:value-type="float" office:value="76">
            <text:p>76.00</text:p>
          </table:table-cell>
          <table:table-cell table:style-name="ce253" office:value-type="string">
            <text:p>FNC_KS_ANS_QST_16_01</text:p>
          </table:table-cell>
          <table:table-cell table:style-name="ce215" table:formula="of:=IF(VALUE(MID([.F271];6;FIND(&quot;:&quot;;[.F271];1)-FIND(&quot; &quot;;[.F271];1)-1))&gt;VALUE(MID([.F270];6;FIND(&quot;:&quot;;[.F270];1)-FIND(&quot; &quot;;[.F270];1)-1));[.C270];[.C270]+1)" office:value-type="float" office:value="6">
            <text:p>6.00</text:p>
          </table:table-cell>
          <table:table-cell table:style-name="ce223" office:value-type="string">
            <text:p>KS\Answers\Question\Comment\Add</text:p>
          </table:table-cell>
          <table:table-cell table:style-name="ce266" office:value-type="string">
            <text:p>Comment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5">
          <table:table-cell table:style-name="ce199" table:formula="of:=IF(VALUE(MID([.F272];6;FIND(&quot;:&quot;;[.F272];1)-FIND(&quot; &quot;;[.F272];1)-1))&gt;VALUE(MID([.F271];6;FIND(&quot;:&quot;;[.F271];1)-FIND(&quot; &quot;;[.F271];1)-1));&quot;&quot;;MAX([.A$7:.A271])+1)">
            <text:p/>
          </table:table-cell>
          <table:table-cell table:style-name="ce253" office:value-type="string">
            <text:p>FNC_KS_ANS_QST_16_01</text:p>
          </table:table-cell>
          <table:table-cell table:style-name="ce215" table:formula="of:=IF(VALUE(MID([.F272];6;FIND(&quot;:&quot;;[.F272];1)-FIND(&quot; &quot;;[.F272];1)-1))&gt;VALUE(MID([.F271];6;FIND(&quot;:&quot;;[.F271];1)-FIND(&quot; &quot;;[.F271];1)-1));[.C271];[.C271]+1)" office:value-type="float" office:value="6">
            <text:p>6.00</text:p>
          </table:table-cell>
          <table:table-cell table:style-name="ce223" office:value-type="string">
            <text:p>KS\Answers\Question\Comment\Add</text:p>
          </table:table-cell>
          <table:table-cell table:style-name="ce267" office:value-type="string">
            <text:p>Comment question which pending for approve by normal user</text:p>
          </table:table-cell>
          <table:table-cell table:style-name="ce219" office:value-type="string">
            <text:p>Step 2: Comment question</text:p>
          </table:table-cell>
          <table:table-cell table:style-name="ce273" office:value-type="string">
            <text:p>- Login by normal user</text:p>
            <text:p>- View question which added at step above</text:p>
          </table:table-cell>
          <table:table-cell table:style-name="ce219" office:value-type="string">
            <text:p>Comment question fucntion disappears and there is no way to comment question which pending for approve by normal user</text:p>
          </table:table-cell>
          <table:table-cell table:style-name="ce279" office:value-type="string">
            <text:p>Medium</text:p>
          </table:table-cell>
          <table:table-cell table:style-name="ce240"/>
          <table:table-cell table:number-columns-repeated="1014"/>
        </table:table-row>
        <table:table-row table:style-name="ro76">
          <table:table-cell table:style-name="ce199" table:formula="of:=IF(VALUE(MID([.F273];6;FIND(&quot;:&quot;;[.F273];1)-FIND(&quot; &quot;;[.F273];1)-1))&gt;VALUE(MID([.F272];6;FIND(&quot;:&quot;;[.F272];1)-FIND(&quot; &quot;;[.F272];1)-1));&quot;&quot;;MAX([.A$7:.A272])+1)" office:value-type="float" office:value="77">
            <text:p>77.00</text:p>
          </table:table-cell>
          <table:table-cell table:style-name="ce253" office:value-type="string">
            <text:p>FNC_KS_ANS_QST_16_02</text:p>
          </table:table-cell>
          <table:table-cell table:style-name="ce215" office:value-type="float" office:value="1">
            <text:p>1.00</text:p>
          </table:table-cell>
          <table:table-cell table:style-name="ce222" office:value-type="string">
            <text:p>KS\Answers\Question\Comment\Edit</text:p>
          </table:table-cell>
          <table:table-cell table:style-name="ce266" office:value-type="string">
            <text:p>Edit comment with valid data</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7">
          <table:table-cell table:style-name="ce199" table:formula="of:=IF(VALUE(MID([.F274];6;FIND(&quot;:&quot;;[.F274];1)-FIND(&quot; &quot;;[.F274];1)-1))&gt;VALUE(MID([.F273];6;FIND(&quot;:&quot;;[.F273];1)-FIND(&quot; &quot;;[.F273];1)-1));&quot;&quot;;MAX([.A$7:.A273])+1)">
            <text:p/>
          </table:table-cell>
          <table:table-cell table:style-name="ce253" office:value-type="string">
            <text:p>FNC_KS_ANS_QST_16_02</text:p>
          </table:table-cell>
          <table:table-cell table:style-name="ce215" table:formula="of:=IF(VALUE(MID([.F274];6;FIND(&quot;:&quot;;[.F274];1)-FIND(&quot; &quot;;[.F274];1)-1))&gt;VALUE(MID([.F273];6;FIND(&quot;:&quot;;[.F273];1)-FIND(&quot; &quot;;[.F273];1)-1));[.C273];[.C273]+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78">
          <table:table-cell table:style-name="ce199" table:formula="of:=IF(VALUE(MID([.F275];6;FIND(&quot;:&quot;;[.F275];1)-FIND(&quot; &quot;;[.F275];1)-1))&gt;VALUE(MID([.F274];6;FIND(&quot;:&quot;;[.F274];1)-FIND(&quot; &quot;;[.F274];1)-1));&quot;&quot;;MAX([.A$7:.A274])+1)">
            <text:p/>
          </table:table-cell>
          <table:table-cell table:style-name="ce253" office:value-type="string">
            <text:p>FNC_KS_ANS_QST_16_02</text:p>
          </table:table-cell>
          <table:table-cell table:style-name="ce215" table:formula="of:=IF(VALUE(MID([.F275];6;FIND(&quot;:&quot;;[.F275];1)-FIND(&quot; &quot;;[.F275];1)-1))&gt;VALUE(MID([.F274];6;FIND(&quot;:&quot;;[.F274];1)-FIND(&quot; &quot;;[.F274];1)-1));[.C274];[.C274]+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3: Open Edit comment form</text:p>
          </table:table-cell>
          <table:table-cell table:style-name="ce219" office:value-type="string">
            <text:p>- Login as user having moderation right or author of the comment</text:p>
            <text:p>- Go to the question that is commented at step 2</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20">
          <table:table-cell table:style-name="ce199" table:formula="of:=IF(VALUE(MID([.F276];6;FIND(&quot;:&quot;;[.F276];1)-FIND(&quot; &quot;;[.F276];1)-1))&gt;VALUE(MID([.F275];6;FIND(&quot;:&quot;;[.F275];1)-FIND(&quot; &quot;;[.F275];1)-1));&quot;&quot;;MAX([.A$7:.A275])+1)">
            <text:p/>
          </table:table-cell>
          <table:table-cell table:style-name="ce253" office:value-type="string">
            <text:p>FNC_KS_ANS_QST_16_02</text:p>
          </table:table-cell>
          <table:table-cell table:style-name="ce215" table:formula="of:=IF(VALUE(MID([.F276];6;FIND(&quot;:&quot;;[.F276];1)-FIND(&quot; &quot;;[.F276];1)-1))&gt;VALUE(MID([.F275];6;FIND(&quot;:&quot;;[.F275];1)-FIND(&quot; &quot;;[.F275];1)-1));[.C275];[.C275]+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4: Edit comment</text:p>
          </table:table-cell>
          <table:table-cell table:style-name="ce219" office:value-type="string">
            <text:p>- Make changes on Edit comment form</text:p>
            <text:p>- Click Save button</text:p>
          </table:table-cell>
          <table:table-cell table:style-name="ce219" office:value-type="string">
            <text:p>- <text:s/>Comment is edited properly</text:p>
          </table:table-cell>
          <table:table-cell table:style-name="ce279" office:value-type="string">
            <text:p>Medium</text:p>
          </table:table-cell>
          <table:table-cell table:style-name="ce240"/>
          <table:table-cell table:number-columns-repeated="1014"/>
        </table:table-row>
        <table:table-row table:style-name="ro60">
          <table:table-cell table:style-name="ce199" table:formula="of:=IF(VALUE(MID([.F277];6;FIND(&quot;:&quot;;[.F277];1)-FIND(&quot; &quot;;[.F277];1)-1))&gt;VALUE(MID([.F276];6;FIND(&quot;:&quot;;[.F276];1)-FIND(&quot; &quot;;[.F276];1)-1));&quot;&quot;;MAX([.A$7:.A276])+1)" office:value-type="float" office:value="78">
            <text:p>78.00</text:p>
          </table:table-cell>
          <table:table-cell table:style-name="ce253" office:value-type="string">
            <text:p>FNC_KS_ANS_QST_16_02</text:p>
          </table:table-cell>
          <table:table-cell table:style-name="ce215" table:formula="of:=IF(VALUE(MID([.F277];6;FIND(&quot;:&quot;;[.F277];1)-FIND(&quot; &quot;;[.F277];1)-1))&gt;VALUE(MID([.F276];6;FIND(&quot;:&quot;;[.F276];1)-FIND(&quot; &quot;;[.F276];1)-1));[.C276];[.C276]+1)" office:value-type="float" office:value="2">
            <text:p>2.00</text:p>
          </table:table-cell>
          <table:table-cell table:style-name="ce223" office:value-type="string">
            <text:p>KS\Answers\Question\Comment\Edit</text:p>
          </table:table-cell>
          <table:table-cell table:style-name="ce266" office:value-type="string">
            <text:p>Edit comment with blank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ext:p>- Comment question</text:p>
          </table:table-cell>
          <table:table-cell table:style-name="ce219" office:value-type="string">
            <text:p>- Category, question and comments are created properly.</text:p>
          </table:table-cell>
          <table:table-cell table:style-name="ce279" office:value-type="string">
            <text:p>Medium</text:p>
          </table:table-cell>
          <table:table-cell table:style-name="ce240"/>
          <table:table-cell table:number-columns-repeated="1014"/>
        </table:table-row>
        <table:table-row table:style-name="ro79">
          <table:table-cell table:style-name="ce199" table:formula="of:=IF(VALUE(MID([.F278];6;FIND(&quot;:&quot;;[.F278];1)-FIND(&quot; &quot;;[.F278];1)-1))&gt;VALUE(MID([.F277];6;FIND(&quot;:&quot;;[.F277];1)-FIND(&quot; &quot;;[.F277];1)-1));&quot;&quot;;MAX([.A$7:.A277])+1)">
            <text:p/>
          </table:table-cell>
          <table:table-cell table:style-name="ce253" office:value-type="string">
            <text:p>FNC_KS_ANS_QST_16_02</text:p>
          </table:table-cell>
          <table:table-cell table:style-name="ce215" table:formula="of:=IF(VALUE(MID([.F278];6;FIND(&quot;:&quot;;[.F278];1)-FIND(&quot; &quot;;[.F278];1)-1))&gt;VALUE(MID([.F277];6;FIND(&quot;:&quot;;[.F277];1)-FIND(&quot; &quot;;[.F277];1)-1));[.C277];[.C277]+1)" office:value-type="float" office:value="2">
            <text:p>2.00</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79];6;FIND(&quot;:&quot;;[.F279];1)-FIND(&quot; &quot;;[.F279];1)-1))&gt;VALUE(MID([.F278];6;FIND(&quot;:&quot;;[.F278];1)-FIND(&quot; &quot;;[.F278];1)-1));&quot;&quot;;MAX([.A$7:.A278])+1)">
            <text:p/>
          </table:table-cell>
          <table:table-cell table:style-name="ce253" office:value-type="string">
            <text:p>FNC_KS_ANS_QST_16_02</text:p>
          </table:table-cell>
          <table:table-cell table:style-name="ce215" table:formula="of:=IF(VALUE(MID([.F279];6;FIND(&quot;:&quot;;[.F279];1)-FIND(&quot; &quot;;[.F279];1)-1))&gt;VALUE(MID([.F278];6;FIND(&quot;:&quot;;[.F278];1)-FIND(&quot; &quot;;[.F278];1)-1));[.C278];[.C278]+1)" office:value-type="float" office:value="2">
            <text:p>2.00</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3: Edit comment with blank data</text:p>
          </table:table-cell>
          <table:table-cell table:style-name="ce219" office:value-type="string">
            <text:p>- Do not input data into required fields</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48">
          <table:table-cell table:style-name="ce199" table:formula="of:=IF(VALUE(MID([.F280];6;FIND(&quot;:&quot;;[.F280];1)-FIND(&quot; &quot;;[.F280];1)-1))&gt;VALUE(MID([.F279];6;FIND(&quot;:&quot;;[.F279];1)-FIND(&quot; &quot;;[.F279];1)-1));&quot;&quot;;MAX([.A$7:.A279])+1)" office:value-type="float" office:value="79">
            <text:p>79.00</text:p>
          </table:table-cell>
          <table:table-cell table:style-name="ce253" office:value-type="string">
            <text:p>FNC_KS_ANS_QST_16_02</text:p>
          </table:table-cell>
          <table:table-cell table:style-name="ce215" table:formula="of:=IF(VALUE(MID([.F280];6;FIND(&quot;:&quot;;[.F280];1)-FIND(&quot; &quot;;[.F280];1)-1))&gt;VALUE(MID([.F279];6;FIND(&quot;:&quot;;[.F279];1)-FIND(&quot; &quot;;[.F279];1)-1));[.C279];[.C279]+1)" office:value-type="float" office:value="3">
            <text:p>3.00</text:p>
          </table:table-cell>
          <table:table-cell table:style-name="ce223" office:value-type="string">
            <text:p>KS\Answers\Question\Comment\Edit</text:p>
          </table:table-cell>
          <table:table-cell table:style-name="ce266" office:value-type="string">
            <text:p>Edit comment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question and comment</text:p>
          </table:table-cell>
          <table:table-cell table:style-name="ce219" office:value-type="string">
            <text:p>- Category, question and comment are created properly.</text:p>
          </table:table-cell>
          <table:table-cell table:style-name="ce279" office:value-type="string">
            <text:p>Medium</text:p>
          </table:table-cell>
          <table:table-cell table:style-name="ce240"/>
          <table:table-cell table:number-columns-repeated="1014"/>
        </table:table-row>
        <table:table-row table:style-name="ro42">
          <table:table-cell table:style-name="ce199" table:formula="of:=IF(VALUE(MID([.F281];6;FIND(&quot;:&quot;;[.F281];1)-FIND(&quot; &quot;;[.F281];1)-1))&gt;VALUE(MID([.F280];6;FIND(&quot;:&quot;;[.F280];1)-FIND(&quot; &quot;;[.F280];1)-1));&quot;&quot;;MAX([.A$7:.A280])+1)">
            <text:p/>
          </table:table-cell>
          <table:table-cell table:style-name="ce253" office:value-type="string">
            <text:p>FNC_KS_ANS_QST_16_02</text:p>
          </table:table-cell>
          <table:table-cell table:style-name="ce215" table:formula="of:=IF(VALUE(MID([.F281];6;FIND(&quot;:&quot;;[.F281];1)-FIND(&quot; &quot;;[.F281];1)-1))&gt;VALUE(MID([.F280];6;FIND(&quot;:&quot;;[.F280];1)-FIND(&quot; &quot;;[.F280];1)-1));[.C280];[.C280]+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80">
          <table:table-cell table:style-name="ce199" table:formula="of:=IF(VALUE(MID([.F282];6;FIND(&quot;:&quot;;[.F282];1)-FIND(&quot; &quot;;[.F282];1)-1))&gt;VALUE(MID([.F281];6;FIND(&quot;:&quot;;[.F281];1)-FIND(&quot; &quot;;[.F281];1)-1));&quot;&quot;;MAX([.A$7:.A281])+1)">
            <text:p/>
          </table:table-cell>
          <table:table-cell table:style-name="ce253" office:value-type="string">
            <text:p>FNC_KS_ANS_QST_16_02</text:p>
          </table:table-cell>
          <table:table-cell table:style-name="ce215" table:formula="of:=IF(VALUE(MID([.F282];6;FIND(&quot;:&quot;;[.F282];1)-FIND(&quot; &quot;;[.F282];1)-1))&gt;VALUE(MID([.F281];6;FIND(&quot;:&quot;;[.F281];1)-FIND(&quot; &quot;;[.F281];1)-1));[.C281];[.C281]+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3];6;FIND(&quot;:&quot;;[.F283];1)-FIND(&quot; &quot;;[.F283];1)-1))&gt;VALUE(MID([.F282];6;FIND(&quot;:&quot;;[.F282];1)-FIND(&quot; &quot;;[.F282];1)-1));&quot;&quot;;MAX([.A$7:.A282])+1)">
            <text:p/>
          </table:table-cell>
          <table:table-cell table:style-name="ce253" office:value-type="string">
            <text:p>FNC_KS_ANS_QST_16_02</text:p>
          </table:table-cell>
          <table:table-cell table:style-name="ce215" table:formula="of:=IF(VALUE(MID([.F283];6;FIND(&quot;:&quot;;[.F283];1)-FIND(&quot; &quot;;[.F283];1)-1))&gt;VALUE(MID([.F282];6;FIND(&quot;:&quot;;[.F282];1)-FIND(&quot; &quot;;[.F282];1)-1));[.C282];[.C282]+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4: Edit comment</text:p>
          </table:table-cell>
          <table:table-cell table:style-name="ce273" office:value-type="string">
            <text:p>- Back the window that is being viewed at step 2</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56">
          <table:table-cell table:style-name="ce199" table:formula="of:=IF(VALUE(MID([.F284];6;FIND(&quot;:&quot;;[.F284];1)-FIND(&quot; &quot;;[.F284];1)-1))&gt;VALUE(MID([.F283];6;FIND(&quot;:&quot;;[.F283];1)-FIND(&quot; &quot;;[.F283];1)-1));&quot;&quot;;MAX([.A$7:.A283])+1)" office:value-type="float" office:value="80">
            <text:p>80.00</text:p>
          </table:table-cell>
          <table:table-cell table:style-name="ce253" office:value-type="string">
            <text:p>FNC_KS_ANS_QST_16_03</text:p>
          </table:table-cell>
          <table:table-cell table:style-name="ce215" office:value-type="float" office:value="1">
            <text:p>1.00</text:p>
          </table:table-cell>
          <table:table-cell table:style-name="ce222" office:value-type="string">
            <text:p>KS\Answers\Question\Comment</text:p>
          </table:table-cell>
          <table:table-cell table:style-name="ce266" office:value-type="string">
            <text:p>Dele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82">
          <table:table-cell table:style-name="ce199" table:formula="of:=IF(VALUE(MID([.F285];6;FIND(&quot;:&quot;;[.F285];1)-FIND(&quot; &quot;;[.F285];1)-1))&gt;VALUE(MID([.F284];6;FIND(&quot;:&quot;;[.F284];1)-FIND(&quot; &quot;;[.F284];1)-1));&quot;&quot;;MAX([.A$7:.A284])+1)">
            <text:p/>
          </table:table-cell>
          <table:table-cell table:style-name="ce253" office:value-type="string">
            <text:p>FNC_KS_ANS_QST_16_03</text:p>
          </table:table-cell>
          <table:table-cell table:style-name="ce215" table:formula="of:=IF(VALUE(MID([.F285];6;FIND(&quot;:&quot;;[.F285];1)-FIND(&quot; &quot;;[.F285];1)-1))&gt;VALUE(MID([.F284];6;FIND(&quot;:&quot;;[.F284];1)-FIND(&quot; &quot;;[.F284];1)-1));[.C284];[.C284]+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6];6;FIND(&quot;:&quot;;[.F286];1)-FIND(&quot; &quot;;[.F286];1)-1))&gt;VALUE(MID([.F285];6;FIND(&quot;:&quot;;[.F285];1)-FIND(&quot; &quot;;[.F285];1)-1));&quot;&quot;;MAX([.A$7:.A285])+1)">
            <text:p/>
          </table:table-cell>
          <table:table-cell table:style-name="ce253" office:value-type="string">
            <text:p>FNC_KS_ANS_QST_16_03</text:p>
          </table:table-cell>
          <table:table-cell table:style-name="ce215" table:formula="of:=IF(VALUE(MID([.F286];6;FIND(&quot;:&quot;;[.F286];1)-FIND(&quot; &quot;;[.F286];1)-1))&gt;VALUE(MID([.F285];6;FIND(&quot;:&quot;;[.F285];1)-FIND(&quot; &quot;;[.F285];1)-1));[.C285];[.C285]+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3: Delete comment</text:p>
          </table:table-cell>
          <table:table-cell table:style-name="ce219" office:value-type="string">
            <text:p>- Login as user having moderation right or author of the comment</text:p>
            <text:p>- Go to the question that is commented at step 2</text:p>
            <text:p>- Click Delete button on the comment</text:p>
          </table:table-cell>
          <table:table-cell table:style-name="ce219" office:value-type="string">
            <text:p>- Delete confirm message is shown.</text:p>
          </table:table-cell>
          <table:table-cell table:style-name="ce279" office:value-type="string">
            <text:p>Medium</text:p>
          </table:table-cell>
          <table:table-cell table:style-name="ce240"/>
          <table:table-cell table:number-columns-repeated="1014"/>
        </table:table-row>
        <table:table-row table:style-name="ro83">
          <table:table-cell table:style-name="ce199" table:formula="of:=IF(VALUE(MID([.F287];6;FIND(&quot;:&quot;;[.F287];1)-FIND(&quot; &quot;;[.F287];1)-1))&gt;VALUE(MID([.F286];6;FIND(&quot;:&quot;;[.F286];1)-FIND(&quot; &quot;;[.F286];1)-1));&quot;&quot;;MAX([.A$7:.A286])+1)">
            <text:p/>
          </table:table-cell>
          <table:table-cell table:style-name="ce253" office:value-type="string">
            <text:p>FNC_KS_ANS_QST_16_03</text:p>
          </table:table-cell>
          <table:table-cell table:style-name="ce215" table:formula="of:=IF(VALUE(MID([.F287];6;FIND(&quot;:&quot;;[.F287];1)-FIND(&quot; &quot;;[.F287];1)-1))&gt;VALUE(MID([.F286];6;FIND(&quot;:&quot;;[.F286];1)-FIND(&quot; &quot;;[.F286];1)-1));[.C286];[.C286]+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4: Confirm deletion</text:p>
          </table:table-cell>
          <table:table-cell table:style-name="ce219" office:value-type="string">
            <text:p>- Click Yes/No</text:p>
          </table:table-cell>
          <table:table-cell table:style-name="ce219" office:value-type="string">
            <text:p>- In case, 'Yes' button is clicked, the comment is deleted properly</text:p>
            <text:p>- In case, 'No' button is clicked, delete action is canceled.</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88];6;FIND(&quot;:&quot;;[.F288];1)-FIND(&quot; &quot;;[.F288];1)-1))&gt;VALUE(MID([.F287];6;FIND(&quot;:&quot;;[.F287];1)-FIND(&quot; &quot;;[.F287];1)-1));&quot;&quot;;MAX([.A$7:.A287])+1)" office:value-type="float" office:value="81">
            <text:p>81.00</text:p>
          </table:table-cell>
          <table:table-cell table:style-name="ce253" office:value-type="string">
            <text:p>FNC_KS_ANS_QST_17</text:p>
          </table:table-cell>
          <table:table-cell table:style-name="ce215" office:value-type="float" office:value="1">
            <text:p>1.00</text:p>
          </table:table-cell>
          <table:table-cell table:style-name="ce222" office:value-type="string">
            <text:p>KS\Answers\Question\Promote Comment</text:p>
          </table:table-cell>
          <table:table-cell table:style-name="ce266" office:value-type="string">
            <text:p>Promo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89];6;FIND(&quot;:&quot;;[.F289];1)-FIND(&quot; &quot;;[.F289];1)-1))&gt;VALUE(MID([.F288];6;FIND(&quot;:&quot;;[.F288];1)-FIND(&quot; &quot;;[.F288];1)-1));&quot;&quot;;MAX([.A$7:.A288])+1)">
            <text:p/>
          </table:table-cell>
          <table:table-cell table:style-name="ce253" office:value-type="string">
            <text:p>FNC_KS_ANS_QST_17</text:p>
          </table:table-cell>
          <table:table-cell table:style-name="ce215" table:formula="of:=IF(VALUE(MID([.F289];6;FIND(&quot;:&quot;;[.F289];1)-FIND(&quot; &quot;;[.F289];1)-1))&gt;VALUE(MID([.F288];6;FIND(&quot;:&quot;;[.F288];1)-FIND(&quot; &quot;;[.F288];1)-1));[.C288];[.C288]+1)" office:value-type="float" office:value="1">
            <text:p>1.00</text:p>
          </table:table-cell>
          <table:table-cell table:style-name="ce223" office:value-type="string">
            <text:p>KS\Answers\Question\Promote Comment</text:p>
          </table:table-cell>
          <table:table-cell table:style-name="ce267" office:value-type="string">
            <text:p>Promo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4">
          <table:table-cell table:style-name="ce199" table:formula="of:=IF(VALUE(MID([.F290];6;FIND(&quot;:&quot;;[.F290];1)-FIND(&quot; &quot;;[.F290];1)-1))&gt;VALUE(MID([.F289];6;FIND(&quot;:&quot;;[.F289];1)-FIND(&quot; &quot;;[.F289];1)-1));&quot;&quot;;MAX([.A$7:.A289])+1)">
            <text:p/>
          </table:table-cell>
          <table:table-cell table:style-name="ce253" office:value-type="string">
            <text:p>FNC_KS_ANS_QST_17</text:p>
          </table:table-cell>
          <table:table-cell table:style-name="ce215" table:formula="of:=IF(VALUE(MID([.F290];6;FIND(&quot;:&quot;;[.F290];1)-FIND(&quot; &quot;;[.F290];1)-1))&gt;VALUE(MID([.F289];6;FIND(&quot;:&quot;;[.F289];1)-FIND(&quot; &quot;;[.F289];1)-1));[.C289];[.C289]+1)" office:value-type="float" office:value="1">
            <text:p>1.00</text:p>
          </table:table-cell>
          <table:table-cell table:style-name="ce223" office:value-type="string">
            <text:p>KS\Answers\Question\Promote Comment</text:p>
          </table:table-cell>
          <table:table-cell table:style-name="ce267" office:value-type="string">
            <text:p>Promote comment</text:p>
          </table:table-cell>
          <table:table-cell table:style-name="ce223" office:value-type="string">
            <text:p>Step 3: Promote question</text:p>
          </table:table-cell>
          <table:table-cell table:style-name="ce219" office:value-type="string">
            <text:p>- Login as user having moderation right</text:p>
            <text:p>- Go to the question that is commented at step 2</text:p>
            <text:p>- Click promote button on the comment</text:p>
          </table:table-cell>
          <table:table-cell table:style-name="ce223" office:value-type="string">
            <text:p>- The comment is promoted to be the question's answer</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291];6;FIND(&quot;:&quot;;[.F291];1)-FIND(&quot; &quot;;[.F291];1)-1))&gt;VALUE(MID([.F290];6;FIND(&quot;:&quot;;[.F290];1)-FIND(&quot; &quot;;[.F290];1)-1));&quot;&quot;;MAX([.A$7:.A290])+1)" office:value-type="float" office:value="82">
            <text:p>82.00</text:p>
          </table:table-cell>
          <table:table-cell table:style-name="ce253" office:value-type="string">
            <text:p>FNC_KS_ANS_QST_18</text:p>
          </table:table-cell>
          <table:table-cell table:style-name="ce215" office:value-type="float" office:value="1">
            <text:p>1.00</text:p>
          </table:table-cell>
          <table:table-cell table:style-name="ce222" office:value-type="string">
            <text:p>KS\Answers\Question\Vote</text:p>
          </table:table-cell>
          <table:table-cell table:style-name="ce268" office:value-type="string">
            <text:p>Vote question</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2];6;FIND(&quot;:&quot;;[.F292];1)-FIND(&quot; &quot;;[.F292];1)-1))&gt;VALUE(MID([.F291];6;FIND(&quot;:&quot;;[.F291];1)-FIND(&quot; &quot;;[.F291];1)-1));&quot;&quot;;MAX([.A$7:.A291])+1)">
            <text:p/>
          </table:table-cell>
          <table:table-cell table:style-name="ce253" office:value-type="string">
            <text:p>FNC_KS_ANS_QST_18</text:p>
          </table:table-cell>
          <table:table-cell table:style-name="ce215" table:formula="of:=IF(VALUE(MID([.F292];6;FIND(&quot;:&quot;;[.F292];1)-FIND(&quot; &quot;;[.F292];1)-1))&gt;VALUE(MID([.F291];6;FIND(&quot;:&quot;;[.F291];1)-FIND(&quot; &quot;;[.F291];1)-1));[.C291];[.C291]+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293];6;FIND(&quot;:&quot;;[.F293];1)-FIND(&quot; &quot;;[.F293];1)-1))&gt;VALUE(MID([.F292];6;FIND(&quot;:&quot;;[.F292];1)-FIND(&quot; &quot;;[.F292];1)-1));&quot;&quot;;MAX([.A$7:.A292])+1)">
            <text:p/>
          </table:table-cell>
          <table:table-cell table:style-name="ce253" office:value-type="string">
            <text:p>FNC_KS_ANS_QST_18</text:p>
          </table:table-cell>
          <table:table-cell table:style-name="ce215" table:formula="of:=IF(VALUE(MID([.F293];6;FIND(&quot;:&quot;;[.F293];1)-FIND(&quot; &quot;;[.F293];1)-1))&gt;VALUE(MID([.F292];6;FIND(&quot;:&quot;;[.F292];1)-FIND(&quot; &quot;;[.F292];1)-1));[.C292];[.C292]+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3: Choose number of star to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4];6;FIND(&quot;:&quot;;[.F294];1)-FIND(&quot; &quot;;[.F294];1)-1))&gt;VALUE(MID([.F293];6;FIND(&quot;:&quot;;[.F293];1)-FIND(&quot; &quot;;[.F293];1)-1));&quot;&quot;;MAX([.A$7:.A293])+1)">
            <text:p/>
          </table:table-cell>
          <table:table-cell table:style-name="ce253" office:value-type="string">
            <text:p>FNC_KS_ANS_QST_18</text:p>
          </table:table-cell>
          <table:table-cell table:style-name="ce215" table:formula="of:=IF(VALUE(MID([.F294];6;FIND(&quot;:&quot;;[.F294];1)-FIND(&quot; &quot;;[.F294];1)-1))&gt;VALUE(MID([.F293];6;FIND(&quot;:&quot;;[.F293];1)-FIND(&quot; &quot;;[.F293];1)-1));[.C293];[.C293]+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4: Check question after voting</text:p>
          </table:table-cell>
          <table:table-cell table:style-name="ce219" office:value-type="string">
            <text:p>- Select category</text:p>
            <text:p>- Click on question voted in step 3</text:p>
          </table:table-cell>
          <table:table-cell table:style-name="ce219" office:value-type="string">
            <text:p>- Question is shown with its star rate</text:p>
            <text:p>- Vote statistic is calculated properly</text:p>
          </table:table-cell>
          <table:table-cell table:style-name="ce279" office:value-type="string">
            <text:p>Low</text:p>
          </table:table-cell>
          <table:table-cell table:style-name="ce240"/>
          <table:table-cell table:number-columns-repeated="1014"/>
        </table:table-row>
        <table:table-row table:style-name="ro41">
          <table:table-cell table:style-name="ce199" table:formula="of:=IF(VALUE(MID([.F295];6;FIND(&quot;:&quot;;[.F295];1)-FIND(&quot; &quot;;[.F295];1)-1))&gt;VALUE(MID([.F294];6;FIND(&quot;:&quot;;[.F294];1)-FIND(&quot; &quot;;[.F294];1)-1));&quot;&quot;;MAX([.A$7:.A294])+1)">
            <text:p/>
          </table:table-cell>
          <table:table-cell table:style-name="ce253" office:value-type="string">
            <text:p>FNC_KS_ANS_QST_18</text:p>
          </table:table-cell>
          <table:table-cell table:style-name="ce215" table:formula="of:=IF(VALUE(MID([.F295];6;FIND(&quot;:&quot;;[.F295];1)-FIND(&quot; &quot;;[.F295];1)-1))&gt;VALUE(MID([.F294];6;FIND(&quot;:&quot;;[.F294];1)-FIND(&quot; &quot;;[.F294];1)-1));[.C294];[.C294]+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5: Check vote permission</text:p>
          </table:table-cell>
          <table:table-cell table:style-name="ce219" office:value-type="string">
            <text:p>- Login by user who has already voted for the question</text:p>
            <text:p>- Open question and try to vote star again</text:p>
          </table:table-cell>
          <table:table-cell table:style-name="ce219" office:value-type="string">
            <text:p>- Alert message is shown to notify that each user can only vote 1 time or vote function is hidden in case the user has already voted it.</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6];6;FIND(&quot;:&quot;;[.F296];1)-FIND(&quot; &quot;;[.F296];1)-1))&gt;VALUE(MID([.F295];6;FIND(&quot;:&quot;;[.F295];1)-FIND(&quot; &quot;;[.F295];1)-1));&quot;&quot;;MAX([.A$7:.A295])+1)">
            <text:p/>
          </table:table-cell>
          <table:table-cell table:style-name="ce253" office:value-type="string">
            <text:p>FNC_KS_ANS_QST_18</text:p>
          </table:table-cell>
          <table:table-cell table:style-name="ce215" table:formula="of:=IF(VALUE(MID([.F296];6;FIND(&quot;:&quot;;[.F296];1)-FIND(&quot; &quot;;[.F296];1)-1))&gt;VALUE(MID([.F295];6;FIND(&quot;:&quot;;[.F295];1)-FIND(&quot; &quot;;[.F295];1)-1));[.C295];[.C295]+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23" office:value-type="string">
            <text:p>Step 6: Vote by anonymous user</text:p>
          </table:table-cell>
          <table:table-cell table:style-name="ce223" office:value-type="string">
            <text:p>- Open question and try to vote star by anonymous user</text:p>
          </table:table-cell>
          <table:table-cell table:style-name="ce223" office:value-type="string">
            <text:p>- Vote function is not available with <text:s/>anonymous user.</text:p>
            <text:p>- Anonymous user can only view vote information.</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7];6;FIND(&quot;:&quot;;[.F297];1)-FIND(&quot; &quot;;[.F297];1)-1))&gt;VALUE(MID([.F296];6;FIND(&quot;:&quot;;[.F296];1)-FIND(&quot; &quot;;[.F296];1)-1));&quot;&quot;;MAX([.A$7:.A296])+1)" office:value-type="float" office:value="83">
            <text:p>83.00</text:p>
          </table:table-cell>
          <table:table-cell table:style-name="ce253" office:value-type="string">
            <text:p>FNC_KS_ANS_QST_18</text:p>
          </table:table-cell>
          <table:table-cell table:style-name="ce215" table:formula="of:=IF(VALUE(MID([.F297];6;FIND(&quot;:&quot;;[.F297];1)-FIND(&quot; &quot;;[.F297];1)-1))&gt;VALUE(MID([.F296];6;FIND(&quot;:&quot;;[.F296];1)-FIND(&quot; &quot;;[.F296];1)-1));[.C296];[.C296]+1)" office:value-type="float" office:value="2">
            <text:p>2.00</text:p>
          </table:table-cell>
          <table:table-cell table:style-name="ce223" office:value-type="string">
            <text:p>KS\Answers\Question\Vote</text:p>
          </table:table-cell>
          <table:table-cell table:style-name="ce220" office:value-type="string">
            <text:p>Vote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8];6;FIND(&quot;:&quot;;[.F298];1)-FIND(&quot; &quot;;[.F298];1)-1))&gt;VALUE(MID([.F297];6;FIND(&quot;:&quot;;[.F297];1)-FIND(&quot; &quot;;[.F297];1)-1));&quot;&quot;;MAX([.A$7:.A297])+1)">
            <text:p/>
          </table:table-cell>
          <table:table-cell table:style-name="ce253" office:value-type="string">
            <text:p>FNC_KS_ANS_QST_18</text:p>
          </table:table-cell>
          <table:table-cell table:style-name="ce215" table:formula="of:=IF(VALUE(MID([.F298];6;FIND(&quot;:&quot;;[.F298];1)-FIND(&quot; &quot;;[.F298];1)-1))&gt;VALUE(MID([.F297];6;FIND(&quot;:&quot;;[.F297];1)-FIND(&quot; &quot;;[.F297];1)-1));[.C297];[.C297]+1)" office:value-type="float" office:value="2">
            <text:p>2.00</text:p>
          </table:table-cell>
          <table:table-cell table:style-name="ce223" office:value-type="string">
            <text:p>KS\Answers\Question\Vote</text:p>
          </table:table-cell>
          <table:table-cell table:style-name="ce219" office:value-type="string">
            <text:p>Vote question which pending for approve by normal user</text:p>
          </table:table-cell>
          <table:table-cell table:style-name="ce219" office:value-type="string">
            <text:p>Step 2: Vote question</text:p>
          </table:table-cell>
          <table:table-cell table:style-name="ce273" office:value-type="string">
            <text:p>- Login by normal user</text:p>
            <text:p>- View question which added at step above</text:p>
            <text:p>- Left click on gray Stars</text:p>
          </table:table-cell>
          <table:table-cell table:style-name="ce219" office:value-type="string">
            <text:p>Nothing happen and can not vote pending question by normal user</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9];6;FIND(&quot;:&quot;;[.F299];1)-FIND(&quot; &quot;;[.F299];1)-1))&gt;VALUE(MID([.F298];6;FIND(&quot;:&quot;;[.F298];1)-FIND(&quot; &quot;;[.F298];1)-1));&quot;&quot;;MAX([.A$7:.A298])+1)" office:value-type="float" office:value="84">
            <text:p>84.00</text:p>
          </table:table-cell>
          <table:table-cell table:style-name="ce253" office:value-type="string">
            <text:p>FNC_KS_ANS_QST_18</text:p>
          </table:table-cell>
          <table:table-cell table:style-name="ce215" table:formula="of:=IF(VALUE(MID([.F299];6;FIND(&quot;:&quot;;[.F299];1)-FIND(&quot; &quot;;[.F299];1)-1))&gt;VALUE(MID([.F298];6;FIND(&quot;:&quot;;[.F298];1)-FIND(&quot; &quot;;[.F298];1)-1));[.C298];[.C298]+1)" office:value-type="float" office:value="3">
            <text:p>3.00</text:p>
          </table:table-cell>
          <table:table-cell table:style-name="ce223" office:value-type="string">
            <text:p>KS\Answers\Question\Vote</text:p>
          </table:table-cell>
          <table:table-cell table:style-name="ce268" office:value-type="string">
            <text:p>Remove question vote</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300];6;FIND(&quot;:&quot;;[.F300];1)-FIND(&quot; &quot;;[.F300];1)-1))&gt;VALUE(MID([.F299];6;FIND(&quot;:&quot;;[.F299];1)-FIND(&quot; &quot;;[.F299];1)-1));&quot;&quot;;MAX([.A$7:.A299])+1)">
            <text:p/>
          </table:table-cell>
          <table:table-cell table:style-name="ce253" office:value-type="string">
            <text:p>FNC_KS_ANS_QST_18</text:p>
          </table:table-cell>
          <table:table-cell table:style-name="ce215" table:formula="of:=IF(VALUE(MID([.F300];6;FIND(&quot;:&quot;;[.F300];1)-FIND(&quot; &quot;;[.F300];1)-1))&gt;VALUE(MID([.F299];6;FIND(&quot;:&quot;;[.F299];1)-FIND(&quot; &quot;;[.F299];1)-1));[.C299];[.C299]+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1];6;FIND(&quot;:&quot;;[.F301];1)-FIND(&quot; &quot;;[.F301];1)-1))&gt;VALUE(MID([.F300];6;FIND(&quot;:&quot;;[.F300];1)-FIND(&quot; &quot;;[.F300];1)-1));&quot;&quot;;MAX([.A$7:.A300])+1)">
            <text:p/>
          </table:table-cell>
          <table:table-cell table:style-name="ce253" office:value-type="string">
            <text:p>FNC_KS_ANS_QST_18</text:p>
          </table:table-cell>
          <table:table-cell table:style-name="ce215" table:formula="of:=IF(VALUE(MID([.F301];6;FIND(&quot;:&quot;;[.F301];1)-FIND(&quot; &quot;;[.F301];1)-1))&gt;VALUE(MID([.F300];6;FIND(&quot;:&quot;;[.F300];1)-FIND(&quot; &quot;;[.F300];1)-1));[.C300];[.C300]+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3: Remove question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302];6;FIND(&quot;:&quot;;[.F302];1)-FIND(&quot; &quot;;[.F302];1)-1))&gt;VALUE(MID([.F301];6;FIND(&quot;:&quot;;[.F301];1)-FIND(&quot; &quot;;[.F301];1)-1));&quot;&quot;;MAX([.A$7:.A301])+1)">
            <text:p/>
          </table:table-cell>
          <table:table-cell table:style-name="ce253" office:value-type="string">
            <text:p>FNC_KS_ANS_QST_18</text:p>
          </table:table-cell>
          <table:table-cell table:style-name="ce215" table:formula="of:=IF(VALUE(MID([.F302];6;FIND(&quot;:&quot;;[.F302];1)-FIND(&quot; &quot;;[.F302];1)-1))&gt;VALUE(MID([.F301];6;FIND(&quot;:&quot;;[.F301];1)-FIND(&quot; &quot;;[.F301];1)-1));[.C301];[.C301]+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4: Unvote question</text:p>
          </table:table-cell>
          <table:table-cell table:style-name="ce223" office:value-type="string">
            <text:p>- Go the question that has been voted at step 3</text:p>
            <text:p>- Click vote star at the top right question panel</text:p>
          </table:table-cell>
          <table:table-cell table:style-name="ce223" office:value-type="string">
            <text:p>- Alert message is shown to inform that whether remove question vote or not.</text:p>
          </table:table-cell>
          <table:table-cell table:style-name="ce279" office:value-type="string">
            <text:p>Low</text:p>
          </table:table-cell>
          <table:table-cell table:style-name="ce240"/>
          <table:table-cell table:number-columns-repeated="1014"/>
        </table:table-row>
        <table:table-row table:style-name="ro38">
          <table:table-cell table:style-name="ce199" table:formula="of:=IF(VALUE(MID([.F303];6;FIND(&quot;:&quot;;[.F303];1)-FIND(&quot; &quot;;[.F303];1)-1))&gt;VALUE(MID([.F302];6;FIND(&quot;:&quot;;[.F302];1)-FIND(&quot; &quot;;[.F302];1)-1));&quot;&quot;;MAX([.A$7:.A302])+1)">
            <text:p/>
          </table:table-cell>
          <table:table-cell table:style-name="ce253" office:value-type="string">
            <text:p>FNC_KS_ANS_QST_18</text:p>
          </table:table-cell>
          <table:table-cell table:style-name="ce215" table:formula="of:=IF(VALUE(MID([.F303];6;FIND(&quot;:&quot;;[.F303];1)-FIND(&quot; &quot;;[.F303];1)-1))&gt;VALUE(MID([.F302];6;FIND(&quot;:&quot;;[.F302];1)-FIND(&quot; &quot;;[.F302];1)-1));[.C302];[.C302]+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6: Confirm removing vote</text:p>
          </table:table-cell>
          <table:table-cell table:style-name="ce223" office:value-type="string">
            <text:p>- Click OK button in the confirm message at step 4</text:p>
          </table:table-cell>
          <table:table-cell table:style-name="ce223" office:value-type="string">
            <text:p>- The current user vote at step 4 is removed.</text:p>
            <text:p>- The vote statistic is re-calculated properly.</text:p>
            <text:p>- Unvote icon is changed vote icon.</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4];6;FIND(&quot;:&quot;;[.F304];1)-FIND(&quot; &quot;;[.F304];1)-1))&gt;VALUE(MID([.F303];6;FIND(&quot;:&quot;;[.F303];1)-FIND(&quot; &quot;;[.F303];1)-1));&quot;&quot;;MAX([.A$7:.A303])+1)" office:value-type="float" office:value="85">
            <text:p>85.00</text:p>
          </table:table-cell>
          <table:table-cell table:style-name="ce253" office:value-type="string">
            <text:p>FNC_KS_ANS_QST_18</text:p>
          </table:table-cell>
          <table:table-cell table:style-name="ce215" table:formula="of:=IF(VALUE(MID([.F304];6;FIND(&quot;:&quot;;[.F304];1)-FIND(&quot; &quot;;[.F304];1)-1))&gt;VALUE(MID([.F303];6;FIND(&quot;:&quot;;[.F303];1)-FIND(&quot; &quot;;[.F303];1)-1));[.C303];[.C303]+1)" office:value-type="float" office:value="4">
            <text:p>4.00</text:p>
          </table:table-cell>
          <table:table-cell table:style-name="ce223" office:value-type="string">
            <text:p>KS\Answers\Question\Vote</text:p>
          </table:table-cell>
          <table:table-cell table:style-name="ce269" office:value-type="string">
            <text:p>Vote answer</text:p>
          </table:table-cell>
          <table:table-cell table:style-name="ce221" office:value-type="string">
            <text:p>Step 1: Create category, question and answer question</text:p>
          </table:table-cell>
          <table:table-cell table:style-name="ce221" office:value-type="string">
            <text:p>- Login as user having right to add category, question and answer question</text:p>
          </table:table-cell>
          <table:table-cell table:style-name="ce221" office:value-type="string">
            <text:p>- Category and question are created properly.</text:p>
            <text:p>- Question is answer properly</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305];6;FIND(&quot;:&quot;;[.F305];1)-FIND(&quot; &quot;;[.F305];1)-1))&gt;VALUE(MID([.F304];6;FIND(&quot;:&quot;;[.F304];1)-FIND(&quot; &quot;;[.F304];1)-1));&quot;&quot;;MAX([.A$7:.A304])+1)">
            <text:p/>
          </table:table-cell>
          <table:table-cell table:style-name="ce253" office:value-type="string">
            <text:p>FNC_KS_ANS_QST_18</text:p>
          </table:table-cell>
          <table:table-cell table:style-name="ce215" table:formula="of:=IF(VALUE(MID([.F305];6;FIND(&quot;:&quot;;[.F305];1)-FIND(&quot; &quot;;[.F305];1)-1))&gt;VALUE(MID([.F304];6;FIND(&quot;:&quot;;[.F304];1)-FIND(&quot; &quot;;[.F304];1)-1));[.C304];[.C304]+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2: Show question having answer to vote</text:p>
          </table:table-cell>
          <table:table-cell table:style-name="ce274" office:value-type="string">
            <text:p>- Click on specific question which has been answered</text:p>
          </table:table-cell>
          <table:table-cell table:style-name="ce221" office:value-type="string">
            <text:p>- Question content and its answer are shown properly</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6];6;FIND(&quot;:&quot;;[.F306];1)-FIND(&quot; &quot;;[.F306];1)-1))&gt;VALUE(MID([.F305];6;FIND(&quot;:&quot;;[.F305];1)-FIND(&quot; &quot;;[.F305];1)-1));&quot;&quot;;MAX([.A$7:.A305])+1)">
            <text:p/>
          </table:table-cell>
          <table:table-cell table:style-name="ce253" office:value-type="string">
            <text:p>FNC_KS_ANS_QST_18</text:p>
          </table:table-cell>
          <table:table-cell table:style-name="ce215" table:formula="of:=IF(VALUE(MID([.F306];6;FIND(&quot;:&quot;;[.F306];1)-FIND(&quot; &quot;;[.F306];1)-1))&gt;VALUE(MID([.F305];6;FIND(&quot;:&quot;;[.F305];1)-FIND(&quot; &quot;;[.F305];1)-1));[.C305];[.C305]+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3: Show vote form</text:p>
          </table:table-cell>
          <table:table-cell table:style-name="ce274" office:value-type="string">
            <text:p>- Click vote icon beside the answer</text:p>
          </table:table-cell>
          <table:table-cell table:style-name="ce221" office:value-type="string">
            <text:p>- Vote form is displayed with 5 gray stars by default.</text:p>
            <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7];6;FIND(&quot;:&quot;;[.F307];1)-FIND(&quot; &quot;;[.F307];1)-1))&gt;VALUE(MID([.F306];6;FIND(&quot;:&quot;;[.F306];1)-FIND(&quot; &quot;;[.F306];1)-1));&quot;&quot;;MAX([.A$7:.A306])+1)">
            <text:p/>
          </table:table-cell>
          <table:table-cell table:style-name="ce253" office:value-type="string">
            <text:p>FNC_KS_ANS_QST_18</text:p>
          </table:table-cell>
          <table:table-cell table:style-name="ce215" table:formula="of:=IF(VALUE(MID([.F307];6;FIND(&quot;:&quot;;[.F307];1)-FIND(&quot; &quot;;[.F307];1)-1))&gt;VALUE(MID([.F306];6;FIND(&quot;:&quot;;[.F306];1)-FIND(&quot; &quot;;[.F306];1)-1));[.C306];[.C306]+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4: Choose number of star to vote</text:p>
          </table:table-cell>
          <table:table-cell table:number-columns-repeated="2" table:style-name="ce221" office:value-type="string">
            <text:p>- Move the cursor on gray star till it turns to yellow, click on the last yellow star</text:p>
          </table:table-cell>
          <table:table-cell table:style-name="ce279" office:value-type="string">
            <text:p>Medium</text:p>
          </table:table-cell>
          <table:table-cell table:style-name="ce240"/>
          <table:table-cell table:number-columns-repeated="1014"/>
        </table:table-row>
        <table:table-row table:style-name="ro41">
          <table:table-cell table:style-name="ce199" table:formula="of:=IF(VALUE(MID([.F308];6;FIND(&quot;:&quot;;[.F308];1)-FIND(&quot; &quot;;[.F308];1)-1))&gt;VALUE(MID([.F307];6;FIND(&quot;:&quot;;[.F307];1)-FIND(&quot; &quot;;[.F307];1)-1));&quot;&quot;;MAX([.A$7:.A307])+1)">
            <text:p/>
          </table:table-cell>
          <table:table-cell table:style-name="ce253" office:value-type="string">
            <text:p>FNC_KS_ANS_QST_18</text:p>
          </table:table-cell>
          <table:table-cell table:style-name="ce215" table:formula="of:=IF(VALUE(MID([.F308];6;FIND(&quot;:&quot;;[.F308];1)-FIND(&quot; &quot;;[.F308];1)-1))&gt;VALUE(MID([.F307];6;FIND(&quot;:&quot;;[.F307];1)-FIND(&quot; &quot;;[.F307];1)-1));[.C307];[.C307]+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5: Check answer after voting</text:p>
          </table:table-cell>
          <table:table-cell table:style-name="ce221" office:value-type="string">
            <text:p>- Select category</text:p>
            <text:p>- Click on question having answer voted in step 4</text:p>
          </table:table-cell>
          <table:table-cell table:style-name="ce221" office:value-type="string">
            <text:p>- Answer is shown with its star rate</text:p>
            <text:p>- Vote icon is changed its status: Vote function is changed into vote again function</text:p>
          </table:table-cell>
          <table:table-cell table:style-name="ce279" office:value-type="string">
            <text:p>Medium</text:p>
          </table:table-cell>
          <table:table-cell table:style-name="ce240"/>
          <table:table-cell table:number-columns-repeated="1014"/>
        </table:table-row>
        <table:table-row table:style-name="ro30">
          <table:table-cell table:style-name="ce199" table:formula="of:=IF(VALUE(MID([.F309];6;FIND(&quot;:&quot;;[.F309];1)-FIND(&quot; &quot;;[.F309];1)-1))&gt;VALUE(MID([.F308];6;FIND(&quot;:&quot;;[.F308];1)-FIND(&quot; &quot;;[.F308];1)-1));&quot;&quot;;MAX([.A$7:.A308])+1)">
            <text:p/>
          </table:table-cell>
          <table:table-cell table:style-name="ce253" office:value-type="string">
            <text:p>FNC_KS_ANS_QST_18</text:p>
          </table:table-cell>
          <table:table-cell table:style-name="ce215" table:formula="of:=IF(VALUE(MID([.F309];6;FIND(&quot;:&quot;;[.F309];1)-FIND(&quot; &quot;;[.F309];1)-1))&gt;VALUE(MID([.F308];6;FIND(&quot;:&quot;;[.F308];1)-FIND(&quot; &quot;;[.F308];1)-1));[.C308];[.C308]+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6: Check vote permission</text:p>
          </table:table-cell>
          <table:table-cell table:style-name="ce221" office:value-type="string">
            <text:p>- Login by user who has no vote permission on the answer</text:p>
            <text:p>- Vote the answer</text:p>
          </table:table-cell>
          <table:table-cell table:style-name="ce221" office:value-type="string">
            <text:p>- Vote answer by star rate function is not available. It available to the author of the question only.</text:p>
          </table:table-cell>
          <table:table-cell table:style-name="ce279" office:value-type="string">
            <text:p>Medium</text:p>
          </table:table-cell>
          <table:table-cell table:style-name="ce240"/>
          <table:table-cell table:number-columns-repeated="1014"/>
        </table:table-row>
        <table:table-row table:style-name="ro30">
          <table:table-cell table:style-name="ce199" table:formula="of:=IF(VALUE(MID([.F310];6;FIND(&quot;:&quot;;[.F310];1)-FIND(&quot; &quot;;[.F310];1)-1))&gt;VALUE(MID([.F309];6;FIND(&quot;:&quot;;[.F309];1)-FIND(&quot; &quot;;[.F309];1)-1));&quot;&quot;;MAX([.A$7:.A309])+1)">
            <text:p/>
          </table:table-cell>
          <table:table-cell table:style-name="ce253" office:value-type="string">
            <text:p>FNC_KS_ANS_QST_18</text:p>
          </table:table-cell>
          <table:table-cell table:style-name="ce215" table:formula="of:=IF(VALUE(MID([.F310];6;FIND(&quot;:&quot;;[.F310];1)-FIND(&quot; &quot;;[.F310];1)-1))&gt;VALUE(MID([.F309];6;FIND(&quot;:&quot;;[.F309];1)-FIND(&quot; &quot;;[.F309];1)-1));[.C309];[.C309]+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3" office:value-type="string">
            <text:p>Step 7: Check vote again function</text:p>
          </table:table-cell>
          <table:table-cell table:style-name="ce223" office:value-type="string">
            <text:p>- Login by the user who vote the answer at step 4.</text:p>
            <text:p>- Click Vote again icon and vote answer again</text:p>
          </table:table-cell>
          <table:table-cell table:style-name="ce223" office:value-type="string">
            <text:p>- Vote form is shown properly available for voting again.</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11];6;FIND(&quot;:&quot;;[.F311];1)-FIND(&quot; &quot;;[.F311];1)-1))&gt;VALUE(MID([.F310];6;FIND(&quot;:&quot;;[.F310];1)-FIND(&quot; &quot;;[.F310];1)-1));&quot;&quot;;MAX([.A$7:.A310])+1)" office:value-type="float" office:value="86">
            <text:p>86.00</text:p>
          </table:table-cell>
          <table:table-cell table:style-name="ce253" office:value-type="string">
            <text:p>FNC_KS_ANS_QST_19</text:p>
          </table:table-cell>
          <table:table-cell table:style-name="ce215" office:value-type="float" office:value="1">
            <text:p>1.00</text:p>
          </table:table-cell>
          <table:table-cell table:style-name="ce222" office:value-type="string">
            <text:p>KS\Answers\Question\Rate</text:p>
          </table:table-cell>
          <table:table-cell table:style-name="ce268" office:value-type="string">
            <text:p>Rate up/down answer</text:p>
          </table:table-cell>
          <table:table-cell table:style-name="ce219" office:value-type="string">
            <text:p>Step 1: Create category, question and answer question</text:p>
          </table:table-cell>
          <table:table-cell table:style-name="ce219" office:value-type="string">
            <text:p>- Login as user having right to add category, question and answer question</text:p>
          </table:table-cell>
          <table:table-cell table:style-name="ce219" office:value-type="string">
            <text:p>- Category and question are created properly.</text:p>
            <text:p>- Question is answer properly</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0">
          <table:table-cell table:style-name="ce199" table:formula="of:=IF(VALUE(MID([.F312];6;FIND(&quot;:&quot;;[.F312];1)-FIND(&quot; &quot;;[.F312];1)-1))&gt;VALUE(MID([.F311];6;FIND(&quot;:&quot;;[.F311];1)-FIND(&quot; &quot;;[.F311];1)-1));&quot;&quot;;MAX([.A$7:.A311])+1)">
            <text:p/>
          </table:table-cell>
          <table:table-cell table:style-name="ce253" office:value-type="string">
            <text:p>FNC_KS_ANS_QST_19</text:p>
          </table:table-cell>
          <table:table-cell table:style-name="ce215" table:formula="of:=IF(VALUE(MID([.F312];6;FIND(&quot;:&quot;;[.F312];1)-FIND(&quot; &quot;;[.F312];1)-1))&gt;VALUE(MID([.F311];6;FIND(&quot;:&quot;;[.F311];1)-FIND(&quot; &quot;;[.F311];1)-1));[.C311];[.C311]+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2: Show question having answer to rate</text:p>
          </table:table-cell>
          <table:table-cell table:style-name="ce273" office:value-type="string">
            <text:p>- Click on specific question which has been answered</text:p>
          </table:table-cell>
          <table:table-cell table:style-name="ce219" office:value-type="string">
            <text:p>- Question content and its answer are shown properly</text:p>
            <text:p>- Rate up/down button is available for rating</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3];6;FIND(&quot;:&quot;;[.F313];1)-FIND(&quot; &quot;;[.F313];1)-1))&gt;VALUE(MID([.F312];6;FIND(&quot;:&quot;;[.F312];1)-FIND(&quot; &quot;;[.F312];1)-1));&quot;&quot;;MAX([.A$7:.A312])+1)">
            <text:p/>
          </table:table-cell>
          <table:table-cell table:style-name="ce253" office:value-type="string">
            <text:p>FNC_KS_ANS_QST_19</text:p>
          </table:table-cell>
          <table:table-cell table:style-name="ce215" table:formula="of:=IF(VALUE(MID([.F313];6;FIND(&quot;:&quot;;[.F313];1)-FIND(&quot; &quot;;[.F313];1)-1))&gt;VALUE(MID([.F312];6;FIND(&quot;:&quot;;[.F312];1)-FIND(&quot; &quot;;[.F312];1)-1));[.C312];[.C312]+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3: Rate up</text:p>
          </table:table-cell>
          <table:table-cell table:style-name="ce273" office:value-type="string">
            <text:p>- Click on up button</text:p>
          </table:table-cell>
          <table:table-cell table:style-name="ce219" office:value-type="string">
            <text:p>- Answer rate is added by 1</text:p>
            <text:p>- One user can only rate up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4];6;FIND(&quot;:&quot;;[.F314];1)-FIND(&quot; &quot;;[.F314];1)-1))&gt;VALUE(MID([.F313];6;FIND(&quot;:&quot;;[.F313];1)-FIND(&quot; &quot;;[.F313];1)-1));&quot;&quot;;MAX([.A$7:.A313])+1)">
            <text:p/>
          </table:table-cell>
          <table:table-cell table:style-name="ce253" office:value-type="string">
            <text:p>FNC_KS_ANS_QST_19</text:p>
          </table:table-cell>
          <table:table-cell table:style-name="ce215" table:formula="of:=IF(VALUE(MID([.F314];6;FIND(&quot;:&quot;;[.F314];1)-FIND(&quot; &quot;;[.F314];1)-1))&gt;VALUE(MID([.F313];6;FIND(&quot;:&quot;;[.F313];1)-FIND(&quot; &quot;;[.F313];1)-1));[.C313];[.C313]+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4: Rate down</text:p>
          </table:table-cell>
          <table:table-cell table:style-name="ce219" office:value-type="string">
            <text:p>- Click on down button</text:p>
          </table:table-cell>
          <table:table-cell table:style-name="ce219" office:value-type="string">
            <text:p>- Answer rate is subtracted by 1</text:p>
            <text:p>- One user can only rate down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5];6;FIND(&quot;:&quot;;[.F315];1)-FIND(&quot; &quot;;[.F315];1)-1))&gt;VALUE(MID([.F314];6;FIND(&quot;:&quot;;[.F314];1)-FIND(&quot; &quot;;[.F314];1)-1));&quot;&quot;;MAX([.A$7:.A314])+1)">
            <text:p/>
          </table:table-cell>
          <table:table-cell table:style-name="ce253" office:value-type="string">
            <text:p>FNC_KS_ANS_QST_19</text:p>
          </table:table-cell>
          <table:table-cell table:style-name="ce215" table:formula="of:=IF(VALUE(MID([.F315];6;FIND(&quot;:&quot;;[.F315];1)-FIND(&quot; &quot;;[.F315];1)-1))&gt;VALUE(MID([.F314];6;FIND(&quot;:&quot;;[.F314];1)-FIND(&quot; &quot;;[.F314];1)-1));[.C314];[.C314]+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5: Rate up/down again</text:p>
          </table:table-cell>
          <table:table-cell table:style-name="ce223" office:value-type="string">
            <text:p>- Click up/down button</text:p>
          </table:table-cell>
          <table:table-cell table:style-name="ce223" office:value-type="string">
            <text:p>- The old result is cancelled</text:p>
            <text:p>- The rate result is added/subtracted by 1. </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s_Management" table:style-name="ta2" table:print="false">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number-columns-repeated="2"/>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85">
          <table:table-cell/>
          <table:table-cell table:style-name="ce203" office:value-type="string">
            <text:p>Function List<text:span text:style-name="T9">:</text:span></text:p>
          </table:table-cell>
          <table:table-cell table:style-name="ce211" office:value-type="string" table:number-columns-spanned="3" table:number-rows-spanned="1">
            <text:p>List, Edit, Answer, Approve, Activate and Delete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5">
          <table:table-cell/>
          <table:table-cell table:style-name="ce203" office:value-type="string">
            <text:p>Total main cases:</text:p>
          </table:table-cell>
          <table:table-cell table:style-name="ce211" table:formula="of:=MAX([.A7:.A998])" office:value-type="float" office:value="10" table:number-columns-spanned="3" table:number-rows-spanned="1">
            <text:p>10</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5">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7"/>
          <table:table-cell table:number-columns-repeated="2"/>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2"/>
          <table:table-cell table:style-name="ce290"/>
          <table:table-cell table:style-name="ce213" table:number-columns-repeated="6"/>
          <table:table-cell table:style-name="ce249" table:number-columns-repeated="207"/>
          <table:table-cell table:style-name="ce250"/>
        </table:table-row>
        <table:table-row table:style-name="ro41">
          <table:table-cell table:style-name="ce198" office:value-type="float" office:value="1">
            <text:p>1.00</text:p>
          </table:table-cell>
          <table:table-cell table:style-name="ce253" office:value-type="string">
            <text:p>FNC_KS_ANS_MNQ_20</text:p>
          </table:table-cell>
          <table:table-cell table:style-name="ce214" office:value-type="float" office:value="1">
            <text:p>1.00</text:p>
          </table:table-cell>
          <table:table-cell table:style-name="ce265" office:value-type="string">
            <text:p>KS\Answers\Questions Management\List</text:p>
          </table:table-cell>
          <table:table-cell table:style-name="ce264" office:value-type="string">
            <text:p>Check all exist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include multi-languages question)</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MNQ_20</text:p>
          </table:table-cell>
          <table:table-cell table:style-name="ce215" table:formula="of:=IF(VALUE(MID([.F8];6;FIND(&quot;:&quot;;[.F8];1)-FIND(&quot; &quot;;[.F8];1)-1))&gt;VALUE(MID([.F7];6;FIND(&quot;:&quot;;[.F7];1)-FIND(&quot; &quot;;[.F7];1)-1));[.C7];[.C7]+1)" office:value-type="float" office:value="1">
            <text:p>1.00</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2: Answer some questions</text:p>
          </table:table-cell>
          <table:table-cell table:style-name="ce265" office:value-type="string">
            <text:p>- Answer some questions</text:p>
          </table:table-cell>
          <table:table-cell table:style-name="ce265" office:value-type="string">
            <text:p>- Answer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9];6;FIND(&quot;:&quot;;[.F9];1)-FIND(&quot; &quot;;[.F9];1)-1))&gt;VALUE(MID([.F8];6;FIND(&quot;:&quot;;[.F8];1)-FIND(&quot; &quot;;[.F8];1)-1));&quot;&quot;;MAX([.A$7:.A8])+1)">
            <text:p/>
          </table:table-cell>
          <table:table-cell table:style-name="ce253" office:value-type="string">
            <text:p>FNC_KS_ANS_MNQ_20</text:p>
          </table:table-cell>
          <table:table-cell table:style-name="ce215" table:formula="of:=IF(VALUE(MID([.F9];6;FIND(&quot;:&quot;;[.F9];1)-FIND(&quot; &quot;;[.F9];1)-1))&gt;VALUE(MID([.F8];6;FIND(&quot;:&quot;;[.F8];1)-FIND(&quot; &quot;;[.F8];1)-1));[.C8];[.C8]+1)" office:value-type="float" office:value="1">
            <text:p>1.00</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3: Check all existing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8">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MNQ_20</text:p>
          </table:table-cell>
          <table:table-cell table:style-name="ce215" table:formula="of:=IF(VALUE(MID([.F10];6;FIND(&quot;:&quot;;[.F10];1)-FIND(&quot; &quot;;[.F10];1)-1))&gt;VALUE(MID([.F9];6;FIND(&quot;:&quot;;[.F9];1)-FIND(&quot; &quot;;[.F9];1)-1));[.C9];[.C9]+1)" office:value-type="float" office:value="2">
            <text:p>2.00</text:p>
          </table:table-cell>
          <table:table-cell table:style-name="ce265" office:value-type="string">
            <text:p>KS\Answers\Questions Management\List</text:p>
          </table:table-cell>
          <table:table-cell table:style-name="ce264" office:value-type="string">
            <text:p>Check pend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multi -languages questions)</text:p>
            <text:p/>
          </table:table-cell>
          <table:table-cell table:style-name="ce265" office:value-type="string">
            <text:p>- Create categories and questions successfully</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1];6;FIND(&quot;:&quot;;[.F11];1)-FIND(&quot; &quot;;[.F11];1)-1))&gt;VALUE(MID([.F10];6;FIND(&quot;:&quot;;[.F10];1)-FIND(&quot; &quot;;[.F10];1)-1));&quot;&quot;;MAX([.A$7:.A10])+1)">
            <text:p/>
          </table:table-cell>
          <table:table-cell table:style-name="ce253" office:value-type="string">
            <text:p>FNC_KS_ANS_MNQ_20</text:p>
          </table:table-cell>
          <table:table-cell table:style-name="ce215" table:formula="of:=IF(VALUE(MID([.F11];6;FIND(&quot;:&quot;;[.F11];1)-FIND(&quot; &quot;;[.F11];1)-1))&gt;VALUE(MID([.F10];6;FIND(&quot;:&quot;;[.F10];1)-FIND(&quot; &quot;;[.F10];1)-1));[.C10];[.C10]+1)" office:value-type="float" office:value="2">
            <text:p>2.00</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2: Answer questions</text:p>
          </table:table-cell>
          <table:table-cell table:style-name="ce265" office:value-type="string">
            <text:p>- Do answer some questions: with some multi-languages questions, do not answer in all supported languages</text:p>
          </table:table-cell>
          <table:table-cell table:style-name="ce265" office:value-type="string">
            <text:p>- Answer successfully </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39">
          <table:table-cell table:style-name="ce199" table:formula="of:=IF(VALUE(MID([.F12];6;FIND(&quot;:&quot;;[.F12];1)-FIND(&quot; &quot;;[.F12];1)-1))&gt;VALUE(MID([.F11];6;FIND(&quot;:&quot;;[.F11];1)-FIND(&quot; &quot;;[.F11];1)-1));&quot;&quot;;MAX([.A$7:.A11])+1)">
            <text:p/>
          </table:table-cell>
          <table:table-cell table:style-name="ce253" office:value-type="string">
            <text:p>FNC_KS_ANS_MNQ_20</text:p>
          </table:table-cell>
          <table:table-cell table:style-name="ce215" table:formula="of:=IF(VALUE(MID([.F12];6;FIND(&quot;:&quot;;[.F12];1)-FIND(&quot; &quot;;[.F12];1)-1))&gt;VALUE(MID([.F11];6;FIND(&quot;:&quot;;[.F11];1)-FIND(&quot; &quot;;[.F11];1)-1));[.C11];[.C11]+1)" office:value-type="float" office:value="2">
            <text:p>2.00</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3: Show list of questions that have not been answered</text:p>
          </table:table-cell>
          <table:table-cell table:style-name="ce265" office:value-type="string">
            <text:p>- Click Manage questions</text:p>
            <text:p>- Select [Pending questions] tab</text:p>
          </table:table-cell>
          <table:table-cell table:style-name="ce265"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MNQ_21</text:p>
          </table:table-cell>
          <table:table-cell table:style-name="ce214" office:value-type="float" office:value="1">
            <text:p>1.00</text:p>
          </table:table-cell>
          <table:table-cell table:style-name="ce287" office:value-type="string">
            <text:p>KS\Answers\Questions Management\Edit</text:p>
          </table:table-cell>
          <table:table-cell table:style-name="ce264" office:value-type="string">
            <text:p>Check activate and inactivat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4];6;FIND(&quot;:&quot;;[.F14];1)-FIND(&quot; &quot;;[.F14];1)-1))&gt;VALUE(MID([.F13];6;FIND(&quot;:&quot;;[.F13];1)-FIND(&quot; &quot;;[.F13];1)-1));&quot;&quot;;MAX([.A$7:.A13])+1)">
            <text:p/>
          </table:table-cell>
          <table:table-cell table:style-name="ce253" office:value-type="string">
            <text:p>FNC_KS_ANS_MNQ_21</text:p>
          </table:table-cell>
          <table:table-cell table:style-name="ce215" table:formula="of:=IF(VALUE(MID([.F14];6;FIND(&quot;:&quot;;[.F14];1)-FIND(&quot; &quot;;[.F14];1)-1))&gt;VALUE(MID([.F13];6;FIND(&quot;:&quot;;[.F13];1)-FIND(&quot; &quot;;[.F13];1)-1));[.C13];[.C13]+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5];6;FIND(&quot;:&quot;;[.F15];1)-FIND(&quot; &quot;;[.F15];1)-1))&gt;VALUE(MID([.F14];6;FIND(&quot;:&quot;;[.F14];1)-FIND(&quot; &quot;;[.F14];1)-1));&quot;&quot;;MAX([.A$7:.A14])+1)">
            <text:p/>
          </table:table-cell>
          <table:table-cell table:style-name="ce253" office:value-type="string">
            <text:p>FNC_KS_ANS_MNQ_21</text:p>
          </table:table-cell>
          <table:table-cell table:style-name="ce215" table:formula="of:=IF(VALUE(MID([.F15];6;FIND(&quot;:&quot;;[.F15];1)-FIND(&quot; &quot;;[.F15];1)-1))&gt;VALUE(MID([.F14];6;FIND(&quot;:&quot;;[.F14];1)-FIND(&quot; &quot;;[.F14];1)-1));[.C14];[.C14]+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3: Inactivate question</text:p>
          </table:table-cell>
          <table:table-cell table:style-name="ce265" office:value-type="string">
            <text:p>- Click on 'Yes' link in Activated column to inactivate question</text:p>
          </table:table-cell>
          <table:table-cell table:style-name="ce265" office:value-type="string">
            <text:p>- 'Yes' link is changed into 'No'</text:p>
            <text:p>- The question is inactivated. It is <text:s/>invisible to normal user.</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41">
          <table:table-cell table:style-name="ce199" table:formula="of:=IF(VALUE(MID([.F16];6;FIND(&quot;:&quot;;[.F16];1)-FIND(&quot; &quot;;[.F16];1)-1))&gt;VALUE(MID([.F15];6;FIND(&quot;:&quot;;[.F15];1)-FIND(&quot; &quot;;[.F15];1)-1));&quot;&quot;;MAX([.A$7:.A15])+1)">
            <text:p/>
          </table:table-cell>
          <table:table-cell table:style-name="ce253" office:value-type="string">
            <text:p>FNC_KS_ANS_MNQ_21</text:p>
          </table:table-cell>
          <table:table-cell table:style-name="ce215" table:formula="of:=IF(VALUE(MID([.F16];6;FIND(&quot;:&quot;;[.F16];1)-FIND(&quot; &quot;;[.F16];1)-1))&gt;VALUE(MID([.F15];6;FIND(&quot;:&quot;;[.F15];1)-FIND(&quot; &quot;;[.F15];1)-1));[.C15];[.C15]+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4: Activate question</text:p>
          </table:table-cell>
          <table:table-cell table:style-name="ce265" office:value-type="string">
            <text:p>- Click on 'No' link of the inactivated question in Activated column to activate question</text:p>
          </table:table-cell>
          <table:table-cell table:style-name="ce265" office:value-type="string">
            <text:p>- 'No' link is changed into 'Yes'</text:p>
            <text:p>- The question is activated. It is visible to normal user (in case it is not checked for approved or unapprov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7];6;FIND(&quot;:&quot;;[.F17];1)-FIND(&quot; &quot;;[.F17];1)-1))&gt;VALUE(MID([.F16];6;FIND(&quot;:&quot;;[.F16];1)-FIND(&quot; &quot;;[.F16];1)-1));&quot;&quot;;MAX([.A$7:.A16])+1)" office:value-type="float" office:value="4">
            <text:p>4.00</text:p>
          </table:table-cell>
          <table:table-cell table:style-name="ce253" office:value-type="string">
            <text:p>FNC_KS_ANS_MNQ_21</text:p>
          </table:table-cell>
          <table:table-cell table:style-name="ce215" table:formula="of:=IF(VALUE(MID([.F17];6;FIND(&quot;:&quot;;[.F17];1)-FIND(&quot; &quot;;[.F17];1)-1))&gt;VALUE(MID([.F16];6;FIND(&quot;:&quot;;[.F16];1)-FIND(&quot; &quot;;[.F16];1)-1));[.C16];[.C16]+1)" office:value-type="float" office:value="2">
            <text:p>2.00</text:p>
          </table:table-cell>
          <table:table-cell table:style-name="ce265" office:value-type="string">
            <text:p>KS\Answers\Questions Management\Edit</text:p>
          </table:table-cell>
          <table:table-cell table:style-name="ce264" office:value-type="string">
            <text:p>Check approved and disapprov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8];6;FIND(&quot;:&quot;;[.F18];1)-FIND(&quot; &quot;;[.F18];1)-1))&gt;VALUE(MID([.F17];6;FIND(&quot;:&quot;;[.F17];1)-FIND(&quot; &quot;;[.F17];1)-1));&quot;&quot;;MAX([.A$7:.A17])+1)">
            <text:p/>
          </table:table-cell>
          <table:table-cell table:style-name="ce253" office:value-type="string">
            <text:p>FNC_KS_ANS_MNQ_21</text:p>
          </table:table-cell>
          <table:table-cell table:style-name="ce215" table:formula="of:=IF(VALUE(MID([.F18];6;FIND(&quot;:&quot;;[.F18];1)-FIND(&quot; &quot;;[.F18];1)-1))&gt;VALUE(MID([.F17];6;FIND(&quot;:&quot;;[.F17];1)-FIND(&quot; &quot;;[.F17];1)-1));[.C17];[.C17]+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9];6;FIND(&quot;:&quot;;[.F19];1)-FIND(&quot; &quot;;[.F19];1)-1))&gt;VALUE(MID([.F18];6;FIND(&quot;:&quot;;[.F18];1)-FIND(&quot; &quot;;[.F18];1)-1));&quot;&quot;;MAX([.A$7:.A18])+1)">
            <text:p/>
          </table:table-cell>
          <table:table-cell table:style-name="ce253" office:value-type="string">
            <text:p>FNC_KS_ANS_MNQ_21</text:p>
          </table:table-cell>
          <table:table-cell table:style-name="ce215" table:formula="of:=IF(VALUE(MID([.F19];6;FIND(&quot;:&quot;;[.F19];1)-FIND(&quot; &quot;;[.F19];1)-1))&gt;VALUE(MID([.F18];6;FIND(&quot;:&quot;;[.F18];1)-FIND(&quot; &quot;;[.F18];1)-1));[.C18];[.C18]+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3: Disapprove question</text:p>
          </table:table-cell>
          <table:table-cell table:style-name="ce265" office:value-type="string">
            <text:p>- Click on 'Yes' link in Approved column to disapprove question</text:p>
          </table:table-cell>
          <table:table-cell table:style-name="ce265" office:value-type="string">
            <text:p>- 'Yes' link is changed into 'No'</text:p>
            <text:p>- The question is disapproved. It is invisible to normal user in case Answers mode is set 'approv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MNQ_21</text:p>
          </table:table-cell>
          <table:table-cell table:style-name="ce215" table:formula="of:=IF(VALUE(MID([.F20];6;FIND(&quot;:&quot;;[.F20];1)-FIND(&quot; &quot;;[.F20];1)-1))&gt;VALUE(MID([.F19];6;FIND(&quot;:&quot;;[.F19];1)-FIND(&quot; &quot;;[.F19];1)-1));[.C19];[.C19]+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4: Approve question</text:p>
          </table:table-cell>
          <table:table-cell table:style-name="ce265" office:value-type="string">
            <text:p>- Click on 'No' link of the unapproved question in Approved column to approve question</text:p>
          </table:table-cell>
          <table:table-cell table:style-name="ce265" office:value-type="string">
            <text:p>- 'No' link is changed into 'Yes'</text:p>
            <text:p>- The question is approved. It is visible to normal user (in case it is not checked for activated or inactivat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1];6;FIND(&quot;:&quot;;[.F21];1)-FIND(&quot; &quot;;[.F21];1)-1))&gt;VALUE(MID([.F20];6;FIND(&quot;:&quot;;[.F20];1)-FIND(&quot; &quot;;[.F20];1)-1));&quot;&quot;;MAX([.A$7:.A20])+1)" office:value-type="float" office:value="5">
            <text:p>5.00</text:p>
          </table:table-cell>
          <table:table-cell table:style-name="ce253" office:value-type="string">
            <text:p>FNC_KS_ANS_MNQ_21</text:p>
          </table:table-cell>
          <table:table-cell table:style-name="ce215" table:formula="of:=IF(VALUE(MID([.F21];6;FIND(&quot;:&quot;;[.F21];1)-FIND(&quot; &quot;;[.F21];1)-1))&gt;VALUE(MID([.F20];6;FIND(&quot;:&quot;;[.F20];1)-FIND(&quot; &quot;;[.F20];1)-1));[.C20];[.C20]+1)" office:value-type="float" office:value="3">
            <text:p>3.00</text:p>
          </table:table-cell>
          <table:table-cell table:style-name="ce265" office:value-type="string">
            <text:p>KS\Answers\Questions Management\Edit</text:p>
          </table:table-cell>
          <table:table-cell table:style-name="ce222" office:value-type="string">
            <text:p>Edit Question in All question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22];6;FIND(&quot;:&quot;;[.F22];1)-FIND(&quot; &quot;;[.F22];1)-1))&gt;VALUE(MID([.F21];6;FIND(&quot;:&quot;;[.F21];1)-FIND(&quot; &quot;;[.F21];1)-1));&quot;&quot;;MAX([.A$7:.A21])+1)">
            <text:p/>
          </table:table-cell>
          <table:table-cell table:style-name="ce253" office:value-type="string">
            <text:p>FNC_KS_ANS_MNQ_21</text:p>
          </table:table-cell>
          <table:table-cell table:style-name="ce215" table:formula="of:=IF(VALUE(MID([.F22];6;FIND(&quot;:&quot;;[.F22];1)-FIND(&quot; &quot;;[.F22];1)-1))&gt;VALUE(MID([.F21];6;FIND(&quot;:&quot;;[.F21];1)-FIND(&quot; &quot;;[.F21];1)-1));[.C21];[.C21]+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2: Show All questions tab in [Manage questions] main screen</text:p>
          </table:table-cell>
          <table:table-cell table:style-name="ce223" office:value-type="string">
            <text:p>- Login by administrator or moderator</text:p>
            <text:p>- Click [Manage questions] button</text:p>
          </table:table-cell>
          <table:table-cell table:style-name="ce223" office:value-type="string">
            <text:p>- [Manage questions] screen is displayed with All questions tab by default, list all existing questions</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MNQ_21</text:p>
          </table:table-cell>
          <table:table-cell table:style-name="ce215" table:formula="of:=IF(VALUE(MID([.F23];6;FIND(&quot;:&quot;;[.F23];1)-FIND(&quot; &quot;;[.F23];1)-1))&gt;VALUE(MID([.F22];6;FIND(&quot;:&quot;;[.F22];1)-FIND(&quot; &quot;;[.F22];1)-1));[.C22];[.C22]+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86">
          <table:table-cell table:style-name="ce199" table:formula="of:=IF(VALUE(MID([.F24];6;FIND(&quot;:&quot;;[.F24];1)-FIND(&quot; &quot;;[.F24];1)-1))&gt;VALUE(MID([.F23];6;FIND(&quot;:&quot;;[.F23];1)-FIND(&quot; &quot;;[.F23];1)-1));&quot;&quot;;MAX([.A$7:.A23])+1)">
            <text:p/>
          </table:table-cell>
          <table:table-cell table:style-name="ce253" office:value-type="string">
            <text:p>FNC_KS_ANS_MNQ_21</text:p>
          </table:table-cell>
          <table:table-cell table:style-name="ce215" table:formula="of:=IF(VALUE(MID([.F24];6;FIND(&quot;:&quot;;[.F24];1)-FIND(&quot; &quot;;[.F24];1)-1))&gt;VALUE(MID([.F23];6;FIND(&quot;:&quot;;[.F23];1)-FIND(&quot; &quot;;[.F23];1)-1));[.C23];[.C23]+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5];6;FIND(&quot;:&quot;;[.F25];1)-FIND(&quot; &quot;;[.F25];1)-1))&gt;VALUE(MID([.F24];6;FIND(&quot;:&quot;;[.F24];1)-FIND(&quot; &quot;;[.F24];1)-1));&quot;&quot;;MAX([.A$7:.A24])+1)" office:value-type="float" office:value="6">
            <text:p>6.00</text:p>
          </table:table-cell>
          <table:table-cell table:style-name="ce253" office:value-type="string">
            <text:p>FNC_KS_ANS_MNQ_21</text:p>
          </table:table-cell>
          <table:table-cell table:style-name="ce215" table:formula="of:=IF(VALUE(MID([.F25];6;FIND(&quot;:&quot;;[.F25];1)-FIND(&quot; &quot;;[.F25];1)-1))&gt;VALUE(MID([.F24];6;FIND(&quot;:&quot;;[.F24];1)-FIND(&quot; &quot;;[.F24];1)-1));[.C24];[.C24]+1)" office:value-type="float" office:value="4">
            <text:p>4.00</text:p>
          </table:table-cell>
          <table:table-cell table:style-name="ce265" office:value-type="string">
            <text:p>KS\Answers\Questions Management\Edit</text:p>
          </table:table-cell>
          <table:table-cell table:style-name="ce222" office:value-type="string">
            <text:p>Edit Question in Pending questions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MNQ_21</text:p>
          </table:table-cell>
          <table:table-cell table:style-name="ce215" table:formula="of:=IF(VALUE(MID([.F26];6;FIND(&quot;:&quot;;[.F26];1)-FIND(&quot; &quot;;[.F26];1)-1))&gt;VALUE(MID([.F25];6;FIND(&quot;:&quot;;[.F25];1)-FIND(&quot; &quot;;[.F25];1)-1));[.C25];[.C25]+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2: Show Pending question tab of [Manage questions] main screen</text:p>
          </table:table-cell>
          <table:table-cell table:style-name="ce223" office:value-type="string">
            <text:p>- Login by administrator or moderator</text:p>
            <text:p>- Click [Manage questions] button</text:p>
            <text:p>- Click [Pending questions] tab</text:p>
          </table:table-cell>
          <table:table-cell table:style-name="ce223" office:value-type="string">
            <text:p>- Pending questions tab of [Manage questions] screen is displayed, list all existing questions</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MNQ_21</text:p>
          </table:table-cell>
          <table:table-cell table:style-name="ce215" table:formula="of:=IF(VALUE(MID([.F27];6;FIND(&quot;:&quot;;[.F27];1)-FIND(&quot; &quot;;[.F27];1)-1))&gt;VALUE(MID([.F26];6;FIND(&quot;:&quot;;[.F26];1)-FIND(&quot; &quot;;[.F26];1)-1));[.C26];[.C26]+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41">
          <table:table-cell table:style-name="ce199" table:formula="of:=IF(VALUE(MID([.F28];6;FIND(&quot;:&quot;;[.F28];1)-FIND(&quot; &quot;;[.F28];1)-1))&gt;VALUE(MID([.F27];6;FIND(&quot;:&quot;;[.F27];1)-FIND(&quot; &quot;;[.F27];1)-1));&quot;&quot;;MAX([.A$7:.A27])+1)">
            <text:p/>
          </table:table-cell>
          <table:table-cell table:style-name="ce253" office:value-type="string">
            <text:p>FNC_KS_ANS_MNQ_21</text:p>
          </table:table-cell>
          <table:table-cell table:style-name="ce215" table:formula="of:=IF(VALUE(MID([.F28];6;FIND(&quot;:&quot;;[.F28];1)-FIND(&quot; &quot;;[.F28];1)-1))&gt;VALUE(MID([.F27];6;FIND(&quot;:&quot;;[.F27];1)-FIND(&quot; &quot;;[.F27];1)-1));[.C27];[.C27]+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30">
          <table:table-cell table:style-name="ce199" table:formula="of:=IF(VALUE(MID([.F29];6;FIND(&quot;:&quot;;[.F29];1)-FIND(&quot; &quot;;[.F29];1)-1))&gt;VALUE(MID([.F28];6;FIND(&quot;:&quot;;[.F28];1)-FIND(&quot; &quot;;[.F28];1)-1));&quot;&quot;;MAX([.A$7:.A28])+1)" office:value-type="float" office:value="7">
            <text:p>7.00</text:p>
          </table:table-cell>
          <table:table-cell table:style-name="ce253" office:value-type="string">
            <text:p>FNC_KS_ANS_MNQ_22</text:p>
          </table:table-cell>
          <table:table-cell table:style-name="ce214" office:value-type="float" office:value="1">
            <text:p>1.00</text:p>
          </table:table-cell>
          <table:table-cell table:style-name="ce287" office:value-type="string">
            <text:p>KS\Answers\Questions Management\Answer</text:p>
          </table:table-cell>
          <table:table-cell table:style-name="ce222" office:value-type="string">
            <text:p>Answer question in Manage questions form by answer icon</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30];6;FIND(&quot;:&quot;;[.F30];1)-FIND(&quot; &quot;;[.F30];1)-1))&gt;VALUE(MID([.F29];6;FIND(&quot;:&quot;;[.F29];1)-FIND(&quot; &quot;;[.F29];1)-1));&quot;&quot;;MAX([.A$7:.A29])+1)">
            <text:p/>
          </table:table-cell>
          <table:table-cell table:style-name="ce253" office:value-type="string">
            <text:p>FNC_KS_ANS_MNQ_22</text:p>
          </table:table-cell>
          <table:table-cell table:style-name="ce215" table:formula="of:=IF(VALUE(MID([.F30];6;FIND(&quot;:&quot;;[.F30];1)-FIND(&quot; &quot;;[.F30];1)-1))&gt;VALUE(MID([.F29];6;FIND(&quot;:&quot;;[.F29];1)-FIND(&quot; &quot;;[.F29];1)-1));[.C29];[.C29]+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1];6;FIND(&quot;:&quot;;[.F31];1)-FIND(&quot; &quot;;[.F31];1)-1))&gt;VALUE(MID([.F30];6;FIND(&quot;:&quot;;[.F30];1)-FIND(&quot; &quot;;[.F30];1)-1));&quot;&quot;;MAX([.A$7:.A30])+1)">
            <text:p/>
          </table:table-cell>
          <table:table-cell table:style-name="ce253" office:value-type="string">
            <text:p>FNC_KS_ANS_MNQ_22</text:p>
          </table:table-cell>
          <table:table-cell table:style-name="ce215" table:formula="of:=IF(VALUE(MID([.F31];6;FIND(&quot;:&quot;;[.F31];1)-FIND(&quot; &quot;;[.F31];1)-1))&gt;VALUE(MID([.F30];6;FIND(&quot;:&quot;;[.F30];1)-FIND(&quot; &quot;;[.F30];1)-1));[.C30];[.C30]+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MNQ_22</text:p>
          </table:table-cell>
          <table:table-cell table:style-name="ce215" table:formula="of:=IF(VALUE(MID([.F32];6;FIND(&quot;:&quot;;[.F32];1)-FIND(&quot; &quot;;[.F32];1)-1))&gt;VALUE(MID([.F31];6;FIND(&quot;:&quot;;[.F31];1)-FIND(&quot; &quot;;[.F31];1)-1));[.C31];[.C31]+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4: Show Answer <text:s/>question form</text:p>
          </table:table-cell>
          <table:table-cell table:style-name="ce223" office:value-type="string">
            <text:p>- Click [Answer] icon corresponding to the question you want to answer</text:p>
          </table:table-cell>
          <table:table-cell table:style-name="ce234" office:value-type="string">
            <text:p>- Answer question form appears with the default language</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29">
          <table:table-cell table:style-name="ce199" table:formula="of:=IF(VALUE(MID([.F33];6;FIND(&quot;:&quot;;[.F33];1)-FIND(&quot; &quot;;[.F33];1)-1))&gt;VALUE(MID([.F32];6;FIND(&quot;:&quot;;[.F32];1)-FIND(&quot; &quot;;[.F32];1)-1));&quot;&quot;;MAX([.A$7:.A32])+1)">
            <text:p/>
          </table:table-cell>
          <table:table-cell table:style-name="ce253" office:value-type="string">
            <text:p>FNC_KS_ANS_MNQ_22</text:p>
          </table:table-cell>
          <table:table-cell table:style-name="ce215" table:formula="of:=IF(VALUE(MID([.F33];6;FIND(&quot;:&quot;;[.F33];1)-FIND(&quot; &quot;;[.F33];1)-1))&gt;VALUE(MID([.F32];6;FIND(&quot;:&quot;;[.F32];1)-FIND(&quot; &quot;;[.F32];1)-1));[.C32];[.C32]+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34];6;FIND(&quot;:&quot;;[.F34];1)-FIND(&quot; &quot;;[.F34];1)-1))&gt;VALUE(MID([.F33];6;FIND(&quot;:&quot;;[.F33];1)-FIND(&quot; &quot;;[.F33];1)-1));&quot;&quot;;MAX([.A$7:.A33])+1)" office:value-type="float" office:value="8">
            <text:p>8.00</text:p>
          </table:table-cell>
          <table:table-cell table:style-name="ce253" office:value-type="string">
            <text:p>FNC_KS_ANS_MNQ_22</text:p>
          </table:table-cell>
          <table:table-cell table:style-name="ce215" table:formula="of:=IF(VALUE(MID([.F34];6;FIND(&quot;:&quot;;[.F34];1)-FIND(&quot; &quot;;[.F34];1)-1))&gt;VALUE(MID([.F33];6;FIND(&quot;:&quot;;[.F33];1)-FIND(&quot; &quot;;[.F33];1)-1));[.C33];[.C33]+1)" office:value-type="float" office:value="2">
            <text:p>2.00</text:p>
          </table:table-cell>
          <table:table-cell table:style-name="ce265" office:value-type="string">
            <text:p>KS\Answers\Questions Management\Answer</text:p>
          </table:table-cell>
          <table:table-cell table:style-name="ce222" office:value-type="string">
            <text:p>Answer question in Manage questions form by language link</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35];6;FIND(&quot;:&quot;;[.F35];1)-FIND(&quot; &quot;;[.F35];1)-1))&gt;VALUE(MID([.F34];6;FIND(&quot;:&quot;;[.F34];1)-FIND(&quot; &quot;;[.F34];1)-1));&quot;&quot;;MAX([.A$7:.A34])+1)">
            <text:p/>
          </table:table-cell>
          <table:table-cell table:style-name="ce253" office:value-type="string">
            <text:p>FNC_KS_ANS_MNQ_22</text:p>
          </table:table-cell>
          <table:table-cell table:style-name="ce215" table:formula="of:=IF(VALUE(MID([.F35];6;FIND(&quot;:&quot;;[.F35];1)-FIND(&quot; &quot;;[.F35];1)-1))&gt;VALUE(MID([.F34];6;FIND(&quot;:&quot;;[.F34];1)-FIND(&quot; &quot;;[.F34];1)-1));[.C34];[.C34]+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MNQ_22</text:p>
          </table:table-cell>
          <table:table-cell table:style-name="ce215" table:formula="of:=IF(VALUE(MID([.F36];6;FIND(&quot;:&quot;;[.F36];1)-FIND(&quot; &quot;;[.F36];1)-1))&gt;VALUE(MID([.F35];6;FIND(&quot;:&quot;;[.F35];1)-FIND(&quot; &quot;;[.F35];1)-1));[.C35];[.C35]+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MNQ_22</text:p>
          </table:table-cell>
          <table:table-cell table:style-name="ce215" table:formula="of:=IF(VALUE(MID([.F37];6;FIND(&quot;:&quot;;[.F37];1)-FIND(&quot; &quot;;[.F37];1)-1))&gt;VALUE(MID([.F36];6;FIND(&quot;:&quot;;[.F36];1)-FIND(&quot; &quot;;[.F36];1)-1));[.C36];[.C36]+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4: Show Answer <text:s/>question form</text:p>
          </table:table-cell>
          <table:table-cell table:style-name="ce223" office:value-type="string">
            <text:p>- Click on the language which you want to answer</text:p>
          </table:table-cell>
          <table:table-cell table:style-name="ce234" office:value-type="string">
            <text:p>- Answer question form appears with the selected language which you want to answer</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8];6;FIND(&quot;:&quot;;[.F38];1)-FIND(&quot; &quot;;[.F38];1)-1))&gt;VALUE(MID([.F37];6;FIND(&quot;:&quot;;[.F37];1)-FIND(&quot; &quot;;[.F37];1)-1));&quot;&quot;;MAX([.A$7:.A37])+1)">
            <text:p/>
          </table:table-cell>
          <table:table-cell table:style-name="ce253" office:value-type="string">
            <text:p>FNC_KS_ANS_MNQ_22</text:p>
          </table:table-cell>
          <table:table-cell table:style-name="ce215" table:formula="of:=IF(VALUE(MID([.F38];6;FIND(&quot;:&quot;;[.F38];1)-FIND(&quot; &quot;;[.F38];1)-1))&gt;VALUE(MID([.F37];6;FIND(&quot;:&quot;;[.F37];1)-FIND(&quot; &quot;;[.F37];1)-1));[.C37];[.C37]+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9];6;FIND(&quot;:&quot;;[.F39];1)-FIND(&quot; &quot;;[.F39];1)-1))&gt;VALUE(MID([.F38];6;FIND(&quot;:&quot;;[.F38];1)-FIND(&quot; &quot;;[.F38];1)-1));&quot;&quot;;MAX([.A$7:.A38])+1)" office:value-type="float" office:value="9">
            <text:p>9.00</text:p>
          </table:table-cell>
          <table:table-cell table:style-name="ce253" office:value-type="string">
            <text:p>FNC_KS_ANS_MNQ_23</text:p>
          </table:table-cell>
          <table:table-cell table:style-name="ce214" office:value-type="float" office:value="1">
            <text:p>1.00</text:p>
          </table:table-cell>
          <table:table-cell table:style-name="ce287" office:value-type="string">
            <text:p>KS\Answers\Questions Management\Delete</text:p>
          </table:table-cell>
          <table:table-cell table:style-name="ce222" office:value-type="string">
            <text:p>Delete Question in All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MNQ_23</text:p>
          </table:table-cell>
          <table:table-cell table:style-name="ce215" table:formula="of:=IF(VALUE(MID([.F40];6;FIND(&quot;:&quot;;[.F40];1)-FIND(&quot; &quot;;[.F40];1)-1))&gt;VALUE(MID([.F39];6;FIND(&quot;:&quot;;[.F39];1)-FIND(&quot; &quot;;[.F39];1)-1));[.C39];[.C39]+1)" office:value-type="float" office:value="1">
            <text:p>1.00</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2: Open Manage questions form</text:p>
          </table:table-cell>
          <table:table-cell table:style-name="ce288" office:value-type="string">
            <text:p>- Click on [Manage question] on main menu</text:p>
            <text:p>- Click on [All questions] tab</text:p>
          </table:table-cell>
          <table:table-cell table:style-name="ce277" office:value-type="string">
            <text:p>- All question tab is shown</text:p>
            <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41];6;FIND(&quot;:&quot;;[.F41];1)-FIND(&quot; &quot;;[.F41];1)-1))&gt;VALUE(MID([.F40];6;FIND(&quot;:&quot;;[.F40];1)-FIND(&quot; &quot;;[.F40];1)-1));&quot;&quot;;MAX([.A$7:.A40])+1)">
            <text:p/>
          </table:table-cell>
          <table:table-cell table:style-name="ce253" office:value-type="string">
            <text:p>FNC_KS_ANS_MNQ_23</text:p>
          </table:table-cell>
          <table:table-cell table:style-name="ce215" table:formula="of:=IF(VALUE(MID([.F41];6;FIND(&quot;:&quot;;[.F41];1)-FIND(&quot; &quot;;[.F41];1)-1))&gt;VALUE(MID([.F40];6;FIND(&quot;:&quot;;[.F40];1)-FIND(&quot; &quot;;[.F40];1)-1));[.C40];[.C40]+1)" office:value-type="float" office:value="1">
            <text:p>1.00</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10.00</text:p>
          </table:table-cell>
          <table:table-cell table:style-name="ce253" office:value-type="string">
            <text:p>FNC_KS_ANS_MNQ_23</text:p>
          </table:table-cell>
          <table:table-cell table:style-name="ce215" table:formula="of:=IF(VALUE(MID([.F42];6;FIND(&quot;:&quot;;[.F42];1)-FIND(&quot; &quot;;[.F42];1)-1))&gt;VALUE(MID([.F41];6;FIND(&quot;:&quot;;[.F41];1)-FIND(&quot; &quot;;[.F41];1)-1));[.C41];[.C41]+1)" office:value-type="float" office:value="2">
            <text:p>2.00</text:p>
          </table:table-cell>
          <table:table-cell table:style-name="ce265" office:value-type="string">
            <text:p>KS\Answers\Questions Management\Delete</text:p>
          </table:table-cell>
          <table:table-cell table:style-name="ce222" office:value-type="string">
            <text:p>Delete Question in Pending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43];6;FIND(&quot;:&quot;;[.F43];1)-FIND(&quot; &quot;;[.F43];1)-1))&gt;VALUE(MID([.F42];6;FIND(&quot;:&quot;;[.F42];1)-FIND(&quot; &quot;;[.F42];1)-1));&quot;&quot;;MAX([.A$7:.A42])+1)">
            <text:p/>
          </table:table-cell>
          <table:table-cell table:style-name="ce253" office:value-type="string">
            <text:p>FNC_KS_ANS_MNQ_23</text:p>
          </table:table-cell>
          <table:table-cell table:style-name="ce215" table:formula="of:=IF(VALUE(MID([.F43];6;FIND(&quot;:&quot;;[.F43];1)-FIND(&quot; &quot;;[.F43];1)-1))&gt;VALUE(MID([.F42];6;FIND(&quot;:&quot;;[.F42];1)-FIND(&quot; &quot;;[.F42];1)-1));[.C42];[.C42]+1)" office:value-type="float" office:value="2">
            <text:p>2.00</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2: Open Manage questions form</text:p>
          </table:table-cell>
          <table:table-cell table:style-name="ce288" office:value-type="string">
            <text:p>- Click on [Manage question] on main menu</text:p>
            <text:p>- Click on [Open questions] tab</text:p>
          </table:table-cell>
          <table:table-cell table:style-name="ce277" office:value-type="string">
            <text:p>- Pending questions tab is shown</text:p>
            <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MNQ_23</text:p>
          </table:table-cell>
          <table:table-cell table:style-name="ce215" table:formula="of:=IF(VALUE(MID([.F44];6;FIND(&quot;:&quot;;[.F44];1)-FIND(&quot; &quot;;[.F44];1)-1))&gt;VALUE(MID([.F43];6;FIND(&quot;:&quot;;[.F43];1)-FIND(&quot; &quot;;[.F43];1)-1));[.C43];[.C43]+1)" office:value-type="float" office:value="2">
            <text:p>2.00</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arch" table:style-name="ta2"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14" table:default-cell-style-name="Default"/>
        <table:table-column table:style-name="co6" table:default-cell-style-name="Default"/>
        <table:table-column table:style-name="co6" table:default-cell-style-name="Default"/>
        <table:table-column table:style-name="co6" table:default-cell-style-name="Default"/>
        <table:table-column table:style-name="co56"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table-row>
        <table:table-row table:style-name="ro21">
          <table:table-cell/>
          <table:table-cell table:style-name="ce203" office:value-type="string">
            <text:p>Function List<text:span text:style-name="T9">:</text:span></text:p>
          </table:table-cell>
          <table:table-cell table:style-name="ce211" office:value-type="string" table:number-columns-spanned="3" table:number-rows-spanned="1">
            <text:p>Simple Search and Advanced Sear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table-row>
        <table:table-row table:style-name="ro37">
          <table:table-cell/>
          <table:table-cell table:style-name="ce203" office:value-type="string">
            <text:p>Total main cases</text:p>
          </table:table-cell>
          <table:table-cell table:style-name="ce211" table:formula="of:=MAX([.A7:.A1028])" office:value-type="float" office:value="44" table:number-columns-spanned="3" table:number-rows-spanned="1">
            <text:p>44</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table-row>
        <table:table-row table:style-name="ro35">
          <table:table-cell/>
          <table:table-cell table:style-name="ce29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2"/>
          <table:table-cell table:style-name="ce290"/>
          <table:table-cell table:style-name="ce213" table:number-columns-repeated="6"/>
          <table:table-cell table:style-name="ce285" table:number-columns-repeated="207"/>
        </table:table-row>
        <table:table-row table:style-name="ro31">
          <table:table-cell table:style-name="ce198" office:value-type="float" office:value="1">
            <text:p>1.00</text:p>
          </table:table-cell>
          <table:table-cell table:style-name="ce253" office:value-type="string">
            <text:p>FNC_KS_ANS_SER_24</text:p>
          </table:table-cell>
          <table:table-cell table:style-name="ce214" office:value-type="float" office:value="1">
            <text:p>1.00</text:p>
          </table:table-cell>
          <table:table-cell table:style-name="ce295" office:value-type="string">
            <text:p>KS\Answers\Search\Simple Search</text:p>
          </table:table-cell>
          <table:table-cell table:style-name="ce296" office:value-type="string">
            <text:p>Do Simple Search in case input no keywords for searching</text:p>
          </table:table-cell>
          <table:table-cell table:style-name="ce219" office:value-type="string">
            <text:p>Step 1: Go to eXo Answers</text:p>
          </table:table-cell>
          <table:table-cell table:style-name="ce299" office:value-type="string">
            <text:p>-Go to eXo Answers</text:p>
          </table:table-cell>
          <table:table-cell table:style-name="ce219" office:value-type="string">
            <text:p>- Simple search form is shown proper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8];6;FIND(&quot;:&quot;;[.F8];1)-FIND(&quot; &quot;;[.F8];1)-1))&gt;VALUE(MID([.F7];6;FIND(&quot;:&quot;;[.F7];1)-FIND(&quot; &quot;;[.F7];1)-1));&quot;&quot;;MAX([.A$7:.A7])+1)">
            <text:p/>
          </table:table-cell>
          <table:table-cell table:style-name="ce253" office:value-type="string">
            <text:p>FNC_KS_ANS_SER_24</text:p>
          </table:table-cell>
          <table:table-cell table:style-name="ce215" table:formula="of:=IF(VALUE(MID([.F8];6;FIND(&quot;:&quot;;[.F8];1)-FIND(&quot; &quot;;[.F8];1)-1))&gt;VALUE(MID([.F7];6;FIND(&quot;:&quot;;[.F7];1)-FIND(&quot; &quot;;[.F7];1)-1));[.C7];[.C7]+1)" office:value-type="float" office:value="1">
            <text:p>1.00</text:p>
          </table:table-cell>
          <table:table-cell table:style-name="ce295" office:value-type="string">
            <text:p>KS\Answers\Search\Simple Search</text:p>
          </table:table-cell>
          <table:table-cell table:style-name="ce297" office:value-type="string">
            <text:p>Do Simple Search in case input no keywords for searching</text:p>
          </table:table-cell>
          <table:table-cell table:style-name="ce295" office:value-type="string">
            <text:p>S<text:span text:style-name="T6">tep 2: Do simple search with no keyword</text:span></text:p>
          </table:table-cell>
          <table:table-cell table:style-name="ce300" office:value-type="string">
            <text:p><text:span text:style-name="T21">- Do not input any keywords into Simple Search text box</text:span></text:p>
            <text:p><text:span text:style-name="T21">- Click Search icon</text:span></text:p>
            <text:p><text:span text:style-name="T21"/></text:p>
          </table:table-cell>
          <table:table-cell table:style-name="ce219" office:value-type="string">
            <text:p><text:s/>- Alert message is shown to notify that user must input keyword for searching</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6;FIND(&quot;:&quot;;[.F9];1)-FIND(&quot; &quot;;[.F9];1)-1))&gt;VALUE(MID([.F8];6;FIND(&quot;:&quot;;[.F8];1)-FIND(&quot; &quot;;[.F8];1)-1));&quot;&quot;;MAX([.A$7:.A8])+1)" office:value-type="float" office:value="2">
            <text:p>2.00</text:p>
          </table:table-cell>
          <table:table-cell table:style-name="ce253" office:value-type="string">
            <text:p>FNC_KS_ANS_SER_24</text:p>
          </table:table-cell>
          <table:table-cell table:style-name="ce215" table:formula="of:=IF(VALUE(MID([.F9];6;FIND(&quot;:&quot;;[.F9];1)-FIND(&quot; &quot;;[.F9];1)-1))&gt;VALUE(MID([.F8];6;FIND(&quot;:&quot;;[.F8];1)-FIND(&quot; &quot;;[.F8];1)-1));[.C8];[.C8]+1)" office:value-type="float" office:value="2">
            <text:p>2.00</text:p>
          </table:table-cell>
          <table:table-cell table:style-name="ce295" office:value-type="string">
            <text:p>KS\Answers\Search\Simple Search</text:p>
          </table:table-cell>
          <table:table-cell table:style-name="ce269" office:value-type="string">
            <text:p>Do Simple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10];6;FIND(&quot;:&quot;;[.F10];1)-FIND(&quot; &quot;;[.F10];1)-1))&gt;VALUE(MID([.F9];6;FIND(&quot;:&quot;;[.F9];1)-FIND(&quot; &quot;;[.F9];1)-1));&quot;&quot;;MAX([.A$7:.A9])+1)">
            <text:p/>
          </table:table-cell>
          <table:table-cell table:style-name="ce253" office:value-type="string">
            <text:p>FNC_KS_ANS_SER_24</text:p>
          </table:table-cell>
          <table:table-cell table:style-name="ce215" table:formula="of:=IF(VALUE(MID([.F10];6;FIND(&quot;:&quot;;[.F10];1)-FIND(&quot; &quot;;[.F10];1)-1))&gt;VALUE(MID([.F9];6;FIND(&quot;:&quot;;[.F9];1)-FIND(&quot; &quot;;[.F9];1)-1));[.C9];[.C9]+1)" office:value-type="float" office:value="2">
            <text:p>2.00</text:p>
          </table:table-cell>
          <table:table-cell table:style-name="ce295" office:value-type="string">
            <text:p>KS\Answers\Search\Simple Search</text:p>
          </table:table-cell>
          <table:table-cell table:style-name="ce219" office:value-type="string">
            <text:p>Do Simple Search in case search keyword does not match existing values</text:p>
          </table:table-cell>
          <table:table-cell table:style-name="ce219" office:value-type="string">
            <text:p>Step 2: Search by does not match keywords</text:p>
          </table:table-cell>
          <table:table-cell table:style-name="ce299" office:value-type="string">
            <text:p>- Input keyword into Search (does not match with any existing value) text box</text:p>
            <text:p>- Click <text:span text:style-name="T5">Search</text:span> icon</text:p>
          </table:table-cell>
          <table:table-cell table:style-name="ce219" office:value-type="string">
            <text:p>- Alert message is shown in <text:s/>Search result form to notify that user's keyword does not match with any word in Category, 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1];6;FIND(&quot;:&quot;;[.F11];1)-FIND(&quot; &quot;;[.F11];1)-1))&gt;VALUE(MID([.F10];6;FIND(&quot;:&quot;;[.F10];1)-FIND(&quot; &quot;;[.F10];1)-1));&quot;&quot;;MAX([.A$7:.A10])+1)" office:value-type="float" office:value="3">
            <text:p>3.00</text:p>
          </table:table-cell>
          <table:table-cell table:style-name="ce253" office:value-type="string">
            <text:p>FNC_KS_ANS_SER_24</text:p>
          </table:table-cell>
          <table:table-cell table:style-name="ce215" table:formula="of:=IF(VALUE(MID([.F11];6;FIND(&quot;:&quot;;[.F11];1)-FIND(&quot; &quot;;[.F11];1)-1))&gt;VALUE(MID([.F10];6;FIND(&quot;:&quot;;[.F10];1)-FIND(&quot; &quot;;[.F10];1)-1));[.C10];[.C10]+1)" office:value-type="float" office:value="3">
            <text:p>3.00</text:p>
          </table:table-cell>
          <table:table-cell table:style-name="ce295" office:value-type="string">
            <text:p>KS\Answers\Search\Simple Search</text:p>
          </table:table-cell>
          <table:table-cell table:style-name="ce296" office:value-type="string">
            <text:p>Do Simple Search in case input keyword matches existing value</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12];6;FIND(&quot;:&quot;;[.F12];1)-FIND(&quot; &quot;;[.F12];1)-1))&gt;VALUE(MID([.F11];6;FIND(&quot;:&quot;;[.F11];1)-FIND(&quot; &quot;;[.F11];1)-1));&quot;&quot;;MAX([.A$7:.A11])+1)">
            <text:p/>
          </table:table-cell>
          <table:table-cell table:style-name="ce253" office:value-type="string">
            <text:p>FNC_KS_ANS_SER_24</text:p>
          </table:table-cell>
          <table:table-cell table:style-name="ce215" table:formula="of:=IF(VALUE(MID([.F12];6;FIND(&quot;:&quot;;[.F12];1)-FIND(&quot; &quot;;[.F12];1)-1))&gt;VALUE(MID([.F11];6;FIND(&quot;:&quot;;[.F11];1)-FIND(&quot; &quot;;[.F11];1)-1));[.C11];[.C11]+1)" office:value-type="float" office:value="3">
            <text:p>3.00</text:p>
          </table:table-cell>
          <table:table-cell table:style-name="ce295" office:value-type="string">
            <text:p>KS\Answers\Search\Simple Search</text:p>
          </table:table-cell>
          <table:table-cell table:style-name="ce297" office:value-type="string">
            <text:p>Do Simple Search in case input keyword matches existing value</text:p>
          </table:table-cell>
          <table:table-cell table:style-name="ce295" office:value-type="string">
            <text:p>Step 2: Search by valid keywords </text:p>
          </table:table-cell>
          <table:table-cell table:style-name="ce295" office:value-type="string">
            <text:p>- Input valid keyword which matches with existing value</text:p>
            <text:p><text:span text:style-name="T21">- Click Search icon</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3];6;FIND(&quot;:&quot;;[.F13];1)-FIND(&quot; &quot;;[.F13];1)-1))&gt;VALUE(MID([.F12];6;FIND(&quot;:&quot;;[.F12];1)-FIND(&quot; &quot;;[.F12];1)-1));&quot;&quot;;MAX([.A$7:.A12])+1)" office:value-type="float" office:value="4">
            <text:p>4.00</text:p>
          </table:table-cell>
          <table:table-cell table:style-name="ce253" office:value-type="string">
            <text:p>FNC_KS_ANS_SER_24</text:p>
          </table:table-cell>
          <table:table-cell table:style-name="ce215" table:formula="of:=IF(VALUE(MID([.F13];6;FIND(&quot;:&quot;;[.F13];1)-FIND(&quot; &quot;;[.F13];1)-1))&gt;VALUE(MID([.F12];6;FIND(&quot;:&quot;;[.F12];1)-FIND(&quot; &quot;;[.F12];1)-1));[.C12];[.C12]+1)" office:value-type="float" office:value="4">
            <text:p>4.00</text:p>
          </table:table-cell>
          <table:table-cell table:style-name="ce295" office:value-type="string">
            <text:p>KS\Answers\Search\Simple Search</text:p>
          </table:table-cell>
          <table:table-cell table:style-name="ce296" office:value-type="string">
            <text:p>Do Simple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14];6;FIND(&quot;:&quot;;[.F14];1)-FIND(&quot; &quot;;[.F14];1)-1))&gt;VALUE(MID([.F13];6;FIND(&quot;:&quot;;[.F13];1)-FIND(&quot; &quot;;[.F13];1)-1));&quot;&quot;;MAX([.A$7:.A13])+1)">
            <text:p/>
          </table:table-cell>
          <table:table-cell table:style-name="ce253" office:value-type="string">
            <text:p>FNC_KS_ANS_SER_24</text:p>
          </table:table-cell>
          <table:table-cell table:style-name="ce215" table:formula="of:=IF(VALUE(MID([.F14];6;FIND(&quot;:&quot;;[.F14];1)-FIND(&quot; &quot;;[.F14];1)-1))&gt;VALUE(MID([.F13];6;FIND(&quot;:&quot;;[.F13];1)-FIND(&quot; &quot;;[.F13];1)-1));[.C13];[.C13]+1)" office:value-type="float" office:value="4">
            <text:p>4.00</text:p>
          </table:table-cell>
          <table:table-cell table:style-name="ce295" office:value-type="string">
            <text:p>KS\Answers\Search\Simple Search</text:p>
          </table:table-cell>
          <table:table-cell table:style-name="ce297" office:value-type="string">
            <text:p>Do Simple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295" office:value-type="string">
            <text:p>- Input keyword which contains special characters ( ? [ ] ( ) | * \\ + { } ^ $ " ! # % : &amp; <text:s/>&lt; &gt; ~ ` /) into Search text box</text:p>
            <text:p><text:span text:style-name="T21">- Click Search icon</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5];6;FIND(&quot;:&quot;;[.F15];1)-FIND(&quot; &quot;;[.F15];1)-1))&gt;VALUE(MID([.F14];6;FIND(&quot;:&quot;;[.F14];1)-FIND(&quot; &quot;;[.F14];1)-1));&quot;&quot;;MAX([.A$7:.A14])+1)" office:value-type="float" office:value="5">
            <text:p>5.00</text:p>
          </table:table-cell>
          <table:table-cell table:style-name="ce253" office:value-type="string">
            <text:p>FNC_KS_ANS_SER_24</text:p>
          </table:table-cell>
          <table:table-cell table:style-name="ce215" table:formula="of:=IF(VALUE(MID([.F15];6;FIND(&quot;:&quot;;[.F15];1)-FIND(&quot; &quot;;[.F15];1)-1))&gt;VALUE(MID([.F14];6;FIND(&quot;:&quot;;[.F14];1)-FIND(&quot; &quot;;[.F14];1)-1));[.C14];[.C14]+1)" office:value-type="float" office:value="5">
            <text:p>5.00</text:p>
          </table:table-cell>
          <table:table-cell table:style-name="ce295" office:value-type="string">
            <text:p>KS\Answers\Search\Simple Search</text:p>
          </table:table-cell>
          <table:table-cell table:style-name="ce296" office:value-type="string">
            <text:p>Do Simple Search with Inactivat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16];6;FIND(&quot;:&quot;;[.F16];1)-FIND(&quot; &quot;;[.F16];1)-1))&gt;VALUE(MID([.F15];6;FIND(&quot;:&quot;;[.F15];1)-FIND(&quot; &quot;;[.F15];1)-1));&quot;&quot;;MAX([.A$7:.A15])+1)">
            <text:p/>
          </table:table-cell>
          <table:table-cell table:style-name="ce253" office:value-type="string">
            <text:p>FNC_KS_ANS_SER_24</text:p>
          </table:table-cell>
          <table:table-cell table:style-name="ce215" table:formula="of:=IF(VALUE(MID([.F16];6;FIND(&quot;:&quot;;[.F16];1)-FIND(&quot; &quot;;[.F16];1)-1))&gt;VALUE(MID([.F15];6;FIND(&quot;:&quot;;[.F15];1)-FIND(&quot; &quot;;[.F15];1)-1));[.C15];[.C15]+1)" office:value-type="float" office:value="5">
            <text:p>5.00</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SER_24</text:p>
          </table:table-cell>
          <table:table-cell table:style-name="ce215" table:formula="of:=IF(VALUE(MID([.F17];6;FIND(&quot;:&quot;;[.F17];1)-FIND(&quot; &quot;;[.F17];1)-1))&gt;VALUE(MID([.F16];6;FIND(&quot;:&quot;;[.F16];1)-FIND(&quot; &quot;;[.F16];1)-1));[.C16];[.C16]+1)" office:value-type="float" office:value="5">
            <text:p>5.00</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95" office:value-type="string">
            <text:p>Step 3: Search <text:span text:style-name="T18">Inactivate</text:span> question by administrator</text:p>
          </table:table-cell>
          <table:table-cell table:style-name="ce295" office:value-type="string">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8];6;FIND(&quot;:&quot;;[.F18];1)-FIND(&quot; &quot;;[.F18];1)-1))&gt;VALUE(MID([.F17];6;FIND(&quot;:&quot;;[.F17];1)-FIND(&quot; &quot;;[.F17];1)-1));&quot;&quot;;MAX([.A$7:.A17])+1)" office:value-type="float" office:value="6">
            <text:p>6.00</text:p>
          </table:table-cell>
          <table:table-cell table:style-name="ce253" office:value-type="string">
            <text:p>FNC_KS_ANS_SER_24</text:p>
          </table:table-cell>
          <table:table-cell table:style-name="ce215" table:formula="of:=IF(VALUE(MID([.F18];6;FIND(&quot;:&quot;;[.F18];1)-FIND(&quot; &quot;;[.F18];1)-1))&gt;VALUE(MID([.F17];6;FIND(&quot;:&quot;;[.F17];1)-FIND(&quot; &quot;;[.F17];1)-1));[.C17];[.C17]+1)" office:value-type="float" office:value="6">
            <text:p>6.00</text:p>
          </table:table-cell>
          <table:table-cell table:style-name="ce295" office:value-type="string">
            <text:p>KS\Answers\Search\Simple Search</text:p>
          </table:table-cell>
          <table:table-cell table:style-name="ce296" office:value-type="string">
            <text:p>Do Simple Search with Inactivat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19];6;FIND(&quot;:&quot;;[.F19];1)-FIND(&quot; &quot;;[.F19];1)-1))&gt;VALUE(MID([.F18];6;FIND(&quot;:&quot;;[.F18];1)-FIND(&quot; &quot;;[.F18];1)-1));&quot;&quot;;MAX([.A$7:.A18])+1)">
            <text:p/>
          </table:table-cell>
          <table:table-cell table:style-name="ce253" office:value-type="string">
            <text:p>FNC_KS_ANS_SER_24</text:p>
          </table:table-cell>
          <table:table-cell table:style-name="ce215" table:formula="of:=IF(VALUE(MID([.F19];6;FIND(&quot;:&quot;;[.F19];1)-FIND(&quot; &quot;;[.F19];1)-1))&gt;VALUE(MID([.F18];6;FIND(&quot;:&quot;;[.F18];1)-FIND(&quot; &quot;;[.F18];1)-1));[.C18];[.C18]+1)" office:value-type="float" office:value="6">
            <text:p>6.00</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0];6;FIND(&quot;:&quot;;[.F20];1)-FIND(&quot; &quot;;[.F20];1)-1))&gt;VALUE(MID([.F19];6;FIND(&quot;:&quot;;[.F19];1)-FIND(&quot; &quot;;[.F19];1)-1));&quot;&quot;;MAX([.A$7:.A19])+1)">
            <text:p/>
          </table:table-cell>
          <table:table-cell table:style-name="ce253" office:value-type="string">
            <text:p>FNC_KS_ANS_SER_24</text:p>
          </table:table-cell>
          <table:table-cell table:style-name="ce215" table:formula="of:=IF(VALUE(MID([.F20];6;FIND(&quot;:&quot;;[.F20];1)-FIND(&quot; &quot;;[.F20];1)-1))&gt;VALUE(MID([.F19];6;FIND(&quot;:&quot;;[.F19];1)-FIND(&quot; &quot;;[.F19];1)-1));[.C19];[.C19]+1)" office:value-type="float" office:value="6">
            <text:p>6.00</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95" office:value-type="string">
            <text:p>Step 3: Search Inactivate question by moderator</text:p>
          </table:table-cell>
          <table:table-cell table:style-name="ce295" office:value-type="string">
            <text:p>- Login by moderator </text:p>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1];6;FIND(&quot;:&quot;;[.F21];1)-FIND(&quot; &quot;;[.F21];1)-1))&gt;VALUE(MID([.F20];6;FIND(&quot;:&quot;;[.F20];1)-FIND(&quot; &quot;;[.F20];1)-1));&quot;&quot;;MAX([.A$7:.A20])+1)" office:value-type="float" office:value="7">
            <text:p>7.00</text:p>
          </table:table-cell>
          <table:table-cell table:style-name="ce253" office:value-type="string">
            <text:p>FNC_KS_ANS_SER_24</text:p>
          </table:table-cell>
          <table:table-cell table:style-name="ce215" table:formula="of:=IF(VALUE(MID([.F21];6;FIND(&quot;:&quot;;[.F21];1)-FIND(&quot; &quot;;[.F21];1)-1))&gt;VALUE(MID([.F20];6;FIND(&quot;:&quot;;[.F20];1)-FIND(&quot; &quot;;[.F20];1)-1));[.C20];[.C20]+1)" office:value-type="float" office:value="7">
            <text:p>7.00</text:p>
          </table:table-cell>
          <table:table-cell table:style-name="ce295" office:value-type="string">
            <text:p>KS\Answers\Search\Simple Search</text:p>
          </table:table-cell>
          <table:table-cell table:style-name="ce296" office:value-type="string">
            <text:p>Do Simple Search with Inactivat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22];6;FIND(&quot;:&quot;;[.F22];1)-FIND(&quot; &quot;;[.F22];1)-1))&gt;VALUE(MID([.F21];6;FIND(&quot;:&quot;;[.F21];1)-FIND(&quot; &quot;;[.F21];1)-1));&quot;&quot;;MAX([.A$7:.A21])+1)">
            <text:p/>
          </table:table-cell>
          <table:table-cell table:style-name="ce253" office:value-type="string">
            <text:p>FNC_KS_ANS_SER_24</text:p>
          </table:table-cell>
          <table:table-cell table:style-name="ce215" table:formula="of:=IF(VALUE(MID([.F22];6;FIND(&quot;:&quot;;[.F22];1)-FIND(&quot; &quot;;[.F22];1)-1))&gt;VALUE(MID([.F21];6;FIND(&quot;:&quot;;[.F21];1)-FIND(&quot; &quot;;[.F21];1)-1));[.C21];[.C21]+1)" office:value-type="float" office:value="7">
            <text:p>7.00</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65" office:value-type="string">
            <text:p>Step 2: Inactivate question</text:p>
          </table:table-cell>
          <table:table-cell table:style-name="ce265" office:value-type="string">
            <text:p>- Login by administrator</text:p>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23];6;FIND(&quot;:&quot;;[.F23];1)-FIND(&quot; &quot;;[.F23];1)-1))&gt;VALUE(MID([.F22];6;FIND(&quot;:&quot;;[.F22];1)-FIND(&quot; &quot;;[.F22];1)-1));&quot;&quot;;MAX([.A$7:.A22])+1)">
            <text:p/>
          </table:table-cell>
          <table:table-cell table:style-name="ce253" office:value-type="string">
            <text:p>FNC_KS_ANS_SER_24</text:p>
          </table:table-cell>
          <table:table-cell table:style-name="ce215" table:formula="of:=IF(VALUE(MID([.F23];6;FIND(&quot;:&quot;;[.F23];1)-FIND(&quot; &quot;;[.F23];1)-1))&gt;VALUE(MID([.F22];6;FIND(&quot;:&quot;;[.F22];1)-FIND(&quot; &quot;;[.F22];1)-1));[.C22];[.C22]+1)" office:value-type="float" office:value="7">
            <text:p>7.00</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95" office:value-type="string">
            <text:p>Step 3: Search Inactivate question by owner question</text:p>
          </table:table-cell>
          <table:table-cell table:style-name="ce295" office:value-type="string">
            <text:p>- Login by normal user who created question above</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4];6;FIND(&quot;:&quot;;[.F24];1)-FIND(&quot; &quot;;[.F24];1)-1))&gt;VALUE(MID([.F23];6;FIND(&quot;:&quot;;[.F23];1)-FIND(&quot; &quot;;[.F23];1)-1));&quot;&quot;;MAX([.A$7:.A23])+1)" office:value-type="float" office:value="8">
            <text:p>8.00</text:p>
          </table:table-cell>
          <table:table-cell table:style-name="ce253" office:value-type="string">
            <text:p>FNC_KS_ANS_SER_24</text:p>
          </table:table-cell>
          <table:table-cell table:style-name="ce215" table:formula="of:=IF(VALUE(MID([.F24];6;FIND(&quot;:&quot;;[.F24];1)-FIND(&quot; &quot;;[.F24];1)-1))&gt;VALUE(MID([.F23];6;FIND(&quot;:&quot;;[.F23];1)-FIND(&quot; &quot;;[.F23];1)-1));[.C23];[.C23]+1)" office:value-type="float" office:value="8">
            <text:p>8.00</text:p>
          </table:table-cell>
          <table:table-cell table:style-name="ce295" office:value-type="string">
            <text:p>KS\Answers\Search\Simple Search</text:p>
          </table:table-cell>
          <table:table-cell table:style-name="ce296" office:value-type="string">
            <text:p>Do Simple Search with Inactivat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SER_24</text:p>
          </table:table-cell>
          <table:table-cell table:style-name="ce215" table:formula="of:=IF(VALUE(MID([.F25];6;FIND(&quot;:&quot;;[.F25];1)-FIND(&quot; &quot;;[.F25];1)-1))&gt;VALUE(MID([.F24];6;FIND(&quot;:&quot;;[.F24];1)-FIND(&quot; &quot;;[.F24];1)-1));[.C24];[.C24]+1)" office:value-type="float" office:value="8">
            <text:p>8.00</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6];6;FIND(&quot;:&quot;;[.F26];1)-FIND(&quot; &quot;;[.F26];1)-1))&gt;VALUE(MID([.F25];6;FIND(&quot;:&quot;;[.F25];1)-FIND(&quot; &quot;;[.F25];1)-1));&quot;&quot;;MAX([.A$7:.A25])+1)">
            <text:p/>
          </table:table-cell>
          <table:table-cell table:style-name="ce253" office:value-type="string">
            <text:p>FNC_KS_ANS_SER_24</text:p>
          </table:table-cell>
          <table:table-cell table:style-name="ce215" table:formula="of:=IF(VALUE(MID([.F26];6;FIND(&quot;:&quot;;[.F26];1)-FIND(&quot; &quot;;[.F26];1)-1))&gt;VALUE(MID([.F25];6;FIND(&quot;:&quot;;[.F25];1)-FIND(&quot; &quot;;[.F25];1)-1));[.C25];[.C25]+1)" office:value-type="float" office:value="8">
            <text:p>8.00</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95" office:value-type="string">
            <text:p>Step 3: Search Inactivate question by normal user</text:p>
          </table:table-cell>
          <table:table-cell table:style-name="ce295" office:value-type="string">
            <text:p>- Login by normal user</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7];6;FIND(&quot;:&quot;;[.F27];1)-FIND(&quot; &quot;;[.F27];1)-1))&gt;VALUE(MID([.F26];6;FIND(&quot;:&quot;;[.F26];1)-FIND(&quot; &quot;;[.F26];1)-1));&quot;&quot;;MAX([.A$7:.A26])+1)" office:value-type="float" office:value="9">
            <text:p>9.00</text:p>
          </table:table-cell>
          <table:table-cell table:style-name="ce253" office:value-type="string">
            <text:p>FNC_KS_ANS_SER_24</text:p>
          </table:table-cell>
          <table:table-cell table:style-name="ce215" table:formula="of:=IF(VALUE(MID([.F27];6;FIND(&quot;:&quot;;[.F27];1)-FIND(&quot; &quot;;[.F27];1)-1))&gt;VALUE(MID([.F26];6;FIND(&quot;:&quot;;[.F26];1)-FIND(&quot; &quot;;[.F26];1)-1));[.C26];[.C26]+1)" office:value-type="float" office:value="9">
            <text:p>9.00</text:p>
          </table:table-cell>
          <table:table-cell table:style-name="ce295" office:value-type="string">
            <text:p>KS\Answers\Search\Simple Search</text:p>
          </table:table-cell>
          <table:table-cell table:style-name="ce296" office:value-type="string">
            <text:p>Do Simple Search with Inactivat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SER_24</text:p>
          </table:table-cell>
          <table:table-cell table:style-name="ce215" table:formula="of:=IF(VALUE(MID([.F28];6;FIND(&quot;:&quot;;[.F28];1)-FIND(&quot; &quot;;[.F28];1)-1))&gt;VALUE(MID([.F27];6;FIND(&quot;:&quot;;[.F27];1)-FIND(&quot; &quot;;[.F27];1)-1));[.C27];[.C27]+1)" office:value-type="float" office:value="9">
            <text:p>9.00</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SER_24</text:p>
          </table:table-cell>
          <table:table-cell table:style-name="ce215" table:formula="of:=IF(VALUE(MID([.F29];6;FIND(&quot;:&quot;;[.F29];1)-FIND(&quot; &quot;;[.F29];1)-1))&gt;VALUE(MID([.F28];6;FIND(&quot;:&quot;;[.F28];1)-FIND(&quot; &quot;;[.F28];1)-1));[.C28];[.C28]+1)" office:value-type="float" office:value="9">
            <text:p>9.00</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95" office:value-type="string">
            <text:p>Step 3: Search Inactivate question by guest</text:p>
          </table:table-cell>
          <table:table-cell table:style-name="ce295" office:value-type="string">
            <text:p>- Go to Answer porlet without login</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0];6;FIND(&quot;:&quot;;[.F30];1)-FIND(&quot; &quot;;[.F30];1)-1))&gt;VALUE(MID([.F29];6;FIND(&quot;:&quot;;[.F29];1)-FIND(&quot; &quot;;[.F29];1)-1));&quot;&quot;;MAX([.A$7:.A29])+1)" office:value-type="float" office:value="10">
            <text:p>10.00</text:p>
          </table:table-cell>
          <table:table-cell table:style-name="ce253" office:value-type="string">
            <text:p>FNC_KS_ANS_SER_24</text:p>
          </table:table-cell>
          <table:table-cell table:style-name="ce215" table:formula="of:=IF(VALUE(MID([.F30];6;FIND(&quot;:&quot;;[.F30];1)-FIND(&quot; &quot;;[.F30];1)-1))&gt;VALUE(MID([.F29];6;FIND(&quot;:&quot;;[.F29];1)-FIND(&quot; &quot;;[.F29];1)-1));[.C29];[.C29]+1)" office:value-type="float" office:value="10">
            <text:p>10.00</text:p>
          </table:table-cell>
          <table:table-cell table:style-name="ce295" office:value-type="string">
            <text:p>KS\Answers\Search\Simple Search</text:p>
          </table:table-cell>
          <table:table-cell table:style-name="ce296" office:value-type="string">
            <text:p>Do Simple Search with Disapprov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31];6;FIND(&quot;:&quot;;[.F31];1)-FIND(&quot; &quot;;[.F31];1)-1))&gt;VALUE(MID([.F30];6;FIND(&quot;:&quot;;[.F30];1)-FIND(&quot; &quot;;[.F30];1)-1));&quot;&quot;;MAX([.A$7:.A30])+1)">
            <text:p/>
          </table:table-cell>
          <table:table-cell table:style-name="ce253" office:value-type="string">
            <text:p>FNC_KS_ANS_SER_24</text:p>
          </table:table-cell>
          <table:table-cell table:style-name="ce215" table:formula="of:=IF(VALUE(MID([.F31];6;FIND(&quot;:&quot;;[.F31];1)-FIND(&quot; &quot;;[.F31];1)-1))&gt;VALUE(MID([.F30];6;FIND(&quot;:&quot;;[.F30];1)-FIND(&quot; &quot;;[.F30];1)-1));[.C30];[.C30]+1)" office:value-type="float" office:value="10">
            <text:p>10.0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questio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SER_24</text:p>
          </table:table-cell>
          <table:table-cell table:style-name="ce215" table:formula="of:=IF(VALUE(MID([.F32];6;FIND(&quot;:&quot;;[.F32];1)-FIND(&quot; &quot;;[.F32];1)-1))&gt;VALUE(MID([.F31];6;FIND(&quot;:&quot;;[.F31];1)-FIND(&quot; &quot;;[.F31];1)-1));[.C31];[.C31]+1)" office:value-type="float" office:value="10">
            <text:p>10.0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95" office:value-type="string">
            <text:p>Step 3: Search pending question by administrator</text:p>
          </table:table-cell>
          <table:table-cell table:style-name="ce295" office:value-type="string">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3];6;FIND(&quot;:&quot;;[.F33];1)-FIND(&quot; &quot;;[.F33];1)-1))&gt;VALUE(MID([.F32];6;FIND(&quot;:&quot;;[.F32];1)-FIND(&quot; &quot;;[.F32];1)-1));&quot;&quot;;MAX([.A$7:.A32])+1)" office:value-type="float" office:value="11">
            <text:p>11.00</text:p>
          </table:table-cell>
          <table:table-cell table:style-name="ce253" office:value-type="string">
            <text:p>FNC_KS_ANS_SER_24</text:p>
          </table:table-cell>
          <table:table-cell table:style-name="ce215" table:formula="of:=IF(VALUE(MID([.F33];6;FIND(&quot;:&quot;;[.F33];1)-FIND(&quot; &quot;;[.F33];1)-1))&gt;VALUE(MID([.F32];6;FIND(&quot;:&quot;;[.F32];1)-FIND(&quot; &quot;;[.F32];1)-1));[.C32];[.C32]+1)" office:value-type="float" office:value="11">
            <text:p>11.00</text:p>
          </table:table-cell>
          <table:table-cell table:style-name="ce295" office:value-type="string">
            <text:p>KS\Answers\Search\Simple Search</text:p>
          </table:table-cell>
          <table:table-cell table:style-name="ce296" office:value-type="string">
            <text:p>Do Simple Search with Disapprov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4];6;FIND(&quot;:&quot;;[.F34];1)-FIND(&quot; &quot;;[.F34];1)-1))&gt;VALUE(MID([.F33];6;FIND(&quot;:&quot;;[.F33];1)-FIND(&quot; &quot;;[.F33];1)-1));&quot;&quot;;MAX([.A$7:.A33])+1)">
            <text:p/>
          </table:table-cell>
          <table:table-cell table:style-name="ce253" office:value-type="string">
            <text:p>FNC_KS_ANS_SER_24</text:p>
          </table:table-cell>
          <table:table-cell table:style-name="ce215" table:formula="of:=IF(VALUE(MID([.F34];6;FIND(&quot;:&quot;;[.F34];1)-FIND(&quot; &quot;;[.F34];1)-1))&gt;VALUE(MID([.F33];6;FIND(&quot;:&quot;;[.F33];1)-FIND(&quot; &quot;;[.F33];1)-1));[.C33];[.C33]+1)" office:value-type="float" office:value="11">
            <text:p>11.00</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35];6;FIND(&quot;:&quot;;[.F35];1)-FIND(&quot; &quot;;[.F35];1)-1))&gt;VALUE(MID([.F34];6;FIND(&quot;:&quot;;[.F34];1)-FIND(&quot; &quot;;[.F34];1)-1));&quot;&quot;;MAX([.A$7:.A34])+1)">
            <text:p/>
          </table:table-cell>
          <table:table-cell table:style-name="ce253" office:value-type="string">
            <text:p>FNC_KS_ANS_SER_24</text:p>
          </table:table-cell>
          <table:table-cell table:style-name="ce215" table:formula="of:=IF(VALUE(MID([.F35];6;FIND(&quot;:&quot;;[.F35];1)-FIND(&quot; &quot;;[.F35];1)-1))&gt;VALUE(MID([.F34];6;FIND(&quot;:&quot;;[.F34];1)-FIND(&quot; &quot;;[.F34];1)-1));[.C34];[.C34]+1)" office:value-type="float" office:value="11">
            <text:p>11.00</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95" office:value-type="string">
            <text:p>Step 3: Search pending question by moderator</text:p>
          </table:table-cell>
          <table:table-cell table:style-name="ce295" office:value-type="string">
            <text:p>- Login by moderator</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63">
          <table:table-cell table:style-name="ce199" table:formula="of:=IF(VALUE(MID([.F36];6;FIND(&quot;:&quot;;[.F36];1)-FIND(&quot; &quot;;[.F36];1)-1))&gt;VALUE(MID([.F35];6;FIND(&quot;:&quot;;[.F35];1)-FIND(&quot; &quot;;[.F35];1)-1));&quot;&quot;;MAX([.A$7:.A35])+1)" office:value-type="float" office:value="12">
            <text:p>12.00</text:p>
          </table:table-cell>
          <table:table-cell table:style-name="ce253" office:value-type="string">
            <text:p>FNC_KS_ANS_SER_24</text:p>
          </table:table-cell>
          <table:table-cell table:style-name="ce215" table:formula="of:=IF(VALUE(MID([.F36];6;FIND(&quot;:&quot;;[.F36];1)-FIND(&quot; &quot;;[.F36];1)-1))&gt;VALUE(MID([.F35];6;FIND(&quot;:&quot;;[.F35];1)-FIND(&quot; &quot;;[.F35];1)-1));[.C35];[.C35]+1)" office:value-type="float" office:value="12">
            <text:p>12.00</text:p>
          </table:table-cell>
          <table:table-cell table:style-name="ce295" office:value-type="string">
            <text:p>KS\Answers\Search\Simple Search</text:p>
          </table:table-cell>
          <table:table-cell table:style-name="ce296" office:value-type="string">
            <text:p>Do Simple Search with Disapprov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7];6;FIND(&quot;:&quot;;[.F37];1)-FIND(&quot; &quot;;[.F37];1)-1))&gt;VALUE(MID([.F36];6;FIND(&quot;:&quot;;[.F36];1)-FIND(&quot; &quot;;[.F36];1)-1));&quot;&quot;;MAX([.A$7:.A36])+1)">
            <text:p/>
          </table:table-cell>
          <table:table-cell table:style-name="ce253" office:value-type="string">
            <text:p>FNC_KS_ANS_SER_24</text:p>
          </table:table-cell>
          <table:table-cell table:style-name="ce215" table:formula="of:=IF(VALUE(MID([.F37];6;FIND(&quot;:&quot;;[.F37];1)-FIND(&quot; &quot;;[.F37];1)-1))&gt;VALUE(MID([.F36];6;FIND(&quot;:&quot;;[.F36];1)-FIND(&quot; &quot;;[.F36];1)-1));[.C36];[.C36]+1)" office:value-type="float" office:value="12">
            <text:p>12.00</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65" office:value-type="string">
            <text:p>Step 2: Disapprove question</text:p>
          </table:table-cell>
          <table:table-cell table:style-name="ce265" office:value-type="string">
            <text:p>- Login by administrator</text:p>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8];6;FIND(&quot;:&quot;;[.F38];1)-FIND(&quot; &quot;;[.F38];1)-1))&gt;VALUE(MID([.F37];6;FIND(&quot;:&quot;;[.F37];1)-FIND(&quot; &quot;;[.F37];1)-1));&quot;&quot;;MAX([.A$7:.A37])+1)">
            <text:p/>
          </table:table-cell>
          <table:table-cell table:style-name="ce253" office:value-type="string">
            <text:p>FNC_KS_ANS_SER_24</text:p>
          </table:table-cell>
          <table:table-cell table:style-name="ce215" table:formula="of:=IF(VALUE(MID([.F38];6;FIND(&quot;:&quot;;[.F38];1)-FIND(&quot; &quot;;[.F38];1)-1))&gt;VALUE(MID([.F37];6;FIND(&quot;:&quot;;[.F37];1)-FIND(&quot; &quot;;[.F37];1)-1));[.C37];[.C37]+1)" office:value-type="float" office:value="12">
            <text:p>12.00</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95" office:value-type="string">
            <text:p>Step 3: Search disapprove question by owner question</text:p>
          </table:table-cell>
          <table:table-cell table:style-name="ce295" office:value-type="string">
            <text:p>- Login by normal user who created question above</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9];6;FIND(&quot;:&quot;;[.F39];1)-FIND(&quot; &quot;;[.F39];1)-1))&gt;VALUE(MID([.F38];6;FIND(&quot;:&quot;;[.F38];1)-FIND(&quot; &quot;;[.F38];1)-1));&quot;&quot;;MAX([.A$7:.A38])+1)" office:value-type="float" office:value="13">
            <text:p>13.00</text:p>
          </table:table-cell>
          <table:table-cell table:style-name="ce253" office:value-type="string">
            <text:p>FNC_KS_ANS_SER_24</text:p>
          </table:table-cell>
          <table:table-cell table:style-name="ce215" table:formula="of:=IF(VALUE(MID([.F39];6;FIND(&quot;:&quot;;[.F39];1)-FIND(&quot; &quot;;[.F39];1)-1))&gt;VALUE(MID([.F38];6;FIND(&quot;:&quot;;[.F38];1)-FIND(&quot; &quot;;[.F38];1)-1));[.C38];[.C38]+1)" office:value-type="float" office:value="13">
            <text:p>13.00</text:p>
          </table:table-cell>
          <table:table-cell table:style-name="ce295" office:value-type="string">
            <text:p>KS\Answers\Search\Simple Search</text:p>
          </table:table-cell>
          <table:table-cell table:style-name="ce296" office:value-type="string">
            <text:p>Do Simple Search with Disapprov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0];6;FIND(&quot;:&quot;;[.F40];1)-FIND(&quot; &quot;;[.F40];1)-1))&gt;VALUE(MID([.F39];6;FIND(&quot;:&quot;;[.F39];1)-FIND(&quot; &quot;;[.F39];1)-1));&quot;&quot;;MAX([.A$7:.A39])+1)">
            <text:p/>
          </table:table-cell>
          <table:table-cell table:style-name="ce253" office:value-type="string">
            <text:p>FNC_KS_ANS_SER_24</text:p>
          </table:table-cell>
          <table:table-cell table:style-name="ce215" table:formula="of:=IF(VALUE(MID([.F40];6;FIND(&quot;:&quot;;[.F40];1)-FIND(&quot; &quot;;[.F40];1)-1))&gt;VALUE(MID([.F39];6;FIND(&quot;:&quot;;[.F39];1)-FIND(&quot; &quot;;[.F39];1)-1));[.C39];[.C39]+1)" office:value-type="float" office:value="13">
            <text:p>13.00</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1];6;FIND(&quot;:&quot;;[.F41];1)-FIND(&quot; &quot;;[.F41];1)-1))&gt;VALUE(MID([.F40];6;FIND(&quot;:&quot;;[.F40];1)-FIND(&quot; &quot;;[.F40];1)-1));&quot;&quot;;MAX([.A$7:.A40])+1)">
            <text:p/>
          </table:table-cell>
          <table:table-cell table:style-name="ce253" office:value-type="string">
            <text:p>FNC_KS_ANS_SER_24</text:p>
          </table:table-cell>
          <table:table-cell table:style-name="ce215" table:formula="of:=IF(VALUE(MID([.F41];6;FIND(&quot;:&quot;;[.F41];1)-FIND(&quot; &quot;;[.F41];1)-1))&gt;VALUE(MID([.F40];6;FIND(&quot;:&quot;;[.F40];1)-FIND(&quot; &quot;;[.F40];1)-1));[.C40];[.C40]+1)" office:value-type="float" office:value="13">
            <text:p>13.00</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95" office:value-type="string">
            <text:p>Step 3: Search pending question by normal user</text:p>
          </table:table-cell>
          <table:table-cell table:style-name="ce295" office:value-type="string">
            <text:p>- Login by normal user</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2];6;FIND(&quot;:&quot;;[.F42];1)-FIND(&quot; &quot;;[.F42];1)-1))&gt;VALUE(MID([.F41];6;FIND(&quot;:&quot;;[.F41];1)-FIND(&quot; &quot;;[.F41];1)-1));&quot;&quot;;MAX([.A$7:.A41])+1)" office:value-type="float" office:value="14">
            <text:p>14.00</text:p>
          </table:table-cell>
          <table:table-cell table:style-name="ce253" office:value-type="string">
            <text:p>FNC_KS_ANS_SER_24</text:p>
          </table:table-cell>
          <table:table-cell table:style-name="ce215" table:formula="of:=IF(VALUE(MID([.F42];6;FIND(&quot;:&quot;;[.F42];1)-FIND(&quot; &quot;;[.F42];1)-1))&gt;VALUE(MID([.F41];6;FIND(&quot;:&quot;;[.F41];1)-FIND(&quot; &quot;;[.F41];1)-1));[.C41];[.C41]+1)" office:value-type="float" office:value="14">
            <text:p>14.00</text:p>
          </table:table-cell>
          <table:table-cell table:style-name="ce295" office:value-type="string">
            <text:p>KS\Answers\Search\Simple Search</text:p>
          </table:table-cell>
          <table:table-cell table:style-name="ce296" office:value-type="string">
            <text:p>Do Simple Search with Disapprov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3];6;FIND(&quot;:&quot;;[.F43];1)-FIND(&quot; &quot;;[.F43];1)-1))&gt;VALUE(MID([.F42];6;FIND(&quot;:&quot;;[.F42];1)-FIND(&quot; &quot;;[.F42];1)-1));&quot;&quot;;MAX([.A$7:.A42])+1)">
            <text:p/>
          </table:table-cell>
          <table:table-cell table:style-name="ce253" office:value-type="string">
            <text:p>FNC_KS_ANS_SER_24</text:p>
          </table:table-cell>
          <table:table-cell table:style-name="ce215" table:formula="of:=IF(VALUE(MID([.F43];6;FIND(&quot;:&quot;;[.F43];1)-FIND(&quot; &quot;;[.F43];1)-1))&gt;VALUE(MID([.F42];6;FIND(&quot;:&quot;;[.F42];1)-FIND(&quot; &quot;;[.F42];1)-1));[.C42];[.C42]+1)" office:value-type="float" office:value="14">
            <text:p>14.00</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SER_24</text:p>
          </table:table-cell>
          <table:table-cell table:style-name="ce215" table:formula="of:=IF(VALUE(MID([.F44];6;FIND(&quot;:&quot;;[.F44];1)-FIND(&quot; &quot;;[.F44];1)-1))&gt;VALUE(MID([.F43];6;FIND(&quot;:&quot;;[.F43];1)-FIND(&quot; &quot;;[.F43];1)-1));[.C43];[.C43]+1)" office:value-type="float" office:value="14">
            <text:p>14.00</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95" office:value-type="string">
            <text:p>Step 3: Search pending question by guest</text:p>
          </table:table-cell>
          <table:table-cell table:style-name="ce295" office:value-type="string">
            <text:p>- Go to Anwser porlet without login</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5];6;FIND(&quot;:&quot;;[.F45];1)-FIND(&quot; &quot;;[.F45];1)-1))&gt;VALUE(MID([.F44];6;FIND(&quot;:&quot;;[.F44];1)-FIND(&quot; &quot;;[.F44];1)-1));&quot;&quot;;MAX([.A$7:.A44])+1)" office:value-type="float" office:value="15">
            <text:p>15.00</text:p>
          </table:table-cell>
          <table:table-cell table:style-name="ce253" office:value-type="string">
            <text:p>FNC_KS_ANS_SER_24</text:p>
          </table:table-cell>
          <table:table-cell table:style-name="ce215" table:formula="of:=IF(VALUE(MID([.F45];6;FIND(&quot;:&quot;;[.F45];1)-FIND(&quot; &quot;;[.F45];1)-1))&gt;VALUE(MID([.F44];6;FIND(&quot;:&quot;;[.F44];1)-FIND(&quot; &quot;;[.F44];1)-1));[.C44];[.C44]+1)" office:value-type="float" office:value="15">
            <text:p>15.00</text:p>
          </table:table-cell>
          <table:table-cell table:style-name="ce295" office:value-type="string">
            <text:p>KS\Answers\Search\Simple Search</text:p>
          </table:table-cell>
          <table:table-cell table:style-name="ce296" office:value-type="string">
            <text:p>Do Simple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6];6;FIND(&quot;:&quot;;[.F46];1)-FIND(&quot; &quot;;[.F46];1)-1))&gt;VALUE(MID([.F45];6;FIND(&quot;:&quot;;[.F45];1)-FIND(&quot; &quot;;[.F45];1)-1));&quot;&quot;;MAX([.A$7:.A45])+1)">
            <text:p/>
          </table:table-cell>
          <table:table-cell table:style-name="ce253" office:value-type="string">
            <text:p>FNC_KS_ANS_SER_24</text:p>
          </table:table-cell>
          <table:table-cell table:style-name="ce215" table:formula="of:=IF(VALUE(MID([.F46];6;FIND(&quot;:&quot;;[.F46];1)-FIND(&quot; &quot;;[.F46];1)-1))&gt;VALUE(MID([.F45];6;FIND(&quot;:&quot;;[.F45];1)-FIND(&quot; &quot;;[.F45];1)-1));[.C45];[.C45]+1)" office:value-type="float" office:value="15">
            <text:p>15.00</text:p>
          </table:table-cell>
          <table:table-cell table:style-name="ce295" office:value-type="string">
            <text:p>KS\Answers\Search\Simple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Input keyword matched with attachment's name in question which added above into search textbox</text:p>
            <text:p>- Click on Search ic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7];6;FIND(&quot;:&quot;;[.F47];1)-FIND(&quot; &quot;;[.F47];1)-1))&gt;VALUE(MID([.F46];6;FIND(&quot;:&quot;;[.F46];1)-FIND(&quot; &quot;;[.F46];1)-1));&quot;&quot;;MAX([.A$7:.A46])+1)" office:value-type="float" office:value="16">
            <text:p>16.00</text:p>
          </table:table-cell>
          <table:table-cell table:style-name="ce253" office:value-type="string">
            <text:p>FNC_KS_ANS_SER_24</text:p>
          </table:table-cell>
          <table:table-cell table:style-name="ce215" table:formula="of:=IF(VALUE(MID([.F47];6;FIND(&quot;:&quot;;[.F47];1)-FIND(&quot; &quot;;[.F47];1)-1))&gt;VALUE(MID([.F46];6;FIND(&quot;:&quot;;[.F46];1)-FIND(&quot; &quot;;[.F46];1)-1));[.C46];[.C46]+1)" office:value-type="float" office:value="16">
            <text:p>16.00</text:p>
          </table:table-cell>
          <table:table-cell table:style-name="ce295" office:value-type="string">
            <text:p>KS\Answers\Search\Simple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7">
          <table:table-cell table:style-name="ce199" table:formula="of:=IF(VALUE(MID([.F48];6;FIND(&quot;:&quot;;[.F48];1)-FIND(&quot; &quot;;[.F48];1)-1))&gt;VALUE(MID([.F47];6;FIND(&quot;:&quot;;[.F47];1)-FIND(&quot; &quot;;[.F47];1)-1));&quot;&quot;;MAX([.A$7:.A47])+1)">
            <text:p/>
          </table:table-cell>
          <table:table-cell table:style-name="ce253" office:value-type="string">
            <text:p>FNC_KS_ANS_SER_24</text:p>
          </table:table-cell>
          <table:table-cell table:style-name="ce215" table:formula="of:=IF(VALUE(MID([.F48];6;FIND(&quot;:&quot;;[.F48];1)-FIND(&quot; &quot;;[.F48];1)-1))&gt;VALUE(MID([.F47];6;FIND(&quot;:&quot;;[.F47];1)-FIND(&quot; &quot;;[.F47];1)-1));[.C47];[.C47]+1)" office:value-type="float" office:value="16">
            <text:p>16.00</text:p>
          </table:table-cell>
          <table:table-cell table:style-name="ce295" office:value-type="string">
            <text:p>KS\Answers\Search\Simple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Input keyword matched with content of question's attachment which added above into search textbox</text:p>
            <text:p>- Click on Search ic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29">
          <table:table-cell table:style-name="ce199" table:formula="of:=IF(VALUE(MID([.F49];6;FIND(&quot;:&quot;;[.F49];1)-FIND(&quot; &quot;;[.F49];1)-1))&gt;VALUE(MID([.F48];6;FIND(&quot;:&quot;;[.F48];1)-FIND(&quot; &quot;;[.F48];1)-1));&quot;&quot;;MAX([.A$7:.A48])+1)" office:value-type="float" office:value="17">
            <text:p>17.00</text:p>
          </table:table-cell>
          <table:table-cell table:style-name="ce253" office:value-type="string">
            <text:p>FNC_KS_ANS_SER_25</text:p>
          </table:table-cell>
          <table:table-cell table:style-name="ce214" office:value-type="float" office:value="1">
            <text:p>1.00</text:p>
          </table:table-cell>
          <table:table-cell table:style-name="ce296" office:value-type="string">
            <text:p>KS\Answers\Search\Advanced Search</text:p>
          </table:table-cell>
          <table:table-cell table:style-name="ce222" office:value-type="string">
            <text:p>Do Advanced Search in case blank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50];6;FIND(&quot;:&quot;;[.F50];1)-FIND(&quot; &quot;;[.F50];1)-1))&gt;VALUE(MID([.F49];6;FIND(&quot;:&quot;;[.F49];1)-FIND(&quot; &quot;;[.F49];1)-1));&quot;&quot;;MAX([.A$7:.A49])+1)">
            <text:p/>
          </table:table-cell>
          <table:table-cell table:style-name="ce253" office:value-type="string">
            <text:p>FNC_KS_ANS_SER_25</text:p>
          </table:table-cell>
          <table:table-cell table:style-name="ce215" table:formula="of:=IF(VALUE(MID([.F50];6;FIND(&quot;:&quot;;[.F50];1)-FIND(&quot; &quot;;[.F50];1)-1))&gt;VALUE(MID([.F49];6;FIND(&quot;:&quot;;[.F49];1)-FIND(&quot; &quot;;[.F49];1)-1));[.C49];[.C49]+1)" office:value-type="float" office:value="1">
            <text:p>1.00</text:p>
          </table:table-cell>
          <table:table-cell table:style-name="ce295" office:value-type="string">
            <text:p>KS\Answers\Search\Advanced Search</text:p>
          </table:table-cell>
          <table:table-cell table:style-name="ce224" office:value-type="string">
            <text:p>Do Advanced Search in case blank keyword entry</text:p>
          </table:table-cell>
          <table:table-cell table:style-name="ce298" office:value-type="string">
            <text:p>Step 2: Leave Advanced search field blank</text:p>
          </table:table-cell>
          <table:table-cell table:style-name="ce301" office:value-type="string">
            <text:p><text:span text:style-name="T21">- Click Advanced Search icon</text:span></text:p>
            <text:p><text:span text:style-name="T21">- Leave Advanced search field blank</text:span></text:p>
            <text:p><text:span text:style-name="T21">- Click [Search]</text:span></text:p>
          </table:table-cell>
          <table:table-cell table:style-name="ce298" office:value-type="string">
            <text:p>- Alert message is shown to notify that user must input search keywords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1];6;FIND(&quot;:&quot;;[.F51];1)-FIND(&quot; &quot;;[.F51];1)-1))&gt;VALUE(MID([.F50];6;FIND(&quot;:&quot;;[.F50];1)-FIND(&quot; &quot;;[.F50];1)-1));&quot;&quot;;MAX([.A$7:.A50])+1)" office:value-type="float" office:value="18">
            <text:p>18.00</text:p>
          </table:table-cell>
          <table:table-cell table:style-name="ce253" office:value-type="string">
            <text:p>FNC_KS_ANS_SER_25</text:p>
          </table:table-cell>
          <table:table-cell table:style-name="ce215" table:formula="of:=IF(VALUE(MID([.F51];6;FIND(&quot;:&quot;;[.F51];1)-FIND(&quot; &quot;;[.F51];1)-1))&gt;VALUE(MID([.F50];6;FIND(&quot;:&quot;;[.F50];1)-FIND(&quot; &quot;;[.F50];1)-1));[.C50];[.C50]+1)" office:value-type="float" office:value="2">
            <text:p>2.00</text:p>
          </table:table-cell>
          <table:table-cell table:style-name="ce295" office:value-type="string">
            <text:p>KS\Answers\Search\Advanced Search</text:p>
          </table:table-cell>
          <table:table-cell table:style-name="ce268" office:value-type="string">
            <text:p>Do Advanced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52];6;FIND(&quot;:&quot;;[.F52];1)-FIND(&quot; &quot;;[.F52];1)-1))&gt;VALUE(MID([.F51];6;FIND(&quot;:&quot;;[.F51];1)-FIND(&quot; &quot;;[.F51];1)-1));&quot;&quot;;MAX([.A$7:.A51])+1)">
            <text:p/>
          </table:table-cell>
          <table:table-cell table:style-name="ce253" office:value-type="string">
            <text:p>FNC_KS_ANS_SER_25</text:p>
          </table:table-cell>
          <table:table-cell table:style-name="ce215" table:formula="of:=IF(VALUE(MID([.F52];6;FIND(&quot;:&quot;;[.F52];1)-FIND(&quot; &quot;;[.F52];1)-1))&gt;VALUE(MID([.F51];6;FIND(&quot;:&quot;;[.F51];1)-FIND(&quot; &quot;;[.F51];1)-1));[.C51];[.C51]+1)" office:value-type="float" office:value="2">
            <text:p>2.00</text:p>
          </table:table-cell>
          <table:table-cell table:style-name="ce295" office:value-type="string">
            <text:p>KS\Answers\Search\Advanced Search</text:p>
          </table:table-cell>
          <table:table-cell table:style-name="ce219" office:value-type="string">
            <text:p>Do Advanced Search in case search keyword does not match existing values</text:p>
          </table:table-cell>
          <table:table-cell table:style-name="ce219" office:value-type="string">
            <text:p>Step 2: Search by does not match keywords</text:p>
          </table:table-cell>
          <table:table-cell table:style-name="ce299" office:value-type="string">
            <text:p><text:span text:style-name="T21">- Click Advanced Search icon</text:span></text:p>
            <text:p>- Input keyword into into Term field (does not match with any existing value) text box</text:p>
            <text:p><text:span text:style-name="T22">- Click [Search]</text:span></text:p>
          </table:table-cell>
          <table:table-cell table:style-name="ce219" office:value-type="string">
            <text:p>- Alert message is shown in <text:s/>Search result form to notify that user's keyword does not match with any word in Category,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3];6;FIND(&quot;:&quot;;[.F53];1)-FIND(&quot; &quot;;[.F53];1)-1))&gt;VALUE(MID([.F52];6;FIND(&quot;:&quot;;[.F52];1)-FIND(&quot; &quot;;[.F52];1)-1));&quot;&quot;;MAX([.A$7:.A52])+1)" office:value-type="float" office:value="19">
            <text:p>19.00</text:p>
          </table:table-cell>
          <table:table-cell table:style-name="ce253" office:value-type="string">
            <text:p>FNC_KS_ANS_SER_25</text:p>
          </table:table-cell>
          <table:table-cell table:style-name="ce215" table:formula="of:=IF(VALUE(MID([.F53];6;FIND(&quot;:&quot;;[.F53];1)-FIND(&quot; &quot;;[.F53];1)-1))&gt;VALUE(MID([.F52];6;FIND(&quot;:&quot;;[.F52];1)-FIND(&quot; &quot;;[.F52];1)-1));[.C52];[.C52]+1)" office:value-type="float" office:value="3">
            <text:p>3.00</text:p>
          </table:table-cell>
          <table:table-cell table:style-name="ce295" office:value-type="string">
            <text:p>KS\Answers\Search\Advanced Search</text:p>
          </table:table-cell>
          <table:table-cell table:style-name="ce296" office:value-type="string">
            <text:p>Do Advanced Search in case input keyword matches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54];6;FIND(&quot;:&quot;;[.F54];1)-FIND(&quot; &quot;;[.F54];1)-1))&gt;VALUE(MID([.F53];6;FIND(&quot;:&quot;;[.F53];1)-FIND(&quot; &quot;;[.F53];1)-1));&quot;&quot;;MAX([.A$7:.A53])+1)">
            <text:p/>
          </table:table-cell>
          <table:table-cell table:style-name="ce253" office:value-type="string">
            <text:p>FNC_KS_ANS_SER_25</text:p>
          </table:table-cell>
          <table:table-cell table:style-name="ce215" table:formula="of:=IF(VALUE(MID([.F54];6;FIND(&quot;:&quot;;[.F54];1)-FIND(&quot; &quot;;[.F54];1)-1))&gt;VALUE(MID([.F53];6;FIND(&quot;:&quot;;[.F53];1)-FIND(&quot; &quot;;[.F53];1)-1));[.C53];[.C53]+1)" office:value-type="float" office:value="3">
            <text:p>3.00</text:p>
          </table:table-cell>
          <table:table-cell table:style-name="ce295" office:value-type="string">
            <text:p>KS\Answers\Search\Advanced Search</text:p>
          </table:table-cell>
          <table:table-cell table:style-name="ce297" office:value-type="string">
            <text:p>Do Advanced Search in case input keyword matches existing values</text:p>
          </table:table-cell>
          <table:table-cell table:style-name="ce295" office:value-type="string">
            <text:p>Step 2: Search by valid keywords </text:p>
          </table:table-cell>
          <table:table-cell table:style-name="ce301" office:value-type="string">
            <text:p><text:span text:style-name="T21">- Click Advanced Search icon</text:span></text:p>
            <text:p>- Input valid keyword into Term field which matches with existing value</text:p>
            <text:p><text:span text:style-name="T21">- Click [Search]</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5];6;FIND(&quot;:&quot;;[.F55];1)-FIND(&quot; &quot;;[.F55];1)-1))&gt;VALUE(MID([.F54];6;FIND(&quot;:&quot;;[.F54];1)-FIND(&quot; &quot;;[.F54];1)-1));&quot;&quot;;MAX([.A$7:.A54])+1)" office:value-type="float" office:value="20">
            <text:p>20.00</text:p>
          </table:table-cell>
          <table:table-cell table:style-name="ce253" office:value-type="string">
            <text:p>FNC_KS_ANS_SER_25</text:p>
          </table:table-cell>
          <table:table-cell table:style-name="ce215" table:formula="of:=IF(VALUE(MID([.F55];6;FIND(&quot;:&quot;;[.F55];1)-FIND(&quot; &quot;;[.F55];1)-1))&gt;VALUE(MID([.F54];6;FIND(&quot;:&quot;;[.F54];1)-FIND(&quot; &quot;;[.F54];1)-1));[.C54];[.C54]+1)" office:value-type="float" office:value="4">
            <text:p>4.00</text:p>
          </table:table-cell>
          <table:table-cell table:style-name="ce295" office:value-type="string">
            <text:p>KS\Answers\Search\Advanced Search</text:p>
          </table:table-cell>
          <table:table-cell table:style-name="ce296" office:value-type="string">
            <text:p>Do Advanced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56];6;FIND(&quot;:&quot;;[.F56];1)-FIND(&quot; &quot;;[.F56];1)-1))&gt;VALUE(MID([.F55];6;FIND(&quot;:&quot;;[.F55];1)-FIND(&quot; &quot;;[.F55];1)-1));&quot;&quot;;MAX([.A$7:.A55])+1)">
            <text:p/>
          </table:table-cell>
          <table:table-cell table:style-name="ce253" office:value-type="string">
            <text:p>FNC_KS_ANS_SER_25</text:p>
          </table:table-cell>
          <table:table-cell table:style-name="ce215" table:formula="of:=IF(VALUE(MID([.F56];6;FIND(&quot;:&quot;;[.F56];1)-FIND(&quot; &quot;;[.F56];1)-1))&gt;VALUE(MID([.F55];6;FIND(&quot;:&quot;;[.F55];1)-FIND(&quot; &quot;;[.F55];1)-1));[.C55];[.C55]+1)" office:value-type="float" office:value="4">
            <text:p>4.00</text:p>
          </table:table-cell>
          <table:table-cell table:style-name="ce295" office:value-type="string">
            <text:p>KS\Answers\Search\Advanced Search</text:p>
          </table:table-cell>
          <table:table-cell table:style-name="ce297" office:value-type="string">
            <text:p>Do Advanced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301"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7];6;FIND(&quot;:&quot;;[.F57];1)-FIND(&quot; &quot;;[.F57];1)-1))&gt;VALUE(MID([.F56];6;FIND(&quot;:&quot;;[.F56];1)-FIND(&quot; &quot;;[.F56];1)-1));&quot;&quot;;MAX([.A$7:.A56])+1)" office:value-type="float" office:value="21">
            <text:p>21.00</text:p>
          </table:table-cell>
          <table:table-cell table:style-name="ce253" office:value-type="string">
            <text:p>FNC_KS_ANS_SER_25</text:p>
          </table:table-cell>
          <table:table-cell table:style-name="ce215" table:formula="of:=IF(VALUE(MID([.F57];6;FIND(&quot;:&quot;;[.F57];1)-FIND(&quot; &quot;;[.F57];1)-1))&gt;VALUE(MID([.F56];6;FIND(&quot;:&quot;;[.F56];1)-FIND(&quot; &quot;;[.F56];1)-1));[.C56];[.C56]+1)" office:value-type="float" office:value="5">
            <text:p>5.00</text:p>
          </table:table-cell>
          <table:table-cell table:style-name="ce295" office:value-type="string">
            <text:p>KS\Answers\Search\Advanced Search</text:p>
          </table:table-cell>
          <table:table-cell table:style-name="ce296" office:value-type="string">
            <text:p>Do Advanced Search with Term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58];6;FIND(&quot;:&quot;;[.F58];1)-FIND(&quot; &quot;;[.F58];1)-1))&gt;VALUE(MID([.F57];6;FIND(&quot;:&quot;;[.F57];1)-FIND(&quot; &quot;;[.F57];1)-1));&quot;&quot;;MAX([.A$7:.A57])+1)">
            <text:p/>
          </table:table-cell>
          <table:table-cell table:style-name="ce253" office:value-type="string">
            <text:p>FNC_KS_ANS_SER_25</text:p>
          </table:table-cell>
          <table:table-cell table:style-name="ce215" table:formula="of:=IF(VALUE(MID([.F58];6;FIND(&quot;:&quot;;[.F58];1)-FIND(&quot; &quot;;[.F58];1)-1))&gt;VALUE(MID([.F57];6;FIND(&quot;:&quot;;[.F57];1)-FIND(&quot; &quot;;[.F57];1)-1));[.C57];[.C57]+1)" office:value-type="float" office:value="5">
            <text:p>5.00</text:p>
          </table:table-cell>
          <table:table-cell table:style-name="ce295" office:value-type="string">
            <text:p>KS\Answers\Search\Advanced Search</text:p>
          </table:table-cell>
          <table:table-cell table:style-name="ce297" office:value-type="string">
            <text:p>Do Advanced Search with Term keywords searched in Categories</text:p>
          </table:table-cell>
          <table:table-cell table:style-name="ce295" office:value-type="string">
            <text:p>Step 2: Search by Term keyword searched in Categories</text:p>
          </table:table-cell>
          <table:table-cell table:style-name="ce301" office:value-type="string">
            <text:p><text:span text:style-name="T21">- Click Advanced Search icon</text:span></text:p>
            <text:p>- Input valid keyword into Term field and select Search in Categories</text:p>
            <text:p><text:span text:style-name="T21">- Click [Search]</text:span></text:p>
          </table:table-cell>
          <table:table-cell table:style-name="ce219" office:value-type="string">
            <text:p>- All categories matching Term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9];6;FIND(&quot;:&quot;;[.F59];1)-FIND(&quot; &quot;;[.F59];1)-1))&gt;VALUE(MID([.F58];6;FIND(&quot;:&quot;;[.F58];1)-FIND(&quot; &quot;;[.F58];1)-1));&quot;&quot;;MAX([.A$7:.A58])+1)" office:value-type="float" office:value="22">
            <text:p>22.00</text:p>
          </table:table-cell>
          <table:table-cell table:style-name="ce253" office:value-type="string">
            <text:p>FNC_KS_ANS_SER_25</text:p>
          </table:table-cell>
          <table:table-cell table:style-name="ce215" table:formula="of:=IF(VALUE(MID([.F59];6;FIND(&quot;:&quot;;[.F59];1)-FIND(&quot; &quot;;[.F59];1)-1))&gt;VALUE(MID([.F58];6;FIND(&quot;:&quot;;[.F58];1)-FIND(&quot; &quot;;[.F58];1)-1));[.C58];[.C58]+1)" office:value-type="float" office:value="6">
            <text:p>6.00</text:p>
          </table:table-cell>
          <table:table-cell table:style-name="ce295" office:value-type="string">
            <text:p>KS\Answers\Search\Advanced Search</text:p>
          </table:table-cell>
          <table:table-cell table:style-name="ce296" office:value-type="string">
            <text:p>Do Advanced Search with Name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60];6;FIND(&quot;:&quot;;[.F60];1)-FIND(&quot; &quot;;[.F60];1)-1))&gt;VALUE(MID([.F59];6;FIND(&quot;:&quot;;[.F59];1)-FIND(&quot; &quot;;[.F59];1)-1));&quot;&quot;;MAX([.A$7:.A59])+1)">
            <text:p/>
          </table:table-cell>
          <table:table-cell table:style-name="ce253" office:value-type="string">
            <text:p>FNC_KS_ANS_SER_25</text:p>
          </table:table-cell>
          <table:table-cell table:style-name="ce215" table:formula="of:=IF(VALUE(MID([.F60];6;FIND(&quot;:&quot;;[.F60];1)-FIND(&quot; &quot;;[.F60];1)-1))&gt;VALUE(MID([.F59];6;FIND(&quot;:&quot;;[.F59];1)-FIND(&quot; &quot;;[.F59];1)-1));[.C59];[.C59]+1)" office:value-type="float" office:value="6">
            <text:p>6.00</text:p>
          </table:table-cell>
          <table:table-cell table:style-name="ce295" office:value-type="string">
            <text:p>KS\Answers\Search\Advanced Search</text:p>
          </table:table-cell>
          <table:table-cell table:style-name="ce297" office:value-type="string">
            <text:p>Do Advanced Search with Name keywords searched in Categories</text:p>
          </table:table-cell>
          <table:table-cell table:style-name="ce295" office:value-type="string">
            <text:p>Step 2: Search by Name in Categories</text:p>
          </table:table-cell>
          <table:table-cell table:style-name="ce301" office:value-type="string">
            <text:p><text:span text:style-name="T21">- Click Advanced Search icon</text:span></text:p>
            <text:p>- Input valid keyword into Name field and select Search in Categories</text:p>
            <text:p><text:span text:style-name="T21">- Click [Search]</text:span></text:p>
          </table:table-cell>
          <table:table-cell table:style-name="ce219" office:value-type="string">
            <text:p>- All categories having category name match keyword in Name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1];6;FIND(&quot;:&quot;;[.F61];1)-FIND(&quot; &quot;;[.F61];1)-1))&gt;VALUE(MID([.F60];6;FIND(&quot;:&quot;;[.F60];1)-FIND(&quot; &quot;;[.F60];1)-1));&quot;&quot;;MAX([.A$7:.A60])+1)" office:value-type="float" office:value="23">
            <text:p>23.00</text:p>
          </table:table-cell>
          <table:table-cell table:style-name="ce253" office:value-type="string">
            <text:p>FNC_KS_ANS_SER_25</text:p>
          </table:table-cell>
          <table:table-cell table:style-name="ce215" table:formula="of:=IF(VALUE(MID([.F61];6;FIND(&quot;:&quot;;[.F61];1)-FIND(&quot; &quot;;[.F61];1)-1))&gt;VALUE(MID([.F60];6;FIND(&quot;:&quot;;[.F60];1)-FIND(&quot; &quot;;[.F60];1)-1));[.C60];[.C60]+1)" office:value-type="float" office:value="7">
            <text:p>7.00</text:p>
          </table:table-cell>
          <table:table-cell table:style-name="ce295" office:value-type="string">
            <text:p>KS\Answers\Search\Advanced Search</text:p>
          </table:table-cell>
          <table:table-cell table:style-name="ce296" office:value-type="string">
            <text:p>Do Advanced Search with Approved option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62];6;FIND(&quot;:&quot;;[.F62];1)-FIND(&quot; &quot;;[.F62];1)-1))&gt;VALUE(MID([.F61];6;FIND(&quot;:&quot;;[.F61];1)-FIND(&quot; &quot;;[.F61];1)-1));&quot;&quot;;MAX([.A$7:.A61])+1)">
            <text:p/>
          </table:table-cell>
          <table:table-cell table:style-name="ce253" office:value-type="string">
            <text:p>FNC_KS_ANS_SER_25</text:p>
          </table:table-cell>
          <table:table-cell table:style-name="ce215" table:formula="of:=IF(VALUE(MID([.F62];6;FIND(&quot;:&quot;;[.F62];1)-FIND(&quot; &quot;;[.F62];1)-1))&gt;VALUE(MID([.F61];6;FIND(&quot;:&quot;;[.F61];1)-FIND(&quot; &quot;;[.F61];1)-1));[.C61];[.C61]+1)" office:value-type="float" office:value="7">
            <text:p>7.00</text:p>
          </table:table-cell>
          <table:table-cell table:style-name="ce295" office:value-type="string">
            <text:p>KS\Answers\Search\Advanced Search</text:p>
          </table:table-cell>
          <table:table-cell table:style-name="ce297" office:value-type="string">
            <text:p>Do Advanced Search with Approved option keyword searched in Categories </text:p>
          </table:table-cell>
          <table:table-cell table:style-name="ce295" office:value-type="string">
            <text:p>Step 2: Search by Approved option in Categories</text:p>
          </table:table-cell>
          <table:table-cell table:style-name="ce301" office:value-type="string">
            <text:p><text:span text:style-name="T21">- Click Advanced Search icon</text:span></text:p>
            <text:p><text:span text:style-name="T21">- First, Select Search in Categories option</text:span></text:p>
            <text:p>- then Select Approved option (yes/no) </text:p>
            <text:p><text:span text:style-name="T21">- Click [Search]</text:span></text:p>
          </table:table-cell>
          <table:table-cell table:style-name="ce219" office:value-type="string">
            <text:p>- All categories having satisfied Approved op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3];6;FIND(&quot;:&quot;;[.F63];1)-FIND(&quot; &quot;;[.F63];1)-1))&gt;VALUE(MID([.F62];6;FIND(&quot;:&quot;;[.F62];1)-FIND(&quot; &quot;;[.F62];1)-1));&quot;&quot;;MAX([.A$7:.A62])+1)" office:value-type="float" office:value="24">
            <text:p>24.00</text:p>
          </table:table-cell>
          <table:table-cell table:style-name="ce253" office:value-type="string">
            <text:p>FNC_KS_ANS_SER_25</text:p>
          </table:table-cell>
          <table:table-cell table:style-name="ce215" table:formula="of:=IF(VALUE(MID([.F63];6;FIND(&quot;:&quot;;[.F63];1)-FIND(&quot; &quot;;[.F63];1)-1))&gt;VALUE(MID([.F62];6;FIND(&quot;:&quot;;[.F62];1)-FIND(&quot; &quot;;[.F62];1)-1));[.C62];[.C62]+1)" office:value-type="float" office:value="8">
            <text:p>8.00</text:p>
          </table:table-cell>
          <table:table-cell table:style-name="ce295" office:value-type="string">
            <text:p>KS\Answers\Search\Advanced Search</text:p>
          </table:table-cell>
          <table:table-cell table:style-name="ce296" office:value-type="string">
            <text:p>Do Advanced Search with Moderator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64];6;FIND(&quot;:&quot;;[.F64];1)-FIND(&quot; &quot;;[.F64];1)-1))&gt;VALUE(MID([.F63];6;FIND(&quot;:&quot;;[.F63];1)-FIND(&quot; &quot;;[.F63];1)-1));&quot;&quot;;MAX([.A$7:.A63])+1)">
            <text:p/>
          </table:table-cell>
          <table:table-cell table:style-name="ce253" office:value-type="string">
            <text:p>FNC_KS_ANS_SER_25</text:p>
          </table:table-cell>
          <table:table-cell table:style-name="ce215" table:formula="of:=IF(VALUE(MID([.F64];6;FIND(&quot;:&quot;;[.F64];1)-FIND(&quot; &quot;;[.F64];1)-1))&gt;VALUE(MID([.F63];6;FIND(&quot;:&quot;;[.F63];1)-FIND(&quot; &quot;;[.F63];1)-1));[.C63];[.C63]+1)" office:value-type="float" office:value="8">
            <text:p>8.00</text:p>
          </table:table-cell>
          <table:table-cell table:style-name="ce295" office:value-type="string">
            <text:p>KS\Answers\Search\Advanced Search</text:p>
          </table:table-cell>
          <table:table-cell table:style-name="ce297" office:value-type="string">
            <text:p>Do Advanced Search with Moderator keyword searched in Categories</text:p>
          </table:table-cell>
          <table:table-cell table:style-name="ce295" office:value-type="string">
            <text:p>Step 2: Search by Moderator keyword in Categories</text:p>
          </table:table-cell>
          <table:table-cell table:style-name="ce301" office:value-type="string">
            <text:p><text:span text:style-name="T21">- Click Advanced Search icon</text:span></text:p>
            <text:p><text:span text:style-name="T21">- First, Select Search in Categories option</text:span></text:p>
            <text:p>- Input valid keyword into Moderator field </text:p>
            <text:p><text:span text:style-name="T21">- Click [Search]</text:span></text:p>
          </table:table-cell>
          <table:table-cell table:style-name="ce219" office:value-type="string">
            <text:p>- All categories having Moderator match keyword in Moderator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5];6;FIND(&quot;:&quot;;[.F65];1)-FIND(&quot; &quot;;[.F65];1)-1))&gt;VALUE(MID([.F64];6;FIND(&quot;:&quot;;[.F64];1)-FIND(&quot; &quot;;[.F64];1)-1));&quot;&quot;;MAX([.A$7:.A64])+1)" office:value-type="float" office:value="25">
            <text:p>25.00</text:p>
          </table:table-cell>
          <table:table-cell table:style-name="ce253" office:value-type="string">
            <text:p>FNC_KS_ANS_SER_25</text:p>
          </table:table-cell>
          <table:table-cell table:style-name="ce215" table:formula="of:=IF(VALUE(MID([.F65];6;FIND(&quot;:&quot;;[.F65];1)-FIND(&quot; &quot;;[.F65];1)-1))&gt;VALUE(MID([.F64];6;FIND(&quot;:&quot;;[.F64];1)-FIND(&quot; &quot;;[.F64];1)-1));[.C64];[.C64]+1)" office:value-type="float" office:value="9">
            <text:p>9.00</text:p>
          </table:table-cell>
          <table:table-cell table:style-name="ce295" office:value-type="string">
            <text:p>KS\Answers\Search\Advanced Search</text:p>
          </table:table-cell>
          <table:table-cell table:style-name="ce296" office:value-type="string">
            <text:p>Do Advanced Search with Created after date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8">
          <table:table-cell table:style-name="ce199" table:formula="of:=IF(VALUE(MID([.F66];6;FIND(&quot;:&quot;;[.F66];1)-FIND(&quot; &quot;;[.F66];1)-1))&gt;VALUE(MID([.F65];6;FIND(&quot;:&quot;;[.F65];1)-FIND(&quot; &quot;;[.F65];1)-1));&quot;&quot;;MAX([.A$7:.A65])+1)">
            <text:p/>
          </table:table-cell>
          <table:table-cell table:style-name="ce253" office:value-type="string">
            <text:p>FNC_KS_ANS_SER_25</text:p>
          </table:table-cell>
          <table:table-cell table:style-name="ce215" table:formula="of:=IF(VALUE(MID([.F66];6;FIND(&quot;:&quot;;[.F66];1)-FIND(&quot; &quot;;[.F66];1)-1))&gt;VALUE(MID([.F65];6;FIND(&quot;:&quot;;[.F65];1)-FIND(&quot; &quot;;[.F65];1)-1));[.C65];[.C65]+1)" office:value-type="float" office:value="9">
            <text:p>9.00</text:p>
          </table:table-cell>
          <table:table-cell table:style-name="ce295" office:value-type="string">
            <text:p>KS\Answers\Search\Advanced Search</text:p>
          </table:table-cell>
          <table:table-cell table:style-name="ce297" office:value-type="string">
            <text:p>Do Advanced Search with Created after date keyword searched in Categories </text:p>
          </table:table-cell>
          <table:table-cell table:style-name="ce295" office:value-type="string">
            <text:p>Step 2: Search by Created after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after date from calendar tool</text:p>
            <text:p><text:span text:style-name="T21">- Click [Search]</text:span></text:p>
          </table:table-cell>
          <table:table-cell table:style-name="ce219" office:value-type="string">
            <text:p>- All catego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67];6;FIND(&quot;:&quot;;[.F67];1)-FIND(&quot; &quot;;[.F67];1)-1))&gt;VALUE(MID([.F66];6;FIND(&quot;:&quot;;[.F66];1)-FIND(&quot; &quot;;[.F66];1)-1));&quot;&quot;;MAX([.A$7:.A66])+1)" office:value-type="float" office:value="26">
            <text:p>26.00</text:p>
          </table:table-cell>
          <table:table-cell table:style-name="ce253" office:value-type="string">
            <text:p>FNC_KS_ANS_SER_25</text:p>
          </table:table-cell>
          <table:table-cell table:style-name="ce215" table:formula="of:=IF(VALUE(MID([.F67];6;FIND(&quot;:&quot;;[.F67];1)-FIND(&quot; &quot;;[.F67];1)-1))&gt;VALUE(MID([.F66];6;FIND(&quot;:&quot;;[.F66];1)-FIND(&quot; &quot;;[.F66];1)-1));[.C66];[.C66]+1)" office:value-type="float" office:value="10">
            <text:p>10.00</text:p>
          </table:table-cell>
          <table:table-cell table:style-name="ce295" office:value-type="string">
            <text:p>KS\Answers\Search\Advanced Search</text:p>
          </table:table-cell>
          <table:table-cell table:style-name="ce296" office:value-type="string">
            <text:p>Do Advanced Search with Created before date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9">
          <table:table-cell table:style-name="ce199" table:formula="of:=IF(VALUE(MID([.F68];6;FIND(&quot;:&quot;;[.F68];1)-FIND(&quot; &quot;;[.F68];1)-1))&gt;VALUE(MID([.F67];6;FIND(&quot;:&quot;;[.F67];1)-FIND(&quot; &quot;;[.F67];1)-1));&quot;&quot;;MAX([.A$7:.A67])+1)">
            <text:p/>
          </table:table-cell>
          <table:table-cell table:style-name="ce253" office:value-type="string">
            <text:p>FNC_KS_ANS_SER_25</text:p>
          </table:table-cell>
          <table:table-cell table:style-name="ce215" table:formula="of:=IF(VALUE(MID([.F68];6;FIND(&quot;:&quot;;[.F68];1)-FIND(&quot; &quot;;[.F68];1)-1))&gt;VALUE(MID([.F67];6;FIND(&quot;:&quot;;[.F67];1)-FIND(&quot; &quot;;[.F67];1)-1));[.C67];[.C67]+1)" office:value-type="float" office:value="10">
            <text:p>10.00</text:p>
          </table:table-cell>
          <table:table-cell table:style-name="ce295" office:value-type="string">
            <text:p>KS\Answers\Search\Advanced Search</text:p>
          </table:table-cell>
          <table:table-cell table:style-name="ce297" office:value-type="string">
            <text:p>Do Advanced Search with Created before date keyword searched in Categories</text:p>
          </table:table-cell>
          <table:table-cell table:style-name="ce295" office:value-type="string">
            <text:p>Step 2: Search by Created before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before date from calendar tool </text:p>
            <text:p><text:span text:style-name="T21">- Click [Search]</text:span></text:p>
          </table:table-cell>
          <table:table-cell table:style-name="ce219" office:value-type="string">
            <text:p>- All categories having satisfied Created before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9];6;FIND(&quot;:&quot;;[.F69];1)-FIND(&quot; &quot;;[.F69];1)-1))&gt;VALUE(MID([.F68];6;FIND(&quot;:&quot;;[.F68];1)-FIND(&quot; &quot;;[.F68];1)-1));&quot;&quot;;MAX([.A$7:.A68])+1)" office:value-type="float" office:value="27">
            <text:p>27.00</text:p>
          </table:table-cell>
          <table:table-cell table:style-name="ce253" office:value-type="string">
            <text:p>FNC_KS_ANS_SER_25</text:p>
          </table:table-cell>
          <table:table-cell table:style-name="ce215" table:formula="of:=IF(VALUE(MID([.F69];6;FIND(&quot;:&quot;;[.F69];1)-FIND(&quot; &quot;;[.F69];1)-1))&gt;VALUE(MID([.F68];6;FIND(&quot;:&quot;;[.F68];1)-FIND(&quot; &quot;;[.F68];1)-1));[.C68];[.C68]+1)" office:value-type="float" office:value="11">
            <text:p>11.00</text:p>
          </table:table-cell>
          <table:table-cell table:style-name="ce295" office:value-type="string">
            <text:p>KS\Answers\Search\Advanced Search</text:p>
          </table:table-cell>
          <table:table-cell table:style-name="ce296" office:value-type="string">
            <text:p>Do Advanced Search with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0">
          <table:table-cell table:style-name="ce199" table:formula="of:=IF(VALUE(MID([.F70];6;FIND(&quot;:&quot;;[.F70];1)-FIND(&quot; &quot;;[.F70];1)-1))&gt;VALUE(MID([.F69];6;FIND(&quot;:&quot;;[.F69];1)-FIND(&quot; &quot;;[.F69];1)-1));&quot;&quot;;MAX([.A$7:.A69])+1)">
            <text:p/>
          </table:table-cell>
          <table:table-cell table:style-name="ce253" office:value-type="string">
            <text:p>FNC_KS_ANS_SER_25</text:p>
          </table:table-cell>
          <table:table-cell table:style-name="ce215" table:formula="of:=IF(VALUE(MID([.F70];6;FIND(&quot;:&quot;;[.F70];1)-FIND(&quot; &quot;;[.F70];1)-1))&gt;VALUE(MID([.F69];6;FIND(&quot;:&quot;;[.F69];1)-FIND(&quot; &quot;;[.F69];1)-1));[.C69];[.C69]+1)" office:value-type="float" office:value="11">
            <text:p>11.00</text:p>
          </table:table-cell>
          <table:table-cell table:style-name="ce295" office:value-type="string">
            <text:p>KS\Answers\Search\Advanced Search</text:p>
          </table:table-cell>
          <table:table-cell table:style-name="ce297" office:value-type="string">
            <text:p>Do Advanced Search with keywords combination searched in Categories </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combination keywords (input Name, Moderator, select date...) </text:p>
            <text:p><text:span text:style-name="T21">- Click [Search]</text:span></text:p>
          </table:table-cell>
          <table:table-cell table:style-name="ce219" office:value-type="string">
            <text:p>- All catego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1];6;FIND(&quot;:&quot;;[.F71];1)-FIND(&quot; &quot;;[.F71];1)-1))&gt;VALUE(MID([.F70];6;FIND(&quot;:&quot;;[.F70];1)-FIND(&quot; &quot;;[.F70];1)-1));&quot;&quot;;MAX([.A$7:.A70])+1)" office:value-type="float" office:value="28">
            <text:p>28.00</text:p>
          </table:table-cell>
          <table:table-cell table:style-name="ce253" office:value-type="string">
            <text:p>FNC_KS_ANS_SER_25</text:p>
          </table:table-cell>
          <table:table-cell table:style-name="ce215" table:formula="of:=IF(VALUE(MID([.F71];6;FIND(&quot;:&quot;;[.F71];1)-FIND(&quot; &quot;;[.F71];1)-1))&gt;VALUE(MID([.F70];6;FIND(&quot;:&quot;;[.F70];1)-FIND(&quot; &quot;;[.F70];1)-1));[.C70];[.C70]+1)" office:value-type="float" office:value="12">
            <text:p>12.00</text:p>
          </table:table-cell>
          <table:table-cell table:style-name="ce295" office:value-type="string">
            <text:p>KS\Answers\Search\Advanced Search</text:p>
          </table:table-cell>
          <table:table-cell table:style-name="ce296" office:value-type="string">
            <text:p>Do Advanced Search with full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72];6;FIND(&quot;:&quot;;[.F72];1)-FIND(&quot; &quot;;[.F72];1)-1))&gt;VALUE(MID([.F71];6;FIND(&quot;:&quot;;[.F71];1)-FIND(&quot; &quot;;[.F71];1)-1));&quot;&quot;;MAX([.A$7:.A71])+1)">
            <text:p/>
          </table:table-cell>
          <table:table-cell table:style-name="ce253" office:value-type="string">
            <text:p>FNC_KS_ANS_SER_25</text:p>
          </table:table-cell>
          <table:table-cell table:style-name="ce215" table:formula="of:=IF(VALUE(MID([.F72];6;FIND(&quot;:&quot;;[.F72];1)-FIND(&quot; &quot;;[.F72];1)-1))&gt;VALUE(MID([.F71];6;FIND(&quot;:&quot;;[.F71];1)-FIND(&quot; &quot;;[.F71];1)-1));[.C71];[.C71]+1)" office:value-type="float" office:value="12">
            <text:p>12.00</text:p>
          </table:table-cell>
          <table:table-cell table:style-name="ce295" office:value-type="string">
            <text:p>KS\Answers\Search\Advanced Search</text:p>
          </table:table-cell>
          <table:table-cell table:style-name="ce297" office:value-type="string">
            <text:p>Do Advanced Search with full keywords combination searched in Catego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full keywords combination (input Term, Name,Approve, Moderator, Created after, Created before.) </text:p>
            <text:p><text:span text:style-name="T21">- Click [Search]</text:span></text:p>
          </table:table-cell>
          <table:table-cell table:style-name="ce219" office:value-type="string">
            <text:p>- All catego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3];6;FIND(&quot;:&quot;;[.F73];1)-FIND(&quot; &quot;;[.F73];1)-1))&gt;VALUE(MID([.F72];6;FIND(&quot;:&quot;;[.F72];1)-FIND(&quot; &quot;;[.F72];1)-1));&quot;&quot;;MAX([.A$7:.A72])+1)" office:value-type="float" office:value="29">
            <text:p>29.00</text:p>
          </table:table-cell>
          <table:table-cell table:style-name="ce253" office:value-type="string">
            <text:p>FNC_KS_ANS_SER_25</text:p>
          </table:table-cell>
          <table:table-cell table:style-name="ce215" table:formula="of:=IF(VALUE(MID([.F73];6;FIND(&quot;:&quot;;[.F73];1)-FIND(&quot; &quot;;[.F73];1)-1))&gt;VALUE(MID([.F72];6;FIND(&quot;:&quot;;[.F72];1)-FIND(&quot; &quot;;[.F72];1)-1));[.C72];[.C72]+1)" office:value-type="float" office:value="13">
            <text:p>13.00</text:p>
          </table:table-cell>
          <table:table-cell table:style-name="ce295" office:value-type="string">
            <text:p>KS\Answers\Search\Advanced Search</text:p>
          </table:table-cell>
          <table:table-cell table:style-name="ce296" office:value-type="string">
            <text:p>Do Advanced Search with Term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4];6;FIND(&quot;:&quot;;[.F74];1)-FIND(&quot; &quot;;[.F74];1)-1))&gt;VALUE(MID([.F73];6;FIND(&quot;:&quot;;[.F73];1)-FIND(&quot; &quot;;[.F73];1)-1));&quot;&quot;;MAX([.A$7:.A73])+1)">
            <text:p/>
          </table:table-cell>
          <table:table-cell table:style-name="ce253" office:value-type="string">
            <text:p>FNC_KS_ANS_SER_25</text:p>
          </table:table-cell>
          <table:table-cell table:style-name="ce215" table:formula="of:=IF(VALUE(MID([.F74];6;FIND(&quot;:&quot;;[.F74];1)-FIND(&quot; &quot;;[.F74];1)-1))&gt;VALUE(MID([.F73];6;FIND(&quot;:&quot;;[.F73];1)-FIND(&quot; &quot;;[.F73];1)-1));[.C73];[.C73]+1)" office:value-type="float" office:value="13">
            <text:p>13.00</text:p>
          </table:table-cell>
          <table:table-cell table:style-name="ce295" office:value-type="string">
            <text:p>KS\Answers\Search\Advanced Search</text:p>
          </table:table-cell>
          <table:table-cell table:style-name="ce297" office:value-type="string">
            <text:p>Do Advanced Search with Term keywords searched in Entries</text:p>
          </table:table-cell>
          <table:table-cell table:style-name="ce295" office:value-type="string">
            <text:p>Step 2: Search by Term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Term field </text:p>
            <text:p><text:span text:style-name="T21">- Click [Search]</text:span></text:p>
          </table:table-cell>
          <table:table-cell table:style-name="ce219" office:value-type="string">
            <text:p>- All entries (questions) matching search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5];6;FIND(&quot;:&quot;;[.F75];1)-FIND(&quot; &quot;;[.F75];1)-1))&gt;VALUE(MID([.F74];6;FIND(&quot;:&quot;;[.F74];1)-FIND(&quot; &quot;;[.F74];1)-1));&quot;&quot;;MAX([.A$7:.A74])+1)" office:value-type="float" office:value="30">
            <text:p>30.00</text:p>
          </table:table-cell>
          <table:table-cell table:style-name="ce253" office:value-type="string">
            <text:p>FNC_KS_ANS_SER_25</text:p>
          </table:table-cell>
          <table:table-cell table:style-name="ce215" table:formula="of:=IF(VALUE(MID([.F75];6;FIND(&quot;:&quot;;[.F75];1)-FIND(&quot; &quot;;[.F75];1)-1))&gt;VALUE(MID([.F74];6;FIND(&quot;:&quot;;[.F74];1)-FIND(&quot; &quot;;[.F74];1)-1));[.C74];[.C74]+1)" office:value-type="float" office:value="14">
            <text:p>14.00</text:p>
          </table:table-cell>
          <table:table-cell table:style-name="ce295" office:value-type="string">
            <text:p>KS\Answers\Search\Advanced Search</text:p>
          </table:table-cell>
          <table:table-cell table:style-name="ce296" office:value-type="string">
            <text:p>Do Advanced Search with Autho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6];6;FIND(&quot;:&quot;;[.F76];1)-FIND(&quot; &quot;;[.F76];1)-1))&gt;VALUE(MID([.F75];6;FIND(&quot;:&quot;;[.F75];1)-FIND(&quot; &quot;;[.F75];1)-1));&quot;&quot;;MAX([.A$7:.A75])+1)">
            <text:p/>
          </table:table-cell>
          <table:table-cell table:style-name="ce253" office:value-type="string">
            <text:p>FNC_KS_ANS_SER_25</text:p>
          </table:table-cell>
          <table:table-cell table:style-name="ce215" table:formula="of:=IF(VALUE(MID([.F76];6;FIND(&quot;:&quot;;[.F76];1)-FIND(&quot; &quot;;[.F76];1)-1))&gt;VALUE(MID([.F75];6;FIND(&quot;:&quot;;[.F75];1)-FIND(&quot; &quot;;[.F75];1)-1));[.C75];[.C75]+1)" office:value-type="float" office:value="14">
            <text:p>14.00</text:p>
          </table:table-cell>
          <table:table-cell table:style-name="ce295" office:value-type="string">
            <text:p>KS\Answers\Search\Advanced Search</text:p>
          </table:table-cell>
          <table:table-cell table:style-name="ce297" office:value-type="string">
            <text:p>Do Advanced Search with Author keywords searched in Entries</text:p>
          </table:table-cell>
          <table:table-cell table:style-name="ce295" office:value-type="string">
            <text:p>Step 2: Search by Autho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Author field</text:p>
            <text:p><text:span text:style-name="T21">- Click [Search]</text:span></text:p>
          </table:table-cell>
          <table:table-cell table:style-name="ce219" office:value-type="string">
            <text:p>- All entries (questions) having Author matching Autho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7];6;FIND(&quot;:&quot;;[.F77];1)-FIND(&quot; &quot;;[.F77];1)-1))&gt;VALUE(MID([.F76];6;FIND(&quot;:&quot;;[.F76];1)-FIND(&quot; &quot;;[.F76];1)-1));&quot;&quot;;MAX([.A$7:.A76])+1)" office:value-type="float" office:value="31">
            <text:p>31.00</text:p>
          </table:table-cell>
          <table:table-cell table:style-name="ce253" office:value-type="string">
            <text:p>FNC_KS_ANS_SER_25</text:p>
          </table:table-cell>
          <table:table-cell table:style-name="ce215" table:formula="of:=IF(VALUE(MID([.F77];6;FIND(&quot;:&quot;;[.F77];1)-FIND(&quot; &quot;;[.F77];1)-1))&gt;VALUE(MID([.F76];6;FIND(&quot;:&quot;;[.F76];1)-FIND(&quot; &quot;;[.F76];1)-1));[.C76];[.C76]+1)" office:value-type="float" office:value="15">
            <text:p>15.00</text:p>
          </table:table-cell>
          <table:table-cell table:style-name="ce295" office:value-type="string">
            <text:p>KS\Answers\Search\Advanced Search</text:p>
          </table:table-cell>
          <table:table-cell table:style-name="ce296" office:value-type="string">
            <text:p>Do Advanced Search with Author email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8];6;FIND(&quot;:&quot;;[.F78];1)-FIND(&quot; &quot;;[.F78];1)-1))&gt;VALUE(MID([.F77];6;FIND(&quot;:&quot;;[.F77];1)-FIND(&quot; &quot;;[.F77];1)-1));&quot;&quot;;MAX([.A$7:.A77])+1)">
            <text:p/>
          </table:table-cell>
          <table:table-cell table:style-name="ce253" office:value-type="string">
            <text:p>FNC_KS_ANS_SER_25</text:p>
          </table:table-cell>
          <table:table-cell table:style-name="ce215" table:formula="of:=IF(VALUE(MID([.F78];6;FIND(&quot;:&quot;;[.F78];1)-FIND(&quot; &quot;;[.F78];1)-1))&gt;VALUE(MID([.F77];6;FIND(&quot;:&quot;;[.F77];1)-FIND(&quot; &quot;;[.F77];1)-1));[.C77];[.C77]+1)" office:value-type="float" office:value="15">
            <text:p>15.00</text:p>
          </table:table-cell>
          <table:table-cell table:style-name="ce295" office:value-type="string">
            <text:p>KS\Answers\Search\Advanced Search</text:p>
          </table:table-cell>
          <table:table-cell table:style-name="ce297" office:value-type="string">
            <text:p>Do Advanced Search with Author email keywords searched in Entries</text:p>
          </table:table-cell>
          <table:table-cell table:style-name="ce295" office:value-type="string">
            <text:p>Step 2: Search by Author's email keyword searche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valid keyword into Author's email field </text:p>
            <text:p><text:span text:style-name="T21">- Click [Search]</text:span></text:p>
          </table:table-cell>
          <table:table-cell table:style-name="ce219" office:value-type="string">
            <text:p>- All entries (questions) having Author's email matching Author's email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9];6;FIND(&quot;:&quot;;[.F79];1)-FIND(&quot; &quot;;[.F79];1)-1))&gt;VALUE(MID([.F78];6;FIND(&quot;:&quot;;[.F78];1)-FIND(&quot; &quot;;[.F78];1)-1));&quot;&quot;;MAX([.A$7:.A78])+1)" office:value-type="float" office:value="32">
            <text:p>32.00</text:p>
          </table:table-cell>
          <table:table-cell table:style-name="ce253" office:value-type="string">
            <text:p>FNC_KS_ANS_SER_25</text:p>
          </table:table-cell>
          <table:table-cell table:style-name="ce215" table:formula="of:=IF(VALUE(MID([.F79];6;FIND(&quot;:&quot;;[.F79];1)-FIND(&quot; &quot;;[.F79];1)-1))&gt;VALUE(MID([.F78];6;FIND(&quot;:&quot;;[.F78];1)-FIND(&quot; &quot;;[.F78];1)-1));[.C78];[.C78]+1)" office:value-type="float" office:value="16">
            <text:p>16.00</text:p>
          </table:table-cell>
          <table:table-cell table:style-name="ce295" office:value-type="string">
            <text:p>KS\Answers\Search\Advanced Search</text:p>
          </table:table-cell>
          <table:table-cell table:style-name="ce296" office:value-type="string">
            <text:p>Do Advanced Search with Language op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80];6;FIND(&quot;:&quot;;[.F80];1)-FIND(&quot; &quot;;[.F80];1)-1))&gt;VALUE(MID([.F79];6;FIND(&quot;:&quot;;[.F79];1)-FIND(&quot; &quot;;[.F79];1)-1));&quot;&quot;;MAX([.A$7:.A79])+1)">
            <text:p/>
          </table:table-cell>
          <table:table-cell table:style-name="ce253" office:value-type="string">
            <text:p>FNC_KS_ANS_SER_25</text:p>
          </table:table-cell>
          <table:table-cell table:style-name="ce215" table:formula="of:=IF(VALUE(MID([.F80];6;FIND(&quot;:&quot;;[.F80];1)-FIND(&quot; &quot;;[.F80];1)-1))&gt;VALUE(MID([.F79];6;FIND(&quot;:&quot;;[.F79];1)-FIND(&quot; &quot;;[.F79];1)-1));[.C79];[.C79]+1)" office:value-type="float" office:value="16">
            <text:p>16.00</text:p>
          </table:table-cell>
          <table:table-cell table:style-name="ce295" office:value-type="string">
            <text:p>KS\Answers\Search\Advanced Search</text:p>
          </table:table-cell>
          <table:table-cell table:style-name="ce297" office:value-type="string">
            <text:p>Do Advanced Search with Language option keywords searched in Entries</text:p>
          </table:table-cell>
          <table:table-cell table:style-name="ce295" office:value-type="string">
            <text:p>Step 2: Search by Language option keyword searched in Entries</text:p>
          </table:table-cell>
          <table:table-cell table:style-name="ce301" office:value-type="string">
            <text:p><text:span text:style-name="T21">- Click Advanced Search icon</text:span></text:p>
            <text:p><text:span text:style-name="T21">- First, Select Search in Entries option</text:span></text:p>
            <text:p>- Select Language option </text:p>
            <text:p><text:span text:style-name="T21">- Click [Search]</text:span></text:p>
          </table:table-cell>
          <table:table-cell table:style-name="ce219" office:value-type="string">
            <text:p>- All entries (questions) having Language <text:s/>matching Language op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1];6;FIND(&quot;:&quot;;[.F81];1)-FIND(&quot; &quot;;[.F81];1)-1))&gt;VALUE(MID([.F80];6;FIND(&quot;:&quot;;[.F80];1)-FIND(&quot; &quot;;[.F80];1)-1));&quot;&quot;;MAX([.A$7:.A80])+1)" office:value-type="float" office:value="33">
            <text:p>33.00</text:p>
          </table:table-cell>
          <table:table-cell table:style-name="ce253" office:value-type="string">
            <text:p>FNC_KS_ANS_SER_25</text:p>
          </table:table-cell>
          <table:table-cell table:style-name="ce215" table:formula="of:=IF(VALUE(MID([.F81];6;FIND(&quot;:&quot;;[.F81];1)-FIND(&quot; &quot;;[.F81];1)-1))&gt;VALUE(MID([.F80];6;FIND(&quot;:&quot;;[.F80];1)-FIND(&quot; &quot;;[.F80];1)-1));[.C80];[.C80]+1)" office:value-type="float" office:value="17">
            <text:p>17.00</text:p>
          </table:table-cell>
          <table:table-cell table:style-name="ce295" office:value-type="string">
            <text:p>KS\Answers\Search\Advanced Search</text:p>
          </table:table-cell>
          <table:table-cell table:style-name="ce296" office:value-type="string">
            <text:p>Do Advanced Search with Ques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2];6;FIND(&quot;:&quot;;[.F82];1)-FIND(&quot; &quot;;[.F82];1)-1))&gt;VALUE(MID([.F81];6;FIND(&quot;:&quot;;[.F81];1)-FIND(&quot; &quot;;[.F81];1)-1));&quot;&quot;;MAX([.A$7:.A81])+1)">
            <text:p/>
          </table:table-cell>
          <table:table-cell table:style-name="ce253" office:value-type="string">
            <text:p>FNC_KS_ANS_SER_25</text:p>
          </table:table-cell>
          <table:table-cell table:style-name="ce215" table:formula="of:=IF(VALUE(MID([.F82];6;FIND(&quot;:&quot;;[.F82];1)-FIND(&quot; &quot;;[.F82];1)-1))&gt;VALUE(MID([.F81];6;FIND(&quot;:&quot;;[.F81];1)-FIND(&quot; &quot;;[.F81];1)-1));[.C81];[.C81]+1)" office:value-type="float" office:value="17">
            <text:p>17.00</text:p>
          </table:table-cell>
          <table:table-cell table:style-name="ce295" office:value-type="string">
            <text:p>KS\Answers\Search\Advanced Search</text:p>
          </table:table-cell>
          <table:table-cell table:style-name="ce297" office:value-type="string">
            <text:p>Do Advanced Search with Question keywords searched in Entries</text:p>
          </table:table-cell>
          <table:table-cell table:style-name="ce295" office:value-type="string">
            <text:p>Step 2: Search by Question <text:s/>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Question field </text:p>
            <text:p><text:span text:style-name="T21">- Click [Search]</text:span></text:p>
          </table:table-cell>
          <table:table-cell table:style-name="ce219" office:value-type="string">
            <text:p>- All entries (questions) having Question matching Ques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3];6;FIND(&quot;:&quot;;[.F83];1)-FIND(&quot; &quot;;[.F83];1)-1))&gt;VALUE(MID([.F82];6;FIND(&quot;:&quot;;[.F82];1)-FIND(&quot; &quot;;[.F82];1)-1));&quot;&quot;;MAX([.A$7:.A82])+1)" office:value-type="float" office:value="34">
            <text:p>34.00</text:p>
          </table:table-cell>
          <table:table-cell table:style-name="ce253" office:value-type="string">
            <text:p>FNC_KS_ANS_SER_25</text:p>
          </table:table-cell>
          <table:table-cell table:style-name="ce215" table:formula="of:=IF(VALUE(MID([.F83];6;FIND(&quot;:&quot;;[.F83];1)-FIND(&quot; &quot;;[.F83];1)-1))&gt;VALUE(MID([.F82];6;FIND(&quot;:&quot;;[.F82];1)-FIND(&quot; &quot;;[.F82];1)-1));[.C82];[.C82]+1)" office:value-type="float" office:value="18">
            <text:p>18.00</text:p>
          </table:table-cell>
          <table:table-cell table:style-name="ce295" office:value-type="string">
            <text:p>KS\Answers\Search\Advanced Search</text:p>
          </table:table-cell>
          <table:table-cell table:style-name="ce296" office:value-type="string">
            <text:p>Do Advanced Search with Answe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4];6;FIND(&quot;:&quot;;[.F84];1)-FIND(&quot; &quot;;[.F84];1)-1))&gt;VALUE(MID([.F83];6;FIND(&quot;:&quot;;[.F83];1)-FIND(&quot; &quot;;[.F83];1)-1));&quot;&quot;;MAX([.A$7:.A83])+1)">
            <text:p/>
          </table:table-cell>
          <table:table-cell table:style-name="ce253" office:value-type="string">
            <text:p>FNC_KS_ANS_SER_25</text:p>
          </table:table-cell>
          <table:table-cell table:style-name="ce215" table:formula="of:=IF(VALUE(MID([.F84];6;FIND(&quot;:&quot;;[.F84];1)-FIND(&quot; &quot;;[.F84];1)-1))&gt;VALUE(MID([.F83];6;FIND(&quot;:&quot;;[.F83];1)-FIND(&quot; &quot;;[.F83];1)-1));[.C83];[.C83]+1)" office:value-type="float" office:value="18">
            <text:p>18.00</text:p>
          </table:table-cell>
          <table:table-cell table:style-name="ce295" office:value-type="string">
            <text:p>KS\Answers\Search\Advanced Search</text:p>
          </table:table-cell>
          <table:table-cell table:style-name="ce297" office:value-type="string">
            <text:p>Do Advanced Search with Answer keywords searched in Entries</text:p>
          </table:table-cell>
          <table:table-cell table:style-name="ce295" office:value-type="string">
            <text:p>Step 2: Search by Answe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Answer field </text:p>
            <text:p><text:span text:style-name="T21">- Click [Search]</text:span></text:p>
          </table:table-cell>
          <table:table-cell table:style-name="ce219" office:value-type="string">
            <text:p>- All entries (questions) having Answer matching Answe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5];6;FIND(&quot;:&quot;;[.F85];1)-FIND(&quot; &quot;;[.F85];1)-1))&gt;VALUE(MID([.F84];6;FIND(&quot;:&quot;;[.F84];1)-FIND(&quot; &quot;;[.F84];1)-1));&quot;&quot;;MAX([.A$7:.A84])+1)" office:value-type="float" office:value="35">
            <text:p>35.00</text:p>
          </table:table-cell>
          <table:table-cell table:style-name="ce253" office:value-type="string">
            <text:p>FNC_KS_ANS_SER_25</text:p>
          </table:table-cell>
          <table:table-cell table:style-name="ce215" table:formula="of:=IF(VALUE(MID([.F85];6;FIND(&quot;:&quot;;[.F85];1)-FIND(&quot; &quot;;[.F85];1)-1))&gt;VALUE(MID([.F84];6;FIND(&quot;:&quot;;[.F84];1)-FIND(&quot; &quot;;[.F84];1)-1));[.C84];[.C84]+1)" office:value-type="float" office:value="19">
            <text:p>19.00</text:p>
          </table:table-cell>
          <table:table-cell table:style-name="ce295" office:value-type="string">
            <text:p>KS\Answers\Search\Advanced Search</text:p>
          </table:table-cell>
          <table:table-cell table:style-name="ce296" office:value-type="string">
            <text:p>Do Advanced Search with Created after date keyword searched in Ent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6];6;FIND(&quot;:&quot;;[.F86];1)-FIND(&quot; &quot;;[.F86];1)-1))&gt;VALUE(MID([.F85];6;FIND(&quot;:&quot;;[.F85];1)-FIND(&quot; &quot;;[.F85];1)-1));&quot;&quot;;MAX([.A$7:.A85])+1)">
            <text:p/>
          </table:table-cell>
          <table:table-cell table:style-name="ce253" office:value-type="string">
            <text:p>FNC_KS_ANS_SER_25</text:p>
          </table:table-cell>
          <table:table-cell table:style-name="ce215" table:formula="of:=IF(VALUE(MID([.F86];6;FIND(&quot;:&quot;;[.F86];1)-FIND(&quot; &quot;;[.F86];1)-1))&gt;VALUE(MID([.F85];6;FIND(&quot;:&quot;;[.F85];1)-FIND(&quot; &quot;;[.F85];1)-1));[.C85];[.C85]+1)" office:value-type="float" office:value="19">
            <text:p>19.00</text:p>
          </table:table-cell>
          <table:table-cell table:style-name="ce295" office:value-type="string">
            <text:p>KS\Answers\Search\Advanced Search</text:p>
          </table:table-cell>
          <table:table-cell table:style-name="ce297" office:value-type="string">
            <text:p>Do Advanced Search with Created after date keyword searched in Entries </text:p>
          </table:table-cell>
          <table:table-cell table:style-name="ce295" office:value-type="string">
            <text:p>Step 2: Search by Created after date keyword in Entries</text:p>
          </table:table-cell>
          <table:table-cell table:style-name="ce301" office:value-type="string">
            <text:p><text:span text:style-name="T21">- Click Advanced Search icon</text:span></text:p>
            <text:p><text:span text:style-name="T21">- First, Select Search in Entries option</text:span></text:p>
            <text:p>- Select Created after date from calendar tool </text:p>
            <text:p><text:span text:style-name="T21">- Click [Search]</text:span></text:p>
          </table:table-cell>
          <table:table-cell table:style-name="ce219" office:value-type="string">
            <text:p>- All ent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87];6;FIND(&quot;:&quot;;[.F87];1)-FIND(&quot; &quot;;[.F87];1)-1))&gt;VALUE(MID([.F86];6;FIND(&quot;:&quot;;[.F86];1)-FIND(&quot; &quot;;[.F86];1)-1));&quot;&quot;;MAX([.A$7:.A86])+1)" office:value-type="float" office:value="36">
            <text:p>36.00</text:p>
          </table:table-cell>
          <table:table-cell table:style-name="ce253" office:value-type="string">
            <text:p>FNC_KS_ANS_SER_25</text:p>
          </table:table-cell>
          <table:table-cell table:style-name="ce215" table:formula="of:=IF(VALUE(MID([.F87];6;FIND(&quot;:&quot;;[.F87];1)-FIND(&quot; &quot;;[.F87];1)-1))&gt;VALUE(MID([.F86];6;FIND(&quot;:&quot;;[.F86];1)-FIND(&quot; &quot;;[.F86];1)-1));[.C86];[.C86]+1)" office:value-type="float" office:value="20">
            <text:p>20.00</text:p>
          </table:table-cell>
          <table:table-cell table:style-name="ce295" office:value-type="string">
            <text:p>KS\Answers\Search\Advanced Search</text:p>
          </table:table-cell>
          <table:table-cell table:style-name="ce296" office:value-type="string">
            <text:p>Do Advanced Search with Created before date keyword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8];6;FIND(&quot;:&quot;;[.F88];1)-FIND(&quot; &quot;;[.F88];1)-1))&gt;VALUE(MID([.F87];6;FIND(&quot;:&quot;;[.F87];1)-FIND(&quot; &quot;;[.F87];1)-1));&quot;&quot;;MAX([.A$7:.A87])+1)">
            <text:p/>
          </table:table-cell>
          <table:table-cell table:style-name="ce253" office:value-type="string">
            <text:p>FNC_KS_ANS_SER_25</text:p>
          </table:table-cell>
          <table:table-cell table:style-name="ce215" table:formula="of:=IF(VALUE(MID([.F88];6;FIND(&quot;:&quot;;[.F88];1)-FIND(&quot; &quot;;[.F88];1)-1))&gt;VALUE(MID([.F87];6;FIND(&quot;:&quot;;[.F87];1)-FIND(&quot; &quot;;[.F87];1)-1));[.C87];[.C87]+1)" office:value-type="float" office:value="20">
            <text:p>20.00</text:p>
          </table:table-cell>
          <table:table-cell table:style-name="ce295" office:value-type="string">
            <text:p>KS\Answers\Search\Advanced Search</text:p>
          </table:table-cell>
          <table:table-cell table:style-name="ce297" office:value-type="string">
            <text:p>Do Advanced Search with Created before date keyword searched in Entries</text:p>
          </table:table-cell>
          <table:table-cell table:style-name="ce295" office:value-type="string">
            <text:p>Step 2: Search by Created before date keywor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Select Created before date from calendar tool </text:p>
            <text:p><text:span text:style-name="T21">- Click [Search]</text:span></text:p>
          </table:table-cell>
          <table:table-cell table:style-name="ce219" office:value-type="string">
            <text:p>- All entries having satisfied Created before date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9];6;FIND(&quot;:&quot;;[.F89];1)-FIND(&quot; &quot;;[.F89];1)-1))&gt;VALUE(MID([.F88];6;FIND(&quot;:&quot;;[.F88];1)-FIND(&quot; &quot;;[.F88];1)-1));&quot;&quot;;MAX([.A$7:.A88])+1)" office:value-type="float" office:value="37">
            <text:p>37.00</text:p>
          </table:table-cell>
          <table:table-cell table:style-name="ce253" office:value-type="string">
            <text:p>FNC_KS_ANS_SER_25</text:p>
          </table:table-cell>
          <table:table-cell table:style-name="ce215" table:formula="of:=IF(VALUE(MID([.F89];6;FIND(&quot;:&quot;;[.F89];1)-FIND(&quot; &quot;;[.F89];1)-1))&gt;VALUE(MID([.F88];6;FIND(&quot;:&quot;;[.F88];1)-FIND(&quot; &quot;;[.F88];1)-1));[.C88];[.C88]+1)" office:value-type="float" office:value="21">
            <text:p>21.00</text:p>
          </table:table-cell>
          <table:table-cell table:style-name="ce295" office:value-type="string">
            <text:p>KS\Answers\Search\Advanced Search</text:p>
          </table:table-cell>
          <table:table-cell table:style-name="ce296" office:value-type="string">
            <text:p>Do Advanced Search with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0">
          <table:table-cell table:style-name="ce199" table:formula="of:=IF(VALUE(MID([.F90];6;FIND(&quot;:&quot;;[.F90];1)-FIND(&quot; &quot;;[.F90];1)-1))&gt;VALUE(MID([.F89];6;FIND(&quot;:&quot;;[.F89];1)-FIND(&quot; &quot;;[.F89];1)-1));&quot;&quot;;MAX([.A$7:.A89])+1)">
            <text:p/>
          </table:table-cell>
          <table:table-cell table:style-name="ce253" office:value-type="string">
            <text:p>FNC_KS_ANS_SER_25</text:p>
          </table:table-cell>
          <table:table-cell table:style-name="ce215" table:formula="of:=IF(VALUE(MID([.F90];6;FIND(&quot;:&quot;;[.F90];1)-FIND(&quot; &quot;;[.F90];1)-1))&gt;VALUE(MID([.F89];6;FIND(&quot;:&quot;;[.F89];1)-FIND(&quot; &quot;;[.F89];1)-1));[.C89];[.C89]+1)" office:value-type="float" office:value="21">
            <text:p>21.00</text:p>
          </table:table-cell>
          <table:table-cell table:style-name="ce295" office:value-type="string">
            <text:p>KS\Answers\Search\Advanced Search</text:p>
          </table:table-cell>
          <table:table-cell table:style-name="ce297" office:value-type="string">
            <text:p>Do Advanced Search with keywords combination searched in Entries</text:p>
          </table:table-cell>
          <table:table-cell table:style-name="ce295" office:value-type="string">
            <text:p>Step 2: Search combination keywords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combination keywords (input Term, Author, Language, Question...)</text:p>
            <text:p><text:span text:style-name="T21">- Click [Search]</text:span></text:p>
          </table:table-cell>
          <table:table-cell table:style-name="ce219" office:value-type="string">
            <text:p>- All ent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1];6;FIND(&quot;:&quot;;[.F91];1)-FIND(&quot; &quot;;[.F91];1)-1))&gt;VALUE(MID([.F90];6;FIND(&quot;:&quot;;[.F90];1)-FIND(&quot; &quot;;[.F90];1)-1));&quot;&quot;;MAX([.A$7:.A90])+1)" office:value-type="float" office:value="38">
            <text:p>38.00</text:p>
          </table:table-cell>
          <table:table-cell table:style-name="ce253" office:value-type="string">
            <text:p>FNC_KS_ANS_SER_25</text:p>
          </table:table-cell>
          <table:table-cell table:style-name="ce215" table:formula="of:=IF(VALUE(MID([.F91];6;FIND(&quot;:&quot;;[.F91];1)-FIND(&quot; &quot;;[.F91];1)-1))&gt;VALUE(MID([.F90];6;FIND(&quot;:&quot;;[.F90];1)-FIND(&quot; &quot;;[.F90];1)-1));[.C90];[.C90]+1)" office:value-type="float" office:value="22">
            <text:p>22.00</text:p>
          </table:table-cell>
          <table:table-cell table:style-name="ce295" office:value-type="string">
            <text:p>KS\Answers\Search\Advanced Search</text:p>
          </table:table-cell>
          <table:table-cell table:style-name="ce296" office:value-type="string">
            <text:p>Do Advanced Search with full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4">
          <table:table-cell table:style-name="ce199" table:formula="of:=IF(VALUE(MID([.F92];6;FIND(&quot;:&quot;;[.F92];1)-FIND(&quot; &quot;;[.F92];1)-1))&gt;VALUE(MID([.F91];6;FIND(&quot;:&quot;;[.F91];1)-FIND(&quot; &quot;;[.F91];1)-1));&quot;&quot;;MAX([.A$7:.A91])+1)">
            <text:p/>
          </table:table-cell>
          <table:table-cell table:style-name="ce253" office:value-type="string">
            <text:p>FNC_KS_ANS_SER_25</text:p>
          </table:table-cell>
          <table:table-cell table:style-name="ce215" table:formula="of:=IF(VALUE(MID([.F92];6;FIND(&quot;:&quot;;[.F92];1)-FIND(&quot; &quot;;[.F92];1)-1))&gt;VALUE(MID([.F91];6;FIND(&quot;:&quot;;[.F91];1)-FIND(&quot; &quot;;[.F91];1)-1));[.C91];[.C91]+1)" office:value-type="float" office:value="22">
            <text:p>22.00</text:p>
          </table:table-cell>
          <table:table-cell table:style-name="ce295" office:value-type="string">
            <text:p>KS\Answers\Search\Advanced Search</text:p>
          </table:table-cell>
          <table:table-cell table:style-name="ce297" office:value-type="string">
            <text:p>Do Advanced Search with full keywords combination searched in Ent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full keywords combination (input Term, Author, Author's email, Language, Question, Answer, Created after, Created before.) </text:p>
            <text:p><text:span text:style-name="T21">- Click [Search]</text:span></text:p>
          </table:table-cell>
          <table:table-cell table:style-name="ce219" office:value-type="string">
            <text:p>- All ent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3];6;FIND(&quot;:&quot;;[.F93];1)-FIND(&quot; &quot;;[.F93];1)-1))&gt;VALUE(MID([.F92];6;FIND(&quot;:&quot;;[.F92];1)-FIND(&quot; &quot;;[.F92];1)-1));&quot;&quot;;MAX([.A$7:.A92])+1)" office:value-type="float" office:value="39">
            <text:p>39.00</text:p>
          </table:table-cell>
          <table:table-cell table:style-name="ce253" office:value-type="string">
            <text:p>FNC_KS_ANS_SER_25</text:p>
          </table:table-cell>
          <table:table-cell table:style-name="ce215" table:formula="of:=IF(VALUE(MID([.F93];6;FIND(&quot;:&quot;;[.F93];1)-FIND(&quot; &quot;;[.F93];1)-1))&gt;VALUE(MID([.F92];6;FIND(&quot;:&quot;;[.F92];1)-FIND(&quot; &quot;;[.F92];1)-1));[.C92];[.C92]+1)" office:value-type="float" office:value="23">
            <text:p>23.00</text:p>
          </table:table-cell>
          <table:table-cell table:style-name="ce295" office:value-type="string">
            <text:p>KS\Answers\Search\Advanced Search</text:p>
          </table:table-cell>
          <table:table-cell table:style-name="ce296" office:value-type="string">
            <text:p>Do Advanced Search in case invalid duration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94];6;FIND(&quot;:&quot;;[.F94];1)-FIND(&quot; &quot;;[.F94];1)-1))&gt;VALUE(MID([.F93];6;FIND(&quot;:&quot;;[.F93];1)-FIND(&quot; &quot;;[.F93];1)-1));&quot;&quot;;MAX([.A$7:.A93])+1)">
            <text:p/>
          </table:table-cell>
          <table:table-cell table:style-name="ce253" office:value-type="string">
            <text:p>FNC_KS_ANS_SER_25</text:p>
          </table:table-cell>
          <table:table-cell table:style-name="ce215" table:formula="of:=IF(VALUE(MID([.F94];6;FIND(&quot;:&quot;;[.F94];1)-FIND(&quot; &quot;;[.F94];1)-1))&gt;VALUE(MID([.F93];6;FIND(&quot;:&quot;;[.F93];1)-FIND(&quot; &quot;;[.F93];1)-1));[.C93];[.C93]+1)" office:value-type="float" office:value="23">
            <text:p>23.00</text:p>
          </table:table-cell>
          <table:table-cell table:style-name="ce295" office:value-type="string">
            <text:p>KS\Answers\Search\Advanced Search</text:p>
          </table:table-cell>
          <table:table-cell table:style-name="ce297" office:value-type="string">
            <text:p>Do Advanced Search in case invalid duration keyword entry</text:p>
          </table:table-cell>
          <table:table-cell table:style-name="ce295" office:value-type="string">
            <text:p>Step 2: Input invalid duration</text:p>
          </table:table-cell>
          <table:table-cell table:style-name="ce301" office:value-type="string">
            <text:p><text:span text:style-name="T21">- Click Advanced Search icon</text:span></text:p>
            <text:p>- Input Created after date greater than Created before date</text:p>
            <text:p>- Click [Search]</text:p>
          </table:table-cell>
          <table:table-cell table:style-name="ce219" office:value-type="string">
            <text:p>- Alert message is shown to notify that user must input valid duration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5];6;FIND(&quot;:&quot;;[.F95];1)-FIND(&quot; &quot;;[.F95];1)-1))&gt;VALUE(MID([.F94];6;FIND(&quot;:&quot;;[.F94];1)-FIND(&quot; &quot;;[.F94];1)-1));&quot;&quot;;MAX([.A$7:.A94])+1)" office:value-type="float" office:value="40">
            <text:p>40.00</text:p>
          </table:table-cell>
          <table:table-cell table:style-name="ce253" office:value-type="string">
            <text:p>FNC_KS_ANS_SER_25</text:p>
          </table:table-cell>
          <table:table-cell table:style-name="ce215" table:formula="of:=IF(VALUE(MID([.F95];6;FIND(&quot;:&quot;;[.F95];1)-FIND(&quot; &quot;;[.F95];1)-1))&gt;VALUE(MID([.F94];6;FIND(&quot;:&quot;;[.F94];1)-FIND(&quot; &quot;;[.F94];1)-1));[.C94];[.C94]+1)" office:value-type="float" office:value="24">
            <text:p>24.00</text:p>
          </table:table-cell>
          <table:table-cell table:style-name="ce295" office:value-type="string">
            <text:p>KS\Answers\Search\Advanced Search</text:p>
          </table:table-cell>
          <table:table-cell table:style-name="ce268" office:value-type="string">
            <text:p>Test Search Result in case administ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0">
          <table:table-cell table:style-name="ce199" table:formula="of:=IF(VALUE(MID([.F96];6;FIND(&quot;:&quot;;[.F96];1)-FIND(&quot; &quot;;[.F96];1)-1))&gt;VALUE(MID([.F95];6;FIND(&quot;:&quot;;[.F95];1)-FIND(&quot; &quot;;[.F95];1)-1));&quot;&quot;;MAX([.A$7:.A95])+1)">
            <text:p/>
          </table:table-cell>
          <table:table-cell table:style-name="ce253" office:value-type="string">
            <text:p>FNC_KS_ANS_SER_25</text:p>
          </table:table-cell>
          <table:table-cell table:style-name="ce215" table:formula="of:=IF(VALUE(MID([.F96];6;FIND(&quot;:&quot;;[.F96];1)-FIND(&quot; &quot;;[.F96];1)-1))&gt;VALUE(MID([.F95];6;FIND(&quot;:&quot;;[.F95];1)-FIND(&quot; &quot;;[.F95];1)-1));[.C95];[.C95]+1)" office:value-type="float" office:value="24">
            <text:p>24.00</text:p>
          </table:table-cell>
          <table:table-cell table:style-name="ce295" office:value-type="string">
            <text:p>KS\Answers\Search\Advanced Search</text:p>
          </table:table-cell>
          <table:table-cell table:style-name="ce219" office:value-type="string">
            <text:p>Test Search Result in case administ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7];6;FIND(&quot;:&quot;;[.F97];1)-FIND(&quot; &quot;;[.F97];1)-1))&gt;VALUE(MID([.F96];6;FIND(&quot;:&quot;;[.F96];1)-FIND(&quot; &quot;;[.F96];1)-1));&quot;&quot;;MAX([.A$7:.A96])+1)" office:value-type="float" office:value="41">
            <text:p>41.00</text:p>
          </table:table-cell>
          <table:table-cell table:style-name="ce253" office:value-type="string">
            <text:p>FNC_KS_ANS_SER_25</text:p>
          </table:table-cell>
          <table:table-cell table:style-name="ce215" table:formula="of:=IF(VALUE(MID([.F97];6;FIND(&quot;:&quot;;[.F97];1)-FIND(&quot; &quot;;[.F97];1)-1))&gt;VALUE(MID([.F96];6;FIND(&quot;:&quot;;[.F96];1)-FIND(&quot; &quot;;[.F96];1)-1));[.C96];[.C96]+1)" office:value-type="float" office:value="25">
            <text:p>25.00</text:p>
          </table:table-cell>
          <table:table-cell table:style-name="ce295" office:value-type="string">
            <text:p>KS\Answers\Search\Advanced Search</text:p>
          </table:table-cell>
          <table:table-cell table:style-name="ce268" office:value-type="string">
            <text:p>Test Search Result in case mode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7">
          <table:table-cell table:style-name="ce199" table:formula="of:=IF(VALUE(MID([.F98];6;FIND(&quot;:&quot;;[.F98];1)-FIND(&quot; &quot;;[.F98];1)-1))&gt;VALUE(MID([.F97];6;FIND(&quot;:&quot;;[.F97];1)-FIND(&quot; &quot;;[.F97];1)-1));&quot;&quot;;MAX([.A$7:.A97])+1)">
            <text:p/>
          </table:table-cell>
          <table:table-cell table:style-name="ce253" office:value-type="string">
            <text:p>FNC_KS_ANS_SER_25</text:p>
          </table:table-cell>
          <table:table-cell table:style-name="ce215" table:formula="of:=IF(VALUE(MID([.F98];6;FIND(&quot;:&quot;;[.F98];1)-FIND(&quot; &quot;;[.F98];1)-1))&gt;VALUE(MID([.F97];6;FIND(&quot;:&quot;;[.F97];1)-FIND(&quot; &quot;;[.F97];1)-1));[.C97];[.C97]+1)" office:value-type="float" office:value="25">
            <text:p>25.00</text:p>
          </table:table-cell>
          <table:table-cell table:style-name="ce295" office:value-type="string">
            <text:p>KS\Answers\Search\Advanced Search</text:p>
          </table:table-cell>
          <table:table-cell table:style-name="ce219" office:value-type="string">
            <text:p>Test Search Result in case mode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9];6;FIND(&quot;:&quot;;[.F99];1)-FIND(&quot; &quot;;[.F99];1)-1))&gt;VALUE(MID([.F98];6;FIND(&quot;:&quot;;[.F98];1)-FIND(&quot; &quot;;[.F98];1)-1));&quot;&quot;;MAX([.A$7:.A98])+1)" office:value-type="float" office:value="42">
            <text:p>42.00</text:p>
          </table:table-cell>
          <table:table-cell table:style-name="ce253" office:value-type="string">
            <text:p>FNC_KS_ANS_SER_25</text:p>
          </table:table-cell>
          <table:table-cell table:style-name="ce215" table:formula="of:=IF(VALUE(MID([.F99];6;FIND(&quot;:&quot;;[.F99];1)-FIND(&quot; &quot;;[.F99];1)-1))&gt;VALUE(MID([.F98];6;FIND(&quot;:&quot;;[.F98];1)-FIND(&quot; &quot;;[.F98];1)-1));[.C98];[.C98]+1)" office:value-type="float" office:value="26">
            <text:p>26.00</text:p>
          </table:table-cell>
          <table:table-cell table:style-name="ce295" office:value-type="string">
            <text:p>KS\Answers\Search\Advanced Search</text:p>
          </table:table-cell>
          <table:table-cell table:style-name="ce268" office:value-type="string">
            <text:p>Test Search Result in case normal use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0">
          <table:table-cell table:style-name="ce199" table:formula="of:=IF(VALUE(MID([.F100];6;FIND(&quot;:&quot;;[.F100];1)-FIND(&quot; &quot;;[.F100];1)-1))&gt;VALUE(MID([.F99];6;FIND(&quot;:&quot;;[.F99];1)-FIND(&quot; &quot;;[.F99];1)-1));&quot;&quot;;MAX([.A$7:.A99])+1)">
            <text:p/>
          </table:table-cell>
          <table:table-cell table:style-name="ce253" office:value-type="string">
            <text:p>FNC_KS_ANS_SER_25</text:p>
          </table:table-cell>
          <table:table-cell table:style-name="ce215" table:formula="of:=IF(VALUE(MID([.F100];6;FIND(&quot;:&quot;;[.F100];1)-FIND(&quot; &quot;;[.F100];1)-1))&gt;VALUE(MID([.F99];6;FIND(&quot;:&quot;;[.F99];1)-FIND(&quot; &quot;;[.F99];1)-1));[.C99];[.C99]+1)" office:value-type="float" office:value="26">
            <text:p>26.00</text:p>
          </table:table-cell>
          <table:table-cell table:style-name="ce295" office:value-type="string">
            <text:p>KS\Answers\Search\Advanced Search</text:p>
          </table:table-cell>
          <table:table-cell table:style-name="ce219" office:value-type="string">
            <text:p>Test Search Result in case normal user do searching</text:p>
          </table:table-cell>
          <table:table-cell table:style-name="ce295" office:value-type="string">
            <text:p>Step 2: Search by normal use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01];6;FIND(&quot;:&quot;;[.F101];1)-FIND(&quot; &quot;;[.F101];1)-1))&gt;VALUE(MID([.F100];6;FIND(&quot;:&quot;;[.F100];1)-FIND(&quot; &quot;;[.F100];1)-1));&quot;&quot;;MAX([.A$7:.A100])+1)" office:value-type="float" office:value="43">
            <text:p>43.00</text:p>
          </table:table-cell>
          <table:table-cell table:style-name="ce253" office:value-type="string">
            <text:p>FNC_KS_ANS_SER_25</text:p>
          </table:table-cell>
          <table:table-cell table:style-name="ce215" table:formula="of:=IF(VALUE(MID([.F101];6;FIND(&quot;:&quot;;[.F101];1)-FIND(&quot; &quot;;[.F101];1)-1))&gt;VALUE(MID([.F100];6;FIND(&quot;:&quot;;[.F100];1)-FIND(&quot; &quot;;[.F100];1)-1));[.C100];[.C100]+1)" office:value-type="float" office:value="27">
            <text:p>27.00</text:p>
          </table:table-cell>
          <table:table-cell table:style-name="ce295" office:value-type="string">
            <text:p>KS\Answers\Search\Advanced Search</text:p>
          </table:table-cell>
          <table:table-cell table:style-name="ce296" office:value-type="string">
            <text:p>Do Advanced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0">
          <table:table-cell table:style-name="ce199" table:formula="of:=IF(VALUE(MID([.F102];6;FIND(&quot;:&quot;;[.F102];1)-FIND(&quot; &quot;;[.F102];1)-1))&gt;VALUE(MID([.F101];6;FIND(&quot;:&quot;;[.F101];1)-FIND(&quot; &quot;;[.F101];1)-1));&quot;&quot;;MAX([.A$7:.A101])+1)">
            <text:p/>
          </table:table-cell>
          <table:table-cell table:style-name="ce253" office:value-type="string">
            <text:p>FNC_KS_ANS_SER_25</text:p>
          </table:table-cell>
          <table:table-cell table:style-name="ce215" table:formula="of:=IF(VALUE(MID([.F102];6;FIND(&quot;:&quot;;[.F102];1)-FIND(&quot; &quot;;[.F102];1)-1))&gt;VALUE(MID([.F101];6;FIND(&quot;:&quot;;[.F101];1)-FIND(&quot; &quot;;[.F101];1)-1));[.C101];[.C101]+1)" office:value-type="float" office:value="27">
            <text:p>27.00</text:p>
          </table:table-cell>
          <table:table-cell table:style-name="ce295" office:value-type="string">
            <text:p>KS\Answers\Search\Advanced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30">
          <table:table-cell table:style-name="ce199" table:formula="of:=IF(VALUE(MID([.F103];6;FIND(&quot;:&quot;;[.F103];1)-FIND(&quot; &quot;;[.F103];1)-1))&gt;VALUE(MID([.F102];6;FIND(&quot;:&quot;;[.F102];1)-FIND(&quot; &quot;;[.F102];1)-1));&quot;&quot;;MAX([.A$7:.A102])+1)" office:value-type="float" office:value="44">
            <text:p>44.00</text:p>
          </table:table-cell>
          <table:table-cell table:style-name="ce253" office:value-type="string">
            <text:p>FNC_KS_ANS_SER_25</text:p>
          </table:table-cell>
          <table:table-cell table:style-name="ce215" table:formula="of:=IF(VALUE(MID([.F103];6;FIND(&quot;:&quot;;[.F103];1)-FIND(&quot; &quot;;[.F103];1)-1))&gt;VALUE(MID([.F102];6;FIND(&quot;:&quot;;[.F102];1)-FIND(&quot; &quot;;[.F102];1)-1));[.C102];[.C102]+1)" office:value-type="float" office:value="28">
            <text:p>28.00</text:p>
          </table:table-cell>
          <table:table-cell table:style-name="ce295" office:value-type="string">
            <text:p>KS\Answers\Search\Advanced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0">
          <table:table-cell table:style-name="ce199" table:formula="of:=IF(VALUE(MID([.F104];6;FIND(&quot;:&quot;;[.F104];1)-FIND(&quot; &quot;;[.F104];1)-1))&gt;VALUE(MID([.F103];6;FIND(&quot;:&quot;;[.F103];1)-FIND(&quot; &quot;;[.F103];1)-1));&quot;&quot;;MAX([.A$7:.A103])+1)">
            <text:p/>
          </table:table-cell>
          <table:table-cell table:style-name="ce253" office:value-type="string">
            <text:p>FNC_KS_ANS_SER_25</text:p>
          </table:table-cell>
          <table:table-cell table:style-name="ce215" table:formula="of:=IF(VALUE(MID([.F104];6;FIND(&quot;:&quot;;[.F104];1)-FIND(&quot; &quot;;[.F104];1)-1))&gt;VALUE(MID([.F103];6;FIND(&quot;:&quot;;[.F103];1)-FIND(&quot; &quot;;[.F103];1)-1));[.C103];[.C103]+1)" office:value-type="float" office:value="28">
            <text:p>28.00</text:p>
          </table:table-cell>
          <table:table-cell table:style-name="ce295" office:value-type="string">
            <text:p>KS\Answers\Search\Advanced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ttings" table:style-name="ta2" table:print="false">
        <table:table-column table:style-name="co48" table:default-cell-style-name="Default"/>
        <table:table-column table:style-name="co58" table:default-cell-style-name="Default"/>
        <table:table-column table:style-name="co59" table:default-cell-style-name="Default"/>
        <table:table-column table:style-name="co60" table:default-cell-style-name="Default"/>
        <table:table-column table:style-name="co44" table:default-cell-style-name="Default"/>
        <table:table-column table:style-name="co52" table:default-cell-style-name="Default"/>
        <table:table-column table:style-name="co61" table:default-cell-style-name="Default"/>
        <table:table-column table:style-name="co63" table:default-cell-style-name="Default"/>
        <table:table-column table:style-name="co21" table:default-cell-style-name="Default"/>
        <table:table-column table:style-name="co64" table:default-cell-style-name="Default"/>
        <table:table-column table:style-name="co65" table:default-cell-style-name="Default"/>
        <table:table-column table:style-name="co6" table:default-cell-style-name="Default"/>
        <table:table-row table:style-name="ro35">
          <table:table-cell table:style-name="ce303"/>
          <table:table-cell table:style-name="ce306" office:value-type="string">
            <text:p>TEST CASES</text:p>
          </table:table-cell>
          <table:table-cell table:style-name="ce313"/>
          <table:table-cell table:style-name="ce307" table:number-columns-repeated="2"/>
          <table:table-cell table:style-name="ce303" table:number-columns-repeated="2"/>
          <table:table-cell table:style-name="ce307"/>
          <table:table-cell table:style-name="ce340"/>
          <table:table-cell table:style-name="ce344"/>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46" table:number-columns-repeated="210"/>
          <table:table-cell table:style-name="ce303" table:number-columns-repeated="31"/>
        </table:table-row>
        <table:table-row table:style-name="ro35">
          <table:table-cell table:style-name="ce303"/>
          <table:table-cell table:style-name="ce307" table:number-columns-repeated="4"/>
          <table:table-cell table:style-name="ce303" table:number-columns-repeated="2"/>
          <table:table-cell table:style-name="ce307"/>
          <table:table-cell table:style-name="ce340"/>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22">
          <table:table-cell table:style-name="ce303"/>
          <table:table-cell table:style-name="ce308" office:value-type="string">
            <text:p>Function List<text:span text:style-name="T9">:</text:span></text:p>
          </table:table-cell>
          <table:table-cell table:style-name="ce314" office:value-type="string" table:number-columns-spanned="3" table:number-rows-spanned="1">
            <text:p>Display setting</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7">
          <table:table-cell table:style-name="ce303"/>
          <table:table-cell table:style-name="ce309" office:value-type="string">
            <text:p>Total main cases</text:p>
          </table:table-cell>
          <table:table-cell table:style-name="ce314" table:formula="of:=MAX([.A7:.A913])" office:value-type="float" office:value="10" table:number-columns-spanned="3" table:number-rows-spanned="1">
            <text:p>10</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5">
          <table:table-cell table:style-name="ce303"/>
          <table:table-cell table:style-name="ce310"/>
          <table:table-cell table:style-name="ce315" table:number-columns-repeated="6"/>
          <table:table-cell table:style-name="ce342"/>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315" table:number-columns-repeated="207"/>
          <table:table-cell table:style-name="ce303" table:number-columns-repeated="31"/>
        </table:table-row>
        <table:table-row table:style-name="ro1">
          <table:table-cell table:style-name="ce304" office:value-type="string">
            <text:p>Case No</text:p>
          </table:table-cell>
          <table:table-cell table:style-name="ce311" office:value-type="string">
            <text:p>Related function</text:p>
          </table:table-cell>
          <table:table-cell table:style-name="ce311" office:value-type="string">
            <text:p>Case ID</text:p>
          </table:table-cell>
          <table:table-cell table:style-name="ce311" office:value-type="string">
            <text:p>Path</text:p>
          </table:table-cell>
          <table:table-cell table:style-name="ce311" office:value-type="string">
            <text:p>Case Name</text:p>
          </table:table-cell>
          <table:table-cell table:style-name="ce311" office:value-type="string">
            <text:p>Description</text:p>
          </table:table-cell>
          <table:table-cell table:style-name="ce311" office:value-type="string">
            <text:p>Steps</text:p>
          </table:table-cell>
          <table:table-cell table:style-name="ce311" office:value-type="string">
            <text:p>Expected Output</text:p>
          </table:table-cell>
          <table:table-cell table:style-name="ce311" office:value-type="string">
            <text:p>Priority</text:p>
          </table:table-cell>
          <table:table-cell table:style-name="ce311" office:value-type="string">
            <text:p>Affect</text:p>
          </table:table-cell>
          <table:table-cell table:style-name="ce311" table:number-columns-repeated="9"/>
          <table:table-cell table:style-name="ce347" table:number-columns-repeated="207"/>
          <table:table-cell table:number-columns-repeated="30"/>
        </table:table-row>
        <table:table-row table:style-name="ro77">
          <table:table-cell table:style-name="ce305" office:value-type="float" office:value="1">
            <text:p>1.00</text:p>
          </table:table-cell>
          <table:table-cell table:style-name="ce312" office:value-type="string">
            <text:p>FNC_KS_ANS_SET_26</text:p>
          </table:table-cell>
          <table:table-cell table:style-name="ce215" office:value-type="float" office:value="1">
            <text:p>1.00</text:p>
          </table:table-cell>
          <table:table-cell table:style-name="ce316" office:value-type="string">
            <text:p>KS\Answers\Settings</text:p>
          </table:table-cell>
          <table:table-cell table:style-name="ce317" office:value-type="string">
            <text:p>Display categories and questions by created date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8];6;FIND(&quot;:&quot;;[.F8];1)-FIND(&quot; &quot;;[.F8];1)-1))&gt;VALUE(MID([.F7];6;FIND(&quot;:&quot;;[.F7];1)-FIND(&quot; &quot;;[.F7];1)-1));&quot;&quot;;MAX([.A$7:.A7])+1)">
            <text:p/>
          </table:table-cell>
          <table:table-cell table:style-name="ce312" office:value-type="string">
            <text:p>FNC_KS_ANS_SET_26</text:p>
          </table:table-cell>
          <table:table-cell table:style-name="ce215" table:formula="of:=IF(VALUE(MID([.F8];6;FIND(&quot;:&quot;;[.F8];1)-FIND(&quot; &quot;;[.F8];1)-1))&gt;VALUE(MID([.F7];6;FIND(&quot;:&quot;;[.F7];1)-FIND(&quot; &quot;;[.F7];1)-1));[.C7];[.C7]+1)" office:value-type="float" office:value="1">
            <text:p>1.00</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9];6;FIND(&quot;:&quot;;[.F9];1)-FIND(&quot; &quot;;[.F9];1)-1))&gt;VALUE(MID([.F8];6;FIND(&quot;:&quot;;[.F8];1)-FIND(&quot; &quot;;[.F8];1)-1));&quot;&quot;;MAX([.A$7:.A8])+1)">
            <text:p/>
          </table:table-cell>
          <table:table-cell table:style-name="ce312" office:value-type="string">
            <text:p>FNC_KS_ANS_SET_26</text:p>
          </table:table-cell>
          <table:table-cell table:style-name="ce215" table:formula="of:=IF(VALUE(MID([.F9];6;FIND(&quot;:&quot;;[.F9];1)-FIND(&quot; &quot;;[.F9];1)-1))&gt;VALUE(MID([.F8];6;FIND(&quot;:&quot;;[.F8];1)-FIND(&quot; &quot;;[.F8];1)-1));[.C8];[.C8]+1)" office:value-type="float" office:value="1">
            <text:p>1.00</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3: Set values in setting form</text:p>
          </table:table-cell>
          <table:table-cell table:style-name="ce316" office:value-type="string">
            <text:p>- Set values in Order is [Created <text:span text:style-name="T6">date] and [A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0];6;FIND(&quot;:&quot;;[.F10];1)-FIND(&quot; &quot;;[.F10];1)-1))&gt;VALUE(MID([.F9];6;FIND(&quot;:&quot;;[.F9];1)-FIND(&quot; &quot;;[.F9];1)-1));&quot;&quot;;MAX([.A$7:.A9])+1)" office:value-type="float" office:value="2">
            <text:p>2.00</text:p>
          </table:table-cell>
          <table:table-cell table:style-name="ce312" office:value-type="string">
            <text:p>FNC_KS_ANS_SET_26</text:p>
          </table:table-cell>
          <table:table-cell table:style-name="ce215" table:formula="of:=IF(VALUE(MID([.F10];6;FIND(&quot;:&quot;;[.F10];1)-FIND(&quot; &quot;;[.F10];1)-1))&gt;VALUE(MID([.F9];6;FIND(&quot;:&quot;;[.F9];1)-FIND(&quot; &quot;;[.F9];1)-1));[.C9];[.C9]+1)" office:value-type="float" office:value="2">
            <text:p>2.00</text:p>
          </table:table-cell>
          <table:table-cell table:style-name="ce316" office:value-type="string">
            <text:p>KS\Answers\Settings</text:p>
          </table:table-cell>
          <table:table-cell table:style-name="ce317" office:value-type="string">
            <text:p>Display categories and questions by created date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1];6;FIND(&quot;:&quot;;[.F11];1)-FIND(&quot; &quot;;[.F11];1)-1))&gt;VALUE(MID([.F10];6;FIND(&quot;:&quot;;[.F10];1)-FIND(&quot; &quot;;[.F10];1)-1));&quot;&quot;;MAX([.A$7:.A10])+1)">
            <text:p/>
          </table:table-cell>
          <table:table-cell table:style-name="ce312" office:value-type="string">
            <text:p>FNC_KS_ANS_SET_26</text:p>
          </table:table-cell>
          <table:table-cell table:style-name="ce215" table:formula="of:=IF(VALUE(MID([.F11];6;FIND(&quot;:&quot;;[.F11];1)-FIND(&quot; &quot;;[.F11];1)-1))&gt;VALUE(MID([.F10];6;FIND(&quot;:&quot;;[.F10];1)-FIND(&quot; &quot;;[.F10];1)-1));[.C10];[.C10]+1)" office:value-type="float" office:value="2">
            <text:p>2.00</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0">
          <table:table-cell table:style-name="ce199" table:formula="of:=IF(VALUE(MID([.F12];6;FIND(&quot;:&quot;;[.F12];1)-FIND(&quot; &quot;;[.F12];1)-1))&gt;VALUE(MID([.F11];6;FIND(&quot;:&quot;;[.F11];1)-FIND(&quot; &quot;;[.F11];1)-1));&quot;&quot;;MAX([.A$7:.A11])+1)">
            <text:p/>
          </table:table-cell>
          <table:table-cell table:style-name="ce312" office:value-type="string">
            <text:p>FNC_KS_ANS_SET_26</text:p>
          </table:table-cell>
          <table:table-cell table:style-name="ce215" table:formula="of:=IF(VALUE(MID([.F12];6;FIND(&quot;:&quot;;[.F12];1)-FIND(&quot; &quot;;[.F12];1)-1))&gt;VALUE(MID([.F11];6;FIND(&quot;:&quot;;[.F11];1)-FIND(&quot; &quot;;[.F11];1)-1));[.C11];[.C11]+1)" office:value-type="float" office:value="2">
            <text:p>2.00</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3: Set values in setting form</text:p>
          </table:table-cell>
          <table:table-cell table:style-name="ce316" office:value-type="string">
            <text:p>- Set values in Order is [Created <text:span text:style-name="T6">date] and [De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3];6;FIND(&quot;:&quot;;[.F13];1)-FIND(&quot; &quot;;[.F13];1)-1))&gt;VALUE(MID([.F12];6;FIND(&quot;:&quot;;[.F12];1)-FIND(&quot; &quot;;[.F12];1)-1));&quot;&quot;;MAX([.A$7:.A12])+1)" office:value-type="float" office:value="3">
            <text:p>3.00</text:p>
          </table:table-cell>
          <table:table-cell table:style-name="ce312" office:value-type="string">
            <text:p>FNC_KS_ANS_SET_26</text:p>
          </table:table-cell>
          <table:table-cell table:style-name="ce215" table:formula="of:=IF(VALUE(MID([.F13];6;FIND(&quot;:&quot;;[.F13];1)-FIND(&quot; &quot;;[.F13];1)-1))&gt;VALUE(MID([.F12];6;FIND(&quot;:&quot;;[.F12];1)-FIND(&quot; &quot;;[.F12];1)-1));[.C12];[.C12]+1)" office:value-type="float" office:value="3">
            <text:p>3.00</text:p>
          </table:table-cell>
          <table:table-cell table:style-name="ce316" office:value-type="string">
            <text:p>KS\Answers\Settings</text:p>
          </table:table-cell>
          <table:table-cell table:style-name="ce317" office:value-type="string">
            <text:p>Display categories and questions by alphabet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4];6;FIND(&quot;:&quot;;[.F14];1)-FIND(&quot; &quot;;[.F14];1)-1))&gt;VALUE(MID([.F13];6;FIND(&quot;:&quot;;[.F13];1)-FIND(&quot; &quot;;[.F13];1)-1));&quot;&quot;;MAX([.A$7:.A13])+1)">
            <text:p/>
          </table:table-cell>
          <table:table-cell table:style-name="ce312" office:value-type="string">
            <text:p>FNC_KS_ANS_SET_26</text:p>
          </table:table-cell>
          <table:table-cell table:style-name="ce215" table:formula="of:=IF(VALUE(MID([.F14];6;FIND(&quot;:&quot;;[.F14];1)-FIND(&quot; &quot;;[.F14];1)-1))&gt;VALUE(MID([.F13];6;FIND(&quot;:&quot;;[.F13];1)-FIND(&quot; &quot;;[.F13];1)-1));[.C13];[.C13]+1)" office:value-type="float" office:value="3">
            <text:p>3.00</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5];6;FIND(&quot;:&quot;;[.F15];1)-FIND(&quot; &quot;;[.F15];1)-1))&gt;VALUE(MID([.F14];6;FIND(&quot;:&quot;;[.F14];1)-FIND(&quot; &quot;;[.F14];1)-1));&quot;&quot;;MAX([.A$7:.A14])+1)">
            <text:p/>
          </table:table-cell>
          <table:table-cell table:style-name="ce312" office:value-type="string">
            <text:p>FNC_KS_ANS_SET_26</text:p>
          </table:table-cell>
          <table:table-cell table:style-name="ce215" table:formula="of:=IF(VALUE(MID([.F15];6;FIND(&quot;:&quot;;[.F15];1)-FIND(&quot; &quot;;[.F15];1)-1))&gt;VALUE(MID([.F14];6;FIND(&quot;:&quot;;[.F14];1)-FIND(&quot; &quot;;[.F14];1)-1));[.C14];[.C14]+1)" office:value-type="float" office:value="3">
            <text:p>3.00</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3: Set values in setting form</text:p>
          </table:table-cell>
          <table:table-cell table:style-name="ce316" office:value-type="string">
            <text:p><text:span text:style-name="T6">- Set values in Order is [Alphabet] and [Ascending]</text:span></text:p>
            <text:p><text:span text:style-name="T6">- Click [Save]</text:span></text:p>
          </table:table-cell>
          <table:table-cell table:style-name="ce321" office:value-type="string">
            <text:p><text:span text:style-name="T15"><text:s/></text:span><text:span text:style-name="T15">C</text:span>ategories and questio<text:span text:style-name="T6">ns are sorted by</text:span> alphabet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6];6;FIND(&quot;:&quot;;[.F16];1)-FIND(&quot; &quot;;[.F16];1)-1))&gt;VALUE(MID([.F15];6;FIND(&quot;:&quot;;[.F15];1)-FIND(&quot; &quot;;[.F15];1)-1));&quot;&quot;;MAX([.A$7:.A15])+1)" office:value-type="float" office:value="4">
            <text:p>4.00</text:p>
          </table:table-cell>
          <table:table-cell table:style-name="ce312" office:value-type="string">
            <text:p>FNC_KS_ANS_SET_26</text:p>
          </table:table-cell>
          <table:table-cell table:style-name="ce215" table:formula="of:=IF(VALUE(MID([.F16];6;FIND(&quot;:&quot;;[.F16];1)-FIND(&quot; &quot;;[.F16];1)-1))&gt;VALUE(MID([.F15];6;FIND(&quot;:&quot;;[.F15];1)-FIND(&quot; &quot;;[.F15];1)-1));[.C15];[.C15]+1)" office:value-type="float" office:value="4">
            <text:p>4.00</text:p>
          </table:table-cell>
          <table:table-cell table:style-name="ce316" office:value-type="string">
            <text:p>KS\Answers\Settings</text:p>
          </table:table-cell>
          <table:table-cell table:style-name="ce317" office:value-type="string">
            <text:p>Display categories and questions by alphabet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7];6;FIND(&quot;:&quot;;[.F17];1)-FIND(&quot; &quot;;[.F17];1)-1))&gt;VALUE(MID([.F16];6;FIND(&quot;:&quot;;[.F16];1)-FIND(&quot; &quot;;[.F16];1)-1));&quot;&quot;;MAX([.A$7:.A16])+1)">
            <text:p/>
          </table:table-cell>
          <table:table-cell table:style-name="ce312" office:value-type="string">
            <text:p>FNC_KS_ANS_SET_26</text:p>
          </table:table-cell>
          <table:table-cell table:style-name="ce215" table:formula="of:=IF(VALUE(MID([.F17];6;FIND(&quot;:&quot;;[.F17];1)-FIND(&quot; &quot;;[.F17];1)-1))&gt;VALUE(MID([.F16];6;FIND(&quot;:&quot;;[.F16];1)-FIND(&quot; &quot;;[.F16];1)-1));[.C16];[.C16]+1)" office:value-type="float" office:value="4">
            <text:p>4.00</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8];6;FIND(&quot;:&quot;;[.F18];1)-FIND(&quot; &quot;;[.F18];1)-1))&gt;VALUE(MID([.F17];6;FIND(&quot;:&quot;;[.F17];1)-FIND(&quot; &quot;;[.F17];1)-1));&quot;&quot;;MAX([.A$7:.A17])+1)">
            <text:p/>
          </table:table-cell>
          <table:table-cell table:style-name="ce312" office:value-type="string">
            <text:p>FNC_KS_ANS_SET_26</text:p>
          </table:table-cell>
          <table:table-cell table:style-name="ce215" table:formula="of:=IF(VALUE(MID([.F18];6;FIND(&quot;:&quot;;[.F18];1)-FIND(&quot; &quot;;[.F18];1)-1))&gt;VALUE(MID([.F17];6;FIND(&quot;:&quot;;[.F17];1)-FIND(&quot; &quot;;[.F17];1)-1));[.C17];[.C17]+1)" office:value-type="float" office:value="4">
            <text:p>4.00</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3: Set values in setting form</text:p>
          </table:table-cell>
          <table:table-cell table:style-name="ce316" office:value-type="string">
            <text:p><text:span text:style-name="T6">- Set values in Order is [Alphabet] and [Descending]</text:span></text:p>
            <text:p><text:span text:style-name="T6">- Click [Save]</text:span></text:p>
          </table:table-cell>
          <table:table-cell table:style-name="ce321" office:value-type="string">
            <text:p><text:span text:style-name="T15">-C</text:span>ategories and questio<text:span text:style-name="T6">ns are sorted by</text:span> alphabet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7">
          <table:table-cell table:style-name="ce199" table:formula="of:=IF(VALUE(MID([.F19];6;FIND(&quot;:&quot;;[.F19];1)-FIND(&quot; &quot;;[.F19];1)-1))&gt;VALUE(MID([.F18];6;FIND(&quot;:&quot;;[.F18];1)-FIND(&quot; &quot;;[.F18];1)-1));&quot;&quot;;MAX([.A$7:.A18])+1)" office:value-type="float" office:value="5">
            <text:p>5.00</text:p>
          </table:table-cell>
          <table:table-cell table:style-name="ce312" office:value-type="string">
            <text:p>FNC_KS_ANS_SET_26</text:p>
          </table:table-cell>
          <table:table-cell table:style-name="ce215" table:formula="of:=IF(VALUE(MID([.F19];6;FIND(&quot;:&quot;;[.F19];1)-FIND(&quot; &quot;;[.F19];1)-1))&gt;VALUE(MID([.F18];6;FIND(&quot;:&quot;;[.F18];1)-FIND(&quot; &quot;;[.F18];1)-1));[.C18];[.C18]+1)" office:value-type="float" office:value="5">
            <text:p>5.00</text:p>
          </table:table-cell>
          <table:table-cell table:style-name="ce316" office:value-type="string">
            <text:p>KS\Answers\Settings</text:p>
          </table:table-cell>
          <table:table-cell table:style-name="ce317" office:value-type="string">
            <text:p>Sort question by popularity</text:p>
          </table:table-cell>
          <table:table-cell table:style-name="ce316" office:value-type="string">
            <text:p>Step 1: Create questions and vote</text:p>
          </table:table-cell>
          <table:table-cell table:style-name="ce316" office:value-type="string">
            <text:p>- Create questions and vote questions by select stars</text:p>
          </table:table-cell>
          <table:table-cell table:style-name="ce316" office:value-type="string">
            <text:p>- Questions are created successfully</text:p>
            <text:p>- Question is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0];6;FIND(&quot;:&quot;;[.F20];1)-FIND(&quot; &quot;;[.F20];1)-1))&gt;VALUE(MID([.F19];6;FIND(&quot;:&quot;;[.F19];1)-FIND(&quot; &quot;;[.F19];1)-1));&quot;&quot;;MAX([.A$7:.A19])+1)">
            <text:p/>
          </table:table-cell>
          <table:table-cell table:style-name="ce312" office:value-type="string">
            <text:p>FNC_KS_ANS_SET_26</text:p>
          </table:table-cell>
          <table:table-cell table:style-name="ce215" table:formula="of:=IF(VALUE(MID([.F20];6;FIND(&quot;:&quot;;[.F20];1)-FIND(&quot; &quot;;[.F20];1)-1))&gt;VALUE(MID([.F19];6;FIND(&quot;:&quot;;[.F19];1)-FIND(&quot; &quot;;[.F19];1)-1));[.C19];[.C19]+1)" office:value-type="float" office:value="5">
            <text:p>5.00</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2">
          <table:table-cell table:style-name="ce199" table:formula="of:=IF(VALUE(MID([.F21];6;FIND(&quot;:&quot;;[.F21];1)-FIND(&quot; &quot;;[.F21];1)-1))&gt;VALUE(MID([.F20];6;FIND(&quot;:&quot;;[.F20];1)-FIND(&quot; &quot;;[.F20];1)-1));&quot;&quot;;MAX([.A$7:.A20])+1)">
            <text:p/>
          </table:table-cell>
          <table:table-cell table:style-name="ce312" office:value-type="string">
            <text:p>FNC_KS_ANS_SET_26</text:p>
          </table:table-cell>
          <table:table-cell table:style-name="ce215" table:formula="of:=IF(VALUE(MID([.F21];6;FIND(&quot;:&quot;;[.F21];1)-FIND(&quot; &quot;;[.F21];1)-1))&gt;VALUE(MID([.F20];6;FIND(&quot;:&quot;;[.F20];1)-FIND(&quot; &quot;;[.F20];1)-1));[.C20];[.C20]+1)" office:value-type="float" office:value="5">
            <text:p>5.00</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3: Sort question</text:p>
          </table:table-cell>
          <table:table-cell table:style-name="ce316" office:value-type="string">
            <text:p>Tick on checkbox <text:span text:style-name="T17">Sort question by popularity</text:span></text:p>
            <text:p><text:span text:style-name="T18">then, click on </text:span><text:span text:style-name="T17">Save</text:span><text:span text:style-name="T18"> button</text:span></text:p>
          </table:table-cell>
          <table:table-cell table:style-name="ce321" office:value-type="string">
            <text:p>Questions are sorted by total the number of stars which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312" office:value-type="string">
            <text:p>FNC_KS_ANS_SET_26</text:p>
          </table:table-cell>
          <table:table-cell table:style-name="ce215" table:formula="of:=IF(VALUE(MID([.F22];6;FIND(&quot;:&quot;;[.F22];1)-FIND(&quot; &quot;;[.F22];1)-1))&gt;VALUE(MID([.F21];6;FIND(&quot;:&quot;;[.F21];1)-FIND(&quot; &quot;;[.F21];1)-1));[.C21];[.C21]+1)" office:value-type="float" office:value="6">
            <text:p>6.00</text:p>
          </table:table-cell>
          <table:table-cell table:style-name="ce316" office:value-type="string">
            <text:p>KS\Answers\Settings</text:p>
          </table:table-cell>
          <table:table-cell table:style-name="ce317" office:value-type="string">
            <text:p>Check User watch manager form</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3];6;FIND(&quot;:&quot;;[.F23];1)-FIND(&quot; &quot;;[.F23];1)-1))&gt;VALUE(MID([.F22];6;FIND(&quot;:&quot;;[.F22];1)-FIND(&quot; &quot;;[.F22];1)-1));&quot;&quot;;MAX([.A$7:.A22])+1)">
            <text:p/>
          </table:table-cell>
          <table:table-cell table:style-name="ce312" office:value-type="string">
            <text:p>FNC_KS_ANS_SET_26</text:p>
          </table:table-cell>
          <table:table-cell table:style-name="ce215" table:formula="of:=IF(VALUE(MID([.F23];6;FIND(&quot;:&quot;;[.F23];1)-FIND(&quot; &quot;;[.F23];1)-1))&gt;VALUE(MID([.F22];6;FIND(&quot;:&quot;;[.F22];1)-FIND(&quot; &quot;;[.F22];1)-1));[.C22];[.C22]+1)" office:value-type="float" office:value="6">
            <text:p>6.00</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7">
          <table:table-cell table:style-name="ce199" table:formula="of:=IF(VALUE(MID([.F24];6;FIND(&quot;:&quot;;[.F24];1)-FIND(&quot; &quot;;[.F24];1)-1))&gt;VALUE(MID([.F23];6;FIND(&quot;:&quot;;[.F23];1)-FIND(&quot; &quot;;[.F23];1)-1));&quot;&quot;;MAX([.A$7:.A23])+1)">
            <text:p/>
          </table:table-cell>
          <table:table-cell table:style-name="ce312" office:value-type="string">
            <text:p>FNC_KS_ANS_SET_26</text:p>
          </table:table-cell>
          <table:table-cell table:style-name="ce215" table:formula="of:=IF(VALUE(MID([.F24];6;FIND(&quot;:&quot;;[.F24];1)-FIND(&quot; &quot;;[.F24];1)-1))&gt;VALUE(MID([.F23];6;FIND(&quot;:&quot;;[.F23];1)-FIND(&quot; &quot;;[.F23];1)-1));[.C23];[.C23]+1)" office:value-type="float" office:value="6">
            <text:p>6.00</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3: show User watch manager form</text:p>
          </table:table-cell>
          <table:table-cell table:style-name="ce316" office:value-type="string">
            <text:p>- Click on <text:span text:style-name="T17">Watches</text:span><text:span text:style-name="T18"> icon</text:span></text:p>
          </table:table-cell>
          <table:table-cell table:style-name="ce321" office:value-type="string">
            <text:p>User watch manager form is shown path of all categories which watched by user login</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3">
          <table:table-cell table:style-name="ce199" table:formula="of:=IF(VALUE(MID([.F25];6;FIND(&quot;:&quot;;[.F25];1)-FIND(&quot; &quot;;[.F25];1)-1))&gt;VALUE(MID([.F24];6;FIND(&quot;:&quot;;[.F24];1)-FIND(&quot; &quot;;[.F24];1)-1));&quot;&quot;;MAX([.A$7:.A24])+1)" office:value-type="float" office:value="7">
            <text:p>7.00</text:p>
          </table:table-cell>
          <table:table-cell table:style-name="ce312" office:value-type="string">
            <text:p>FNC_KS_ANS_SET_26</text:p>
          </table:table-cell>
          <table:table-cell table:style-name="ce215" table:formula="of:=IF(VALUE(MID([.F25];6;FIND(&quot;:&quot;;[.F25];1)-FIND(&quot; &quot;;[.F25];1)-1))&gt;VALUE(MID([.F24];6;FIND(&quot;:&quot;;[.F24];1)-FIND(&quot; &quot;;[.F24];1)-1));[.C24];[.C24]+1)" office:value-type="float" office:value="7">
            <text:p>7.00</text:p>
          </table:table-cell>
          <table:table-cell table:style-name="ce316" office:value-type="string">
            <text:p>KS\Answers\Settings</text:p>
          </table:table-cell>
          <table:table-cell table:style-name="ce317" office:value-type="string">
            <text:p>Unwatch category from User watch manager</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6];6;FIND(&quot;:&quot;;[.F26];1)-FIND(&quot; &quot;;[.F26];1)-1))&gt;VALUE(MID([.F25];6;FIND(&quot;:&quot;;[.F25];1)-FIND(&quot; &quot;;[.F25];1)-1));&quot;&quot;;MAX([.A$7:.A25])+1)">
            <text:p/>
          </table:table-cell>
          <table:table-cell table:style-name="ce312" office:value-type="string">
            <text:p>FNC_KS_ANS_SET_26</text:p>
          </table:table-cell>
          <table:table-cell table:style-name="ce215" table:formula="of:=IF(VALUE(MID([.F26];6;FIND(&quot;:&quot;;[.F26];1)-FIND(&quot; &quot;;[.F26];1)-1))&gt;VALUE(MID([.F25];6;FIND(&quot;:&quot;;[.F25];1)-FIND(&quot; &quot;;[.F25];1)-1));[.C25];[.C25]+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4">
          <table:table-cell table:style-name="ce199" table:formula="of:=IF(VALUE(MID([.F27];6;FIND(&quot;:&quot;;[.F27];1)-FIND(&quot; &quot;;[.F27];1)-1))&gt;VALUE(MID([.F26];6;FIND(&quot;:&quot;;[.F26];1)-FIND(&quot; &quot;;[.F26];1)-1));&quot;&quot;;MAX([.A$7:.A26])+1)">
            <text:p/>
          </table:table-cell>
          <table:table-cell table:style-name="ce312" office:value-type="string">
            <text:p>FNC_KS_ANS_SET_26</text:p>
          </table:table-cell>
          <table:table-cell table:style-name="ce215" table:formula="of:=IF(VALUE(MID([.F27];6;FIND(&quot;:&quot;;[.F27];1)-FIND(&quot; &quot;;[.F27];1)-1))&gt;VALUE(MID([.F26];6;FIND(&quot;:&quot;;[.F26];1)-FIND(&quot; &quot;;[.F26];1)-1));[.C26];[.C26]+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3: Unwatch category</text:p>
          </table:table-cell>
          <table:table-cell table:style-name="ce316" office:value-type="string">
            <text:p>- Click on Unwatch corresponding icon of category which want to remove watching</text:p>
          </table:table-cell>
          <table:table-cell table:style-name="ce321" office:value-type="string">
            <text:p>Confirm message pop up is displayed with information “Are you sure you want unwatch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91">
          <table:table-cell table:style-name="ce199" table:formula="of:=IF(VALUE(MID([.F28];6;FIND(&quot;:&quot;;[.F28];1)-FIND(&quot; &quot;;[.F28];1)-1))&gt;VALUE(MID([.F27];6;FIND(&quot;:&quot;;[.F27];1)-FIND(&quot; &quot;;[.F27];1)-1));&quot;&quot;;MAX([.A$7:.A27])+1)">
            <text:p/>
          </table:table-cell>
          <table:table-cell table:style-name="ce312" office:value-type="string">
            <text:p>FNC_KS_ANS_SET_26</text:p>
          </table:table-cell>
          <table:table-cell table:style-name="ce215" table:formula="of:=IF(VALUE(MID([.F28];6;FIND(&quot;:&quot;;[.F28];1)-FIND(&quot; &quot;;[.F28];1)-1))&gt;VALUE(MID([.F27];6;FIND(&quot;:&quot;;[.F27];1)-FIND(&quot; &quot;;[.F27];1)-1));[.C27];[.C27]+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4: Accept Unwatch category</text:p>
          </table:table-cell>
          <table:table-cell table:style-name="ce316" office:value-type="string">
            <text:p>click on <text:span text:style-name="T17">OK</text:span><text:span text:style-name="T18"> button</text:span></text:p>
          </table:table-cell>
          <table:table-cell table:style-name="ce321" office:value-type="string">
            <text:p>- Selected category is unwatched successful amd Remove from Watch category list</text:p>
            <text:p>- Email notification is not sent to email registered when has any change in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9];6;FIND(&quot;:&quot;;[.F29];1)-FIND(&quot; &quot;;[.F29];1)-1))&gt;VALUE(MID([.F28];6;FIND(&quot;:&quot;;[.F28];1)-FIND(&quot; &quot;;[.F28];1)-1));&quot;&quot;;MAX([.A$7:.A28])+1)" office:value-type="float" office:value="8">
            <text:p>8.00</text:p>
          </table:table-cell>
          <table:table-cell table:style-name="ce312" office:value-type="string">
            <text:p>FNC_KS_ANS_SET_26</text:p>
          </table:table-cell>
          <table:table-cell table:style-name="ce215" table:formula="of:=IF(VALUE(MID([.F29];6;FIND(&quot;:&quot;;[.F29];1)-FIND(&quot; &quot;;[.F29];1)-1))&gt;VALUE(MID([.F28];6;FIND(&quot;:&quot;;[.F28];1)-FIND(&quot; &quot;;[.F28];1)-1));[.C28];[.C28]+1)" office:value-type="float" office:value="8">
            <text:p>8.00</text:p>
          </table:table-cell>
          <table:table-cell table:style-name="ce316" office:value-type="string">
            <text:p>KS\Answers\Settings</text:p>
          </table:table-cell>
          <table:table-cell table:style-name="ce317" office:value-type="string">
            <text:p>Change avatar in case in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0];6;FIND(&quot;:&quot;;[.F30];1)-FIND(&quot; &quot;;[.F30];1)-1))&gt;VALUE(MID([.F29];6;FIND(&quot;:&quot;;[.F29];1)-FIND(&quot; &quot;;[.F29];1)-1));&quot;&quot;;MAX([.A$7:.A29])+1)">
            <text:p/>
          </table:table-cell>
          <table:table-cell table:style-name="ce312" office:value-type="string">
            <text:p>FNC_KS_ANS_SET_26</text:p>
          </table:table-cell>
          <table:table-cell table:style-name="ce215" table:formula="of:=IF(VALUE(MID([.F30];6;FIND(&quot;:&quot;;[.F30];1)-FIND(&quot; &quot;;[.F30];1)-1))&gt;VALUE(MID([.F29];6;FIND(&quot;:&quot;;[.F29];1)-FIND(&quot; &quot;;[.F29];1)-1));[.C29];[.C29]+1)" office:value-type="float" office:value="8">
            <text:p>8.00</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0">
          <table:table-cell table:style-name="ce199" table:formula="of:=IF(VALUE(MID([.F31];6;FIND(&quot;:&quot;;[.F31];1)-FIND(&quot; &quot;;[.F31];1)-1))&gt;VALUE(MID([.F30];6;FIND(&quot;:&quot;;[.F30];1)-FIND(&quot; &quot;;[.F30];1)-1));&quot;&quot;;MAX([.A$7:.A30])+1)">
            <text:p/>
          </table:table-cell>
          <table:table-cell table:style-name="ce312" office:value-type="string">
            <text:p>FNC_KS_ANS_SET_26</text:p>
          </table:table-cell>
          <table:table-cell table:style-name="ce215" table:formula="of:=IF(VALUE(MID([.F31];6;FIND(&quot;:&quot;;[.F31];1)-FIND(&quot; &quot;;[.F31];1)-1))&gt;VALUE(MID([.F30];6;FIND(&quot;:&quot;;[.F30];1)-FIND(&quot; &quot;;[.F30];1)-1));[.C30];[.C30]+1)" office:value-type="float" office:value="8">
            <text:p>8.00</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3: Change avatar with invalid file uploaded</text:p>
          </table:table-cell>
          <table:table-cell table:style-name="ce316" office:value-type="string">
            <text:p>- Click on Change avatar link</text:p>
            <text:p>- Select an invalid file</text:p>
            <text:p>- Click Upload button</text:p>
            <text:p>- Click Save</text:p>
          </table:table-cell>
          <table:table-cell table:style-name="ce321" office:value-type="string">
            <text:p>- An alert message is shown to inform that it is impossible to save invalid file for avatar.</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2];6;FIND(&quot;:&quot;;[.F32];1)-FIND(&quot; &quot;;[.F32];1)-1))&gt;VALUE(MID([.F31];6;FIND(&quot;:&quot;;[.F31];1)-FIND(&quot; &quot;;[.F31];1)-1));&quot;&quot;;MAX([.A$7:.A31])+1)" office:value-type="float" office:value="9">
            <text:p>9.00</text:p>
          </table:table-cell>
          <table:table-cell table:style-name="ce312" office:value-type="string">
            <text:p>FNC_KS_ANS_SET_26</text:p>
          </table:table-cell>
          <table:table-cell table:style-name="ce215" table:formula="of:=IF(VALUE(MID([.F32];6;FIND(&quot;:&quot;;[.F32];1)-FIND(&quot; &quot;;[.F32];1)-1))&gt;VALUE(MID([.F31];6;FIND(&quot;:&quot;;[.F31];1)-FIND(&quot; &quot;;[.F31];1)-1));[.C31];[.C31]+1)" office:value-type="float" office:value="9">
            <text:p>9.00</text:p>
          </table:table-cell>
          <table:table-cell table:style-name="ce316" office:value-type="string">
            <text:p>KS\Answers\Settings</text:p>
          </table:table-cell>
          <table:table-cell table:style-name="ce317" office:value-type="string">
            <text:p>Change avatar in case 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3];6;FIND(&quot;:&quot;;[.F33];1)-FIND(&quot; &quot;;[.F33];1)-1))&gt;VALUE(MID([.F32];6;FIND(&quot;:&quot;;[.F32];1)-FIND(&quot; &quot;;[.F32];1)-1));&quot;&quot;;MAX([.A$7:.A32])+1)">
            <text:p/>
          </table:table-cell>
          <table:table-cell table:style-name="ce312" office:value-type="string">
            <text:p>FNC_KS_ANS_SET_26</text:p>
          </table:table-cell>
          <table:table-cell table:style-name="ce215" table:formula="of:=IF(VALUE(MID([.F33];6;FIND(&quot;:&quot;;[.F33];1)-FIND(&quot; &quot;;[.F33];1)-1))&gt;VALUE(MID([.F32];6;FIND(&quot;:&quot;;[.F32];1)-FIND(&quot; &quot;;[.F32];1)-1));[.C32];[.C32]+1)" office:value-type="float" office:value="9">
            <text:p>9.00</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8">
          <table:table-cell table:style-name="ce199" table:formula="of:=IF(VALUE(MID([.F34];6;FIND(&quot;:&quot;;[.F34];1)-FIND(&quot; &quot;;[.F34];1)-1))&gt;VALUE(MID([.F33];6;FIND(&quot;:&quot;;[.F33];1)-FIND(&quot; &quot;;[.F33];1)-1));&quot;&quot;;MAX([.A$7:.A33])+1)">
            <text:p/>
          </table:table-cell>
          <table:table-cell table:style-name="ce312" office:value-type="string">
            <text:p>FNC_KS_ANS_SET_26</text:p>
          </table:table-cell>
          <table:table-cell table:style-name="ce215" table:formula="of:=IF(VALUE(MID([.F34];6;FIND(&quot;:&quot;;[.F34];1)-FIND(&quot; &quot;;[.F34];1)-1))&gt;VALUE(MID([.F33];6;FIND(&quot;:&quot;;[.F33];1)-FIND(&quot; &quot;;[.F33];1)-1));[.C33];[.C33]+1)" office:value-type="float" office:value="9">
            <text:p>9.00</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5];6;FIND(&quot;:&quot;;[.F35];1)-FIND(&quot; &quot;;[.F35];1)-1))&gt;VALUE(MID([.F34];6;FIND(&quot;:&quot;;[.F34];1)-FIND(&quot; &quot;;[.F34];1)-1));&quot;&quot;;MAX([.A$7:.A34])+1)" office:value-type="float" office:value="10">
            <text:p>10.00</text:p>
          </table:table-cell>
          <table:table-cell table:style-name="ce312" office:value-type="string">
            <text:p>FNC_KS_ANS_SET_26</text:p>
          </table:table-cell>
          <table:table-cell table:style-name="ce215" table:formula="of:=IF(VALUE(MID([.F35];6;FIND(&quot;:&quot;;[.F35];1)-FIND(&quot; &quot;;[.F35];1)-1))&gt;VALUE(MID([.F34];6;FIND(&quot;:&quot;;[.F34];1)-FIND(&quot; &quot;;[.F34];1)-1));[.C34];[.C34]+1)" office:value-type="float" office:value="10">
            <text:p>10.00</text:p>
          </table:table-cell>
          <table:table-cell table:style-name="ce316" office:value-type="string">
            <text:p>KS\Answers\Settings</text:p>
          </table:table-cell>
          <table:table-cell table:style-name="ce317" office:value-type="string">
            <text:p>Reset the uploaded avata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6];6;FIND(&quot;:&quot;;[.F36];1)-FIND(&quot; &quot;;[.F36];1)-1))&gt;VALUE(MID([.F35];6;FIND(&quot;:&quot;;[.F35];1)-FIND(&quot; &quot;;[.F35];1)-1));&quot;&quot;;MAX([.A$7:.A35])+1)">
            <text:p/>
          </table:table-cell>
          <table:table-cell table:style-name="ce312" office:value-type="string">
            <text:p>FNC_KS_ANS_SET_26</text:p>
          </table:table-cell>
          <table:table-cell table:style-name="ce215" table:formula="of:=IF(VALUE(MID([.F36];6;FIND(&quot;:&quot;;[.F36];1)-FIND(&quot; &quot;;[.F36];1)-1))&gt;VALUE(MID([.F35];6;FIND(&quot;:&quot;;[.F35];1)-FIND(&quot; &quot;;[.F35];1)-1));[.C35];[.C35]+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8">
          <table:table-cell table:style-name="ce199" table:formula="of:=IF(VALUE(MID([.F37];6;FIND(&quot;:&quot;;[.F37];1)-FIND(&quot; &quot;;[.F37];1)-1))&gt;VALUE(MID([.F36];6;FIND(&quot;:&quot;;[.F36];1)-FIND(&quot; &quot;;[.F36];1)-1));&quot;&quot;;MAX([.A$7:.A36])+1)">
            <text:p/>
          </table:table-cell>
          <table:table-cell table:style-name="ce312" office:value-type="string">
            <text:p>FNC_KS_ANS_SET_26</text:p>
          </table:table-cell>
          <table:table-cell table:style-name="ce215" table:formula="of:=IF(VALUE(MID([.F37];6;FIND(&quot;:&quot;;[.F37];1)-FIND(&quot; &quot;;[.F37];1)-1))&gt;VALUE(MID([.F36];6;FIND(&quot;:&quot;;[.F36];1)-FIND(&quot; &quot;;[.F36];1)-1));[.C36];[.C36]+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0">
          <table:table-cell table:style-name="ce199" table:formula="of:=IF(VALUE(MID([.F38];6;FIND(&quot;:&quot;;[.F38];1)-FIND(&quot; &quot;;[.F38];1)-1))&gt;VALUE(MID([.F37];6;FIND(&quot;:&quot;;[.F37];1)-FIND(&quot; &quot;;[.F37];1)-1));&quot;&quot;;MAX([.A$7:.A37])+1)">
            <text:p/>
          </table:table-cell>
          <table:table-cell table:style-name="ce312" office:value-type="string">
            <text:p>FNC_KS_ANS_SET_26</text:p>
          </table:table-cell>
          <table:table-cell table:style-name="ce215" table:formula="of:=IF(VALUE(MID([.F38];6;FIND(&quot;:&quot;;[.F38];1)-FIND(&quot; &quot;;[.F38];1)-1))&gt;VALUE(MID([.F37];6;FIND(&quot;:&quot;;[.F37];1)-FIND(&quot; &quot;;[.F37];1)-1));[.C37];[.C37]+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4: Reset the uploaded avatar</text:p>
          </table:table-cell>
          <table:table-cell table:style-name="ce316" office:value-type="string">
            <text:p>- Click [Settings] button</text:p>
            <text:p>- In profile tab, click Delete link</text:p>
            <text:p>- Click [OK]/[Cancel] in the confirm message</text:p>
          </table:table-cell>
          <table:table-cell table:style-name="ce321" office:value-type="string">
            <text:p>- The confirm message is shown</text:p>
            <text:p>- The uploaded avatar is deleted and set by the default one.</text:p>
            <text:p>- Or the delete action is cancel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Permission" table:style-name="ta2" table:print="false">
        <table:table-column table:style-name="co57"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6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5"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7];[.$K1])" office:value-type="float" office:value="0">
            <text:p>0</text:p>
          </table:table-cell>
          <table:table-cell table:style-name="ce244" table:formula="of:=COUNTIF([.M$7:.M$1007];[.$K1])" office:value-type="float" office:value="0">
            <text:p>0</text:p>
          </table:table-cell>
          <table:table-cell table:style-name="ce244" table:formula="of:=COUNTIF([.N$7:.N$1007];[.$K1])" office:value-type="float" office:value="0">
            <text:p>0</text:p>
          </table:table-cell>
          <table:table-cell table:style-name="ce244" table:formula="of:=COUNTIF([.O$7:.O$1007];[.$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7];[.$K2])" office:value-type="float" office:value="0">
            <text:p>0</text:p>
          </table:table-cell>
          <table:table-cell table:style-name="ce244" table:formula="of:=COUNTIF([.M$7:.M$1007];[.$K2])" office:value-type="float" office:value="0">
            <text:p>0</text:p>
          </table:table-cell>
          <table:table-cell table:style-name="ce244" table:formula="of:=COUNTIF([.N$7:.N$1007];[.$K2])" office:value-type="float" office:value="0">
            <text:p>0</text:p>
          </table:table-cell>
          <table:table-cell table:style-name="ce244" table:formula="of:=COUNTIF([.O$7:.O$1007];[.$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Check action permission for user login</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7];[.$K3])" office:value-type="float" office:value="0">
            <text:p>0</text:p>
          </table:table-cell>
          <table:table-cell table:style-name="ce244" table:formula="of:=COUNTIF([.M$7:.M$1007];[.$K3])" office:value-type="float" office:value="0">
            <text:p>0</text:p>
          </table:table-cell>
          <table:table-cell table:style-name="ce244" table:formula="of:=COUNTIF([.N$7:.N$1007];[.$K3])" office:value-type="float" office:value="0">
            <text:p>0</text:p>
          </table:table-cell>
          <table:table-cell table:style-name="ce244" table:formula="of:=COUNTIF([.O$7:.O$1007];[.$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203" office:value-type="string">
            <text:p>Total main cases</text:p>
          </table:table-cell>
          <table:table-cell table:style-name="ce211" table:formula="of:=MAX([.A7:.A993])" office:value-type="float" office:value="4" table:number-columns-spanned="3" table:number-rows-spanned="1">
            <text:p>4</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7];[.$K4])" office:value-type="float" office:value="0">
            <text:p>0</text:p>
          </table:table-cell>
          <table:table-cell table:style-name="ce244" table:formula="of:=COUNTIF([.M$7:.M$1007];[.$K4])" office:value-type="float" office:value="0">
            <text:p>0</text:p>
          </table:table-cell>
          <table:table-cell table:style-name="ce244" table:formula="of:=COUNTIF([.N$7:.N$1007];[.$K4])" office:value-type="float" office:value="0">
            <text:p>0</text:p>
          </table:table-cell>
          <table:table-cell table:style-name="ce244" table:formula="of:=COUNTIF([.O$7:.O$1007];[.$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7];[.$K5])" office:value-type="float" office:value="0">
            <text:p>0</text:p>
          </table:table-cell>
          <table:table-cell table:style-name="ce244" table:formula="of:=COUNTIF([.M$7:.M$1007];[.$K5])" office:value-type="float" office:value="0">
            <text:p>0</text:p>
          </table:table-cell>
          <table:table-cell table:style-name="ce244" table:formula="of:=COUNTIF([.N$7:.N$1007];[.$K5])" office:value-type="float" office:value="0">
            <text:p>0</text:p>
          </table:table-cell>
          <table:table-cell table:style-name="ce244" table:formula="of:=COUNTIF([.O$7:.O$1007];[.$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9"/>
          <table:table-cell table:style-name="ce285" table:number-columns-repeated="207"/>
        </table:table-row>
        <table:table-row table:style-name="ro92">
          <table:table-cell table:style-name="ce198" office:value-type="float" office:value="1">
            <text:p>1.00</text:p>
          </table:table-cell>
          <table:table-cell table:style-name="ce253" office:value-type="string">
            <text:p>FNC_KS_ANS_PMS_27</text:p>
          </table:table-cell>
          <table:table-cell table:style-name="ce214" office:value-type="float" office:value="1">
            <text:p>1.00</text:p>
          </table:table-cell>
          <table:table-cell table:style-name="ce223" office:value-type="string">
            <text:p>KS\Answers\Permission</text:p>
          </table:table-cell>
          <table:table-cell table:style-name="ce266" office:value-type="string">
            <text:p>Check permission in case administration login</text:p>
          </table:table-cell>
          <table:table-cell table:style-name="ce223" office:value-type="string">
            <text:p>Step 1: Login Answers system by administration account</text:p>
          </table:table-cell>
          <table:table-cell table:style-name="ce223" office:value-type="string">
            <text:p>- Login by administrator account (login by root)</text:p>
            <text:p/>
          </table:table-cell>
          <table:table-cell table:style-name="ce223" office:value-type="string">
            <text:p>- Login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8];6;FIND(&quot;:&quot;;[.F8];1)-FIND(&quot; &quot;;[.F8];1)-1))&gt;VALUE(MID([.F7];6;FIND(&quot;:&quot;;[.F7];1)-FIND(&quot; &quot;;[.F7];1)-1));&quot;&quot;;MAX([.A$7:.A7])+1)">
            <text:p/>
          </table:table-cell>
          <table:table-cell table:style-name="ce253" office:value-type="string">
            <text:p>FNC_KS_ANS_PMS_27</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2: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3">-</text:span><text:span text:style-name="T15"> Add/edit/delete/move category functions are available </text:span></text:p>
            <text:p><text:span text:style-name="T15">- The administrator can add/edit/delete/move all categories.</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0">
          <table:table-cell table:style-name="ce199" table:formula="of:=IF(VALUE(MID([.F9];6;FIND(&quot;:&quot;;[.F9];1)-FIND(&quot; &quot;;[.F9];1)-1))&gt;VALUE(MID([.F8];6;FIND(&quot;:&quot;;[.F8];1)-FIND(&quot; &quot;;[.F8];1)-1));&quot;&quot;;MAX([.A$7:.A8])+1)">
            <text:p/>
          </table:table-cell>
          <table:table-cell table:style-name="ce253" office:value-type="string">
            <text:p>FNC_KS_ANS_PMS_27</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3: Check add/edit/delete/response/move question</text:p>
          </table:table-cell>
          <table:table-cell table:style-name="ce223" office:value-type="string">
            <text:p>- Add/edit/delete/response/move/send question by right click <text:s/>on one specific category to open pop up menu or using main menu.</text:p>
          </table:table-cell>
          <table:table-cell table:style-name="ce350" office:value-type="string">
            <text:p>- Add/edit/delete/response/move/send question function are available </text:p>
            <text:p>- Manage Question function are available</text:p>
            <text:p>- The administrator can add/edit/delete/response/move/send all question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0];6;FIND(&quot;:&quot;;[.F10];1)-FIND(&quot; &quot;;[.F10];1)-1))&gt;VALUE(MID([.F9];6;FIND(&quot;:&quot;;[.F9];1)-FIND(&quot; &quot;;[.F9];1)-1));&quot;&quot;;MAX([.A$7:.A9])+1)">
            <text:p/>
          </table:table-cell>
          <table:table-cell table:style-name="ce253" office:value-type="string">
            <text:p>FNC_KS_ANS_PMS_27</text:p>
          </table:table-cell>
          <table:table-cell table:style-name="ce215" table:formula="of:=IF(VALUE(MID([.F10];6;FIND(&quot;:&quot;;[.F10];1)-FIND(&quot; &quot;;[.F10];1)-1))&gt;VALUE(MID([.F9];6;FIND(&quot;:&quot;;[.F9];1)-FIND(&quot; &quot;;[.F9];1)-1));[.C9];[.C9]+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manage watch function are available.</text:p>
            <text:p>- The administrator can add/manage watch of all categories.</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1];6;FIND(&quot;:&quot;;[.F11];1)-FIND(&quot; &quot;;[.F11];1)-1))&gt;VALUE(MID([.F10];6;FIND(&quot;:&quot;;[.F10];1)-FIND(&quot; &quot;;[.F10];1)-1));&quot;&quot;;MAX([.A$7:.A10])+1)">
            <text:p/>
          </table:table-cell>
          <table:table-cell table:style-name="ce253" office:value-type="string">
            <text:p>FNC_KS_ANS_PMS_27</text:p>
          </table:table-cell>
          <table:table-cell table:style-name="ce215" table:formula="of:=IF(VALUE(MID([.F11];6;FIND(&quot;:&quot;;[.F11];1)-FIND(&quot; &quot;;[.F11];1)-1))&gt;VALUE(MID([.F10];6;FIND(&quot;:&quot;;[.F10];1)-FIND(&quot; &quot;;[.F10];1)-1));[.C10];[.C10]+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administ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2];6;FIND(&quot;:&quot;;[.F12];1)-FIND(&quot; &quot;;[.F12];1)-1))&gt;VALUE(MID([.F11];6;FIND(&quot;:&quot;;[.F11];1)-FIND(&quot; &quot;;[.F11];1)-1));&quot;&quot;;MAX([.A$7:.A11])+1)">
            <text:p/>
          </table:table-cell>
          <table:table-cell table:style-name="ce253" office:value-type="string">
            <text:p>FNC_KS_ANS_PMS_27</text:p>
          </table:table-cell>
          <table:table-cell table:style-name="ce215" table:formula="of:=IF(VALUE(MID([.F12];6;FIND(&quot;:&quot;;[.F12];1)-FIND(&quot; &quot;;[.F12];1)-1))&gt;VALUE(MID([.F11];6;FIND(&quot;:&quot;;[.F11];1)-FIND(&quot; &quot;;[.F11];1)-1));[.C11];[.C11]+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All Inactivated or unapproved questions are also shown.</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13];6;FIND(&quot;:&quot;;[.F13];1)-FIND(&quot; &quot;;[.F13];1)-1))&gt;VALUE(MID([.F12];6;FIND(&quot;:&quot;;[.F12];1)-FIND(&quot; &quot;;[.F12];1)-1));&quot;&quot;;MAX([.A$7:.A12])+1)" office:value-type="float" office:value="2">
            <text:p>2.00</text:p>
          </table:table-cell>
          <table:table-cell table:style-name="ce253" office:value-type="string">
            <text:p>FNC_KS_ANS_PMS_27</text:p>
          </table:table-cell>
          <table:table-cell table:style-name="ce215" table:formula="of:=IF(VALUE(MID([.F13];6;FIND(&quot;:&quot;;[.F13];1)-FIND(&quot; &quot;;[.F13];1)-1))&gt;VALUE(MID([.F12];6;FIND(&quot;:&quot;;[.F12];1)-FIND(&quot; &quot;;[.F12];1)-1));[.C12];[.C12]+1)" office:value-type="float" office:value="2">
            <text:p>2.00</text:p>
          </table:table-cell>
          <table:table-cell table:style-name="ce223" office:value-type="string">
            <text:p>KS\Answers\Permission</text:p>
          </table:table-cell>
          <table:table-cell table:style-name="ce266" office:value-type="string">
            <text:p>Check permission in case moderato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93">
          <table:table-cell table:style-name="ce199" table:formula="of:=IF(VALUE(MID([.F14];6;FIND(&quot;:&quot;;[.F14];1)-FIND(&quot; &quot;;[.F14];1)-1))&gt;VALUE(MID([.F13];6;FIND(&quot;:&quot;;[.F13];1)-FIND(&quot; &quot;;[.F13];1)-1));&quot;&quot;;MAX([.A$7:.A13])+1)">
            <text:p/>
          </table:table-cell>
          <table:table-cell table:style-name="ce253" office:value-type="string">
            <text:p>FNC_KS_ANS_PMS_27</text:p>
          </table:table-cell>
          <table:table-cell table:style-name="ce215" table:formula="of:=IF(VALUE(MID([.F14];6;FIND(&quot;:&quot;;[.F14];1)-FIND(&quot; &quot;;[.F14];1)-1))&gt;VALUE(MID([.F13];6;FIND(&quot;:&quot;;[.F13];1)-FIND(&quot; &quot;;[.F13];1)-1));[.C13];[.C13]+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2: Login Answers system by moderator account to check add/edit/delete/move category</text:p>
          </table:table-cell>
          <table:table-cell table:style-name="ce223" office:value-type="string">
            <text:p>- Login by moderato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s are available inside some categories that are moderated by the login moderator. </text:span></text:p>
            <text:p><text:span text:style-name="T15">- The moderator can only add/edit/delete/move all categories inside some categories that are moderated by the login moderator.</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57">
          <table:table-cell table:style-name="ce199" table:formula="of:=IF(VALUE(MID([.F15];6;FIND(&quot;:&quot;;[.F15];1)-FIND(&quot; &quot;;[.F15];1)-1))&gt;VALUE(MID([.F14];6;FIND(&quot;:&quot;;[.F14];1)-FIND(&quot; &quot;;[.F14];1)-1));&quot;&quot;;MAX([.A$7:.A14])+1)">
            <text:p/>
          </table:table-cell>
          <table:table-cell table:style-name="ce253" office:value-type="string">
            <text:p>FNC_KS_ANS_PMS_27</text:p>
          </table:table-cell>
          <table:table-cell table:style-name="ce215" table:formula="of:=IF(VALUE(MID([.F15];6;FIND(&quot;:&quot;;[.F15];1)-FIND(&quot; &quot;;[.F15];1)-1))&gt;VALUE(MID([.F14];6;FIND(&quot;:&quot;;[.F14];1)-FIND(&quot; &quot;;[.F14];1)-1));[.C14];[.C14]+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3: Check add/edit/delete/response/move/send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available <text:span text:style-name="T15">inside some categories that are moderated by the login moderator</text:span></text:p>
            <text:p>- Manage Question function are available <text:span text:style-name="T15">inside some categories that are moderated by the login moderator.</text:span></text:p>
            <text:p>- The moderator can add/send question to/of all category but can only edit/delete/response/move questions <text:span text:style-name="T15">inside some categories that are moderated by the login moderator.</text:span></text:p>
          </table:table-cell>
          <table:table-cell table:style-name="ce242" office:value-type="string">
            <text:p>Medium</text:p>
          </table:table-cell>
          <table:table-cell table:style-name="ce241"/>
          <table:table-cell table:style-name="ce212" table:number-columns-repeated="216"/>
        </table:table-row>
        <table:table-row table:style-name="ro54">
          <table:table-cell table:style-name="ce199" table:formula="of:=IF(VALUE(MID([.F16];6;FIND(&quot;:&quot;;[.F16];1)-FIND(&quot; &quot;;[.F16];1)-1))&gt;VALUE(MID([.F15];6;FIND(&quot;:&quot;;[.F15];1)-FIND(&quot; &quot;;[.F15];1)-1));&quot;&quot;;MAX([.A$7:.A15])+1)">
            <text:p/>
          </table:table-cell>
          <table:table-cell table:style-name="ce253" office:value-type="string">
            <text:p>FNC_KS_ANS_PMS_27</text:p>
          </table:table-cell>
          <table:table-cell table:style-name="ce215" table:formula="of:=IF(VALUE(MID([.F16];6;FIND(&quot;:&quot;;[.F16];1)-FIND(&quot; &quot;;[.F16];1)-1))&gt;VALUE(MID([.F15];6;FIND(&quot;:&quot;;[.F15];1)-FIND(&quot; &quot;;[.F15];1)-1));[.C15];[.C15]+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only available inside <text:span text:style-name="T15">some categories that are moderated by the login moderator.</text:span></text:p>
            <text:p>- The moderator can add watch to all categories in KS system, but can only manage watch inside some categories that are moderated by the login moderator.</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PMS_27</text:p>
          </table:table-cell>
          <table:table-cell table:style-name="ce215" table:formula="of:=IF(VALUE(MID([.F17];6;FIND(&quot;:&quot;;[.F17];1)-FIND(&quot; &quot;;[.F17];1)-1))&gt;VALUE(MID([.F16];6;FIND(&quot;:&quot;;[.F16];1)-FIND(&quot; &quot;;[.F16];1)-1));[.C16];[.C16]+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mode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94">
          <table:table-cell table:style-name="ce199" table:formula="of:=IF(VALUE(MID([.F18];6;FIND(&quot;:&quot;;[.F18];1)-FIND(&quot; &quot;;[.F18];1)-1))&gt;VALUE(MID([.F17];6;FIND(&quot;:&quot;;[.F17];1)-FIND(&quot; &quot;;[.F17];1)-1));&quot;&quot;;MAX([.A$7:.A17])+1)">
            <text:p/>
          </table:table-cell>
          <table:table-cell table:style-name="ce253" office:value-type="string">
            <text:p>FNC_KS_ANS_PMS_27</text:p>
          </table:table-cell>
          <table:table-cell table:style-name="ce215" table:formula="of:=IF(VALUE(MID([.F18];6;FIND(&quot;:&quot;;[.F18];1)-FIND(&quot; &quot;;[.F18];1)-1))&gt;VALUE(MID([.F17];6;FIND(&quot;:&quot;;[.F17];1)-FIND(&quot; &quot;;[.F17];1)-1));[.C17];[.C17]+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19];6;FIND(&quot;:&quot;;[.F19];1)-FIND(&quot; &quot;;[.F19];1)-1))&gt;VALUE(MID([.F18];6;FIND(&quot;:&quot;;[.F18];1)-FIND(&quot; &quot;;[.F18];1)-1));&quot;&quot;;MAX([.A$7:.A18])+1)" office:value-type="float" office:value="3">
            <text:p>3.00</text:p>
          </table:table-cell>
          <table:table-cell table:style-name="ce253" office:value-type="string">
            <text:p>FNC_KS_ANS_PMS_27</text:p>
          </table:table-cell>
          <table:table-cell table:style-name="ce215" table:formula="of:=IF(VALUE(MID([.F19];6;FIND(&quot;:&quot;;[.F19];1)-FIND(&quot; &quot;;[.F19];1)-1))&gt;VALUE(MID([.F18];6;FIND(&quot;:&quot;;[.F18];1)-FIND(&quot; &quot;;[.F18];1)-1));[.C18];[.C18]+1)" office:value-type="float" office:value="3">
            <text:p>3.00</text:p>
          </table:table-cell>
          <table:table-cell table:style-name="ce223" office:value-type="string">
            <text:p>KS\Answers\Permission</text:p>
          </table:table-cell>
          <table:table-cell table:style-name="ce266" office:value-type="string">
            <text:p>Check permission in case normal use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38">
          <table:table-cell table:style-name="ce199" table:formula="of:=IF(VALUE(MID([.F20];6;FIND(&quot;:&quot;;[.F20];1)-FIND(&quot; &quot;;[.F20];1)-1))&gt;VALUE(MID([.F19];6;FIND(&quot;:&quot;;[.F19];1)-FIND(&quot; &quot;;[.F19];1)-1));&quot;&quot;;MAX([.A$7:.A19])+1)">
            <text:p/>
          </table:table-cell>
          <table:table-cell table:style-name="ce253" office:value-type="string">
            <text:p>FNC_KS_ANS_PMS_27</text:p>
          </table:table-cell>
          <table:table-cell table:style-name="ce215" table:formula="of:=IF(VALUE(MID([.F20];6;FIND(&quot;:&quot;;[.F20];1)-FIND(&quot; &quot;;[.F20];1)-1))&gt;VALUE(MID([.F19];6;FIND(&quot;:&quot;;[.F19];1)-FIND(&quot; &quot;;[.F19];1)-1));[.C19];[.C19]+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2: Login Answers system by normal user account to check add/edit/delete/move category</text:p>
          </table:table-cell>
          <table:table-cell table:style-name="ce223" office:value-type="string">
            <text:p>- Login by normal use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 is not available for normal users.</text:span></text:p>
            <text:p><text:span text:style-name="T15">- The normal user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1];6;FIND(&quot;:&quot;;[.F21];1)-FIND(&quot; &quot;;[.F21];1)-1))&gt;VALUE(MID([.F20];6;FIND(&quot;:&quot;;[.F20];1)-FIND(&quot; &quot;;[.F20];1)-1));&quot;&quot;;MAX([.A$7:.A20])+1)">
            <text:p/>
          </table:table-cell>
          <table:table-cell table:style-name="ce253" office:value-type="string">
            <text:p>FNC_KS_ANS_PMS_27</text:p>
          </table:table-cell>
          <table:table-cell table:style-name="ce215" table:formula="of:=IF(VALUE(MID([.F21];6;FIND(&quot;:&quot;;[.F21];1)-FIND(&quot; &quot;;[.F21];1)-1))&gt;VALUE(MID([.F20];6;FIND(&quot;:&quot;;[.F20];1)-FIND(&quot; &quot;;[.F20];1)-1));[.C20];[.C20]+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3: Check add/edit/delete/response/move question</text:p>
          </table:table-cell>
          <table:table-cell table:style-name="ce223" office:value-type="string">
            <text:p>Add/edit/delete/response/move/send question by right click on one specific category to select action in pop up menu or using main menu.</text:p>
          </table:table-cell>
          <table:table-cell table:style-name="ce350" office:value-type="string">
            <text:p>- Edit/delete/response/move question function are not available for normal users<text:span text:style-name="T15">.</text:span></text:p>
            <text:p>- The normal user can only add/send question to category.</text:p>
          </table:table-cell>
          <table:table-cell table:style-name="ce242" office:value-type="string">
            <text:p>Medium</text:p>
          </table:table-cell>
          <table:table-cell table:style-name="ce241"/>
          <table:table-cell table:style-name="ce212" table:number-columns-repeated="216"/>
        </table:table-row>
        <table:table-row table:style-name="ro38">
          <table:table-cell table:style-name="ce199" table:formula="of:=IF(VALUE(MID([.F22];6;FIND(&quot;:&quot;;[.F22];1)-FIND(&quot; &quot;;[.F22];1)-1))&gt;VALUE(MID([.F21];6;FIND(&quot;:&quot;;[.F21];1)-FIND(&quot; &quot;;[.F21];1)-1));&quot;&quot;;MAX([.A$7:.A21])+1)">
            <text:p/>
          </table:table-cell>
          <table:table-cell table:style-name="ce253" office:value-type="string">
            <text:p>FNC_KS_ANS_PMS_27</text:p>
          </table:table-cell>
          <table:table-cell table:style-name="ce215" table:formula="of:=IF(VALUE(MID([.F22];6;FIND(&quot;:&quot;;[.F22];1)-FIND(&quot; &quot;;[.F22];1)-1))&gt;VALUE(MID([.F21];6;FIND(&quot;:&quot;;[.F21];1)-FIND(&quot; &quot;;[.F21];1)-1));[.C21];[.C21]+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normal users</text:p>
            <text:p>- The normal users can add watch to all category, but can not manage watch.</text:p>
          </table:table-cell>
          <table:table-cell table:style-name="ce242" office:value-type="string">
            <text:p>Medium</text:p>
          </table:table-cell>
          <table:table-cell table:style-name="ce241"/>
          <table:table-cell table:style-name="ce212"/>
          <table:table-cell/>
          <table:table-cell table:style-name="ce212" table:number-columns-repeated="214"/>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PMS_27</text:p>
          </table:table-cell>
          <table:table-cell table:style-name="ce215" table:formula="of:=IF(VALUE(MID([.F23];6;FIND(&quot;:&quot;;[.F23];1)-FIND(&quot; &quot;;[.F23];1)-1))&gt;VALUE(MID([.F22];6;FIND(&quot;:&quot;;[.F22];1)-FIND(&quot; &quot;;[.F22];1)-1));[.C22];[.C22]+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normal use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24];6;FIND(&quot;:&quot;;[.F24];1)-FIND(&quot; &quot;;[.F24];1)-1))&gt;VALUE(MID([.F23];6;FIND(&quot;:&quot;;[.F23];1)-FIND(&quot; &quot;;[.F23];1)-1));&quot;&quot;;MAX([.A$7:.A23])+1)">
            <text:p/>
          </table:table-cell>
          <table:table-cell table:style-name="ce253" office:value-type="string">
            <text:p>FNC_KS_ANS_PMS_27</text:p>
          </table:table-cell>
          <table:table-cell table:style-name="ce215" table:formula="of:=IF(VALUE(MID([.F24];6;FIND(&quot;:&quot;;[.F24];1)-FIND(&quot; &quot;;[.F24];1)-1))&gt;VALUE(MID([.F23];6;FIND(&quot;:&quot;;[.F23];1)-FIND(&quot; &quot;;[.F23];1)-1));[.C23];[.C23]+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5];6;FIND(&quot;:&quot;;[.F25];1)-FIND(&quot; &quot;;[.F25];1)-1))&gt;VALUE(MID([.F24];6;FIND(&quot;:&quot;;[.F24];1)-FIND(&quot; &quot;;[.F24];1)-1));&quot;&quot;;MAX([.A$7:.A24])+1)" office:value-type="float" office:value="4">
            <text:p>4.00</text:p>
          </table:table-cell>
          <table:table-cell table:style-name="ce253" office:value-type="string">
            <text:p>FNC_KS_ANS_PMS_27</text:p>
          </table:table-cell>
          <table:table-cell table:style-name="ce215" table:formula="of:=IF(VALUE(MID([.F25];6;FIND(&quot;:&quot;;[.F25];1)-FIND(&quot; &quot;;[.F25];1)-1))&gt;VALUE(MID([.F24];6;FIND(&quot;:&quot;;[.F24];1)-FIND(&quot; &quot;;[.F24];1)-1));[.C24];[.C24]+1)" office:value-type="float" office:value="4">
            <text:p>4.00</text:p>
          </table:table-cell>
          <table:table-cell table:style-name="ce223" office:value-type="string">
            <text:p>KS\Answers\Permission</text:p>
          </table:table-cell>
          <table:table-cell table:style-name="ce266" office:value-type="string">
            <text:p>Check permission in case guest view</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PMS_27</text:p>
          </table:table-cell>
          <table:table-cell table:style-name="ce215" table:formula="of:=IF(VALUE(MID([.F26];6;FIND(&quot;:&quot;;[.F26];1)-FIND(&quot; &quot;;[.F26];1)-1))&gt;VALUE(MID([.F25];6;FIND(&quot;:&quot;;[.F25];1)-FIND(&quot; &quot;;[.F25];1)-1));[.C25];[.C25]+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2: Do not login and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5">- Add/edit/delete/move category function is not available for guest</text:span></text:p>
            <text:p><text:span text:style-name="T15">- The guest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7];6;FIND(&quot;:&quot;;[.F27];1)-FIND(&quot; &quot;;[.F27];1)-1))&gt;VALUE(MID([.F26];6;FIND(&quot;:&quot;;[.F26];1)-FIND(&quot; &quot;;[.F26];1)-1));&quot;&quot;;MAX([.A$7:.A26])+1)">
            <text:p/>
          </table:table-cell>
          <table:table-cell table:style-name="ce253" office:value-type="string">
            <text:p>FNC_KS_ANS_PMS_27</text:p>
          </table:table-cell>
          <table:table-cell table:style-name="ce215" table:formula="of:=IF(VALUE(MID([.F27];6;FIND(&quot;:&quot;;[.F27];1)-FIND(&quot; &quot;;[.F27];1)-1))&gt;VALUE(MID([.F26];6;FIND(&quot;:&quot;;[.F26];1)-FIND(&quot; &quot;;[.F26];1)-1));[.C26];[.C26]+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3: Check add/edit/delete/response/move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not available for guest</text:p>
            <text:p>- The guest can only add/send question to/of all categorie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8];6;FIND(&quot;:&quot;;[.F28];1)-FIND(&quot; &quot;;[.F28];1)-1))&gt;VALUE(MID([.F27];6;FIND(&quot;:&quot;;[.F27];1)-FIND(&quot; &quot;;[.F27];1)-1));&quot;&quot;;MAX([.A$7:.A27])+1)">
            <text:p/>
          </table:table-cell>
          <table:table-cell table:style-name="ce253" office:value-type="string">
            <text:p>FNC_KS_ANS_PMS_27</text:p>
          </table:table-cell>
          <table:table-cell table:style-name="ce215" table:formula="of:=IF(VALUE(MID([.F28];6;FIND(&quot;:&quot;;[.F28];1)-FIND(&quot; &quot;;[.F28];1)-1))&gt;VALUE(MID([.F27];6;FIND(&quot;:&quot;;[.F27];1)-FIND(&quot; &quot;;[.F27];1)-1));[.C27];[.C27]+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guests</text:p>
            <text:p>- The guest can add watch to all category, but can not manage watch.</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PMS_27</text:p>
          </table:table-cell>
          <table:table-cell table:style-name="ce215" table:formula="of:=IF(VALUE(MID([.F29];6;FIND(&quot;:&quot;;[.F29];1)-FIND(&quot; &quot;;[.F29];1)-1))&gt;VALUE(MID([.F28];6;FIND(&quot;:&quot;;[.F28];1)-FIND(&quot; &quot;;[.F28];1)-1));[.C28];[.C28]+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not available for guests</text:p>
            <text:p>- The guest can not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30];6;FIND(&quot;:&quot;;[.F30];1)-FIND(&quot; &quot;;[.F30];1)-1))&gt;VALUE(MID([.F29];6;FIND(&quot;:&quot;;[.F29];1)-FIND(&quot; &quot;;[.F29];1)-1));&quot;&quot;;MAX([.A$7:.A29])+1)">
            <text:p/>
          </table:table-cell>
          <table:table-cell table:style-name="ce253" office:value-type="string">
            <text:p>FNC_KS_ANS_PMS_27</text:p>
          </table:table-cell>
          <table:table-cell table:style-name="ce215" table:formula="of:=IF(VALUE(MID([.F30];6;FIND(&quot;:&quot;;[.F30];1)-FIND(&quot; &quot;;[.F30];1)-1))&gt;VALUE(MID([.F29];6;FIND(&quot;:&quot;;[.F29];1)-FIND(&quot; &quot;;[.F29];1)-1));[.C29];[.C29]+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0"/>
          <table:table-cell/>
          <table:table-cell table:style-name="ce212"/>
          <table:table-cell table:number-columns-repeated="214"/>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Export_Import" table:style-name="ta2" table:print="false">
        <table:table-column table:style-name="co57"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36" table:default-cell-style-name="Default"/>
        <table:table-column table:style-name="co80" table:default-cell-style-name="Default"/>
        <table:table-column table:style-name="co81" table:default-cell-style-name="Default"/>
        <table:table-column table:style-name="co65" table:default-cell-style-name="Default"/>
        <table:table-column table:style-name="co82" table:default-cell-style-name="Default"/>
        <table:table-column table:style-name="co6" table:default-cell-style-name="Default"/>
        <table:table-column table:style-name="co32"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Export, Import category and question insid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203" office:value-type="string">
            <text:p>Total main cases</text:p>
          </table:table-cell>
          <table:table-cell table:style-name="ce211" table:formula="of:=MAX([.A7:.A994])" office:value-type="float" office:value="9" table:number-columns-spanned="3" table:number-rows-spanned="1">
            <text:p>9</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9"/>
          <table:table-cell table:style-name="ce285" table:number-columns-repeated="207"/>
        </table:table-row>
        <table:table-row table:style-name="ro30">
          <table:table-cell table:style-name="ce198" office:value-type="float" office:value="1">
            <text:p>1.00</text:p>
          </table:table-cell>
          <table:table-cell table:style-name="ce253" office:value-type="string">
            <text:p>FNC_KS_ANS_IEP_28</text:p>
          </table:table-cell>
          <table:table-cell table:style-name="ce214" office:value-type="float" office:value="1">
            <text:p>1.00</text:p>
          </table:table-cell>
          <table:table-cell table:style-name="ce223" office:value-type="string">
            <text:p>KS\Answers\Export Import\Export</text:p>
          </table:table-cell>
          <table:table-cell table:style-name="ce266" office:value-type="string">
            <text:p>Export category and question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8];6;FIND(&quot;:&quot;;[.F8];1)-FIND(&quot; &quot;;[.F8];1)-1))&gt;VALUE(MID([.F7];6;FIND(&quot;:&quot;;[.F7];1)-FIND(&quot; &quot;;[.F7];1)-1));&quot;&quot;;MAX([.A$7:.A7])+1)">
            <text:p/>
          </table:table-cell>
          <table:table-cell table:style-name="ce253" office:value-type="string">
            <text:p>FNC_KS_ANS_IEP_28</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9];6;FIND(&quot;:&quot;;[.F9];1)-FIND(&quot; &quot;;[.F9];1)-1))&gt;VALUE(MID([.F8];6;FIND(&quot;:&quot;;[.F8];1)-FIND(&quot; &quot;;[.F8];1)-1));&quot;&quot;;MAX([.A$7:.A8])+1)">
            <text:p/>
          </table:table-cell>
          <table:table-cell table:style-name="ce253" office:value-type="string">
            <text:p>FNC_KS_ANS_IEP_28</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3: Export category and question inside</text:p>
          </table:table-cell>
          <table:table-cell table:style-name="ce223" office:value-type="string">
            <text:p>- Input File name to export</text:p>
            <text:p>- Click Save button</text:p>
          </table:table-cell>
          <table:table-cell table:style-name="ce350" office:value-type="string">
            <text:p>- A pop up is shown allows saving the exported file.</text:p>
            <text:p>- The selected category is exported properly with predefined name.</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IEP_28</text:p>
          </table:table-cell>
          <table:table-cell table:style-name="ce215" table:formula="of:=IF(VALUE(MID([.F10];6;FIND(&quot;:&quot;;[.F10];1)-FIND(&quot; &quot;;[.F10];1)-1))&gt;VALUE(MID([.F9];6;FIND(&quot;:&quot;;[.F9];1)-FIND(&quot; &quot;;[.F9];1)-1));[.C9];[.C9]+1)" office:value-type="float" office:value="2">
            <text:p>2.00</text:p>
          </table:table-cell>
          <table:table-cell table:style-name="ce223" office:value-type="string">
            <text:p>KS\Answers\Export Import\Export</text:p>
          </table:table-cell>
          <table:table-cell table:style-name="ce266" office:value-type="string">
            <text:p>Export category and question in case blank file name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11];6;FIND(&quot;:&quot;;[.F11];1)-FIND(&quot; &quot;;[.F11];1)-1))&gt;VALUE(MID([.F10];6;FIND(&quot;:&quot;;[.F10];1)-FIND(&quot; &quot;;[.F10];1)-1));&quot;&quot;;MAX([.A$7:.A10])+1)">
            <text:p/>
          </table:table-cell>
          <table:table-cell table:style-name="ce253" office:value-type="string">
            <text:p>FNC_KS_ANS_IEP_28</text:p>
          </table:table-cell>
          <table:table-cell table:style-name="ce215" table:formula="of:=IF(VALUE(MID([.F11];6;FIND(&quot;:&quot;;[.F11];1)-FIND(&quot; &quot;;[.F11];1)-1))&gt;VALUE(MID([.F10];6;FIND(&quot;:&quot;;[.F10];1)-FIND(&quot; &quot;;[.F10];1)-1));[.C10];[.C10]+1)" office:value-type="float" office:value="2">
            <text:p>2.00</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IEP_28</text:p>
          </table:table-cell>
          <table:table-cell table:style-name="ce215" table:formula="of:=IF(VALUE(MID([.F12];6;FIND(&quot;:&quot;;[.F12];1)-FIND(&quot; &quot;;[.F12];1)-1))&gt;VALUE(MID([.F11];6;FIND(&quot;:&quot;;[.F11];1)-FIND(&quot; &quot;;[.F11];1)-1));[.C11];[.C11]+1)" office:value-type="float" office:value="2">
            <text:p>2.00</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3: Export category and question inside</text:p>
          </table:table-cell>
          <table:table-cell table:style-name="ce223" office:value-type="string">
            <text:p>- Leave File name to export blank</text:p>
            <text:p>- Click Save button</text:p>
          </table:table-cell>
          <table:table-cell table:style-name="ce350" office:value-type="string">
            <text:p>- Alert message is shown to inform that <text:s/>file name to export is required</text:p>
          </table:table-cell>
          <table:table-cell table:style-name="ce279" office:value-type="string">
            <text:p>Low</text:p>
          </table:table-cell>
          <table:table-cell table:style-name="ce241"/>
          <table:table-cell table:style-name="ce212" table:number-columns-repeated="216"/>
        </table:table-row>
        <table:table-row table:style-name="ro87">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IEP_28</text:p>
          </table:table-cell>
          <table:table-cell table:style-name="ce215" table:formula="of:=IF(VALUE(MID([.F13];6;FIND(&quot;:&quot;;[.F13];1)-FIND(&quot; &quot;;[.F13];1)-1))&gt;VALUE(MID([.F12];6;FIND(&quot;:&quot;;[.F12];1)-FIND(&quot; &quot;;[.F12];1)-1));[.C12];[.C12]+1)" office:value-type="float" office:value="3">
            <text:p>3.00</text:p>
          </table:table-cell>
          <table:table-cell table:style-name="ce223" office:value-type="string">
            <text:p>KS\Answers\Export Import\Export</text:p>
          </table:table-cell>
          <table:table-cell table:style-name="ce266" office:value-type="string">
            <text:p>Export category and question in case the category is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88">
          <table:table-cell table:style-name="ce199" table:formula="of:=IF(VALUE(MID([.F14];6;FIND(&quot;:&quot;;[.F14];1)-FIND(&quot; &quot;;[.F14];1)-1))&gt;VALUE(MID([.F13];6;FIND(&quot;:&quot;;[.F13];1)-FIND(&quot; &quot;;[.F13];1)-1));&quot;&quot;;MAX([.A$7:.A13])+1)">
            <text:p/>
          </table:table-cell>
          <table:table-cell table:style-name="ce253" office:value-type="string">
            <text:p>FNC_KS_ANS_IEP_28</text:p>
          </table:table-cell>
          <table:table-cell table:style-name="ce215" table:formula="of:=IF(VALUE(MID([.F14];6;FIND(&quot;:&quot;;[.F14];1)-FIND(&quot; &quot;;[.F14];1)-1))&gt;VALUE(MID([.F13];6;FIND(&quot;:&quot;;[.F13];1)-FIND(&quot; &quot;;[.F13];1)-1));[.C13];[.C13]+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95">
          <table:table-cell table:style-name="ce199" table:formula="of:=IF(VALUE(MID([.F15];6;FIND(&quot;:&quot;;[.F15];1)-FIND(&quot; &quot;;[.F15];1)-1))&gt;VALUE(MID([.F14];6;FIND(&quot;:&quot;;[.F14];1)-FIND(&quot; &quot;;[.F14];1)-1));&quot;&quot;;MAX([.A$7:.A14])+1)">
            <text:p/>
          </table:table-cell>
          <table:table-cell table:style-name="ce253" office:value-type="string">
            <text:p>FNC_KS_ANS_IEP_28</text:p>
          </table:table-cell>
          <table:table-cell table:style-name="ce215" table:formula="of:=IF(VALUE(MID([.F15];6;FIND(&quot;:&quot;;[.F15];1)-FIND(&quot; &quot;;[.F15];1)-1))&gt;VALUE(MID([.F14];6;FIND(&quot;:&quot;;[.F14];1)-FIND(&quot; &quot;;[.F14];1)-1));[.C14];[.C14]+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3:Delete the being exported category</text:p>
          </table:table-cell>
          <table:table-cell table:style-name="ce223" office:value-type="string">
            <text:p>- Open the other window</text:p>
            <text:p>- Login by administrator and delete the category which is being exported</text:p>
          </table:table-cell>
          <table:table-cell table:style-name="ce350" office:value-type="string">
            <text:p>- The category being exported is delet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6];6;FIND(&quot;:&quot;;[.F16];1)-FIND(&quot; &quot;;[.F16];1)-1))&gt;VALUE(MID([.F15];6;FIND(&quot;:&quot;;[.F15];1)-FIND(&quot; &quot;;[.F15];1)-1));&quot;&quot;;MAX([.A$7:.A15])+1)">
            <text:p/>
          </table:table-cell>
          <table:table-cell table:style-name="ce253" office:value-type="string">
            <text:p>FNC_KS_ANS_IEP_28</text:p>
          </table:table-cell>
          <table:table-cell table:style-name="ce215" table:formula="of:=IF(VALUE(MID([.F16];6;FIND(&quot;:&quot;;[.F16];1)-FIND(&quot; &quot;;[.F16];1)-1))&gt;VALUE(MID([.F15];6;FIND(&quot;:&quot;;[.F15];1)-FIND(&quot; &quot;;[.F15];1)-1));[.C15];[.C15]+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4: Export category and question inside</text:p>
          </table:table-cell>
          <table:table-cell table:style-name="ce223" office:value-type="string">
            <text:p>- Back to the window which contains Export form which is being exported</text:p>
            <text:p>- Click Save button</text:p>
          </table:table-cell>
          <table:table-cell table:style-name="ce349" office:value-type="string">
            <text:p>- Alert message is shown to inform that the category no longer exists to export.</text:p>
          </table:table-cell>
          <table:table-cell table:style-name="ce279" office:value-type="string">
            <text:p>Low</text:p>
          </table:table-cell>
          <table:table-cell table:style-name="ce241"/>
          <table:table-cell table:style-name="ce212" table:number-columns-repeated="216"/>
        </table:table-row>
        <table:table-row table:style-name="ro94">
          <table:table-cell table:style-name="ce199" table:formula="of:=IF(VALUE(MID([.F17];6;FIND(&quot;:&quot;;[.F17];1)-FIND(&quot; &quot;;[.F17];1)-1))&gt;VALUE(MID([.F16];6;FIND(&quot;:&quot;;[.F16];1)-FIND(&quot; &quot;;[.F16];1)-1));&quot;&quot;;MAX([.A$7:.A16])+1)" office:value-type="float" office:value="4">
            <text:p>4.00</text:p>
          </table:table-cell>
          <table:table-cell table:style-name="ce253" office:value-type="string">
            <text:p>FNC_KS_ANS_IEP_29</text:p>
          </table:table-cell>
          <table:table-cell table:style-name="ce214" office:value-type="float" office:value="1">
            <text:p>1.00</text:p>
          </table:table-cell>
          <table:table-cell table:style-name="ce223" office:value-type="string">
            <text:p>KS\Answers\Export Import\Import</text:p>
          </table:table-cell>
          <table:table-cell table:style-name="ce266" office:value-type="string">
            <text:p>Import category and question into home page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8];6;FIND(&quot;:&quot;;[.F18];1)-FIND(&quot; &quot;;[.F18];1)-1))&gt;VALUE(MID([.F17];6;FIND(&quot;:&quot;;[.F17];1)-FIND(&quot; &quot;;[.F17];1)-1));&quot;&quot;;MAX([.A$7:.A17])+1)">
            <text:p/>
          </table:table-cell>
          <table:table-cell table:style-name="ce253" office:value-type="string">
            <text:p>FNC_KS_ANS_IEP_29</text:p>
          </table:table-cell>
          <table:table-cell table:style-name="ce215" table:formula="of:=IF(VALUE(MID([.F18];6;FIND(&quot;:&quot;;[.F18];1)-FIND(&quot; &quot;;[.F18];1)-1))&gt;VALUE(MID([.F17];6;FIND(&quot;:&quot;;[.F17];1)-FIND(&quot; &quot;;[.F17];1)-1));[.C17];[.C17]+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19];6;FIND(&quot;:&quot;;[.F19];1)-FIND(&quot; &quot;;[.F19];1)-1))&gt;VALUE(MID([.F18];6;FIND(&quot;:&quot;;[.F18];1)-FIND(&quot; &quot;;[.F18];1)-1));&quot;&quot;;MAX([.A$7:.A18])+1)">
            <text:p/>
          </table:table-cell>
          <table:table-cell table:style-name="ce253" office:value-type="string">
            <text:p>FNC_KS_ANS_IEP_29</text:p>
          </table:table-cell>
          <table:table-cell table:style-name="ce215" table:formula="of:=IF(VALUE(MID([.F19];6;FIND(&quot;:&quot;;[.F19];1)-FIND(&quot; &quot;;[.F19];1)-1))&gt;VALUE(MID([.F18];6;FIND(&quot;:&quot;;[.F18];1)-FIND(&quot; &quot;;[.F18];1)-1));[.C18];[.C18]+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0];6;FIND(&quot;:&quot;;[.F20];1)-FIND(&quot; &quot;;[.F20];1)-1))&gt;VALUE(MID([.F19];6;FIND(&quot;:&quot;;[.F19];1)-FIND(&quot; &quot;;[.F19];1)-1));&quot;&quot;;MAX([.A$7:.A19])+1)">
            <text:p/>
          </table:table-cell>
          <table:table-cell table:style-name="ce253" office:value-type="string">
            <text:p>FNC_KS_ANS_IEP_29</text:p>
          </table:table-cell>
          <table:table-cell table:style-name="ce215" table:formula="of:=IF(VALUE(MID([.F20];6;FIND(&quot;:&quot;;[.F20];1)-FIND(&quot; &quot;;[.F20];1)-1))&gt;VALUE(MID([.F19];6;FIND(&quot;:&quot;;[.F19];1)-FIND(&quot; &quot;;[.F19];1)-1));[.C19];[.C19]+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IEP_29</text:p>
          </table:table-cell>
          <table:table-cell table:style-name="ce215" table:formula="of:=IF(VALUE(MID([.F21];6;FIND(&quot;:&quot;;[.F21];1)-FIND(&quot; &quot;;[.F21];1)-1))&gt;VALUE(MID([.F20];6;FIND(&quot;:&quot;;[.F20];1)-FIND(&quot; &quot;;[.F20];1)-1));[.C20];[.C20]+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at Answers Home page</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22];6;FIND(&quot;:&quot;;[.F22];1)-FIND(&quot; &quot;;[.F22];1)-1))&gt;VALUE(MID([.F21];6;FIND(&quot;:&quot;;[.F21];1)-FIND(&quot; &quot;;[.F21];1)-1));&quot;&quot;;MAX([.A$7:.A21])+1)">
            <text:p/>
          </table:table-cell>
          <table:table-cell table:style-name="ce253" office:value-type="string">
            <text:p>FNC_KS_ANS_IEP_29</text:p>
          </table:table-cell>
          <table:table-cell table:style-name="ce215" table:formula="of:=IF(VALUE(MID([.F22];6;FIND(&quot;:&quot;;[.F22];1)-FIND(&quot; &quot;;[.F22];1)-1))&gt;VALUE(MID([.F21];6;FIND(&quot;:&quot;;[.F21];1)-FIND(&quot; &quot;;[.F21];1)-1));[.C21];[.C21]+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6: Check the content of the imported category</text:p>
          </table:table-cell>
          <table:table-cell table:style-name="ce223" office:value-type="string">
            <text:p>- Click on the category which has been imported</text:p>
          </table:table-cell>
          <table:table-cell table:style-name="ce349"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23];6;FIND(&quot;:&quot;;[.F23];1)-FIND(&quot; &quot;;[.F23];1)-1))&gt;VALUE(MID([.F22];6;FIND(&quot;:&quot;;[.F22];1)-FIND(&quot; &quot;;[.F22];1)-1));&quot;&quot;;MAX([.A$7:.A22])+1)">
            <text:p/>
          </table:table-cell>
          <table:table-cell table:style-name="ce253" office:value-type="string">
            <text:p>FNC_KS_ANS_IEP_29</text:p>
          </table:table-cell>
          <table:table-cell table:style-name="ce215" table:formula="of:=IF(VALUE(MID([.F23];6;FIND(&quot;:&quot;;[.F23];1)-FIND(&quot; &quot;;[.F23];1)-1))&gt;VALUE(MID([.F22];6;FIND(&quot;:&quot;;[.F22];1)-FIND(&quot; &quot;;[.F22];1)-1));[.C22];[.C22]+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7: Check the main action on the imported category</text:p>
          </table:table-cell>
          <table:table-cell table:style-name="ce223" office:value-type="string">
            <text:p>- Right click on the imported category and do main actions in menu pop up</text:p>
            <text:p>- Click on question inside and do main actions on questions</text:p>
            <text:p/>
          </table:table-cell>
          <table:table-cell table:style-name="ce349" office:value-type="string">
            <text:p>- All actions on the imported category and questions inside can be done properly.</text:p>
            <text:p>- There is no gap between the original category/question and the exported category/question.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4];6;FIND(&quot;:&quot;;[.F24];1)-FIND(&quot; &quot;;[.F24];1)-1))&gt;VALUE(MID([.F23];6;FIND(&quot;:&quot;;[.F23];1)-FIND(&quot; &quot;;[.F23];1)-1));&quot;&quot;;MAX([.A$7:.A23])+1)" office:value-type="float" office:value="5">
            <text:p>5.00</text:p>
          </table:table-cell>
          <table:table-cell table:style-name="ce253" office:value-type="string">
            <text:p>FNC_KS_ANS_IEP_29</text:p>
          </table:table-cell>
          <table:table-cell table:style-name="ce215" table:formula="of:=IF(VALUE(MID([.F24];6;FIND(&quot;:&quot;;[.F24];1)-FIND(&quot; &quot;;[.F24];1)-1))&gt;VALUE(MID([.F23];6;FIND(&quot;:&quot;;[.F23];1)-FIND(&quot; &quot;;[.F23];1)-1));[.C23];[.C23]+1)" office:value-type="float" office:value="2">
            <text:p>2.00</text:p>
          </table:table-cell>
          <table:table-cell table:style-name="ce223" office:value-type="string">
            <text:p>KS\Answers\Export Import\Import</text:p>
          </table:table-cell>
          <table:table-cell table:style-name="ce266" office:value-type="string">
            <text:p>Import category and question into a category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IEP_29</text:p>
          </table:table-cell>
          <table:table-cell table:style-name="ce215" table:formula="of:=IF(VALUE(MID([.F25];6;FIND(&quot;:&quot;;[.F25];1)-FIND(&quot; &quot;;[.F25];1)-1))&gt;VALUE(MID([.F24];6;FIND(&quot;:&quot;;[.F24];1)-FIND(&quot; &quot;;[.F24];1)-1));[.C24];[.C24]+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26];6;FIND(&quot;:&quot;;[.F26];1)-FIND(&quot; &quot;;[.F26];1)-1))&gt;VALUE(MID([.F25];6;FIND(&quot;:&quot;;[.F25];1)-FIND(&quot; &quot;;[.F25];1)-1));&quot;&quot;;MAX([.A$7:.A25])+1)">
            <text:p/>
          </table:table-cell>
          <table:table-cell table:style-name="ce253" office:value-type="string">
            <text:p>FNC_KS_ANS_IEP_29</text:p>
          </table:table-cell>
          <table:table-cell table:style-name="ce215" table:formula="of:=IF(VALUE(MID([.F26];6;FIND(&quot;:&quot;;[.F26];1)-FIND(&quot; &quot;;[.F26];1)-1))&gt;VALUE(MID([.F25];6;FIND(&quot;:&quot;;[.F25];1)-FIND(&quot; &quot;;[.F25];1)-1));[.C25];[.C25]+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7];6;FIND(&quot;:&quot;;[.F27];1)-FIND(&quot; &quot;;[.F27];1)-1))&gt;VALUE(MID([.F26];6;FIND(&quot;:&quot;;[.F26];1)-FIND(&quot; &quot;;[.F26];1)-1));&quot;&quot;;MAX([.A$7:.A26])+1)">
            <text:p/>
          </table:table-cell>
          <table:table-cell table:style-name="ce253" office:value-type="string">
            <text:p>FNC_KS_ANS_IEP_29</text:p>
          </table:table-cell>
          <table:table-cell table:style-name="ce215" table:formula="of:=IF(VALUE(MID([.F27];6;FIND(&quot;:&quot;;[.F27];1)-FIND(&quot; &quot;;[.F27];1)-1))&gt;VALUE(MID([.F26];6;FIND(&quot;:&quot;;[.F26];1)-FIND(&quot; &quot;;[.F26];1)-1));[.C26];[.C26]+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8];6;FIND(&quot;:&quot;;[.F28];1)-FIND(&quot; &quot;;[.F28];1)-1))&gt;VALUE(MID([.F27];6;FIND(&quot;:&quot;;[.F27];1)-FIND(&quot; &quot;;[.F27];1)-1));&quot;&quot;;MAX([.A$7:.A27])+1)">
            <text:p/>
          </table:table-cell>
          <table:table-cell table:style-name="ce253" office:value-type="string">
            <text:p>FNC_KS_ANS_IEP_29</text:p>
          </table:table-cell>
          <table:table-cell table:style-name="ce215" table:formula="of:=IF(VALUE(MID([.F28];6;FIND(&quot;:&quot;;[.F28];1)-FIND(&quot; &quot;;[.F28];1)-1))&gt;VALUE(MID([.F27];6;FIND(&quot;:&quot;;[.F27];1)-FIND(&quot; &quot;;[.F27];1)-1));[.C27];[.C27]+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9];6;FIND(&quot;:&quot;;[.F29];1)-FIND(&quot; &quot;;[.F29];1)-1))&gt;VALUE(MID([.F28];6;FIND(&quot;:&quot;;[.F28];1)-FIND(&quot; &quot;;[.F28];1)-1));&quot;&quot;;MAX([.A$7:.A28])+1)" office:value-type="float" office:value="6">
            <text:p>6.00</text:p>
          </table:table-cell>
          <table:table-cell table:style-name="ce253" office:value-type="string">
            <text:p>FNC_KS_ANS_IEP_29</text:p>
          </table:table-cell>
          <table:table-cell table:style-name="ce215" table:formula="of:=IF(VALUE(MID([.F29];6;FIND(&quot;:&quot;;[.F29];1)-FIND(&quot; &quot;;[.F29];1)-1))&gt;VALUE(MID([.F28];6;FIND(&quot;:&quot;;[.F28];1)-FIND(&quot; &quot;;[.F28];1)-1));[.C28];[.C28]+1)" office:value-type="float" office:value="3">
            <text:p>3.00</text:p>
          </table:table-cell>
          <table:table-cell table:style-name="ce223" office:value-type="string">
            <text:p>KS\Answers\Export Import\Import</text:p>
          </table:table-cell>
          <table:table-cell table:style-name="ce266" office:value-type="string">
            <text:p>Import category and question into a category which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0];6;FIND(&quot;:&quot;;[.F30];1)-FIND(&quot; &quot;;[.F30];1)-1))&gt;VALUE(MID([.F29];6;FIND(&quot;:&quot;;[.F29];1)-FIND(&quot; &quot;;[.F29];1)-1));&quot;&quot;;MAX([.A$7:.A29])+1)">
            <text:p/>
          </table:table-cell>
          <table:table-cell table:style-name="ce253" office:value-type="string">
            <text:p>FNC_KS_ANS_IEP_29</text:p>
          </table:table-cell>
          <table:table-cell table:style-name="ce215" table:formula="of:=IF(VALUE(MID([.F30];6;FIND(&quot;:&quot;;[.F30];1)-FIND(&quot; &quot;;[.F30];1)-1))&gt;VALUE(MID([.F29];6;FIND(&quot;:&quot;;[.F29];1)-FIND(&quot; &quot;;[.F29];1)-1));[.C29];[.C29]+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31];6;FIND(&quot;:&quot;;[.F31];1)-FIND(&quot; &quot;;[.F31];1)-1))&gt;VALUE(MID([.F30];6;FIND(&quot;:&quot;;[.F30];1)-FIND(&quot; &quot;;[.F30];1)-1));&quot;&quot;;MAX([.A$7:.A30])+1)">
            <text:p/>
          </table:table-cell>
          <table:table-cell table:style-name="ce253" office:value-type="string">
            <text:p>FNC_KS_ANS_IEP_29</text:p>
          </table:table-cell>
          <table:table-cell table:style-name="ce215" table:formula="of:=IF(VALUE(MID([.F31];6;FIND(&quot;:&quot;;[.F31];1)-FIND(&quot; &quot;;[.F31];1)-1))&gt;VALUE(MID([.F30];6;FIND(&quot;:&quot;;[.F30];1)-FIND(&quot; &quot;;[.F30];1)-1));[.C30];[.C30]+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2];6;FIND(&quot;:&quot;;[.F32];1)-FIND(&quot; &quot;;[.F32];1)-1))&gt;VALUE(MID([.F31];6;FIND(&quot;:&quot;;[.F31];1)-FIND(&quot; &quot;;[.F31];1)-1));&quot;&quot;;MAX([.A$7:.A31])+1)">
            <text:p/>
          </table:table-cell>
          <table:table-cell table:style-name="ce253" office:value-type="string">
            <text:p>FNC_KS_ANS_IEP_29</text:p>
          </table:table-cell>
          <table:table-cell table:style-name="ce215" table:formula="of:=IF(VALUE(MID([.F32];6;FIND(&quot;:&quot;;[.F32];1)-FIND(&quot; &quot;;[.F32];1)-1))&gt;VALUE(MID([.F31];6;FIND(&quot;:&quot;;[.F31];1)-FIND(&quot; &quot;;[.F31];1)-1));[.C31];[.C31]+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3];6;FIND(&quot;:&quot;;[.F33];1)-FIND(&quot; &quot;;[.F33];1)-1))&gt;VALUE(MID([.F32];6;FIND(&quot;:&quot;;[.F32];1)-FIND(&quot; &quot;;[.F32];1)-1));&quot;&quot;;MAX([.A$7:.A32])+1)">
            <text:p/>
          </table:table-cell>
          <table:table-cell table:style-name="ce253" office:value-type="string">
            <text:p>FNC_KS_ANS_IEP_29</text:p>
          </table:table-cell>
          <table:table-cell table:style-name="ce215" table:formula="of:=IF(VALUE(MID([.F33];6;FIND(&quot;:&quot;;[.F33];1)-FIND(&quot; &quot;;[.F33];1)-1))&gt;VALUE(MID([.F32];6;FIND(&quot;:&quot;;[.F32];1)-FIND(&quot; &quot;;[.F32];1)-1));[.C32];[.C32]+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5: Delete the category which is being imported category inside</text:p>
          </table:table-cell>
          <table:table-cell table:style-name="ce223" office:value-type="string">
            <text:p>- Open the other window</text:p>
            <text:p><text:s/>- Login by administrator and delete the category which is being imported</text:p>
          </table:table-cell>
          <table:table-cell table:style-name="ce350" office:value-type="string">
            <text:p>- The category being imported category inside is delet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4];6;FIND(&quot;:&quot;;[.F34];1)-FIND(&quot; &quot;;[.F34];1)-1))&gt;VALUE(MID([.F33];6;FIND(&quot;:&quot;;[.F33];1)-FIND(&quot; &quot;;[.F33];1)-1));&quot;&quot;;MAX([.A$7:.A33])+1)">
            <text:p/>
          </table:table-cell>
          <table:table-cell table:style-name="ce253" office:value-type="string">
            <text:p>FNC_KS_ANS_IEP_29</text:p>
          </table:table-cell>
          <table:table-cell table:style-name="ce215" table:formula="of:=IF(VALUE(MID([.F34];6;FIND(&quot;:&quot;;[.F34];1)-FIND(&quot; &quot;;[.F34];1)-1))&gt;VALUE(MID([.F33];6;FIND(&quot;:&quot;;[.F33];1)-FIND(&quot; &quot;;[.F33];1)-1));[.C33];[.C33]+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6: Import the uploaded file</text:p>
          </table:table-cell>
          <table:table-cell table:style-name="ce223" office:value-type="string">
            <text:p>- Back to the window which contain the Import form</text:p>
            <text:p>- Click Save button </text:p>
          </table:table-cell>
          <table:table-cell table:style-name="ce350" office:value-type="string">
            <text:p>- Alert message is shown to inform that the category no longer exists to import.</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5];6;FIND(&quot;:&quot;;[.F35];1)-FIND(&quot; &quot;;[.F35];1)-1))&gt;VALUE(MID([.F34];6;FIND(&quot;:&quot;;[.F34];1)-FIND(&quot; &quot;;[.F34];1)-1));&quot;&quot;;MAX([.A$7:.A34])+1)" office:value-type="float" office:value="7">
            <text:p>7.00</text:p>
          </table:table-cell>
          <table:table-cell table:style-name="ce253" office:value-type="string">
            <text:p>FNC_KS_ANS_IEP_29</text:p>
          </table:table-cell>
          <table:table-cell table:style-name="ce215" table:formula="of:=IF(VALUE(MID([.F35];6;FIND(&quot;:&quot;;[.F35];1)-FIND(&quot; &quot;;[.F35];1)-1))&gt;VALUE(MID([.F34];6;FIND(&quot;:&quot;;[.F34];1)-FIND(&quot; &quot;;[.F34];1)-1));[.C34];[.C34]+1)" office:value-type="float" office:value="4">
            <text:p>4.00</text:p>
          </table:table-cell>
          <table:table-cell table:style-name="ce223" office:value-type="string">
            <text:p>KS\Answers\Export Import\Import</text:p>
          </table:table-cell>
          <table:table-cell table:style-name="ce266" office:value-type="string">
            <text:p>Import category and question in case invalid file select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IEP_29</text:p>
          </table:table-cell>
          <table:table-cell table:style-name="ce215" table:formula="of:=IF(VALUE(MID([.F36];6;FIND(&quot;:&quot;;[.F36];1)-FIND(&quot; &quot;;[.F36];1)-1))&gt;VALUE(MID([.F35];6;FIND(&quot;:&quot;;[.F35];1)-FIND(&quot; &quot;;[.F35];1)-1));[.C35];[.C35]+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37];6;FIND(&quot;:&quot;;[.F37];1)-FIND(&quot; &quot;;[.F37];1)-1))&gt;VALUE(MID([.F36];6;FIND(&quot;:&quot;;[.F36];1)-FIND(&quot; &quot;;[.F36];1)-1));&quot;&quot;;MAX([.A$7:.A36])+1)">
            <text:p/>
          </table:table-cell>
          <table:table-cell table:style-name="ce253" office:value-type="string">
            <text:p>FNC_KS_ANS_IEP_29</text:p>
          </table:table-cell>
          <table:table-cell table:style-name="ce215" table:formula="of:=IF(VALUE(MID([.F37];6;FIND(&quot;:&quot;;[.F37];1)-FIND(&quot; &quot;;[.F37];1)-1))&gt;VALUE(MID([.F36];6;FIND(&quot;:&quot;;[.F36];1)-FIND(&quot; &quot;;[.F36];1)-1));[.C36];[.C36]+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3: Upload the selected file</text:p>
          </table:table-cell>
          <table:table-cell table:style-name="ce223" office:value-type="string">
            <text:p>- Click Browser button to select file from local disk</text:p>
            <text:p>- Select a file which have invalid format that can not be imported into Answers</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8];6;FIND(&quot;:&quot;;[.F38];1)-FIND(&quot; &quot;;[.F38];1)-1))&gt;VALUE(MID([.F37];6;FIND(&quot;:&quot;;[.F37];1)-FIND(&quot; &quot;;[.F37];1)-1));&quot;&quot;;MAX([.A$7:.A37])+1)">
            <text:p/>
          </table:table-cell>
          <table:table-cell table:style-name="ce253" office:value-type="string">
            <text:p>FNC_KS_ANS_IEP_29</text:p>
          </table:table-cell>
          <table:table-cell table:style-name="ce215" table:formula="of:=IF(VALUE(MID([.F38];6;FIND(&quot;:&quot;;[.F38];1)-FIND(&quot; &quot;;[.F38];1)-1))&gt;VALUE(MID([.F37];6;FIND(&quot;:&quot;;[.F37];1)-FIND(&quot; &quot;;[.F37];1)-1));[.C37];[.C37]+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4: Import the uploaded file</text:p>
          </table:table-cell>
          <table:table-cell table:style-name="ce223" office:value-type="string">
            <text:p>- Click Save button </text:p>
          </table:table-cell>
          <table:table-cell table:style-name="ce349" office:value-type="string">
            <text:p>- Alert message is shown to inform that the uploaded file having invalid format so that it can not be imported into Answers.</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9];6;FIND(&quot;:&quot;;[.F39];1)-FIND(&quot; &quot;;[.F39];1)-1))&gt;VALUE(MID([.F38];6;FIND(&quot;:&quot;;[.F38];1)-FIND(&quot; &quot;;[.F38];1)-1));&quot;&quot;;MAX([.A$7:.A38])+1)" office:value-type="float" office:value="8">
            <text:p>8.00</text:p>
          </table:table-cell>
          <table:table-cell table:style-name="ce253" office:value-type="string">
            <text:p>FNC_KS_ANS_IEP_29</text:p>
          </table:table-cell>
          <table:table-cell table:style-name="ce215" table:formula="of:=IF(VALUE(MID([.F39];6;FIND(&quot;:&quot;;[.F39];1)-FIND(&quot; &quot;;[.F39];1)-1))&gt;VALUE(MID([.F38];6;FIND(&quot;:&quot;;[.F38];1)-FIND(&quot; &quot;;[.F38];1)-1));[.C38];[.C38]+1)" office:value-type="float" office:value="5">
            <text:p>5.00</text:p>
          </table:table-cell>
          <table:table-cell table:style-name="ce223" office:value-type="string">
            <text:p>KS\Answers\Export Import\Import</text:p>
          </table:table-cell>
          <table:table-cell table:style-name="ce266" office:value-type="string">
            <text:p>Import category and question in case no file upload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IEP_29</text:p>
          </table:table-cell>
          <table:table-cell table:style-name="ce215" table:formula="of:=IF(VALUE(MID([.F40];6;FIND(&quot;:&quot;;[.F40];1)-FIND(&quot; &quot;;[.F40];1)-1))&gt;VALUE(MID([.F39];6;FIND(&quot;:&quot;;[.F39];1)-FIND(&quot; &quot;;[.F39];1)-1));[.C39];[.C39]+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1];6;FIND(&quot;:&quot;;[.F41];1)-FIND(&quot; &quot;;[.F41];1)-1))&gt;VALUE(MID([.F40];6;FIND(&quot;:&quot;;[.F40];1)-FIND(&quot; &quot;;[.F40];1)-1));&quot;&quot;;MAX([.A$7:.A40])+1)">
            <text:p/>
          </table:table-cell>
          <table:table-cell table:style-name="ce253" office:value-type="string">
            <text:p>FNC_KS_ANS_IEP_29</text:p>
          </table:table-cell>
          <table:table-cell table:style-name="ce215" table:formula="of:=IF(VALUE(MID([.F41];6;FIND(&quot;:&quot;;[.F41];1)-FIND(&quot; &quot;;[.F41];1)-1))&gt;VALUE(MID([.F40];6;FIND(&quot;:&quot;;[.F40];1)-FIND(&quot; &quot;;[.F40];1)-1));[.C40];[.C40]+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3: Do not upload the selected file</text:p>
          </table:table-cell>
          <table:table-cell table:style-name="ce223" office:value-type="string">
            <text:p>- Do not select and upload any file</text:p>
          </table:table-cell>
          <table:table-cell table:style-name="ce350" office:value-type="string">
            <text:p>- No file is uploaded to import</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2];6;FIND(&quot;:&quot;;[.F42];1)-FIND(&quot; &quot;;[.F42];1)-1))&gt;VALUE(MID([.F41];6;FIND(&quot;:&quot;;[.F41];1)-FIND(&quot; &quot;;[.F41];1)-1));&quot;&quot;;MAX([.A$7:.A41])+1)">
            <text:p/>
          </table:table-cell>
          <table:table-cell table:style-name="ce253" office:value-type="string">
            <text:p>FNC_KS_ANS_IEP_29</text:p>
          </table:table-cell>
          <table:table-cell table:style-name="ce215" table:formula="of:=IF(VALUE(MID([.F42];6;FIND(&quot;:&quot;;[.F42];1)-FIND(&quot; &quot;;[.F42];1)-1))&gt;VALUE(MID([.F41];6;FIND(&quot;:&quot;;[.F41];1)-FIND(&quot; &quot;;[.F41];1)-1));[.C41];[.C41]+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4: Import category and question.</text:p>
          </table:table-cell>
          <table:table-cell table:style-name="ce223" office:value-type="string">
            <text:p>- Click Save button </text:p>
          </table:table-cell>
          <table:table-cell table:style-name="ce349" office:value-type="string">
            <text:p>- Alert message is shown to inform that the an uploaded file is required to import.</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3];6;FIND(&quot;:&quot;;[.F43];1)-FIND(&quot; &quot;;[.F43];1)-1))&gt;VALUE(MID([.F42];6;FIND(&quot;:&quot;;[.F42];1)-FIND(&quot; &quot;;[.F42];1)-1));&quot;&quot;;MAX([.A$7:.A42])+1)" office:value-type="float" office:value="9">
            <text:p>9.00</text:p>
          </table:table-cell>
          <table:table-cell table:style-name="ce253" office:value-type="string">
            <text:p>FNC_KS_ANS_IEP_29</text:p>
          </table:table-cell>
          <table:table-cell table:style-name="ce215" table:formula="of:=IF(VALUE(MID([.F43];6;FIND(&quot;:&quot;;[.F43];1)-FIND(&quot; &quot;;[.F43];1)-1))&gt;VALUE(MID([.F42];6;FIND(&quot;:&quot;;[.F42];1)-FIND(&quot; &quot;;[.F42];1)-1));[.C42];[.C42]+1)" office:value-type="float" office:value="6">
            <text:p>6.00</text:p>
          </table:table-cell>
          <table:table-cell table:style-name="ce223" office:value-type="string">
            <text:p>KS\Answers\Export Import\Import</text:p>
          </table:table-cell>
          <table:table-cell table:style-name="ce266" office:value-type="string">
            <text:p>Import category and question in case duplication of imported file</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IEP_29</text:p>
          </table:table-cell>
          <table:table-cell table:style-name="ce215" table:formula="of:=IF(VALUE(MID([.F44];6;FIND(&quot;:&quot;;[.F44];1)-FIND(&quot; &quot;;[.F44];1)-1))&gt;VALUE(MID([.F43];6;FIND(&quot;:&quot;;[.F43];1)-FIND(&quot; &quot;;[.F43];1)-1));[.C43];[.C43]+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45];6;FIND(&quot;:&quot;;[.F45];1)-FIND(&quot; &quot;;[.F45];1)-1))&gt;VALUE(MID([.F44];6;FIND(&quot;:&quot;;[.F44];1)-FIND(&quot; &quot;;[.F44];1)-1));&quot;&quot;;MAX([.A$7:.A44])+1)">
            <text:p/>
          </table:table-cell>
          <table:table-cell table:style-name="ce253" office:value-type="string">
            <text:p>FNC_KS_ANS_IEP_29</text:p>
          </table:table-cell>
          <table:table-cell table:style-name="ce215" table:formula="of:=IF(VALUE(MID([.F45];6;FIND(&quot;:&quot;;[.F45];1)-FIND(&quot; &quot;;[.F45];1)-1))&gt;VALUE(MID([.F44];6;FIND(&quot;:&quot;;[.F44];1)-FIND(&quot; &quot;;[.F44];1)-1));[.C44];[.C44]+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In Answers home page or go to inside 1 category and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6];6;FIND(&quot;:&quot;;[.F46];1)-FIND(&quot; &quot;;[.F46];1)-1))&gt;VALUE(MID([.F45];6;FIND(&quot;:&quot;;[.F45];1)-FIND(&quot; &quot;;[.F45];1)-1));&quot;&quot;;MAX([.A$7:.A45])+1)">
            <text:p/>
          </table:table-cell>
          <table:table-cell table:style-name="ce253" office:value-type="string">
            <text:p>FNC_KS_ANS_IEP_29</text:p>
          </table:table-cell>
          <table:table-cell table:style-name="ce215" table:formula="of:=IF(VALUE(MID([.F46];6;FIND(&quot;:&quot;;[.F46];1)-FIND(&quot; &quot;;[.F46];1)-1))&gt;VALUE(MID([.F45];6;FIND(&quot;:&quot;;[.F45];1)-FIND(&quot; &quot;;[.F45];1)-1));[.C45];[.C45]+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47];6;FIND(&quot;:&quot;;[.F47];1)-FIND(&quot; &quot;;[.F47];1)-1))&gt;VALUE(MID([.F46];6;FIND(&quot;:&quot;;[.F46];1)-FIND(&quot; &quot;;[.F46];1)-1));&quot;&quot;;MAX([.A$7:.A46])+1)">
            <text:p/>
          </table:table-cell>
          <table:table-cell table:style-name="ce253" office:value-type="string">
            <text:p>FNC_KS_ANS_IEP_29</text:p>
          </table:table-cell>
          <table:table-cell table:style-name="ce215" table:formula="of:=IF(VALUE(MID([.F47];6;FIND(&quot;:&quot;;[.F47];1)-FIND(&quot; &quot;;[.F47];1)-1))&gt;VALUE(MID([.F46];6;FIND(&quot;:&quot;;[.F46];1)-FIND(&quot; &quot;;[.F46];1)-1));[.C46];[.C46]+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ext:p>- In case old data is not deleted at step 3, duplication will happen, alert message is shown to inform.</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41">
          <table:table-cell table:style-name="ce199" table:formula="of:=IF(VALUE(MID([.F48];6;FIND(&quot;:&quot;;[.F48];1)-FIND(&quot; &quot;;[.F48];1)-1))&gt;VALUE(MID([.F47];6;FIND(&quot;:&quot;;[.F47];1)-FIND(&quot; &quot;;[.F47];1)-1));&quot;&quot;;MAX([.A$7:.A47])+1)">
            <text:p/>
          </table:table-cell>
          <table:table-cell table:style-name="ce253" office:value-type="string">
            <text:p>FNC_KS_ANS_IEP_29</text:p>
          </table:table-cell>
          <table:table-cell table:style-name="ce215" table:formula="of:=IF(VALUE(MID([.F48];6;FIND(&quot;:&quot;;[.F48];1)-FIND(&quot; &quot;;[.F48];1)-1))&gt;VALUE(MID([.F47];6;FIND(&quot;:&quot;;[.F47];1)-FIND(&quot; &quot;;[.F47];1)-1));[.C47];[.C47]+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6:Continue import the file which has already imported</text:p>
          </table:table-cell>
          <table:table-cell table:style-name="ce223" office:value-type="string">
            <text:p>- Open Import form and do action like step 4</text:p>
            <text:p>- Click Save button</text:p>
          </table:table-cell>
          <table:table-cell table:style-name="ce350" office:value-type="string">
            <text:p>- Alert message is shown to inform that <text:s/>it is impossible to import. Because it is already imported before and these categories and question already exist.</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Other_actions" table:style-name="ta2" table:print="false">
        <table:table-column table:style-name="co48" table:default-cell-style-name="Default"/>
        <table:table-column table:style-name="co83" table:default-cell-style-name="Default"/>
        <table:table-column table:style-name="co82" table:default-cell-style-name="Default"/>
        <table:table-column table:style-name="co85" table:default-cell-style-name="Default"/>
        <table:table-column table:style-name="co86" table:default-cell-style-name="Default"/>
        <table:table-column table:style-name="co87" table:default-cell-style-name="Default"/>
        <table:table-column table:style-name="co54" table:default-cell-style-name="Default"/>
        <table:table-column table:style-name="co88" table:default-cell-style-name="Default"/>
        <table:table-column table:style-name="co89" table:default-cell-style-name="Default"/>
        <table:table-column table:style-name="co90" table:default-cell-style-name="Default"/>
        <table:table-column table:style-name="co82"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float" office:value="3">
            <text:p>3</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29">
          <table:table-cell/>
          <table:table-cell table:style-name="ce203" office:value-type="string">
            <text:p>Function List<text:span text:style-name="T9">:</text:span></text:p>
          </table:table-cell>
          <table:table-cell table:style-name="ce211"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352" office:value-type="string">
            <text:p>Total main cases</text:p>
          </table:table-cell>
          <table:table-cell table:style-name="ce211" table:formula="of:=MAX([.A7:.A998])" office:value-type="float" office:value="20" table:number-columns-spanned="3" table:number-rows-spanned="1">
            <text:p>20</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able:number-columns-repeated="9"/>
          <table:table-cell table:style-name="ce285" table:number-columns-repeated="207"/>
        </table:table-row>
        <table:table-row table:style-name="ro29">
          <table:table-cell table:style-name="ce198" office:value-type="float" office:value="1">
            <text:p>1.00</text:p>
          </table:table-cell>
          <table:table-cell table:style-name="ce253" office:value-type="string">
            <text:p>FNC_KS_ANS_OAT_30</text:p>
          </table:table-cell>
          <table:table-cell table:style-name="ce214" office:value-type="float" office:value="1">
            <text:p>1.00</text:p>
          </table:table-cell>
          <table:table-cell table:style-name="ce222" office:value-type="string">
            <text:p>KS\Answers\Other Actions\Custom view</text:p>
          </table:table-cell>
          <table:table-cell table:style-name="ce266" office:value-type="string">
            <text:p>Show and hide left panel</text:p>
          </table:table-cell>
          <table:table-cell table:style-name="ce223" office:value-type="string">
            <text:p>Step 1: Go to Answers application</text:p>
          </table:table-cell>
          <table:table-cell table:style-name="ce223" office:value-type="string">
            <text:p>- Go to Answers application</text:p>
          </table:table-cell>
          <table:table-cell table:style-name="ce223" office:value-type="string">
            <text:p>- Answers application is displayed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OAT_30</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2: Hide left panel</text:p>
          </table:table-cell>
          <table:table-cell table:style-name="ce223" office:value-type="string">
            <text:p>- Click Show/hide left panels icon on main action bar</text:p>
          </table:table-cell>
          <table:table-cell table:style-name="ce223" office:value-type="string">
            <text:p>- Left panel is hidden.</text:p>
            <text:p>- The tool tip is shown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9];6;FIND(&quot;:&quot;;[.F9];1)-FIND(&quot; &quot;;[.F9];1)-1))&gt;VALUE(MID([.F8];6;FIND(&quot;:&quot;;[.F8];1)-FIND(&quot; &quot;;[.F8];1)-1));&quot;&quot;;MAX([.A$7:.A8])+1)">
            <text:p/>
          </table:table-cell>
          <table:table-cell table:style-name="ce253" office:value-type="string">
            <text:p>FNC_KS_ANS_OAT_30</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3: Show left panel</text:p>
          </table:table-cell>
          <table:table-cell table:style-name="ce223" office:value-type="string">
            <text:p>- Click Show/hide left panels icon on main action bar</text:p>
          </table:table-cell>
          <table:table-cell table:style-name="ce349" office:value-type="string">
            <text:p>- Left panel is shown.</text:p>
            <text:p><text:span text:style-name="T20">- The tool tip is shown properly</text:span></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OAT_31</text:p>
          </table:table-cell>
          <table:table-cell table:style-name="ce214" office:value-type="float" office:value="1">
            <text:p>1.00</text:p>
          </table:table-cell>
          <table:table-cell table:style-name="ce222" office:value-type="string">
            <text:p>KS\Answers\Other Actions\Elections</text:p>
          </table:table-cell>
          <table:table-cell table:style-name="ce266" office:value-type="string">
            <text:p>Subcategorie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Login successfully</text:p>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1];6;FIND(&quot;:&quot;;[.F11];1)-FIND(&quot; &quot;;[.F11];1)-1))&gt;VALUE(MID([.F10];6;FIND(&quot;:&quot;;[.F10];1)-FIND(&quot; &quot;;[.F10];1)-1));&quot;&quot;;MAX([.A$7:.A10])+1)">
            <text:p/>
          </table:table-cell>
          <table:table-cell table:style-name="ce253" office:value-type="string">
            <text:p>FNC_KS_ANS_OAT_31</text:p>
          </table:table-cell>
          <table:table-cell table:style-name="ce215" table:formula="of:=IF(VALUE(MID([.F11];6;FIND(&quot;:&quot;;[.F11];1)-FIND(&quot; &quot;;[.F11];1)-1))&gt;VALUE(MID([.F10];6;FIND(&quot;:&quot;;[.F10];1)-FIND(&quot; &quot;;[.F10];1)-1));[.C10];[.C10]+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subcategories in the current view category is shown properly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OAT_31</text:p>
          </table:table-cell>
          <table:table-cell table:style-name="ce215" table:formula="of:=IF(VALUE(MID([.F12];6;FIND(&quot;:&quot;;[.F12];1)-FIND(&quot; &quot;;[.F12];1)-1))&gt;VALUE(MID([.F11];6;FIND(&quot;:&quot;;[.F11];1)-FIND(&quot; &quot;;[.F11];1)-1));[.C11];[.C11]+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3: Add one subcategory</text:p>
          </table:table-cell>
          <table:table-cell table:style-name="ce223" office:value-type="string">
            <text:p>- Open Add Category form</text:p>
            <text:p>- Input data and click Save button </text:p>
          </table:table-cell>
          <table:table-cell table:style-name="ce223" office:value-type="string">
            <text:p>- New subcategory is added.</text:p>
            <text:p>- The total of subcategorie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3];6;FIND(&quot;:&quot;;[.F13];1)-FIND(&quot; &quot;;[.F13];1)-1))&gt;VALUE(MID([.F12];6;FIND(&quot;:&quot;;[.F12];1)-FIND(&quot; &quot;;[.F12];1)-1));&quot;&quot;;MAX([.A$7:.A12])+1)">
            <text:p/>
          </table:table-cell>
          <table:table-cell table:style-name="ce253" office:value-type="string">
            <text:p>FNC_KS_ANS_OAT_31</text:p>
          </table:table-cell>
          <table:table-cell table:style-name="ce215" table:formula="of:=IF(VALUE(MID([.F13];6;FIND(&quot;:&quot;;[.F13];1)-FIND(&quot; &quot;;[.F13];1)-1))&gt;VALUE(MID([.F12];6;FIND(&quot;:&quot;;[.F12];1)-FIND(&quot; &quot;;[.F12];1)-1));[.C12];[.C12]+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4: Subtract one category</text:p>
          </table:table-cell>
          <table:table-cell table:style-name="ce223" office:value-type="string">
            <text:p>- Right click on 1 category </text:p>
            <text:p>- Delete category</text:p>
          </table:table-cell>
          <table:table-cell table:style-name="ce223" office:value-type="string">
            <text:p>- The subcategory is deleted</text:p>
            <text:p>- The total of subcategorie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4];6;FIND(&quot;:&quot;;[.F14];1)-FIND(&quot; &quot;;[.F14];1)-1))&gt;VALUE(MID([.F13];6;FIND(&quot;:&quot;;[.F13];1)-FIND(&quot; &quot;;[.F13];1)-1));&quot;&quot;;MAX([.A$7:.A13])+1)" office:value-type="float" office:value="3">
            <text:p>3.00</text:p>
          </table:table-cell>
          <table:table-cell table:style-name="ce253" office:value-type="string">
            <text:p>FNC_KS_ANS_OAT_31</text:p>
          </table:table-cell>
          <table:table-cell table:style-name="ce215" table:formula="of:=IF(VALUE(MID([.F14];6;FIND(&quot;:&quot;;[.F14];1)-FIND(&quot; &quot;;[.F14];1)-1))&gt;VALUE(MID([.F13];6;FIND(&quot;:&quot;;[.F13];1)-FIND(&quot; &quot;;[.F13];1)-1));[.C13];[.C13]+1)" office:value-type="float" office:value="2">
            <text:p>2.00</text:p>
          </table:table-cell>
          <table:table-cell table:style-name="ce223" office:value-type="string">
            <text:p>KS\Answers\Other Actions\Elections</text:p>
          </table:table-cell>
          <table:table-cell table:style-name="ce266" office:value-type="string">
            <text:p>Total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5];6;FIND(&quot;:&quot;;[.F15];1)-FIND(&quot; &quot;;[.F15];1)-1))&gt;VALUE(MID([.F14];6;FIND(&quot;:&quot;;[.F14];1)-FIND(&quot; &quot;;[.F14];1)-1));&quot;&quot;;MAX([.A$7:.A14])+1)">
            <text:p/>
          </table:table-cell>
          <table:table-cell table:style-name="ce253" office:value-type="string">
            <text:p>FNC_KS_ANS_OAT_31</text:p>
          </table:table-cell>
          <table:table-cell table:style-name="ce215" table:formula="of:=IF(VALUE(MID([.F15];6;FIND(&quot;:&quot;;[.F15];1)-FIND(&quot; &quot;;[.F15];1)-1))&gt;VALUE(MID([.F14];6;FIND(&quot;:&quot;;[.F14];1)-FIND(&quot; &quot;;[.F14];1)-1));[.C14];[.C14]+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question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6];6;FIND(&quot;:&quot;;[.F16];1)-FIND(&quot; &quot;;[.F16];1)-1))&gt;VALUE(MID([.F15];6;FIND(&quot;:&quot;;[.F15];1)-FIND(&quot; &quot;;[.F15];1)-1));&quot;&quot;;MAX([.A$7:.A15])+1)">
            <text:p/>
          </table:table-cell>
          <table:table-cell table:style-name="ce253" office:value-type="string">
            <text:p>FNC_KS_ANS_OAT_31</text:p>
          </table:table-cell>
          <table:table-cell table:style-name="ce215" table:formula="of:=IF(VALUE(MID([.F16];6;FIND(&quot;:&quot;;[.F16];1)-FIND(&quot; &quot;;[.F16];1)-1))&gt;VALUE(MID([.F15];6;FIND(&quot;:&quot;;[.F15];1)-FIND(&quot; &quot;;[.F15];1)-1));[.C15];[.C15]+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question is added.</text:p>
            <text:p>- The total of question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OAT_31</text:p>
          </table:table-cell>
          <table:table-cell table:style-name="ce215" table:formula="of:=IF(VALUE(MID([.F17];6;FIND(&quot;:&quot;;[.F17];1)-FIND(&quot; &quot;;[.F17];1)-1))&gt;VALUE(MID([.F16];6;FIND(&quot;:&quot;;[.F16];1)-FIND(&quot; &quot;;[.F16];1)-1));[.C16];[.C16]+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4: Subtract one question</text:p>
          </table:table-cell>
          <table:table-cell table:style-name="ce223" office:value-type="string">
            <text:p>- Right click on 1 question</text:p>
            <text:p>- Delete question</text:p>
          </table:table-cell>
          <table:table-cell table:style-name="ce223" office:value-type="string">
            <text:p>- The question is deleted</text:p>
            <text:p>- The total of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8];6;FIND(&quot;:&quot;;[.F18];1)-FIND(&quot; &quot;;[.F18];1)-1))&gt;VALUE(MID([.F17];6;FIND(&quot;:&quot;;[.F17];1)-FIND(&quot; &quot;;[.F17];1)-1));&quot;&quot;;MAX([.A$7:.A17])+1)" office:value-type="float" office:value="4">
            <text:p>4.00</text:p>
          </table:table-cell>
          <table:table-cell table:style-name="ce253" office:value-type="string">
            <text:p>FNC_KS_ANS_OAT_31</text:p>
          </table:table-cell>
          <table:table-cell table:style-name="ce215" table:formula="of:=IF(VALUE(MID([.F18];6;FIND(&quot;:&quot;;[.F18];1)-FIND(&quot; &quot;;[.F18];1)-1))&gt;VALUE(MID([.F17];6;FIND(&quot;:&quot;;[.F17];1)-FIND(&quot; &quot;;[.F17];1)-1));[.C17];[.C17]+1)" office:value-type="float" office:value="3">
            <text:p>3.00</text:p>
          </table:table-cell>
          <table:table-cell table:style-name="ce223" office:value-type="string">
            <text:p>KS\Answers\Other Actions\Elections</text:p>
          </table:table-cell>
          <table:table-cell table:style-name="ce266" office:value-type="string">
            <text:p>Total non-answer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9];6;FIND(&quot;:&quot;;[.F19];1)-FIND(&quot; &quot;;[.F19];1)-1))&gt;VALUE(MID([.F18];6;FIND(&quot;:&quot;;[.F18];1)-FIND(&quot; &quot;;[.F18];1)-1));&quot;&quot;;MAX([.A$7:.A18])+1)">
            <text:p/>
          </table:table-cell>
          <table:table-cell table:style-name="ce253" office:value-type="string">
            <text:p>FNC_KS_ANS_OAT_31</text:p>
          </table:table-cell>
          <table:table-cell table:style-name="ce215" table:formula="of:=IF(VALUE(MID([.F19];6;FIND(&quot;:&quot;;[.F19];1)-FIND(&quot; &quot;;[.F19];1)-1))&gt;VALUE(MID([.F18];6;FIND(&quot;:&quot;;[.F18];1)-FIND(&quot; &quot;;[.F18];1)-1));[.C18];[.C18]+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non-answered questions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0];6;FIND(&quot;:&quot;;[.F20];1)-FIND(&quot; &quot;;[.F20];1)-1))&gt;VALUE(MID([.F19];6;FIND(&quot;:&quot;;[.F19];1)-FIND(&quot; &quot;;[.F19];1)-1));&quot;&quot;;MAX([.A$7:.A19])+1)">
            <text:p/>
          </table:table-cell>
          <table:table-cell table:style-name="ce253" office:value-type="string">
            <text:p>FNC_KS_ANS_OAT_31</text:p>
          </table:table-cell>
          <table:table-cell table:style-name="ce215" table:formula="of:=IF(VALUE(MID([.F20];6;FIND(&quot;:&quot;;[.F20];1)-FIND(&quot; &quot;;[.F20];1)-1))&gt;VALUE(MID([.F19];6;FIND(&quot;:&quot;;[.F19];1)-FIND(&quot; &quot;;[.F19];1)-1));[.C19];[.C19]+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text:s/>question is added.</text:p>
            <text:p>- The total of non-answered question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OAT_31</text:p>
          </table:table-cell>
          <table:table-cell table:style-name="ce215" table:formula="of:=IF(VALUE(MID([.F21];6;FIND(&quot;:&quot;;[.F21];1)-FIND(&quot; &quot;;[.F21];1)-1))&gt;VALUE(MID([.F20];6;FIND(&quot;:&quot;;[.F20];1)-FIND(&quot; &quot;;[.F20];1)-1));[.C20];[.C20]+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4: Subtract one question</text:p>
          </table:table-cell>
          <table:table-cell table:style-name="ce223" office:value-type="string">
            <text:p>- Right click on 1 non-answered question</text:p>
            <text:p>- Delete question</text:p>
          </table:table-cell>
          <table:table-cell table:style-name="ce223" office:value-type="string">
            <text:p>- The question is deleted</text:p>
            <text:p>- The total of non-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2];6;FIND(&quot;:&quot;;[.F22];1)-FIND(&quot; &quot;;[.F22];1)-1))&gt;VALUE(MID([.F21];6;FIND(&quot;:&quot;;[.F21];1)-FIND(&quot; &quot;;[.F21];1)-1));&quot;&quot;;MAX([.A$7:.A21])+1)">
            <text:p/>
          </table:table-cell>
          <table:table-cell table:style-name="ce253" office:value-type="string">
            <text:p>FNC_KS_ANS_OAT_31</text:p>
          </table:table-cell>
          <table:table-cell table:style-name="ce215" table:formula="of:=IF(VALUE(MID([.F22];6;FIND(&quot;:&quot;;[.F22];1)-FIND(&quot; &quot;;[.F22];1)-1))&gt;VALUE(MID([.F21];6;FIND(&quot;:&quot;;[.F21];1)-FIND(&quot; &quot;;[.F21];1)-1));[.C21];[.C21]+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5: Answer one question</text:p>
          </table:table-cell>
          <table:table-cell table:style-name="ce223" office:value-type="string">
            <text:p>- Right click on non-answer question.</text:p>
            <text:p>- Answer question</text:p>
          </table:table-cell>
          <table:table-cell table:style-name="ce223" office:value-type="string">
            <text:p>- The question is answered.</text:p>
            <text:p>- The total of non- 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3];6;FIND(&quot;:&quot;;[.F23];1)-FIND(&quot; &quot;;[.F23];1)-1))&gt;VALUE(MID([.F22];6;FIND(&quot;:&quot;;[.F22];1)-FIND(&quot; &quot;;[.F22];1)-1));&quot;&quot;;MAX([.A$7:.A22])+1)" office:value-type="float" office:value="5">
            <text:p>5.00</text:p>
          </table:table-cell>
          <table:table-cell table:style-name="ce253" office:value-type="string">
            <text:p>FNC_KS_ANS_OAT_31</text:p>
          </table:table-cell>
          <table:table-cell table:style-name="ce215" table:formula="of:=IF(VALUE(MID([.F23];6;FIND(&quot;:&quot;;[.F23];1)-FIND(&quot; &quot;;[.F23];1)-1))&gt;VALUE(MID([.F22];6;FIND(&quot;:&quot;;[.F22];1)-FIND(&quot; &quot;;[.F22];1)-1));[.C22];[.C22]+1)" office:value-type="float" office:value="4">
            <text:p>4.00</text:p>
          </table:table-cell>
          <table:table-cell table:style-name="ce223" office:value-type="string">
            <text:p>KS\Answers\Other Actions\Elections</text:p>
          </table:table-cell>
          <table:table-cell table:style-name="ce266" office:value-type="string">
            <text:p>Total unapprov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 also include category requiring approval</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24];6;FIND(&quot;:&quot;;[.F24];1)-FIND(&quot; &quot;;[.F24];1)-1))&gt;VALUE(MID([.F23];6;FIND(&quot;:&quot;;[.F23];1)-FIND(&quot; &quot;;[.F23];1)-1));&quot;&quot;;MAX([.A$7:.A23])+1)">
            <text:p/>
          </table:table-cell>
          <table:table-cell table:style-name="ce253" office:value-type="string">
            <text:p>FNC_KS_ANS_OAT_31</text:p>
          </table:table-cell>
          <table:table-cell table:style-name="ce215" table:formula="of:=IF(VALUE(MID([.F24];6;FIND(&quot;:&quot;;[.F24];1)-FIND(&quot; &quot;;[.F24];1)-1))&gt;VALUE(MID([.F23];6;FIND(&quot;:&quot;;[.F23];1)-FIND(&quot; &quot;;[.F23];1)-1));[.C23];[.C23]+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2: Go to one category </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unapproved question inside the current view category is shown at Elections panel.</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OAT_31</text:p>
          </table:table-cell>
          <table:table-cell table:style-name="ce215" table:formula="of:=IF(VALUE(MID([.F25];6;FIND(&quot;:&quot;;[.F25];1)-FIND(&quot; &quot;;[.F25];1)-1))&gt;VALUE(MID([.F24];6;FIND(&quot;:&quot;;[.F24];1)-FIND(&quot; &quot;;[.F24];1)-1));[.C24];[.C24]+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3: Add one unapproved question</text:p>
          </table:table-cell>
          <table:table-cell table:style-name="ce223" office:value-type="string">
            <text:p>- Open Submit question form</text:p>
            <text:p>- Input data and click Save button </text:p>
          </table:table-cell>
          <table:table-cell table:style-name="ce223" office:value-type="string">
            <text:p>- New unapproved question is add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6];6;FIND(&quot;:&quot;;[.F26];1)-FIND(&quot; &quot;;[.F26];1)-1))&gt;VALUE(MID([.F25];6;FIND(&quot;:&quot;;[.F25];1)-FIND(&quot; &quot;;[.F25];1)-1));&quot;&quot;;MAX([.A$7:.A25])+1)">
            <text:p/>
          </table:table-cell>
          <table:table-cell table:style-name="ce253" office:value-type="string">
            <text:p>FNC_KS_ANS_OAT_31</text:p>
          </table:table-cell>
          <table:table-cell table:style-name="ce215" table:formula="of:=IF(VALUE(MID([.F26];6;FIND(&quot;:&quot;;[.F26];1)-FIND(&quot; &quot;;[.F26];1)-1))&gt;VALUE(MID([.F25];6;FIND(&quot;:&quot;;[.F25];1)-FIND(&quot; &quot;;[.F25];1)-1));[.C25];[.C25]+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4: Subtract one unapproved questions</text:p>
          </table:table-cell>
          <table:table-cell table:style-name="ce223" office:value-type="string">
            <text:p>- Right click on 1 unapproved question</text:p>
            <text:p>- Delete question</text:p>
          </table:table-cell>
          <table:table-cell table:style-name="ce223" office:value-type="string">
            <text:p>- The unapproved question is deleted</text:p>
            <text:p>- The total of unapproved questions is subtract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OAT_31</text:p>
          </table:table-cell>
          <table:table-cell table:style-name="ce215" table:formula="of:=IF(VALUE(MID([.F27];6;FIND(&quot;:&quot;;[.F27];1)-FIND(&quot; &quot;;[.F27];1)-1))&gt;VALUE(MID([.F26];6;FIND(&quot;:&quot;;[.F26];1)-FIND(&quot; &quot;;[.F26];1)-1));[.C26];[.C26]+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5: Approve one question</text:p>
          </table:table-cell>
          <table:table-cell table:style-name="ce223" office:value-type="string">
            <text:p>- Edit question and approve.</text:p>
            <text:p>- Manage question and approve.</text:p>
            <text:p/>
          </table:table-cell>
          <table:table-cell table:style-name="ce223" office:value-type="string">
            <text:p>- The question is 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OAT_31</text:p>
          </table:table-cell>
          <table:table-cell table:style-name="ce215" table:formula="of:=IF(VALUE(MID([.F28];6;FIND(&quot;:&quot;;[.F28];1)-FIND(&quot; &quot;;[.F28];1)-1))&gt;VALUE(MID([.F27];6;FIND(&quot;:&quot;;[.F27];1)-FIND(&quot; &quot;;[.F27];1)-1));[.C27];[.C27]+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6: Disapprove one question</text:p>
          </table:table-cell>
          <table:table-cell table:style-name="ce223" office:value-type="string">
            <text:p>- Edit question and disapprove.</text:p>
            <text:p>- Manage question and disapprove.</text:p>
            <text:p/>
          </table:table-cell>
          <table:table-cell table:style-name="ce223" office:value-type="string">
            <text:p>- The question is un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9];6;FIND(&quot;:&quot;;[.F29];1)-FIND(&quot; &quot;;[.F29];1)-1))&gt;VALUE(MID([.F28];6;FIND(&quot;:&quot;;[.F28];1)-FIND(&quot; &quot;;[.F28];1)-1));&quot;&quot;;MAX([.A$7:.A28])+1)" office:value-type="float" office:value="6">
            <text:p>6.00</text:p>
          </table:table-cell>
          <table:table-cell table:style-name="ce253" office:value-type="string">
            <text:p>FNC_KS_ANS_OAT_32</text:p>
          </table:table-cell>
          <table:table-cell table:style-name="ce214" office:value-type="float" office:value="1">
            <text:p>1.00</text:p>
          </table:table-cell>
          <table:table-cell table:style-name="ce222" office:value-type="string">
            <text:p>KS\Answers\Other Actions\RSS</text:p>
          </table:table-cell>
          <table:table-cell table:style-name="ce266" office:value-type="string">
            <text:p>Get RSS of specific category </text:p>
          </table:table-cell>
          <table:table-cell table:style-name="ce223" office:value-type="string">
            <text:p>Step 1: Create categories &amp; questions</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30];6;FIND(&quot;:&quot;;[.F30];1)-FIND(&quot; &quot;;[.F30];1)-1))&gt;VALUE(MID([.F29];6;FIND(&quot;:&quot;;[.F29];1)-FIND(&quot; &quot;;[.F29];1)-1));&quot;&quot;;MAX([.A$7:.A29])+1)">
            <text:p/>
          </table:table-cell>
          <table:table-cell table:style-name="ce253" office:value-type="string">
            <text:p>FNC_KS_ANS_OAT_32</text:p>
          </table:table-cell>
          <table:table-cell table:style-name="ce215" table:formula="of:=IF(VALUE(MID([.F30];6;FIND(&quot;:&quot;;[.F30];1)-FIND(&quot; &quot;;[.F30];1)-1))&gt;VALUE(MID([.F29];6;FIND(&quot;:&quot;;[.F29];1)-FIND(&quot; &quot;;[.F29];1)-1));[.C29];[.C29]+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2: Get RSS one specific category</text:p>
          </table:table-cell>
          <table:table-cell table:style-name="ce219" office:value-type="string">
            <text:p>- <text:s/>Click on specific category and click RSS button on main action bar</text:p>
            <text:p>- Or right click on specific category and select RSS </text:p>
          </table:table-cell>
          <table:table-cell table:style-name="ce223" office:value-type="string">
            <text:p>- RSS page is displayed with valid RSS inform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1];6;FIND(&quot;:&quot;;[.F31];1)-FIND(&quot; &quot;;[.F31];1)-1))&gt;VALUE(MID([.F30];6;FIND(&quot;:&quot;;[.F30];1)-FIND(&quot; &quot;;[.F30];1)-1));&quot;&quot;;MAX([.A$7:.A30])+1)">
            <text:p/>
          </table:table-cell>
          <table:table-cell table:style-name="ce253" office:value-type="string">
            <text:p>FNC_KS_ANS_OAT_32</text:p>
          </table:table-cell>
          <table:table-cell table:style-name="ce215" table:formula="of:=IF(VALUE(MID([.F31];6;FIND(&quot;:&quot;;[.F31];1)-FIND(&quot; &quot;;[.F31];1)-1))&gt;VALUE(MID([.F30];6;FIND(&quot;:&quot;;[.F30];1)-FIND(&quot; &quot;;[.F30];1)-1));[.C30];[.C30]+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3:Subscribe now</text:p>
          </table:table-cell>
          <table:table-cell table:style-name="ce219" office:value-type="string">
            <text:p>- Click on Subscribe now button</text:p>
          </table:table-cell>
          <table:table-cell table:style-name="ce223" office:value-type="string">
            <text:p>- A pop up is shown that allows bookmarking the current categor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2];6;FIND(&quot;:&quot;;[.F32];1)-FIND(&quot; &quot;;[.F32];1)-1))&gt;VALUE(MID([.F31];6;FIND(&quot;:&quot;;[.F31];1)-FIND(&quot; &quot;;[.F31];1)-1));&quot;&quot;;MAX([.A$7:.A31])+1)">
            <text:p/>
          </table:table-cell>
          <table:table-cell table:style-name="ce253" office:value-type="string">
            <text:p>FNC_KS_ANS_OAT_32</text:p>
          </table:table-cell>
          <table:table-cell table:style-name="ce215" table:formula="of:=IF(VALUE(MID([.F32];6;FIND(&quot;:&quot;;[.F32];1)-FIND(&quot; &quot;;[.F32];1)-1))&gt;VALUE(MID([.F31];6;FIND(&quot;:&quot;;[.F31];1)-FIND(&quot; &quot;;[.F31];1)-1));[.C31];[.C31]+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4: Check information update</text:p>
          </table:table-cell>
          <table:table-cell table:style-name="ce219" office:value-type="string">
            <text:p>- Add more or delete question in the category that is being watched by its RSS link</text:p>
          </table:table-cell>
          <table:table-cell table:style-name="ce223" office:value-type="string">
            <text:p>- RSS information of the category that is being watched is updated corresponding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3];6;FIND(&quot;:&quot;;[.F33];1)-FIND(&quot; &quot;;[.F33];1)-1))&gt;VALUE(MID([.F32];6;FIND(&quot;:&quot;;[.F32];1)-FIND(&quot; &quot;;[.F32];1)-1));&quot;&quot;;MAX([.A$7:.A32])+1)" office:value-type="float" office:value="7">
            <text:p>7.00</text:p>
          </table:table-cell>
          <table:table-cell table:style-name="ce253" office:value-type="string">
            <text:p>FNC_KS_ANS_OAT_33</text:p>
          </table:table-cell>
          <table:table-cell table:style-name="ce214" office:value-type="float" office:value="1">
            <text:p>1.00</text:p>
          </table:table-cell>
          <table:table-cell table:style-name="ce222" office:value-type="string">
            <text:p>KS\Answers\Other Actions\User Profile</text:p>
          </table:table-cell>
          <table:table-cell table:style-name="ce266" office:value-type="string">
            <text:p>View user profile</text:p>
          </table:table-cell>
          <table:table-cell table:style-name="ce219" office:value-type="string">
            <text:p>Step 1: Create category and question</text:p>
          </table:table-cell>
          <table:table-cell table:style-name="ce219" office:value-type="string">
            <text:p>- Login as user having right to add category and question</text:p>
            <text:p>- Also create some categories that allows displaying author informa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6">
          <table:table-cell table:style-name="ce199" table:formula="of:=IF(VALUE(MID([.F34];6;FIND(&quot;:&quot;;[.F34];1)-FIND(&quot; &quot;;[.F34];1)-1))&gt;VALUE(MID([.F33];6;FIND(&quot;:&quot;;[.F33];1)-FIND(&quot; &quot;;[.F33];1)-1));&quot;&quot;;MAX([.A$7:.A33])+1)">
            <text:p/>
          </table:table-cell>
          <table:table-cell table:style-name="ce253" office:value-type="string">
            <text:p>FNC_KS_ANS_OAT_33</text:p>
          </table:table-cell>
          <table:table-cell table:style-name="ce215" table:formula="of:=IF(VALUE(MID([.F34];6;FIND(&quot;:&quot;;[.F34];1)-FIND(&quot; &quot;;[.F34];1)-1))&gt;VALUE(MID([.F33];6;FIND(&quot;:&quot;;[.F33];1)-FIND(&quot; &quot;;[.F33];1)-1));[.C33];[.C33]+1)" office:value-type="float" office:value="1">
            <text:p>1.00</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2: Comment and answer some questions</text:p>
          </table:table-cell>
          <table:table-cell table:style-name="ce219" office:value-type="string">
            <text:p>- Comment some questions at step 1</text:p>
            <text:p>- Login by administrator/moderator and answer question</text:p>
            <text:p/>
          </table:table-cell>
          <table:table-cell table:style-name="ce223" office:value-type="string">
            <text:p>- Some questions are commented and answer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7">
          <table:table-cell table:style-name="ce199" table:formula="of:=IF(VALUE(MID([.F35];6;FIND(&quot;:&quot;;[.F35];1)-FIND(&quot; &quot;;[.F35];1)-1))&gt;VALUE(MID([.F34];6;FIND(&quot;:&quot;;[.F34];1)-FIND(&quot; &quot;;[.F34];1)-1));&quot;&quot;;MAX([.A$7:.A34])+1)">
            <text:p/>
          </table:table-cell>
          <table:table-cell table:style-name="ce253" office:value-type="string">
            <text:p>FNC_KS_ANS_OAT_33</text:p>
          </table:table-cell>
          <table:table-cell table:style-name="ce215" table:formula="of:=IF(VALUE(MID([.F35];6;FIND(&quot;:&quot;;[.F35];1)-FIND(&quot; &quot;;[.F35];1)-1))&gt;VALUE(MID([.F34];6;FIND(&quot;:&quot;;[.F34];1)-FIND(&quot; &quot;;[.F34];1)-1));[.C34];[.C34]+1)" office:value-type="float" office:value="1">
            <text:p>1.00</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3: View user profile</text:p>
          </table:table-cell>
          <table:table-cell table:style-name="ce219" office:value-type="string">
            <text:p>- Click on specific question</text:p>
            <text:p>- Click on user name below of specific question</text:p>
            <text:p>- Click on user name below of specific answer</text:p>
            <text:p>- Click on user name below of specific comment</text:p>
          </table:table-cell>
          <table:table-cell table:style-name="ce223" office:value-type="string">
            <text:p>- User profile pop up is shown, displaying information of us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36];6;FIND(&quot;:&quot;;[.F36];1)-FIND(&quot; &quot;;[.F36];1)-1))&gt;VALUE(MID([.F35];6;FIND(&quot;:&quot;;[.F35];1)-FIND(&quot; &quot;;[.F35];1)-1));&quot;&quot;;MAX([.A$7:.A35])+1)" office:value-type="float" office:value="8">
            <text:p>8.00</text:p>
          </table:table-cell>
          <table:table-cell table:style-name="ce253" office:value-type="string">
            <text:p>FNC_KS_ANS_OAT_34</text:p>
          </table:table-cell>
          <table:table-cell table:style-name="ce214" office:value-type="float" office:value="1">
            <text:p>1.00</text:p>
          </table:table-cell>
          <table:table-cell table:style-name="ce222" office:value-type="string">
            <text:p>KS\Answers\Other Actions\Discuss in Forum</text:p>
          </table:table-cell>
          <table:table-cell table:style-name="ce266" office:value-type="string">
            <text:p>Discuss in case the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OAT_34</text:p>
          </table:table-cell>
          <table:table-cell table:style-name="ce215" table:formula="of:=IF(VALUE(MID([.F37];6;FIND(&quot;:&quot;;[.F37];1)-FIND(&quot; &quot;;[.F37];1)-1))&gt;VALUE(MID([.F36];6;FIND(&quot;:&quot;;[.F36];1)-FIND(&quot; &quot;;[.F36];1)-1));[.C36];[.C36]+1)" office:value-type="float" office:value="1">
            <text:p>1.00</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2: Disapprove and inactivate some questions </text:p>
          </table:table-cell>
          <table:table-cell table:style-name="ce219" office:value-type="string">
            <text:p>- <text:s/>Disapprove and inactivate some question</text:p>
          </table:table-cell>
          <table:table-cell table:style-name="ce223" office:value-type="string">
            <text:p>- Some question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38];6;FIND(&quot;:&quot;;[.F38];1)-FIND(&quot; &quot;;[.F38];1)-1))&gt;VALUE(MID([.F37];6;FIND(&quot;:&quot;;[.F37];1)-FIND(&quot; &quot;;[.F37];1)-1));&quot;&quot;;MAX([.A$7:.A37])+1)">
            <text:p/>
          </table:table-cell>
          <table:table-cell table:style-name="ce253" office:value-type="string">
            <text:p>FNC_KS_ANS_OAT_34</text:p>
          </table:table-cell>
          <table:table-cell table:style-name="ce215" table:formula="of:=IF(VALUE(MID([.F38];6;FIND(&quot;:&quot;;[.F38];1)-FIND(&quot; &quot;;[.F38];1)-1))&gt;VALUE(MID([.F37];6;FIND(&quot;:&quot;;[.F37];1)-FIND(&quot; &quot;;[.F37];1)-1));[.C37];[.C37]+1)" office:value-type="float" office:value="1">
            <text:p>1.00</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disapproved or inactivated question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77">
          <table:table-cell table:style-name="ce199" table:formula="of:=IF(VALUE(MID([.F39];6;FIND(&quot;:&quot;;[.F39];1)-FIND(&quot; &quot;;[.F39];1)-1))&gt;VALUE(MID([.F38];6;FIND(&quot;:&quot;;[.F38];1)-FIND(&quot; &quot;;[.F38];1)-1));&quot;&quot;;MAX([.A$7:.A38])+1)" office:value-type="float" office:value="9">
            <text:p>9.00</text:p>
          </table:table-cell>
          <table:table-cell table:style-name="ce253" office:value-type="string">
            <text:p>FNC_KS_ANS_OAT_34</text:p>
          </table:table-cell>
          <table:table-cell table:style-name="ce215" table:formula="of:=IF(VALUE(MID([.F39];6;FIND(&quot;:&quot;;[.F39];1)-FIND(&quot; &quot;;[.F39];1)-1))&gt;VALUE(MID([.F38];6;FIND(&quot;:&quot;;[.F38];1)-FIND(&quot; &quot;;[.F38];1)-1));[.C38];[.C38]+1)" office:value-type="float" office:value="2">
            <text:p>2.00</text:p>
          </table:table-cell>
          <table:table-cell table:style-name="ce223" office:value-type="string">
            <text:p>KS\Answers\Other Actions\Discuss in Forum</text:p>
          </table:table-cell>
          <table:table-cell table:style-name="ce266" office:value-type="string">
            <text:p>Discuss in case the answer of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OAT_34</text:p>
          </table:table-cell>
          <table:table-cell table:style-name="ce215" table:formula="of:=IF(VALUE(MID([.F40];6;FIND(&quot;:&quot;;[.F40];1)-FIND(&quot; &quot;;[.F40];1)-1))&gt;VALUE(MID([.F39];6;FIND(&quot;:&quot;;[.F39];1)-FIND(&quot; &quot;;[.F39];1)-1));[.C39];[.C39]+1)" office:value-type="float" office:value="2">
            <text:p>2.00</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2: Answer question, disapprove and inactivate some answers</text:p>
          </table:table-cell>
          <table:table-cell table:style-name="ce219" office:value-type="string">
            <text:p>- <text:s/>Answer some questions</text:p>
            <text:p>- Disapprove and inactivate some answers</text:p>
          </table:table-cell>
          <table:table-cell table:style-name="ce223" office:value-type="string">
            <text:p>- Some questions are answered</text:p>
            <text:p>- Some answer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1];6;FIND(&quot;:&quot;;[.F41];1)-FIND(&quot; &quot;;[.F41];1)-1))&gt;VALUE(MID([.F40];6;FIND(&quot;:&quot;;[.F40];1)-FIND(&quot; &quot;;[.F40];1)-1));&quot;&quot;;MAX([.A$7:.A40])+1)">
            <text:p/>
          </table:table-cell>
          <table:table-cell table:style-name="ce253" office:value-type="string">
            <text:p>FNC_KS_ANS_OAT_34</text:p>
          </table:table-cell>
          <table:table-cell table:style-name="ce215" table:formula="of:=IF(VALUE(MID([.F41];6;FIND(&quot;:&quot;;[.F41];1)-FIND(&quot; &quot;;[.F41];1)-1))&gt;VALUE(MID([.F40];6;FIND(&quot;:&quot;;[.F40];1)-FIND(&quot; &quot;;[.F40];1)-1));[.C40];[.C40]+1)" office:value-type="float" office:value="2">
            <text:p>2.00</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disapproved or inactivate and discuss it</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10.00</text:p>
          </table:table-cell>
          <table:table-cell table:style-name="ce253" office:value-type="string">
            <text:p>FNC_KS_ANS_OAT_34</text:p>
          </table:table-cell>
          <table:table-cell table:style-name="ce215" table:formula="of:=IF(VALUE(MID([.F42];6;FIND(&quot;:&quot;;[.F42];1)-FIND(&quot; &quot;;[.F42];1)-1))&gt;VALUE(MID([.F41];6;FIND(&quot;:&quot;;[.F41];1)-FIND(&quot; &quot;;[.F41];1)-1));[.C41];[.C41]+1)" office:value-type="float" office:value="3">
            <text:p>3.00</text:p>
          </table:table-cell>
          <table:table-cell table:style-name="ce223" office:value-type="string">
            <text:p>KS\Answers\Other Actions\Discuss in Forum</text:p>
          </table:table-cell>
          <table:table-cell table:style-name="ce266" office:value-type="string">
            <text:p>Discuss in case the question and its answers are approved and activa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3];6;FIND(&quot;:&quot;;[.F43];1)-FIND(&quot; &quot;;[.F43];1)-1))&gt;VALUE(MID([.F42];6;FIND(&quot;:&quot;;[.F42];1)-FIND(&quot; &quot;;[.F42];1)-1));&quot;&quot;;MAX([.A$7:.A42])+1)">
            <text:p/>
          </table:table-cell>
          <table:table-cell table:style-name="ce253" office:value-type="string">
            <text:p>FNC_KS_ANS_OAT_34</text:p>
          </table:table-cell>
          <table:table-cell table:style-name="ce215" table:formula="of:=IF(VALUE(MID([.F43];6;FIND(&quot;:&quot;;[.F43];1)-FIND(&quot; &quot;;[.F43];1)-1))&gt;VALUE(MID([.F42];6;FIND(&quot;:&quot;;[.F42];1)-FIND(&quot; &quot;;[.F42];1)-1));[.C42];[.C42]+1)" office:value-type="float" office:value="3">
            <text:p>3.00</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4];6;FIND(&quot;:&quot;;[.F44];1)-FIND(&quot; &quot;;[.F44];1)-1))&gt;VALUE(MID([.F43];6;FIND(&quot;:&quot;;[.F43];1)-FIND(&quot; &quot;;[.F43];1)-1));&quot;&quot;;MAX([.A$7:.A43])+1)">
            <text:p/>
          </table:table-cell>
          <table:table-cell table:style-name="ce253" office:value-type="string">
            <text:p>FNC_KS_ANS_OAT_34</text:p>
          </table:table-cell>
          <table:table-cell table:style-name="ce215" table:formula="of:=IF(VALUE(MID([.F44];6;FIND(&quot;:&quot;;[.F44];1)-FIND(&quot; &quot;;[.F44];1)-1))&gt;VALUE(MID([.F43];6;FIND(&quot;:&quot;;[.F43];1)-FIND(&quot; &quot;;[.F43];1)-1));[.C43];[.C43]+1)" office:value-type="float" office:value="3">
            <text:p>3.00</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45];6;FIND(&quot;:&quot;;[.F45];1)-FIND(&quot; &quot;;[.F45];1)-1))&gt;VALUE(MID([.F44];6;FIND(&quot;:&quot;;[.F44];1)-FIND(&quot; &quot;;[.F44];1)-1));&quot;&quot;;MAX([.A$7:.A44])+1)" office:value-type="float" office:value="11">
            <text:p>11.00</text:p>
          </table:table-cell>
          <table:table-cell table:style-name="ce253" office:value-type="string">
            <text:p>FNC_KS_ANS_OAT_34</text:p>
          </table:table-cell>
          <table:table-cell table:style-name="ce215" table:formula="of:=IF(VALUE(MID([.F45];6;FIND(&quot;:&quot;;[.F45];1)-FIND(&quot; &quot;;[.F45];1)-1))&gt;VALUE(MID([.F44];6;FIND(&quot;:&quot;;[.F44];1)-FIND(&quot; &quot;;[.F44];1)-1));[.C44];[.C44]+1)" office:value-type="float" office:value="4">
            <text:p>4.00</text:p>
          </table:table-cell>
          <table:table-cell table:style-name="ce223" office:value-type="string">
            <text:p>KS\Answers\Other Actions\Discuss in Forum</text:p>
          </table:table-cell>
          <table:table-cell table:style-name="ce266" office:value-type="string">
            <text:p>Discuss in case the question having file attachment </text:p>
          </table:table-cell>
          <table:table-cell table:style-name="ce219" office:value-type="string">
            <text:p>Step 1: Create category and question</text:p>
          </table:table-cell>
          <table:table-cell table:style-name="ce219" office:value-type="string">
            <text:p>- Login as user having right to add normal category and question with attachment</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9">
          <table:table-cell table:style-name="ce199" table:formula="of:=IF(VALUE(MID([.F46];6;FIND(&quot;:&quot;;[.F46];1)-FIND(&quot; &quot;;[.F46];1)-1))&gt;VALUE(MID([.F45];6;FIND(&quot;:&quot;;[.F45];1)-FIND(&quot; &quot;;[.F45];1)-1));&quot;&quot;;MAX([.A$7:.A45])+1)">
            <text:p/>
          </table:table-cell>
          <table:table-cell table:style-name="ce253" office:value-type="string">
            <text:p>FNC_KS_ANS_OAT_34</text:p>
          </table:table-cell>
          <table:table-cell table:style-name="ce215" table:formula="of:=IF(VALUE(MID([.F46];6;FIND(&quot;:&quot;;[.F46];1)-FIND(&quot; &quot;;[.F46];1)-1))&gt;VALUE(MID([.F45];6;FIND(&quot;:&quot;;[.F45];1)-FIND(&quot; &quot;;[.F45];1)-1));[.C45];[.C45]+1)" office:value-type="float" office:value="4">
            <text:p>4.00</text:p>
          </table:table-cell>
          <table:table-cell table:style-name="ce223" office:value-type="string">
            <text:p>KS\Answers\Other Actions\Discuss in Forum</text:p>
          </table:table-cell>
          <table:table-cell table:style-name="ce267" office:value-type="string">
            <text:p>Discuss in case the question having file attachment </text:p>
          </table:table-cell>
          <table:table-cell table:style-name="ce223" office:value-type="string">
            <text:p>Step 2: Discuss question in forum</text:p>
          </table:table-cell>
          <table:table-cell table:style-name="ce219" office:value-type="string">
            <text:p>- Login by eXo member</text:p>
            <text:p>- Right click on the question having attach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7];6;FIND(&quot;:&quot;;[.F47];1)-FIND(&quot; &quot;;[.F47];1)-1))&gt;VALUE(MID([.F46];6;FIND(&quot;:&quot;;[.F46];1)-FIND(&quot; &quot;;[.F46];1)-1));&quot;&quot;;MAX([.A$7:.A46])+1)" office:value-type="float" office:value="12">
            <text:p>12.00</text:p>
          </table:table-cell>
          <table:table-cell table:style-name="ce253" office:value-type="string">
            <text:p>FNC_KS_ANS_OAT_34</text:p>
          </table:table-cell>
          <table:table-cell table:style-name="ce215" table:formula="of:=IF(VALUE(MID([.F47];6;FIND(&quot;:&quot;;[.F47];1)-FIND(&quot; &quot;;[.F47];1)-1))&gt;VALUE(MID([.F46];6;FIND(&quot;:&quot;;[.F46];1)-FIND(&quot; &quot;;[.F46];1)-1));[.C46];[.C46]+1)" office:value-type="float" office:value="5">
            <text:p>5.00</text:p>
          </table:table-cell>
          <table:table-cell table:style-name="ce223" office:value-type="string">
            <text:p>KS\Answers\Other Actions\Discuss in Forum</text:p>
          </table:table-cell>
          <table:table-cell table:style-name="ce266" office:value-type="string">
            <text:p>Discuss in case the question has comment</text:p>
          </table:table-cell>
          <table:table-cell table:style-name="ce219" office:value-type="string">
            <text:p>Step 1: Create category and question</text:p>
          </table:table-cell>
          <table:table-cell table:style-name="ce219" office:value-type="string">
            <text:p>- Login as user having right to add normal category and ques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48];6;FIND(&quot;:&quot;;[.F48];1)-FIND(&quot; &quot;;[.F48];1)-1))&gt;VALUE(MID([.F47];6;FIND(&quot;:&quot;;[.F47];1)-FIND(&quot; &quot;;[.F47];1)-1));&quot;&quot;;MAX([.A$7:.A47])+1)">
            <text:p/>
          </table:table-cell>
          <table:table-cell table:style-name="ce253" office:value-type="string">
            <text:p>FNC_KS_ANS_OAT_34</text:p>
          </table:table-cell>
          <table:table-cell table:style-name="ce215" table:formula="of:=IF(VALUE(MID([.F48];6;FIND(&quot;:&quot;;[.F48];1)-FIND(&quot; &quot;;[.F48];1)-1))&gt;VALUE(MID([.F47];6;FIND(&quot;:&quot;;[.F47];1)-FIND(&quot; &quot;;[.F47];1)-1));[.C47];[.C47]+1)" office:value-type="float" office:value="5">
            <text:p>5.00</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19" office:value-type="string">
            <text:p>Step 2: Comment question</text:p>
          </table:table-cell>
          <table:table-cell table:style-name="ce219" office:value-type="string">
            <text:p>- Right click on question and select Comment in menu</text:p>
            <text:p>- Input comment data</text:p>
            <text:p>- Click Save button</text:p>
          </table:table-cell>
          <table:table-cell table:style-name="ce219" office:value-type="string">
            <text:p>- The comment is add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9];6;FIND(&quot;:&quot;;[.F49];1)-FIND(&quot; &quot;;[.F49];1)-1))&gt;VALUE(MID([.F48];6;FIND(&quot;:&quot;;[.F48];1)-FIND(&quot; &quot;;[.F48];1)-1));&quot;&quot;;MAX([.A$7:.A48])+1)">
            <text:p/>
          </table:table-cell>
          <table:table-cell table:style-name="ce253" office:value-type="string">
            <text:p>FNC_KS_ANS_OAT_34</text:p>
          </table:table-cell>
          <table:table-cell table:style-name="ce215" table:formula="of:=IF(VALUE(MID([.F49];6;FIND(&quot;:&quot;;[.F49];1)-FIND(&quot; &quot;;[.F49];1)-1))&gt;VALUE(MID([.F48];6;FIND(&quot;:&quot;;[.F48];1)-FIND(&quot; &quot;;[.F48];1)-1));[.C48];[.C48]+1)" office:value-type="float" office:value="5">
            <text:p>5.00</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23" office:value-type="string">
            <text:p>Step 3: Discuss question in forum</text:p>
          </table:table-cell>
          <table:table-cell table:style-name="ce219" office:value-type="string">
            <text:p>- Login by eXo member</text:p>
            <text:p>- Right click on the question has com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0];6;FIND(&quot;:&quot;;[.F50];1)-FIND(&quot; &quot;;[.F50];1)-1))&gt;VALUE(MID([.F49];6;FIND(&quot;:&quot;;[.F49];1)-FIND(&quot; &quot;;[.F49];1)-1));&quot;&quot;;MAX([.A$7:.A49])+1)" office:value-type="float" office:value="13">
            <text:p>13.00</text:p>
          </table:table-cell>
          <table:table-cell table:style-name="ce253" office:value-type="string">
            <text:p>FNC_KS_ANS_OAT_34</text:p>
          </table:table-cell>
          <table:table-cell table:style-name="ce215" table:formula="of:=IF(VALUE(MID([.F50];6;FIND(&quot;:&quot;;[.F50];1)-FIND(&quot; &quot;;[.F50];1)-1))&gt;VALUE(MID([.F49];6;FIND(&quot;:&quot;;[.F49];1)-FIND(&quot; &quot;;[.F49];1)-1));[.C49];[.C49]+1)" office:value-type="float" office:value="6">
            <text:p>6.00</text:p>
          </table:table-cell>
          <table:table-cell table:style-name="ce223" office:value-type="string">
            <text:p>KS\Answers\Other Actions\Discuss in Forum</text:p>
          </table:table-cell>
          <table:table-cell table:style-name="ce266" office:value-type="string">
            <text:p>Discuss in case the comment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1];6;FIND(&quot;:&quot;;[.F51];1)-FIND(&quot; &quot;;[.F51];1)-1))&gt;VALUE(MID([.F50];6;FIND(&quot;:&quot;;[.F50];1)-FIND(&quot; &quot;;[.F50];1)-1));&quot;&quot;;MAX([.A$7:.A50])+1)">
            <text:p/>
          </table:table-cell>
          <table:table-cell table:style-name="ce253" office:value-type="string">
            <text:p>FNC_KS_ANS_OAT_34</text:p>
          </table:table-cell>
          <table:table-cell table:style-name="ce215" table:formula="of:=IF(VALUE(MID([.F51];6;FIND(&quot;:&quot;;[.F51];1)-FIND(&quot; &quot;;[.F51];1)-1))&gt;VALUE(MID([.F50];6;FIND(&quot;:&quot;;[.F50];1)-FIND(&quot; &quot;;[.F50];1)-1));[.C50];[.C50]+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2: Comment question</text:p>
          </table:table-cell>
          <table:table-cell table:style-name="ce219" office:value-type="string">
            <text:p>- Comment some questions</text:p>
            <text:p/>
          </table:table-cell>
          <table:table-cell table:style-name="ce223" office:value-type="string">
            <text:p>- Some questions are comment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52];6;FIND(&quot;:&quot;;[.F52];1)-FIND(&quot; &quot;;[.F52];1)-1))&gt;VALUE(MID([.F51];6;FIND(&quot;:&quot;;[.F51];1)-FIND(&quot; &quot;;[.F51];1)-1));&quot;&quot;;MAX([.A$7:.A51])+1)">
            <text:p/>
          </table:table-cell>
          <table:table-cell table:style-name="ce253" office:value-type="string">
            <text:p>FNC_KS_ANS_OAT_34</text:p>
          </table:table-cell>
          <table:table-cell table:style-name="ce215" table:formula="of:=IF(VALUE(MID([.F52];6;FIND(&quot;:&quot;;[.F52];1)-FIND(&quot; &quot;;[.F52];1)-1))&gt;VALUE(MID([.F51];6;FIND(&quot;:&quot;;[.F51];1)-FIND(&quot; &quot;;[.F51];1)-1));[.C51];[.C51]+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53];6;FIND(&quot;:&quot;;[.F53];1)-FIND(&quot; &quot;;[.F53];1)-1))&gt;VALUE(MID([.F52];6;FIND(&quot;:&quot;;[.F52];1)-FIND(&quot; &quot;;[.F52];1)-1));&quot;&quot;;MAX([.A$7:.A52])+1)">
            <text:p/>
          </table:table-cell>
          <table:table-cell table:style-name="ce253" office:value-type="string">
            <text:p>FNC_KS_ANS_OAT_34</text:p>
          </table:table-cell>
          <table:table-cell table:style-name="ce215" table:formula="of:=IF(VALUE(MID([.F53];6;FIND(&quot;:&quot;;[.F53];1)-FIND(&quot; &quot;;[.F53];1)-1))&gt;VALUE(MID([.F52];6;FIND(&quot;:&quot;;[.F52];1)-FIND(&quot; &quot;;[.F52];1)-1));[.C52];[.C52]+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4: Edit comment</text:p>
          </table:table-cell>
          <table:table-cell table:style-name="ce219" office:value-type="string">
            <text:p>- Edit comment of the question at step 2</text:p>
            <text:p>- Change comment content and click Save button</text:p>
          </table:table-cell>
          <table:table-cell table:style-name="ce223" office:value-type="string">
            <text:p>- The question's comment is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8">
          <table:table-cell table:style-name="ce199" table:formula="of:=IF(VALUE(MID([.F54];6;FIND(&quot;:&quot;;[.F54];1)-FIND(&quot; &quot;;[.F54];1)-1))&gt;VALUE(MID([.F53];6;FIND(&quot;:&quot;;[.F53];1)-FIND(&quot; &quot;;[.F53];1)-1));&quot;&quot;;MAX([.A$7:.A53])+1)">
            <text:p/>
          </table:table-cell>
          <table:table-cell table:style-name="ce253" office:value-type="string">
            <text:p>FNC_KS_ANS_OAT_34</text:p>
          </table:table-cell>
          <table:table-cell table:style-name="ce215" table:formula="of:=IF(VALUE(MID([.F54];6;FIND(&quot;:&quot;;[.F54];1)-FIND(&quot; &quot;;[.F54];1)-1))&gt;VALUE(MID([.F53];6;FIND(&quot;:&quot;;[.F53];1)-FIND(&quot; &quot;;[.F53];1)-1));[.C53];[.C53]+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post is changed correspondingly based on the question's comment.</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5];6;FIND(&quot;:&quot;;[.F55];1)-FIND(&quot; &quot;;[.F55];1)-1))&gt;VALUE(MID([.F54];6;FIND(&quot;:&quot;;[.F54];1)-FIND(&quot; &quot;;[.F54];1)-1));&quot;&quot;;MAX([.A$7:.A54])+1)" office:value-type="float" office:value="14">
            <text:p>14.00</text:p>
          </table:table-cell>
          <table:table-cell table:style-name="ce253" office:value-type="string">
            <text:p>FNC_KS_ANS_OAT_34</text:p>
          </table:table-cell>
          <table:table-cell table:style-name="ce215" table:formula="of:=IF(VALUE(MID([.F55];6;FIND(&quot;:&quot;;[.F55];1)-FIND(&quot; &quot;;[.F55];1)-1))&gt;VALUE(MID([.F54];6;FIND(&quot;:&quot;;[.F54];1)-FIND(&quot; &quot;;[.F54];1)-1));[.C54];[.C54]+1)" office:value-type="float" office:value="7">
            <text:p>7.00</text:p>
          </table:table-cell>
          <table:table-cell table:style-name="ce223" office:value-type="string">
            <text:p>KS\Answers\Other Actions\Discuss in Forum</text:p>
          </table:table-cell>
          <table:table-cell table:style-name="ce266" office:value-type="string">
            <text:p>Discuss in case the question or answer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6];6;FIND(&quot;:&quot;;[.F56];1)-FIND(&quot; &quot;;[.F56];1)-1))&gt;VALUE(MID([.F55];6;FIND(&quot;:&quot;;[.F55];1)-FIND(&quot; &quot;;[.F55];1)-1));&quot;&quot;;MAX([.A$7:.A55])+1)">
            <text:p/>
          </table:table-cell>
          <table:table-cell table:style-name="ce253" office:value-type="string">
            <text:p>FNC_KS_ANS_OAT_34</text:p>
          </table:table-cell>
          <table:table-cell table:style-name="ce215" table:formula="of:=IF(VALUE(MID([.F56];6;FIND(&quot;:&quot;;[.F56];1)-FIND(&quot; &quot;;[.F56];1)-1))&gt;VALUE(MID([.F55];6;FIND(&quot;:&quot;;[.F55];1)-FIND(&quot; &quot;;[.F55];1)-1));[.C55];[.C55]+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57];6;FIND(&quot;:&quot;;[.F57];1)-FIND(&quot; &quot;;[.F57];1)-1))&gt;VALUE(MID([.F56];6;FIND(&quot;:&quot;;[.F56];1)-FIND(&quot; &quot;;[.F56];1)-1));&quot;&quot;;MAX([.A$7:.A56])+1)">
            <text:p/>
          </table:table-cell>
          <table:table-cell table:style-name="ce253" office:value-type="string">
            <text:p>FNC_KS_ANS_OAT_34</text:p>
          </table:table-cell>
          <table:table-cell table:style-name="ce215" table:formula="of:=IF(VALUE(MID([.F57];6;FIND(&quot;:&quot;;[.F57];1)-FIND(&quot; &quot;;[.F57];1)-1))&gt;VALUE(MID([.F56];6;FIND(&quot;:&quot;;[.F56];1)-FIND(&quot; &quot;;[.F56];1)-1));[.C56];[.C56]+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58];6;FIND(&quot;:&quot;;[.F58];1)-FIND(&quot; &quot;;[.F58];1)-1))&gt;VALUE(MID([.F57];6;FIND(&quot;:&quot;;[.F57];1)-FIND(&quot; &quot;;[.F57];1)-1));&quot;&quot;;MAX([.A$7:.A57])+1)">
            <text:p/>
          </table:table-cell>
          <table:table-cell table:style-name="ce253" office:value-type="string">
            <text:p>FNC_KS_ANS_OAT_34</text:p>
          </table:table-cell>
          <table:table-cell table:style-name="ce215" table:formula="of:=IF(VALUE(MID([.F58];6;FIND(&quot;:&quot;;[.F58];1)-FIND(&quot; &quot;;[.F58];1)-1))&gt;VALUE(MID([.F57];6;FIND(&quot;:&quot;;[.F57];1)-FIND(&quot; &quot;;[.F57];1)-1));[.C57];[.C57]+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4: Edit question or answer</text:p>
          </table:table-cell>
          <table:table-cell table:style-name="ce219" office:value-type="string">
            <text:p>- Edit question or answer of the question at step 2</text:p>
            <text:p>- Change the question title, detail and answer</text:p>
          </table:table-cell>
          <table:table-cell table:style-name="ce223" office:value-type="string">
            <text:p>- The question and its answer are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4">
          <table:table-cell table:style-name="ce199" table:formula="of:=IF(VALUE(MID([.F59];6;FIND(&quot;:&quot;;[.F59];1)-FIND(&quot; &quot;;[.F59];1)-1))&gt;VALUE(MID([.F58];6;FIND(&quot;:&quot;;[.F58];1)-FIND(&quot; &quot;;[.F58];1)-1));&quot;&quot;;MAX([.A$7:.A58])+1)">
            <text:p/>
          </table:table-cell>
          <table:table-cell table:style-name="ce253" office:value-type="string">
            <text:p>FNC_KS_ANS_OAT_34</text:p>
          </table:table-cell>
          <table:table-cell table:style-name="ce215" table:formula="of:=IF(VALUE(MID([.F59];6;FIND(&quot;:&quot;;[.F59];1)-FIND(&quot; &quot;;[.F59];1)-1))&gt;VALUE(MID([.F58];6;FIND(&quot;:&quot;;[.F58];1)-FIND(&quot; &quot;;[.F58];1)-1));[.C58];[.C58]+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0];6;FIND(&quot;:&quot;;[.F60];1)-FIND(&quot; &quot;;[.F60];1)-1))&gt;VALUE(MID([.F59];6;FIND(&quot;:&quot;;[.F59];1)-FIND(&quot; &quot;;[.F59];1)-1));&quot;&quot;;MAX([.A$7:.A59])+1)" office:value-type="float" office:value="15">
            <text:p>15.00</text:p>
          </table:table-cell>
          <table:table-cell table:style-name="ce253" office:value-type="string">
            <text:p>FNC_KS_ANS_OAT_34</text:p>
          </table:table-cell>
          <table:table-cell table:style-name="ce215" table:formula="of:=IF(VALUE(MID([.F60];6;FIND(&quot;:&quot;;[.F60];1)-FIND(&quot; &quot;;[.F60];1)-1))&gt;VALUE(MID([.F59];6;FIND(&quot;:&quot;;[.F59];1)-FIND(&quot; &quot;;[.F59];1)-1));[.C59];[.C59]+1)" office:value-type="float" office:value="8">
            <text:p>8.00</text:p>
          </table:table-cell>
          <table:table-cell table:style-name="ce223" office:value-type="string">
            <text:p>KS\Answers\Other Actions\Discuss in Forum</text:p>
          </table:table-cell>
          <table:table-cell table:style-name="ce266" office:value-type="string">
            <text:p>Discuss in case the question or answer or comment is dele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OAT_34</text:p>
          </table:table-cell>
          <table:table-cell table:style-name="ce215" table:formula="of:=IF(VALUE(MID([.F61];6;FIND(&quot;:&quot;;[.F61];1)-FIND(&quot; &quot;;[.F61];1)-1))&gt;VALUE(MID([.F60];6;FIND(&quot;:&quot;;[.F60];1)-FIND(&quot; &quot;;[.F60];1)-1));[.C60];[.C60]+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62];6;FIND(&quot;:&quot;;[.F62];1)-FIND(&quot; &quot;;[.F62];1)-1))&gt;VALUE(MID([.F61];6;FIND(&quot;:&quot;;[.F61];1)-FIND(&quot; &quot;;[.F61];1)-1));&quot;&quot;;MAX([.A$7:.A61])+1)">
            <text:p/>
          </table:table-cell>
          <table:table-cell table:style-name="ce253" office:value-type="string">
            <text:p>FNC_KS_ANS_OAT_34</text:p>
          </table:table-cell>
          <table:table-cell table:style-name="ce215" table:formula="of:=IF(VALUE(MID([.F62];6;FIND(&quot;:&quot;;[.F62];1)-FIND(&quot; &quot;;[.F62];1)-1))&gt;VALUE(MID([.F61];6;FIND(&quot;:&quot;;[.F61];1)-FIND(&quot; &quot;;[.F61];1)-1));[.C61];[.C61]+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3];6;FIND(&quot;:&quot;;[.F63];1)-FIND(&quot; &quot;;[.F63];1)-1))&gt;VALUE(MID([.F62];6;FIND(&quot;:&quot;;[.F62];1)-FIND(&quot; &quot;;[.F62];1)-1));&quot;&quot;;MAX([.A$7:.A62])+1)">
            <text:p/>
          </table:table-cell>
          <table:table-cell table:style-name="ce253" office:value-type="string">
            <text:p>FNC_KS_ANS_OAT_34</text:p>
          </table:table-cell>
          <table:table-cell table:style-name="ce215" table:formula="of:=IF(VALUE(MID([.F63];6;FIND(&quot;:&quot;;[.F63];1)-FIND(&quot; &quot;;[.F63];1)-1))&gt;VALUE(MID([.F62];6;FIND(&quot;:&quot;;[.F62];1)-FIND(&quot; &quot;;[.F62];1)-1));[.C62];[.C62]+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4: Delete question or answer</text:p>
          </table:table-cell>
          <table:table-cell table:style-name="ce219" office:value-type="string">
            <text:p>- Delete question or answer in step 3</text:p>
          </table:table-cell>
          <table:table-cell table:style-name="ce223" office:value-type="string">
            <text:p>- The question and its answer are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64];6;FIND(&quot;:&quot;;[.F64];1)-FIND(&quot; &quot;;[.F64];1)-1))&gt;VALUE(MID([.F63];6;FIND(&quot;:&quot;;[.F63];1)-FIND(&quot; &quot;;[.F63];1)-1));&quot;&quot;;MAX([.A$7:.A63])+1)">
            <text:p/>
          </table:table-cell>
          <table:table-cell table:style-name="ce253" office:value-type="string">
            <text:p>FNC_KS_ANS_OAT_34</text:p>
          </table:table-cell>
          <table:table-cell table:style-name="ce215" table:formula="of:=IF(VALUE(MID([.F64];6;FIND(&quot;:&quot;;[.F64];1)-FIND(&quot; &quot;;[.F64];1)-1))&gt;VALUE(MID([.F63];6;FIND(&quot;:&quot;;[.F63];1)-FIND(&quot; &quot;;[.F63];1)-1));[.C63];[.C63]+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5: Check discussed topic </text:p>
          </table:table-cell>
          <table:table-cell table:style-name="ce219" office:value-type="string">
            <text:p>- Go to the default discussion forum</text:p>
            <text:p>- Click on the topic which is discussed at step 3</text:p>
          </table:table-cell>
          <table:table-cell table:style-name="ce223" office:value-type="string">
            <text:p>- The discussed topic and its posts are still existing.</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5];6;FIND(&quot;:&quot;;[.F65];1)-FIND(&quot; &quot;;[.F65];1)-1))&gt;VALUE(MID([.F64];6;FIND(&quot;:&quot;;[.F64];1)-FIND(&quot; &quot;;[.F64];1)-1));&quot;&quot;;MAX([.A$7:.A64])+1)" office:value-type="float" office:value="16">
            <text:p>16.00</text:p>
          </table:table-cell>
          <table:table-cell table:style-name="ce253" office:value-type="string">
            <text:p>FNC_KS_ANS_OAT_34</text:p>
          </table:table-cell>
          <table:table-cell table:style-name="ce215" table:formula="of:=IF(VALUE(MID([.F65];6;FIND(&quot;:&quot;;[.F65];1)-FIND(&quot; &quot;;[.F65];1)-1))&gt;VALUE(MID([.F64];6;FIND(&quot;:&quot;;[.F64];1)-FIND(&quot; &quot;;[.F64];1)-1));[.C64];[.C64]+1)" office:value-type="float" office:value="9">
            <text:p>9.00</text:p>
          </table:table-cell>
          <table:table-cell table:style-name="ce223" office:value-type="string">
            <text:p>KS\Answers\Other Actions\Discuss in Forum</text:p>
          </table:table-cell>
          <table:table-cell table:style-name="ce266" office:value-type="string">
            <text:p>Discuss in case the forum to discuss no longer exits</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6];6;FIND(&quot;:&quot;;[.F66];1)-FIND(&quot; &quot;;[.F66];1)-1))&gt;VALUE(MID([.F65];6;FIND(&quot;:&quot;;[.F65];1)-FIND(&quot; &quot;;[.F65];1)-1));&quot;&quot;;MAX([.A$7:.A65])+1)">
            <text:p/>
          </table:table-cell>
          <table:table-cell table:style-name="ce253" office:value-type="string">
            <text:p>FNC_KS_ANS_OAT_34</text:p>
          </table:table-cell>
          <table:table-cell table:style-name="ce215" table:formula="of:=IF(VALUE(MID([.F66];6;FIND(&quot;:&quot;;[.F66];1)-FIND(&quot; &quot;;[.F66];1)-1))&gt;VALUE(MID([.F65];6;FIND(&quot;:&quot;;[.F65];1)-FIND(&quot; &quot;;[.F65];1)-1));[.C65];[.C65]+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67];6;FIND(&quot;:&quot;;[.F67];1)-FIND(&quot; &quot;;[.F67];1)-1))&gt;VALUE(MID([.F66];6;FIND(&quot;:&quot;;[.F66];1)-FIND(&quot; &quot;;[.F66];1)-1));&quot;&quot;;MAX([.A$7:.A66])+1)">
            <text:p/>
          </table:table-cell>
          <table:table-cell table:style-name="ce253" office:value-type="string">
            <text:p>FNC_KS_ANS_OAT_34</text:p>
          </table:table-cell>
          <table:table-cell table:style-name="ce215" table:formula="of:=IF(VALUE(MID([.F67];6;FIND(&quot;:&quot;;[.F67];1)-FIND(&quot; &quot;;[.F67];1)-1))&gt;VALUE(MID([.F66];6;FIND(&quot;:&quot;;[.F66];1)-FIND(&quot; &quot;;[.F66];1)-1));[.C66];[.C66]+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3: Delete one forum in the category used for discussion</text:p>
          </table:table-cell>
          <table:table-cell table:style-name="ce219" office:value-type="string">
            <text:p>- Login as administrator and goto forum application.</text:p>
            <text:p>- Delete one forum in the category used for discussion</text:p>
          </table:table-cell>
          <table:table-cell table:style-name="ce223" office:value-type="string">
            <text:p>- The forum for discussion is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68];6;FIND(&quot;:&quot;;[.F68];1)-FIND(&quot; &quot;;[.F68];1)-1))&gt;VALUE(MID([.F67];6;FIND(&quot;:&quot;;[.F67];1)-FIND(&quot; &quot;;[.F67];1)-1));&quot;&quot;;MAX([.A$7:.A67])+1)">
            <text:p/>
          </table:table-cell>
          <table:table-cell table:style-name="ce253" office:value-type="string">
            <text:p>FNC_KS_ANS_OAT_34</text:p>
          </table:table-cell>
          <table:table-cell table:style-name="ce215" table:formula="of:=IF(VALUE(MID([.F68];6;FIND(&quot;:&quot;;[.F68];1)-FIND(&quot; &quot;;[.F68];1)-1))&gt;VALUE(MID([.F67];6;FIND(&quot;:&quot;;[.F67];1)-FIND(&quot; &quot;;[.F67];1)-1));[.C67];[.C67]+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4: Discuss question</text:p>
          </table:table-cell>
          <table:table-cell table:style-name="ce219" office:value-type="string">
            <text:p>- Right click on the question having answer and select Discuss Forum in menu.</text:p>
            <text:p>- <text:s/>Or click on discuss icon at the top right question panel</text:p>
          </table:table-cell>
          <table:table-cell table:style-name="ce223" office:value-type="string">
            <text:p>- Alert message is shown to inform that the question can not be discussed. Because the discussed destination <text:s/>forum no longer exits.</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9];6;FIND(&quot;:&quot;;[.F69];1)-FIND(&quot; &quot;;[.F69];1)-1))&gt;VALUE(MID([.F68];6;FIND(&quot;:&quot;;[.F68];1)-FIND(&quot; &quot;;[.F68];1)-1));&quot;&quot;;MAX([.A$7:.A68])+1)" office:value-type="float" office:value="17">
            <text:p>17.00</text:p>
          </table:table-cell>
          <table:table-cell table:style-name="ce253" office:value-type="string">
            <text:p>FNC_KS_ANS_OAT_34</text:p>
          </table:table-cell>
          <table:table-cell table:style-name="ce215" table:formula="of:=IF(VALUE(MID([.F69];6;FIND(&quot;:&quot;;[.F69];1)-FIND(&quot; &quot;;[.F69];1)-1))&gt;VALUE(MID([.F68];6;FIND(&quot;:&quot;;[.F68];1)-FIND(&quot; &quot;;[.F68];1)-1));[.C68];[.C68]+1)" office:value-type="float" office:value="10">
            <text:p>10.00</text:p>
          </table:table-cell>
          <table:table-cell table:style-name="ce223" office:value-type="string">
            <text:p>KS\Answers\Other Actions\Discuss in Forum</text:p>
          </table:table-cell>
          <table:table-cell table:style-name="ce266" office:value-type="string">
            <text:p>Check permission to Discuss forum by guest</text:p>
          </table:table-cell>
          <table:table-cell table:style-name="ce223" office:value-type="string">
            <text:p>Step 1: Create question</text:p>
          </table:table-cell>
          <table:table-cell table:style-name="ce219" office:value-type="string">
            <text:p>- Login by Guest</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OAT_34</text:p>
          </table:table-cell>
          <table:table-cell table:style-name="ce215" table:formula="of:=IF(VALUE(MID([.F70];6;FIND(&quot;:&quot;;[.F70];1)-FIND(&quot; &quot;;[.F70];1)-1))&gt;VALUE(MID([.F69];6;FIND(&quot;:&quot;;[.F69];1)-FIND(&quot; &quot;;[.F69];1)-1));[.C69];[.C69]+1)" office:value-type="float" office:value="10">
            <text:p>10.00</text:p>
          </table:table-cell>
          <table:table-cell table:style-name="ce223" office:value-type="string">
            <text:p>KS\Answers\Other Actions\Discuss in Forum</text:p>
          </table:table-cell>
          <table:table-cell table:style-name="ce353" office:value-type="string">
            <text:p>Check permission to Discuss forum by guest</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Discuss forum function is unavailable</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1];6;FIND(&quot;:&quot;;[.F71];1)-FIND(&quot; &quot;;[.F71];1)-1))&gt;VALUE(MID([.F70];6;FIND(&quot;:&quot;;[.F70];1)-FIND(&quot; &quot;;[.F70];1)-1));&quot;&quot;;MAX([.A$7:.A70])+1)" office:value-type="float" office:value="18">
            <text:p>18.00</text:p>
          </table:table-cell>
          <table:table-cell table:style-name="ce253" office:value-type="string">
            <text:p>FNC_KS_ANS_OAT_34</text:p>
          </table:table-cell>
          <table:table-cell table:style-name="ce215" table:formula="of:=IF(VALUE(MID([.F71];6;FIND(&quot;:&quot;;[.F71];1)-FIND(&quot; &quot;;[.F71];1)-1))&gt;VALUE(MID([.F70];6;FIND(&quot;:&quot;;[.F70];1)-FIND(&quot; &quot;;[.F70];1)-1));[.C70];[.C70]+1)" office:value-type="float" office:value="11">
            <text:p>11.00</text:p>
          </table:table-cell>
          <table:table-cell table:style-name="ce223" office:value-type="string">
            <text:p>KS\Answers\Other Actions\Discuss in Forum</text:p>
          </table:table-cell>
          <table:table-cell table:style-name="ce266" office:value-type="string">
            <text:p>Check permission to Discuss forum by member</text:p>
          </table:table-cell>
          <table:table-cell table:style-name="ce223" office:value-type="string">
            <text:p>Step 1: Create question</text:p>
          </table:table-cell>
          <table:table-cell table:style-name="ce219" office:value-type="string">
            <text:p>- Login by user is membe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2];6;FIND(&quot;:&quot;;[.F72];1)-FIND(&quot; &quot;;[.F72];1)-1))&gt;VALUE(MID([.F71];6;FIND(&quot;:&quot;;[.F71];1)-FIND(&quot; &quot;;[.F71];1)-1));&quot;&quot;;MAX([.A$7:.A71])+1)">
            <text:p/>
          </table:table-cell>
          <table:table-cell table:style-name="ce253" office:value-type="string">
            <text:p>FNC_KS_ANS_OAT_34</text:p>
          </table:table-cell>
          <table:table-cell table:style-name="ce215" table:formula="of:=IF(VALUE(MID([.F72];6;FIND(&quot;:&quot;;[.F72];1)-FIND(&quot; &quot;;[.F72];1)-1))&gt;VALUE(MID([.F71];6;FIND(&quot;:&quot;;[.F71];1)-FIND(&quot; &quot;;[.F71];1)-1));[.C71];[.C71]+1)" office:value-type="float" office:value="11">
            <text:p>11.00</text:p>
          </table:table-cell>
          <table:table-cell table:style-name="ce223" office:value-type="string">
            <text:p>KS\Answers\Other Actions\Discuss in Forum</text:p>
          </table:table-cell>
          <table:table-cell table:style-name="ce353" office:value-type="string">
            <text:p>Check permission to Discuss forum by membe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3];6;FIND(&quot;:&quot;;[.F73];1)-FIND(&quot; &quot;;[.F73];1)-1))&gt;VALUE(MID([.F72];6;FIND(&quot;:&quot;;[.F72];1)-FIND(&quot; &quot;;[.F72];1)-1));&quot;&quot;;MAX([.A$7:.A72])+1)" office:value-type="float" office:value="19">
            <text:p>19.00</text:p>
          </table:table-cell>
          <table:table-cell table:style-name="ce253" office:value-type="string">
            <text:p>FNC_KS_ANS_OAT_34</text:p>
          </table:table-cell>
          <table:table-cell table:style-name="ce215" table:formula="of:=IF(VALUE(MID([.F73];6;FIND(&quot;:&quot;;[.F73];1)-FIND(&quot; &quot;;[.F73];1)-1))&gt;VALUE(MID([.F72];6;FIND(&quot;:&quot;;[.F72];1)-FIND(&quot; &quot;;[.F72];1)-1));[.C72];[.C72]+1)" office:value-type="float" office:value="12">
            <text:p>12.00</text:p>
          </table:table-cell>
          <table:table-cell table:style-name="ce223" office:value-type="string">
            <text:p>KS\Answers\Other Actions\Discuss in Forum</text:p>
          </table:table-cell>
          <table:table-cell table:style-name="ce266" office:value-type="string">
            <text:p>Check permission to Discuss forum by mode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48">
          <table:table-cell table:style-name="ce199" table:formula="of:=IF(VALUE(MID([.F74];6;FIND(&quot;:&quot;;[.F74];1)-FIND(&quot; &quot;;[.F74];1)-1))&gt;VALUE(MID([.F73];6;FIND(&quot;:&quot;;[.F73];1)-FIND(&quot; &quot;;[.F73];1)-1));&quot;&quot;;MAX([.A$7:.A73])+1)">
            <text:p/>
          </table:table-cell>
          <table:table-cell table:style-name="ce253" office:value-type="string">
            <text:p>FNC_KS_ANS_OAT_34</text:p>
          </table:table-cell>
          <table:table-cell table:style-name="ce215" table:formula="of:=IF(VALUE(MID([.F74];6;FIND(&quot;:&quot;;[.F74];1)-FIND(&quot; &quot;;[.F74];1)-1))&gt;VALUE(MID([.F73];6;FIND(&quot;:&quot;;[.F73];1)-FIND(&quot; &quot;;[.F73];1)-1));[.C73];[.C73]+1)" office:value-type="float" office:value="12">
            <text:p>12.00</text:p>
          </table:table-cell>
          <table:table-cell table:style-name="ce223" office:value-type="string">
            <text:p>KS\Answers\Other Actions\Discuss in Forum</text:p>
          </table:table-cell>
          <table:table-cell table:style-name="ce353" office:value-type="string">
            <text:p>Check permission to Discuss forum by mode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5];6;FIND(&quot;:&quot;;[.F75];1)-FIND(&quot; &quot;;[.F75];1)-1))&gt;VALUE(MID([.F74];6;FIND(&quot;:&quot;;[.F74];1)-FIND(&quot; &quot;;[.F74];1)-1));&quot;&quot;;MAX([.A$7:.A74])+1)" office:value-type="float" office:value="20">
            <text:p>20.00</text:p>
          </table:table-cell>
          <table:table-cell table:style-name="ce253" office:value-type="string">
            <text:p>FNC_KS_ANS_OAT_34</text:p>
          </table:table-cell>
          <table:table-cell table:style-name="ce215" table:formula="of:=IF(VALUE(MID([.F75];6;FIND(&quot;:&quot;;[.F75];1)-FIND(&quot; &quot;;[.F75];1)-1))&gt;VALUE(MID([.F74];6;FIND(&quot;:&quot;;[.F74];1)-FIND(&quot; &quot;;[.F74];1)-1));[.C74];[.C74]+1)" office:value-type="float" office:value="13">
            <text:p>13.00</text:p>
          </table:table-cell>
          <table:table-cell table:style-name="ce223" office:value-type="string">
            <text:p>KS\Answers\Other Actions\Discuss in Forum</text:p>
          </table:table-cell>
          <table:table-cell table:style-name="ce266" office:value-type="string">
            <text:p>Check permission to Discuss forum by administ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6];6;FIND(&quot;:&quot;;[.F76];1)-FIND(&quot; &quot;;[.F76];1)-1))&gt;VALUE(MID([.F75];6;FIND(&quot;:&quot;;[.F75];1)-FIND(&quot; &quot;;[.F75];1)-1));&quot;&quot;;MAX([.A$7:.A75])+1)">
            <text:p/>
          </table:table-cell>
          <table:table-cell table:style-name="ce253" office:value-type="string">
            <text:p>FNC_KS_ANS_OAT_34</text:p>
          </table:table-cell>
          <table:table-cell table:style-name="ce215" table:formula="of:=IF(VALUE(MID([.F76];6;FIND(&quot;:&quot;;[.F76];1)-FIND(&quot; &quot;;[.F76];1)-1))&gt;VALUE(MID([.F75];6;FIND(&quot;:&quot;;[.F75];1)-FIND(&quot; &quot;;[.F75];1)-1));[.C75];[.C75]+1)" office:value-type="float" office:value="13">
            <text:p>13.00</text:p>
          </table:table-cell>
          <table:table-cell table:style-name="ce223" office:value-type="string">
            <text:p>KS\Answers\Other Actions\Discuss in Forum</text:p>
          </table:table-cell>
          <table:table-cell table:style-name="ce353" office:value-type="string">
            <text:p>Check permission to Discuss forum by administ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BB_Code" table:style-name="ta2" table:print="false">
        <table:table-column table:style-name="co48" table:default-cell-style-name="Default"/>
        <table:table-column table:style-name="co40" table:default-cell-style-name="Default"/>
        <table:table-column table:style-name="co91" table:default-cell-style-name="Default"/>
        <table:table-column table:style-name="co84" table:default-cell-style-name="Default"/>
        <table:table-column table:style-name="co92" table:default-cell-style-name="Default"/>
        <table:table-column table:style-name="co93" table:default-cell-style-name="Default"/>
        <table:table-column table:style-name="co63" table:default-cell-style-name="Default"/>
        <table:table-column table:style-name="co94" table:default-cell-style-name="Default"/>
        <table:table-column table:style-name="co95" table:default-cell-style-name="Default"/>
        <table:table-column table:style-name="co6" table:default-cell-style-name="Default"/>
        <table:table-row table:style-name="ro35">
          <table:table-cell/>
          <table:table-cell table:style-name="ce354" office:value-type="string">
            <text:p>TEST CASES</text:p>
          </table:table-cell>
          <table:table-cell table:style-name="ce354"/>
          <table:table-cell table:style-name="ce360" table:number-columns-repeated="2"/>
          <table:table-cell table:number-columns-repeated="2"/>
          <table:table-cell table:style-name="ce360"/>
          <table:table-cell table:style-name="ce362"/>
          <table:table-cell table:style-name="ce363"/>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67" table:number-columns-repeated="197"/>
          <table:table-cell/>
        </table:table-row>
        <table:table-row table:style-name="ro35">
          <table:table-cell/>
          <table:table-cell table:style-name="ce355" table:number-columns-repeated="2"/>
          <table:table-cell table:style-name="ce360" table:number-columns-repeated="2"/>
          <table:table-cell table:number-columns-repeated="2"/>
          <table:table-cell table:style-name="ce360"/>
          <table:table-cell table:style-name="ce362"/>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67" table:number-columns-repeated="194"/>
          <table:table-cell/>
        </table:table-row>
        <table:table-row table:style-name="ro85">
          <table:table-cell/>
          <table:table-cell table:style-name="ce356" office:value-type="string">
            <text:p>Functions List<text:span text:style-name="T9">:</text:span></text:p>
          </table:table-cell>
          <table:table-cell table:style-name="ce359" office:value-type="string" table:number-columns-spanned="3" table:number-rows-spanned="1">
            <text:p>BB Code tag can be used in Answers</text:p>
          </table:table-cell>
          <table:covered-table-cell table:number-columns-repeated="2"/>
          <table:table-cell table:number-columns-repeated="2"/>
          <table:table-cell table:style-name="ce361"/>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67" table:number-columns-repeated="194"/>
          <table:table-cell/>
        </table:table-row>
        <table:table-row table:style-name="ro37">
          <table:table-cell/>
          <table:table-cell table:style-name="ce356" office:value-type="string">
            <text:p>Total main cases:</text:p>
          </table:table-cell>
          <table:table-cell table:style-name="ce211" table:formula="of:=MAX([.A7:.A994])" office:value-type="float" office:value="13" table:number-columns-spanned="3" table:number-rows-spanned="1">
            <text:p>13</text:p>
          </table:table-cell>
          <table:covered-table-cell table:number-columns-repeated="2"/>
          <table:table-cell table:number-columns-repeated="2"/>
          <table:table-cell table:style-name="ce361"/>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67" table:number-columns-repeated="194"/>
          <table:table-cell/>
        </table:table-row>
        <table:table-row table:style-name="ro35">
          <table:table-cell/>
          <table:table-cell table:style-name="ce250"/>
          <table:table-cell table:number-columns-repeated="6"/>
          <table:table-cell table:style-name="ce240"/>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196"/>
        </table:table-row>
        <table:table-row table:style-name="ro1">
          <table:table-cell table:style-name="ce197" office:value-type="string">
            <text:p>Case No</text:p>
          </table:table-cell>
          <table:table-cell table:style-name="ce357" office:value-type="string">
            <text:p>Related function</text:p>
          </table:table-cell>
          <table:table-cell table:style-name="ce213" office:value-type="string">
            <text:p>Case ID</text:p>
          </table:table-cell>
          <table:table-cell table:style-name="ce357" office:value-type="string">
            <text:p>Path</text:p>
          </table:table-cell>
          <table:table-cell table:style-name="ce357" office:value-type="string">
            <text:p>Case Name</text:p>
          </table:table-cell>
          <table:table-cell table:style-name="ce357" office:value-type="string">
            <text:p>Description</text:p>
          </table:table-cell>
          <table:table-cell table:style-name="ce357" office:value-type="string">
            <text:p>Steps</text:p>
          </table:table-cell>
          <table:table-cell table:style-name="ce357" office:value-type="string">
            <text:p>Expected Output</text:p>
          </table:table-cell>
          <table:table-cell table:style-name="ce357" office:value-type="string">
            <text:p>Priority</text:p>
          </table:table-cell>
          <table:table-cell table:style-name="ce364" office:value-type="string">
            <text:p>Affect</text:p>
          </table:table-cell>
          <table:table-cell table:style-name="ce365" table:number-columns-repeated="8"/>
          <table:table-cell table:number-columns-repeated="195"/>
        </table:table-row>
        <table:table-row table:style-name="ro30">
          <table:table-cell table:style-name="ce198" office:value-type="float" office:value="1">
            <text:p>1.00</text:p>
          </table:table-cell>
          <table:table-cell table:style-name="ce358" office:value-type="string">
            <text:p>FNC_KS_ANS_BBC_35</text:p>
          </table:table-cell>
          <table:table-cell table:style-name="ce214" office:value-type="float" office:value="1">
            <text:p>1.00</text:p>
          </table:table-cell>
          <table:table-cell table:style-name="ce219" office:value-type="string">
            <text:p>KS/Answers/BBC</text:p>
          </table:table-cell>
          <table:table-cell table:style-name="ce268" office:value-type="string">
            <text:p>Check Bold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8];6;FIND(&quot;:&quot;;[.F8];1)-FIND(&quot; &quot;;[.F8];1)-1))&gt;VALUE(MID([.F7];6;FIND(&quot;:&quot;;[.F7];1)-FIND(&quot; &quot;;[.F7];1)-1));&quot;&quot;;MAX([.A$7:.A7])+1)">
            <text:p/>
          </table:table-cell>
          <table:table-cell table:style-name="ce358" office:value-type="string">
            <text:p>FNC_KS_ANS_BBC_35</text:p>
          </table:table-cell>
          <table:table-cell table:style-name="ce215" table:formula="of:=IF(VALUE(MID([.F8];6;FIND(&quot;:&quot;;[.F8];1)-FIND(&quot; &quot;;[.F8];1)-1))&gt;VALUE(MID([.F7];6;FIND(&quot;:&quot;;[.F7];1)-FIND(&quot; &quot;;[.F7];1)-1));[.C7];[.C7]+1)" office:value-type="float" office:value="1">
            <text:p>1.00</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8">
          <table:table-cell table:style-name="ce199" table:formula="of:=IF(VALUE(MID([.F9];6;FIND(&quot;:&quot;;[.F9];1)-FIND(&quot; &quot;;[.F9];1)-1))&gt;VALUE(MID([.F8];6;FIND(&quot;:&quot;;[.F8];1)-FIND(&quot; &quot;;[.F8];1)-1));&quot;&quot;;MAX([.A$7:.A8])+1)">
            <text:p/>
          </table:table-cell>
          <table:table-cell table:style-name="ce358" office:value-type="string">
            <text:p>FNC_KS_ANS_BBC_35</text:p>
          </table:table-cell>
          <table:table-cell table:style-name="ce215" table:formula="of:=IF(VALUE(MID([.F9];6;FIND(&quot;:&quot;;[.F9];1)-FIND(&quot; &quot;;[.F9];1)-1))&gt;VALUE(MID([.F8];6;FIND(&quot;:&quot;;[.F8];1)-FIND(&quot; &quot;;[.F8];1)-1));[.C8];[.C8]+1)" office:value-type="float" office:value="1">
            <text:p>1.00</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3: Compose question with Bold tag</text:p>
          </table:table-cell>
          <table:table-cell table:style-name="ce219" office:value-type="string">
            <text:p>- Input text inside [b][/b] tag text editor.</text:p>
            <text:p>For example: </text:p>
            <text:p>[b]Hello[/b] </text:p>
            <text:p>- Click Save button</text:p>
            <text:p/>
          </table:table-cell>
          <table:table-cell table:style-name="ce219" office:value-type="string">
            <text:p>- The question is shown with Bold effect like <text:span text:style-name="T5">Hello</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0];6;FIND(&quot;:&quot;;[.F10];1)-FIND(&quot; &quot;;[.F10];1)-1))&gt;VALUE(MID([.F9];6;FIND(&quot;:&quot;;[.F9];1)-FIND(&quot; &quot;;[.F9];1)-1));&quot;&quot;;MAX([.A$7:.A9])+1)" office:value-type="float" office:value="2">
            <text:p>2.00</text:p>
          </table:table-cell>
          <table:table-cell table:style-name="ce358" office:value-type="string">
            <text:p>FNC_KS_ANS_BBC_35</text:p>
          </table:table-cell>
          <table:table-cell table:style-name="ce215" table:formula="of:=IF(VALUE(MID([.F10];6;FIND(&quot;:&quot;;[.F10];1)-FIND(&quot; &quot;;[.F10];1)-1))&gt;VALUE(MID([.F9];6;FIND(&quot;:&quot;;[.F9];1)-FIND(&quot; &quot;;[.F9];1)-1));[.C9];[.C9]+1)" office:value-type="float" office:value="2">
            <text:p>2.00</text:p>
          </table:table-cell>
          <table:table-cell table:style-name="ce219" office:value-type="string">
            <text:p>KS/Answers/BBC</text:p>
          </table:table-cell>
          <table:table-cell table:style-name="ce268" office:value-type="string">
            <text:p>Check Italic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1];6;FIND(&quot;:&quot;;[.F11];1)-FIND(&quot; &quot;;[.F11];1)-1))&gt;VALUE(MID([.F10];6;FIND(&quot;:&quot;;[.F10];1)-FIND(&quot; &quot;;[.F10];1)-1));&quot;&quot;;MAX([.A$7:.A10])+1)">
            <text:p/>
          </table:table-cell>
          <table:table-cell table:style-name="ce358" office:value-type="string">
            <text:p>FNC_KS_ANS_BBC_35</text:p>
          </table:table-cell>
          <table:table-cell table:style-name="ce215" table:formula="of:=IF(VALUE(MID([.F11];6;FIND(&quot;:&quot;;[.F11];1)-FIND(&quot; &quot;;[.F11];1)-1))&gt;VALUE(MID([.F10];6;FIND(&quot;:&quot;;[.F10];1)-FIND(&quot; &quot;;[.F10];1)-1));[.C10];[.C10]+1)" office:value-type="float" office:value="2">
            <text:p>2.00</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2];6;FIND(&quot;:&quot;;[.F12];1)-FIND(&quot; &quot;;[.F12];1)-1))&gt;VALUE(MID([.F11];6;FIND(&quot;:&quot;;[.F11];1)-FIND(&quot; &quot;;[.F11];1)-1));&quot;&quot;;MAX([.A$7:.A11])+1)">
            <text:p/>
          </table:table-cell>
          <table:table-cell table:style-name="ce358" office:value-type="string">
            <text:p>FNC_KS_ANS_BBC_35</text:p>
          </table:table-cell>
          <table:table-cell table:style-name="ce215" table:formula="of:=IF(VALUE(MID([.F12];6;FIND(&quot;:&quot;;[.F12];1)-FIND(&quot; &quot;;[.F12];1)-1))&gt;VALUE(MID([.F11];6;FIND(&quot;:&quot;;[.F11];1)-FIND(&quot; &quot;;[.F11];1)-1));[.C11];[.C11]+1)" office:value-type="float" office:value="2">
            <text:p>2.00</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3: Compose post with Italic tag</text:p>
          </table:table-cell>
          <table:table-cell table:style-name="ce219" office:value-type="string">
            <text:p>- Input text inside [i][/i] tag into text editor.</text:p>
            <text:p>For example: </text:p>
            <text:p>[i]Great![/i]</text:p>
          </table:table-cell>
          <table:table-cell table:style-name="ce219" office:value-type="string">
            <text:p>- View post form is shown</text:p>
            <text:p>- The question is shown with Italic effects <text:span text:style-name="T25">like </text:span><text:span text:style-name="T26">Great!</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3];6;FIND(&quot;:&quot;;[.F13];1)-FIND(&quot; &quot;;[.F13];1)-1))&gt;VALUE(MID([.F12];6;FIND(&quot;:&quot;;[.F12];1)-FIND(&quot; &quot;;[.F12];1)-1));&quot;&quot;;MAX([.A$7:.A12])+1)" office:value-type="float" office:value="3">
            <text:p>3.00</text:p>
          </table:table-cell>
          <table:table-cell table:style-name="ce358" office:value-type="string">
            <text:p>FNC_KS_ANS_BBC_35</text:p>
          </table:table-cell>
          <table:table-cell table:style-name="ce215" table:formula="of:=IF(VALUE(MID([.F13];6;FIND(&quot;:&quot;;[.F13];1)-FIND(&quot; &quot;;[.F13];1)-1))&gt;VALUE(MID([.F12];6;FIND(&quot;:&quot;;[.F12];1)-FIND(&quot; &quot;;[.F12];1)-1));[.C12];[.C12]+1)" office:value-type="float" office:value="3">
            <text:p>3.00</text:p>
          </table:table-cell>
          <table:table-cell table:style-name="ce219" office:value-type="string">
            <text:p>KS/Answers/BBC</text:p>
          </table:table-cell>
          <table:table-cell table:style-name="ce268" office:value-type="string">
            <text:p>Check Underlin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4];6;FIND(&quot;:&quot;;[.F14];1)-FIND(&quot; &quot;;[.F14];1)-1))&gt;VALUE(MID([.F13];6;FIND(&quot;:&quot;;[.F13];1)-FIND(&quot; &quot;;[.F13];1)-1));&quot;&quot;;MAX([.A$7:.A13])+1)">
            <text:p/>
          </table:table-cell>
          <table:table-cell table:style-name="ce358" office:value-type="string">
            <text:p>FNC_KS_ANS_BBC_35</text:p>
          </table:table-cell>
          <table:table-cell table:style-name="ce215" table:formula="of:=IF(VALUE(MID([.F14];6;FIND(&quot;:&quot;;[.F14];1)-FIND(&quot; &quot;;[.F14];1)-1))&gt;VALUE(MID([.F13];6;FIND(&quot;:&quot;;[.F13];1)-FIND(&quot; &quot;;[.F13];1)-1));[.C13];[.C13]+1)" office:value-type="float" office:value="3">
            <text:p>3.00</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15];6;FIND(&quot;:&quot;;[.F15];1)-FIND(&quot; &quot;;[.F15];1)-1))&gt;VALUE(MID([.F14];6;FIND(&quot;:&quot;;[.F14];1)-FIND(&quot; &quot;;[.F14];1)-1));&quot;&quot;;MAX([.A$7:.A14])+1)">
            <text:p/>
          </table:table-cell>
          <table:table-cell table:style-name="ce358" office:value-type="string">
            <text:p>FNC_KS_ANS_BBC_35</text:p>
          </table:table-cell>
          <table:table-cell table:style-name="ce215" table:formula="of:=IF(VALUE(MID([.F15];6;FIND(&quot;:&quot;;[.F15];1)-FIND(&quot; &quot;;[.F15];1)-1))&gt;VALUE(MID([.F14];6;FIND(&quot;:&quot;;[.F14];1)-FIND(&quot; &quot;;[.F14];1)-1));[.C14];[.C14]+1)" office:value-type="float" office:value="3">
            <text:p>3.00</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3: Compose question with Underline tag</text:p>
          </table:table-cell>
          <table:table-cell table:style-name="ce219" office:value-type="string">
            <text:p>- Input text inside [u][/u] tag into text editor.</text:p>
            <text:p>For example: </text:p>
            <text:p>[u]Good Morning[/u]</text:p>
            <text:p/>
          </table:table-cell>
          <table:table-cell table:style-name="ce219" office:value-type="string">
            <text:p>- The question is shown with Underline effect like <text:span text:style-name="T27">Good Morning</text:span></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6];6;FIND(&quot;:&quot;;[.F16];1)-FIND(&quot; &quot;;[.F16];1)-1))&gt;VALUE(MID([.F15];6;FIND(&quot;:&quot;;[.F15];1)-FIND(&quot; &quot;;[.F15];1)-1));&quot;&quot;;MAX([.A$7:.A15])+1)" office:value-type="float" office:value="4">
            <text:p>4.00</text:p>
          </table:table-cell>
          <table:table-cell table:style-name="ce358" office:value-type="string">
            <text:p>FNC_KS_ANS_BBC_35</text:p>
          </table:table-cell>
          <table:table-cell table:style-name="ce215" table:formula="of:=IF(VALUE(MID([.F16];6;FIND(&quot;:&quot;;[.F16];1)-FIND(&quot; &quot;;[.F16];1)-1))&gt;VALUE(MID([.F15];6;FIND(&quot;:&quot;;[.F15];1)-FIND(&quot; &quot;;[.F15];1)-1));[.C15];[.C15]+1)" office:value-type="float" office:value="4">
            <text:p>4.00</text:p>
          </table:table-cell>
          <table:table-cell table:style-name="ce219" office:value-type="string">
            <text:p>KS/Answers/BBC</text:p>
          </table:table-cell>
          <table:table-cell table:style-name="ce268" office:value-type="string">
            <text:p>Check Siz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7];6;FIND(&quot;:&quot;;[.F17];1)-FIND(&quot; &quot;;[.F17];1)-1))&gt;VALUE(MID([.F16];6;FIND(&quot;:&quot;;[.F16];1)-FIND(&quot; &quot;;[.F16];1)-1));&quot;&quot;;MAX([.A$7:.A16])+1)">
            <text:p/>
          </table:table-cell>
          <table:table-cell table:style-name="ce358" office:value-type="string">
            <text:p>FNC_KS_ANS_BBC_35</text:p>
          </table:table-cell>
          <table:table-cell table:style-name="ce215" table:formula="of:=IF(VALUE(MID([.F17];6;FIND(&quot;:&quot;;[.F17];1)-FIND(&quot; &quot;;[.F17];1)-1))&gt;VALUE(MID([.F16];6;FIND(&quot;:&quot;;[.F16];1)-FIND(&quot; &quot;;[.F16];1)-1));[.C16];[.C16]+1)" office:value-type="float" office:value="4">
            <text:p>4.00</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18];6;FIND(&quot;:&quot;;[.F18];1)-FIND(&quot; &quot;;[.F18];1)-1))&gt;VALUE(MID([.F17];6;FIND(&quot;:&quot;;[.F17];1)-FIND(&quot; &quot;;[.F17];1)-1));&quot;&quot;;MAX([.A$7:.A17])+1)">
            <text:p/>
          </table:table-cell>
          <table:table-cell table:style-name="ce358" office:value-type="string">
            <text:p>FNC_KS_ANS_BBC_35</text:p>
          </table:table-cell>
          <table:table-cell table:style-name="ce215" table:formula="of:=IF(VALUE(MID([.F18];6;FIND(&quot;:&quot;;[.F18];1)-FIND(&quot; &quot;;[.F18];1)-1))&gt;VALUE(MID([.F17];6;FIND(&quot;:&quot;;[.F17];1)-FIND(&quot; &quot;;[.F17];1)-1));[.C17];[.C17]+1)" office:value-type="float" office:value="4">
            <text:p>4.00</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3: Compose question with Size tag</text:p>
          </table:table-cell>
          <table:table-cell table:style-name="ce219" office:value-type="string">
            <text:p>- Input text inside [size=][/size] tag into text editor.</text:p>
            <text:p>For example: </text:p>
            <text:p>[size=200]HUGE![/size]</text:p>
            <text:p/>
          </table:table-cell>
          <table:table-cell table:style-name="ce219" office:value-type="string">
            <text:p>- The question is shown with Underline effect like <text:span text:style-name="T28">HUGE!</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9];6;FIND(&quot;:&quot;;[.F19];1)-FIND(&quot; &quot;;[.F19];1)-1))&gt;VALUE(MID([.F18];6;FIND(&quot;:&quot;;[.F18];1)-FIND(&quot; &quot;;[.F18];1)-1));&quot;&quot;;MAX([.A$7:.A18])+1)" office:value-type="float" office:value="5">
            <text:p>5.00</text:p>
          </table:table-cell>
          <table:table-cell table:style-name="ce358" office:value-type="string">
            <text:p>FNC_KS_ANS_BBC_35</text:p>
          </table:table-cell>
          <table:table-cell table:style-name="ce215" table:formula="of:=IF(VALUE(MID([.F19];6;FIND(&quot;:&quot;;[.F19];1)-FIND(&quot; &quot;;[.F19];1)-1))&gt;VALUE(MID([.F18];6;FIND(&quot;:&quot;;[.F18];1)-FIND(&quot; &quot;;[.F18];1)-1));[.C18];[.C18]+1)" office:value-type="float" office:value="5">
            <text:p>5.00</text:p>
          </table:table-cell>
          <table:table-cell table:style-name="ce219" office:value-type="string">
            <text:p>KS/Answers/BBC</text:p>
          </table:table-cell>
          <table:table-cell table:style-name="ce268" office:value-type="string">
            <text:p>Check Color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0];6;FIND(&quot;:&quot;;[.F20];1)-FIND(&quot; &quot;;[.F20];1)-1))&gt;VALUE(MID([.F19];6;FIND(&quot;:&quot;;[.F19];1)-FIND(&quot; &quot;;[.F19];1)-1));&quot;&quot;;MAX([.A$7:.A19])+1)">
            <text:p/>
          </table:table-cell>
          <table:table-cell table:style-name="ce358" office:value-type="string">
            <text:p>FNC_KS_ANS_BBC_35</text:p>
          </table:table-cell>
          <table:table-cell table:style-name="ce215" table:formula="of:=IF(VALUE(MID([.F20];6;FIND(&quot;:&quot;;[.F20];1)-FIND(&quot; &quot;;[.F20];1)-1))&gt;VALUE(MID([.F19];6;FIND(&quot;:&quot;;[.F19];1)-FIND(&quot; &quot;;[.F19];1)-1));[.C19];[.C19]+1)" office:value-type="float" office:value="5">
            <text:p>5.00</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9">
          <table:table-cell table:style-name="ce199" table:formula="of:=IF(VALUE(MID([.F21];6;FIND(&quot;:&quot;;[.F21];1)-FIND(&quot; &quot;;[.F21];1)-1))&gt;VALUE(MID([.F20];6;FIND(&quot;:&quot;;[.F20];1)-FIND(&quot; &quot;;[.F20];1)-1));&quot;&quot;;MAX([.A$7:.A20])+1)">
            <text:p/>
          </table:table-cell>
          <table:table-cell table:style-name="ce358" office:value-type="string">
            <text:p>FNC_KS_ANS_BBC_35</text:p>
          </table:table-cell>
          <table:table-cell table:style-name="ce215" table:formula="of:=IF(VALUE(MID([.F21];6;FIND(&quot;:&quot;;[.F21];1)-FIND(&quot; &quot;;[.F21];1)-1))&gt;VALUE(MID([.F20];6;FIND(&quot;:&quot;;[.F20];1)-FIND(&quot; &quot;;[.F20];1)-1));[.C20];[.C20]+1)" office:value-type="float" office:value="5">
            <text:p>5.00</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3: Compose question with Color tag</text:p>
          </table:table-cell>
          <table:table-cell table:style-name="ce219" office:value-type="string">
            <text:p>- Input text inside [Color=][/color] tag text editor.</text:p>
            <text:p>For example: </text:p>
            <text:p>[color=red]Hello![/color]</text:p>
            <text:p>or</text:p>
            <text:p>[color=#FF0000]Hello![/color]</text:p>
            <text:p/>
            <text:p/>
          </table:table-cell>
          <table:table-cell table:style-name="ce219" office:value-type="string">
            <text:p>- The question is shown</text:p>
            <text:p>- Post content is shown with Color effect like <text:span text:style-name="T29">Hello! </text:span></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358" office:value-type="string">
            <text:p>FNC_KS_ANS_BBC_35</text:p>
          </table:table-cell>
          <table:table-cell table:style-name="ce215" table:formula="of:=IF(VALUE(MID([.F22];6;FIND(&quot;:&quot;;[.F22];1)-FIND(&quot; &quot;;[.F22];1)-1))&gt;VALUE(MID([.F21];6;FIND(&quot;:&quot;;[.F21];1)-FIND(&quot; &quot;;[.F21];1)-1));[.C21];[.C21]+1)" office:value-type="float" office:value="6">
            <text:p>6.00</text:p>
          </table:table-cell>
          <table:table-cell table:style-name="ce219" office:value-type="string">
            <text:p>KS/Answers/BBC</text:p>
          </table:table-cell>
          <table:table-cell table:style-name="ce268" office:value-type="string">
            <text:p>Check combined formatting tags</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3];6;FIND(&quot;:&quot;;[.F23];1)-FIND(&quot; &quot;;[.F23];1)-1))&gt;VALUE(MID([.F22];6;FIND(&quot;:&quot;;[.F22];1)-FIND(&quot; &quot;;[.F22];1)-1));&quot;&quot;;MAX([.A$7:.A22])+1)">
            <text:p/>
          </table:table-cell>
          <table:table-cell table:style-name="ce358" office:value-type="string">
            <text:p>FNC_KS_ANS_BBC_35</text:p>
          </table:table-cell>
          <table:table-cell table:style-name="ce215" table:formula="of:=IF(VALUE(MID([.F23];6;FIND(&quot;:&quot;;[.F23];1)-FIND(&quot; &quot;;[.F23];1)-1))&gt;VALUE(MID([.F22];6;FIND(&quot;:&quot;;[.F22];1)-FIND(&quot; &quot;;[.F22];1)-1));[.C22];[.C22]+1)" office:value-type="float" office:value="6">
            <text:p>6.00</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24];6;FIND(&quot;:&quot;;[.F24];1)-FIND(&quot; &quot;;[.F24];1)-1))&gt;VALUE(MID([.F23];6;FIND(&quot;:&quot;;[.F23];1)-FIND(&quot; &quot;;[.F23];1)-1));&quot;&quot;;MAX([.A$7:.A23])+1)">
            <text:p/>
          </table:table-cell>
          <table:table-cell table:style-name="ce358" office:value-type="string">
            <text:p>FNC_KS_ANS_BBC_35</text:p>
          </table:table-cell>
          <table:table-cell table:style-name="ce215" table:formula="of:=IF(VALUE(MID([.F24];6;FIND(&quot;:&quot;;[.F24];1)-FIND(&quot; &quot;;[.F24];1)-1))&gt;VALUE(MID([.F23];6;FIND(&quot;:&quot;;[.F23];1)-FIND(&quot; &quot;;[.F23];1)-1));[.C23];[.C23]+1)" office:value-type="float" office:value="6">
            <text:p>6.00</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3: Compose post with combined tags</text:p>
          </table:table-cell>
          <table:table-cell table:style-name="ce219" office:value-type="string">
            <text:p>- Input text inside some tags such as [size=][/size] [Color=][/color] [b][/b] into text editor.</text:p>
            <text:p>For example: </text:p>
            <text:p>[size=200][color=red][b]LOOK AT ME![/b][/color][/size]</text:p>
            <text:p/>
          </table:table-cell>
          <table:table-cell table:style-name="ce219" office:value-type="string">
            <text:p>- The question is shown with combined effect like <text:span text:style-name="T30">LOOK AT ME!</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5];6;FIND(&quot;:&quot;;[.F25];1)-FIND(&quot; &quot;;[.F25];1)-1))&gt;VALUE(MID([.F24];6;FIND(&quot;:&quot;;[.F24];1)-FIND(&quot; &quot;;[.F24];1)-1));&quot;&quot;;MAX([.A$7:.A24])+1)" office:value-type="float" office:value="7">
            <text:p>7.00</text:p>
          </table:table-cell>
          <table:table-cell table:style-name="ce358" office:value-type="string">
            <text:p>FNC_KS_ANS_BBC_35</text:p>
          </table:table-cell>
          <table:table-cell table:style-name="ce215" table:formula="of:=IF(VALUE(MID([.F25];6;FIND(&quot;:&quot;;[.F25];1)-FIND(&quot; &quot;;[.F25];1)-1))&gt;VALUE(MID([.F24];6;FIND(&quot;:&quot;;[.F24];1)-FIND(&quot; &quot;;[.F24];1)-1));[.C24];[.C24]+1)" office:value-type="float" office:value="7">
            <text:p>7.00</text:p>
          </table:table-cell>
          <table:table-cell table:style-name="ce219" office:value-type="string">
            <text:p>KS/Answers/BBC</text:p>
          </table:table-cell>
          <table:table-cell table:style-name="ce268" office:value-type="string">
            <text:p>Check Quot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1">
          <table:table-cell table:style-name="ce199" table:formula="of:=IF(VALUE(MID([.F26];6;FIND(&quot;:&quot;;[.F26];1)-FIND(&quot; &quot;;[.F26];1)-1))&gt;VALUE(MID([.F25];6;FIND(&quot;:&quot;;[.F25];1)-FIND(&quot; &quot;;[.F25];1)-1));&quot;&quot;;MAX([.A$7:.A25])+1)">
            <text:p/>
          </table:table-cell>
          <table:table-cell table:style-name="ce358" office:value-type="string">
            <text:p>FNC_KS_ANS_BBC_35</text:p>
          </table:table-cell>
          <table:table-cell table:style-name="ce215" table:formula="of:=IF(VALUE(MID([.F26];6;FIND(&quot;:&quot;;[.F26];1)-FIND(&quot; &quot;;[.F26];1)-1))&gt;VALUE(MID([.F25];6;FIND(&quot;:&quot;;[.F25];1)-FIND(&quot; &quot;;[.F25];1)-1));[.C25];[.C25]+1)" office:value-type="float" office:value="7">
            <text:p>7.00</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2: Submit question</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27];6;FIND(&quot;:&quot;;[.F27];1)-FIND(&quot; &quot;;[.F27];1)-1))&gt;VALUE(MID([.F26];6;FIND(&quot;:&quot;;[.F26];1)-FIND(&quot; &quot;;[.F26];1)-1));&quot;&quot;;MAX([.A$7:.A26])+1)">
            <text:p/>
          </table:table-cell>
          <table:table-cell table:style-name="ce358" office:value-type="string">
            <text:p>FNC_KS_ANS_BBC_35</text:p>
          </table:table-cell>
          <table:table-cell table:style-name="ce215" table:formula="of:=IF(VALUE(MID([.F27];6;FIND(&quot;:&quot;;[.F27];1)-FIND(&quot; &quot;;[.F27];1)-1))&gt;VALUE(MID([.F26];6;FIND(&quot;:&quot;;[.F26];1)-FIND(&quot; &quot;;[.F26];1)-1));[.C26];[.C26]+1)" office:value-type="float" office:value="7">
            <text:p>7.00</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3: Compose question with Quote tag</text:p>
          </table:table-cell>
          <table:table-cell table:style-name="ce219" office:value-type="string">
            <text:p>- Input text inside [quote=][/quote] tag into text editor.</text:p>
            <text:p>For example: </text:p>
            <text:p>[quote=Mr. Bin]The text Mr. Bin wrote would go here[/quote]</text:p>
            <text:p/>
            <text:p/>
          </table:table-cell>
          <table:table-cell table:style-name="ce219" office:value-type="string">
            <text:p>- The question is shown with Quote effect with text added “Originally Posted by Mr. Bin” before the actual text and quote text will have gray background</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8];6;FIND(&quot;:&quot;;[.F28];1)-FIND(&quot; &quot;;[.F28];1)-1))&gt;VALUE(MID([.F27];6;FIND(&quot;:&quot;;[.F27];1)-FIND(&quot; &quot;;[.F27];1)-1));&quot;&quot;;MAX([.A$7:.A27])+1)" office:value-type="float" office:value="8">
            <text:p>8.00</text:p>
          </table:table-cell>
          <table:table-cell table:style-name="ce358" office:value-type="string">
            <text:p>FNC_KS_ANS_BBC_35</text:p>
          </table:table-cell>
          <table:table-cell table:style-name="ce215" table:formula="of:=IF(VALUE(MID([.F28];6;FIND(&quot;:&quot;;[.F28];1)-FIND(&quot; &quot;;[.F28];1)-1))&gt;VALUE(MID([.F27];6;FIND(&quot;:&quot;;[.F27];1)-FIND(&quot; &quot;;[.F27];1)-1));[.C27];[.C27]+1)" office:value-type="float" office:value="8">
            <text:p>8.00</text:p>
          </table:table-cell>
          <table:table-cell table:style-name="ce219" office:value-type="string">
            <text:p>KS/Answers/BBC</text:p>
          </table:table-cell>
          <table:table-cell table:style-name="ce268" office:value-type="string">
            <text:p>Check Cod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9];6;FIND(&quot;:&quot;;[.F29];1)-FIND(&quot; &quot;;[.F29];1)-1))&gt;VALUE(MID([.F28];6;FIND(&quot;:&quot;;[.F28];1)-FIND(&quot; &quot;;[.F28];1)-1));&quot;&quot;;MAX([.A$7:.A28])+1)">
            <text:p/>
          </table:table-cell>
          <table:table-cell table:style-name="ce358" office:value-type="string">
            <text:p>FNC_KS_ANS_BBC_35</text:p>
          </table:table-cell>
          <table:table-cell table:style-name="ce215" table:formula="of:=IF(VALUE(MID([.F29];6;FIND(&quot;:&quot;;[.F29];1)-FIND(&quot; &quot;;[.F29];1)-1))&gt;VALUE(MID([.F28];6;FIND(&quot;:&quot;;[.F28];1)-FIND(&quot; &quot;;[.F28];1)-1));[.C28];[.C28]+1)" office:value-type="float" office:value="8">
            <text:p>8.00</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30];6;FIND(&quot;:&quot;;[.F30];1)-FIND(&quot; &quot;;[.F30];1)-1))&gt;VALUE(MID([.F29];6;FIND(&quot;:&quot;;[.F29];1)-FIND(&quot; &quot;;[.F29];1)-1));&quot;&quot;;MAX([.A$7:.A29])+1)">
            <text:p/>
          </table:table-cell>
          <table:table-cell table:style-name="ce358" office:value-type="string">
            <text:p>FNC_KS_ANS_BBC_35</text:p>
          </table:table-cell>
          <table:table-cell table:style-name="ce215" table:formula="of:=IF(VALUE(MID([.F30];6;FIND(&quot;:&quot;;[.F30];1)-FIND(&quot; &quot;;[.F30];1)-1))&gt;VALUE(MID([.F29];6;FIND(&quot;:&quot;;[.F29];1)-FIND(&quot; &quot;;[.F29];1)-1));[.C29];[.C29]+1)" office:value-type="float" office:value="8">
            <text:p>8.00</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3: Compose question with Code tag</text:p>
          </table:table-cell>
          <table:table-cell table:style-name="ce219" office:value-type="string">
            <text:p>- Input text inside [code][/code] tag into text editor.</text:p>
            <text:p>For example: </text:p>
            <text:p>[code]echo "This is some code";[/code]</text:p>
            <text:p/>
            <text:p/>
          </table:table-cell>
          <table:table-cell table:style-name="ce219" office:value-type="string">
            <text:p>- The question is shown with Code effect with different font style and background</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1];6;FIND(&quot;:&quot;;[.F31];1)-FIND(&quot; &quot;;[.F31];1)-1))&gt;VALUE(MID([.F30];6;FIND(&quot;:&quot;;[.F30];1)-FIND(&quot; &quot;;[.F30];1)-1));&quot;&quot;;MAX([.A$7:.A30])+1)" office:value-type="float" office:value="9">
            <text:p>9.00</text:p>
          </table:table-cell>
          <table:table-cell table:style-name="ce358" office:value-type="string">
            <text:p>FNC_KS_ANS_BBC_35</text:p>
          </table:table-cell>
          <table:table-cell table:style-name="ce215" table:formula="of:=IF(VALUE(MID([.F31];6;FIND(&quot;:&quot;;[.F31];1)-FIND(&quot; &quot;;[.F31];1)-1))&gt;VALUE(MID([.F30];6;FIND(&quot;:&quot;;[.F30];1)-FIND(&quot; &quot;;[.F30];1)-1));[.C30];[.C30]+1)" office:value-type="float" office:value="9">
            <text:p>9.00</text:p>
          </table:table-cell>
          <table:table-cell table:style-name="ce219" office:value-type="string">
            <text:p>KS/Answers/BBC</text:p>
          </table:table-cell>
          <table:table-cell table:style-name="ce268" office:value-type="string">
            <text:p>Check Un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2];6;FIND(&quot;:&quot;;[.F32];1)-FIND(&quot; &quot;;[.F32];1)-1))&gt;VALUE(MID([.F31];6;FIND(&quot;:&quot;;[.F31];1)-FIND(&quot; &quot;;[.F31];1)-1));&quot;&quot;;MAX([.A$7:.A31])+1)">
            <text:p/>
          </table:table-cell>
          <table:table-cell table:style-name="ce358" office:value-type="string">
            <text:p>FNC_KS_ANS_BBC_35</text:p>
          </table:table-cell>
          <table:table-cell table:style-name="ce215" table:formula="of:=IF(VALUE(MID([.F32];6;FIND(&quot;:&quot;;[.F32];1)-FIND(&quot; &quot;;[.F32];1)-1))&gt;VALUE(MID([.F31];6;FIND(&quot;:&quot;;[.F31];1)-FIND(&quot; &quot;;[.F31];1)-1));[.C31];[.C31]+1)" office:value-type="float" office:value="9">
            <text:p>9.00</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100">
          <table:table-cell table:style-name="ce199" table:formula="of:=IF(VALUE(MID([.F33];6;FIND(&quot;:&quot;;[.F33];1)-FIND(&quot; &quot;;[.F33];1)-1))&gt;VALUE(MID([.F32];6;FIND(&quot;:&quot;;[.F32];1)-FIND(&quot; &quot;;[.F32];1)-1));&quot;&quot;;MAX([.A$7:.A32])+1)">
            <text:p/>
          </table:table-cell>
          <table:table-cell table:style-name="ce358" office:value-type="string">
            <text:p>FNC_KS_ANS_BBC_35</text:p>
          </table:table-cell>
          <table:table-cell table:style-name="ce215" table:formula="of:=IF(VALUE(MID([.F33];6;FIND(&quot;:&quot;;[.F33];1)-FIND(&quot; &quot;;[.F33];1)-1))&gt;VALUE(MID([.F32];6;FIND(&quot;:&quot;;[.F32];1)-FIND(&quot; &quot;;[.F32];1)-1));[.C32];[.C32]+1)" office:value-type="float" office:value="9">
            <text:p>9.00</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3: Compose question with Unordered list tag</text:p>
          </table:table-cell>
          <table:table-cell table:style-name="ce219" office:value-type="string">
            <text:p>- Input text inside [list][/list] tag with defined symbol [*] into text editor.</text:p>
            <text:p>For example:</text:p>
            <text:p>[list]</text:p>
            <text:p>[*]Red</text:p>
            <text:p>[*]Blue</text:p>
            <text:p>[*]Yellow</text:p>
            <text:p>[/list]</text:p>
            <text:p/>
            <text:p/>
          </table:table-cell>
          <table:table-cell table:style-name="ce219" office:value-type="string">
            <text:p>- The question t is shown with Unordered list effect like below:</text:p>
            <text:p><text:s text:c="4"/>* Red</text:p>
            <text:p><text:s text:c="4"/>* Blue</text:p>
            <text:p><text:s text:c="4"/>* Yellow</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4];6;FIND(&quot;:&quot;;[.F34];1)-FIND(&quot; &quot;;[.F34];1)-1))&gt;VALUE(MID([.F33];6;FIND(&quot;:&quot;;[.F33];1)-FIND(&quot; &quot;;[.F33];1)-1));&quot;&quot;;MAX([.A$7:.A33])+1)" office:value-type="float" office:value="10">
            <text:p>10.00</text:p>
          </table:table-cell>
          <table:table-cell table:style-name="ce358" office:value-type="string">
            <text:p>FNC_KS_ANS_BBC_35</text:p>
          </table:table-cell>
          <table:table-cell table:style-name="ce215" table:formula="of:=IF(VALUE(MID([.F34];6;FIND(&quot;:&quot;;[.F34];1)-FIND(&quot; &quot;;[.F34];1)-1))&gt;VALUE(MID([.F33];6;FIND(&quot;:&quot;;[.F33];1)-FIND(&quot; &quot;;[.F33];1)-1));[.C33];[.C33]+1)" office:value-type="float" office:value="10">
            <text:p>10.00</text:p>
          </table:table-cell>
          <table:table-cell table:style-name="ce219" office:value-type="string">
            <text:p>KS/Answers/BBC</text:p>
          </table:table-cell>
          <table:table-cell table:style-name="ce268" office:value-type="string">
            <text:p>Check 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5];6;FIND(&quot;:&quot;;[.F35];1)-FIND(&quot; &quot;;[.F35];1)-1))&gt;VALUE(MID([.F34];6;FIND(&quot;:&quot;;[.F34];1)-FIND(&quot; &quot;;[.F34];1)-1));&quot;&quot;;MAX([.A$7:.A34])+1)">
            <text:p/>
          </table:table-cell>
          <table:table-cell table:style-name="ce358" office:value-type="string">
            <text:p>FNC_KS_ANS_BBC_35</text:p>
          </table:table-cell>
          <table:table-cell table:style-name="ce215" table:formula="of:=IF(VALUE(MID([.F35];6;FIND(&quot;:&quot;;[.F35];1)-FIND(&quot; &quot;;[.F35];1)-1))&gt;VALUE(MID([.F34];6;FIND(&quot;:&quot;;[.F34];1)-FIND(&quot; &quot;;[.F34];1)-1));[.C34];[.C34]+1)" office:value-type="float" office:value="10">
            <text:p>10.0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98">
          <table:table-cell table:style-name="ce199" table:formula="of:=IF(VALUE(MID([.F36];6;FIND(&quot;:&quot;;[.F36];1)-FIND(&quot; &quot;;[.F36];1)-1))&gt;VALUE(MID([.F35];6;FIND(&quot;:&quot;;[.F35];1)-FIND(&quot; &quot;;[.F35];1)-1));&quot;&quot;;MAX([.A$7:.A35])+1)">
            <text:p/>
          </table:table-cell>
          <table:table-cell table:style-name="ce358" office:value-type="string">
            <text:p>FNC_KS_ANS_BBC_35</text:p>
          </table:table-cell>
          <table:table-cell table:style-name="ce215" table:formula="of:=IF(VALUE(MID([.F36];6;FIND(&quot;:&quot;;[.F36];1)-FIND(&quot; &quot;;[.F36];1)-1))&gt;VALUE(MID([.F35];6;FIND(&quot;:&quot;;[.F35];1)-FIND(&quot; &quot;;[.F35];1)-1));[.C35];[.C35]+1)" office:value-type="float" office:value="10">
            <text:p>10.0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3: Compose question with Ordered list tag</text:p>
          </table:table-cell>
          <table:table-cell table:style-name="ce219"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19"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7];6;FIND(&quot;:&quot;;[.F37];1)-FIND(&quot; &quot;;[.F37];1)-1))&gt;VALUE(MID([.F36];6;FIND(&quot;:&quot;;[.F36];1)-FIND(&quot; &quot;;[.F36];1)-1));&quot;&quot;;MAX([.A$7:.A36])+1)" office:value-type="float" office:value="11">
            <text:p>11.00</text:p>
          </table:table-cell>
          <table:table-cell table:style-name="ce358" office:value-type="string">
            <text:p>FNC_KS_ANS_BBC_35</text:p>
          </table:table-cell>
          <table:table-cell table:style-name="ce215" table:formula="of:=IF(VALUE(MID([.F37];6;FIND(&quot;:&quot;;[.F37];1)-FIND(&quot; &quot;;[.F37];1)-1))&gt;VALUE(MID([.F36];6;FIND(&quot;:&quot;;[.F36];1)-FIND(&quot; &quot;;[.F36];1)-1));[.C36];[.C36]+1)" office:value-type="float" office:value="11">
            <text:p>11.00</text:p>
          </table:table-cell>
          <table:table-cell table:style-name="ce219" office:value-type="string">
            <text:p>KS/Answers/BBC</text:p>
          </table:table-cell>
          <table:table-cell table:style-name="ce268" office:value-type="string">
            <text:p>Check Link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8];6;FIND(&quot;:&quot;;[.F38];1)-FIND(&quot; &quot;;[.F38];1)-1))&gt;VALUE(MID([.F37];6;FIND(&quot;:&quot;;[.F37];1)-FIND(&quot; &quot;;[.F37];1)-1));&quot;&quot;;MAX([.A$7:.A37])+1)">
            <text:p/>
          </table:table-cell>
          <table:table-cell table:style-name="ce358" office:value-type="string">
            <text:p>FNC_KS_ANS_BBC_35</text:p>
          </table:table-cell>
          <table:table-cell table:style-name="ce215" table:formula="of:=IF(VALUE(MID([.F38];6;FIND(&quot;:&quot;;[.F38];1)-FIND(&quot; &quot;;[.F38];1)-1))&gt;VALUE(MID([.F37];6;FIND(&quot;:&quot;;[.F37];1)-FIND(&quot; &quot;;[.F37];1)-1));[.C37];[.C37]+1)" office:value-type="float" office:value="11">
            <text:p>11.00</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54">
          <table:table-cell table:style-name="ce199" table:formula="of:=IF(VALUE(MID([.F39];6;FIND(&quot;:&quot;;[.F39];1)-FIND(&quot; &quot;;[.F39];1)-1))&gt;VALUE(MID([.F38];6;FIND(&quot;:&quot;;[.F38];1)-FIND(&quot; &quot;;[.F38];1)-1));&quot;&quot;;MAX([.A$7:.A38])+1)">
            <text:p/>
          </table:table-cell>
          <table:table-cell table:style-name="ce358" office:value-type="string">
            <text:p>FNC_KS_ANS_BBC_35</text:p>
          </table:table-cell>
          <table:table-cell table:style-name="ce215" table:formula="of:=IF(VALUE(MID([.F39];6;FIND(&quot;:&quot;;[.F39];1)-FIND(&quot; &quot;;[.F39];1)-1))&gt;VALUE(MID([.F38];6;FIND(&quot;:&quot;;[.F38];1)-FIND(&quot; &quot;;[.F38];1)-1));[.C38];[.C38]+1)" office:value-type="float" office:value="11">
            <text:p>11.00</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3: Compose question with Link tag</text:p>
          </table:table-cell>
          <table:table-cell table:style-name="ce219" office:value-type="string">
            <text:p>- Input text inside [url=][/url] tag <text:s/>into text editor</text:p>
            <text:p>For example:</text:p>
            <text:p>[url=http://www.phpbb.com/]Visit phpBB![/url]</text:p>
            <text:p>or</text:p>
            <text:p>[url]http://www.phpbb.com[/url]</text:p>
            <text:p/>
            <text:p/>
          </table:table-cell>
          <table:table-cell table:style-name="ce219"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40];6;FIND(&quot;:&quot;;[.F40];1)-FIND(&quot; &quot;;[.F40];1)-1))&gt;VALUE(MID([.F39];6;FIND(&quot;:&quot;;[.F39];1)-FIND(&quot; &quot;;[.F39];1)-1));&quot;&quot;;MAX([.A$7:.A39])+1)" office:value-type="float" office:value="12">
            <text:p>12.00</text:p>
          </table:table-cell>
          <table:table-cell table:style-name="ce358" office:value-type="string">
            <text:p>FNC_KS_ANS_BBC_35</text:p>
          </table:table-cell>
          <table:table-cell table:style-name="ce215" table:formula="of:=IF(VALUE(MID([.F40];6;FIND(&quot;:&quot;;[.F40];1)-FIND(&quot; &quot;;[.F40];1)-1))&gt;VALUE(MID([.F39];6;FIND(&quot;:&quot;;[.F39];1)-FIND(&quot; &quot;;[.F39];1)-1));[.C39];[.C39]+1)" office:value-type="float" office:value="12">
            <text:p>12.00</text:p>
          </table:table-cell>
          <table:table-cell table:style-name="ce219" office:value-type="string">
            <text:p>KS/Answers/BBC</text:p>
          </table:table-cell>
          <table:table-cell table:style-name="ce268" office:value-type="string">
            <text:p>Check Email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41];6;FIND(&quot;:&quot;;[.F41];1)-FIND(&quot; &quot;;[.F41];1)-1))&gt;VALUE(MID([.F40];6;FIND(&quot;:&quot;;[.F40];1)-FIND(&quot; &quot;;[.F40];1)-1));&quot;&quot;;MAX([.A$7:.A40])+1)">
            <text:p/>
          </table:table-cell>
          <table:table-cell table:style-name="ce358" office:value-type="string">
            <text:p>FNC_KS_ANS_BBC_35</text:p>
          </table:table-cell>
          <table:table-cell table:style-name="ce215" table:formula="of:=IF(VALUE(MID([.F41];6;FIND(&quot;:&quot;;[.F41];1)-FIND(&quot; &quot;;[.F41];1)-1))&gt;VALUE(MID([.F40];6;FIND(&quot;:&quot;;[.F40];1)-FIND(&quot; &quot;;[.F40];1)-1));[.C40];[.C40]+1)" office:value-type="float" office:value="12">
            <text:p>12.00</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42];6;FIND(&quot;:&quot;;[.F42];1)-FIND(&quot; &quot;;[.F42];1)-1))&gt;VALUE(MID([.F41];6;FIND(&quot;:&quot;;[.F41];1)-FIND(&quot; &quot;;[.F41];1)-1));&quot;&quot;;MAX([.A$7:.A41])+1)">
            <text:p/>
          </table:table-cell>
          <table:table-cell table:style-name="ce358" office:value-type="string">
            <text:p>FNC_KS_ANS_BBC_35</text:p>
          </table:table-cell>
          <table:table-cell table:style-name="ce215" table:formula="of:=IF(VALUE(MID([.F42];6;FIND(&quot;:&quot;;[.F42];1)-FIND(&quot; &quot;;[.F42];1)-1))&gt;VALUE(MID([.F41];6;FIND(&quot;:&quot;;[.F41];1)-FIND(&quot; &quot;;[.F41];1)-1));[.C41];[.C41]+1)" office:value-type="float" office:value="12">
            <text:p>12.00</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3: Compose question with Email tag</text:p>
          </table:table-cell>
          <table:table-cell table:style-name="ce219"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19"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43];6;FIND(&quot;:&quot;;[.F43];1)-FIND(&quot; &quot;;[.F43];1)-1))&gt;VALUE(MID([.F42];6;FIND(&quot;:&quot;;[.F42];1)-FIND(&quot; &quot;;[.F42];1)-1));&quot;&quot;;MAX([.A$7:.A42])+1)" office:value-type="float" office:value="13">
            <text:p>13.00</text:p>
          </table:table-cell>
          <table:table-cell table:style-name="ce358" office:value-type="string">
            <text:p>FNC_KS_ANS_BBC_35</text:p>
          </table:table-cell>
          <table:table-cell table:style-name="ce215" table:formula="of:=IF(VALUE(MID([.F43];6;FIND(&quot;:&quot;;[.F43];1)-FIND(&quot; &quot;;[.F43];1)-1))&gt;VALUE(MID([.F42];6;FIND(&quot;:&quot;;[.F42];1)-FIND(&quot; &quot;;[.F42];1)-1));[.C42];[.C42]+1)" office:value-type="float" office:value="13">
            <text:p>13.00</text:p>
          </table:table-cell>
          <table:table-cell table:style-name="ce219" office:value-type="string">
            <text:p>KS/Answers/BBC</text:p>
          </table:table-cell>
          <table:table-cell table:style-name="ce268" office:value-type="string">
            <text:p>Check Adding image to a pos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44];6;FIND(&quot;:&quot;;[.F44];1)-FIND(&quot; &quot;;[.F44];1)-1))&gt;VALUE(MID([.F43];6;FIND(&quot;:&quot;;[.F43];1)-FIND(&quot; &quot;;[.F43];1)-1));&quot;&quot;;MAX([.A$7:.A43])+1)">
            <text:p/>
          </table:table-cell>
          <table:table-cell table:style-name="ce358" office:value-type="string">
            <text:p>FNC_KS_ANS_BBC_35</text:p>
          </table:table-cell>
          <table:table-cell table:style-name="ce215" table:formula="of:=IF(VALUE(MID([.F44];6;FIND(&quot;:&quot;;[.F44];1)-FIND(&quot; &quot;;[.F44];1)-1))&gt;VALUE(MID([.F43];6;FIND(&quot;:&quot;;[.F43];1)-FIND(&quot; &quot;;[.F43];1)-1));[.C43];[.C43]+1)" office:value-type="float" office:value="13">
            <text:p>13.00</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45];6;FIND(&quot;:&quot;;[.F45];1)-FIND(&quot; &quot;;[.F45];1)-1))&gt;VALUE(MID([.F44];6;FIND(&quot;:&quot;;[.F44];1)-FIND(&quot; &quot;;[.F44];1)-1));&quot;&quot;;MAX([.A$7:.A44])+1)">
            <text:p/>
          </table:table-cell>
          <table:table-cell table:style-name="ce358" office:value-type="string">
            <text:p>FNC_KS_ANS_BBC_35</text:p>
          </table:table-cell>
          <table:table-cell table:style-name="ce215" table:formula="of:=IF(VALUE(MID([.F45];6;FIND(&quot;:&quot;;[.F45];1)-FIND(&quot; &quot;;[.F45];1)-1))&gt;VALUE(MID([.F44];6;FIND(&quot;:&quot;;[.F44];1)-FIND(&quot; &quot;;[.F44];1)-1));[.C44];[.C44]+1)" office:value-type="float" office:value="13">
            <text:p>13.00</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3: Compose question with Image tag</text:p>
          </table:table-cell>
          <table:table-cell table:style-name="ce219" office:value-type="string">
            <text:p>- Input text inside [img][/img] tag <text:s/>into text editor</text:p>
            <text:p>For example:</text:p>
            <text:p>[img]http://www.google.com/intl/en_ALL/images/logo.gif[/img]</text:p>
            <text:p/>
            <text:p/>
          </table:table-cell>
          <table:table-cell table:style-name="ce219" office:value-type="string">
            <text:p>- The question <text:s/>is shown with image. For example, logo.gif is shown.</text:p>
          </table:table-cell>
          <table:table-cell table:style-name="ce302" office:value-type="string">
            <text:p>High</text:p>
          </table:table-cell>
          <table:table-cell table:style-name="ce363"/>
          <table:table-cell table:style-name="ce366"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Answers_Porlet_Setting" table:style-name="ta2" table:print="false">
        <table:table-column table:style-name="co6" table:default-cell-style-name="Default"/>
        <table:table-column table:style-name="co98" table:default-cell-style-name="Default"/>
        <table:table-column table:style-name="co21" table:default-cell-style-name="Default"/>
        <table:table-column table:style-name="co99" table:default-cell-style-name="Default"/>
        <table:table-column table:style-name="co100" table:default-cell-style-name="Default"/>
        <table:table-column table:style-name="co101" table:default-cell-style-name="Default"/>
        <table:table-column table:style-name="co70" table:default-cell-style-name="Default"/>
        <table:table-column table:style-name="co102" table:default-cell-style-name="Default"/>
        <table:table-column table:style-name="co6" table:default-cell-style-name="Default"/>
        <table:table-row table:style-name="ro35">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14];[.$K1])" office:value-type="float" office:value="0">
            <text:p>0</text:p>
          </table:table-cell>
          <table:table-cell table:style-name="ce244" table:formula="of:=COUNTIF([.M$7:.M$1014];[.$K1])" office:value-type="float" office:value="0">
            <text:p>0</text:p>
          </table:table-cell>
          <table:table-cell table:style-name="ce244" table:formula="of:=COUNTIF([.N$7:.N$1014];[.$K1])" office:value-type="float" office:value="0">
            <text:p>0</text:p>
          </table:table-cell>
          <table:table-cell table:style-name="ce244" table:formula="of:=COUNTIF([.O$7:.O$1014];[.$K1])" office:value-type="float" office:value="0">
            <text:p>0</text:p>
          </table:table-cell>
          <table:table-cell table:style-name="ce403" table:number-columns-repeated="197"/>
          <table:table-cell table:number-columns-repeated="44"/>
        </table:table-row>
        <table:table-row table:style-name="ro35">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14];[.$K2])" office:value-type="float" office:value="0">
            <text:p>0</text:p>
          </table:table-cell>
          <table:table-cell table:style-name="ce244" table:formula="of:=COUNTIF([.M$7:.M$1014];[.$K2])" office:value-type="float" office:value="0">
            <text:p>0</text:p>
          </table:table-cell>
          <table:table-cell table:style-name="ce244" table:formula="of:=COUNTIF([.N$7:.N$1014];[.$K2])" office:value-type="float" office:value="0">
            <text:p>0</text:p>
          </table:table-cell>
          <table:table-cell table:style-name="ce244" table:formula="of:=COUNTIF([.O$7:.O$1014];[.$K2])"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101">
          <table:table-cell table:style-name="ce368"/>
          <table:table-cell table:style-name="ce372" office:value-type="string">
            <text:p>Functions List<text:span text:style-name="T9">:</text:span></text:p>
          </table:table-cell>
          <table:table-cell table:style-name="ce378" office:value-type="string" table:number-columns-spanned="3" table:number-rows-spanned="1">
            <text:p>Display mode, Email notification, Discussion and Category scoping</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4" office:value-type="string">
            <text:p>Blocked</text:p>
          </table:table-cell>
          <table:table-cell table:style-name="ce244" table:formula="of:=COUNTIF([.L$7:.L$1014];[.$K3])" office:value-type="float" office:value="0">
            <text:p>0</text:p>
          </table:table-cell>
          <table:table-cell table:style-name="ce244" table:formula="of:=COUNTIF([.M$7:.M$1014];[.$K3])" office:value-type="float" office:value="0">
            <text:p>0</text:p>
          </table:table-cell>
          <table:table-cell table:style-name="ce244" table:formula="of:=COUNTIF([.N$7:.N$1014];[.$K3])" office:value-type="float" office:value="0">
            <text:p>0</text:p>
          </table:table-cell>
          <table:table-cell table:style-name="ce244" table:formula="of:=COUNTIF([.O$7:.O$1014];[.$K3])"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44">
          <table:table-cell table:style-name="ce368"/>
          <table:table-cell table:style-name="ce372" office:value-type="string">
            <text:p>Total main cases:</text:p>
          </table:table-cell>
          <table:table-cell table:style-name="ce379" table:formula="of:=MAX([.A7:.A1002])" office:value-type="float" office:value="23" table:number-columns-spanned="3" table:number-rows-spanned="1">
            <text:p>23</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5" office:value-type="string">
            <text:p>Untested</text:p>
          </table:table-cell>
          <table:table-cell table:style-name="ce244" table:formula="of:=COUNTIF([.L$7:.L$1014];[.$K4])" office:value-type="float" office:value="0">
            <text:p>0</text:p>
          </table:table-cell>
          <table:table-cell table:style-name="ce244" table:formula="of:=COUNTIF([.M$7:.M$1014];[.$K4])" office:value-type="float" office:value="0">
            <text:p>0</text:p>
          </table:table-cell>
          <table:table-cell table:style-name="ce244" table:formula="of:=COUNTIF([.N$7:.N$1014];[.$K4])" office:value-type="float" office:value="0">
            <text:p>0</text:p>
          </table:table-cell>
          <table:table-cell table:style-name="ce244" table:formula="of:=COUNTIF([.O$7:.O$1014];[.$K4])"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35">
          <table:table-cell table:style-name="ce368"/>
          <table:table-cell table:style-name="ce373"/>
          <table:table-cell table:style-name="ce368"/>
          <table:table-cell table:style-name="ce382" table:number-columns-repeated="5"/>
          <table:table-cell table:style-name="ce397"/>
          <table:table-cell table:style-name="ce245"/>
          <table:table-cell office:value-type="string">
            <text:p>N/A</text:p>
          </table:table-cell>
          <table:table-cell table:style-name="ce244" table:formula="of:=COUNTIF([.L$7:.L$1014];[.$K5])" office:value-type="float" office:value="0">
            <text:p>0</text:p>
          </table:table-cell>
          <table:table-cell table:style-name="ce244" table:formula="of:=COUNTIF([.M$7:.M$1014];[.$K5])" office:value-type="float" office:value="0">
            <text:p>0</text:p>
          </table:table-cell>
          <table:table-cell table:style-name="ce244" table:formula="of:=COUNTIF([.N$7:.N$1014];[.$K5])" office:value-type="float" office:value="0">
            <text:p>0</text:p>
          </table:table-cell>
          <table:table-cell table:style-name="ce244" table:formula="of:=COUNTIF([.O$7:.O$1014];[.$K5])" office:value-type="float" office:value="0">
            <text:p>0</text:p>
          </table:table-cell>
          <table:table-cell table:style-name="ce244" table:number-columns-repeated="2"/>
          <table:table-cell table:number-columns-repeated="239"/>
        </table:table-row>
        <table:table-row table:style-name="ro102">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400" office:value-type="string">
            <text:p>Affect</text:p>
          </table:table-cell>
          <table:table-cell table:style-name="ce402" table:number-columns-repeated="9"/>
          <table:table-cell table:style-name="ce403" table:number-columns-repeated="194"/>
          <table:table-cell table:number-columns-repeated="43"/>
        </table:table-row>
        <table:table-row table:style-name="ro41">
          <table:table-cell table:style-name="ce305" office:value-type="float" office:value="1">
            <text:p>1.00</text:p>
          </table:table-cell>
          <table:table-cell table:style-name="ce375" office:value-type="string">
            <text:p>FNC_KS_ANS_APS_36</text:p>
          </table:table-cell>
          <table:table-cell table:style-name="ce215" office:value-type="float" office:value="1">
            <text:p>1.00</text:p>
          </table:table-cell>
          <table:table-cell table:style-name="ce384" office:value-type="string">
            <text:p>KS\Answers\Answers Portlet Settings\Display mode</text:p>
          </table:table-cell>
          <table:table-cell table:style-name="ce385" office:value-type="string">
            <text:p>Setup to show all kinds of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0">
          <table:table-cell table:style-name="ce199" table:formula="of:=IF(VALUE(MID([.F8];6;FIND(&quot;:&quot;;[.F8];1)-FIND(&quot; &quot;;[.F8];1)-1))&gt;VALUE(MID([.F7];6;FIND(&quot;:&quot;;[.F7];1)-FIND(&quot; &quot;;[.F7];1)-1));&quot;&quot;;MAX([.A$7:.A7])+1)">
            <text:p/>
          </table:table-cell>
          <table:table-cell table:style-name="ce375" office:value-type="string">
            <text:p>FNC_KS_ANS_APS_36</text:p>
          </table:table-cell>
          <table:table-cell table:style-name="ce215" table:formula="of:=IF(VALUE(MID([.F8];6;FIND(&quot;:&quot;;[.F8];1)-FIND(&quot; &quot;;[.F8];1)-1))&gt;VALUE(MID([.F7];6;FIND(&quot;:&quot;;[.F7];1)-FIND(&quot; &quot;;[.F7];1)-1));[.C7];[.C7]+1)" office:value-type="float" office:value="1">
            <text:p>1.00</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2: Set display mode is “All”</text:p>
          </table:table-cell>
          <table:table-cell table:style-name="ce389"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93" office:value-type="string">
            <text:p>- All mode is set for Answers by default</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9];6;FIND(&quot;:&quot;;[.F9];1)-FIND(&quot; &quot;;[.F9];1)-1))&gt;VALUE(MID([.F8];6;FIND(&quot;:&quot;;[.F8];1)-FIND(&quot; &quot;;[.F8];1)-1));&quot;&quot;;MAX([.A$7:.A8])+1)">
            <text:p/>
          </table:table-cell>
          <table:table-cell table:style-name="ce375" office:value-type="string">
            <text:p>FNC_KS_ANS_APS_36</text:p>
          </table:table-cell>
          <table:table-cell table:style-name="ce215" table:formula="of:=IF(VALUE(MID([.F9];6;FIND(&quot;:&quot;;[.F9];1)-FIND(&quot; &quot;;[.F9];1)-1))&gt;VALUE(MID([.F8];6;FIND(&quot;:&quot;;[.F8];1)-FIND(&quot; &quot;;[.F8];1)-1));[.C8];[.C8]+1)" office:value-type="float" office:value="1">
            <text:p>1.00</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3: Check 'All'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Both approved and unapproved questions are displayed to everyon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10];6;FIND(&quot;:&quot;;[.F10];1)-FIND(&quot; &quot;;[.F10];1)-1))&gt;VALUE(MID([.F9];6;FIND(&quot;:&quot;;[.F9];1)-FIND(&quot; &quot;;[.F9];1)-1));&quot;&quot;;MAX([.A$7:.A9])+1)" office:value-type="float" office:value="2">
            <text:p>2.00</text:p>
          </table:table-cell>
          <table:table-cell table:style-name="ce375" office:value-type="string">
            <text:p>FNC_KS_ANS_APS_36</text:p>
          </table:table-cell>
          <table:table-cell table:style-name="ce215" table:formula="of:=IF(VALUE(MID([.F10];6;FIND(&quot;:&quot;;[.F10];1)-FIND(&quot; &quot;;[.F10];1)-1))&gt;VALUE(MID([.F9];6;FIND(&quot;:&quot;;[.F9];1)-FIND(&quot; &quot;;[.F9];1)-1));[.C9];[.C9]+1)" office:value-type="float" office:value="2">
            <text:p>2.00</text:p>
          </table:table-cell>
          <table:table-cell table:style-name="ce384" office:value-type="string">
            <text:p>KS\Answers\Answers Portlet Settings\Display mode</text:p>
          </table:table-cell>
          <table:table-cell table:style-name="ce385" office:value-type="string">
            <text:p>Setup to show only Approved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38">
          <table:table-cell table:style-name="ce199" table:formula="of:=IF(VALUE(MID([.F11];6;FIND(&quot;:&quot;;[.F11];1)-FIND(&quot; &quot;;[.F11];1)-1))&gt;VALUE(MID([.F10];6;FIND(&quot;:&quot;;[.F10];1)-FIND(&quot; &quot;;[.F10];1)-1));&quot;&quot;;MAX([.A$7:.A10])+1)">
            <text:p/>
          </table:table-cell>
          <table:table-cell table:style-name="ce375" office:value-type="string">
            <text:p>FNC_KS_ANS_APS_36</text:p>
          </table:table-cell>
          <table:table-cell table:style-name="ce215" table:formula="of:=IF(VALUE(MID([.F11];6;FIND(&quot;:&quot;;[.F11];1)-FIND(&quot; &quot;;[.F11];1)-1))&gt;VALUE(MID([.F10];6;FIND(&quot;:&quot;;[.F10];1)-FIND(&quot; &quot;;[.F10];1)-1));[.C10];[.C10]+1)" office:value-type="float" office:value="2">
            <text:p>2.00</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2: Set display mode is “Approved”</text:p>
          </table:table-cell>
          <table:table-cell table:style-name="ce389"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3" office:value-type="string">
            <text:p>Change is saved</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0">
          <table:table-cell table:style-name="ce199" table:formula="of:=IF(VALUE(MID([.F12];6;FIND(&quot;:&quot;;[.F12];1)-FIND(&quot; &quot;;[.F12];1)-1))&gt;VALUE(MID([.F11];6;FIND(&quot;:&quot;;[.F11];1)-FIND(&quot; &quot;;[.F11];1)-1));&quot;&quot;;MAX([.A$7:.A11])+1)">
            <text:p/>
          </table:table-cell>
          <table:table-cell table:style-name="ce375" office:value-type="string">
            <text:p>FNC_KS_ANS_APS_36</text:p>
          </table:table-cell>
          <table:table-cell table:style-name="ce215" table:formula="of:=IF(VALUE(MID([.F12];6;FIND(&quot;:&quot;;[.F12];1)-FIND(&quot; &quot;;[.F12];1)-1))&gt;VALUE(MID([.F11];6;FIND(&quot;:&quot;;[.F11];1)-FIND(&quot; &quot;;[.F11];1)-1));[.C11];[.C11]+1)" office:value-type="float" office:value="2">
            <text:p>2.00</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3: Check 'Approved'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Only approved questions are displayed.</text:p>
            <text:p>- Unapproved questions are invisible to everyone except the administrator or moderator can see them at Management questions form to mang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80">
          <table:table-cell table:style-name="ce199" table:formula="of:=IF(VALUE(MID([.F13];6;FIND(&quot;:&quot;;[.F13];1)-FIND(&quot; &quot;;[.F13];1)-1))&gt;VALUE(MID([.F12];6;FIND(&quot;:&quot;;[.F12];1)-FIND(&quot; &quot;;[.F12];1)-1));&quot;&quot;;MAX([.A$7:.A12])+1)" office:value-type="float" office:value="3">
            <text:p>3.00</text:p>
          </table:table-cell>
          <table:table-cell table:style-name="ce375" office:value-type="string">
            <text:p>FNC_KS_ANS_APS_36</text:p>
          </table:table-cell>
          <table:table-cell table:style-name="ce215" table:formula="of:=IF(VALUE(MID([.F13];6;FIND(&quot;:&quot;;[.F13];1)-FIND(&quot; &quot;;[.F13];1)-1))&gt;VALUE(MID([.F12];6;FIND(&quot;:&quot;;[.F12];1)-FIND(&quot; &quot;;[.F12];1)-1));[.C12];[.C12]+1)" office:value-type="float" office:value="3">
            <text:p>3.00</text:p>
          </table:table-cell>
          <table:table-cell table:style-name="ce384" office:value-type="string">
            <text:p>KS\Answers\Answers Portlet Settings\Display mode</text:p>
          </table:table-cell>
          <table:table-cell table:style-name="ce385" office:value-type="string">
            <text:p>Setting portlet to display categories and questions by created date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50">
          <table:table-cell table:style-name="ce199" table:formula="of:=IF(VALUE(MID([.F14];6;FIND(&quot;:&quot;;[.F14];1)-FIND(&quot; &quot;;[.F14];1)-1))&gt;VALUE(MID([.F13];6;FIND(&quot;:&quot;;[.F13];1)-FIND(&quot; &quot;;[.F13];1)-1));&quot;&quot;;MAX([.A$7:.A13])+1)">
            <text:p/>
          </table:table-cell>
          <table:table-cell table:style-name="ce375" office:value-type="string">
            <text:p>FNC_KS_ANS_APS_36</text:p>
          </table:table-cell>
          <table:table-cell table:style-name="ce215" table:formula="of:=IF(VALUE(MID([.F14];6;FIND(&quot;:&quot;;[.F14];1)-FIND(&quot; &quot;;[.F14];1)-1))&gt;VALUE(MID([.F13];6;FIND(&quot;:&quot;;[.F13];1)-FIND(&quot; &quot;;[.F13];1)-1));[.C13];[.C13]+1)" office:value-type="float" office:value="3">
            <text:p>3.00</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2: Set values in setting form</text:p>
          </table:table-cell>
          <table:table-cell table:style-name="ce389"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3">
          <table:table-cell table:style-name="ce199" table:formula="of:=IF(VALUE(MID([.F15];6;FIND(&quot;:&quot;;[.F15];1)-FIND(&quot; &quot;;[.F15];1)-1))&gt;VALUE(MID([.F14];6;FIND(&quot;:&quot;;[.F14];1)-FIND(&quot; &quot;;[.F14];1)-1));&quot;&quot;;MAX([.A$7:.A14])+1)">
            <text:p/>
          </table:table-cell>
          <table:table-cell table:style-name="ce375" office:value-type="string">
            <text:p>FNC_KS_ANS_APS_36</text:p>
          </table:table-cell>
          <table:table-cell table:style-name="ce215" table:formula="of:=IF(VALUE(MID([.F15];6;FIND(&quot;:&quot;;[.F15];1)-FIND(&quot; &quot;;[.F15];1)-1))&gt;VALUE(MID([.F14];6;FIND(&quot;:&quot;;[.F14];1)-FIND(&quot; &quot;;[.F14];1)-1));[.C14];[.C14]+1)" office:value-type="float" office:value="3">
            <text:p>3.00</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ascending order</text:p>
          </table:table-cell>
          <table:table-cell table:style-name="ce398" office:value-type="string">
            <text:p>Medium</text:p>
          </table:table-cell>
          <table:table-cell table:style-name="ce368" table:number-columns-repeated="247"/>
        </table:table-row>
        <table:table-row table:style-name="ro41">
          <table:table-cell table:style-name="ce199" table:formula="of:=IF(VALUE(MID([.F16];6;FIND(&quot;:&quot;;[.F16];1)-FIND(&quot; &quot;;[.F16];1)-1))&gt;VALUE(MID([.F15];6;FIND(&quot;:&quot;;[.F15];1)-FIND(&quot; &quot;;[.F15];1)-1));&quot;&quot;;MAX([.A$7:.A15])+1)" office:value-type="float" office:value="4">
            <text:p>4.00</text:p>
          </table:table-cell>
          <table:table-cell table:style-name="ce375" office:value-type="string">
            <text:p>FNC_KS_ANS_APS_36</text:p>
          </table:table-cell>
          <table:table-cell table:style-name="ce215" table:formula="of:=IF(VALUE(MID([.F16];6;FIND(&quot;:&quot;;[.F16];1)-FIND(&quot; &quot;;[.F16];1)-1))&gt;VALUE(MID([.F15];6;FIND(&quot;:&quot;;[.F15];1)-FIND(&quot; &quot;;[.F15];1)-1));[.C15];[.C15]+1)" office:value-type="float" office:value="4">
            <text:p>4.00</text:p>
          </table:table-cell>
          <table:table-cell table:style-name="ce384" office:value-type="string">
            <text:p>KS\Answers\Answers Portlet Settings\Display mode</text:p>
          </table:table-cell>
          <table:table-cell table:style-name="ce317" office:value-type="string">
            <text:p>Setting portlet to display categories and questions by created date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4">
          <table:table-cell table:style-name="ce199" table:formula="of:=IF(VALUE(MID([.F17];6;FIND(&quot;:&quot;;[.F17];1)-FIND(&quot; &quot;;[.F17];1)-1))&gt;VALUE(MID([.F16];6;FIND(&quot;:&quot;;[.F16];1)-FIND(&quot; &quot;;[.F16];1)-1));&quot;&quot;;MAX([.A$7:.A16])+1)">
            <text:p/>
          </table:table-cell>
          <table:table-cell table:style-name="ce375" office:value-type="string">
            <text:p>FNC_KS_ANS_APS_36</text:p>
          </table:table-cell>
          <table:table-cell table:style-name="ce215" table:formula="of:=IF(VALUE(MID([.F17];6;FIND(&quot;:&quot;;[.F17];1)-FIND(&quot; &quot;;[.F17];1)-1))&gt;VALUE(MID([.F16];6;FIND(&quot;:&quot;;[.F16];1)-FIND(&quot; &quot;;[.F16];1)-1));[.C16];[.C16]+1)" office:value-type="float" office:value="4">
            <text:p>4.00</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2: Set values in setting form</text:p>
          </table:table-cell>
          <table:table-cell table:style-name="ce389"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5">
          <table:table-cell table:style-name="ce199" table:formula="of:=IF(VALUE(MID([.F18];6;FIND(&quot;:&quot;;[.F18];1)-FIND(&quot; &quot;;[.F18];1)-1))&gt;VALUE(MID([.F17];6;FIND(&quot;:&quot;;[.F17];1)-FIND(&quot; &quot;;[.F17];1)-1));&quot;&quot;;MAX([.A$7:.A17])+1)">
            <text:p/>
          </table:table-cell>
          <table:table-cell table:style-name="ce375" office:value-type="string">
            <text:p>FNC_KS_ANS_APS_36</text:p>
          </table:table-cell>
          <table:table-cell table:style-name="ce215" table:formula="of:=IF(VALUE(MID([.F18];6;FIND(&quot;:&quot;;[.F18];1)-FIND(&quot; &quot;;[.F18];1)-1))&gt;VALUE(MID([.F17];6;FIND(&quot;:&quot;;[.F17];1)-FIND(&quot; &quot;;[.F17];1)-1));[.C17];[.C17]+1)" office:value-type="float" office:value="4">
            <text:p>4.00</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Descending order</text:p>
          </table:table-cell>
          <table:table-cell table:style-name="ce398" office:value-type="string">
            <text:p>Medium</text:p>
          </table:table-cell>
          <table:table-cell table:style-name="ce368" table:number-columns-repeated="247"/>
        </table:table-row>
        <table:table-row table:style-name="ro106">
          <table:table-cell table:style-name="ce199" table:formula="of:=IF(VALUE(MID([.F19];6;FIND(&quot;:&quot;;[.F19];1)-FIND(&quot; &quot;;[.F19];1)-1))&gt;VALUE(MID([.F18];6;FIND(&quot;:&quot;;[.F18];1)-FIND(&quot; &quot;;[.F18];1)-1));&quot;&quot;;MAX([.A$7:.A18])+1)" office:value-type="float" office:value="5">
            <text:p>5.00</text:p>
          </table:table-cell>
          <table:table-cell table:style-name="ce375" office:value-type="string">
            <text:p>FNC_KS_ANS_APS_36</text:p>
          </table:table-cell>
          <table:table-cell table:style-name="ce215" table:formula="of:=IF(VALUE(MID([.F19];6;FIND(&quot;:&quot;;[.F19];1)-FIND(&quot; &quot;;[.F19];1)-1))&gt;VALUE(MID([.F18];6;FIND(&quot;:&quot;;[.F18];1)-FIND(&quot; &quot;;[.F18];1)-1));[.C18];[.C18]+1)" office:value-type="float" office:value="5">
            <text:p>5.00</text:p>
          </table:table-cell>
          <table:table-cell table:style-name="ce384" office:value-type="string">
            <text:p>KS\Answers\Answers Portlet Settings\Display mode</text:p>
          </table:table-cell>
          <table:table-cell table:style-name="ce317" office:value-type="string">
            <text:p>Setting portlet to display categories and questions by alphabet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20];6;FIND(&quot;:&quot;;[.F20];1)-FIND(&quot; &quot;;[.F20];1)-1))&gt;VALUE(MID([.F19];6;FIND(&quot;:&quot;;[.F19];1)-FIND(&quot; &quot;;[.F19];1)-1));&quot;&quot;;MAX([.A$7:.A19])+1)">
            <text:p/>
          </table:table-cell>
          <table:table-cell table:style-name="ce375" office:value-type="string">
            <text:p>FNC_KS_ANS_APS_36</text:p>
          </table:table-cell>
          <table:table-cell table:style-name="ce215" table:formula="of:=IF(VALUE(MID([.F20];6;FIND(&quot;:&quot;;[.F20];1)-FIND(&quot; &quot;;[.F20];1)-1))&gt;VALUE(MID([.F19];6;FIND(&quot;:&quot;;[.F19];1)-FIND(&quot; &quot;;[.F19];1)-1));[.C19];[.C19]+1)" office:value-type="float" office:value="5">
            <text:p>5.00</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2: Set values in setting form</text:p>
          </table:table-cell>
          <table:table-cell table:style-name="ce389"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49">
          <table:table-cell table:style-name="ce199" table:formula="of:=IF(VALUE(MID([.F21];6;FIND(&quot;:&quot;;[.F21];1)-FIND(&quot; &quot;;[.F21];1)-1))&gt;VALUE(MID([.F20];6;FIND(&quot;:&quot;;[.F20];1)-FIND(&quot; &quot;;[.F20];1)-1));&quot;&quot;;MAX([.A$7:.A20])+1)">
            <text:p/>
          </table:table-cell>
          <table:table-cell table:style-name="ce375" office:value-type="string">
            <text:p>FNC_KS_ANS_APS_36</text:p>
          </table:table-cell>
          <table:table-cell table:style-name="ce215" table:formula="of:=IF(VALUE(MID([.F21];6;FIND(&quot;:&quot;;[.F21];1)-FIND(&quot; &quot;;[.F21];1)-1))&gt;VALUE(MID([.F20];6;FIND(&quot;:&quot;;[.F20];1)-FIND(&quot; &quot;;[.F20];1)-1));[.C20];[.C20]+1)" office:value-type="float" office:value="5">
            <text:p>5.00</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Ascending order</text:p>
          </table:table-cell>
          <table:table-cell table:style-name="ce398" office:value-type="string">
            <text:p>Medium</text:p>
          </table:table-cell>
          <table:table-cell table:style-name="ce368" table:number-columns-repeated="247"/>
        </table:table-row>
        <table:table-row table:style-name="ro50">
          <table:table-cell table:style-name="ce199" table:formula="of:=IF(VALUE(MID([.F22];6;FIND(&quot;:&quot;;[.F22];1)-FIND(&quot; &quot;;[.F22];1)-1))&gt;VALUE(MID([.F21];6;FIND(&quot;:&quot;;[.F21];1)-FIND(&quot; &quot;;[.F21];1)-1));&quot;&quot;;MAX([.A$7:.A21])+1)" office:value-type="float" office:value="6">
            <text:p>6.00</text:p>
          </table:table-cell>
          <table:table-cell table:style-name="ce375" office:value-type="string">
            <text:p>FNC_KS_ANS_APS_36</text:p>
          </table:table-cell>
          <table:table-cell table:style-name="ce215" table:formula="of:=IF(VALUE(MID([.F22];6;FIND(&quot;:&quot;;[.F22];1)-FIND(&quot; &quot;;[.F22];1)-1))&gt;VALUE(MID([.F21];6;FIND(&quot;:&quot;;[.F21];1)-FIND(&quot; &quot;;[.F21];1)-1));[.C21];[.C21]+1)" office:value-type="float" office:value="6">
            <text:p>6.00</text:p>
          </table:table-cell>
          <table:table-cell table:style-name="ce384" office:value-type="string">
            <text:p>KS\Answers\Answers Portlet Settings\Display mode</text:p>
          </table:table-cell>
          <table:table-cell table:style-name="ce317" office:value-type="string">
            <text:p>Setting porlet to display categories and questions by alphabet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23];6;FIND(&quot;:&quot;;[.F23];1)-FIND(&quot; &quot;;[.F23];1)-1))&gt;VALUE(MID([.F22];6;FIND(&quot;:&quot;;[.F22];1)-FIND(&quot; &quot;;[.F22];1)-1));&quot;&quot;;MAX([.A$7:.A22])+1)">
            <text:p/>
          </table:table-cell>
          <table:table-cell table:style-name="ce375" office:value-type="string">
            <text:p>FNC_KS_ANS_APS_36</text:p>
          </table:table-cell>
          <table:table-cell table:style-name="ce215" table:formula="of:=IF(VALUE(MID([.F23];6;FIND(&quot;:&quot;;[.F23];1)-FIND(&quot; &quot;;[.F23];1)-1))&gt;VALUE(MID([.F22];6;FIND(&quot;:&quot;;[.F22];1)-FIND(&quot; &quot;;[.F22];1)-1));[.C22];[.C22]+1)" office:value-type="float" office:value="6">
            <text:p>6.00</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2: Set values in setting form</text:p>
          </table:table-cell>
          <table:table-cell table:style-name="ce389"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8">
          <table:table-cell table:style-name="ce199" table:formula="of:=IF(VALUE(MID([.F24];6;FIND(&quot;:&quot;;[.F24];1)-FIND(&quot; &quot;;[.F24];1)-1))&gt;VALUE(MID([.F23];6;FIND(&quot;:&quot;;[.F23];1)-FIND(&quot; &quot;;[.F23];1)-1));&quot;&quot;;MAX([.A$7:.A23])+1)">
            <text:p/>
          </table:table-cell>
          <table:table-cell table:style-name="ce375" office:value-type="string">
            <text:p>FNC_KS_ANS_APS_36</text:p>
          </table:table-cell>
          <table:table-cell table:style-name="ce215" table:formula="of:=IF(VALUE(MID([.F24];6;FIND(&quot;:&quot;;[.F24];1)-FIND(&quot; &quot;;[.F24];1)-1))&gt;VALUE(MID([.F23];6;FIND(&quot;:&quot;;[.F23];1)-FIND(&quot; &quot;;[.F23];1)-1));[.C23];[.C23]+1)" office:value-type="float" office:value="6">
            <text:p>6.00</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Descending order</text:p>
          </table:table-cell>
          <table:table-cell table:style-name="ce398" office:value-type="string">
            <text:p>Medium</text:p>
          </table:table-cell>
          <table:table-cell table:style-name="ce368" table:number-columns-repeated="247"/>
        </table:table-row>
        <table:table-row table:style-name="ro30">
          <table:table-cell table:style-name="ce199" table:formula="of:=IF(VALUE(MID([.F25];6;FIND(&quot;:&quot;;[.F25];1)-FIND(&quot; &quot;;[.F25];1)-1))&gt;VALUE(MID([.F24];6;FIND(&quot;:&quot;;[.F24];1)-FIND(&quot; &quot;;[.F24];1)-1));&quot;&quot;;MAX([.A$7:.A24])+1)" office:value-type="float" office:value="7">
            <text:p>7.00</text:p>
          </table:table-cell>
          <table:table-cell table:style-name="ce375" office:value-type="string">
            <text:p>FNC_KS_ANS_APS_36</text:p>
          </table:table-cell>
          <table:table-cell table:style-name="ce215" table:formula="of:=IF(VALUE(MID([.F25];6;FIND(&quot;:&quot;;[.F25];1)-FIND(&quot; &quot;;[.F25];1)-1))&gt;VALUE(MID([.F24];6;FIND(&quot;:&quot;;[.F24];1)-FIND(&quot; &quot;;[.F24];1)-1));[.C24];[.C24]+1)" office:value-type="float" office:value="7">
            <text:p>7.00</text:p>
          </table:table-cell>
          <table:table-cell table:style-name="ce384" office:value-type="string">
            <text:p>KS\Answers\Answers Portlet Settings\Display mode</text:p>
          </table:table-cell>
          <table:table-cell table:style-name="ce317" office:value-type="string">
            <text:p>En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26];6;FIND(&quot;:&quot;;[.F26];1)-FIND(&quot; &quot;;[.F26];1)-1))&gt;VALUE(MID([.F25];6;FIND(&quot;:&quot;;[.F25];1)-FIND(&quot; &quot;;[.F25];1)-1));&quot;&quot;;MAX([.A$7:.A25])+1)">
            <text:p/>
          </table:table-cell>
          <table:table-cell table:style-name="ce375" office:value-type="string">
            <text:p>FNC_KS_ANS_APS_36</text:p>
          </table:table-cell>
          <table:table-cell table:style-name="ce215" table:formula="of:=IF(VALUE(MID([.F26];6;FIND(&quot;:&quot;;[.F26];1)-FIND(&quot; &quot;;[.F26];1)-1))&gt;VALUE(MID([.F25];6;FIND(&quot;:&quot;;[.F25];1)-FIND(&quot; &quot;;[.F25];1)-1));[.C25];[.C25]+1)" office:value-type="float" office:value="7">
            <text:p>7.00</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2: Enable Vote and comment function</text:p>
          </table:table-cell>
          <table:table-cell table:style-name="ce316"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Vote and Comment check box is ticked properly</text:p>
          </table:table-cell>
          <table:table-cell table:style-name="ce398" office:value-type="string">
            <text:p>Medium</text:p>
          </table:table-cell>
          <table:table-cell table:style-name="ce401" table:number-columns-repeated="247"/>
        </table:table-row>
        <table:table-row table:style-name="ro67">
          <table:table-cell table:style-name="ce199" table:formula="of:=IF(VALUE(MID([.F27];6;FIND(&quot;:&quot;;[.F27];1)-FIND(&quot; &quot;;[.F27];1)-1))&gt;VALUE(MID([.F26];6;FIND(&quot;:&quot;;[.F26];1)-FIND(&quot; &quot;;[.F26];1)-1));&quot;&quot;;MAX([.A$7:.A26])+1)">
            <text:p/>
          </table:table-cell>
          <table:table-cell table:style-name="ce375" office:value-type="string">
            <text:p>FNC_KS_ANS_APS_36</text:p>
          </table:table-cell>
          <table:table-cell table:style-name="ce215" table:formula="of:=IF(VALUE(MID([.F27];6;FIND(&quot;:&quot;;[.F27];1)-FIND(&quot; &quot;;[.F27];1)-1))&gt;VALUE(MID([.F26];6;FIND(&quot;:&quot;;[.F26];1)-FIND(&quot; &quot;;[.F26];1)-1));[.C26];[.C26]+1)" office:value-type="float" office:value="7">
            <text:p>7.00</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3: Check enabling Vote and Comment function</text:p>
          </table:table-cell>
          <table:table-cell table:style-name="ce316" office:value-type="string">
            <text:p>- Login by user to view Answers</text:p>
            <text:p>- Click on specific question</text:p>
          </table:table-cell>
          <table:table-cell table:style-name="ce321" office:value-type="string">
            <text:p>Vote and Comment functions are available for user</text:p>
            <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28];6;FIND(&quot;:&quot;;[.F28];1)-FIND(&quot; &quot;;[.F28];1)-1))&gt;VALUE(MID([.F27];6;FIND(&quot;:&quot;;[.F27];1)-FIND(&quot; &quot;;[.F27];1)-1));&quot;&quot;;MAX([.A$7:.A27])+1)" office:value-type="float" office:value="8">
            <text:p>8.00</text:p>
          </table:table-cell>
          <table:table-cell table:style-name="ce375" office:value-type="string">
            <text:p>FNC_KS_ANS_APS_36</text:p>
          </table:table-cell>
          <table:table-cell table:style-name="ce215" table:formula="of:=IF(VALUE(MID([.F28];6;FIND(&quot;:&quot;;[.F28];1)-FIND(&quot; &quot;;[.F28];1)-1))&gt;VALUE(MID([.F27];6;FIND(&quot;:&quot;;[.F27];1)-FIND(&quot; &quot;;[.F27];1)-1));[.C27];[.C27]+1)" office:value-type="float" office:value="8">
            <text:p>8.00</text:p>
          </table:table-cell>
          <table:table-cell table:style-name="ce384" office:value-type="string">
            <text:p>KS\Answers\Answers Portlet Settings\Display mode</text:p>
          </table:table-cell>
          <table:table-cell table:style-name="ce387" office:value-type="string">
            <text:p>Dis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29];6;FIND(&quot;:&quot;;[.F29];1)-FIND(&quot; &quot;;[.F29];1)-1))&gt;VALUE(MID([.F28];6;FIND(&quot;:&quot;;[.F28];1)-FIND(&quot; &quot;;[.F28];1)-1));&quot;&quot;;MAX([.A$7:.A28])+1)">
            <text:p/>
          </table:table-cell>
          <table:table-cell table:style-name="ce375" office:value-type="string">
            <text:p>FNC_KS_ANS_APS_36</text:p>
          </table:table-cell>
          <table:table-cell table:style-name="ce215" table:formula="of:=IF(VALUE(MID([.F29];6;FIND(&quot;:&quot;;[.F29];1)-FIND(&quot; &quot;;[.F29];1)-1))&gt;VALUE(MID([.F28];6;FIND(&quot;:&quot;;[.F28];1)-FIND(&quot; &quot;;[.F28];1)-1));[.C28];[.C28]+1)" office:value-type="float" office:value="8">
            <text:p>8.00</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2: Enable Vote and comment function</text:p>
          </table:table-cell>
          <table:table-cell table:style-name="ce316"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Vote and Comment check box is unticked properly</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0];6;FIND(&quot;:&quot;;[.F30];1)-FIND(&quot; &quot;;[.F30];1)-1))&gt;VALUE(MID([.F29];6;FIND(&quot;:&quot;;[.F29];1)-FIND(&quot; &quot;;[.F29];1)-1));&quot;&quot;;MAX([.A$7:.A29])+1)">
            <text:p/>
          </table:table-cell>
          <table:table-cell table:style-name="ce375" office:value-type="string">
            <text:p>FNC_KS_ANS_APS_36</text:p>
          </table:table-cell>
          <table:table-cell table:style-name="ce215" table:formula="of:=IF(VALUE(MID([.F30];6;FIND(&quot;:&quot;;[.F30];1)-FIND(&quot; &quot;;[.F30];1)-1))&gt;VALUE(MID([.F29];6;FIND(&quot;:&quot;;[.F29];1)-FIND(&quot; &quot;;[.F29];1)-1));[.C29];[.C29]+1)" office:value-type="float" office:value="8">
            <text:p>8.00</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3: Check disabling Vote and Comment function</text:p>
          </table:table-cell>
          <table:table-cell table:style-name="ce316" office:value-type="string">
            <text:p>- Login by user to view Answers</text:p>
            <text:p>- Click on specific question</text:p>
          </table:table-cell>
          <table:table-cell table:style-name="ce382" office:value-type="string">
            <text:p>Vote and Comment functions are not available for user</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1];6;FIND(&quot;:&quot;;[.F31];1)-FIND(&quot; &quot;;[.F31];1)-1))&gt;VALUE(MID([.F30];6;FIND(&quot;:&quot;;[.F30];1)-FIND(&quot; &quot;;[.F30];1)-1));&quot;&quot;;MAX([.A$7:.A30])+1)" office:value-type="float" office:value="9">
            <text:p>9.00</text:p>
          </table:table-cell>
          <table:table-cell table:style-name="ce375" office:value-type="string">
            <text:p>FNC_KS_ANS_APS_36</text:p>
          </table:table-cell>
          <table:table-cell table:style-name="ce215" table:formula="of:=IF(VALUE(MID([.F31];6;FIND(&quot;:&quot;;[.F31];1)-FIND(&quot; &quot;;[.F31];1)-1))&gt;VALUE(MID([.F30];6;FIND(&quot;:&quot;;[.F30];1)-FIND(&quot; &quot;;[.F30];1)-1));[.C30];[.C30]+1)" office:value-type="float" office:value="9">
            <text:p>9.00</text:p>
          </table:table-cell>
          <table:table-cell table:style-name="ce384" office:value-type="string">
            <text:p>KS\Answers\Answers Portlet Settings\Display mode</text:p>
          </table:table-cell>
          <table:table-cell table:style-name="ce387" office:value-type="string">
            <text:p>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32];6;FIND(&quot;:&quot;;[.F32];1)-FIND(&quot; &quot;;[.F32];1)-1))&gt;VALUE(MID([.F31];6;FIND(&quot;:&quot;;[.F31];1)-FIND(&quot; &quot;;[.F31];1)-1));&quot;&quot;;MAX([.A$7:.A31])+1)">
            <text:p/>
          </table:table-cell>
          <table:table-cell table:style-name="ce375" office:value-type="string">
            <text:p>FNC_KS_ANS_APS_36</text:p>
          </table:table-cell>
          <table:table-cell table:style-name="ce215" table:formula="of:=IF(VALUE(MID([.F32];6;FIND(&quot;:&quot;;[.F32];1)-FIND(&quot; &quot;;[.F32];1)-1))&gt;VALUE(MID([.F31];6;FIND(&quot;:&quot;;[.F31];1)-FIND(&quot; &quot;;[.F31];1)-1));[.C31];[.C31]+1)" office:value-type="float" office:value="9">
            <text:p>9.00</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ticked</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3];6;FIND(&quot;:&quot;;[.F33];1)-FIND(&quot; &quot;;[.F33];1)-1))&gt;VALUE(MID([.F32];6;FIND(&quot;:&quot;;[.F32];1)-FIND(&quot; &quot;;[.F32];1)-1));&quot;&quot;;MAX([.A$7:.A32])+1)">
            <text:p/>
          </table:table-cell>
          <table:table-cell table:style-name="ce375" office:value-type="string">
            <text:p>FNC_KS_ANS_APS_36</text:p>
          </table:table-cell>
          <table:table-cell table:style-name="ce215" table:formula="of:=IF(VALUE(MID([.F33];6;FIND(&quot;:&quot;;[.F33];1)-FIND(&quot; &quot;;[.F33];1)-1))&gt;VALUE(MID([.F32];6;FIND(&quot;:&quot;;[.F32];1)-FIND(&quot; &quot;;[.F32];1)-1));[.C32];[.C32]+1)" office:value-type="float" office:value="9">
            <text:p>9.00</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Submit new question</text:p>
          </table:table-cell>
          <table:table-cell table:style-name="ce382" office:value-type="string">
            <text:p>Submit new question is successful</text:p>
          </table:table-cell>
          <table:table-cell table:style-name="ce398" office:value-type="string">
            <text:p>Medium</text:p>
          </table:table-cell>
          <table:table-cell table:style-name="ce401" table:number-columns-repeated="247"/>
        </table:table-row>
        <table:table-row table:style-name="ro34">
          <table:table-cell table:style-name="ce199" table:formula="of:=IF(VALUE(MID([.F34];6;FIND(&quot;:&quot;;[.F34];1)-FIND(&quot; &quot;;[.F34];1)-1))&gt;VALUE(MID([.F33];6;FIND(&quot;:&quot;;[.F33];1)-FIND(&quot; &quot;;[.F33];1)-1));&quot;&quot;;MAX([.A$7:.A33])+1)" office:value-type="float" office:value="10">
            <text:p>10.00</text:p>
          </table:table-cell>
          <table:table-cell table:style-name="ce375" office:value-type="string">
            <text:p>FNC_KS_ANS_APS_36</text:p>
          </table:table-cell>
          <table:table-cell table:style-name="ce215" table:formula="of:=IF(VALUE(MID([.F34];6;FIND(&quot;:&quot;;[.F34];1)-FIND(&quot; &quot;;[.F34];1)-1))&gt;VALUE(MID([.F33];6;FIND(&quot;:&quot;;[.F33];1)-FIND(&quot; &quot;;[.F33];1)-1));[.C33];[.C33]+1)" office:value-type="float" office:value="10">
            <text:p>10.00</text:p>
          </table:table-cell>
          <table:table-cell table:style-name="ce384" office:value-type="string">
            <text:p>KS\Answers\Answers Portlet Settings\Display mode</text:p>
          </table:table-cell>
          <table:table-cell table:style-name="ce387" office:value-type="string">
            <text:p>Don't 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35];6;FIND(&quot;:&quot;;[.F35];1)-FIND(&quot; &quot;;[.F35];1)-1))&gt;VALUE(MID([.F34];6;FIND(&quot;:&quot;;[.F34];1)-FIND(&quot; &quot;;[.F34];1)-1));&quot;&quot;;MAX([.A$7:.A34])+1)">
            <text:p/>
          </table:table-cell>
          <table:table-cell table:style-name="ce375" office:value-type="string">
            <text:p>FNC_KS_ANS_APS_36</text:p>
          </table:table-cell>
          <table:table-cell table:style-name="ce215" table:formula="of:=IF(VALUE(MID([.F35];6;FIND(&quot;:&quot;;[.F35];1)-FIND(&quot; &quot;;[.F35];1)-1))&gt;VALUE(MID([.F34];6;FIND(&quot;:&quot;;[.F34];1)-FIND(&quot; &quot;;[.F34];1)-1));[.C34];[.C34]+1)" office:value-type="float" office:value="10">
            <text:p>10.0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Un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unticked</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6];6;FIND(&quot;:&quot;;[.F36];1)-FIND(&quot; &quot;;[.F36];1)-1))&gt;VALUE(MID([.F35];6;FIND(&quot;:&quot;;[.F35];1)-FIND(&quot; &quot;;[.F35];1)-1));&quot;&quot;;MAX([.A$7:.A35])+1)">
            <text:p/>
          </table:table-cell>
          <table:table-cell table:style-name="ce375" office:value-type="string">
            <text:p>FNC_KS_ANS_APS_36</text:p>
          </table:table-cell>
          <table:table-cell table:style-name="ce215" table:formula="of:=IF(VALUE(MID([.F36];6;FIND(&quot;:&quot;;[.F36];1)-FIND(&quot; &quot;;[.F36];1)-1))&gt;VALUE(MID([.F35];6;FIND(&quot;:&quot;;[.F35];1)-FIND(&quot; &quot;;[.F35];1)-1));[.C35];[.C35]+1)" office:value-type="float" office:value="10">
            <text:p>10.0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table:table-cell>
          <table:table-cell table:style-name="ce382" office:value-type="string">
            <text:p>Submit question function disappears</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37];6;FIND(&quot;:&quot;;[.F37];1)-FIND(&quot; &quot;;[.F37];1)-1))&gt;VALUE(MID([.F36];6;FIND(&quot;:&quot;;[.F36];1)-FIND(&quot; &quot;;[.F36];1)-1));&quot;&quot;;MAX([.A$7:.A36])+1)" office:value-type="float" office:value="11">
            <text:p>11.00</text:p>
          </table:table-cell>
          <table:table-cell table:style-name="ce375" office:value-type="string">
            <text:p>FNC_KS_ANS_APS_36</text:p>
          </table:table-cell>
          <table:table-cell table:style-name="ce215" table:formula="of:=IF(VALUE(MID([.F37];6;FIND(&quot;:&quot;;[.F37];1)-FIND(&quot; &quot;;[.F37];1)-1))&gt;VALUE(MID([.F36];6;FIND(&quot;:&quot;;[.F36];1)-FIND(&quot; &quot;;[.F36];1)-1));[.C36];[.C36]+1)" office:value-type="float" office:value="11">
            <text:p>11.00</text:p>
          </table:table-cell>
          <table:table-cell table:style-name="ce384" office:value-type="string">
            <text:p>KS\Answers\Answers Portlet Settings\Display mode</text:p>
          </table:table-cell>
          <table:table-cell table:style-name="ce317" office:value-type="string">
            <text:p>En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105">
          <table:table-cell table:style-name="ce199" table:formula="of:=IF(VALUE(MID([.F38];6;FIND(&quot;:&quot;;[.F38];1)-FIND(&quot; &quot;;[.F38];1)-1))&gt;VALUE(MID([.F37];6;FIND(&quot;:&quot;;[.F37];1)-FIND(&quot; &quot;;[.F37];1)-1));&quot;&quot;;MAX([.A$7:.A37])+1)">
            <text:p/>
          </table:table-cell>
          <table:table-cell table:style-name="ce375" office:value-type="string">
            <text:p>FNC_KS_ANS_APS_36</text:p>
          </table:table-cell>
          <table:table-cell table:style-name="ce215" table:formula="of:=IF(VALUE(MID([.F38];6;FIND(&quot;:&quot;;[.F38];1)-FIND(&quot; &quot;;[.F38];1)-1))&gt;VALUE(MID([.F37];6;FIND(&quot;:&quot;;[.F37];1)-FIND(&quot; &quot;;[.F37];1)-1));[.C37];[.C37]+1)" office:value-type="float" office:value="11">
            <text:p>11.00</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2: Enable automatic RSS feeds function</text:p>
          </table:table-cell>
          <table:table-cell table:style-name="ce316"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Automatic RSS feeds check box is 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39];6;FIND(&quot;:&quot;;[.F39];1)-FIND(&quot; &quot;;[.F39];1)-1))&gt;VALUE(MID([.F38];6;FIND(&quot;:&quot;;[.F38];1)-FIND(&quot; &quot;;[.F38];1)-1));&quot;&quot;;MAX([.A$7:.A38])+1)">
            <text:p/>
          </table:table-cell>
          <table:table-cell table:style-name="ce375" office:value-type="string">
            <text:p>FNC_KS_ANS_APS_36</text:p>
          </table:table-cell>
          <table:table-cell table:style-name="ce215" table:formula="of:=IF(VALUE(MID([.F39];6;FIND(&quot;:&quot;;[.F39];1)-FIND(&quot; &quot;;[.F39];1)-1))&gt;VALUE(MID([.F38];6;FIND(&quot;:&quot;;[.F38];1)-FIND(&quot; &quot;;[.F38];1)-1));[.C38];[.C38]+1)" office:value-type="float" office:value="11">
            <text:p>11.00</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3: Check <text:s/>enabling RSS feeds function</text:p>
          </table:table-cell>
          <table:table-cell table:style-name="ce316" office:value-type="string">
            <text:p>- Login by user to view Answers</text:p>
            <text:p/>
          </table:table-cell>
          <table:table-cell table:style-name="ce321" office:value-type="string">
            <text:p>RSS feeds function is available in Tool bar</text:p>
            <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40];6;FIND(&quot;:&quot;;[.F40];1)-FIND(&quot; &quot;;[.F40];1)-1))&gt;VALUE(MID([.F39];6;FIND(&quot;:&quot;;[.F39];1)-FIND(&quot; &quot;;[.F39];1)-1));&quot;&quot;;MAX([.A$7:.A39])+1)" office:value-type="float" office:value="12">
            <text:p>12.00</text:p>
          </table:table-cell>
          <table:table-cell table:style-name="ce375" office:value-type="string">
            <text:p>FNC_KS_ANS_APS_36</text:p>
          </table:table-cell>
          <table:table-cell table:style-name="ce215" table:formula="of:=IF(VALUE(MID([.F40];6;FIND(&quot;:&quot;;[.F40];1)-FIND(&quot; &quot;;[.F40];1)-1))&gt;VALUE(MID([.F39];6;FIND(&quot;:&quot;;[.F39];1)-FIND(&quot; &quot;;[.F39];1)-1));[.C39];[.C39]+1)" office:value-type="float" office:value="12">
            <text:p>12.00</text:p>
          </table:table-cell>
          <table:table-cell table:style-name="ce384" office:value-type="string">
            <text:p>KS\Answers\Answers Portlet Settings\Display mode</text:p>
          </table:table-cell>
          <table:table-cell table:style-name="ce317" office:value-type="string">
            <text:p>Dis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41];6;FIND(&quot;:&quot;;[.F41];1)-FIND(&quot; &quot;;[.F41];1)-1))&gt;VALUE(MID([.F40];6;FIND(&quot;:&quot;;[.F40];1)-FIND(&quot; &quot;;[.F40];1)-1));&quot;&quot;;MAX([.A$7:.A40])+1)">
            <text:p/>
          </table:table-cell>
          <table:table-cell table:style-name="ce375" office:value-type="string">
            <text:p>FNC_KS_ANS_APS_36</text:p>
          </table:table-cell>
          <table:table-cell table:style-name="ce215" table:formula="of:=IF(VALUE(MID([.F41];6;FIND(&quot;:&quot;;[.F41];1)-FIND(&quot; &quot;;[.F41];1)-1))&gt;VALUE(MID([.F40];6;FIND(&quot;:&quot;;[.F40];1)-FIND(&quot; &quot;;[.F40];1)-1));[.C40];[.C40]+1)" office:value-type="float" office:value="12">
            <text:p>12.00</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2: Disable automatic RSS feeds function</text:p>
          </table:table-cell>
          <table:table-cell table:style-name="ce316"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Automatic RSS check box is un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42];6;FIND(&quot;:&quot;;[.F42];1)-FIND(&quot; &quot;;[.F42];1)-1))&gt;VALUE(MID([.F41];6;FIND(&quot;:&quot;;[.F41];1)-FIND(&quot; &quot;;[.F41];1)-1));&quot;&quot;;MAX([.A$7:.A41])+1)">
            <text:p/>
          </table:table-cell>
          <table:table-cell table:style-name="ce375" office:value-type="string">
            <text:p>FNC_KS_ANS_APS_36</text:p>
          </table:table-cell>
          <table:table-cell table:style-name="ce215" table:formula="of:=IF(VALUE(MID([.F42];6;FIND(&quot;:&quot;;[.F42];1)-FIND(&quot; &quot;;[.F42];1)-1))&gt;VALUE(MID([.F41];6;FIND(&quot;:&quot;;[.F41];1)-FIND(&quot; &quot;;[.F41];1)-1));[.C41];[.C41]+1)" office:value-type="float" office:value="12">
            <text:p>12.00</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3: Check disabling RSS feeds function</text:p>
          </table:table-cell>
          <table:table-cell table:style-name="ce316" office:value-type="string">
            <text:p>- Login by user to view Answers</text:p>
            <text:p/>
          </table:table-cell>
          <table:table-cell table:style-name="ce321" office:value-type="string">
            <text:p><text:s/>RSS feeds function is not available in tool bar</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43];6;FIND(&quot;:&quot;;[.F43];1)-FIND(&quot; &quot;;[.F43];1)-1))&gt;VALUE(MID([.F42];6;FIND(&quot;:&quot;;[.F42];1)-FIND(&quot; &quot;;[.F42];1)-1));&quot;&quot;;MAX([.A$7:.A42])+1)" office:value-type="float" office:value="13">
            <text:p>13.00</text:p>
          </table:table-cell>
          <table:table-cell table:style-name="ce375" office:value-type="string">
            <text:p>FNC_KS_ANS_APS_36</text:p>
          </table:table-cell>
          <table:table-cell table:style-name="ce215" table:formula="of:=IF(VALUE(MID([.F43];6;FIND(&quot;:&quot;;[.F43];1)-FIND(&quot; &quot;;[.F43];1)-1))&gt;VALUE(MID([.F42];6;FIND(&quot;:&quot;;[.F42];1)-FIND(&quot; &quot;;[.F42];1)-1));[.C42];[.C42]+1)" office:value-type="float" office:value="13">
            <text:p>13.00</text:p>
          </table:table-cell>
          <table:table-cell table:style-name="ce384" office:value-type="string">
            <text:p>KS\Answers\Answers Portlet Settings\Display mode</text:p>
          </table:table-cell>
          <table:table-cell table:style-name="ce317" office:value-type="string">
            <text:p>En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41">
          <table:table-cell table:style-name="ce199" table:formula="of:=IF(VALUE(MID([.F44];6;FIND(&quot;:&quot;;[.F44];1)-FIND(&quot; &quot;;[.F44];1)-1))&gt;VALUE(MID([.F43];6;FIND(&quot;:&quot;;[.F43];1)-FIND(&quot; &quot;;[.F43];1)-1));&quot;&quot;;MAX([.A$7:.A43])+1)">
            <text:p/>
          </table:table-cell>
          <table:table-cell table:style-name="ce375" office:value-type="string">
            <text:p>FNC_KS_ANS_APS_36</text:p>
          </table:table-cell>
          <table:table-cell table:style-name="ce215" table:formula="of:=IF(VALUE(MID([.F44];6;FIND(&quot;:&quot;;[.F44];1)-FIND(&quot; &quot;;[.F44];1)-1))&gt;VALUE(MID([.F43];6;FIND(&quot;:&quot;;[.F43];1)-FIND(&quot; &quot;;[.F43];1)-1));[.C43];[.C43]+1)" office:value-type="float" office:value="13">
            <text:p>13.00</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2: Enable view avatar</text:p>
          </table:table-cell>
          <table:table-cell table:style-name="ce316"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ticked <text:s/>properly</text:p>
          </table:table-cell>
          <table:table-cell table:style-name="ce398" office:value-type="string">
            <text:p>Medium</text:p>
          </table:table-cell>
          <table:table-cell table:style-name="ce401" table:number-columns-repeated="247"/>
        </table:table-row>
        <table:table-row table:style-name="ro51">
          <table:table-cell table:style-name="ce199" table:formula="of:=IF(VALUE(MID([.F45];6;FIND(&quot;:&quot;;[.F45];1)-FIND(&quot; &quot;;[.F45];1)-1))&gt;VALUE(MID([.F44];6;FIND(&quot;:&quot;;[.F44];1)-FIND(&quot; &quot;;[.F44];1)-1));&quot;&quot;;MAX([.A$7:.A44])+1)">
            <text:p/>
          </table:table-cell>
          <table:table-cell table:style-name="ce375" office:value-type="string">
            <text:p>FNC_KS_ANS_APS_36</text:p>
          </table:table-cell>
          <table:table-cell table:style-name="ce215" table:formula="of:=IF(VALUE(MID([.F45];6;FIND(&quot;:&quot;;[.F45];1)-FIND(&quot; &quot;;[.F45];1)-1))&gt;VALUE(MID([.F44];6;FIND(&quot;:&quot;;[.F44];1)-FIND(&quot; &quot;;[.F44];1)-1));[.C44];[.C44]+1)" office:value-type="float" office:value="13">
            <text:p>13.00</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3: Check enabling view avatar</text:p>
          </table:table-cell>
          <table:table-cell table:style-name="ce316" office:value-type="string">
            <text:p>- Login by user to view Answers</text:p>
            <text:p>- Click on specific question</text:p>
          </table:table-cell>
          <table:table-cell table:style-name="ce321" office:value-type="string">
            <text:p>Avatar of user is shown.</text:p>
            <text:p/>
          </table:table-cell>
          <table:table-cell table:style-name="ce398" office:value-type="string">
            <text:p>Medium</text:p>
          </table:table-cell>
          <table:table-cell table:style-name="ce368" table:number-columns-repeated="247"/>
        </table:table-row>
        <table:table-row table:style-name="ro30">
          <table:table-cell table:style-name="ce199" table:formula="of:=IF(VALUE(MID([.F46];6;FIND(&quot;:&quot;;[.F46];1)-FIND(&quot; &quot;;[.F46];1)-1))&gt;VALUE(MID([.F45];6;FIND(&quot;:&quot;;[.F45];1)-FIND(&quot; &quot;;[.F45];1)-1));&quot;&quot;;MAX([.A$7:.A45])+1)" office:value-type="float" office:value="14">
            <text:p>14.00</text:p>
          </table:table-cell>
          <table:table-cell table:style-name="ce375" office:value-type="string">
            <text:p>FNC_KS_ANS_APS_36</text:p>
          </table:table-cell>
          <table:table-cell table:style-name="ce215" table:formula="of:=IF(VALUE(MID([.F46];6;FIND(&quot;:&quot;;[.F46];1)-FIND(&quot; &quot;;[.F46];1)-1))&gt;VALUE(MID([.F45];6;FIND(&quot;:&quot;;[.F45];1)-FIND(&quot; &quot;;[.F45];1)-1));[.C45];[.C45]+1)" office:value-type="float" office:value="14">
            <text:p>14.00</text:p>
          </table:table-cell>
          <table:table-cell table:style-name="ce384" office:value-type="string">
            <text:p>KS\Answers\Answers Portlet Settings\Display mode</text:p>
          </table:table-cell>
          <table:table-cell table:style-name="ce317" office:value-type="string">
            <text:p>Dis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47];6;FIND(&quot;:&quot;;[.F47];1)-FIND(&quot; &quot;;[.F47];1)-1))&gt;VALUE(MID([.F46];6;FIND(&quot;:&quot;;[.F46];1)-FIND(&quot; &quot;;[.F46];1)-1));&quot;&quot;;MAX([.A$7:.A46])+1)">
            <text:p/>
          </table:table-cell>
          <table:table-cell table:style-name="ce375" office:value-type="string">
            <text:p>FNC_KS_ANS_APS_36</text:p>
          </table:table-cell>
          <table:table-cell table:style-name="ce215" table:formula="of:=IF(VALUE(MID([.F47];6;FIND(&quot;:&quot;;[.F47];1)-FIND(&quot; &quot;;[.F47];1)-1))&gt;VALUE(MID([.F46];6;FIND(&quot;:&quot;;[.F46];1)-FIND(&quot; &quot;;[.F46];1)-1));[.C46];[.C46]+1)" office:value-type="float" office:value="14">
            <text:p>14.00</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2: Disable view avatar</text:p>
          </table:table-cell>
          <table:table-cell table:style-name="ce316"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unchecked properly</text:p>
          </table:table-cell>
          <table:table-cell table:style-name="ce398" office:value-type="string">
            <text:p>Medium</text:p>
          </table:table-cell>
          <table:table-cell table:style-name="ce368" table:number-columns-repeated="247"/>
        </table:table-row>
        <table:table-row table:style-name="ro28">
          <table:table-cell table:style-name="ce199" table:formula="of:=IF(VALUE(MID([.F48];6;FIND(&quot;:&quot;;[.F48];1)-FIND(&quot; &quot;;[.F48];1)-1))&gt;VALUE(MID([.F47];6;FIND(&quot;:&quot;;[.F47];1)-FIND(&quot; &quot;;[.F47];1)-1));&quot;&quot;;MAX([.A$7:.A47])+1)">
            <text:p/>
          </table:table-cell>
          <table:table-cell table:style-name="ce375" office:value-type="string">
            <text:p>FNC_KS_ANS_APS_36</text:p>
          </table:table-cell>
          <table:table-cell table:style-name="ce215" table:formula="of:=IF(VALUE(MID([.F48];6;FIND(&quot;:&quot;;[.F48];1)-FIND(&quot; &quot;;[.F48];1)-1))&gt;VALUE(MID([.F47];6;FIND(&quot;:&quot;;[.F47];1)-FIND(&quot; &quot;;[.F47];1)-1));[.C47];[.C47]+1)" office:value-type="float" office:value="14">
            <text:p>14.00</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3: Check Disable view avatar</text:p>
          </table:table-cell>
          <table:table-cell table:style-name="ce316" office:value-type="string">
            <text:p>- Login by user to view Answers</text:p>
            <text:p>- Click on specific question</text:p>
          </table:table-cell>
          <table:table-cell table:style-name="ce321" office:value-type="string">
            <text:p>Avatar of user isn't shown.</text:p>
            <text:p/>
          </table:table-cell>
          <table:table-cell table:style-name="ce398" office:value-type="string">
            <text:p>Medium</text:p>
          </table:table-cell>
          <table:table-cell table:style-name="ce368" table:number-columns-repeated="247"/>
        </table:table-row>
        <table:table-row table:style-name="ro74">
          <table:table-cell table:style-name="ce199" table:formula="of:=IF(VALUE(MID([.F49];6;FIND(&quot;:&quot;;[.F49];1)-FIND(&quot; &quot;;[.F49];1)-1))&gt;VALUE(MID([.F48];6;FIND(&quot;:&quot;;[.F48];1)-FIND(&quot; &quot;;[.F48];1)-1));&quot;&quot;;MAX([.A$7:.A48])+1)" office:value-type="float" office:value="15">
            <text:p>15.00</text:p>
          </table:table-cell>
          <table:table-cell table:style-name="ce375" office:value-type="string">
            <text:p>FNC_KS_ANS_APS_36</text:p>
          </table:table-cell>
          <table:table-cell table:style-name="ce215" table:formula="of:=IF(VALUE(MID([.F49];6;FIND(&quot;:&quot;;[.F49];1)-FIND(&quot; &quot;;[.F49];1)-1))&gt;VALUE(MID([.F48];6;FIND(&quot;:&quot;;[.F48];1)-FIND(&quot; &quot;;[.F48];1)-1));[.C48];[.C48]+1)" office:value-type="float" office:value="15">
            <text:p>15.00</text:p>
          </table:table-cell>
          <table:table-cell table:style-name="ce384" office:value-type="string">
            <text:p>KS\Answers\Answers Portlet Settings\Display mode</text:p>
          </table:table-cell>
          <table:table-cell table:style-name="ce317" office:value-type="string">
            <text:p>En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247"/>
        </table:table-row>
        <table:table-row table:style-name="ro109">
          <table:table-cell table:style-name="ce199" table:formula="of:=IF(VALUE(MID([.F50];6;FIND(&quot;:&quot;;[.F50];1)-FIND(&quot; &quot;;[.F50];1)-1))&gt;VALUE(MID([.F49];6;FIND(&quot;:&quot;;[.F49];1)-FIND(&quot; &quot;;[.F49];1)-1));&quot;&quot;;MAX([.A$7:.A49])+1)">
            <text:p/>
          </table:table-cell>
          <table:table-cell table:style-name="ce375" office:value-type="string">
            <text:p>FNC_KS_ANS_APS_36</text:p>
          </table:table-cell>
          <table:table-cell table:style-name="ce215" table:formula="of:=IF(VALUE(MID([.F50];6;FIND(&quot;:&quot;;[.F50];1)-FIND(&quot; &quot;;[.F50];1)-1))&gt;VALUE(MID([.F49];6;FIND(&quot;:&quot;;[.F49];1)-FIND(&quot; &quot;;[.F49];1)-1));[.C49];[.C49]+1)" office:value-type="float" office:value="15">
            <text:p>15.00</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2: Enable [Users post question in root]</text:p>
          </table:table-cell>
          <table:table-cell table:style-name="ce316"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checked <text:s/>properly</text:span></text:p>
          </table:table-cell>
          <table:table-cell table:style-name="ce398" office:value-type="string">
            <text:p>High</text:p>
          </table:table-cell>
          <table:table-cell table:style-name="ce368" table:number-columns-repeated="247"/>
        </table:table-row>
        <table:table-row table:style-name="ro28">
          <table:table-cell table:style-name="ce199" table:formula="of:=IF(VALUE(MID([.F51];6;FIND(&quot;:&quot;;[.F51];1)-FIND(&quot; &quot;;[.F51];1)-1))&gt;VALUE(MID([.F50];6;FIND(&quot;:&quot;;[.F50];1)-FIND(&quot; &quot;;[.F50];1)-1));&quot;&quot;;MAX([.A$7:.A50])+1)">
            <text:p/>
          </table:table-cell>
          <table:table-cell table:style-name="ce375" office:value-type="string">
            <text:p>FNC_KS_ANS_APS_36</text:p>
          </table:table-cell>
          <table:table-cell table:style-name="ce215" table:formula="of:=IF(VALUE(MID([.F51];6;FIND(&quot;:&quot;;[.F51];1)-FIND(&quot; &quot;;[.F51];1)-1))&gt;VALUE(MID([.F50];6;FIND(&quot;:&quot;;[.F50];1)-FIND(&quot; &quot;;[.F50];1)-1));[.C50];[.C50]+1)" office:value-type="float" office:value="15">
            <text:p>15.00</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3: Check Enable [Users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available in Main action bar and allow user submit new question</text:span></text:p>
          </table:table-cell>
          <table:table-cell table:style-name="ce398" office:value-type="string">
            <text:p>High</text:p>
          </table:table-cell>
          <table:table-cell table:style-name="ce368" table:number-columns-repeated="247"/>
        </table:table-row>
        <table:table-row table:style-name="ro74">
          <table:table-cell table:style-name="ce199" table:formula="of:=IF(VALUE(MID([.F52];6;FIND(&quot;:&quot;;[.F52];1)-FIND(&quot; &quot;;[.F52];1)-1))&gt;VALUE(MID([.F51];6;FIND(&quot;:&quot;;[.F51];1)-FIND(&quot; &quot;;[.F51];1)-1));&quot;&quot;;MAX([.A$7:.A51])+1)" office:value-type="float" office:value="16">
            <text:p>16.00</text:p>
          </table:table-cell>
          <table:table-cell table:style-name="ce375" office:value-type="string">
            <text:p>FNC_KS_ANS_APS_36</text:p>
          </table:table-cell>
          <table:table-cell table:style-name="ce215" table:formula="of:=IF(VALUE(MID([.F52];6;FIND(&quot;:&quot;;[.F52];1)-FIND(&quot; &quot;;[.F52];1)-1))&gt;VALUE(MID([.F51];6;FIND(&quot;:&quot;;[.F51];1)-FIND(&quot; &quot;;[.F51];1)-1));[.C51];[.C51]+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247"/>
        </table:table-row>
        <table:table-row table:style-name="ro38">
          <table:table-cell table:style-name="ce199" table:formula="of:=IF(VALUE(MID([.F53];6;FIND(&quot;:&quot;;[.F53];1)-FIND(&quot; &quot;;[.F53];1)-1))&gt;VALUE(MID([.F52];6;FIND(&quot;:&quot;;[.F52];1)-FIND(&quot; &quot;;[.F52];1)-1));&quot;&quot;;MAX([.A$7:.A52])+1)">
            <text:p/>
          </table:table-cell>
          <table:table-cell table:style-name="ce375" office:value-type="string">
            <text:p>FNC_KS_ANS_APS_36</text:p>
          </table:table-cell>
          <table:table-cell table:style-name="ce215" table:formula="of:=IF(VALUE(MID([.F53];6;FIND(&quot;:&quot;;[.F53];1)-FIND(&quot; &quot;;[.F53];1)-1))&gt;VALUE(MID([.F52];6;FIND(&quot;:&quot;;[.F52];1)-FIND(&quot; &quot;;[.F52];1)-1));[.C52];[.C52]+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2: Disable [Users post question in root]</text:p>
          </table:table-cell>
          <table:table-cell table:style-name="ce316"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unchecked <text:s/>properly</text:span></text:p>
          </table:table-cell>
          <table:table-cell table:style-name="ce398" office:value-type="string">
            <text:p>High</text:p>
          </table:table-cell>
          <table:table-cell table:style-name="ce368" table:number-columns-repeated="247"/>
        </table:table-row>
        <table:table-row table:style-name="ro43">
          <table:table-cell table:style-name="ce199" table:formula="of:=IF(VALUE(MID([.F54];6;FIND(&quot;:&quot;;[.F54];1)-FIND(&quot; &quot;;[.F54];1)-1))&gt;VALUE(MID([.F53];6;FIND(&quot;:&quot;;[.F53];1)-FIND(&quot; &quot;;[.F53];1)-1));&quot;&quot;;MAX([.A$7:.A53])+1)">
            <text:p/>
          </table:table-cell>
          <table:table-cell table:style-name="ce375" office:value-type="string">
            <text:p>FNC_KS_ANS_APS_36</text:p>
          </table:table-cell>
          <table:table-cell table:style-name="ce215" table:formula="of:=IF(VALUE(MID([.F54];6;FIND(&quot;:&quot;;[.F54];1)-FIND(&quot; &quot;;[.F54];1)-1))&gt;VALUE(MID([.F53];6;FIND(&quot;:&quot;;[.F53];1)-FIND(&quot; &quot;;[.F53];1)-1));[.C53];[.C53]+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3: Check disable [User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unavailable in Main action bar and <text:s/>user can not submit new question</text:span></text:p>
          </table:table-cell>
          <table:table-cell table:style-name="ce398" office:value-type="string">
            <text:p>High</text:p>
          </table:table-cell>
          <table:table-cell table:style-name="ce368" table:number-columns-repeated="247"/>
        </table:table-row>
        <table:table-row table:style-name="ro115">
          <table:table-cell table:style-name="ce199" table:formula="of:=IF(VALUE(MID([.F55];6;FIND(&quot;:&quot;;[.F55];1)-FIND(&quot; &quot;;[.F55];1)-1))&gt;VALUE(MID([.F54];6;FIND(&quot;:&quot;;[.F54];1)-FIND(&quot; &quot;;[.F54];1)-1));&quot;&quot;;MAX([.A$7:.A54])+1)" office:value-type="float" office:value="17">
            <text:p>17.00</text:p>
          </table:table-cell>
          <table:table-cell table:style-name="ce375" office:value-type="string">
            <text:p>FNC_KS_ANS_APS_37</text:p>
          </table:table-cell>
          <table:table-cell table:style-name="ce215" office:value-type="float" office:value="1">
            <text:p>1.00</text:p>
          </table:table-cell>
          <table:table-cell table:style-name="ce384" office:value-type="string">
            <text:p>KS\Answers\Answers Portlet Settings\Email Notifications</text:p>
          </table:table-cell>
          <table:table-cell table:style-name="ce317" office:value-type="string">
            <text:p>Set content of Email notification for new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6];6;FIND(&quot;:&quot;;[.F56];1)-FIND(&quot; &quot;;[.F56];1)-1))&gt;VALUE(MID([.F55];6;FIND(&quot;:&quot;;[.F55];1)-FIND(&quot; &quot;;[.F55];1)-1));&quot;&quot;;MAX([.A$7:.A55])+1)">
            <text:p/>
          </table:table-cell>
          <table:table-cell table:style-name="ce375" office:value-type="string">
            <text:p>FNC_KS_ANS_APS_37</text:p>
          </table:table-cell>
          <table:table-cell table:style-name="ce215" table:formula="of:=IF(VALUE(MID([.F56];6;FIND(&quot;:&quot;;[.F56];1)-FIND(&quot; &quot;;[.F56];1)-1))&gt;VALUE(MID([.F55];6;FIND(&quot;:&quot;;[.F55];1)-FIND(&quot; &quot;;[.F55];1)-1));[.C55];[.C55]+1)" office:value-type="float" office:value="1">
            <text:p>1.00</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2: Set content of Email notification </text:p>
          </table:table-cell>
          <table:table-cell table:style-name="ce316"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new question is saved</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7];6;FIND(&quot;:&quot;;[.F57];1)-FIND(&quot; &quot;;[.F57];1)-1))&gt;VALUE(MID([.F56];6;FIND(&quot;:&quot;;[.F56];1)-FIND(&quot; &quot;;[.F56];1)-1));&quot;&quot;;MAX([.A$7:.A56])+1)">
            <text:p/>
          </table:table-cell>
          <table:table-cell table:style-name="ce375" office:value-type="string">
            <text:p>FNC_KS_ANS_APS_37</text:p>
          </table:table-cell>
          <table:table-cell table:style-name="ce215" table:formula="of:=IF(VALUE(MID([.F57];6;FIND(&quot;:&quot;;[.F57];1)-FIND(&quot; &quot;;[.F57];1)-1))&gt;VALUE(MID([.F56];6;FIND(&quot;:&quot;;[.F56];1)-FIND(&quot; &quot;;[.F56];1)-1));[.C56];[.C56]+1)" office:value-type="float" office:value="1">
            <text:p>1.00</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3: Check set content of email notification for new question</text:p>
          </table:table-cell>
          <table:table-cell table:style-name="ce316" office:value-type="string">
            <text:p>- Login by administrator and create category</text:p>
            <text:p>- Add watch to the category above</text:p>
            <text:p>- Add question to the category which is being watched</text:p>
            <text:p/>
          </table:table-cell>
          <table:table-cell table:style-name="ce321" office:value-type="string">
            <text:p>- Notification email about new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6">
          <table:table-cell table:style-name="ce199" table:formula="of:=IF(VALUE(MID([.F58];6;FIND(&quot;:&quot;;[.F58];1)-FIND(&quot; &quot;;[.F58];1)-1))&gt;VALUE(MID([.F57];6;FIND(&quot;:&quot;;[.F57];1)-FIND(&quot; &quot;;[.F57];1)-1));&quot;&quot;;MAX([.A$7:.A57])+1)" office:value-type="float" office:value="18">
            <text:p>18.00</text:p>
          </table:table-cell>
          <table:table-cell table:style-name="ce375" office:value-type="string">
            <text:p>FNC_KS_ANS_APS_37</text:p>
          </table:table-cell>
          <table:table-cell table:style-name="ce215" table:formula="of:=IF(VALUE(MID([.F58];6;FIND(&quot;:&quot;;[.F58];1)-FIND(&quot; &quot;;[.F58];1)-1))&gt;VALUE(MID([.F57];6;FIND(&quot;:&quot;;[.F57];1)-FIND(&quot; &quot;;[.F57];1)-1));[.C57];[.C57]+1)" office:value-type="float" office:value="2">
            <text:p>2.00</text:p>
          </table:table-cell>
          <table:table-cell table:style-name="ce384" office:value-type="string">
            <text:p>KS\Answers\Answers Portlet Settings\Email Notifications</text:p>
          </table:table-cell>
          <table:table-cell table:style-name="ce317" office:value-type="string">
            <text:p>Set content of Email notification for Edit and Answer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9];6;FIND(&quot;:&quot;;[.F59];1)-FIND(&quot; &quot;;[.F59];1)-1))&gt;VALUE(MID([.F58];6;FIND(&quot;:&quot;;[.F58];1)-FIND(&quot; &quot;;[.F58];1)-1));&quot;&quot;;MAX([.A$7:.A58])+1)">
            <text:p/>
          </table:table-cell>
          <table:table-cell table:style-name="ce375" office:value-type="string">
            <text:p>FNC_KS_ANS_APS_37</text:p>
          </table:table-cell>
          <table:table-cell table:style-name="ce215" table:formula="of:=IF(VALUE(MID([.F59];6;FIND(&quot;:&quot;;[.F59];1)-FIND(&quot; &quot;;[.F59];1)-1))&gt;VALUE(MID([.F58];6;FIND(&quot;:&quot;;[.F58];1)-FIND(&quot; &quot;;[.F58];1)-1));[.C58];[.C58]+1)" office:value-type="float" office:value="2">
            <text:p>2.00</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2: Set content of Email notification </text:p>
          </table:table-cell>
          <table:table-cell table:style-name="ce316"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Edit/Answer question is saved</text:p>
          </table:table-cell>
          <table:table-cell table:style-name="ce398" office:value-type="string">
            <text:p>Medium</text:p>
          </table:table-cell>
          <table:table-cell table:style-name="ce368" table:number-columns-repeated="247"/>
        </table:table-row>
        <table:table-row table:style-name="ro91">
          <table:table-cell table:style-name="ce199" table:formula="of:=IF(VALUE(MID([.F60];6;FIND(&quot;:&quot;;[.F60];1)-FIND(&quot; &quot;;[.F60];1)-1))&gt;VALUE(MID([.F59];6;FIND(&quot;:&quot;;[.F59];1)-FIND(&quot; &quot;;[.F59];1)-1));&quot;&quot;;MAX([.A$7:.A59])+1)">
            <text:p/>
          </table:table-cell>
          <table:table-cell table:style-name="ce375" office:value-type="string">
            <text:p>FNC_KS_ANS_APS_37</text:p>
          </table:table-cell>
          <table:table-cell table:style-name="ce215" table:formula="of:=IF(VALUE(MID([.F60];6;FIND(&quot;:&quot;;[.F60];1)-FIND(&quot; &quot;;[.F60];1)-1))&gt;VALUE(MID([.F59];6;FIND(&quot;:&quot;;[.F59];1)-FIND(&quot; &quot;;[.F59];1)-1));[.C59];[.C59]+1)" office:value-type="float" office:value="2">
            <text:p>2.00</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3: Check set content of email notification for Edit/Answer question</text:p>
          </table:table-cell>
          <table:table-cell table:style-name="ce316" office:value-type="string">
            <text:p>- Login by administrator and create category and question</text:p>
            <text:p>- Add watch to the category above</text:p>
            <text:p>- Edit/Answer question to the category which is being watched</text:p>
            <text:p/>
          </table:table-cell>
          <table:table-cell table:style-name="ce321" office:value-type="string">
            <text:p>- Notification email about Edit/Answer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7">
          <table:table-cell table:style-name="ce199" table:formula="of:=IF(VALUE(MID([.F61];6;FIND(&quot;:&quot;;[.F61];1)-FIND(&quot; &quot;;[.F61];1)-1))&gt;VALUE(MID([.F60];6;FIND(&quot;:&quot;;[.F60];1)-FIND(&quot; &quot;;[.F60];1)-1));&quot;&quot;;MAX([.A$7:.A60])+1)" office:value-type="float" office:value="19">
            <text:p>19.00</text:p>
          </table:table-cell>
          <table:table-cell table:style-name="ce375" office:value-type="string">
            <text:p>FNC_KS_ANS_APS_38</text:p>
          </table:table-cell>
          <table:table-cell table:style-name="ce215" office:value-type="float" office:value="1">
            <text:p>1.00</text:p>
          </table:table-cell>
          <table:table-cell table:style-name="ce384" office:value-type="string">
            <text:p>KS\Answers\Answers Portlet Settings\Discussion</text:p>
          </table:table-cell>
          <table:table-cell table:style-name="ce317" office:value-type="string">
            <text:p>En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62];6;FIND(&quot;:&quot;;[.F62];1)-FIND(&quot; &quot;;[.F62];1)-1))&gt;VALUE(MID([.F61];6;FIND(&quot;:&quot;;[.F61];1)-FIND(&quot; &quot;;[.F61];1)-1));&quot;&quot;;MAX([.A$7:.A61])+1)">
            <text:p/>
          </table:table-cell>
          <table:table-cell table:style-name="ce375" office:value-type="string">
            <text:p>FNC_KS_ANS_APS_38</text:p>
          </table:table-cell>
          <table:table-cell table:style-name="ce215" table:formula="of:=IF(VALUE(MID([.F62];6;FIND(&quot;:&quot;;[.F62];1)-FIND(&quot; &quot;;[.F62];1)-1))&gt;VALUE(MID([.F61];6;FIND(&quot;:&quot;;[.F61];1)-FIND(&quot; &quot;;[.F61];1)-1));[.C61];[.C61]+1)" office:value-type="float" office:value="1">
            <text:p>1.00</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2: Enable Forum discussion function</text:p>
          </table:table-cell>
          <table:table-cell table:style-name="ce316"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ticked properly</text:p>
          </table:table-cell>
          <table:table-cell table:style-name="ce398" office:value-type="string">
            <text:p>Medium</text:p>
          </table:table-cell>
          <table:table-cell table:style-name="ce368" table:number-columns-repeated="247"/>
        </table:table-row>
        <table:table-row table:style-name="ro43">
          <table:table-cell table:style-name="ce199" table:formula="of:=IF(VALUE(MID([.F63];6;FIND(&quot;:&quot;;[.F63];1)-FIND(&quot; &quot;;[.F63];1)-1))&gt;VALUE(MID([.F62];6;FIND(&quot;:&quot;;[.F62];1)-FIND(&quot; &quot;;[.F62];1)-1));&quot;&quot;;MAX([.A$7:.A62])+1)">
            <text:p/>
          </table:table-cell>
          <table:table-cell table:style-name="ce375" office:value-type="string">
            <text:p>FNC_KS_ANS_APS_38</text:p>
          </table:table-cell>
          <table:table-cell table:style-name="ce215" table:formula="of:=IF(VALUE(MID([.F63];6;FIND(&quot;:&quot;;[.F63];1)-FIND(&quot; &quot;;[.F63];1)-1))&gt;VALUE(MID([.F62];6;FIND(&quot;:&quot;;[.F62];1)-FIND(&quot; &quot;;[.F62];1)-1));[.C62];[.C62]+1)" office:value-type="float" office:value="1">
            <text:p>1.00</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3: Check <text:s/>en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available in menu action</text:p>
            <text:p/>
          </table:table-cell>
          <table:table-cell table:style-name="ce398" office:value-type="string">
            <text:p>Medium</text:p>
          </table:table-cell>
          <table:table-cell table:style-name="ce368" table:number-columns-repeated="247"/>
        </table:table-row>
        <table:table-row table:style-name="ro58">
          <table:table-cell table:style-name="ce199" table:formula="of:=IF(VALUE(MID([.F64];6;FIND(&quot;:&quot;;[.F64];1)-FIND(&quot; &quot;;[.F64];1)-1))&gt;VALUE(MID([.F63];6;FIND(&quot;:&quot;;[.F63];1)-FIND(&quot; &quot;;[.F63];1)-1));&quot;&quot;;MAX([.A$7:.A63])+1)" office:value-type="float" office:value="20">
            <text:p>20.00</text:p>
          </table:table-cell>
          <table:table-cell table:style-name="ce375" office:value-type="string">
            <text:p>FNC_KS_ANS_APS_38</text:p>
          </table:table-cell>
          <table:table-cell table:style-name="ce215" table:formula="of:=IF(VALUE(MID([.F64];6;FIND(&quot;:&quot;;[.F64];1)-FIND(&quot; &quot;;[.F64];1)-1))&gt;VALUE(MID([.F63];6;FIND(&quot;:&quot;;[.F63];1)-FIND(&quot; &quot;;[.F63];1)-1));[.C63];[.C63]+1)" office:value-type="float" office:value="2">
            <text:p>2.00</text:p>
          </table:table-cell>
          <table:table-cell table:style-name="ce384" office:value-type="string">
            <text:p>KS\Answers\Answers Portlet Settings\Discussion</text:p>
          </table:table-cell>
          <table:table-cell table:style-name="ce317" office:value-type="string">
            <text:p>Dis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65];6;FIND(&quot;:&quot;;[.F65];1)-FIND(&quot; &quot;;[.F65];1)-1))&gt;VALUE(MID([.F64];6;FIND(&quot;:&quot;;[.F64];1)-FIND(&quot; &quot;;[.F64];1)-1));&quot;&quot;;MAX([.A$7:.A64])+1)">
            <text:p/>
          </table:table-cell>
          <table:table-cell table:style-name="ce375" office:value-type="string">
            <text:p>FNC_KS_ANS_APS_38</text:p>
          </table:table-cell>
          <table:table-cell table:style-name="ce215" table:formula="of:=IF(VALUE(MID([.F65];6;FIND(&quot;:&quot;;[.F65];1)-FIND(&quot; &quot;;[.F65];1)-1))&gt;VALUE(MID([.F64];6;FIND(&quot;:&quot;;[.F64];1)-FIND(&quot; &quot;;[.F64];1)-1));[.C64];[.C64]+1)" office:value-type="float" office:value="2">
            <text:p>2.00</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2: Enable/disable Forum discussion function</text:p>
          </table:table-cell>
          <table:table-cell table:style-name="ce316"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unticked properly</text:p>
          </table:table-cell>
          <table:table-cell table:style-name="ce398" office:value-type="string">
            <text:p>Medium</text:p>
          </table:table-cell>
          <table:table-cell table:style-name="ce368" table:number-columns-repeated="247"/>
        </table:table-row>
        <table:table-row table:style-name="ro65">
          <table:table-cell table:style-name="ce199" table:formula="of:=IF(VALUE(MID([.F66];6;FIND(&quot;:&quot;;[.F66];1)-FIND(&quot; &quot;;[.F66];1)-1))&gt;VALUE(MID([.F65];6;FIND(&quot;:&quot;;[.F65];1)-FIND(&quot; &quot;;[.F65];1)-1));&quot;&quot;;MAX([.A$7:.A65])+1)">
            <text:p/>
          </table:table-cell>
          <table:table-cell table:style-name="ce375" office:value-type="string">
            <text:p>FNC_KS_ANS_APS_38</text:p>
          </table:table-cell>
          <table:table-cell table:style-name="ce215" table:formula="of:=IF(VALUE(MID([.F66];6;FIND(&quot;:&quot;;[.F66];1)-FIND(&quot; &quot;;[.F66];1)-1))&gt;VALUE(MID([.F65];6;FIND(&quot;:&quot;;[.F65];1)-FIND(&quot; &quot;;[.F65];1)-1));[.C65];[.C65]+1)" office:value-type="float" office:value="2">
            <text:p>2.00</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3: Check <text:s/>dis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unavailable in menu action</text:p>
            <text:p/>
          </table:table-cell>
          <table:table-cell table:style-name="ce398" office:value-type="string">
            <text:p>Medium</text:p>
          </table:table-cell>
          <table:table-cell table:style-name="ce368" table:number-columns-repeated="247"/>
        </table:table-row>
        <table:table-row table:style-name="ro58">
          <table:table-cell table:style-name="ce199" table:formula="of:=IF(VALUE(MID([.F67];6;FIND(&quot;:&quot;;[.F67];1)-FIND(&quot; &quot;;[.F67];1)-1))&gt;VALUE(MID([.F66];6;FIND(&quot;:&quot;;[.F66];1)-FIND(&quot; &quot;;[.F66];1)-1));&quot;&quot;;MAX([.A$7:.A66])+1)" office:value-type="float" office:value="21">
            <text:p>21.00</text:p>
          </table:table-cell>
          <table:table-cell table:style-name="ce375" office:value-type="string">
            <text:p>FNC_KS_ANS_APS_38</text:p>
          </table:table-cell>
          <table:table-cell table:style-name="ce215" table:formula="of:=IF(VALUE(MID([.F67];6;FIND(&quot;:&quot;;[.F67];1)-FIND(&quot; &quot;;[.F67];1)-1))&gt;VALUE(MID([.F66];6;FIND(&quot;:&quot;;[.F66];1)-FIND(&quot; &quot;;[.F66];1)-1));[.C66];[.C66]+1)" office:value-type="float" office:value="3">
            <text:p>3.00</text:p>
          </table:table-cell>
          <table:table-cell table:style-name="ce384" office:value-type="string">
            <text:p>KS\Answers\Answers Portlet Settings\Discussion</text:p>
          </table:table-cell>
          <table:table-cell table:style-name="ce317" office:value-type="string">
            <text:p>Set default forum for discussion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40">
          <table:table-cell table:style-name="ce199" table:formula="of:=IF(VALUE(MID([.F68];6;FIND(&quot;:&quot;;[.F68];1)-FIND(&quot; &quot;;[.F68];1)-1))&gt;VALUE(MID([.F67];6;FIND(&quot;:&quot;;[.F67];1)-FIND(&quot; &quot;;[.F67];1)-1));&quot;&quot;;MAX([.A$7:.A67])+1)">
            <text:p/>
          </table:table-cell>
          <table:table-cell table:style-name="ce375" office:value-type="string">
            <text:p>FNC_KS_ANS_APS_38</text:p>
          </table:table-cell>
          <table:table-cell table:style-name="ce215" table:formula="of:=IF(VALUE(MID([.F68];6;FIND(&quot;:&quot;;[.F68];1)-FIND(&quot; &quot;;[.F68];1)-1))&gt;VALUE(MID([.F67];6;FIND(&quot;:&quot;;[.F67];1)-FIND(&quot; &quot;;[.F67];1)-1));[.C67];[.C67]+1)" office:value-type="float" office:value="3">
            <text:p>3.00</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2: Set default forum for discussion</text:p>
          </table:table-cell>
          <table:table-cell table:style-name="ce316"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Forum Discussions check box is ticked.</text:p>
            <text:p>- Selected forum for discussion is displayed in text box</text:p>
          </table:table-cell>
          <table:table-cell table:style-name="ce398" office:value-type="string">
            <text:p>Medium</text:p>
          </table:table-cell>
          <table:table-cell table:style-name="ce368" table:number-columns-repeated="247"/>
        </table:table-row>
        <table:table-row table:style-name="ro41">
          <table:table-cell table:style-name="ce199" table:formula="of:=IF(VALUE(MID([.F69];6;FIND(&quot;:&quot;;[.F69];1)-FIND(&quot; &quot;;[.F69];1)-1))&gt;VALUE(MID([.F68];6;FIND(&quot;:&quot;;[.F68];1)-FIND(&quot; &quot;;[.F68];1)-1));&quot;&quot;;MAX([.A$7:.A68])+1)">
            <text:p/>
          </table:table-cell>
          <table:table-cell table:style-name="ce375" office:value-type="string">
            <text:p>FNC_KS_ANS_APS_38</text:p>
          </table:table-cell>
          <table:table-cell table:style-name="ce215" table:formula="of:=IF(VALUE(MID([.F69];6;FIND(&quot;:&quot;;[.F69];1)-FIND(&quot; &quot;;[.F69];1)-1))&gt;VALUE(MID([.F68];6;FIND(&quot;:&quot;;[.F68];1)-FIND(&quot; &quot;;[.F68];1)-1));[.C68];[.C68]+1)" office:value-type="float" office:value="3">
            <text:p>3.00</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3: Check discussion after setting default forum for discussion</text:p>
          </table:table-cell>
          <table:table-cell table:style-name="ce316" office:value-type="string">
            <text:p>- Login by user to view Answers</text:p>
            <text:p>- Right click on a specific approved question and select “Discuss forum” item</text:p>
            <text:p/>
          </table:table-cell>
          <table:table-cell table:style-name="ce321" office:value-type="string">
            <text:p>- Link discuss is displayed in new tab and The discussed question is created new topic in the default forum that is defined at step 2.</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70];6;FIND(&quot;:&quot;;[.F70];1)-FIND(&quot; &quot;;[.F70];1)-1))&gt;VALUE(MID([.F69];6;FIND(&quot;:&quot;;[.F69];1)-FIND(&quot; &quot;;[.F69];1)-1));&quot;&quot;;MAX([.A$7:.A69])+1)" office:value-type="float" office:value="22">
            <text:p>22.00</text:p>
          </table:table-cell>
          <table:table-cell table:style-name="ce375" office:value-type="string">
            <text:p>FNC_KS_ANS_APS_39</text:p>
          </table:table-cell>
          <table:table-cell table:style-name="ce215" office:value-type="float" office:value="1">
            <text:p>1.00</text:p>
          </table:table-cell>
          <table:table-cell table:style-name="ce384" office:value-type="string">
            <text:p>KS\Answers\Answers Portlet Settings\Category scoping</text:p>
          </table:table-cell>
          <table:table-cell table:style-name="ce387" office:value-type="string">
            <text:p>Hide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247"/>
        </table:table-row>
        <table:table-row table:style-name="ro33">
          <table:table-cell table:style-name="ce199" table:formula="of:=IF(VALUE(MID([.F71];6;FIND(&quot;:&quot;;[.F71];1)-FIND(&quot; &quot;;[.F71];1)-1))&gt;VALUE(MID([.F70];6;FIND(&quot;:&quot;;[.F70];1)-FIND(&quot; &quot;;[.F70];1)-1));&quot;&quot;;MAX([.A$7:.A70])+1)">
            <text:p/>
          </table:table-cell>
          <table:table-cell table:style-name="ce375" office:value-type="string">
            <text:p>FNC_KS_ANS_APS_39</text:p>
          </table:table-cell>
          <table:table-cell table:style-name="ce215" table:formula="of:=IF(VALUE(MID([.F71];6;FIND(&quot;:&quot;;[.F71];1)-FIND(&quot; &quot;;[.F71];1)-1))&gt;VALUE(MID([.F70];6;FIND(&quot;:&quot;;[.F70];1)-FIND(&quot; &quot;;[.F70];1)-1));[.C70];[.C70]+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2: Select category to hide</text:p>
          </table:table-cell>
          <table:table-cell table:style-name="ce316" office:value-type="string">
            <text:p>- Untick on a specific category</text:p>
            <text:p/>
          </table:table-cell>
          <table:table-cell table:style-name="ce321" office:value-type="string">
            <text:p>- The category in category list is unticked</text:p>
            <text:p>- The category tree is shown/hidden properly.</text:p>
          </table:table-cell>
          <table:table-cell table:style-name="ce398" office:value-type="string">
            <text:p>High</text:p>
          </table:table-cell>
          <table:table-cell table:style-name="ce368" table:number-columns-repeated="247"/>
        </table:table-row>
        <table:table-row table:style-name="ro82">
          <table:table-cell table:style-name="ce199" table:formula="of:=IF(VALUE(MID([.F72];6;FIND(&quot;:&quot;;[.F72];1)-FIND(&quot; &quot;;[.F72];1)-1))&gt;VALUE(MID([.F71];6;FIND(&quot;:&quot;;[.F71];1)-FIND(&quot; &quot;;[.F71];1)-1));&quot;&quot;;MAX([.A$7:.A71])+1)">
            <text:p/>
          </table:table-cell>
          <table:table-cell table:style-name="ce375" office:value-type="string">
            <text:p>FNC_KS_ANS_APS_39</text:p>
          </table:table-cell>
          <table:table-cell table:style-name="ce215" table:formula="of:=IF(VALUE(MID([.F72];6;FIND(&quot;:&quot;;[.F72];1)-FIND(&quot; &quot;;[.F72];1)-1))&gt;VALUE(MID([.F71];6;FIND(&quot;:&quot;;[.F71];1)-FIND(&quot; &quot;;[.F71];1)-1));[.C71];[.C71]+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3: Hide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247"/>
        </table:table-row>
        <table:table-row table:style-name="ro83">
          <table:table-cell table:style-name="ce199" table:formula="of:=IF(VALUE(MID([.F73];6;FIND(&quot;:&quot;;[.F73];1)-FIND(&quot; &quot;;[.F73];1)-1))&gt;VALUE(MID([.F72];6;FIND(&quot;:&quot;;[.F72];1)-FIND(&quot; &quot;;[.F72];1)-1));&quot;&quot;;MAX([.A$7:.A72])+1)">
            <text:p/>
          </table:table-cell>
          <table:table-cell table:style-name="ce375" office:value-type="string">
            <text:p>FNC_KS_ANS_APS_39</text:p>
          </table:table-cell>
          <table:table-cell table:style-name="ce215" table:formula="of:=IF(VALUE(MID([.F73];6;FIND(&quot;:&quot;;[.F73];1)-FIND(&quot; &quot;;[.F73];1)-1))&gt;VALUE(MID([.F72];6;FIND(&quot;:&quot;;[.F72];1)-FIND(&quot; &quot;;[.F72];1)-1));[.C72];[.C72]+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4: Check Hid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unticked to hide in step 2 are not displayed.</text:p>
            <text:p>- All questions belong hidden category is also hidden.</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4];6;FIND(&quot;:&quot;;[.F74];1)-FIND(&quot; &quot;;[.F74];1)-1))&gt;VALUE(MID([.F73];6;FIND(&quot;:&quot;;[.F73];1)-FIND(&quot; &quot;;[.F73];1)-1));&quot;&quot;;MAX([.A$7:.A73])+1)" office:value-type="float" office:value="23">
            <text:p>23.00</text:p>
          </table:table-cell>
          <table:table-cell table:style-name="ce375" office:value-type="string">
            <text:p>FNC_KS_ANS_APS_39</text:p>
          </table:table-cell>
          <table:table-cell table:style-name="ce215" table:formula="of:=IF(VALUE(MID([.F74];6;FIND(&quot;:&quot;;[.F74];1)-FIND(&quot; &quot;;[.F74];1)-1))&gt;VALUE(MID([.F73];6;FIND(&quot;:&quot;;[.F73];1)-FIND(&quot; &quot;;[.F73];1)-1));[.C73];[.C73]+1)" office:value-type="float" office:value="2">
            <text:p>2.00</text:p>
          </table:table-cell>
          <table:table-cell table:style-name="ce384" office:value-type="string">
            <text:p>KS\Answers\Answers Portlet Settings\Category scoping</text:p>
          </table:table-cell>
          <table:table-cell table:style-name="ce387" office:value-type="string">
            <text:p>Show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247"/>
        </table:table-row>
        <table:table-row table:style-name="ro118">
          <table:table-cell table:style-name="ce199" table:formula="of:=IF(VALUE(MID([.F75];6;FIND(&quot;:&quot;;[.F75];1)-FIND(&quot; &quot;;[.F75];1)-1))&gt;VALUE(MID([.F74];6;FIND(&quot;:&quot;;[.F74];1)-FIND(&quot; &quot;;[.F74];1)-1));&quot;&quot;;MAX([.A$7:.A74])+1)">
            <text:p/>
          </table:table-cell>
          <table:table-cell table:style-name="ce375" office:value-type="string">
            <text:p>FNC_KS_ANS_APS_39</text:p>
          </table:table-cell>
          <table:table-cell table:style-name="ce215" table:formula="of:=IF(VALUE(MID([.F75];6;FIND(&quot;:&quot;;[.F75];1)-FIND(&quot; &quot;;[.F75];1)-1))&gt;VALUE(MID([.F74];6;FIND(&quot;:&quot;;[.F74];1)-FIND(&quot; &quot;;[.F74];1)-1));[.C74];[.C74]+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2: Select category to show</text:p>
          </table:table-cell>
          <table:table-cell table:style-name="ce316" office:value-type="string">
            <text:p>- Tick on a specific category</text:p>
            <text:p/>
          </table:table-cell>
          <table:table-cell table:style-name="ce321" office:value-type="string">
            <text:p>- The category in category list is ticked</text:p>
            <text:p>- The category tree is shown/hidden properly.</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6];6;FIND(&quot;:&quot;;[.F76];1)-FIND(&quot; &quot;;[.F76];1)-1))&gt;VALUE(MID([.F75];6;FIND(&quot;:&quot;;[.F75];1)-FIND(&quot; &quot;;[.F75];1)-1));&quot;&quot;;MAX([.A$7:.A75])+1)">
            <text:p/>
          </table:table-cell>
          <table:table-cell table:style-name="ce375" office:value-type="string">
            <text:p>FNC_KS_ANS_APS_39</text:p>
          </table:table-cell>
          <table:table-cell table:style-name="ce215" table:formula="of:=IF(VALUE(MID([.F76];6;FIND(&quot;:&quot;;[.F76];1)-FIND(&quot; &quot;;[.F76];1)-1))&gt;VALUE(MID([.F75];6;FIND(&quot;:&quot;;[.F75];1)-FIND(&quot; &quot;;[.F75];1)-1));[.C75];[.C75]+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3: show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7];6;FIND(&quot;:&quot;;[.F77];1)-FIND(&quot; &quot;;[.F77];1)-1))&gt;VALUE(MID([.F76];6;FIND(&quot;:&quot;;[.F76];1)-FIND(&quot; &quot;;[.F76];1)-1));&quot;&quot;;MAX([.A$7:.A76])+1)">
            <text:p/>
          </table:table-cell>
          <table:table-cell table:style-name="ce375" office:value-type="string">
            <text:p>FNC_KS_ANS_APS_39</text:p>
          </table:table-cell>
          <table:table-cell table:style-name="ce215" table:formula="of:=IF(VALUE(MID([.F77];6;FIND(&quot;:&quot;;[.F77];1)-FIND(&quot; &quot;;[.F77];1)-1))&gt;VALUE(MID([.F76];6;FIND(&quot;:&quot;;[.F76];1)-FIND(&quot; &quot;;[.F76];1)-1));[.C76];[.C76]+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4: Check show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ticked to show in step 2 are displayed.</text:p>
            <text:p>- All questions belong showed category is also showed.</text:p>
          </table:table-cell>
          <table:table-cell table:style-name="ce398" office:value-type="string">
            <text:p>High</text:p>
          </table:table-cell>
          <table:table-cell table:style-name="ce368" table:number-columns-repeated="247"/>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FAQ_Porlet" table:style-name="ta2" table:print="false">
        <table:table-column table:style-name="co6" table:default-cell-style-name="Default"/>
        <table:table-column table:style-name="co103" table:default-cell-style-name="Default"/>
        <table:table-column table:style-name="co59" table:default-cell-style-name="Default"/>
        <table:table-column table:style-name="co51" table:default-cell-style-name="Default"/>
        <table:table-column table:style-name="co104" table:default-cell-style-name="Default"/>
        <table:table-column table:style-name="co33" table:default-cell-style-name="Default"/>
        <table:table-column table:style-name="co61" table:default-cell-style-name="Default"/>
        <table:table-column table:style-name="co12" table:default-cell-style-name="Default"/>
        <table:table-column table:style-name="co6" table:default-cell-style-name="Default"/>
        <table:table-row table:style-name="ro35">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number-columns-repeated="241"/>
        </table:table-row>
        <table:table-row table:style-name="ro35">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2" office:value-type="string">
            <text:p>Functions List<text:span text:style-name="T9">:</text:span></text:p>
          </table:table-cell>
          <table:table-cell table:style-name="ce378" table:number-columns-spanned="3" table:number-rows-spanned="1"/>
          <table:covered-table-cell table:number-columns-repeated="2" table:style-name="ce382"/>
          <table:table-cell table:style-name="ce382" table:number-columns-repeated="2"/>
          <table:table-cell table:style-name="ce392"/>
          <table:table-cell table:style-name="ce407"/>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2" office:value-type="string">
            <text:p>Total main cases:</text:p>
          </table:table-cell>
          <table:table-cell table:style-name="ce379" table:formula="of:=MAX([.A7:.A992])" office:value-type="float" office:value="6" table:number-columns-spanned="3" table:number-rows-spanned="1">
            <text:p>6</text:p>
          </table:table-cell>
          <table:covered-table-cell table:number-columns-repeated="2" table:style-name="ce382"/>
          <table:table-cell table:style-name="ce382" table:number-columns-repeated="2"/>
          <table:table-cell table:style-name="ce392"/>
          <table:table-cell table:style-name="ce407"/>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3"/>
          <table:table-cell table:style-name="ce368"/>
          <table:table-cell table:style-name="ce382" table:number-columns-repeated="5"/>
          <table:table-cell table:style-name="ce407"/>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39"/>
        </table:table-row>
        <table:table-row table:style-name="ro1">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374" office:value-type="string">
            <text:p>Affect</text:p>
          </table:table-cell>
          <table:table-cell table:style-name="ce402" table:number-columns-repeated="8"/>
          <table:table-cell table:number-columns-repeated="238"/>
        </table:table-row>
        <table:table-row table:style-name="ro53">
          <table:table-cell table:style-name="ce305" office:value-type="float" office:value="1">
            <text:p>1.00</text:p>
          </table:table-cell>
          <table:table-cell table:style-name="ce375" office:value-type="string">
            <text:p>FNC_KS_FAQ_FPL_01</text:p>
          </table:table-cell>
          <table:table-cell table:style-name="ce215" office:value-type="float" office:value="1">
            <text:p>1.00</text:p>
          </table:table-cell>
          <table:table-cell table:style-name="ce384" office:value-type="string">
            <text:p>KS\FAQ porlet</text:p>
          </table:table-cell>
          <table:table-cell table:style-name="ce385" office:value-type="string">
            <text:p>Browse singl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49">
          <table:table-cell table:style-name="ce199" table:formula="of:=IF(VALUE(MID([.F8];6;FIND(&quot;:&quot;;[.F8];1)-FIND(&quot; &quot;;[.F8];1)-1))&gt;VALUE(MID([.F7];6;FIND(&quot;:&quot;;[.F7];1)-FIND(&quot; &quot;;[.F7];1)-1));&quot;&quot;;MAX([.A$7:.A7])+1)">
            <text:p/>
          </table:table-cell>
          <table:table-cell table:style-name="ce375" office:value-type="string">
            <text:p>FNC_KS_FAQ_FPL_01</text:p>
          </table:table-cell>
          <table:table-cell table:style-name="ce215" table:formula="of:=IF(VALUE(MID([.F8];6;FIND(&quot;:&quot;;[.F8];1)-FIND(&quot; &quot;;[.F8];1)-1))&gt;VALUE(MID([.F7];6;FIND(&quot;:&quot;;[.F7];1)-FIND(&quot; &quot;;[.F7];1)-1));[.C7];[.C7]+1)" office:value-type="float" office:value="1">
            <text:p>1.00</text:p>
          </table:table-cell>
          <table:table-cell table:style-name="ce384" office:value-type="string">
            <text:p>KS\FAQ porlet</text:p>
          </table:table-cell>
          <table:table-cell table:style-name="ce386" office:value-type="string">
            <text:p>Browse single Category</text:p>
          </table:table-cell>
          <table:table-cell table:style-name="ce389" office:value-type="string">
            <text:p>Step 2: Browse category</text:p>
          </table:table-cell>
          <table:table-cell table:style-name="ce389" office:value-type="string">
            <text:p>- Goto FAQ porlet</text:p>
            <text:p>- Browse category by click on Category's name</text:p>
            <text:p/>
          </table:table-cell>
          <table:table-cell table:style-name="ce393" office:value-type="string">
            <text:p>- Added Categories in Answer porlet are displayed in bold text</text:p>
            <text:p>- Questions in category is <text:s/>displayed in link below that category</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49">
          <table:table-cell table:style-name="ce199" table:formula="of:=IF(VALUE(MID([.F9];6;FIND(&quot;:&quot;;[.F9];1)-FIND(&quot; &quot;;[.F9];1)-1))&gt;VALUE(MID([.F8];6;FIND(&quot;:&quot;;[.F8];1)-FIND(&quot; &quot;;[.F8];1)-1));&quot;&quot;;MAX([.A$7:.A8])+1)" office:value-type="float" office:value="2">
            <text:p>2.00</text:p>
          </table:table-cell>
          <table:table-cell table:style-name="ce375" office:value-type="string">
            <text:p>FNC_KS_FAQ_FPL_01</text:p>
          </table:table-cell>
          <table:table-cell table:style-name="ce215" table:formula="of:=IF(VALUE(MID([.F9];6;FIND(&quot;:&quot;;[.F9];1)-FIND(&quot; &quot;;[.F9];1)-1))&gt;VALUE(MID([.F8];6;FIND(&quot;:&quot;;[.F8];1)-FIND(&quot; &quot;;[.F8];1)-1));[.C8];[.C8]+1)" office:value-type="float" office:value="2">
            <text:p>2.00</text:p>
          </table:table-cell>
          <table:table-cell table:style-name="ce384" office:value-type="string">
            <text:p>KS\FAQ porlet</text:p>
          </table:table-cell>
          <table:table-cell table:style-name="ce385" office:value-type="string">
            <text:p>Browse sub-Category</text:p>
          </table:table-cell>
          <table:table-cell table:style-name="ce389" office:value-type="string">
            <text:p>Step 1: Create Categories, sub-category, questions and answers</text:p>
          </table:table-cell>
          <table:table-cell table:style-name="ce389" office:value-type="string">
            <text:p>- Goto Answer porlet</text:p>
            <text:p>- Create categories, sub-category, Questions and Answers</text:p>
          </table:table-cell>
          <table:table-cell table:style-name="ce393" office:value-type="string">
            <text:p>Categories, sub-category, Question, Answer are added successful</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120">
          <table:table-cell table:style-name="ce199" table:formula="of:=IF(VALUE(MID([.F10];6;FIND(&quot;:&quot;;[.F10];1)-FIND(&quot; &quot;;[.F10];1)-1))&gt;VALUE(MID([.F9];6;FIND(&quot;:&quot;;[.F9];1)-FIND(&quot; &quot;;[.F9];1)-1));&quot;&quot;;MAX([.A$7:.A9])+1)">
            <text:p/>
          </table:table-cell>
          <table:table-cell table:style-name="ce375" office:value-type="string">
            <text:p>FNC_KS_FAQ_FPL_01</text:p>
          </table:table-cell>
          <table:table-cell table:style-name="ce215" table:formula="of:=IF(VALUE(MID([.F10];6;FIND(&quot;:&quot;;[.F10];1)-FIND(&quot; &quot;;[.F10];1)-1))&gt;VALUE(MID([.F9];6;FIND(&quot;:&quot;;[.F9];1)-FIND(&quot; &quot;;[.F9];1)-1));[.C9];[.C9]+1)" office:value-type="float" office:value="2">
            <text:p>2.00</text:p>
          </table:table-cell>
          <table:table-cell table:style-name="ce384" office:value-type="string">
            <text:p>KS\FAQ porlet</text:p>
          </table:table-cell>
          <table:table-cell table:style-name="ce386" office:value-type="string">
            <text:p>Browse sub-Category</text:p>
          </table:table-cell>
          <table:table-cell table:style-name="ce389" office:value-type="string">
            <text:p>Step 2: Browse sub-category</text:p>
          </table:table-cell>
          <table:table-cell table:style-name="ce389" office:value-type="string">
            <text:p>- Goto FAQ porlet</text:p>
            <text:p>- Browse parent category by click on Category's name</text:p>
            <text:p>- then Browse sub-category by click on category's name</text:p>
            <text:p/>
          </table:table-cell>
          <table:table-cell table:style-name="ce393"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62">
          <table:table-cell table:style-name="ce199" table:formula="of:=IF(VALUE(MID([.F11];6;FIND(&quot;:&quot;;[.F11];1)-FIND(&quot; &quot;;[.F11];1)-1))&gt;VALUE(MID([.F10];6;FIND(&quot;:&quot;;[.F10];1)-FIND(&quot; &quot;;[.F10];1)-1));&quot;&quot;;MAX([.A$7:.A10])+1)" office:value-type="float" office:value="3">
            <text:p>3.00</text:p>
          </table:table-cell>
          <table:table-cell table:style-name="ce375" office:value-type="string">
            <text:p>FNC_KS_FAQ_FPL_01</text:p>
          </table:table-cell>
          <table:table-cell table:style-name="ce215" table:formula="of:=IF(VALUE(MID([.F11];6;FIND(&quot;:&quot;;[.F11];1)-FIND(&quot; &quot;;[.F11];1)-1))&gt;VALUE(MID([.F10];6;FIND(&quot;:&quot;;[.F10];1)-FIND(&quot; &quot;;[.F10];1)-1));[.C10];[.C10]+1)" office:value-type="float" office:value="3">
            <text:p>3.00</text:p>
          </table:table-cell>
          <table:table-cell table:style-name="ce384" office:value-type="string">
            <text:p>KS\FAQ porlet</text:p>
          </table:table-cell>
          <table:table-cell table:style-name="ce385" office:value-type="string">
            <text:p>Check view Question</text:p>
          </table:table-cell>
          <table:table-cell table:style-name="ce389" office:value-type="string">
            <text:p>Step 1: Create Categories, questions and answers</text:p>
          </table:table-cell>
          <table:table-cell table:style-name="ce389" office:value-type="string">
            <text:p>- Goto Answer porlet</text:p>
            <text:p>- Add categories, Questions and Answers</text:p>
          </table:table-cell>
          <table:table-cell table:style-name="ce393" office:value-type="string">
            <text:p>Categories, Questions, Anwers are added successful</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72">
          <table:table-cell table:style-name="ce199" table:formula="of:=IF(VALUE(MID([.F12];6;FIND(&quot;:&quot;;[.F12];1)-FIND(&quot; &quot;;[.F12];1)-1))&gt;VALUE(MID([.F11];6;FIND(&quot;:&quot;;[.F11];1)-FIND(&quot; &quot;;[.F11];1)-1));&quot;&quot;;MAX([.A$7:.A11])+1)">
            <text:p/>
          </table:table-cell>
          <table:table-cell table:style-name="ce375" office:value-type="string">
            <text:p>FNC_KS_FAQ_FPL_01</text:p>
          </table:table-cell>
          <table:table-cell table:style-name="ce215" table:formula="of:=IF(VALUE(MID([.F12];6;FIND(&quot;:&quot;;[.F12];1)-FIND(&quot; &quot;;[.F12];1)-1))&gt;VALUE(MID([.F11];6;FIND(&quot;:&quot;;[.F11];1)-FIND(&quot; &quot;;[.F11];1)-1));[.C11];[.C11]+1)" office:value-type="float" office:value="3">
            <text:p>3.00</text:p>
          </table:table-cell>
          <table:table-cell table:style-name="ce384" office:value-type="string">
            <text:p>KS\FAQ porlet</text:p>
          </table:table-cell>
          <table:table-cell table:style-name="ce386" office:value-type="string">
            <text:p>Check view Question</text:p>
          </table:table-cell>
          <table:table-cell table:style-name="ce406" office:value-type="string">
            <text:p>Step 2: View quesiton</text:p>
          </table:table-cell>
          <table:table-cell table:style-name="ce406" office:value-type="string">
            <text:p>- Goto FAQ porlet</text:p>
            <text:p>- Open Question by click on Question's title</text:p>
          </table:table-cell>
          <table:table-cell table:style-name="ce406" office:value-type="string">
            <text:p>- Selected question are displayed in link</text:p>
            <text:p>- Answer of question are on the same page below organized by category with an elegant banner to separate categories</text:p>
          </table:table-cell>
          <table:table-cell table:style-name="ce398" office:value-type="string">
            <text:p>High</text:p>
          </table:table-cell>
          <table:table-cell table:style-name="ce406" table:number-columns-repeated="247"/>
        </table:table-row>
        <table:table-row table:style-name="ro62">
          <table:table-cell table:style-name="ce199" table:formula="of:=IF(VALUE(MID([.F13];6;FIND(&quot;:&quot;;[.F13];1)-FIND(&quot; &quot;;[.F13];1)-1))&gt;VALUE(MID([.F12];6;FIND(&quot;:&quot;;[.F12];1)-FIND(&quot; &quot;;[.F12];1)-1));&quot;&quot;;MAX([.A$7:.A12])+1)" office:value-type="float" office:value="4">
            <text:p>4.00</text:p>
          </table:table-cell>
          <table:table-cell table:style-name="ce375" office:value-type="string">
            <text:p>FNC_KS_FAQ_FPL_01</text:p>
          </table:table-cell>
          <table:table-cell table:style-name="ce215" table:formula="of:=IF(VALUE(MID([.F13];6;FIND(&quot;:&quot;;[.F13];1)-FIND(&quot; &quot;;[.F13];1)-1))&gt;VALUE(MID([.F12];6;FIND(&quot;:&quot;;[.F12];1)-FIND(&quot; &quot;;[.F12];1)-1));[.C12];[.C12]+1)" office:value-type="float" office:value="4">
            <text:p>4.00</text:p>
          </table:table-cell>
          <table:table-cell table:style-name="ce384" office:value-type="string">
            <text:p>KS\FAQ porlet</text:p>
          </table:table-cell>
          <table:table-cell table:style-name="ce404" office:value-type="string">
            <text:p>Check Hid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02">
          <table:table-cell table:style-name="ce199" table:formula="of:=IF(VALUE(MID([.F14];6;FIND(&quot;:&quot;;[.F14];1)-FIND(&quot; &quot;;[.F14];1)-1))&gt;VALUE(MID([.F13];6;FIND(&quot;:&quot;;[.F13];1)-FIND(&quot; &quot;;[.F13];1)-1));&quot;&quot;;MAX([.A$7:.A13])+1)">
            <text:p/>
          </table:table-cell>
          <table:table-cell table:style-name="ce375" office:value-type="string">
            <text:p>FNC_KS_FAQ_FPL_01</text:p>
          </table:table-cell>
          <table:table-cell table:style-name="ce215" table:formula="of:=IF(VALUE(MID([.F14];6;FIND(&quot;:&quot;;[.F14];1)-FIND(&quot; &quot;;[.F14];1)-1))&gt;VALUE(MID([.F13];6;FIND(&quot;:&quot;;[.F13];1)-FIND(&quot; &quot;;[.F13];1)-1));[.C13];[.C13]+1)" office:value-type="float" office:value="4">
            <text:p>4.00</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6" table:number-columns-repeated="247"/>
        </table:table-row>
        <table:table-row table:style-name="ro54">
          <table:table-cell table:style-name="ce199" table:formula="of:=IF(VALUE(MID([.F15];6;FIND(&quot;:&quot;;[.F15];1)-FIND(&quot; &quot;;[.F15];1)-1))&gt;VALUE(MID([.F14];6;FIND(&quot;:&quot;;[.F14];1)-FIND(&quot; &quot;;[.F14];1)-1));&quot;&quot;;MAX([.A$7:.A14])+1)">
            <text:p/>
          </table:table-cell>
          <table:table-cell table:style-name="ce375" office:value-type="string">
            <text:p>FNC_KS_FAQ_FPL_01</text:p>
          </table:table-cell>
          <table:table-cell table:style-name="ce215" table:formula="of:=IF(VALUE(MID([.F15];6;FIND(&quot;:&quot;;[.F15];1)-FIND(&quot; &quot;;[.F15];1)-1))&gt;VALUE(MID([.F14];6;FIND(&quot;:&quot;;[.F14];1)-FIND(&quot; &quot;;[.F14];1)-1));[.C14];[.C14]+1)" office:value-type="float" office:value="4">
            <text:p>4.00</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3: Hide category</text:p>
          </table:table-cell>
          <table:table-cell table:style-name="ce406" office:value-type="string">
            <text:p><text:span text:style-name="T41">- Goto </text:span><text:span text:style-name="T42">Group → <text:s/>Administration → Page 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65">
          <table:table-cell table:style-name="ce199" table:formula="of:=IF(VALUE(MID([.F16];6;FIND(&quot;:&quot;;[.F16];1)-FIND(&quot; &quot;;[.F16];1)-1))&gt;VALUE(MID([.F15];6;FIND(&quot;:&quot;;[.F15];1)-FIND(&quot; &quot;;[.F15];1)-1));&quot;&quot;;MAX([.A$7:.A15])+1)" office:value-type="float" office:value="5">
            <text:p>5.00</text:p>
          </table:table-cell>
          <table:table-cell table:style-name="ce375" office:value-type="string">
            <text:p>FNC_KS_FAQ_FPL_01</text:p>
          </table:table-cell>
          <table:table-cell table:style-name="ce215" table:formula="of:=IF(VALUE(MID([.F16];6;FIND(&quot;:&quot;;[.F16];1)-FIND(&quot; &quot;;[.F16];1)-1))&gt;VALUE(MID([.F15];6;FIND(&quot;:&quot;;[.F15];1)-FIND(&quot; &quot;;[.F15];1)-1));[.C15];[.C15]+1)" office:value-type="float" office:value="5">
            <text:p>5.00</text:p>
          </table:table-cell>
          <table:table-cell table:style-name="ce384" office:value-type="string">
            <text:p>KS\FAQ porlet</text:p>
          </table:table-cell>
          <table:table-cell table:style-name="ce404" office:value-type="string">
            <text:p>Check Show category which hiding</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21">
          <table:table-cell table:style-name="ce199" table:formula="of:=IF(VALUE(MID([.F17];6;FIND(&quot;:&quot;;[.F17];1)-FIND(&quot; &quot;;[.F17];1)-1))&gt;VALUE(MID([.F16];6;FIND(&quot;:&quot;;[.F16];1)-FIND(&quot; &quot;;[.F16];1)-1));&quot;&quot;;MAX([.A$7:.A16])+1)">
            <text:p/>
          </table:table-cell>
          <table:table-cell table:style-name="ce375" office:value-type="string">
            <text:p>FNC_KS_FAQ_FPL_01</text:p>
          </table:table-cell>
          <table:table-cell table:style-name="ce215" table:formula="of:=IF(VALUE(MID([.F17];6;FIND(&quot;:&quot;;[.F17];1)-FIND(&quot; &quot;;[.F17];1)-1))&gt;VALUE(MID([.F16];6;FIND(&quot;:&quot;;[.F16];1)-FIND(&quot; &quot;;[.F16];1)-1));[.C16];[.C16]+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9" table:number-columns-repeated="247"/>
        </table:table-row>
        <table:table-row table:style-name="ro54">
          <table:table-cell table:style-name="ce199" table:formula="of:=IF(VALUE(MID([.F18];6;FIND(&quot;:&quot;;[.F18];1)-FIND(&quot; &quot;;[.F18];1)-1))&gt;VALUE(MID([.F17];6;FIND(&quot;:&quot;;[.F17];1)-FIND(&quot; &quot;;[.F17];1)-1));&quot;&quot;;MAX([.A$7:.A17])+1)">
            <text:p/>
          </table:table-cell>
          <table:table-cell table:style-name="ce375" office:value-type="string">
            <text:p>FNC_KS_FAQ_FPL_01</text:p>
          </table:table-cell>
          <table:table-cell table:style-name="ce215" table:formula="of:=IF(VALUE(MID([.F18];6;FIND(&quot;:&quot;;[.F18];1)-FIND(&quot; &quot;;[.F18];1)-1))&gt;VALUE(MID([.F17];6;FIND(&quot;:&quot;;[.F17];1)-FIND(&quot; &quot;;[.F17];1)-1));[.C17];[.C17]+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3: Hide category</text:p>
          </table:table-cell>
          <table:table-cell table:style-name="ce406" office:value-type="string">
            <text:p>- Goto <text:span text:style-name="T17">Group → <text:s/>Administration → Page 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39">
          <table:table-cell table:style-name="ce199" table:formula="of:=IF(VALUE(MID([.F19];6;FIND(&quot;:&quot;;[.F19];1)-FIND(&quot; &quot;;[.F19];1)-1))&gt;VALUE(MID([.F18];6;FIND(&quot;:&quot;;[.F18];1)-FIND(&quot; &quot;;[.F18];1)-1));&quot;&quot;;MAX([.A$7:.A18])+1)">
            <text:p/>
          </table:table-cell>
          <table:table-cell table:style-name="ce375" office:value-type="string">
            <text:p>FNC_KS_FAQ_FPL_01</text:p>
          </table:table-cell>
          <table:table-cell table:style-name="ce215" table:formula="of:=IF(VALUE(MID([.F19];6;FIND(&quot;:&quot;;[.F19];1)-FIND(&quot; &quot;;[.F19];1)-1))&gt;VALUE(MID([.F18];6;FIND(&quot;:&quot;;[.F18];1)-FIND(&quot; &quot;;[.F18];1)-1));[.C18];[.C18]+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4: Show category</text:p>
          </table:table-cell>
          <table:table-cell table:style-name="ce406" office:value-type="string">
            <text:p><text:span text:style-name="T41">- Goto </text:span><text:span text:style-name="T42">Group → <text:s/>Administration → Page 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shown in page</text:p>
          </table:table-cell>
          <table:table-cell table:style-name="ce398" office:value-type="string">
            <text:p>Medium</text:p>
          </table:table-cell>
          <table:table-cell table:style-name="ce406" table:number-columns-repeated="247"/>
        </table:table-row>
        <table:table-row table:style-name="ro30">
          <table:table-cell table:style-name="ce199" table:formula="of:=IF(VALUE(MID([.F20];6;FIND(&quot;:&quot;;[.F20];1)-FIND(&quot; &quot;;[.F20];1)-1))&gt;VALUE(MID([.F19];6;FIND(&quot;:&quot;;[.F19];1)-FIND(&quot; &quot;;[.F19];1)-1));&quot;&quot;;MAX([.A$7:.A19])+1)" office:value-type="float" office:value="6">
            <text:p>6.00</text:p>
          </table:table-cell>
          <table:table-cell table:style-name="ce375" office:value-type="string">
            <text:p>FNC_KS_FAQ_FPL_01</text:p>
          </table:table-cell>
          <table:table-cell table:style-name="ce215" table:formula="of:=IF(VALUE(MID([.F20];6;FIND(&quot;:&quot;;[.F20];1)-FIND(&quot; &quot;;[.F20];1)-1))&gt;VALUE(MID([.F19];6;FIND(&quot;:&quot;;[.F19];1)-FIND(&quot; &quot;;[.F19];1)-1));[.C19];[.C19]+1)" office:value-type="float" office:value="6">
            <text:p>6.00</text:p>
          </table:table-cell>
          <table:table-cell table:style-name="ce384" office:value-type="string">
            <text:p>KS\FAQ porlet</text:p>
          </table:table-cell>
          <table:table-cell table:style-name="ce404" office:value-type="string">
            <text:p>Check Edit template of FAQ porlet</text:p>
          </table:table-cell>
          <table:table-cell table:style-name="ce406" office:value-type="string">
            <text:p>Step 1: Open Edit template form</text:p>
          </table:table-cell>
          <table:table-cell table:style-name="ce406" office:value-type="string">
            <text:p><text:span text:style-name="T41">- Goto </text:span><text:span text:style-name="T42">Group → <text:s/>Administration → Page Manager → Edit FAQ</text:span></text:p>
            <text:p>- Click on “Edit template” tab</text:p>
          </table:table-cell>
          <table:table-cell table:style-name="ce406" office:value-type="string">
            <text:p>Edit template form is shown properties</text:p>
          </table:table-cell>
          <table:table-cell table:style-name="ce408" office:value-type="string">
            <text:p>High</text:p>
          </table:table-cell>
          <table:table-cell table:style-name="ce406" table:number-columns-repeated="247"/>
        </table:table-row>
        <table:table-row table:style-name="ro41">
          <table:table-cell table:style-name="ce199" table:formula="of:=IF(VALUE(MID([.F21];6;FIND(&quot;:&quot;;[.F21];1)-FIND(&quot; &quot;;[.F21];1)-1))&gt;VALUE(MID([.F20];6;FIND(&quot;:&quot;;[.F20];1)-FIND(&quot; &quot;;[.F20];1)-1));&quot;&quot;;MAX([.A$7:.A20])+1)">
            <text:p/>
          </table:table-cell>
          <table:table-cell table:style-name="ce375" office:value-type="string">
            <text:p>FNC_KS_FAQ_FPL_01</text:p>
          </table:table-cell>
          <table:table-cell table:style-name="ce215" table:formula="of:=IF(VALUE(MID([.F21];6;FIND(&quot;:&quot;;[.F21];1)-FIND(&quot; &quot;;[.F21];1)-1))&gt;VALUE(MID([.F20];6;FIND(&quot;:&quot;;[.F20];1)-FIND(&quot; &quot;;[.F20];1)-1));[.C20];[.C20]+1)" office:value-type="float" office:value="6">
            <text:p>6.00</text:p>
          </table:table-cell>
          <table:table-cell table:style-name="ce384" office:value-type="string">
            <text:p>KS\FAQ porlet</text:p>
          </table:table-cell>
          <table:table-cell table:style-name="ce406" office:value-type="string">
            <text:p>Check Edit template of FAQ porlet</text:p>
          </table:table-cell>
          <table:table-cell table:style-name="ce406" office:value-type="string">
            <text:p>Step 2: Edit template</text:p>
          </table:table-cell>
          <table:table-cell table:style-name="ce40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Editing template is updated successful</text:p>
          </table:table-cell>
          <table:table-cell table:style-name="ce408" office:value-type="string">
            <text:p>High</text:p>
          </table:table-cell>
          <table:table-cell table:style-name="ce406"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number-columns-repeated="251"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number-rows-repeated="11">
          <table:table-cell table:style-name="ce326"/>
          <table:table-cell table:style-name="ce89" table:number-columns-repeated="255"/>
        </table:table-row>
        <table:table-row table:style-name="ro1" table:number-rows-repeated="11">
          <table:table-cell table:style-name="ce326"/>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1">05/31/2012</text:date>, <text:time>10:10:5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5-31T10:10:50</dc:date>
    <meta:editing-cycles>502</meta:editing-cycles>
    <meta:editing-duration>P11DT2H26M32S</meta:editing-duration>
    <dc:creator>exoplatform </dc:creator>
    <meta:document-statistic meta:table-count="14" meta:cell-count="9860" meta:object-count="1"/>
    <meta:user-defined meta:name="Info 1"/>
    <meta:user-defined meta:name="Info 2"/>
    <meta:user-defined meta:name="Info 3"/>
    <meta:user-defined meta:name="Info 4"/>
  </office:meta>
</office:document-meta>
</file>